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6" table:default-cell-style-name="Default"/>
        <table:table-row table:style-name="ro1">
          <table:table-cell office:value-type="float" office:value="0.1094813122" calcext:value-type="float">
            <text:p>0.1094813122</text:p>
          </table:table-cell>
          <table:table-cell office:value-type="float" office:value="-1.6560025322" calcext:value-type="float">
            <text:p>-1.6560025322</text:p>
          </table:table-cell>
          <table:table-cell office:value-type="float" office:value="-0.3362056525" calcext:value-type="float">
            <text:p>-0.3362056525</text:p>
          </table:table-cell>
          <table:table-cell office:value-type="float" office:value="-1.5260222087" calcext:value-type="float">
            <text:p>-1.5260222087</text:p>
          </table:table-cell>
          <table:table-cell office:value-type="float" office:value="-0.4192189603" calcext:value-type="float">
            <text:p>-0.4192189603</text:p>
          </table:table-cell>
          <table:table-cell office:value-type="float" office:value="-1.9480212603" calcext:value-type="float">
            <text:p>-1.9480212603</text:p>
          </table:table-cell>
          <table:table-cell office:value-type="float" office:value="-0.6699059009" calcext:value-type="float">
            <text:p>-0.6699059009</text:p>
          </table:table-cell>
          <table:table-cell office:value-type="float" office:value="-1.6777604262" calcext:value-type="float">
            <text:p>-1.6777604262</text:p>
          </table:table-cell>
          <table:table-cell/>
          <table:table-cell table:formula="of:=RAND() * 0.1" office:value-type="float" office:value="0.0309381450815598" calcext:value-type="float">
            <text:p>0.0309381451</text:p>
          </table:table-cell>
          <table:table-cell table:formula="of:=RAND() * 0.1" office:value-type="float" office:value="0.0167623438664788" calcext:value-type="float">
            <text:p>0.0167623439</text:p>
          </table:table-cell>
          <table:table-cell table:formula="of:=RAND() * 0.1" office:value-type="float" office:value="0.0726514245819969" calcext:value-type="float">
            <text:p>0.0726514246</text:p>
          </table:table-cell>
          <table:table-cell table:formula="of:=RAND() * 0.1" office:value-type="float" office:value="0.0412825449836403" calcext:value-type="float">
            <text:p>0.041282545</text:p>
          </table:table-cell>
          <table:table-cell table:formula="of:=RAND() * 0.1" office:value-type="float" office:value="0.0050211800537945" calcext:value-type="float">
            <text:p>0.0050211801</text:p>
          </table:table-cell>
          <table:table-cell table:formula="of:=RAND() * 0.1" office:value-type="float" office:value="0.0300259580763358" calcext:value-type="float">
            <text:p>0.0300259581</text:p>
          </table:table-cell>
          <table:table-cell table:formula="of:=RAND() * 0.1" office:value-type="float" office:value="0.0998353587743796" calcext:value-type="float">
            <text:p>0.0998353588</text:p>
          </table:table-cell>
          <table:table-cell table:formula="of:=RAND() * 0.1" office:value-type="float" office:value="0.0917486261261867" calcext:value-type="float">
            <text:p>0.0917486261</text:p>
          </table:table-cell>
          <table:table-cell/>
          <table:table-cell table:formula="of:=[.A1]+[.J1]" office:value-type="float" office:value="0.14041945728156" calcext:value-type="float">
            <text:p>0.1404194573</text:p>
          </table:table-cell>
          <table:table-cell table:formula="of:=[.B1]+[.K1]" office:value-type="float" office:value="-1.63924018833352" calcext:value-type="float">
            <text:p>-1.6392401883</text:p>
          </table:table-cell>
          <table:table-cell table:formula="of:=[.C1]+[.L1]" office:value-type="float" office:value="-0.263554227918003" calcext:value-type="float">
            <text:p>-0.2635542279</text:p>
          </table:table-cell>
          <table:table-cell table:formula="of:=[.D1]+[.M1]" office:value-type="float" office:value="-1.48473966371636" calcext:value-type="float">
            <text:p>-1.4847396637</text:p>
          </table:table-cell>
          <table:table-cell table:formula="of:=[.E1]+[.N1]" office:value-type="float" office:value="-0.414197780246206" calcext:value-type="float">
            <text:p>-0.4141977802</text:p>
          </table:table-cell>
          <table:table-cell table:formula="of:=[.F1]+[.O1]" office:value-type="float" office:value="-1.91799530222366" calcext:value-type="float">
            <text:p>-1.9179953022</text:p>
          </table:table-cell>
          <table:table-cell table:formula="of:=[.G1]+[.P1]" office:value-type="float" office:value="-0.57007054212562" calcext:value-type="float">
            <text:p>-0.5700705421</text:p>
          </table:table-cell>
          <table:table-cell table:formula="of:=[.H1]+[.Q1]" office:value-type="float" office:value="-1.58601180007381" calcext:value-type="float">
            <text:p>-1.5860118001</text:p>
          </table:table-cell>
        </table:table-row>
        <table:table-row table:style-name="ro1">
          <table:table-cell office:value-type="float" office:value="0.2616093559" calcext:value-type="float">
            <text:p>0.2616093559</text:p>
          </table:table-cell>
          <table:table-cell office:value-type="float" office:value="-2.0604065305" calcext:value-type="float">
            <text:p>-2.0604065305</text:p>
          </table:table-cell>
          <table:table-cell office:value-type="float" office:value="-0.1893657214" calcext:value-type="float">
            <text:p>-0.1893657214</text:p>
          </table:table-cell>
          <table:table-cell office:value-type="float" office:value="-1.8186720595" calcext:value-type="float">
            <text:p>-1.8186720595</text:p>
          </table:table-cell>
          <table:table-cell office:value-type="float" office:value="-0.2025194712" calcext:value-type="float">
            <text:p>-0.2025194712</text:p>
          </table:table-cell>
          <table:table-cell office:value-type="float" office:value="-2.1790315022" calcext:value-type="float">
            <text:p>-2.1790315022</text:p>
          </table:table-cell>
          <table:table-cell office:value-type="float" office:value="-0.5277389078" calcext:value-type="float">
            <text:p>-0.5277389078</text:p>
          </table:table-cell>
          <table:table-cell office:value-type="float" office:value="-2.0233326222" calcext:value-type="float">
            <text:p>-2.0233326222</text:p>
          </table:table-cell>
          <table:table-cell/>
          <table:table-cell table:formula="of:=RAND() * 0.1" office:value-type="float" office:value="0.0167921148363319" calcext:value-type="float">
            <text:p>0.0167921148</text:p>
          </table:table-cell>
          <table:table-cell table:formula="of:=RAND() * 0.1" office:value-type="float" office:value="0.0300907806269658" calcext:value-type="float">
            <text:p>0.0300907806</text:p>
          </table:table-cell>
          <table:table-cell table:formula="of:=RAND() * 0.1" office:value-type="float" office:value="0.0555247272061513" calcext:value-type="float">
            <text:p>0.0555247272</text:p>
          </table:table-cell>
          <table:table-cell table:formula="of:=RAND() * 0.1" office:value-type="float" office:value="0.012177000839897" calcext:value-type="float">
            <text:p>0.0121770008</text:p>
          </table:table-cell>
          <table:table-cell table:formula="of:=RAND() * 0.1" office:value-type="float" office:value="0.0644978089583189" calcext:value-type="float">
            <text:p>0.064497809</text:p>
          </table:table-cell>
          <table:table-cell table:formula="of:=RAND() * 0.1" office:value-type="float" office:value="0.049983811507618" calcext:value-type="float">
            <text:p>0.0499838115</text:p>
          </table:table-cell>
          <table:table-cell table:formula="of:=RAND() * 0.1" office:value-type="float" office:value="0.098789284886357" calcext:value-type="float">
            <text:p>0.0987892849</text:p>
          </table:table-cell>
          <table:table-cell table:formula="of:=RAND() * 0.1" office:value-type="float" office:value="0.0226624724373244" calcext:value-type="float">
            <text:p>0.0226624724</text:p>
          </table:table-cell>
          <table:table-cell/>
          <table:table-cell table:formula="of:=[.A2]+[.J2]" office:value-type="float" office:value="0.278401470736332" calcext:value-type="float">
            <text:p>0.2784014707</text:p>
          </table:table-cell>
          <table:table-cell table:formula="of:=[.B2]+[.K2]" office:value-type="float" office:value="-2.03031574987303" calcext:value-type="float">
            <text:p>-2.0303157499</text:p>
          </table:table-cell>
          <table:table-cell table:formula="of:=[.C2]+[.L2]" office:value-type="float" office:value="-0.133840994193849" calcext:value-type="float">
            <text:p>-0.1338409942</text:p>
          </table:table-cell>
          <table:table-cell table:formula="of:=[.D2]+[.M2]" office:value-type="float" office:value="-1.8064950586601" calcext:value-type="float">
            <text:p>-1.8064950587</text:p>
          </table:table-cell>
          <table:table-cell table:formula="of:=[.E2]+[.N2]" office:value-type="float" office:value="-0.138021662241681" calcext:value-type="float">
            <text:p>-0.1380216622</text:p>
          </table:table-cell>
          <table:table-cell table:formula="of:=[.F2]+[.O2]" office:value-type="float" office:value="-2.12904769069238" calcext:value-type="float">
            <text:p>-2.1290476907</text:p>
          </table:table-cell>
          <table:table-cell table:formula="of:=[.G2]+[.P2]" office:value-type="float" office:value="-0.428949622913643" calcext:value-type="float">
            <text:p>-0.4289496229</text:p>
          </table:table-cell>
          <table:table-cell table:formula="of:=[.H2]+[.Q2]" office:value-type="float" office:value="-2.00067014976268" calcext:value-type="float">
            <text:p>-2.0006701498</text:p>
          </table:table-cell>
        </table:table-row>
        <table:table-row table:style-name="ro1">
          <table:table-cell office:value-type="float" office:value="-0.0578029274" calcext:value-type="float">
            <text:p>-0.0578029274</text:p>
          </table:table-cell>
          <table:table-cell office:value-type="float" office:value="-1.7807426456" calcext:value-type="float">
            <text:p>-1.7807426456</text:p>
          </table:table-cell>
          <table:table-cell office:value-type="float" office:value="-0.5445260162" calcext:value-type="float">
            <text:p>-0.5445260162</text:p>
          </table:table-cell>
          <table:table-cell office:value-type="float" office:value="-1.6287743677" calcext:value-type="float">
            <text:p>-1.6287743677</text:p>
          </table:table-cell>
          <table:table-cell office:value-type="float" office:value="-0.5866200026" calcext:value-type="float">
            <text:p>-0.5866200026</text:p>
          </table:table-cell>
          <table:table-cell office:value-type="float" office:value="-2.0256011388" calcext:value-type="float">
            <text:p>-2.0256011388</text:p>
          </table:table-cell>
          <table:table-cell office:value-type="float" office:value="-0.8901327195" calcext:value-type="float">
            <text:p>-0.8901327195</text:p>
          </table:table-cell>
          <table:table-cell office:value-type="float" office:value="-1.8042288841" calcext:value-type="float">
            <text:p>-1.8042288841</text:p>
          </table:table-cell>
          <table:table-cell/>
          <table:table-cell table:formula="of:=RAND() * 0.1" office:value-type="float" office:value="0.0699917472159556" calcext:value-type="float">
            <text:p>0.0699917472</text:p>
          </table:table-cell>
          <table:table-cell table:formula="of:=RAND() * 0.1" office:value-type="float" office:value="0.0602744234100886" calcext:value-type="float">
            <text:p>0.0602744234</text:p>
          </table:table-cell>
          <table:table-cell table:formula="of:=RAND() * 0.1" office:value-type="float" office:value="0.0552147386515075" calcext:value-type="float">
            <text:p>0.0552147387</text:p>
          </table:table-cell>
          <table:table-cell table:formula="of:=RAND() * 0.1" office:value-type="float" office:value="0.0788989730458839" calcext:value-type="float">
            <text:p>0.078898973</text:p>
          </table:table-cell>
          <table:table-cell table:formula="of:=RAND() * 0.1" office:value-type="float" office:value="0.0802485367826301" calcext:value-type="float">
            <text:p>0.0802485368</text:p>
          </table:table-cell>
          <table:table-cell table:formula="of:=RAND() * 0.1" office:value-type="float" office:value="0.0325705239980527" calcext:value-type="float">
            <text:p>0.032570524</text:p>
          </table:table-cell>
          <table:table-cell table:formula="of:=RAND() * 0.1" office:value-type="float" office:value="0.0823786234391113" calcext:value-type="float">
            <text:p>0.0823786234</text:p>
          </table:table-cell>
          <table:table-cell table:formula="of:=RAND() * 0.1" office:value-type="float" office:value="0.0721195913624129" calcext:value-type="float">
            <text:p>0.0721195914</text:p>
          </table:table-cell>
          <table:table-cell/>
          <table:table-cell table:formula="of:=[.A3]+[.J3]" office:value-type="float" office:value="0.0121888198159556" calcext:value-type="float">
            <text:p>0.0121888198</text:p>
          </table:table-cell>
          <table:table-cell table:formula="of:=[.B3]+[.K3]" office:value-type="float" office:value="-1.72046822218991" calcext:value-type="float">
            <text:p>-1.7204682222</text:p>
          </table:table-cell>
          <table:table-cell table:formula="of:=[.C3]+[.L3]" office:value-type="float" office:value="-0.489311277548493" calcext:value-type="float">
            <text:p>-0.4893112775</text:p>
          </table:table-cell>
          <table:table-cell table:formula="of:=[.D3]+[.M3]" office:value-type="float" office:value="-1.54987539465412" calcext:value-type="float">
            <text:p>-1.5498753947</text:p>
          </table:table-cell>
          <table:table-cell table:formula="of:=[.E3]+[.N3]" office:value-type="float" office:value="-0.50637146581737" calcext:value-type="float">
            <text:p>-0.5063714658</text:p>
          </table:table-cell>
          <table:table-cell table:formula="of:=[.F3]+[.O3]" office:value-type="float" office:value="-1.99303061480195" calcext:value-type="float">
            <text:p>-1.9930306148</text:p>
          </table:table-cell>
          <table:table-cell table:formula="of:=[.G3]+[.P3]" office:value-type="float" office:value="-0.807754096060889" calcext:value-type="float">
            <text:p>-0.8077540961</text:p>
          </table:table-cell>
          <table:table-cell table:formula="of:=[.H3]+[.Q3]" office:value-type="float" office:value="-1.73210929273759" calcext:value-type="float">
            <text:p>-1.7321092927</text:p>
          </table:table-cell>
        </table:table-row>
        <table:table-row table:style-name="ro1">
          <table:table-cell office:value-type="float" office:value="-0.2206527052" calcext:value-type="float">
            <text:p>-0.2206527052</text:p>
          </table:table-cell>
          <table:table-cell office:value-type="float" office:value="-1.5511479211" calcext:value-type="float">
            <text:p>-1.5511479211</text:p>
          </table:table-cell>
          <table:table-cell office:value-type="float" office:value="-0.6114638243" calcext:value-type="float">
            <text:p>-0.6114638243</text:p>
          </table:table-cell>
          <table:table-cell office:value-type="float" office:value="-1.4832892112" calcext:value-type="float">
            <text:p>-1.4832892112</text:p>
          </table:table-cell>
          <table:table-cell office:value-type="float" office:value="-0.9020203579" calcext:value-type="float">
            <text:p>-0.9020203579</text:p>
          </table:table-cell>
          <table:table-cell office:value-type="float" office:value="-1.941410075" calcext:value-type="float">
            <text:p>-1.941410075</text:p>
          </table:table-cell>
          <table:table-cell office:value-type="float" office:value="-1.0306990293" calcext:value-type="float">
            <text:p>-1.0306990293</text:p>
          </table:table-cell>
          <table:table-cell office:value-type="float" office:value="-1.6024837715" calcext:value-type="float">
            <text:p>-1.6024837715</text:p>
          </table:table-cell>
          <table:table-cell/>
          <table:table-cell table:formula="of:=RAND() * 0.1" office:value-type="float" office:value="0.0597486875683471" calcext:value-type="float">
            <text:p>0.0597486876</text:p>
          </table:table-cell>
          <table:table-cell table:formula="of:=RAND() * 0.1" office:value-type="float" office:value="0.0318650138224842" calcext:value-type="float">
            <text:p>0.0318650138</text:p>
          </table:table-cell>
          <table:table-cell table:formula="of:=RAND() * 0.1" office:value-type="float" office:value="0.0983269611332939" calcext:value-type="float">
            <text:p>0.0983269611</text:p>
          </table:table-cell>
          <table:table-cell table:formula="of:=RAND() * 0.1" office:value-type="float" office:value="0.0766287533278621" calcext:value-type="float">
            <text:p>0.0766287533</text:p>
          </table:table-cell>
          <table:table-cell table:formula="of:=RAND() * 0.1" office:value-type="float" office:value="0.0846276555217158" calcext:value-type="float">
            <text:p>0.0846276555</text:p>
          </table:table-cell>
          <table:table-cell table:formula="of:=RAND() * 0.1" office:value-type="float" office:value="0.086243425581289" calcext:value-type="float">
            <text:p>0.0862434256</text:p>
          </table:table-cell>
          <table:table-cell table:formula="of:=RAND() * 0.1" office:value-type="float" office:value="0.0269212926914728" calcext:value-type="float">
            <text:p>0.0269212927</text:p>
          </table:table-cell>
          <table:table-cell table:formula="of:=RAND() * 0.1" office:value-type="float" office:value="0.0730739762719865" calcext:value-type="float">
            <text:p>0.0730739763</text:p>
          </table:table-cell>
          <table:table-cell/>
          <table:table-cell table:formula="of:=[.A4]+[.J4]" office:value-type="float" office:value="-0.160904017631653" calcext:value-type="float">
            <text:p>-0.1609040176</text:p>
          </table:table-cell>
          <table:table-cell table:formula="of:=[.B4]+[.K4]" office:value-type="float" office:value="-1.51928290727752" calcext:value-type="float">
            <text:p>-1.5192829073</text:p>
          </table:table-cell>
          <table:table-cell table:formula="of:=[.C4]+[.L4]" office:value-type="float" office:value="-0.513136863166706" calcext:value-type="float">
            <text:p>-0.5131368632</text:p>
          </table:table-cell>
          <table:table-cell table:formula="of:=[.D4]+[.M4]" office:value-type="float" office:value="-1.40666045787214" calcext:value-type="float">
            <text:p>-1.4066604579</text:p>
          </table:table-cell>
          <table:table-cell table:formula="of:=[.E4]+[.N4]" office:value-type="float" office:value="-0.817392702378284" calcext:value-type="float">
            <text:p>-0.8173927024</text:p>
          </table:table-cell>
          <table:table-cell table:formula="of:=[.F4]+[.O4]" office:value-type="float" office:value="-1.85516664941871" calcext:value-type="float">
            <text:p>-1.8551666494</text:p>
          </table:table-cell>
          <table:table-cell table:formula="of:=[.G4]+[.P4]" office:value-type="float" office:value="-1.00377773660853" calcext:value-type="float">
            <text:p>-1.0037777366</text:p>
          </table:table-cell>
          <table:table-cell table:formula="of:=[.H4]+[.Q4]" office:value-type="float" office:value="-1.52940979522801" calcext:value-type="float">
            <text:p>-1.5294097952</text:p>
          </table:table-cell>
        </table:table-row>
        <table:table-row table:style-name="ro1">
          <table:table-cell office:value-type="float" office:value="0.2297587073" calcext:value-type="float">
            <text:p>0.2297587073</text:p>
          </table:table-cell>
          <table:table-cell office:value-type="float" office:value="-1.5316041388" calcext:value-type="float">
            <text:p>-1.5316041388</text:p>
          </table:table-cell>
          <table:table-cell office:value-type="float" office:value="-0.3817505099" calcext:value-type="float">
            <text:p>-0.3817505099</text:p>
          </table:table-cell>
          <table:table-cell office:value-type="float" office:value="-1.4181522828" calcext:value-type="float">
            <text:p>-1.4181522828</text:p>
          </table:table-cell>
          <table:table-cell office:value-type="float" office:value="-0.1175558293" calcext:value-type="float">
            <text:p>-0.1175558293</text:p>
          </table:table-cell>
          <table:table-cell office:value-type="float" office:value="-1.8009342467" calcext:value-type="float">
            <text:p>-1.8009342467</text:p>
          </table:table-cell>
          <table:table-cell office:value-type="float" office:value="-0.4632303195" calcext:value-type="float">
            <text:p>-0.4632303195</text:p>
          </table:table-cell>
          <table:table-cell office:value-type="float" office:value="-1.7603335758" calcext:value-type="float">
            <text:p>-1.7603335758</text:p>
          </table:table-cell>
          <table:table-cell/>
          <table:table-cell table:formula="of:=RAND() * 0.1" office:value-type="float" office:value="0.0526501987712536" calcext:value-type="float">
            <text:p>0.0526501988</text:p>
          </table:table-cell>
          <table:table-cell table:formula="of:=RAND() * 0.1" office:value-type="float" office:value="0.055165743289049" calcext:value-type="float">
            <text:p>0.0551657433</text:p>
          </table:table-cell>
          <table:table-cell table:formula="of:=RAND() * 0.1" office:value-type="float" office:value="0.0116344644136218" calcext:value-type="float">
            <text:p>0.0116344644</text:p>
          </table:table-cell>
          <table:table-cell table:formula="of:=RAND() * 0.1" office:value-type="float" office:value="0.00098432997340665" calcext:value-type="float">
            <text:p>0.00098433</text:p>
          </table:table-cell>
          <table:table-cell table:formula="of:=RAND() * 0.1" office:value-type="float" office:value="0.0220305088615812" calcext:value-type="float">
            <text:p>0.0220305089</text:p>
          </table:table-cell>
          <table:table-cell table:formula="of:=RAND() * 0.1" office:value-type="float" office:value="0.0376131325605032" calcext:value-type="float">
            <text:p>0.0376131326</text:p>
          </table:table-cell>
          <table:table-cell table:formula="of:=RAND() * 0.1" office:value-type="float" office:value="0.0584252527027878" calcext:value-type="float">
            <text:p>0.0584252527</text:p>
          </table:table-cell>
          <table:table-cell table:formula="of:=RAND() * 0.1" office:value-type="float" office:value="0.0149153059796967" calcext:value-type="float">
            <text:p>0.014915306</text:p>
          </table:table-cell>
          <table:table-cell/>
          <table:table-cell table:formula="of:=[.A5]+[.J5]" office:value-type="float" office:value="0.282408906071254" calcext:value-type="float">
            <text:p>0.2824089061</text:p>
          </table:table-cell>
          <table:table-cell table:formula="of:=[.B5]+[.K5]" office:value-type="float" office:value="-1.47643839551095" calcext:value-type="float">
            <text:p>-1.4764383955</text:p>
          </table:table-cell>
          <table:table-cell table:formula="of:=[.C5]+[.L5]" office:value-type="float" office:value="-0.370116045486378" calcext:value-type="float">
            <text:p>-0.3701160455</text:p>
          </table:table-cell>
          <table:table-cell table:formula="of:=[.D5]+[.M5]" office:value-type="float" office:value="-1.41716795282659" calcext:value-type="float">
            <text:p>-1.4171679528</text:p>
          </table:table-cell>
          <table:table-cell table:formula="of:=[.E5]+[.N5]" office:value-type="float" office:value="-0.0955253204384188" calcext:value-type="float">
            <text:p>-0.0955253204</text:p>
          </table:table-cell>
          <table:table-cell table:formula="of:=[.F5]+[.O5]" office:value-type="float" office:value="-1.7633211141395" calcext:value-type="float">
            <text:p>-1.7633211141</text:p>
          </table:table-cell>
          <table:table-cell table:formula="of:=[.G5]+[.P5]" office:value-type="float" office:value="-0.404805066797212" calcext:value-type="float">
            <text:p>-0.4048050668</text:p>
          </table:table-cell>
          <table:table-cell table:formula="of:=[.H5]+[.Q5]" office:value-type="float" office:value="-1.7454182698203" calcext:value-type="float">
            <text:p>-1.7454182698</text:p>
          </table:table-cell>
        </table:table-row>
        <table:table-row table:style-name="ro1">
          <table:table-cell office:value-type="float" office:value="0.3200964837" calcext:value-type="float">
            <text:p>0.3200964837</text:p>
          </table:table-cell>
          <table:table-cell office:value-type="float" office:value="-1.7430336618" calcext:value-type="float">
            <text:p>-1.7430336618</text:p>
          </table:table-cell>
          <table:table-cell office:value-type="float" office:value="-0.0460985371" calcext:value-type="float">
            <text:p>-0.0460985371</text:p>
          </table:table-cell>
          <table:table-cell office:value-type="float" office:value="-1.6191933009" calcext:value-type="float">
            <text:p>-1.6191933009</text:p>
          </table:table-cell>
          <table:table-cell office:value-type="float" office:value="-0.404572682" calcext:value-type="float">
            <text:p>-0.404572682</text:p>
          </table:table-cell>
          <table:table-cell office:value-type="float" office:value="-2.0311594289" calcext:value-type="float">
            <text:p>-2.0311594289</text:p>
          </table:table-cell>
          <table:table-cell office:value-type="float" office:value="-0.6090697365" calcext:value-type="float">
            <text:p>-0.6090697365</text:p>
          </table:table-cell>
          <table:table-cell office:value-type="float" office:value="-1.7281230808" calcext:value-type="float">
            <text:p>-1.7281230808</text:p>
          </table:table-cell>
          <table:table-cell/>
          <table:table-cell table:formula="of:=RAND() * 0.1" office:value-type="float" office:value="0.05271310532956" calcext:value-type="float">
            <text:p>0.0527131053</text:p>
          </table:table-cell>
          <table:table-cell table:formula="of:=RAND() * 0.1" office:value-type="float" office:value="0.0564467259851539" calcext:value-type="float">
            <text:p>0.056446726</text:p>
          </table:table-cell>
          <table:table-cell table:formula="of:=RAND() * 0.1" office:value-type="float" office:value="0.0366684384901268" calcext:value-type="float">
            <text:p>0.0366684385</text:p>
          </table:table-cell>
          <table:table-cell table:formula="of:=RAND() * 0.1" office:value-type="float" office:value="0.0418900901167473" calcext:value-type="float">
            <text:p>0.0418900901</text:p>
          </table:table-cell>
          <table:table-cell table:formula="of:=RAND() * 0.1" office:value-type="float" office:value="0.000978414975284945" calcext:value-type="float">
            <text:p>0.000978415</text:p>
          </table:table-cell>
          <table:table-cell table:formula="of:=RAND() * 0.1" office:value-type="float" office:value="0.0749411054073754" calcext:value-type="float">
            <text:p>0.0749411054</text:p>
          </table:table-cell>
          <table:table-cell table:formula="of:=RAND() * 0.1" office:value-type="float" office:value="0.0782441802668199" calcext:value-type="float">
            <text:p>0.0782441803</text:p>
          </table:table-cell>
          <table:table-cell table:formula="of:=RAND() * 0.1" office:value-type="float" office:value="0.0922443232308758" calcext:value-type="float">
            <text:p>0.0922443232</text:p>
          </table:table-cell>
          <table:table-cell/>
          <table:table-cell table:formula="of:=[.A6]+[.J6]" office:value-type="float" office:value="0.37280958902956" calcext:value-type="float">
            <text:p>0.372809589</text:p>
          </table:table-cell>
          <table:table-cell table:formula="of:=[.B6]+[.K6]" office:value-type="float" office:value="-1.68658693581485" calcext:value-type="float">
            <text:p>-1.6865869358</text:p>
          </table:table-cell>
          <table:table-cell table:formula="of:=[.C6]+[.L6]" office:value-type="float" office:value="-0.00943009860987325" calcext:value-type="float">
            <text:p>-0.0094300986</text:p>
          </table:table-cell>
          <table:table-cell table:formula="of:=[.D6]+[.M6]" office:value-type="float" office:value="-1.57730321078325" calcext:value-type="float">
            <text:p>-1.5773032108</text:p>
          </table:table-cell>
          <table:table-cell table:formula="of:=[.E6]+[.N6]" office:value-type="float" office:value="-0.403594267024715" calcext:value-type="float">
            <text:p>-0.403594267</text:p>
          </table:table-cell>
          <table:table-cell table:formula="of:=[.F6]+[.O6]" office:value-type="float" office:value="-1.95621832349262" calcext:value-type="float">
            <text:p>-1.9562183235</text:p>
          </table:table-cell>
          <table:table-cell table:formula="of:=[.G6]+[.P6]" office:value-type="float" office:value="-0.53082555623318" calcext:value-type="float">
            <text:p>-0.5308255562</text:p>
          </table:table-cell>
          <table:table-cell table:formula="of:=[.H6]+[.Q6]" office:value-type="float" office:value="-1.63587875756912" calcext:value-type="float">
            <text:p>-1.6358787576</text:p>
          </table:table-cell>
        </table:table-row>
        <table:table-row table:style-name="ro1">
          <table:table-cell office:value-type="float" office:value="0.1556408835" calcext:value-type="float">
            <text:p>0.1556408835</text:p>
          </table:table-cell>
          <table:table-cell office:value-type="float" office:value="-1.7436089259" calcext:value-type="float">
            <text:p>-1.7436089259</text:p>
          </table:table-cell>
          <table:table-cell office:value-type="float" office:value="-0.6182434556" calcext:value-type="float">
            <text:p>-0.6182434556</text:p>
          </table:table-cell>
          <table:table-cell office:value-type="float" office:value="-1.6021676315" calcext:value-type="float">
            <text:p>-1.6021676315</text:p>
          </table:table-cell>
          <table:table-cell office:value-type="float" office:value="-0.5470810263" calcext:value-type="float">
            <text:p>-0.5470810263</text:p>
          </table:table-cell>
          <table:table-cell office:value-type="float" office:value="-1.9851049774" calcext:value-type="float">
            <text:p>-1.9851049774</text:p>
          </table:table-cell>
          <table:table-cell office:value-type="float" office:value="-0.2395075432" calcext:value-type="float">
            <text:p>-0.2395075432</text:p>
          </table:table-cell>
          <table:table-cell office:value-type="float" office:value="-1.7059071146" calcext:value-type="float">
            <text:p>-1.7059071146</text:p>
          </table:table-cell>
          <table:table-cell/>
          <table:table-cell table:formula="of:=RAND() * 0.1" office:value-type="float" office:value="0.0469968813867542" calcext:value-type="float">
            <text:p>0.0469968814</text:p>
          </table:table-cell>
          <table:table-cell table:formula="of:=RAND() * 0.1" office:value-type="float" office:value="0.0134418669046917" calcext:value-type="float">
            <text:p>0.0134418669</text:p>
          </table:table-cell>
          <table:table-cell table:formula="of:=RAND() * 0.1" office:value-type="float" office:value="0.0413266133922149" calcext:value-type="float">
            <text:p>0.0413266134</text:p>
          </table:table-cell>
          <table:table-cell table:formula="of:=RAND() * 0.1" office:value-type="float" office:value="0.051961778903654" calcext:value-type="float">
            <text:p>0.0519617789</text:p>
          </table:table-cell>
          <table:table-cell table:formula="of:=RAND() * 0.1" office:value-type="float" office:value="0.0876496445161415" calcext:value-type="float">
            <text:p>0.0876496445</text:p>
          </table:table-cell>
          <table:table-cell table:formula="of:=RAND() * 0.1" office:value-type="float" office:value="0.00754493463789385" calcext:value-type="float">
            <text:p>0.0075449346</text:p>
          </table:table-cell>
          <table:table-cell table:formula="of:=RAND() * 0.1" office:value-type="float" office:value="0.0550714719374265" calcext:value-type="float">
            <text:p>0.0550714719</text:p>
          </table:table-cell>
          <table:table-cell table:formula="of:=RAND() * 0.1" office:value-type="float" office:value="0.0845390371562779" calcext:value-type="float">
            <text:p>0.0845390372</text:p>
          </table:table-cell>
          <table:table-cell/>
          <table:table-cell table:formula="of:=[.A7]+[.J7]" office:value-type="float" office:value="0.202637764886754" calcext:value-type="float">
            <text:p>0.2026377649</text:p>
          </table:table-cell>
          <table:table-cell table:formula="of:=[.B7]+[.K7]" office:value-type="float" office:value="-1.73016705899531" calcext:value-type="float">
            <text:p>-1.730167059</text:p>
          </table:table-cell>
          <table:table-cell table:formula="of:=[.C7]+[.L7]" office:value-type="float" office:value="-0.576916842207785" calcext:value-type="float">
            <text:p>-0.5769168422</text:p>
          </table:table-cell>
          <table:table-cell table:formula="of:=[.D7]+[.M7]" office:value-type="float" office:value="-1.55020585259635" calcext:value-type="float">
            <text:p>-1.5502058526</text:p>
          </table:table-cell>
          <table:table-cell table:formula="of:=[.E7]+[.N7]" office:value-type="float" office:value="-0.459431381783859" calcext:value-type="float">
            <text:p>-0.4594313818</text:p>
          </table:table-cell>
          <table:table-cell table:formula="of:=[.F7]+[.O7]" office:value-type="float" office:value="-1.97756004276211" calcext:value-type="float">
            <text:p>-1.9775600428</text:p>
          </table:table-cell>
          <table:table-cell table:formula="of:=[.G7]+[.P7]" office:value-type="float" office:value="-0.184436071262574" calcext:value-type="float">
            <text:p>-0.1844360713</text:p>
          </table:table-cell>
          <table:table-cell table:formula="of:=[.H7]+[.Q7]" office:value-type="float" office:value="-1.62136807744372" calcext:value-type="float">
            <text:p>-1.6213680774</text:p>
          </table:table-cell>
        </table:table-row>
        <table:table-row table:style-name="ro1">
          <table:table-cell office:value-type="float" office:value="0.0000686758388483" calcext:value-type="float">
            <text:p>6.86758388483E-05</text:p>
          </table:table-cell>
          <table:table-cell office:value-type="float" office:value="-1.7697994936" calcext:value-type="float">
            <text:p>-1.7697994936</text:p>
          </table:table-cell>
          <table:table-cell office:value-type="float" office:value="-0.5761320129" calcext:value-type="float">
            <text:p>-0.5761320129</text:p>
          </table:table-cell>
          <table:table-cell office:value-type="float" office:value="-1.9535701354" calcext:value-type="float">
            <text:p>-1.9535701354</text:p>
          </table:table-cell>
          <table:table-cell office:value-type="float" office:value="-0.5535287166" calcext:value-type="float">
            <text:p>-0.5535287166</text:p>
          </table:table-cell>
          <table:table-cell office:value-type="float" office:value="-1.6564591949" calcext:value-type="float">
            <text:p>-1.6564591949</text:p>
          </table:table-cell>
          <table:table-cell office:value-type="float" office:value="-0.2822826706" calcext:value-type="float">
            <text:p>-0.2822826706</text:p>
          </table:table-cell>
          <table:table-cell office:value-type="float" office:value="-1.8912335177" calcext:value-type="float">
            <text:p>-1.8912335177</text:p>
          </table:table-cell>
          <table:table-cell/>
          <table:table-cell table:formula="of:=RAND() * 0.1" office:value-type="float" office:value="0.087359632959499" calcext:value-type="float">
            <text:p>0.087359633</text:p>
          </table:table-cell>
          <table:table-cell table:formula="of:=RAND() * 0.1" office:value-type="float" office:value="0.0291686170170678" calcext:value-type="float">
            <text:p>0.029168617</text:p>
          </table:table-cell>
          <table:table-cell table:formula="of:=RAND() * 0.1" office:value-type="float" office:value="0.0224123516925745" calcext:value-type="float">
            <text:p>0.0224123517</text:p>
          </table:table-cell>
          <table:table-cell table:formula="of:=RAND() * 0.1" office:value-type="float" office:value="0.0510867227571602" calcext:value-type="float">
            <text:p>0.0510867228</text:p>
          </table:table-cell>
          <table:table-cell table:formula="of:=RAND() * 0.1" office:value-type="float" office:value="0.0546404602566952" calcext:value-type="float">
            <text:p>0.0546404603</text:p>
          </table:table-cell>
          <table:table-cell table:formula="of:=RAND() * 0.1" office:value-type="float" office:value="0.0272701923814064" calcext:value-type="float">
            <text:p>0.0272701924</text:p>
          </table:table-cell>
          <table:table-cell table:formula="of:=RAND() * 0.1" office:value-type="float" office:value="0.0648620844474979" calcext:value-type="float">
            <text:p>0.0648620844</text:p>
          </table:table-cell>
          <table:table-cell table:formula="of:=RAND() * 0.1" office:value-type="float" office:value="0.0798573305191633" calcext:value-type="float">
            <text:p>0.0798573305</text:p>
          </table:table-cell>
          <table:table-cell/>
          <table:table-cell table:formula="of:=[.A8]+[.J8]" office:value-type="float" office:value="0.0874283087983473" calcext:value-type="float">
            <text:p>0.0874283088</text:p>
          </table:table-cell>
          <table:table-cell table:formula="of:=[.B8]+[.K8]" office:value-type="float" office:value="-1.74063087658293" calcext:value-type="float">
            <text:p>-1.7406308766</text:p>
          </table:table-cell>
          <table:table-cell table:formula="of:=[.C8]+[.L8]" office:value-type="float" office:value="-0.553719661207426" calcext:value-type="float">
            <text:p>-0.5537196612</text:p>
          </table:table-cell>
          <table:table-cell table:formula="of:=[.D8]+[.M8]" office:value-type="float" office:value="-1.90248341264284" calcext:value-type="float">
            <text:p>-1.9024834126</text:p>
          </table:table-cell>
          <table:table-cell table:formula="of:=[.E8]+[.N8]" office:value-type="float" office:value="-0.498888256343305" calcext:value-type="float">
            <text:p>-0.4988882563</text:p>
          </table:table-cell>
          <table:table-cell table:formula="of:=[.F8]+[.O8]" office:value-type="float" office:value="-1.62918900251859" calcext:value-type="float">
            <text:p>-1.6291890025</text:p>
          </table:table-cell>
          <table:table-cell table:formula="of:=[.G8]+[.P8]" office:value-type="float" office:value="-0.217420586152502" calcext:value-type="float">
            <text:p>-0.2174205862</text:p>
          </table:table-cell>
          <table:table-cell table:formula="of:=[.H8]+[.Q8]" office:value-type="float" office:value="-1.81137618718084" calcext:value-type="float">
            <text:p>-1.8113761872</text:p>
          </table:table-cell>
        </table:table-row>
        <table:table-row table:style-name="ro1">
          <table:table-cell office:value-type="float" office:value="0.2797772639" calcext:value-type="float">
            <text:p>0.2797772639</text:p>
          </table:table-cell>
          <table:table-cell office:value-type="float" office:value="-1.5162688688" calcext:value-type="float">
            <text:p>-1.5162688688</text:p>
          </table:table-cell>
          <table:table-cell office:value-type="float" office:value="-0.1202231515" calcext:value-type="float">
            <text:p>-0.1202231515</text:p>
          </table:table-cell>
          <table:table-cell office:value-type="float" office:value="-1.4141482001" calcext:value-type="float">
            <text:p>-1.4141482001</text:p>
          </table:table-cell>
          <table:table-cell office:value-type="float" office:value="-0.3092565426" calcext:value-type="float">
            <text:p>-0.3092565426</text:p>
          </table:table-cell>
          <table:table-cell office:value-type="float" office:value="-1.8388147875" calcext:value-type="float">
            <text:p>-1.8388147875</text:p>
          </table:table-cell>
          <table:table-cell office:value-type="float" office:value="-0.5631929723" calcext:value-type="float">
            <text:p>-0.5631929723</text:p>
          </table:table-cell>
          <table:table-cell office:value-type="float" office:value="-1.5750904201" calcext:value-type="float">
            <text:p>-1.5750904201</text:p>
          </table:table-cell>
          <table:table-cell/>
          <table:table-cell table:formula="of:=RAND() * 0.1" office:value-type="float" office:value="0.0917339953009622" calcext:value-type="float">
            <text:p>0.0917339953</text:p>
          </table:table-cell>
          <table:table-cell table:formula="of:=RAND() * 0.1" office:value-type="float" office:value="0.0977465984998819" calcext:value-type="float">
            <text:p>0.0977465985</text:p>
          </table:table-cell>
          <table:table-cell table:formula="of:=RAND() * 0.1" office:value-type="float" office:value="0.0471004221355811" calcext:value-type="float">
            <text:p>0.0471004221</text:p>
          </table:table-cell>
          <table:table-cell table:formula="of:=RAND() * 0.1" office:value-type="float" office:value="0.00904425153088671" calcext:value-type="float">
            <text:p>0.0090442515</text:p>
          </table:table-cell>
          <table:table-cell table:formula="of:=RAND() * 0.1" office:value-type="float" office:value="0.0873304585255751" calcext:value-type="float">
            <text:p>0.0873304585</text:p>
          </table:table-cell>
          <table:table-cell table:formula="of:=RAND() * 0.1" office:value-type="float" office:value="0.0841378410596977" calcext:value-type="float">
            <text:p>0.0841378411</text:p>
          </table:table-cell>
          <table:table-cell table:formula="of:=RAND() * 0.1" office:value-type="float" office:value="0.0277660334049386" calcext:value-type="float">
            <text:p>0.0277660334</text:p>
          </table:table-cell>
          <table:table-cell table:formula="of:=RAND() * 0.1" office:value-type="float" office:value="0.0946619836165745" calcext:value-type="float">
            <text:p>0.0946619836</text:p>
          </table:table-cell>
          <table:table-cell/>
          <table:table-cell table:formula="of:=[.A9]+[.J9]" office:value-type="float" office:value="0.371511259200962" calcext:value-type="float">
            <text:p>0.3715112592</text:p>
          </table:table-cell>
          <table:table-cell table:formula="of:=[.B9]+[.K9]" office:value-type="float" office:value="-1.41852227030012" calcext:value-type="float">
            <text:p>-1.4185222703</text:p>
          </table:table-cell>
          <table:table-cell table:formula="of:=[.C9]+[.L9]" office:value-type="float" office:value="-0.0731227293644189" calcext:value-type="float">
            <text:p>-0.0731227294</text:p>
          </table:table-cell>
          <table:table-cell table:formula="of:=[.D9]+[.M9]" office:value-type="float" office:value="-1.40510394856911" calcext:value-type="float">
            <text:p>-1.4051039486</text:p>
          </table:table-cell>
          <table:table-cell table:formula="of:=[.E9]+[.N9]" office:value-type="float" office:value="-0.221926084074425" calcext:value-type="float">
            <text:p>-0.2219260841</text:p>
          </table:table-cell>
          <table:table-cell table:formula="of:=[.F9]+[.O9]" office:value-type="float" office:value="-1.7546769464403" calcext:value-type="float">
            <text:p>-1.7546769464</text:p>
          </table:table-cell>
          <table:table-cell table:formula="of:=[.G9]+[.P9]" office:value-type="float" office:value="-0.535426938895061" calcext:value-type="float">
            <text:p>-0.5354269389</text:p>
          </table:table-cell>
          <table:table-cell table:formula="of:=[.H9]+[.Q9]" office:value-type="float" office:value="-1.48042843648343" calcext:value-type="float">
            <text:p>-1.4804284365</text:p>
          </table:table-cell>
        </table:table-row>
        <table:table-row table:style-name="ro1">
          <table:table-cell office:value-type="float" office:value="-0.4768137892" calcext:value-type="float">
            <text:p>-0.4768137892</text:p>
          </table:table-cell>
          <table:table-cell office:value-type="float" office:value="-1.8431162738" calcext:value-type="float">
            <text:p>-1.8431162738</text:p>
          </table:table-cell>
          <table:table-cell office:value-type="float" office:value="-0.8305665458" calcext:value-type="float">
            <text:p>-0.8305665458</text:p>
          </table:table-cell>
          <table:table-cell office:value-type="float" office:value="-1.9300572755" calcext:value-type="float">
            <text:p>-1.9300572755</text:p>
          </table:table-cell>
          <table:table-cell office:value-type="float" office:value="-1.2355061142" calcext:value-type="float">
            <text:p>-1.2355061142</text:p>
          </table:table-cell>
          <table:table-cell office:value-type="float" office:value="-1.968732119" calcext:value-type="float">
            <text:p>-1.968732119</text:p>
          </table:table-cell>
          <table:table-cell office:value-type="float" office:value="-0.9766680803" calcext:value-type="float">
            <text:p>-0.9766680803</text:p>
          </table:table-cell>
          <table:table-cell office:value-type="float" office:value="-1.6584452565" calcext:value-type="float">
            <text:p>-1.6584452565</text:p>
          </table:table-cell>
          <table:table-cell/>
          <table:table-cell table:formula="of:=RAND() * 0.1" office:value-type="float" office:value="0.00459592310804222" calcext:value-type="float">
            <text:p>0.0045959231</text:p>
          </table:table-cell>
          <table:table-cell table:formula="of:=RAND() * 0.1" office:value-type="float" office:value="0.0520824107419447" calcext:value-type="float">
            <text:p>0.0520824107</text:p>
          </table:table-cell>
          <table:table-cell table:formula="of:=RAND() * 0.1" office:value-type="float" office:value="0.00570625339621709" calcext:value-type="float">
            <text:p>0.0057062534</text:p>
          </table:table-cell>
          <table:table-cell table:formula="of:=RAND() * 0.1" office:value-type="float" office:value="0.0866668935002104" calcext:value-type="float">
            <text:p>0.0866668935</text:p>
          </table:table-cell>
          <table:table-cell table:formula="of:=RAND() * 0.1" office:value-type="float" office:value="0.0412111127547326" calcext:value-type="float">
            <text:p>0.0412111128</text:p>
          </table:table-cell>
          <table:table-cell table:formula="of:=RAND() * 0.1" office:value-type="float" office:value="0.0141136155837974" calcext:value-type="float">
            <text:p>0.0141136156</text:p>
          </table:table-cell>
          <table:table-cell table:formula="of:=RAND() * 0.1" office:value-type="float" office:value="0.0850738211470101" calcext:value-type="float">
            <text:p>0.0850738211</text:p>
          </table:table-cell>
          <table:table-cell table:formula="of:=RAND() * 0.1" office:value-type="float" office:value="0.0194981790012305" calcext:value-type="float">
            <text:p>0.019498179</text:p>
          </table:table-cell>
          <table:table-cell/>
          <table:table-cell table:formula="of:=[.A10]+[.J10]" office:value-type="float" office:value="-0.472217866091958" calcext:value-type="float">
            <text:p>-0.4722178661</text:p>
          </table:table-cell>
          <table:table-cell table:formula="of:=[.B10]+[.K10]" office:value-type="float" office:value="-1.79103386305806" calcext:value-type="float">
            <text:p>-1.7910338631</text:p>
          </table:table-cell>
          <table:table-cell table:formula="of:=[.C10]+[.L10]" office:value-type="float" office:value="-0.824860292403783" calcext:value-type="float">
            <text:p>-0.8248602924</text:p>
          </table:table-cell>
          <table:table-cell table:formula="of:=[.D10]+[.M10]" office:value-type="float" office:value="-1.84339038199979" calcext:value-type="float">
            <text:p>-1.843390382</text:p>
          </table:table-cell>
          <table:table-cell table:formula="of:=[.E10]+[.N10]" office:value-type="float" office:value="-1.19429500144527" calcext:value-type="float">
            <text:p>-1.1942950014</text:p>
          </table:table-cell>
          <table:table-cell table:formula="of:=[.F10]+[.O10]" office:value-type="float" office:value="-1.9546185034162" calcext:value-type="float">
            <text:p>-1.9546185034</text:p>
          </table:table-cell>
          <table:table-cell table:formula="of:=[.G10]+[.P10]" office:value-type="float" office:value="-0.89159425915299" calcext:value-type="float">
            <text:p>-0.8915942592</text:p>
          </table:table-cell>
          <table:table-cell table:formula="of:=[.H10]+[.Q10]" office:value-type="float" office:value="-1.63894707749877" calcext:value-type="float">
            <text:p>-1.6389470775</text:p>
          </table:table-cell>
        </table:table-row>
        <table:table-row table:style-name="ro1">
          <table:table-cell office:value-type="float" office:value="0.1934398528" calcext:value-type="float">
            <text:p>0.1934398528</text:p>
          </table:table-cell>
          <table:table-cell office:value-type="float" office:value="-1.5342174544" calcext:value-type="float">
            <text:p>-1.5342174544</text:p>
          </table:table-cell>
          <table:table-cell office:value-type="float" office:value="-0.2626993531" calcext:value-type="float">
            <text:p>-0.2626993531</text:p>
          </table:table-cell>
          <table:table-cell office:value-type="float" office:value="-1.3964464849" calcext:value-type="float">
            <text:p>-1.3964464849</text:p>
          </table:table-cell>
          <table:table-cell office:value-type="float" office:value="-0.2429717943" calcext:value-type="float">
            <text:p>-0.2429717943</text:p>
          </table:table-cell>
          <table:table-cell office:value-type="float" office:value="-1.8017413916" calcext:value-type="float">
            <text:p>-1.8017413916</text:p>
          </table:table-cell>
          <table:table-cell office:value-type="float" office:value="-0.5656656751" calcext:value-type="float">
            <text:p>-0.5656656751</text:p>
          </table:table-cell>
          <table:table-cell office:value-type="float" office:value="-1.6110984765" calcext:value-type="float">
            <text:p>-1.6110984765</text:p>
          </table:table-cell>
          <table:table-cell/>
          <table:table-cell table:formula="of:=RAND() * 0.1" office:value-type="float" office:value="0.0616430020411045" calcext:value-type="float">
            <text:p>0.061643002</text:p>
          </table:table-cell>
          <table:table-cell table:formula="of:=RAND() * 0.1" office:value-type="float" office:value="0.0845116591937392" calcext:value-type="float">
            <text:p>0.0845116592</text:p>
          </table:table-cell>
          <table:table-cell table:formula="of:=RAND() * 0.1" office:value-type="float" office:value="0.0480188678153206" calcext:value-type="float">
            <text:p>0.0480188678</text:p>
          </table:table-cell>
          <table:table-cell table:formula="of:=RAND() * 0.1" office:value-type="float" office:value="0.0527065346844746" calcext:value-type="float">
            <text:p>0.0527065347</text:p>
          </table:table-cell>
          <table:table-cell table:formula="of:=RAND() * 0.1" office:value-type="float" office:value="0.0766055099980939" calcext:value-type="float">
            <text:p>0.07660551</text:p>
          </table:table-cell>
          <table:table-cell table:formula="of:=RAND() * 0.1" office:value-type="float" office:value="0.0432430346823781" calcext:value-type="float">
            <text:p>0.0432430347</text:p>
          </table:table-cell>
          <table:table-cell table:formula="of:=RAND() * 0.1" office:value-type="float" office:value="0.0377876749112729" calcext:value-type="float">
            <text:p>0.0377876749</text:p>
          </table:table-cell>
          <table:table-cell table:formula="of:=RAND() * 0.1" office:value-type="float" office:value="0.05422454171563" calcext:value-type="float">
            <text:p>0.0542245417</text:p>
          </table:table-cell>
          <table:table-cell/>
          <table:table-cell table:formula="of:=[.A11]+[.J11]" office:value-type="float" office:value="0.255082854841104" calcext:value-type="float">
            <text:p>0.2550828548</text:p>
          </table:table-cell>
          <table:table-cell table:formula="of:=[.B11]+[.K11]" office:value-type="float" office:value="-1.44970579520626" calcext:value-type="float">
            <text:p>-1.4497057952</text:p>
          </table:table-cell>
          <table:table-cell table:formula="of:=[.C11]+[.L11]" office:value-type="float" office:value="-0.214680485284679" calcext:value-type="float">
            <text:p>-0.2146804853</text:p>
          </table:table-cell>
          <table:table-cell table:formula="of:=[.D11]+[.M11]" office:value-type="float" office:value="-1.34373995021553" calcext:value-type="float">
            <text:p>-1.3437399502</text:p>
          </table:table-cell>
          <table:table-cell table:formula="of:=[.E11]+[.N11]" office:value-type="float" office:value="-0.166366284301906" calcext:value-type="float">
            <text:p>-0.1663662843</text:p>
          </table:table-cell>
          <table:table-cell table:formula="of:=[.F11]+[.O11]" office:value-type="float" office:value="-1.75849835691762" calcext:value-type="float">
            <text:p>-1.7584983569</text:p>
          </table:table-cell>
          <table:table-cell table:formula="of:=[.G11]+[.P11]" office:value-type="float" office:value="-0.527878000188727" calcext:value-type="float">
            <text:p>-0.5278780002</text:p>
          </table:table-cell>
          <table:table-cell table:formula="of:=[.H11]+[.Q11]" office:value-type="float" office:value="-1.55687393478437" calcext:value-type="float">
            <text:p>-1.5568739348</text:p>
          </table:table-cell>
        </table:table-row>
        <table:table-row table:style-name="ro1">
          <table:table-cell office:value-type="float" office:value="0.0441230186" calcext:value-type="float">
            <text:p>0.0441230186</text:p>
          </table:table-cell>
          <table:table-cell office:value-type="float" office:value="-1.6460184647" calcext:value-type="float">
            <text:p>-1.6460184647</text:p>
          </table:table-cell>
          <table:table-cell office:value-type="float" office:value="-0.4536832384" calcext:value-type="float">
            <text:p>-0.4536832384</text:p>
          </table:table-cell>
          <table:table-cell office:value-type="float" office:value="-1.5380880783" calcext:value-type="float">
            <text:p>-1.5380880783</text:p>
          </table:table-cell>
          <table:table-cell office:value-type="float" office:value="-0.4696854571" calcext:value-type="float">
            <text:p>-0.4696854571</text:p>
          </table:table-cell>
          <table:table-cell office:value-type="float" office:value="-1.9361125027" calcext:value-type="float">
            <text:p>-1.9361125027</text:p>
          </table:table-cell>
          <table:table-cell office:value-type="float" office:value="-0.7906087919" calcext:value-type="float">
            <text:p>-0.7906087919</text:p>
          </table:table-cell>
          <table:table-cell office:value-type="float" office:value="-1.7404097455" calcext:value-type="float">
            <text:p>-1.7404097455</text:p>
          </table:table-cell>
          <table:table-cell/>
          <table:table-cell table:formula="of:=RAND() * 0.1" office:value-type="float" office:value="0.0793332993608317" calcext:value-type="float">
            <text:p>0.0793332994</text:p>
          </table:table-cell>
          <table:table-cell table:formula="of:=RAND() * 0.1" office:value-type="float" office:value="0.0447096394965826" calcext:value-type="float">
            <text:p>0.0447096395</text:p>
          </table:table-cell>
          <table:table-cell table:formula="of:=RAND() * 0.1" office:value-type="float" office:value="0.0459746929098791" calcext:value-type="float">
            <text:p>0.0459746929</text:p>
          </table:table-cell>
          <table:table-cell table:formula="of:=RAND() * 0.1" office:value-type="float" office:value="0.0787738574931326" calcext:value-type="float">
            <text:p>0.0787738575</text:p>
          </table:table-cell>
          <table:table-cell table:formula="of:=RAND() * 0.1" office:value-type="float" office:value="0.0558244762766208" calcext:value-type="float">
            <text:p>0.0558244763</text:p>
          </table:table-cell>
          <table:table-cell table:formula="of:=RAND() * 0.1" office:value-type="float" office:value="0.0631305215945038" calcext:value-type="float">
            <text:p>0.0631305216</text:p>
          </table:table-cell>
          <table:table-cell table:formula="of:=RAND() * 0.1" office:value-type="float" office:value="0.0545528523529126" calcext:value-type="float">
            <text:p>0.0545528524</text:p>
          </table:table-cell>
          <table:table-cell table:formula="of:=RAND() * 0.1" office:value-type="float" office:value="0.0958947954346979" calcext:value-type="float">
            <text:p>0.0958947954</text:p>
          </table:table-cell>
          <table:table-cell/>
          <table:table-cell table:formula="of:=[.A12]+[.J12]" office:value-type="float" office:value="0.123456317960832" calcext:value-type="float">
            <text:p>0.123456318</text:p>
          </table:table-cell>
          <table:table-cell table:formula="of:=[.B12]+[.K12]" office:value-type="float" office:value="-1.60130882520342" calcext:value-type="float">
            <text:p>-1.6013088252</text:p>
          </table:table-cell>
          <table:table-cell table:formula="of:=[.C12]+[.L12]" office:value-type="float" office:value="-0.407708545490121" calcext:value-type="float">
            <text:p>-0.4077085455</text:p>
          </table:table-cell>
          <table:table-cell table:formula="of:=[.D12]+[.M12]" office:value-type="float" office:value="-1.45931422080687" calcext:value-type="float">
            <text:p>-1.4593142208</text:p>
          </table:table-cell>
          <table:table-cell table:formula="of:=[.E12]+[.N12]" office:value-type="float" office:value="-0.413860980823379" calcext:value-type="float">
            <text:p>-0.4138609808</text:p>
          </table:table-cell>
          <table:table-cell table:formula="of:=[.F12]+[.O12]" office:value-type="float" office:value="-1.8729819811055" calcext:value-type="float">
            <text:p>-1.8729819811</text:p>
          </table:table-cell>
          <table:table-cell table:formula="of:=[.G12]+[.P12]" office:value-type="float" office:value="-0.736055939547087" calcext:value-type="float">
            <text:p>-0.7360559395</text:p>
          </table:table-cell>
          <table:table-cell table:formula="of:=[.H12]+[.Q12]" office:value-type="float" office:value="-1.6445149500653" calcext:value-type="float">
            <text:p>-1.6445149501</text:p>
          </table:table-cell>
        </table:table-row>
        <table:table-row table:style-name="ro1">
          <table:table-cell office:value-type="float" office:value="0.1374844776" calcext:value-type="float">
            <text:p>0.1374844776</text:p>
          </table:table-cell>
          <table:table-cell office:value-type="float" office:value="-1.5224833988" calcext:value-type="float">
            <text:p>-1.5224833988</text:p>
          </table:table-cell>
          <table:table-cell office:value-type="float" office:value="-0.3476981054" calcext:value-type="float">
            <text:p>-0.3476981054</text:p>
          </table:table-cell>
          <table:table-cell office:value-type="float" office:value="-1.4339124635" calcext:value-type="float">
            <text:p>-1.4339124635</text:p>
          </table:table-cell>
          <table:table-cell office:value-type="float" office:value="-0.5204001033" calcext:value-type="float">
            <text:p>-0.5204001033</text:p>
          </table:table-cell>
          <table:table-cell office:value-type="float" office:value="-1.8737104651" calcext:value-type="float">
            <text:p>-1.8737104651</text:p>
          </table:table-cell>
          <table:table-cell office:value-type="float" office:value="-0.6533589973" calcext:value-type="float">
            <text:p>-0.6533589973</text:p>
          </table:table-cell>
          <table:table-cell office:value-type="float" office:value="-1.5315587496" calcext:value-type="float">
            <text:p>-1.5315587496</text:p>
          </table:table-cell>
          <table:table-cell/>
          <table:table-cell table:formula="of:=RAND() * 0.1" office:value-type="float" office:value="0.0217512375717266" calcext:value-type="float">
            <text:p>0.0217512376</text:p>
          </table:table-cell>
          <table:table-cell table:formula="of:=RAND() * 0.1" office:value-type="float" office:value="0.0608185263459391" calcext:value-type="float">
            <text:p>0.0608185263</text:p>
          </table:table-cell>
          <table:table-cell table:formula="of:=RAND() * 0.1" office:value-type="float" office:value="0.0969626251380599" calcext:value-type="float">
            <text:p>0.0969626251</text:p>
          </table:table-cell>
          <table:table-cell table:formula="of:=RAND() * 0.1" office:value-type="float" office:value="0.0141260005530152" calcext:value-type="float">
            <text:p>0.0141260006</text:p>
          </table:table-cell>
          <table:table-cell table:formula="of:=RAND() * 0.1" office:value-type="float" office:value="0.0168712612227453" calcext:value-type="float">
            <text:p>0.0168712612</text:p>
          </table:table-cell>
          <table:table-cell table:formula="of:=RAND() * 0.1" office:value-type="float" office:value="0.0779972951762252" calcext:value-type="float">
            <text:p>0.0779972952</text:p>
          </table:table-cell>
          <table:table-cell table:formula="of:=RAND() * 0.1" office:value-type="float" office:value="0.0546674551531646" calcext:value-type="float">
            <text:p>0.0546674552</text:p>
          </table:table-cell>
          <table:table-cell table:formula="of:=RAND() * 0.1" office:value-type="float" office:value="0.0543903675076242" calcext:value-type="float">
            <text:p>0.0543903675</text:p>
          </table:table-cell>
          <table:table-cell/>
          <table:table-cell table:formula="of:=[.A13]+[.J13]" office:value-type="float" office:value="0.159235715171727" calcext:value-type="float">
            <text:p>0.1592357152</text:p>
          </table:table-cell>
          <table:table-cell table:formula="of:=[.B13]+[.K13]" office:value-type="float" office:value="-1.46166487245406" calcext:value-type="float">
            <text:p>-1.4616648725</text:p>
          </table:table-cell>
          <table:table-cell table:formula="of:=[.C13]+[.L13]" office:value-type="float" office:value="-0.25073548026194" calcext:value-type="float">
            <text:p>-0.2507354803</text:p>
          </table:table-cell>
          <table:table-cell table:formula="of:=[.D13]+[.M13]" office:value-type="float" office:value="-1.41978646294698" calcext:value-type="float">
            <text:p>-1.4197864629</text:p>
          </table:table-cell>
          <table:table-cell table:formula="of:=[.E13]+[.N13]" office:value-type="float" office:value="-0.503528842077255" calcext:value-type="float">
            <text:p>-0.5035288421</text:p>
          </table:table-cell>
          <table:table-cell table:formula="of:=[.F13]+[.O13]" office:value-type="float" office:value="-1.79571316992378" calcext:value-type="float">
            <text:p>-1.7957131699</text:p>
          </table:table-cell>
          <table:table-cell table:formula="of:=[.G13]+[.P13]" office:value-type="float" office:value="-0.598691542146836" calcext:value-type="float">
            <text:p>-0.5986915421</text:p>
          </table:table-cell>
          <table:table-cell table:formula="of:=[.H13]+[.Q13]" office:value-type="float" office:value="-1.47716838209238" calcext:value-type="float">
            <text:p>-1.4771683821</text:p>
          </table:table-cell>
        </table:table-row>
        <table:table-row table:style-name="ro1">
          <table:table-cell office:value-type="float" office:value="0.3008773896" calcext:value-type="float">
            <text:p>0.3008773896</text:p>
          </table:table-cell>
          <table:table-cell office:value-type="float" office:value="-1.8855147165" calcext:value-type="float">
            <text:p>-1.8855147165</text:p>
          </table:table-cell>
          <table:table-cell office:value-type="float" office:value="-0.0321100653" calcext:value-type="float">
            <text:p>-0.0321100653</text:p>
          </table:table-cell>
          <table:table-cell office:value-type="float" office:value="-1.7200074807" calcext:value-type="float">
            <text:p>-1.7200074807</text:p>
          </table:table-cell>
          <table:table-cell office:value-type="float" office:value="-0.39428903" calcext:value-type="float">
            <text:p>-0.39428903</text:p>
          </table:table-cell>
          <table:table-cell office:value-type="float" office:value="-2.0781424101" calcext:value-type="float">
            <text:p>-2.0781424101</text:p>
          </table:table-cell>
          <table:table-cell office:value-type="float" office:value="-0.6362260637" calcext:value-type="float">
            <text:p>-0.6362260637</text:p>
          </table:table-cell>
          <table:table-cell office:value-type="float" office:value="-1.8070298136" calcext:value-type="float">
            <text:p>-1.8070298136</text:p>
          </table:table-cell>
          <table:table-cell/>
          <table:table-cell table:formula="of:=RAND() * 0.1" office:value-type="float" office:value="0.0865918707898451" calcext:value-type="float">
            <text:p>0.0865918708</text:p>
          </table:table-cell>
          <table:table-cell table:formula="of:=RAND() * 0.1" office:value-type="float" office:value="0.0882570662914984" calcext:value-type="float">
            <text:p>0.0882570663</text:p>
          </table:table-cell>
          <table:table-cell table:formula="of:=RAND() * 0.1" office:value-type="float" office:value="0.0570003868959697" calcext:value-type="float">
            <text:p>0.0570003869</text:p>
          </table:table-cell>
          <table:table-cell table:formula="of:=RAND() * 0.1" office:value-type="float" office:value="0.00660332081005963" calcext:value-type="float">
            <text:p>0.0066033208</text:p>
          </table:table-cell>
          <table:table-cell table:formula="of:=RAND() * 0.1" office:value-type="float" office:value="0.0811320620066172" calcext:value-type="float">
            <text:p>0.081132062</text:p>
          </table:table-cell>
          <table:table-cell table:formula="of:=RAND() * 0.1" office:value-type="float" office:value="0.0278966030134214" calcext:value-type="float">
            <text:p>0.027896603</text:p>
          </table:table-cell>
          <table:table-cell table:formula="of:=RAND() * 0.1" office:value-type="float" office:value="0.0715931364058916" calcext:value-type="float">
            <text:p>0.0715931364</text:p>
          </table:table-cell>
          <table:table-cell table:formula="of:=RAND() * 0.1" office:value-type="float" office:value="0.0778843871922145" calcext:value-type="float">
            <text:p>0.0778843872</text:p>
          </table:table-cell>
          <table:table-cell/>
          <table:table-cell table:formula="of:=[.A14]+[.J14]" office:value-type="float" office:value="0.387469260389845" calcext:value-type="float">
            <text:p>0.3874692604</text:p>
          </table:table-cell>
          <table:table-cell table:formula="of:=[.B14]+[.K14]" office:value-type="float" office:value="-1.7972576502085" calcext:value-type="float">
            <text:p>-1.7972576502</text:p>
          </table:table-cell>
          <table:table-cell table:formula="of:=[.C14]+[.L14]" office:value-type="float" office:value="0.0248903215959697" calcext:value-type="float">
            <text:p>0.0248903216</text:p>
          </table:table-cell>
          <table:table-cell table:formula="of:=[.D14]+[.M14]" office:value-type="float" office:value="-1.71340415988994" calcext:value-type="float">
            <text:p>-1.7134041599</text:p>
          </table:table-cell>
          <table:table-cell table:formula="of:=[.E14]+[.N14]" office:value-type="float" office:value="-0.313156967993383" calcext:value-type="float">
            <text:p>-0.313156968</text:p>
          </table:table-cell>
          <table:table-cell table:formula="of:=[.F14]+[.O14]" office:value-type="float" office:value="-2.05024580708658" calcext:value-type="float">
            <text:p>-2.0502458071</text:p>
          </table:table-cell>
          <table:table-cell table:formula="of:=[.G14]+[.P14]" office:value-type="float" office:value="-0.564632927294108" calcext:value-type="float">
            <text:p>-0.5646329273</text:p>
          </table:table-cell>
          <table:table-cell table:formula="of:=[.H14]+[.Q14]" office:value-type="float" office:value="-1.72914542640779" calcext:value-type="float">
            <text:p>-1.7291454264</text:p>
          </table:table-cell>
        </table:table-row>
        <table:table-row table:style-name="ro1">
          <table:table-cell office:value-type="float" office:value="-0.0030998963" calcext:value-type="float">
            <text:p>-0.0030998963</text:p>
          </table:table-cell>
          <table:table-cell office:value-type="float" office:value="-1.7411287768" calcext:value-type="float">
            <text:p>-1.7411287768</text:p>
          </table:table-cell>
          <table:table-cell office:value-type="float" office:value="-0.385834345" calcext:value-type="float">
            <text:p>-0.385834345</text:p>
          </table:table-cell>
          <table:table-cell office:value-type="float" office:value="-1.6086528377" calcext:value-type="float">
            <text:p>-1.6086528377</text:p>
          </table:table-cell>
          <table:table-cell office:value-type="float" office:value="-0.726651473" calcext:value-type="float">
            <text:p>-0.726651473</text:p>
          </table:table-cell>
          <table:table-cell office:value-type="float" office:value="-2.0380702701" calcext:value-type="float">
            <text:p>-2.0380702701</text:p>
          </table:table-cell>
          <table:table-cell office:value-type="float" office:value="-0.8472613763" calcext:value-type="float">
            <text:p>-0.8472613763</text:p>
          </table:table-cell>
          <table:table-cell office:value-type="float" office:value="-1.6931511098" calcext:value-type="float">
            <text:p>-1.6931511098</text:p>
          </table:table-cell>
          <table:table-cell/>
          <table:table-cell table:formula="of:=RAND() * 0.1" office:value-type="float" office:value="0.0334926980599236" calcext:value-type="float">
            <text:p>0.0334926981</text:p>
          </table:table-cell>
          <table:table-cell table:formula="of:=RAND() * 0.1" office:value-type="float" office:value="0.0726755903933128" calcext:value-type="float">
            <text:p>0.0726755904</text:p>
          </table:table-cell>
          <table:table-cell table:formula="of:=RAND() * 0.1" office:value-type="float" office:value="0.0540450447352054" calcext:value-type="float">
            <text:p>0.0540450447</text:p>
          </table:table-cell>
          <table:table-cell table:formula="of:=RAND() * 0.1" office:value-type="float" office:value="0.0490297234658104" calcext:value-type="float">
            <text:p>0.0490297235</text:p>
          </table:table-cell>
          <table:table-cell table:formula="of:=RAND() * 0.1" office:value-type="float" office:value="0.0402972583144032" calcext:value-type="float">
            <text:p>0.0402972583</text:p>
          </table:table-cell>
          <table:table-cell table:formula="of:=RAND() * 0.1" office:value-type="float" office:value="0.0902226629429676" calcext:value-type="float">
            <text:p>0.0902226629</text:p>
          </table:table-cell>
          <table:table-cell table:formula="of:=RAND() * 0.1" office:value-type="float" office:value="0.0895928217637149" calcext:value-type="float">
            <text:p>0.0895928218</text:p>
          </table:table-cell>
          <table:table-cell table:formula="of:=RAND() * 0.1" office:value-type="float" office:value="0.0497581097679289" calcext:value-type="float">
            <text:p>0.0497581098</text:p>
          </table:table-cell>
          <table:table-cell/>
          <table:table-cell table:formula="of:=[.A15]+[.J15]" office:value-type="float" office:value="0.0303928017599236" calcext:value-type="float">
            <text:p>0.0303928018</text:p>
          </table:table-cell>
          <table:table-cell table:formula="of:=[.B15]+[.K15]" office:value-type="float" office:value="-1.66845318640669" calcext:value-type="float">
            <text:p>-1.6684531864</text:p>
          </table:table-cell>
          <table:table-cell table:formula="of:=[.C15]+[.L15]" office:value-type="float" office:value="-0.331789300264795" calcext:value-type="float">
            <text:p>-0.3317893003</text:p>
          </table:table-cell>
          <table:table-cell table:formula="of:=[.D15]+[.M15]" office:value-type="float" office:value="-1.55962311423419" calcext:value-type="float">
            <text:p>-1.5596231142</text:p>
          </table:table-cell>
          <table:table-cell table:formula="of:=[.E15]+[.N15]" office:value-type="float" office:value="-0.686354214685597" calcext:value-type="float">
            <text:p>-0.6863542147</text:p>
          </table:table-cell>
          <table:table-cell table:formula="of:=[.F15]+[.O15]" office:value-type="float" office:value="-1.94784760715703" calcext:value-type="float">
            <text:p>-1.9478476072</text:p>
          </table:table-cell>
          <table:table-cell table:formula="of:=[.G15]+[.P15]" office:value-type="float" office:value="-0.757668554536285" calcext:value-type="float">
            <text:p>-0.7576685545</text:p>
          </table:table-cell>
          <table:table-cell table:formula="of:=[.H15]+[.Q15]" office:value-type="float" office:value="-1.64339300003207" calcext:value-type="float">
            <text:p>-1.643393</text:p>
          </table:table-cell>
        </table:table-row>
        <table:table-row table:style-name="ro1">
          <table:table-cell office:value-type="float" office:value="0.2316249597" calcext:value-type="float">
            <text:p>0.2316249597</text:p>
          </table:table-cell>
          <table:table-cell office:value-type="float" office:value="-1.698971061" calcext:value-type="float">
            <text:p>-1.698971061</text:p>
          </table:table-cell>
          <table:table-cell office:value-type="float" office:value="-0.2925280008" calcext:value-type="float">
            <text:p>-0.2925280008</text:p>
          </table:table-cell>
          <table:table-cell office:value-type="float" office:value="-1.5445526374" calcext:value-type="float">
            <text:p>-1.5445526374</text:p>
          </table:table-cell>
          <table:table-cell office:value-type="float" office:value="-0.2909046109" calcext:value-type="float">
            <text:p>-0.2909046109</text:p>
          </table:table-cell>
          <table:table-cell office:value-type="float" office:value="-1.9481387746" calcext:value-type="float">
            <text:p>-1.9481387746</text:p>
          </table:table-cell>
          <table:table-cell office:value-type="float" office:value="-0.6097115954" calcext:value-type="float">
            <text:p>-0.6097115954</text:p>
          </table:table-cell>
          <table:table-cell office:value-type="float" office:value="-1.7446448237" calcext:value-type="float">
            <text:p>-1.7446448237</text:p>
          </table:table-cell>
          <table:table-cell/>
          <table:table-cell table:formula="of:=RAND() * 0.1" office:value-type="float" office:value="0.0825980805842679" calcext:value-type="float">
            <text:p>0.0825980806</text:p>
          </table:table-cell>
          <table:table-cell table:formula="of:=RAND() * 0.1" office:value-type="float" office:value="0.0641772525330291" calcext:value-type="float">
            <text:p>0.0641772525</text:p>
          </table:table-cell>
          <table:table-cell table:formula="of:=RAND() * 0.1" office:value-type="float" office:value="0.0691137919360609" calcext:value-type="float">
            <text:p>0.0691137919</text:p>
          </table:table-cell>
          <table:table-cell table:formula="of:=RAND() * 0.1" office:value-type="float" office:value="0.098165585252837" calcext:value-type="float">
            <text:p>0.0981655853</text:p>
          </table:table-cell>
          <table:table-cell table:formula="of:=RAND() * 0.1" office:value-type="float" office:value="0.00516451126443301" calcext:value-type="float">
            <text:p>0.0051645113</text:p>
          </table:table-cell>
          <table:table-cell table:formula="of:=RAND() * 0.1" office:value-type="float" office:value="0.0352173043753786" calcext:value-type="float">
            <text:p>0.0352173044</text:p>
          </table:table-cell>
          <table:table-cell table:formula="of:=RAND() * 0.1" office:value-type="float" office:value="0.0369756227848883" calcext:value-type="float">
            <text:p>0.0369756228</text:p>
          </table:table-cell>
          <table:table-cell table:formula="of:=RAND() * 0.1" office:value-type="float" office:value="0.0209670309014159" calcext:value-type="float">
            <text:p>0.0209670309</text:p>
          </table:table-cell>
          <table:table-cell/>
          <table:table-cell table:formula="of:=[.A16]+[.J16]" office:value-type="float" office:value="0.314223040284268" calcext:value-type="float">
            <text:p>0.3142230403</text:p>
          </table:table-cell>
          <table:table-cell table:formula="of:=[.B16]+[.K16]" office:value-type="float" office:value="-1.63479380846697" calcext:value-type="float">
            <text:p>-1.6347938085</text:p>
          </table:table-cell>
          <table:table-cell table:formula="of:=[.C16]+[.L16]" office:value-type="float" office:value="-0.223414208863939" calcext:value-type="float">
            <text:p>-0.2234142089</text:p>
          </table:table-cell>
          <table:table-cell table:formula="of:=[.D16]+[.M16]" office:value-type="float" office:value="-1.44638705214716" calcext:value-type="float">
            <text:p>-1.4463870521</text:p>
          </table:table-cell>
          <table:table-cell table:formula="of:=[.E16]+[.N16]" office:value-type="float" office:value="-0.285740099635567" calcext:value-type="float">
            <text:p>-0.2857400996</text:p>
          </table:table-cell>
          <table:table-cell table:formula="of:=[.F16]+[.O16]" office:value-type="float" office:value="-1.91292147022462" calcext:value-type="float">
            <text:p>-1.9129214702</text:p>
          </table:table-cell>
          <table:table-cell table:formula="of:=[.G16]+[.P16]" office:value-type="float" office:value="-0.572735972615112" calcext:value-type="float">
            <text:p>-0.5727359726</text:p>
          </table:table-cell>
          <table:table-cell table:formula="of:=[.H16]+[.Q16]" office:value-type="float" office:value="-1.72367779279858" calcext:value-type="float">
            <text:p>-1.7236777928</text:p>
          </table:table-cell>
        </table:table-row>
        <table:table-row table:style-name="ro1">
          <table:table-cell office:value-type="float" office:value="0.2370584557" calcext:value-type="float">
            <text:p>0.2370584557</text:p>
          </table:table-cell>
          <table:table-cell office:value-type="float" office:value="-1.6295092196" calcext:value-type="float">
            <text:p>-1.6295092196</text:p>
          </table:table-cell>
          <table:table-cell office:value-type="float" office:value="-0.4934705625" calcext:value-type="float">
            <text:p>-0.4934705625</text:p>
          </table:table-cell>
          <table:table-cell office:value-type="float" office:value="-1.8384082113" calcext:value-type="float">
            <text:p>-1.8384082113</text:p>
          </table:table-cell>
          <table:table-cell office:value-type="float" office:value="-0.4752510231" calcext:value-type="float">
            <text:p>-0.4752510231</text:p>
          </table:table-cell>
          <table:table-cell office:value-type="float" office:value="-1.5350809081" calcext:value-type="float">
            <text:p>-1.5350809081</text:p>
          </table:table-cell>
          <table:table-cell office:value-type="float" office:value="-0.1693580626" calcext:value-type="float">
            <text:p>-0.1693580626</text:p>
          </table:table-cell>
          <table:table-cell office:value-type="float" office:value="-1.6945112164" calcext:value-type="float">
            <text:p>-1.6945112164</text:p>
          </table:table-cell>
          <table:table-cell/>
          <table:table-cell table:formula="of:=RAND() * 0.1" office:value-type="float" office:value="0.0788855427590319" calcext:value-type="float">
            <text:p>0.0788855428</text:p>
          </table:table-cell>
          <table:table-cell table:formula="of:=RAND() * 0.1" office:value-type="float" office:value="0.0587576381192703" calcext:value-type="float">
            <text:p>0.0587576381</text:p>
          </table:table-cell>
          <table:table-cell table:formula="of:=RAND() * 0.1" office:value-type="float" office:value="0.00745203107067097" calcext:value-type="float">
            <text:p>0.0074520311</text:p>
          </table:table-cell>
          <table:table-cell table:formula="of:=RAND() * 0.1" office:value-type="float" office:value="0.0960014638393327" calcext:value-type="float">
            <text:p>0.0960014638</text:p>
          </table:table-cell>
          <table:table-cell table:formula="of:=RAND() * 0.1" office:value-type="float" office:value="0.0553816762506107" calcext:value-type="float">
            <text:p>0.0553816763</text:p>
          </table:table-cell>
          <table:table-cell table:formula="of:=RAND() * 0.1" office:value-type="float" office:value="0.00770881514426669" calcext:value-type="float">
            <text:p>0.0077088151</text:p>
          </table:table-cell>
          <table:table-cell table:formula="of:=RAND() * 0.1" office:value-type="float" office:value="0.0786265167307277" calcext:value-type="float">
            <text:p>0.0786265167</text:p>
          </table:table-cell>
          <table:table-cell table:formula="of:=RAND() * 0.1" office:value-type="float" office:value="0.070271618430668" calcext:value-type="float">
            <text:p>0.0702716184</text:p>
          </table:table-cell>
          <table:table-cell/>
          <table:table-cell table:formula="of:=[.A17]+[.J17]" office:value-type="float" office:value="0.315943998459032" calcext:value-type="float">
            <text:p>0.3159439985</text:p>
          </table:table-cell>
          <table:table-cell table:formula="of:=[.B17]+[.K17]" office:value-type="float" office:value="-1.57075158148073" calcext:value-type="float">
            <text:p>-1.5707515815</text:p>
          </table:table-cell>
          <table:table-cell table:formula="of:=[.C17]+[.L17]" office:value-type="float" office:value="-0.486018531429329" calcext:value-type="float">
            <text:p>-0.4860185314</text:p>
          </table:table-cell>
          <table:table-cell table:formula="of:=[.D17]+[.M17]" office:value-type="float" office:value="-1.74240674746067" calcext:value-type="float">
            <text:p>-1.7424067475</text:p>
          </table:table-cell>
          <table:table-cell table:formula="of:=[.E17]+[.N17]" office:value-type="float" office:value="-0.419869346849389" calcext:value-type="float">
            <text:p>-0.4198693468</text:p>
          </table:table-cell>
          <table:table-cell table:formula="of:=[.F17]+[.O17]" office:value-type="float" office:value="-1.52737209295573" calcext:value-type="float">
            <text:p>-1.527372093</text:p>
          </table:table-cell>
          <table:table-cell table:formula="of:=[.G17]+[.P17]" office:value-type="float" office:value="-0.0907315458692723" calcext:value-type="float">
            <text:p>-0.0907315459</text:p>
          </table:table-cell>
          <table:table-cell table:formula="of:=[.H17]+[.Q17]" office:value-type="float" office:value="-1.62423959796933" calcext:value-type="float">
            <text:p>-1.624239598</text:p>
          </table:table-cell>
        </table:table-row>
        <table:table-row table:style-name="ro1">
          <table:table-cell office:value-type="float" office:value="0.2094505193" calcext:value-type="float">
            <text:p>0.2094505193</text:p>
          </table:table-cell>
          <table:table-cell office:value-type="float" office:value="-1.8314141293" calcext:value-type="float">
            <text:p>-1.8314141293</text:p>
          </table:table-cell>
          <table:table-cell office:value-type="float" office:value="-0.5663417746" calcext:value-type="float">
            <text:p>-0.5663417746</text:p>
          </table:table-cell>
          <table:table-cell office:value-type="float" office:value="-1.6070874496" calcext:value-type="float">
            <text:p>-1.6070874496</text:p>
          </table:table-cell>
          <table:table-cell office:value-type="float" office:value="-0.2382706713" calcext:value-type="float">
            <text:p>-0.2382706713</text:p>
          </table:table-cell>
          <table:table-cell office:value-type="float" office:value="-1.8365423756" calcext:value-type="float">
            <text:p>-1.8365423756</text:p>
          </table:table-cell>
          <table:table-cell office:value-type="float" office:value="-0.4823309199" calcext:value-type="float">
            <text:p>-0.4823309199</text:p>
          </table:table-cell>
          <table:table-cell office:value-type="float" office:value="-1.9553455082" calcext:value-type="float">
            <text:p>-1.9553455082</text:p>
          </table:table-cell>
          <table:table-cell/>
          <table:table-cell table:formula="of:=RAND() * 0.1" office:value-type="float" office:value="0.0589786260853003" calcext:value-type="float">
            <text:p>0.0589786261</text:p>
          </table:table-cell>
          <table:table-cell table:formula="of:=RAND() * 0.1" office:value-type="float" office:value="0.0939126440361533" calcext:value-type="float">
            <text:p>0.093912644</text:p>
          </table:table-cell>
          <table:table-cell table:formula="of:=RAND() * 0.1" office:value-type="float" office:value="0.0731072789469804" calcext:value-type="float">
            <text:p>0.0731072789</text:p>
          </table:table-cell>
          <table:table-cell table:formula="of:=RAND() * 0.1" office:value-type="float" office:value="0.0469082952618826" calcext:value-type="float">
            <text:p>0.0469082953</text:p>
          </table:table-cell>
          <table:table-cell table:formula="of:=RAND() * 0.1" office:value-type="float" office:value="0.0234277491502112" calcext:value-type="float">
            <text:p>0.0234277492</text:p>
          </table:table-cell>
          <table:table-cell table:formula="of:=RAND() * 0.1" office:value-type="float" office:value="0.00261384588829306" calcext:value-type="float">
            <text:p>0.0026138459</text:p>
          </table:table-cell>
          <table:table-cell table:formula="of:=RAND() * 0.1" office:value-type="float" office:value="0.0169817723535735" calcext:value-type="float">
            <text:p>0.0169817724</text:p>
          </table:table-cell>
          <table:table-cell table:formula="of:=RAND() * 0.1" office:value-type="float" office:value="0.0303392292698215" calcext:value-type="float">
            <text:p>0.0303392293</text:p>
          </table:table-cell>
          <table:table-cell/>
          <table:table-cell table:formula="of:=[.A18]+[.J18]" office:value-type="float" office:value="0.2684291453853" calcext:value-type="float">
            <text:p>0.2684291454</text:p>
          </table:table-cell>
          <table:table-cell table:formula="of:=[.B18]+[.K18]" office:value-type="float" office:value="-1.73750148526385" calcext:value-type="float">
            <text:p>-1.7375014853</text:p>
          </table:table-cell>
          <table:table-cell table:formula="of:=[.C18]+[.L18]" office:value-type="float" office:value="-0.49323449565302" calcext:value-type="float">
            <text:p>-0.4932344957</text:p>
          </table:table-cell>
          <table:table-cell table:formula="of:=[.D18]+[.M18]" office:value-type="float" office:value="-1.56017915433812" calcext:value-type="float">
            <text:p>-1.5601791543</text:p>
          </table:table-cell>
          <table:table-cell table:formula="of:=[.E18]+[.N18]" office:value-type="float" office:value="-0.214842922149789" calcext:value-type="float">
            <text:p>-0.2148429221</text:p>
          </table:table-cell>
          <table:table-cell table:formula="of:=[.F18]+[.O18]" office:value-type="float" office:value="-1.83392852971171" calcext:value-type="float">
            <text:p>-1.8339285297</text:p>
          </table:table-cell>
          <table:table-cell table:formula="of:=[.G18]+[.P18]" office:value-type="float" office:value="-0.465349147546427" calcext:value-type="float">
            <text:p>-0.4653491475</text:p>
          </table:table-cell>
          <table:table-cell table:formula="of:=[.H18]+[.Q18]" office:value-type="float" office:value="-1.92500627893018" calcext:value-type="float">
            <text:p>-1.9250062789</text:p>
          </table:table-cell>
        </table:table-row>
        <table:table-row table:style-name="ro1">
          <table:table-cell office:value-type="float" office:value="0.1735073114" calcext:value-type="float">
            <text:p>0.1735073114</text:p>
          </table:table-cell>
          <table:table-cell office:value-type="float" office:value="-1.9268271014" calcext:value-type="float">
            <text:p>-1.9268271014</text:p>
          </table:table-cell>
          <table:table-cell office:value-type="float" office:value="-0.0824267011" calcext:value-type="float">
            <text:p>-0.0824267011</text:p>
          </table:table-cell>
          <table:table-cell office:value-type="float" office:value="-1.7046025285" calcext:value-type="float">
            <text:p>-1.7046025285</text:p>
          </table:table-cell>
          <table:table-cell office:value-type="float" office:value="-0.5158252061" calcext:value-type="float">
            <text:p>-0.5158252061</text:p>
          </table:table-cell>
          <table:table-cell office:value-type="float" office:value="-2.1316731204" calcext:value-type="float">
            <text:p>-2.1316731204</text:p>
          </table:table-cell>
          <table:table-cell office:value-type="float" office:value="-0.4705440177" calcext:value-type="float">
            <text:p>-0.4705440177</text:p>
          </table:table-cell>
          <table:table-cell office:value-type="float" office:value="-1.7803495814" calcext:value-type="float">
            <text:p>-1.7803495814</text:p>
          </table:table-cell>
          <table:table-cell/>
          <table:table-cell table:formula="of:=RAND() * 0.1" office:value-type="float" office:value="0.0946449433563446" calcext:value-type="float">
            <text:p>0.0946449434</text:p>
          </table:table-cell>
          <table:table-cell table:formula="of:=RAND() * 0.1" office:value-type="float" office:value="0.076777355786747" calcext:value-type="float">
            <text:p>0.0767773558</text:p>
          </table:table-cell>
          <table:table-cell table:formula="of:=RAND() * 0.1" office:value-type="float" office:value="0.0563915492840643" calcext:value-type="float">
            <text:p>0.0563915493</text:p>
          </table:table-cell>
          <table:table-cell table:formula="of:=RAND() * 0.1" office:value-type="float" office:value="0.0617819020495704" calcext:value-type="float">
            <text:p>0.061781902</text:p>
          </table:table-cell>
          <table:table-cell table:formula="of:=RAND() * 0.1" office:value-type="float" office:value="0.0660988110529489" calcext:value-type="float">
            <text:p>0.0660988111</text:p>
          </table:table-cell>
          <table:table-cell table:formula="of:=RAND() * 0.1" office:value-type="float" office:value="0.0392153702293082" calcext:value-type="float">
            <text:p>0.0392153702</text:p>
          </table:table-cell>
          <table:table-cell table:formula="of:=RAND() * 0.1" office:value-type="float" office:value="0.0816517913509978" calcext:value-type="float">
            <text:p>0.0816517914</text:p>
          </table:table-cell>
          <table:table-cell table:formula="of:=RAND() * 0.1" office:value-type="float" office:value="0.0944338675839605" calcext:value-type="float">
            <text:p>0.0944338676</text:p>
          </table:table-cell>
          <table:table-cell/>
          <table:table-cell table:formula="of:=[.A19]+[.J19]" office:value-type="float" office:value="0.268152254756345" calcext:value-type="float">
            <text:p>0.2681522548</text:p>
          </table:table-cell>
          <table:table-cell table:formula="of:=[.B19]+[.K19]" office:value-type="float" office:value="-1.85004974561325" calcext:value-type="float">
            <text:p>-1.8500497456</text:p>
          </table:table-cell>
          <table:table-cell table:formula="of:=[.C19]+[.L19]" office:value-type="float" office:value="-0.0260351518159357" calcext:value-type="float">
            <text:p>-0.0260351518</text:p>
          </table:table-cell>
          <table:table-cell table:formula="of:=[.D19]+[.M19]" office:value-type="float" office:value="-1.64282062645043" calcext:value-type="float">
            <text:p>-1.6428206265</text:p>
          </table:table-cell>
          <table:table-cell table:formula="of:=[.E19]+[.N19]" office:value-type="float" office:value="-0.449726395047051" calcext:value-type="float">
            <text:p>-0.449726395</text:p>
          </table:table-cell>
          <table:table-cell table:formula="of:=[.F19]+[.O19]" office:value-type="float" office:value="-2.09245775017069" calcext:value-type="float">
            <text:p>-2.0924577502</text:p>
          </table:table-cell>
          <table:table-cell table:formula="of:=[.G19]+[.P19]" office:value-type="float" office:value="-0.388892226349002" calcext:value-type="float">
            <text:p>-0.3888922263</text:p>
          </table:table-cell>
          <table:table-cell table:formula="of:=[.H19]+[.Q19]" office:value-type="float" office:value="-1.68591571381604" calcext:value-type="float">
            <text:p>-1.6859157138</text:p>
          </table:table-cell>
        </table:table-row>
        <table:table-row table:style-name="ro1">
          <table:table-cell office:value-type="float" office:value="0.2590550353" calcext:value-type="float">
            <text:p>0.2590550353</text:p>
          </table:table-cell>
          <table:table-cell office:value-type="float" office:value="-1.6549016164" calcext:value-type="float">
            <text:p>-1.6549016164</text:p>
          </table:table-cell>
          <table:table-cell office:value-type="float" office:value="-0.4984246316" calcext:value-type="float">
            <text:p>-0.4984246316</text:p>
          </table:table-cell>
          <table:table-cell office:value-type="float" office:value="-1.439768455" calcext:value-type="float">
            <text:p>-1.439768455</text:p>
          </table:table-cell>
          <table:table-cell office:value-type="float" office:value="-0.0535638227" calcext:value-type="float">
            <text:p>-0.0535638227</text:p>
          </table:table-cell>
          <table:table-cell office:value-type="float" office:value="-1.7801448618" calcext:value-type="float">
            <text:p>-1.7801448618</text:p>
          </table:table-cell>
          <table:table-cell office:value-type="float" office:value="-0.4008837023" calcext:value-type="float">
            <text:p>-0.4008837023</text:p>
          </table:table-cell>
          <table:table-cell office:value-type="float" office:value="-1.775662929" calcext:value-type="float">
            <text:p>-1.775662929</text:p>
          </table:table-cell>
          <table:table-cell/>
          <table:table-cell table:formula="of:=RAND() * 0.1" office:value-type="float" office:value="0.0357394797420979" calcext:value-type="float">
            <text:p>0.0357394797</text:p>
          </table:table-cell>
          <table:table-cell table:formula="of:=RAND() * 0.1" office:value-type="float" office:value="0.0529766657091038" calcext:value-type="float">
            <text:p>0.0529766657</text:p>
          </table:table-cell>
          <table:table-cell table:formula="of:=RAND() * 0.1" office:value-type="float" office:value="0.0239231899675124" calcext:value-type="float">
            <text:p>0.02392319</text:p>
          </table:table-cell>
          <table:table-cell table:formula="of:=RAND() * 0.1" office:value-type="float" office:value="0.016094448938679" calcext:value-type="float">
            <text:p>0.0160944489</text:p>
          </table:table-cell>
          <table:table-cell table:formula="of:=RAND() * 0.1" office:value-type="float" office:value="0.0921031505920858" calcext:value-type="float">
            <text:p>0.0921031506</text:p>
          </table:table-cell>
          <table:table-cell table:formula="of:=RAND() * 0.1" office:value-type="float" office:value="0.0212928070363127" calcext:value-type="float">
            <text:p>0.021292807</text:p>
          </table:table-cell>
          <table:table-cell table:formula="of:=RAND() * 0.1" office:value-type="float" office:value="0.0601609706321189" calcext:value-type="float">
            <text:p>0.0601609706</text:p>
          </table:table-cell>
          <table:table-cell table:formula="of:=RAND() * 0.1" office:value-type="float" office:value="0.0399333096040055" calcext:value-type="float">
            <text:p>0.0399333096</text:p>
          </table:table-cell>
          <table:table-cell/>
          <table:table-cell table:formula="of:=[.A20]+[.J20]" office:value-type="float" office:value="0.294794515042098" calcext:value-type="float">
            <text:p>0.294794515</text:p>
          </table:table-cell>
          <table:table-cell table:formula="of:=[.B20]+[.K20]" office:value-type="float" office:value="-1.6019249506909" calcext:value-type="float">
            <text:p>-1.6019249507</text:p>
          </table:table-cell>
          <table:table-cell table:formula="of:=[.C20]+[.L20]" office:value-type="float" office:value="-0.474501441632488" calcext:value-type="float">
            <text:p>-0.4745014416</text:p>
          </table:table-cell>
          <table:table-cell table:formula="of:=[.D20]+[.M20]" office:value-type="float" office:value="-1.42367400606132" calcext:value-type="float">
            <text:p>-1.4236740061</text:p>
          </table:table-cell>
          <table:table-cell table:formula="of:=[.E20]+[.N20]" office:value-type="float" office:value="0.0385393278920858" calcext:value-type="float">
            <text:p>0.0385393279</text:p>
          </table:table-cell>
          <table:table-cell table:formula="of:=[.F20]+[.O20]" office:value-type="float" office:value="-1.75885205476369" calcext:value-type="float">
            <text:p>-1.7588520548</text:p>
          </table:table-cell>
          <table:table-cell table:formula="of:=[.G20]+[.P20]" office:value-type="float" office:value="-0.340722731667881" calcext:value-type="float">
            <text:p>-0.3407227317</text:p>
          </table:table-cell>
          <table:table-cell table:formula="of:=[.H20]+[.Q20]" office:value-type="float" office:value="-1.73572961939599" calcext:value-type="float">
            <text:p>-1.7357296194</text:p>
          </table:table-cell>
        </table:table-row>
        <table:table-row table:style-name="ro1">
          <table:table-cell office:value-type="float" office:value="0.2448041024" calcext:value-type="float">
            <text:p>0.2448041024</text:p>
          </table:table-cell>
          <table:table-cell office:value-type="float" office:value="-1.5258095739" calcext:value-type="float">
            <text:p>-1.5258095739</text:p>
          </table:table-cell>
          <table:table-cell office:value-type="float" office:value="-0.0666613096" calcext:value-type="float">
            <text:p>-0.0666613096</text:p>
          </table:table-cell>
          <table:table-cell office:value-type="float" office:value="-1.6022270171" calcext:value-type="float">
            <text:p>-1.6022270171</text:p>
          </table:table-cell>
          <table:table-cell office:value-type="float" office:value="-0.5156874992" calcext:value-type="float">
            <text:p>-0.5156874992</text:p>
          </table:table-cell>
          <table:table-cell office:value-type="float" office:value="-1.7725411396" calcext:value-type="float">
            <text:p>-1.7725411396</text:p>
          </table:table-cell>
          <table:table-cell office:value-type="float" office:value="-0.3130191783" calcext:value-type="float">
            <text:p>-0.3130191783</text:p>
          </table:table-cell>
          <table:table-cell office:value-type="float" office:value="-1.4220256351" calcext:value-type="float">
            <text:p>-1.4220256351</text:p>
          </table:table-cell>
          <table:table-cell/>
          <table:table-cell table:formula="of:=RAND() * 0.1" office:value-type="float" office:value="0.0824126675721686" calcext:value-type="float">
            <text:p>0.0824126676</text:p>
          </table:table-cell>
          <table:table-cell table:formula="of:=RAND() * 0.1" office:value-type="float" office:value="0.0836865698051313" calcext:value-type="float">
            <text:p>0.0836865698</text:p>
          </table:table-cell>
          <table:table-cell table:formula="of:=RAND() * 0.1" office:value-type="float" office:value="0.0356262873368268" calcext:value-type="float">
            <text:p>0.0356262873</text:p>
          </table:table-cell>
          <table:table-cell table:formula="of:=RAND() * 0.1" office:value-type="float" office:value="0.0235833597783611" calcext:value-type="float">
            <text:p>0.0235833598</text:p>
          </table:table-cell>
          <table:table-cell table:formula="of:=RAND() * 0.1" office:value-type="float" office:value="0.0764530615334101" calcext:value-type="float">
            <text:p>0.0764530615</text:p>
          </table:table-cell>
          <table:table-cell table:formula="of:=RAND() * 0.1" office:value-type="float" office:value="0.0429008181845562" calcext:value-type="float">
            <text:p>0.0429008182</text:p>
          </table:table-cell>
          <table:table-cell table:formula="of:=RAND() * 0.1" office:value-type="float" office:value="0.0137934762218294" calcext:value-type="float">
            <text:p>0.0137934762</text:p>
          </table:table-cell>
          <table:table-cell table:formula="of:=RAND() * 0.1" office:value-type="float" office:value="0.0785392581086906" calcext:value-type="float">
            <text:p>0.0785392581</text:p>
          </table:table-cell>
          <table:table-cell/>
          <table:table-cell table:formula="of:=[.A21]+[.J21]" office:value-type="float" office:value="0.327216769972169" calcext:value-type="float">
            <text:p>0.32721677</text:p>
          </table:table-cell>
          <table:table-cell table:formula="of:=[.B21]+[.K21]" office:value-type="float" office:value="-1.44212300409487" calcext:value-type="float">
            <text:p>-1.4421230041</text:p>
          </table:table-cell>
          <table:table-cell table:formula="of:=[.C21]+[.L21]" office:value-type="float" office:value="-0.0310350222631732" calcext:value-type="float">
            <text:p>-0.0310350223</text:p>
          </table:table-cell>
          <table:table-cell table:formula="of:=[.D21]+[.M21]" office:value-type="float" office:value="-1.57864365732164" calcext:value-type="float">
            <text:p>-1.5786436573</text:p>
          </table:table-cell>
          <table:table-cell table:formula="of:=[.E21]+[.N21]" office:value-type="float" office:value="-0.43923443766659" calcext:value-type="float">
            <text:p>-0.4392344377</text:p>
          </table:table-cell>
          <table:table-cell table:formula="of:=[.F21]+[.O21]" office:value-type="float" office:value="-1.72964032141544" calcext:value-type="float">
            <text:p>-1.7296403214</text:p>
          </table:table-cell>
          <table:table-cell table:formula="of:=[.G21]+[.P21]" office:value-type="float" office:value="-0.299225702078171" calcext:value-type="float">
            <text:p>-0.2992257021</text:p>
          </table:table-cell>
          <table:table-cell table:formula="of:=[.H21]+[.Q21]" office:value-type="float" office:value="-1.34348637699131" calcext:value-type="float">
            <text:p>-1.343486377</text:p>
          </table:table-cell>
        </table:table-row>
        <table:table-row table:style-name="ro1">
          <table:table-cell office:value-type="float" office:value="-0.015180608" calcext:value-type="float">
            <text:p>-0.015180608</text:p>
          </table:table-cell>
          <table:table-cell office:value-type="float" office:value="-1.5141148034" calcext:value-type="float">
            <text:p>-1.5141148034</text:p>
          </table:table-cell>
          <table:table-cell office:value-type="float" office:value="-0.8156090289" calcext:value-type="float">
            <text:p>-0.8156090289</text:p>
          </table:table-cell>
          <table:table-cell office:value-type="float" office:value="-1.4449875775" calcext:value-type="float">
            <text:p>-1.4449875775</text:p>
          </table:table-cell>
          <table:table-cell office:value-type="float" office:value="-0.5234826506" calcext:value-type="float">
            <text:p>-0.5234826506</text:p>
          </table:table-cell>
          <table:table-cell office:value-type="float" office:value="-1.6175594327" calcext:value-type="float">
            <text:p>-1.6175594327</text:p>
          </table:table-cell>
          <table:table-cell office:value-type="float" office:value="-0.4282463522" calcext:value-type="float">
            <text:p>-0.4282463522</text:p>
          </table:table-cell>
          <table:table-cell office:value-type="float" office:value="-1.897075961" calcext:value-type="float">
            <text:p>-1.897075961</text:p>
          </table:table-cell>
          <table:table-cell/>
          <table:table-cell table:formula="of:=RAND() * 0.1" office:value-type="float" office:value="0.0349519415595508" calcext:value-type="float">
            <text:p>0.0349519416</text:p>
          </table:table-cell>
          <table:table-cell table:formula="of:=RAND() * 0.1" office:value-type="float" office:value="0.0750229516237017" calcext:value-type="float">
            <text:p>0.0750229516</text:p>
          </table:table-cell>
          <table:table-cell table:formula="of:=RAND() * 0.1" office:value-type="float" office:value="0.0199443676287571" calcext:value-type="float">
            <text:p>0.0199443676</text:p>
          </table:table-cell>
          <table:table-cell table:formula="of:=RAND() * 0.1" office:value-type="float" office:value="0.0155845836823218" calcext:value-type="float">
            <text:p>0.0155845837</text:p>
          </table:table-cell>
          <table:table-cell table:formula="of:=RAND() * 0.1" office:value-type="float" office:value="0.0510817972357267" calcext:value-type="float">
            <text:p>0.0510817972</text:p>
          </table:table-cell>
          <table:table-cell table:formula="of:=RAND() * 0.1" office:value-type="float" office:value="0.00973056816987046" calcext:value-type="float">
            <text:p>0.0097305682</text:p>
          </table:table-cell>
          <table:table-cell table:formula="of:=RAND() * 0.1" office:value-type="float" office:value="0.0441058152448503" calcext:value-type="float">
            <text:p>0.0441058152</text:p>
          </table:table-cell>
          <table:table-cell table:formula="of:=RAND() * 0.1" office:value-type="float" office:value="0.0672240030402304" calcext:value-type="float">
            <text:p>0.067224003</text:p>
          </table:table-cell>
          <table:table-cell/>
          <table:table-cell table:formula="of:=[.A22]+[.J22]" office:value-type="float" office:value="0.0197713335595508" calcext:value-type="float">
            <text:p>0.0197713336</text:p>
          </table:table-cell>
          <table:table-cell table:formula="of:=[.B22]+[.K22]" office:value-type="float" office:value="-1.4390918517763" calcext:value-type="float">
            <text:p>-1.4390918518</text:p>
          </table:table-cell>
          <table:table-cell table:formula="of:=[.C22]+[.L22]" office:value-type="float" office:value="-0.795664661271243" calcext:value-type="float">
            <text:p>-0.7956646613</text:p>
          </table:table-cell>
          <table:table-cell table:formula="of:=[.D22]+[.M22]" office:value-type="float" office:value="-1.42940299381768" calcext:value-type="float">
            <text:p>-1.4294029938</text:p>
          </table:table-cell>
          <table:table-cell table:formula="of:=[.E22]+[.N22]" office:value-type="float" office:value="-0.472400853364273" calcext:value-type="float">
            <text:p>-0.4724008534</text:p>
          </table:table-cell>
          <table:table-cell table:formula="of:=[.F22]+[.O22]" office:value-type="float" office:value="-1.60782886453013" calcext:value-type="float">
            <text:p>-1.6078288645</text:p>
          </table:table-cell>
          <table:table-cell table:formula="of:=[.G22]+[.P22]" office:value-type="float" office:value="-0.38414053695515" calcext:value-type="float">
            <text:p>-0.384140537</text:p>
          </table:table-cell>
          <table:table-cell table:formula="of:=[.H22]+[.Q22]" office:value-type="float" office:value="-1.82985195795977" calcext:value-type="float">
            <text:p>-1.829851958</text:p>
          </table:table-cell>
        </table:table-row>
        <table:table-row table:style-name="ro1">
          <table:table-cell office:value-type="float" office:value="-0.3368586332" calcext:value-type="float">
            <text:p>-0.3368586332</text:p>
          </table:table-cell>
          <table:table-cell office:value-type="float" office:value="-1.6363774372" calcext:value-type="float">
            <text:p>-1.6363774372</text:p>
          </table:table-cell>
          <table:table-cell office:value-type="float" office:value="-0.8525147613" calcext:value-type="float">
            <text:p>-0.8525147613</text:p>
          </table:table-cell>
          <table:table-cell office:value-type="float" office:value="-2.0774583693" calcext:value-type="float">
            <text:p>-2.0774583693</text:p>
          </table:table-cell>
          <table:table-cell office:value-type="float" office:value="-1.0924130317" calcext:value-type="float">
            <text:p>-1.0924130317</text:p>
          </table:table-cell>
          <table:table-cell office:value-type="float" office:value="-1.5874085656" calcext:value-type="float">
            <text:p>-1.5874085656</text:p>
          </table:table-cell>
          <table:table-cell office:value-type="float" office:value="-0.9119261994" calcext:value-type="float">
            <text:p>-0.9119261994</text:p>
          </table:table-cell>
          <table:table-cell office:value-type="float" office:value="-1.8052228905" calcext:value-type="float">
            <text:p>-1.8052228905</text:p>
          </table:table-cell>
          <table:table-cell/>
          <table:table-cell table:formula="of:=RAND() * 0.1" office:value-type="float" office:value="0.0247127129916643" calcext:value-type="float">
            <text:p>0.024712713</text:p>
          </table:table-cell>
          <table:table-cell table:formula="of:=RAND() * 0.1" office:value-type="float" office:value="0.0946802325632377" calcext:value-type="float">
            <text:p>0.0946802326</text:p>
          </table:table-cell>
          <table:table-cell table:formula="of:=RAND() * 0.1" office:value-type="float" office:value="0.0498928177477952" calcext:value-type="float">
            <text:p>0.0498928177</text:p>
          </table:table-cell>
          <table:table-cell table:formula="of:=RAND() * 0.1" office:value-type="float" office:value="0.00145562833363871" calcext:value-type="float">
            <text:p>0.0014556283</text:p>
          </table:table-cell>
          <table:table-cell table:formula="of:=RAND() * 0.1" office:value-type="float" office:value="0.071027576913871" calcext:value-type="float">
            <text:p>0.0710275769</text:p>
          </table:table-cell>
          <table:table-cell table:formula="of:=RAND() * 0.1" office:value-type="float" office:value="0.0872396439016912" calcext:value-type="float">
            <text:p>0.0872396439</text:p>
          </table:table-cell>
          <table:table-cell table:formula="of:=RAND() * 0.1" office:value-type="float" office:value="0.00357137229433665" calcext:value-type="float">
            <text:p>0.0035713723</text:p>
          </table:table-cell>
          <table:table-cell table:formula="of:=RAND() * 0.1" office:value-type="float" office:value="0.0175091669093611" calcext:value-type="float">
            <text:p>0.0175091669</text:p>
          </table:table-cell>
          <table:table-cell/>
          <table:table-cell table:formula="of:=[.A23]+[.J23]" office:value-type="float" office:value="-0.312145920208336" calcext:value-type="float">
            <text:p>-0.3121459202</text:p>
          </table:table-cell>
          <table:table-cell table:formula="of:=[.B23]+[.K23]" office:value-type="float" office:value="-1.54169720463676" calcext:value-type="float">
            <text:p>-1.5416972046</text:p>
          </table:table-cell>
          <table:table-cell table:formula="of:=[.C23]+[.L23]" office:value-type="float" office:value="-0.802621943552205" calcext:value-type="float">
            <text:p>-0.8026219436</text:p>
          </table:table-cell>
          <table:table-cell table:formula="of:=[.D23]+[.M23]" office:value-type="float" office:value="-2.07600274096636" calcext:value-type="float">
            <text:p>-2.076002741</text:p>
          </table:table-cell>
          <table:table-cell table:formula="of:=[.E23]+[.N23]" office:value-type="float" office:value="-1.02138545478613" calcext:value-type="float">
            <text:p>-1.0213854548</text:p>
          </table:table-cell>
          <table:table-cell table:formula="of:=[.F23]+[.O23]" office:value-type="float" office:value="-1.50016892169831" calcext:value-type="float">
            <text:p>-1.5001689217</text:p>
          </table:table-cell>
          <table:table-cell table:formula="of:=[.G23]+[.P23]" office:value-type="float" office:value="-0.908354827105663" calcext:value-type="float">
            <text:p>-0.9083548271</text:p>
          </table:table-cell>
          <table:table-cell table:formula="of:=[.H23]+[.Q23]" office:value-type="float" office:value="-1.78771372359064" calcext:value-type="float">
            <text:p>-1.7877137236</text:p>
          </table:table-cell>
        </table:table-row>
        <table:table-row table:style-name="ro1">
          <table:table-cell office:value-type="float" office:value="-0.0509808833" calcext:value-type="float">
            <text:p>-0.0509808833</text:p>
          </table:table-cell>
          <table:table-cell office:value-type="float" office:value="-1.7697942126" calcext:value-type="float">
            <text:p>-1.7697942126</text:p>
          </table:table-cell>
          <table:table-cell office:value-type="float" office:value="-0.4251166236" calcext:value-type="float">
            <text:p>-0.4251166236</text:p>
          </table:table-cell>
          <table:table-cell office:value-type="float" office:value="-1.6245019113" calcext:value-type="float">
            <text:p>-1.6245019113</text:p>
          </table:table-cell>
          <table:table-cell office:value-type="float" office:value="-0.701682323" calcext:value-type="float">
            <text:p>-0.701682323</text:p>
          </table:table-cell>
          <table:table-cell office:value-type="float" office:value="-1.7567817203" calcext:value-type="float">
            <text:p>-1.7567817203</text:p>
          </table:table-cell>
          <table:table-cell office:value-type="float" office:value="-0.6213192255" calcext:value-type="float">
            <text:p>-0.6213192255</text:p>
          </table:table-cell>
          <table:table-cell office:value-type="float" office:value="-2.0671944556" calcext:value-type="float">
            <text:p>-2.0671944556</text:p>
          </table:table-cell>
          <table:table-cell/>
          <table:table-cell table:formula="of:=RAND() * 0.1" office:value-type="float" office:value="0.035723776783945" calcext:value-type="float">
            <text:p>0.0357237768</text:p>
          </table:table-cell>
          <table:table-cell table:formula="of:=RAND() * 0.1" office:value-type="float" office:value="0.020505771395221" calcext:value-type="float">
            <text:p>0.0205057714</text:p>
          </table:table-cell>
          <table:table-cell table:formula="of:=RAND() * 0.1" office:value-type="float" office:value="0.0590329216161458" calcext:value-type="float">
            <text:p>0.0590329216</text:p>
          </table:table-cell>
          <table:table-cell table:formula="of:=RAND() * 0.1" office:value-type="float" office:value="0.0610705789642876" calcext:value-type="float">
            <text:p>0.061070579</text:p>
          </table:table-cell>
          <table:table-cell table:formula="of:=RAND() * 0.1" office:value-type="float" office:value="0.0224607857762694" calcext:value-type="float">
            <text:p>0.0224607858</text:p>
          </table:table-cell>
          <table:table-cell table:formula="of:=RAND() * 0.1" office:value-type="float" office:value="0.0371624336946133" calcext:value-type="float">
            <text:p>0.0371624337</text:p>
          </table:table-cell>
          <table:table-cell table:formula="of:=RAND() * 0.1" office:value-type="float" office:value="0.079507335291152" calcext:value-type="float">
            <text:p>0.0795073353</text:p>
          </table:table-cell>
          <table:table-cell table:formula="of:=RAND() * 0.1" office:value-type="float" office:value="0.0857115418613199" calcext:value-type="float">
            <text:p>0.0857115419</text:p>
          </table:table-cell>
          <table:table-cell/>
          <table:table-cell table:formula="of:=[.A24]+[.J24]" office:value-type="float" office:value="-0.015257106516055" calcext:value-type="float">
            <text:p>-0.0152571065</text:p>
          </table:table-cell>
          <table:table-cell table:formula="of:=[.B24]+[.K24]" office:value-type="float" office:value="-1.74928844120478" calcext:value-type="float">
            <text:p>-1.7492884412</text:p>
          </table:table-cell>
          <table:table-cell table:formula="of:=[.C24]+[.L24]" office:value-type="float" office:value="-0.366083701983854" calcext:value-type="float">
            <text:p>-0.366083702</text:p>
          </table:table-cell>
          <table:table-cell table:formula="of:=[.D24]+[.M24]" office:value-type="float" office:value="-1.56343133233571" calcext:value-type="float">
            <text:p>-1.5634313323</text:p>
          </table:table-cell>
          <table:table-cell table:formula="of:=[.E24]+[.N24]" office:value-type="float" office:value="-0.679221537223731" calcext:value-type="float">
            <text:p>-0.6792215372</text:p>
          </table:table-cell>
          <table:table-cell table:formula="of:=[.F24]+[.O24]" office:value-type="float" office:value="-1.71961928660539" calcext:value-type="float">
            <text:p>-1.7196192866</text:p>
          </table:table-cell>
          <table:table-cell table:formula="of:=[.G24]+[.P24]" office:value-type="float" office:value="-0.541811890208848" calcext:value-type="float">
            <text:p>-0.5418118902</text:p>
          </table:table-cell>
          <table:table-cell table:formula="of:=[.H24]+[.Q24]" office:value-type="float" office:value="-1.98148291373868" calcext:value-type="float">
            <text:p>-1.9814829137</text:p>
          </table:table-cell>
        </table:table-row>
        <table:table-row table:style-name="ro1">
          <table:table-cell office:value-type="float" office:value="-0.2223176778" calcext:value-type="float">
            <text:p>-0.2223176778</text:p>
          </table:table-cell>
          <table:table-cell office:value-type="float" office:value="-1.6801096279" calcext:value-type="float">
            <text:p>-1.6801096279</text:p>
          </table:table-cell>
          <table:table-cell office:value-type="float" office:value="-0.8201076879" calcext:value-type="float">
            <text:p>-0.8201076879</text:p>
          </table:table-cell>
          <table:table-cell office:value-type="float" office:value="-1.9158256083" calcext:value-type="float">
            <text:p>-1.9158256083</text:p>
          </table:table-cell>
          <table:table-cell office:value-type="float" office:value="-0.5644230293" calcext:value-type="float">
            <text:p>-0.5644230293</text:p>
          </table:table-cell>
          <table:table-cell office:value-type="float" office:value="-1.6931071885" calcext:value-type="float">
            <text:p>-1.6931071885</text:p>
          </table:table-cell>
          <table:table-cell office:value-type="float" office:value="-0.9221455114" calcext:value-type="float">
            <text:p>-0.9221455114</text:p>
          </table:table-cell>
          <table:table-cell office:value-type="float" office:value="-1.6057551941" calcext:value-type="float">
            <text:p>-1.6057551941</text:p>
          </table:table-cell>
          <table:table-cell/>
          <table:table-cell table:formula="of:=RAND() * 0.1" office:value-type="float" office:value="0.0379349672175933" calcext:value-type="float">
            <text:p>0.0379349672</text:p>
          </table:table-cell>
          <table:table-cell table:formula="of:=RAND() * 0.1" office:value-type="float" office:value="0.0100342157345439" calcext:value-type="float">
            <text:p>0.0100342157</text:p>
          </table:table-cell>
          <table:table-cell table:formula="of:=RAND() * 0.1" office:value-type="float" office:value="0.0786834259537849" calcext:value-type="float">
            <text:p>0.078683426</text:p>
          </table:table-cell>
          <table:table-cell table:formula="of:=RAND() * 0.1" office:value-type="float" office:value="0.0967883380509161" calcext:value-type="float">
            <text:p>0.0967883381</text:p>
          </table:table-cell>
          <table:table-cell table:formula="of:=RAND() * 0.1" office:value-type="float" office:value="0.0461191103743357" calcext:value-type="float">
            <text:p>0.0461191104</text:p>
          </table:table-cell>
          <table:table-cell table:formula="of:=RAND() * 0.1" office:value-type="float" office:value="0.0272478461695797" calcext:value-type="float">
            <text:p>0.0272478462</text:p>
          </table:table-cell>
          <table:table-cell table:formula="of:=RAND() * 0.1" office:value-type="float" office:value="0.0605505463089104" calcext:value-type="float">
            <text:p>0.0605505463</text:p>
          </table:table-cell>
          <table:table-cell table:formula="of:=RAND() * 0.1" office:value-type="float" office:value="0.0258831483691882" calcext:value-type="float">
            <text:p>0.0258831484</text:p>
          </table:table-cell>
          <table:table-cell/>
          <table:table-cell table:formula="of:=[.A25]+[.J25]" office:value-type="float" office:value="-0.184382710582407" calcext:value-type="float">
            <text:p>-0.1843827106</text:p>
          </table:table-cell>
          <table:table-cell table:formula="of:=[.B25]+[.K25]" office:value-type="float" office:value="-1.67007541216546" calcext:value-type="float">
            <text:p>-1.6700754122</text:p>
          </table:table-cell>
          <table:table-cell table:formula="of:=[.C25]+[.L25]" office:value-type="float" office:value="-0.741424261946215" calcext:value-type="float">
            <text:p>-0.7414242619</text:p>
          </table:table-cell>
          <table:table-cell table:formula="of:=[.D25]+[.M25]" office:value-type="float" office:value="-1.81903727024908" calcext:value-type="float">
            <text:p>-1.8190372702</text:p>
          </table:table-cell>
          <table:table-cell table:formula="of:=[.E25]+[.N25]" office:value-type="float" office:value="-0.518303918925664" calcext:value-type="float">
            <text:p>-0.5183039189</text:p>
          </table:table-cell>
          <table:table-cell table:formula="of:=[.F25]+[.O25]" office:value-type="float" office:value="-1.66585934233042" calcext:value-type="float">
            <text:p>-1.6658593423</text:p>
          </table:table-cell>
          <table:table-cell table:formula="of:=[.G25]+[.P25]" office:value-type="float" office:value="-0.86159496509109" calcext:value-type="float">
            <text:p>-0.8615949651</text:p>
          </table:table-cell>
          <table:table-cell table:formula="of:=[.H25]+[.Q25]" office:value-type="float" office:value="-1.57987204573081" calcext:value-type="float">
            <text:p>-1.5798720457</text:p>
          </table:table-cell>
        </table:table-row>
        <table:table-row table:style-name="ro1">
          <table:table-cell office:value-type="float" office:value="0.2658395658" calcext:value-type="float">
            <text:p>0.2658395658</text:p>
          </table:table-cell>
          <table:table-cell office:value-type="float" office:value="-1.5223972283" calcext:value-type="float">
            <text:p>-1.5223972283</text:p>
          </table:table-cell>
          <table:table-cell office:value-type="float" office:value="-0.4672312013" calcext:value-type="float">
            <text:p>-0.4672312013</text:p>
          </table:table-cell>
          <table:table-cell office:value-type="float" office:value="-1.6801216039" calcext:value-type="float">
            <text:p>-1.6801216039</text:p>
          </table:table-cell>
          <table:table-cell office:value-type="float" office:value="-0.3622469625" calcext:value-type="float">
            <text:p>-0.3622469625</text:p>
          </table:table-cell>
          <table:table-cell office:value-type="float" office:value="-1.3906973459" calcext:value-type="float">
            <text:p>-1.3906973459</text:p>
          </table:table-cell>
          <table:table-cell office:value-type="float" office:value="-0.160395155" calcext:value-type="float">
            <text:p>-0.160395155</text:p>
          </table:table-cell>
          <table:table-cell office:value-type="float" office:value="-1.7027507184" calcext:value-type="float">
            <text:p>-1.7027507184</text:p>
          </table:table-cell>
          <table:table-cell/>
          <table:table-cell table:formula="of:=RAND() * 0.1" office:value-type="float" office:value="0.0967778723785924" calcext:value-type="float">
            <text:p>0.0967778724</text:p>
          </table:table-cell>
          <table:table-cell table:formula="of:=RAND() * 0.1" office:value-type="float" office:value="0.0476581270311932" calcext:value-type="float">
            <text:p>0.047658127</text:p>
          </table:table-cell>
          <table:table-cell table:formula="of:=RAND() * 0.1" office:value-type="float" office:value="0.0185848195998266" calcext:value-type="float">
            <text:p>0.0185848196</text:p>
          </table:table-cell>
          <table:table-cell table:formula="of:=RAND() * 0.1" office:value-type="float" office:value="0.0121163157641392" calcext:value-type="float">
            <text:p>0.0121163158</text:p>
          </table:table-cell>
          <table:table-cell table:formula="of:=RAND() * 0.1" office:value-type="float" office:value="0.0830024116489856" calcext:value-type="float">
            <text:p>0.0830024116</text:p>
          </table:table-cell>
          <table:table-cell table:formula="of:=RAND() * 0.1" office:value-type="float" office:value="0.0424329137823698" calcext:value-type="float">
            <text:p>0.0424329138</text:p>
          </table:table-cell>
          <table:table-cell table:formula="of:=RAND() * 0.1" office:value-type="float" office:value="0.0483862321695343" calcext:value-type="float">
            <text:p>0.0483862322</text:p>
          </table:table-cell>
          <table:table-cell table:formula="of:=RAND() * 0.1" office:value-type="float" office:value="0.0744612133902764" calcext:value-type="float">
            <text:p>0.0744612134</text:p>
          </table:table-cell>
          <table:table-cell/>
          <table:table-cell table:formula="of:=[.A26]+[.J26]" office:value-type="float" office:value="0.362617438178592" calcext:value-type="float">
            <text:p>0.3626174382</text:p>
          </table:table-cell>
          <table:table-cell table:formula="of:=[.B26]+[.K26]" office:value-type="float" office:value="-1.47473910126881" calcext:value-type="float">
            <text:p>-1.4747391013</text:p>
          </table:table-cell>
          <table:table-cell table:formula="of:=[.C26]+[.L26]" office:value-type="float" office:value="-0.448646381700173" calcext:value-type="float">
            <text:p>-0.4486463817</text:p>
          </table:table-cell>
          <table:table-cell table:formula="of:=[.D26]+[.M26]" office:value-type="float" office:value="-1.66800528813586" calcext:value-type="float">
            <text:p>-1.6680052881</text:p>
          </table:table-cell>
          <table:table-cell table:formula="of:=[.E26]+[.N26]" office:value-type="float" office:value="-0.279244550851014" calcext:value-type="float">
            <text:p>-0.2792445509</text:p>
          </table:table-cell>
          <table:table-cell table:formula="of:=[.F26]+[.O26]" office:value-type="float" office:value="-1.34826443211763" calcext:value-type="float">
            <text:p>-1.3482644321</text:p>
          </table:table-cell>
          <table:table-cell table:formula="of:=[.G26]+[.P26]" office:value-type="float" office:value="-0.112008922830466" calcext:value-type="float">
            <text:p>-0.1120089228</text:p>
          </table:table-cell>
          <table:table-cell table:formula="of:=[.H26]+[.Q26]" office:value-type="float" office:value="-1.62828950500972" calcext:value-type="float">
            <text:p>-1.628289505</text:p>
          </table:table-cell>
        </table:table-row>
        <table:table-row table:style-name="ro1">
          <table:table-cell office:value-type="float" office:value="0.0481613413" calcext:value-type="float">
            <text:p>0.0481613413</text:p>
          </table:table-cell>
          <table:table-cell office:value-type="float" office:value="-1.692069688" calcext:value-type="float">
            <text:p>-1.692069688</text:p>
          </table:table-cell>
          <table:table-cell office:value-type="float" office:value="-0.2522781498" calcext:value-type="float">
            <text:p>-0.2522781498</text:p>
          </table:table-cell>
          <table:table-cell office:value-type="float" office:value="-1.5334978575" calcext:value-type="float">
            <text:p>-1.5334978575</text:p>
          </table:table-cell>
          <table:table-cell office:value-type="float" office:value="-0.6805700886" calcext:value-type="float">
            <text:p>-0.6805700886</text:p>
          </table:table-cell>
          <table:table-cell office:value-type="float" office:value="-2.0493338219" calcext:value-type="float">
            <text:p>-2.0493338219</text:p>
          </table:table-cell>
          <table:table-cell office:value-type="float" office:value="-0.5698891536" calcext:value-type="float">
            <text:p>-0.5698891536</text:p>
          </table:table-cell>
          <table:table-cell office:value-type="float" office:value="-1.6964906239" calcext:value-type="float">
            <text:p>-1.6964906239</text:p>
          </table:table-cell>
          <table:table-cell/>
          <table:table-cell table:formula="of:=RAND() * 0.1" office:value-type="float" office:value="0.0851266748599116" calcext:value-type="float">
            <text:p>0.0851266749</text:p>
          </table:table-cell>
          <table:table-cell table:formula="of:=RAND() * 0.1" office:value-type="float" office:value="0.0775184943529679" calcext:value-type="float">
            <text:p>0.0775184944</text:p>
          </table:table-cell>
          <table:table-cell table:formula="of:=RAND() * 0.1" office:value-type="float" office:value="0.0115425978170798" calcext:value-type="float">
            <text:p>0.0115425978</text:p>
          </table:table-cell>
          <table:table-cell table:formula="of:=RAND() * 0.1" office:value-type="float" office:value="0.045861384578312" calcext:value-type="float">
            <text:p>0.0458613846</text:p>
          </table:table-cell>
          <table:table-cell table:formula="of:=RAND() * 0.1" office:value-type="float" office:value="0.0123799663906951" calcext:value-type="float">
            <text:p>0.0123799664</text:p>
          </table:table-cell>
          <table:table-cell table:formula="of:=RAND() * 0.1" office:value-type="float" office:value="0.00395569525275238" calcext:value-type="float">
            <text:p>0.0039556953</text:p>
          </table:table-cell>
          <table:table-cell table:formula="of:=RAND() * 0.1" office:value-type="float" office:value="0.0656035924424242" calcext:value-type="float">
            <text:p>0.0656035924</text:p>
          </table:table-cell>
          <table:table-cell table:formula="of:=RAND() * 0.1" office:value-type="float" office:value="0.0331791151413891" calcext:value-type="float">
            <text:p>0.0331791151</text:p>
          </table:table-cell>
          <table:table-cell/>
          <table:table-cell table:formula="of:=[.A27]+[.J27]" office:value-type="float" office:value="0.133288016159912" calcext:value-type="float">
            <text:p>0.1332880162</text:p>
          </table:table-cell>
          <table:table-cell table:formula="of:=[.B27]+[.K27]" office:value-type="float" office:value="-1.61455119364703" calcext:value-type="float">
            <text:p>-1.6145511936</text:p>
          </table:table-cell>
          <table:table-cell table:formula="of:=[.C27]+[.L27]" office:value-type="float" office:value="-0.24073555198292" calcext:value-type="float">
            <text:p>-0.240735552</text:p>
          </table:table-cell>
          <table:table-cell table:formula="of:=[.D27]+[.M27]" office:value-type="float" office:value="-1.48763647292169" calcext:value-type="float">
            <text:p>-1.4876364729</text:p>
          </table:table-cell>
          <table:table-cell table:formula="of:=[.E27]+[.N27]" office:value-type="float" office:value="-0.668190122209305" calcext:value-type="float">
            <text:p>-0.6681901222</text:p>
          </table:table-cell>
          <table:table-cell table:formula="of:=[.F27]+[.O27]" office:value-type="float" office:value="-2.04537812664725" calcext:value-type="float">
            <text:p>-2.0453781266</text:p>
          </table:table-cell>
          <table:table-cell table:formula="of:=[.G27]+[.P27]" office:value-type="float" office:value="-0.504285561157576" calcext:value-type="float">
            <text:p>-0.5042855612</text:p>
          </table:table-cell>
          <table:table-cell table:formula="of:=[.H27]+[.Q27]" office:value-type="float" office:value="-1.66331150875861" calcext:value-type="float">
            <text:p>-1.6633115088</text:p>
          </table:table-cell>
        </table:table-row>
        <table:table-row table:style-name="ro1">
          <table:table-cell office:value-type="float" office:value="0.0363025456" calcext:value-type="float">
            <text:p>0.0363025456</text:p>
          </table:table-cell>
          <table:table-cell office:value-type="float" office:value="-1.9246875921" calcext:value-type="float">
            <text:p>-1.9246875921</text:p>
          </table:table-cell>
          <table:table-cell office:value-type="float" office:value="-0.2855820941" calcext:value-type="float">
            <text:p>-0.2855820941</text:p>
          </table:table-cell>
          <table:table-cell office:value-type="float" office:value="-1.7573293249" calcext:value-type="float">
            <text:p>-1.7573293249</text:p>
          </table:table-cell>
          <table:table-cell office:value-type="float" office:value="-0.425745137" calcext:value-type="float">
            <text:p>-0.425745137</text:p>
          </table:table-cell>
          <table:table-cell office:value-type="float" office:value="-2.15171118" calcext:value-type="float">
            <text:p>-2.15171118</text:p>
          </table:table-cell>
          <table:table-cell office:value-type="float" office:value="-0.6626041326" calcext:value-type="float">
            <text:p>-0.6626041326</text:p>
          </table:table-cell>
          <table:table-cell office:value-type="float" office:value="-1.9021273841" calcext:value-type="float">
            <text:p>-1.9021273841</text:p>
          </table:table-cell>
          <table:table-cell/>
          <table:table-cell table:formula="of:=RAND() * 0.1" office:value-type="float" office:value="0.0239271345689509" calcext:value-type="float">
            <text:p>0.0239271346</text:p>
          </table:table-cell>
          <table:table-cell table:formula="of:=RAND() * 0.1" office:value-type="float" office:value="0.0757986959508664" calcext:value-type="float">
            <text:p>0.075798696</text:p>
          </table:table-cell>
          <table:table-cell table:formula="of:=RAND() * 0.1" office:value-type="float" office:value="0.077152367738977" calcext:value-type="float">
            <text:p>0.0771523677</text:p>
          </table:table-cell>
          <table:table-cell table:formula="of:=RAND() * 0.1" office:value-type="float" office:value="0.0248881330147197" calcext:value-type="float">
            <text:p>0.024888133</text:p>
          </table:table-cell>
          <table:table-cell table:formula="of:=RAND() * 0.1" office:value-type="float" office:value="0.0227859849634917" calcext:value-type="float">
            <text:p>0.022785985</text:p>
          </table:table-cell>
          <table:table-cell table:formula="of:=RAND() * 0.1" office:value-type="float" office:value="0.00782285635782502" calcext:value-type="float">
            <text:p>0.0078228564</text:p>
          </table:table-cell>
          <table:table-cell table:formula="of:=RAND() * 0.1" office:value-type="float" office:value="0.00315091606284978" calcext:value-type="float">
            <text:p>0.0031509161</text:p>
          </table:table-cell>
          <table:table-cell table:formula="of:=RAND() * 0.1" office:value-type="float" office:value="0.0313776304496366" calcext:value-type="float">
            <text:p>0.0313776304</text:p>
          </table:table-cell>
          <table:table-cell/>
          <table:table-cell table:formula="of:=[.A28]+[.J28]" office:value-type="float" office:value="0.0602296801689509" calcext:value-type="float">
            <text:p>0.0602296802</text:p>
          </table:table-cell>
          <table:table-cell table:formula="of:=[.B28]+[.K28]" office:value-type="float" office:value="-1.84888889614913" calcext:value-type="float">
            <text:p>-1.8488888961</text:p>
          </table:table-cell>
          <table:table-cell table:formula="of:=[.C28]+[.L28]" office:value-type="float" office:value="-0.208429726361023" calcext:value-type="float">
            <text:p>-0.2084297264</text:p>
          </table:table-cell>
          <table:table-cell table:formula="of:=[.D28]+[.M28]" office:value-type="float" office:value="-1.73244119188528" calcext:value-type="float">
            <text:p>-1.7324411919</text:p>
          </table:table-cell>
          <table:table-cell table:formula="of:=[.E28]+[.N28]" office:value-type="float" office:value="-0.402959152036508" calcext:value-type="float">
            <text:p>-0.402959152</text:p>
          </table:table-cell>
          <table:table-cell table:formula="of:=[.F28]+[.O28]" office:value-type="float" office:value="-2.14388832364217" calcext:value-type="float">
            <text:p>-2.1438883236</text:p>
          </table:table-cell>
          <table:table-cell table:formula="of:=[.G28]+[.P28]" office:value-type="float" office:value="-0.65945321653715" calcext:value-type="float">
            <text:p>-0.6594532165</text:p>
          </table:table-cell>
          <table:table-cell table:formula="of:=[.H28]+[.Q28]" office:value-type="float" office:value="-1.87074975365036" calcext:value-type="float">
            <text:p>-1.8707497537</text:p>
          </table:table-cell>
        </table:table-row>
        <table:table-row table:style-name="ro1">
          <table:table-cell office:value-type="float" office:value="0.0039597921" calcext:value-type="float">
            <text:p>0.0039597921</text:p>
          </table:table-cell>
          <table:table-cell office:value-type="float" office:value="-1.6067588181" calcext:value-type="float">
            <text:p>-1.6067588181</text:p>
          </table:table-cell>
          <table:table-cell office:value-type="float" office:value="-0.5624966161" calcext:value-type="float">
            <text:p>-0.5624966161</text:p>
          </table:table-cell>
          <table:table-cell office:value-type="float" office:value="-1.5121572353" calcext:value-type="float">
            <text:p>-1.5121572353</text:p>
          </table:table-cell>
          <table:table-cell office:value-type="float" office:value="-0.412842984" calcext:value-type="float">
            <text:p>-0.412842984</text:p>
          </table:table-cell>
          <table:table-cell office:value-type="float" office:value="-1.884782268" calcext:value-type="float">
            <text:p>-1.884782268</text:p>
          </table:table-cell>
          <table:table-cell office:value-type="float" office:value="-0.8594934288" calcext:value-type="float">
            <text:p>-0.8594934288</text:p>
          </table:table-cell>
          <table:table-cell office:value-type="float" office:value="-1.7389472459" calcext:value-type="float">
            <text:p>-1.7389472459</text:p>
          </table:table-cell>
          <table:table-cell/>
          <table:table-cell table:formula="of:=RAND() * 0.1" office:value-type="float" office:value="0.00404109058220899" calcext:value-type="float">
            <text:p>0.0040410906</text:p>
          </table:table-cell>
          <table:table-cell table:formula="of:=RAND() * 0.1" office:value-type="float" office:value="0.0796060957801728" calcext:value-type="float">
            <text:p>0.0796060958</text:p>
          </table:table-cell>
          <table:table-cell table:formula="of:=RAND() * 0.1" office:value-type="float" office:value="0.0316356352008902" calcext:value-type="float">
            <text:p>0.0316356352</text:p>
          </table:table-cell>
          <table:table-cell table:formula="of:=RAND() * 0.1" office:value-type="float" office:value="0.0323336786437298" calcext:value-type="float">
            <text:p>0.0323336786</text:p>
          </table:table-cell>
          <table:table-cell table:formula="of:=RAND() * 0.1" office:value-type="float" office:value="0.0546946087911429" calcext:value-type="float">
            <text:p>0.0546946088</text:p>
          </table:table-cell>
          <table:table-cell table:formula="of:=RAND() * 0.1" office:value-type="float" office:value="0.0170034543797733" calcext:value-type="float">
            <text:p>0.0170034544</text:p>
          </table:table-cell>
          <table:table-cell table:formula="of:=RAND() * 0.1" office:value-type="float" office:value="0.0472636891253509" calcext:value-type="float">
            <text:p>0.0472636891</text:p>
          </table:table-cell>
          <table:table-cell table:formula="of:=RAND() * 0.1" office:value-type="float" office:value="0.0395321182967192" calcext:value-type="float">
            <text:p>0.0395321183</text:p>
          </table:table-cell>
          <table:table-cell/>
          <table:table-cell table:formula="of:=[.A29]+[.J29]" office:value-type="float" office:value="0.00800088268220899" calcext:value-type="float">
            <text:p>0.0080008827</text:p>
          </table:table-cell>
          <table:table-cell table:formula="of:=[.B29]+[.K29]" office:value-type="float" office:value="-1.52715272231983" calcext:value-type="float">
            <text:p>-1.5271527223</text:p>
          </table:table-cell>
          <table:table-cell table:formula="of:=[.C29]+[.L29]" office:value-type="float" office:value="-0.53086098089911" calcext:value-type="float">
            <text:p>-0.5308609809</text:p>
          </table:table-cell>
          <table:table-cell table:formula="of:=[.D29]+[.M29]" office:value-type="float" office:value="-1.47982355665627" calcext:value-type="float">
            <text:p>-1.4798235567</text:p>
          </table:table-cell>
          <table:table-cell table:formula="of:=[.E29]+[.N29]" office:value-type="float" office:value="-0.358148375208857" calcext:value-type="float">
            <text:p>-0.3581483752</text:p>
          </table:table-cell>
          <table:table-cell table:formula="of:=[.F29]+[.O29]" office:value-type="float" office:value="-1.86777881362023" calcext:value-type="float">
            <text:p>-1.8677788136</text:p>
          </table:table-cell>
          <table:table-cell table:formula="of:=[.G29]+[.P29]" office:value-type="float" office:value="-0.812229739674649" calcext:value-type="float">
            <text:p>-0.8122297397</text:p>
          </table:table-cell>
          <table:table-cell table:formula="of:=[.H29]+[.Q29]" office:value-type="float" office:value="-1.69941512760328" calcext:value-type="float">
            <text:p>-1.6994151276</text:p>
          </table:table-cell>
        </table:table-row>
        <table:table-row table:style-name="ro1">
          <table:table-cell office:value-type="float" office:value="0.0540344218" calcext:value-type="float">
            <text:p>0.0540344218</text:p>
          </table:table-cell>
          <table:table-cell office:value-type="float" office:value="-1.7894591075" calcext:value-type="float">
            <text:p>-1.7894591075</text:p>
          </table:table-cell>
          <table:table-cell office:value-type="float" office:value="-0.3495183503" calcext:value-type="float">
            <text:p>-0.3495183503</text:p>
          </table:table-cell>
          <table:table-cell office:value-type="float" office:value="-1.5997743481" calcext:value-type="float">
            <text:p>-1.5997743481</text:p>
          </table:table-cell>
          <table:table-cell office:value-type="float" office:value="-0.5937085326" calcext:value-type="float">
            <text:p>-0.5937085326</text:p>
          </table:table-cell>
          <table:table-cell office:value-type="float" office:value="-1.9582491898" calcext:value-type="float">
            <text:p>-1.9582491898</text:p>
          </table:table-cell>
          <table:table-cell office:value-type="float" office:value="-0.8734502163" calcext:value-type="float">
            <text:p>-0.8734502163</text:p>
          </table:table-cell>
          <table:table-cell office:value-type="float" office:value="-1.7358418733" calcext:value-type="float">
            <text:p>-1.7358418733</text:p>
          </table:table-cell>
          <table:table-cell/>
          <table:table-cell table:formula="of:=RAND() * 0.1" office:value-type="float" office:value="0.0774308380773712" calcext:value-type="float">
            <text:p>0.0774308381</text:p>
          </table:table-cell>
          <table:table-cell table:formula="of:=RAND() * 0.1" office:value-type="float" office:value="0.0698936040973869" calcext:value-type="float">
            <text:p>0.0698936041</text:p>
          </table:table-cell>
          <table:table-cell table:formula="of:=RAND() * 0.1" office:value-type="float" office:value="0.0995062461279282" calcext:value-type="float">
            <text:p>0.0995062461</text:p>
          </table:table-cell>
          <table:table-cell table:formula="of:=RAND() * 0.1" office:value-type="float" office:value="0.0212262519790819" calcext:value-type="float">
            <text:p>0.021226252</text:p>
          </table:table-cell>
          <table:table-cell table:formula="of:=RAND() * 0.1" office:value-type="float" office:value="0.0247383850274581" calcext:value-type="float">
            <text:p>0.024738385</text:p>
          </table:table-cell>
          <table:table-cell table:formula="of:=RAND() * 0.1" office:value-type="float" office:value="0.0892780782455596" calcext:value-type="float">
            <text:p>0.0892780782</text:p>
          </table:table-cell>
          <table:table-cell table:formula="of:=RAND() * 0.1" office:value-type="float" office:value="0.0196041949922176" calcext:value-type="float">
            <text:p>0.019604195</text:p>
          </table:table-cell>
          <table:table-cell table:formula="of:=RAND() * 0.1" office:value-type="float" office:value="0.0131335442809666" calcext:value-type="float">
            <text:p>0.0131335443</text:p>
          </table:table-cell>
          <table:table-cell/>
          <table:table-cell table:formula="of:=[.A30]+[.J30]" office:value-type="float" office:value="0.131465259877371" calcext:value-type="float">
            <text:p>0.1314652599</text:p>
          </table:table-cell>
          <table:table-cell table:formula="of:=[.B30]+[.K30]" office:value-type="float" office:value="-1.71956550340261" calcext:value-type="float">
            <text:p>-1.7195655034</text:p>
          </table:table-cell>
          <table:table-cell table:formula="of:=[.C30]+[.L30]" office:value-type="float" office:value="-0.250012104172072" calcext:value-type="float">
            <text:p>-0.2500121042</text:p>
          </table:table-cell>
          <table:table-cell table:formula="of:=[.D30]+[.M30]" office:value-type="float" office:value="-1.57854809612092" calcext:value-type="float">
            <text:p>-1.5785480961</text:p>
          </table:table-cell>
          <table:table-cell table:formula="of:=[.E30]+[.N30]" office:value-type="float" office:value="-0.568970147572542" calcext:value-type="float">
            <text:p>-0.5689701476</text:p>
          </table:table-cell>
          <table:table-cell table:formula="of:=[.F30]+[.O30]" office:value-type="float" office:value="-1.86897111155444" calcext:value-type="float">
            <text:p>-1.8689711116</text:p>
          </table:table-cell>
          <table:table-cell table:formula="of:=[.G30]+[.P30]" office:value-type="float" office:value="-0.853846021307782" calcext:value-type="float">
            <text:p>-0.8538460213</text:p>
          </table:table-cell>
          <table:table-cell table:formula="of:=[.H30]+[.Q30]" office:value-type="float" office:value="-1.72270832901903" calcext:value-type="float">
            <text:p>-1.722708329</text:p>
          </table:table-cell>
        </table:table-row>
        <table:table-row table:style-name="ro1">
          <table:table-cell office:value-type="float" office:value="0.1962520217" calcext:value-type="float">
            <text:p>0.1962520217</text:p>
          </table:table-cell>
          <table:table-cell office:value-type="float" office:value="-1.6885918551" calcext:value-type="float">
            <text:p>-1.6885918551</text:p>
          </table:table-cell>
          <table:table-cell office:value-type="float" office:value="-0.1125421231" calcext:value-type="float">
            <text:p>-0.1125421231</text:p>
          </table:table-cell>
          <table:table-cell office:value-type="float" office:value="-1.5271437022" calcext:value-type="float">
            <text:p>-1.5271437022</text:p>
          </table:table-cell>
          <table:table-cell office:value-type="float" office:value="-0.5268822059" calcext:value-type="float">
            <text:p>-0.5268822059</text:p>
          </table:table-cell>
          <table:table-cell office:value-type="float" office:value="-2.0007236279" calcext:value-type="float">
            <text:p>-2.0007236279</text:p>
          </table:table-cell>
          <table:table-cell office:value-type="float" office:value="-0.4463715602" calcext:value-type="float">
            <text:p>-0.4463715602</text:p>
          </table:table-cell>
          <table:table-cell office:value-type="float" office:value="-1.6434514271" calcext:value-type="float">
            <text:p>-1.6434514271</text:p>
          </table:table-cell>
          <table:table-cell/>
          <table:table-cell table:formula="of:=RAND() * 0.1" office:value-type="float" office:value="0.0661318994986426" calcext:value-type="float">
            <text:p>0.0661318995</text:p>
          </table:table-cell>
          <table:table-cell table:formula="of:=RAND() * 0.1" office:value-type="float" office:value="0.0030018998306817" calcext:value-type="float">
            <text:p>0.0030018998</text:p>
          </table:table-cell>
          <table:table-cell table:formula="of:=RAND() * 0.1" office:value-type="float" office:value="0.0815722758705572" calcext:value-type="float">
            <text:p>0.0815722759</text:p>
          </table:table-cell>
          <table:table-cell table:formula="of:=RAND() * 0.1" office:value-type="float" office:value="0.0373608091636554" calcext:value-type="float">
            <text:p>0.0373608092</text:p>
          </table:table-cell>
          <table:table-cell table:formula="of:=RAND() * 0.1" office:value-type="float" office:value="0.0835303320035261" calcext:value-type="float">
            <text:p>0.083530332</text:p>
          </table:table-cell>
          <table:table-cell table:formula="of:=RAND() * 0.1" office:value-type="float" office:value="0.0429559295707955" calcext:value-type="float">
            <text:p>0.0429559296</text:p>
          </table:table-cell>
          <table:table-cell table:formula="of:=RAND() * 0.1" office:value-type="float" office:value="0.0538407377194612" calcext:value-type="float">
            <text:p>0.0538407377</text:p>
          </table:table-cell>
          <table:table-cell table:formula="of:=RAND() * 0.1" office:value-type="float" office:value="0.0862426903871404" calcext:value-type="float">
            <text:p>0.0862426904</text:p>
          </table:table-cell>
          <table:table-cell/>
          <table:table-cell table:formula="of:=[.A31]+[.J31]" office:value-type="float" office:value="0.262383921198643" calcext:value-type="float">
            <text:p>0.2623839212</text:p>
          </table:table-cell>
          <table:table-cell table:formula="of:=[.B31]+[.K31]" office:value-type="float" office:value="-1.68558995526932" calcext:value-type="float">
            <text:p>-1.6855899553</text:p>
          </table:table-cell>
          <table:table-cell table:formula="of:=[.C31]+[.L31]" office:value-type="float" office:value="-0.0309698472294428" calcext:value-type="float">
            <text:p>-0.0309698472</text:p>
          </table:table-cell>
          <table:table-cell table:formula="of:=[.D31]+[.M31]" office:value-type="float" office:value="-1.48978289303634" calcext:value-type="float">
            <text:p>-1.489782893</text:p>
          </table:table-cell>
          <table:table-cell table:formula="of:=[.E31]+[.N31]" office:value-type="float" office:value="-0.443351873896474" calcext:value-type="float">
            <text:p>-0.4433518739</text:p>
          </table:table-cell>
          <table:table-cell table:formula="of:=[.F31]+[.O31]" office:value-type="float" office:value="-1.9577676983292" calcext:value-type="float">
            <text:p>-1.9577676983</text:p>
          </table:table-cell>
          <table:table-cell table:formula="of:=[.G31]+[.P31]" office:value-type="float" office:value="-0.392530822480539" calcext:value-type="float">
            <text:p>-0.3925308225</text:p>
          </table:table-cell>
          <table:table-cell table:formula="of:=[.H31]+[.Q31]" office:value-type="float" office:value="-1.55720873671286" calcext:value-type="float">
            <text:p>-1.5572087367</text:p>
          </table:table-cell>
        </table:table-row>
        <table:table-row table:style-name="ro1">
          <table:table-cell office:value-type="float" office:value="0.0286186802" calcext:value-type="float">
            <text:p>0.0286186802</text:p>
          </table:table-cell>
          <table:table-cell office:value-type="float" office:value="-1.6922496147" calcext:value-type="float">
            <text:p>-1.6922496147</text:p>
          </table:table-cell>
          <table:table-cell office:value-type="float" office:value="-0.2998805674" calcext:value-type="float">
            <text:p>-0.2998805674</text:p>
          </table:table-cell>
          <table:table-cell office:value-type="float" office:value="-1.5676988444" calcext:value-type="float">
            <text:p>-1.5676988444</text:p>
          </table:table-cell>
          <table:table-cell office:value-type="float" office:value="-0.6299598903" calcext:value-type="float">
            <text:p>-0.6299598903</text:p>
          </table:table-cell>
          <table:table-cell office:value-type="float" office:value="-2.0309184027" calcext:value-type="float">
            <text:p>-2.0309184027</text:p>
          </table:table-cell>
          <table:table-cell office:value-type="float" office:value="-0.7164305477" calcext:value-type="float">
            <text:p>-0.7164305477</text:p>
          </table:table-cell>
          <table:table-cell office:value-type="float" office:value="-1.6858932984" calcext:value-type="float">
            <text:p>-1.6858932984</text:p>
          </table:table-cell>
          <table:table-cell/>
          <table:table-cell table:formula="of:=RAND() * 0.1" office:value-type="float" office:value="0.0221776527534579" calcext:value-type="float">
            <text:p>0.0221776528</text:p>
          </table:table-cell>
          <table:table-cell table:formula="of:=RAND() * 0.1" office:value-type="float" office:value="0.0115531394961368" calcext:value-type="float">
            <text:p>0.0115531395</text:p>
          </table:table-cell>
          <table:table-cell table:formula="of:=RAND() * 0.1" office:value-type="float" office:value="0.0768777379548846" calcext:value-type="float">
            <text:p>0.076877738</text:p>
          </table:table-cell>
          <table:table-cell table:formula="of:=RAND() * 0.1" office:value-type="float" office:value="0.0748243023346556" calcext:value-type="float">
            <text:p>0.0748243023</text:p>
          </table:table-cell>
          <table:table-cell table:formula="of:=RAND() * 0.1" office:value-type="float" office:value="0.0376593719175768" calcext:value-type="float">
            <text:p>0.0376593719</text:p>
          </table:table-cell>
          <table:table-cell table:formula="of:=RAND() * 0.1" office:value-type="float" office:value="0.0518476845190188" calcext:value-type="float">
            <text:p>0.0518476845</text:p>
          </table:table-cell>
          <table:table-cell table:formula="of:=RAND() * 0.1" office:value-type="float" office:value="0.0982931023675486" calcext:value-type="float">
            <text:p>0.0982931024</text:p>
          </table:table-cell>
          <table:table-cell table:formula="of:=RAND() * 0.1" office:value-type="float" office:value="0.028897400867711" calcext:value-type="float">
            <text:p>0.0288974009</text:p>
          </table:table-cell>
          <table:table-cell/>
          <table:table-cell table:formula="of:=[.A32]+[.J32]" office:value-type="float" office:value="0.0507963329534579" calcext:value-type="float">
            <text:p>0.050796333</text:p>
          </table:table-cell>
          <table:table-cell table:formula="of:=[.B32]+[.K32]" office:value-type="float" office:value="-1.68069647520386" calcext:value-type="float">
            <text:p>-1.6806964752</text:p>
          </table:table-cell>
          <table:table-cell table:formula="of:=[.C32]+[.L32]" office:value-type="float" office:value="-0.223002829445115" calcext:value-type="float">
            <text:p>-0.2230028294</text:p>
          </table:table-cell>
          <table:table-cell table:formula="of:=[.D32]+[.M32]" office:value-type="float" office:value="-1.49287454206534" calcext:value-type="float">
            <text:p>-1.4928745421</text:p>
          </table:table-cell>
          <table:table-cell table:formula="of:=[.E32]+[.N32]" office:value-type="float" office:value="-0.592300518382423" calcext:value-type="float">
            <text:p>-0.5923005184</text:p>
          </table:table-cell>
          <table:table-cell table:formula="of:=[.F32]+[.O32]" office:value-type="float" office:value="-1.97907071818098" calcext:value-type="float">
            <text:p>-1.9790707182</text:p>
          </table:table-cell>
          <table:table-cell table:formula="of:=[.G32]+[.P32]" office:value-type="float" office:value="-0.618137445332451" calcext:value-type="float">
            <text:p>-0.6181374453</text:p>
          </table:table-cell>
          <table:table-cell table:formula="of:=[.H32]+[.Q32]" office:value-type="float" office:value="-1.65699589753229" calcext:value-type="float">
            <text:p>-1.6569958975</text:p>
          </table:table-cell>
        </table:table-row>
        <table:table-row table:style-name="ro1">
          <table:table-cell office:value-type="float" office:value="-0.2953586015" calcext:value-type="float">
            <text:p>-0.2953586015</text:p>
          </table:table-cell>
          <table:table-cell office:value-type="float" office:value="-2.0164943042" calcext:value-type="float">
            <text:p>-2.0164943042</text:p>
          </table:table-cell>
          <table:table-cell office:value-type="float" office:value="-0.563327601" calcext:value-type="float">
            <text:p>-0.563327601</text:p>
          </table:table-cell>
          <table:table-cell office:value-type="float" office:value="-1.7970353283" calcext:value-type="float">
            <text:p>-1.7970353283</text:p>
          </table:table-cell>
          <table:table-cell office:value-type="float" office:value="-1.0198305051" calcext:value-type="float">
            <text:p>-1.0198305051</text:p>
          </table:table-cell>
          <table:table-cell office:value-type="float" office:value="-2.1657287978" calcext:value-type="float">
            <text:p>-2.1657287978</text:p>
          </table:table-cell>
          <table:table-cell office:value-type="float" office:value="-1.0605776647" calcext:value-type="float">
            <text:p>-1.0605776647</text:p>
          </table:table-cell>
          <table:table-cell office:value-type="float" office:value="-1.823410245" calcext:value-type="float">
            <text:p>-1.823410245</text:p>
          </table:table-cell>
          <table:table-cell/>
          <table:table-cell table:formula="of:=RAND() * 0.1" office:value-type="float" office:value="0.00738750319922185" calcext:value-type="float">
            <text:p>0.0073875032</text:p>
          </table:table-cell>
          <table:table-cell table:formula="of:=RAND() * 0.1" office:value-type="float" office:value="0.0594320873487462" calcext:value-type="float">
            <text:p>0.0594320873</text:p>
          </table:table-cell>
          <table:table-cell table:formula="of:=RAND() * 0.1" office:value-type="float" office:value="0.0613839932949103" calcext:value-type="float">
            <text:p>0.0613839933</text:p>
          </table:table-cell>
          <table:table-cell table:formula="of:=RAND() * 0.1" office:value-type="float" office:value="0.0877665405162832" calcext:value-type="float">
            <text:p>0.0877665405</text:p>
          </table:table-cell>
          <table:table-cell table:formula="of:=RAND() * 0.1" office:value-type="float" office:value="0.0201390273575991" calcext:value-type="float">
            <text:p>0.0201390274</text:p>
          </table:table-cell>
          <table:table-cell table:formula="of:=RAND() * 0.1" office:value-type="float" office:value="0.0372023214961751" calcext:value-type="float">
            <text:p>0.0372023215</text:p>
          </table:table-cell>
          <table:table-cell table:formula="of:=RAND() * 0.1" office:value-type="float" office:value="0.0643747770870146" calcext:value-type="float">
            <text:p>0.0643747771</text:p>
          </table:table-cell>
          <table:table-cell table:formula="of:=RAND() * 0.1" office:value-type="float" office:value="0.052001491875151" calcext:value-type="float">
            <text:p>0.0520014919</text:p>
          </table:table-cell>
          <table:table-cell/>
          <table:table-cell table:formula="of:=[.A33]+[.J33]" office:value-type="float" office:value="-0.287971098300778" calcext:value-type="float">
            <text:p>-0.2879710983</text:p>
          </table:table-cell>
          <table:table-cell table:formula="of:=[.B33]+[.K33]" office:value-type="float" office:value="-1.95706221685125" calcext:value-type="float">
            <text:p>-1.9570622169</text:p>
          </table:table-cell>
          <table:table-cell table:formula="of:=[.C33]+[.L33]" office:value-type="float" office:value="-0.50194360770509" calcext:value-type="float">
            <text:p>-0.5019436077</text:p>
          </table:table-cell>
          <table:table-cell table:formula="of:=[.D33]+[.M33]" office:value-type="float" office:value="-1.70926878778372" calcext:value-type="float">
            <text:p>-1.7092687878</text:p>
          </table:table-cell>
          <table:table-cell table:formula="of:=[.E33]+[.N33]" office:value-type="float" office:value="-0.999691477742401" calcext:value-type="float">
            <text:p>-0.9996914777</text:p>
          </table:table-cell>
          <table:table-cell table:formula="of:=[.F33]+[.O33]" office:value-type="float" office:value="-2.12852647630382" calcext:value-type="float">
            <text:p>-2.1285264763</text:p>
          </table:table-cell>
          <table:table-cell table:formula="of:=[.G33]+[.P33]" office:value-type="float" office:value="-0.996202887612985" calcext:value-type="float">
            <text:p>-0.9962028876</text:p>
          </table:table-cell>
          <table:table-cell table:formula="of:=[.H33]+[.Q33]" office:value-type="float" office:value="-1.77140875312485" calcext:value-type="float">
            <text:p>-1.7714087531</text:p>
          </table:table-cell>
        </table:table-row>
        <table:table-row table:style-name="ro1">
          <table:table-cell office:value-type="float" office:value="0.0914884663" calcext:value-type="float">
            <text:p>0.0914884663</text:p>
          </table:table-cell>
          <table:table-cell office:value-type="float" office:value="-1.7298605545" calcext:value-type="float">
            <text:p>-1.7298605545</text:p>
          </table:table-cell>
          <table:table-cell office:value-type="float" office:value="-0.4213096997" calcext:value-type="float">
            <text:p>-0.4213096997</text:p>
          </table:table-cell>
          <table:table-cell office:value-type="float" office:value="-1.9261303453" calcext:value-type="float">
            <text:p>-1.9261303453</text:p>
          </table:table-cell>
          <table:table-cell office:value-type="float" office:value="-0.6525813811" calcext:value-type="float">
            <text:p>-0.6525813811</text:p>
          </table:table-cell>
          <table:table-cell office:value-type="float" office:value="-1.8714035076" calcext:value-type="float">
            <text:p>-1.8714035076</text:p>
          </table:table-cell>
          <table:table-cell office:value-type="float" office:value="-0.4314083563" calcext:value-type="float">
            <text:p>-0.4314083563</text:p>
          </table:table-cell>
          <table:table-cell office:value-type="float" office:value="-1.5744277808" calcext:value-type="float">
            <text:p>-1.5744277808</text:p>
          </table:table-cell>
          <table:table-cell/>
          <table:table-cell table:formula="of:=RAND() * 0.1" office:value-type="float" office:value="0.0492887021077177" calcext:value-type="float">
            <text:p>0.0492887021</text:p>
          </table:table-cell>
          <table:table-cell table:formula="of:=RAND() * 0.1" office:value-type="float" office:value="0.0654763110194219" calcext:value-type="float">
            <text:p>0.065476311</text:p>
          </table:table-cell>
          <table:table-cell table:formula="of:=RAND() * 0.1" office:value-type="float" office:value="0.0982691088178424" calcext:value-type="float">
            <text:p>0.0982691088</text:p>
          </table:table-cell>
          <table:table-cell table:formula="of:=RAND() * 0.1" office:value-type="float" office:value="0.00434580759567554" calcext:value-type="float">
            <text:p>0.0043458076</text:p>
          </table:table-cell>
          <table:table-cell table:formula="of:=RAND() * 0.1" office:value-type="float" office:value="0.0136958807772388" calcext:value-type="float">
            <text:p>0.0136958808</text:p>
          </table:table-cell>
          <table:table-cell table:formula="of:=RAND() * 0.1" office:value-type="float" office:value="0.0345315678653048" calcext:value-type="float">
            <text:p>0.0345315679</text:p>
          </table:table-cell>
          <table:table-cell table:formula="of:=RAND() * 0.1" office:value-type="float" office:value="0.00810030083831666" calcext:value-type="float">
            <text:p>0.0081003008</text:p>
          </table:table-cell>
          <table:table-cell table:formula="of:=RAND() * 0.1" office:value-type="float" office:value="0.0785866001190405" calcext:value-type="float">
            <text:p>0.0785866001</text:p>
          </table:table-cell>
          <table:table-cell/>
          <table:table-cell table:formula="of:=[.A34]+[.J34]" office:value-type="float" office:value="0.140777168407718" calcext:value-type="float">
            <text:p>0.1407771684</text:p>
          </table:table-cell>
          <table:table-cell table:formula="of:=[.B34]+[.K34]" office:value-type="float" office:value="-1.66438424348058" calcext:value-type="float">
            <text:p>-1.6643842435</text:p>
          </table:table-cell>
          <table:table-cell table:formula="of:=[.C34]+[.L34]" office:value-type="float" office:value="-0.323040590882158" calcext:value-type="float">
            <text:p>-0.3230405909</text:p>
          </table:table-cell>
          <table:table-cell table:formula="of:=[.D34]+[.M34]" office:value-type="float" office:value="-1.92178453770432" calcext:value-type="float">
            <text:p>-1.9217845377</text:p>
          </table:table-cell>
          <table:table-cell table:formula="of:=[.E34]+[.N34]" office:value-type="float" office:value="-0.638885500322761" calcext:value-type="float">
            <text:p>-0.6388855003</text:p>
          </table:table-cell>
          <table:table-cell table:formula="of:=[.F34]+[.O34]" office:value-type="float" office:value="-1.8368719397347" calcext:value-type="float">
            <text:p>-1.8368719397</text:p>
          </table:table-cell>
          <table:table-cell table:formula="of:=[.G34]+[.P34]" office:value-type="float" office:value="-0.423308055461683" calcext:value-type="float">
            <text:p>-0.4233080555</text:p>
          </table:table-cell>
          <table:table-cell table:formula="of:=[.H34]+[.Q34]" office:value-type="float" office:value="-1.49584118068096" calcext:value-type="float">
            <text:p>-1.4958411807</text:p>
          </table:table-cell>
        </table:table-row>
        <table:table-row table:style-name="ro1">
          <table:table-cell office:value-type="float" office:value="0.2928954869" calcext:value-type="float">
            <text:p>0.2928954869</text:p>
          </table:table-cell>
          <table:table-cell office:value-type="float" office:value="-1.500786809" calcext:value-type="float">
            <text:p>-1.500786809</text:p>
          </table:table-cell>
          <table:table-cell office:value-type="float" office:value="-0.040775023" calcext:value-type="float">
            <text:p>-0.040775023</text:p>
          </table:table-cell>
          <table:table-cell office:value-type="float" office:value="-1.3928436551" calcext:value-type="float">
            <text:p>-1.3928436551</text:p>
          </table:table-cell>
          <table:table-cell office:value-type="float" office:value="-0.363818659" calcext:value-type="float">
            <text:p>-0.363818659</text:p>
          </table:table-cell>
          <table:table-cell office:value-type="float" office:value="-1.8889727599" calcext:value-type="float">
            <text:p>-1.8889727599</text:p>
          </table:table-cell>
          <table:table-cell office:value-type="float" office:value="-0.5691736442" calcext:value-type="float">
            <text:p>-0.5691736442</text:p>
          </table:table-cell>
          <table:table-cell office:value-type="float" office:value="-1.585552826" calcext:value-type="float">
            <text:p>-1.585552826</text:p>
          </table:table-cell>
          <table:table-cell/>
          <table:table-cell table:formula="of:=RAND() * 0.1" office:value-type="float" office:value="0.047295127545424" calcext:value-type="float">
            <text:p>0.0472951275</text:p>
          </table:table-cell>
          <table:table-cell table:formula="of:=RAND() * 0.1" office:value-type="float" office:value="0.0148601895580801" calcext:value-type="float">
            <text:p>0.0148601896</text:p>
          </table:table-cell>
          <table:table-cell table:formula="of:=RAND() * 0.1" office:value-type="float" office:value="0.0181773888697521" calcext:value-type="float">
            <text:p>0.0181773889</text:p>
          </table:table-cell>
          <table:table-cell table:formula="of:=RAND() * 0.1" office:value-type="float" office:value="0.0712372461092401" calcext:value-type="float">
            <text:p>0.0712372461</text:p>
          </table:table-cell>
          <table:table-cell table:formula="of:=RAND() * 0.1" office:value-type="float" office:value="0.0554271878795317" calcext:value-type="float">
            <text:p>0.0554271879</text:p>
          </table:table-cell>
          <table:table-cell table:formula="of:=RAND() * 0.1" office:value-type="float" office:value="0.0691984006890378" calcext:value-type="float">
            <text:p>0.0691984007</text:p>
          </table:table-cell>
          <table:table-cell table:formula="of:=RAND() * 0.1" office:value-type="float" office:value="0.0992357921274511" calcext:value-type="float">
            <text:p>0.0992357921</text:p>
          </table:table-cell>
          <table:table-cell table:formula="of:=RAND() * 0.1" office:value-type="float" office:value="0.0513418933990124" calcext:value-type="float">
            <text:p>0.0513418934</text:p>
          </table:table-cell>
          <table:table-cell/>
          <table:table-cell table:formula="of:=[.A35]+[.J35]" office:value-type="float" office:value="0.340190614445424" calcext:value-type="float">
            <text:p>0.3401906144</text:p>
          </table:table-cell>
          <table:table-cell table:formula="of:=[.B35]+[.K35]" office:value-type="float" office:value="-1.48592661944192" calcext:value-type="float">
            <text:p>-1.4859266194</text:p>
          </table:table-cell>
          <table:table-cell table:formula="of:=[.C35]+[.L35]" office:value-type="float" office:value="-0.0225976341302479" calcext:value-type="float">
            <text:p>-0.0225976341</text:p>
          </table:table-cell>
          <table:table-cell table:formula="of:=[.D35]+[.M35]" office:value-type="float" office:value="-1.32160640899076" calcext:value-type="float">
            <text:p>-1.321606409</text:p>
          </table:table-cell>
          <table:table-cell table:formula="of:=[.E35]+[.N35]" office:value-type="float" office:value="-0.308391471120468" calcext:value-type="float">
            <text:p>-0.3083914711</text:p>
          </table:table-cell>
          <table:table-cell table:formula="of:=[.F35]+[.O35]" office:value-type="float" office:value="-1.81977435921096" calcext:value-type="float">
            <text:p>-1.8197743592</text:p>
          </table:table-cell>
          <table:table-cell table:formula="of:=[.G35]+[.P35]" office:value-type="float" office:value="-0.469937852072549" calcext:value-type="float">
            <text:p>-0.4699378521</text:p>
          </table:table-cell>
          <table:table-cell table:formula="of:=[.H35]+[.Q35]" office:value-type="float" office:value="-1.53421093260099" calcext:value-type="float">
            <text:p>-1.5342109326</text:p>
          </table:table-cell>
        </table:table-row>
        <table:table-row table:style-name="ro1">
          <table:table-cell office:value-type="float" office:value="0.0548367729" calcext:value-type="float">
            <text:p>0.0548367729</text:p>
          </table:table-cell>
          <table:table-cell office:value-type="float" office:value="-1.6929920505" calcext:value-type="float">
            <text:p>-1.6929920505</text:p>
          </table:table-cell>
          <table:table-cell office:value-type="float" office:value="-0.2626931049" calcext:value-type="float">
            <text:p>-0.2626931049</text:p>
          </table:table-cell>
          <table:table-cell office:value-type="float" office:value="-1.5520005221" calcext:value-type="float">
            <text:p>-1.5520005221</text:p>
          </table:table-cell>
          <table:table-cell office:value-type="float" office:value="-0.6299152049" calcext:value-type="float">
            <text:p>-0.6299152049</text:p>
          </table:table-cell>
          <table:table-cell office:value-type="float" office:value="-2.022066434" calcext:value-type="float">
            <text:p>-2.022066434</text:p>
          </table:table-cell>
          <table:table-cell office:value-type="float" office:value="-0.7362890974" calcext:value-type="float">
            <text:p>-0.7362890974</text:p>
          </table:table-cell>
          <table:table-cell office:value-type="float" office:value="-1.6783546923" calcext:value-type="float">
            <text:p>-1.6783546923</text:p>
          </table:table-cell>
          <table:table-cell/>
          <table:table-cell table:formula="of:=RAND() * 0.1" office:value-type="float" office:value="0.0901516697820339" calcext:value-type="float">
            <text:p>0.0901516698</text:p>
          </table:table-cell>
          <table:table-cell table:formula="of:=RAND() * 0.1" office:value-type="float" office:value="0.0126812275950401" calcext:value-type="float">
            <text:p>0.0126812276</text:p>
          </table:table-cell>
          <table:table-cell table:formula="of:=RAND() * 0.1" office:value-type="float" office:value="0.0954333564516274" calcext:value-type="float">
            <text:p>0.0954333565</text:p>
          </table:table-cell>
          <table:table-cell table:formula="of:=RAND() * 0.1" office:value-type="float" office:value="0.0304888518822969" calcext:value-type="float">
            <text:p>0.0304888519</text:p>
          </table:table-cell>
          <table:table-cell table:formula="of:=RAND() * 0.1" office:value-type="float" office:value="0.084979172206136" calcext:value-type="float">
            <text:p>0.0849791722</text:p>
          </table:table-cell>
          <table:table-cell table:formula="of:=RAND() * 0.1" office:value-type="float" office:value="0.0125423298618148" calcext:value-type="float">
            <text:p>0.0125423299</text:p>
          </table:table-cell>
          <table:table-cell table:formula="of:=RAND() * 0.1" office:value-type="float" office:value="0.0339525157872049" calcext:value-type="float">
            <text:p>0.0339525158</text:p>
          </table:table-cell>
          <table:table-cell table:formula="of:=RAND() * 0.1" office:value-type="float" office:value="0.0353277715159588" calcext:value-type="float">
            <text:p>0.0353277715</text:p>
          </table:table-cell>
          <table:table-cell/>
          <table:table-cell table:formula="of:=[.A36]+[.J36]" office:value-type="float" office:value="0.144988442682034" calcext:value-type="float">
            <text:p>0.1449884427</text:p>
          </table:table-cell>
          <table:table-cell table:formula="of:=[.B36]+[.K36]" office:value-type="float" office:value="-1.68031082290496" calcext:value-type="float">
            <text:p>-1.6803108229</text:p>
          </table:table-cell>
          <table:table-cell table:formula="of:=[.C36]+[.L36]" office:value-type="float" office:value="-0.167259748448373" calcext:value-type="float">
            <text:p>-0.1672597484</text:p>
          </table:table-cell>
          <table:table-cell table:formula="of:=[.D36]+[.M36]" office:value-type="float" office:value="-1.5215116702177" calcext:value-type="float">
            <text:p>-1.5215116702</text:p>
          </table:table-cell>
          <table:table-cell table:formula="of:=[.E36]+[.N36]" office:value-type="float" office:value="-0.544936032693864" calcext:value-type="float">
            <text:p>-0.5449360327</text:p>
          </table:table-cell>
          <table:table-cell table:formula="of:=[.F36]+[.O36]" office:value-type="float" office:value="-2.00952410413819" calcext:value-type="float">
            <text:p>-2.0095241041</text:p>
          </table:table-cell>
          <table:table-cell table:formula="of:=[.G36]+[.P36]" office:value-type="float" office:value="-0.702336581612795" calcext:value-type="float">
            <text:p>-0.7023365816</text:p>
          </table:table-cell>
          <table:table-cell table:formula="of:=[.H36]+[.Q36]" office:value-type="float" office:value="-1.64302692078404" calcext:value-type="float">
            <text:p>-1.6430269208</text:p>
          </table:table-cell>
        </table:table-row>
        <table:table-row table:style-name="ro1">
          <table:table-cell office:value-type="float" office:value="-0.3346857093" calcext:value-type="float">
            <text:p>-0.3346857093</text:p>
          </table:table-cell>
          <table:table-cell office:value-type="float" office:value="-1.6730428358" calcext:value-type="float">
            <text:p>-1.6730428358</text:p>
          </table:table-cell>
          <table:table-cell office:value-type="float" office:value="-0.6361563132" calcext:value-type="float">
            <text:p>-0.6361563132</text:p>
          </table:table-cell>
          <table:table-cell office:value-type="float" office:value="-1.531258071" calcext:value-type="float">
            <text:p>-1.531258071</text:p>
          </table:table-cell>
          <table:table-cell office:value-type="float" office:value="-0.9518004512" calcext:value-type="float">
            <text:p>-0.9518004512</text:p>
          </table:table-cell>
          <table:table-cell office:value-type="float" office:value="-1.6790522555" calcext:value-type="float">
            <text:p>-1.6790522555</text:p>
          </table:table-cell>
          <table:table-cell office:value-type="float" office:value="-1.0665377894" calcext:value-type="float">
            <text:p>-1.0665377894</text:p>
          </table:table-cell>
          <table:table-cell office:value-type="float" office:value="-1.9670665091" calcext:value-type="float">
            <text:p>-1.9670665091</text:p>
          </table:table-cell>
          <table:table-cell/>
          <table:table-cell table:formula="of:=RAND() * 0.1" office:value-type="float" office:value="0.0144512803664787" calcext:value-type="float">
            <text:p>0.0144512804</text:p>
          </table:table-cell>
          <table:table-cell table:formula="of:=RAND() * 0.1" office:value-type="float" office:value="0.0141652726237731" calcext:value-type="float">
            <text:p>0.0141652726</text:p>
          </table:table-cell>
          <table:table-cell table:formula="of:=RAND() * 0.1" office:value-type="float" office:value="0.0384349170431268" calcext:value-type="float">
            <text:p>0.038434917</text:p>
          </table:table-cell>
          <table:table-cell table:formula="of:=RAND() * 0.1" office:value-type="float" office:value="0.0959989258372295" calcext:value-type="float">
            <text:p>0.0959989258</text:p>
          </table:table-cell>
          <table:table-cell table:formula="of:=RAND() * 0.1" office:value-type="float" office:value="0.0539785989056995" calcext:value-type="float">
            <text:p>0.0539785989</text:p>
          </table:table-cell>
          <table:table-cell table:formula="of:=RAND() * 0.1" office:value-type="float" office:value="0.0864648833207583" calcext:value-type="float">
            <text:p>0.0864648833</text:p>
          </table:table-cell>
          <table:table-cell table:formula="of:=RAND() * 0.1" office:value-type="float" office:value="0.0687331311721289" calcext:value-type="float">
            <text:p>0.0687331312</text:p>
          </table:table-cell>
          <table:table-cell table:formula="of:=RAND() * 0.1" office:value-type="float" office:value="0.0984729261320283" calcext:value-type="float">
            <text:p>0.0984729261</text:p>
          </table:table-cell>
          <table:table-cell/>
          <table:table-cell table:formula="of:=[.A37]+[.J37]" office:value-type="float" office:value="-0.320234428933521" calcext:value-type="float">
            <text:p>-0.3202344289</text:p>
          </table:table-cell>
          <table:table-cell table:formula="of:=[.B37]+[.K37]" office:value-type="float" office:value="-1.65887756317623" calcext:value-type="float">
            <text:p>-1.6588775632</text:p>
          </table:table-cell>
          <table:table-cell table:formula="of:=[.C37]+[.L37]" office:value-type="float" office:value="-0.597721396156873" calcext:value-type="float">
            <text:p>-0.5977213962</text:p>
          </table:table-cell>
          <table:table-cell table:formula="of:=[.D37]+[.M37]" office:value-type="float" office:value="-1.43525914516277" calcext:value-type="float">
            <text:p>-1.4352591452</text:p>
          </table:table-cell>
          <table:table-cell table:formula="of:=[.E37]+[.N37]" office:value-type="float" office:value="-0.8978218522943" calcext:value-type="float">
            <text:p>-0.8978218523</text:p>
          </table:table-cell>
          <table:table-cell table:formula="of:=[.F37]+[.O37]" office:value-type="float" office:value="-1.59258737217924" calcext:value-type="float">
            <text:p>-1.5925873722</text:p>
          </table:table-cell>
          <table:table-cell table:formula="of:=[.G37]+[.P37]" office:value-type="float" office:value="-0.997804658227871" calcext:value-type="float">
            <text:p>-0.9978046582</text:p>
          </table:table-cell>
          <table:table-cell table:formula="of:=[.H37]+[.Q37]" office:value-type="float" office:value="-1.86859358296797" calcext:value-type="float">
            <text:p>-1.868593583</text:p>
          </table:table-cell>
        </table:table-row>
        <table:table-row table:style-name="ro1">
          <table:table-cell office:value-type="float" office:value="-0.0164981915" calcext:value-type="float">
            <text:p>-0.0164981915</text:p>
          </table:table-cell>
          <table:table-cell office:value-type="float" office:value="-1.8300986098" calcext:value-type="float">
            <text:p>-1.8300986098</text:p>
          </table:table-cell>
          <table:table-cell office:value-type="float" office:value="-0.7075988086" calcext:value-type="float">
            <text:p>-0.7075988086</text:p>
          </table:table-cell>
          <table:table-cell office:value-type="float" office:value="-1.9688993159" calcext:value-type="float">
            <text:p>-1.9688993159</text:p>
          </table:table-cell>
          <table:table-cell office:value-type="float" office:value="-0.4285975802" calcext:value-type="float">
            <text:p>-0.4285975802</text:p>
          </table:table-cell>
          <table:table-cell office:value-type="float" office:value="-1.7811414061" calcext:value-type="float">
            <text:p>-1.7811414061</text:p>
          </table:table-cell>
          <table:table-cell office:value-type="float" office:value="-0.8041765966" calcext:value-type="float">
            <text:p>-0.8041765966</text:p>
          </table:table-cell>
          <table:table-cell office:value-type="float" office:value="-1.6574548952" calcext:value-type="float">
            <text:p>-1.6574548952</text:p>
          </table:table-cell>
          <table:table-cell/>
          <table:table-cell table:formula="of:=RAND() * 0.1" office:value-type="float" office:value="0.00384754151803561" calcext:value-type="float">
            <text:p>0.0038475415</text:p>
          </table:table-cell>
          <table:table-cell table:formula="of:=RAND() * 0.1" office:value-type="float" office:value="0.00151054947373304" calcext:value-type="float">
            <text:p>0.0015105495</text:p>
          </table:table-cell>
          <table:table-cell table:formula="of:=RAND() * 0.1" office:value-type="float" office:value="0.0579010325495845" calcext:value-type="float">
            <text:p>0.0579010325</text:p>
          </table:table-cell>
          <table:table-cell table:formula="of:=RAND() * 0.1" office:value-type="float" office:value="0.0222646064414046" calcext:value-type="float">
            <text:p>0.0222646064</text:p>
          </table:table-cell>
          <table:table-cell table:formula="of:=RAND() * 0.1" office:value-type="float" office:value="0.0259384681188267" calcext:value-type="float">
            <text:p>0.0259384681</text:p>
          </table:table-cell>
          <table:table-cell table:formula="of:=RAND() * 0.1" office:value-type="float" office:value="0.0712210316547625" calcext:value-type="float">
            <text:p>0.0712210317</text:p>
          </table:table-cell>
          <table:table-cell table:formula="of:=RAND() * 0.1" office:value-type="float" office:value="0.0104119169473154" calcext:value-type="float">
            <text:p>0.0104119169</text:p>
          </table:table-cell>
          <table:table-cell table:formula="of:=RAND() * 0.1" office:value-type="float" office:value="0.0511923070534914" calcext:value-type="float">
            <text:p>0.0511923071</text:p>
          </table:table-cell>
          <table:table-cell/>
          <table:table-cell table:formula="of:=[.A38]+[.J38]" office:value-type="float" office:value="-0.0126506499819644" calcext:value-type="float">
            <text:p>-0.01265065</text:p>
          </table:table-cell>
          <table:table-cell table:formula="of:=[.B38]+[.K38]" office:value-type="float" office:value="-1.82858806032627" calcext:value-type="float">
            <text:p>-1.8285880603</text:p>
          </table:table-cell>
          <table:table-cell table:formula="of:=[.C38]+[.L38]" office:value-type="float" office:value="-0.649697776050415" calcext:value-type="float">
            <text:p>-0.6496977761</text:p>
          </table:table-cell>
          <table:table-cell table:formula="of:=[.D38]+[.M38]" office:value-type="float" office:value="-1.9466347094586" calcext:value-type="float">
            <text:p>-1.9466347095</text:p>
          </table:table-cell>
          <table:table-cell table:formula="of:=[.E38]+[.N38]" office:value-type="float" office:value="-0.402659112081173" calcext:value-type="float">
            <text:p>-0.4026591121</text:p>
          </table:table-cell>
          <table:table-cell table:formula="of:=[.F38]+[.O38]" office:value-type="float" office:value="-1.70992037444524" calcext:value-type="float">
            <text:p>-1.7099203744</text:p>
          </table:table-cell>
          <table:table-cell table:formula="of:=[.G38]+[.P38]" office:value-type="float" office:value="-0.793764679652685" calcext:value-type="float">
            <text:p>-0.7937646797</text:p>
          </table:table-cell>
          <table:table-cell table:formula="of:=[.H38]+[.Q38]" office:value-type="float" office:value="-1.60626258814651" calcext:value-type="float">
            <text:p>-1.6062625881</text:p>
          </table:table-cell>
        </table:table-row>
        <table:table-row table:style-name="ro1">
          <table:table-cell office:value-type="float" office:value="0.2444324865" calcext:value-type="float">
            <text:p>0.2444324865</text:p>
          </table:table-cell>
          <table:table-cell office:value-type="float" office:value="-1.6057036699" calcext:value-type="float">
            <text:p>-1.6057036699</text:p>
          </table:table-cell>
          <table:table-cell office:value-type="float" office:value="-0.2504016991" calcext:value-type="float">
            <text:p>-0.2504016991</text:p>
          </table:table-cell>
          <table:table-cell office:value-type="float" office:value="-1.5001788113" calcext:value-type="float">
            <text:p>-1.5001788113</text:p>
          </table:table-cell>
          <table:table-cell office:value-type="float" office:value="-0.5144976634" calcext:value-type="float">
            <text:p>-0.5144976634</text:p>
          </table:table-cell>
          <table:table-cell office:value-type="float" office:value="-1.7057932297" calcext:value-type="float">
            <text:p>-1.7057932297</text:p>
          </table:table-cell>
          <table:table-cell office:value-type="float" office:value="-0.3481171729" calcext:value-type="float">
            <text:p>-0.3481171729</text:p>
          </table:table-cell>
          <table:table-cell office:value-type="float" office:value="-1.9926728978" calcext:value-type="float">
            <text:p>-1.9926728978</text:p>
          </table:table-cell>
          <table:table-cell/>
          <table:table-cell table:formula="of:=RAND() * 0.1" office:value-type="float" office:value="0.0145531969525343" calcext:value-type="float">
            <text:p>0.014553197</text:p>
          </table:table-cell>
          <table:table-cell table:formula="of:=RAND() * 0.1" office:value-type="float" office:value="0.0865472337297807" calcext:value-type="float">
            <text:p>0.0865472337</text:p>
          </table:table-cell>
          <table:table-cell table:formula="of:=RAND() * 0.1" office:value-type="float" office:value="0.0609364972839106" calcext:value-type="float">
            <text:p>0.0609364973</text:p>
          </table:table-cell>
          <table:table-cell table:formula="of:=RAND() * 0.1" office:value-type="float" office:value="0.0792870831499575" calcext:value-type="float">
            <text:p>0.0792870831</text:p>
          </table:table-cell>
          <table:table-cell table:formula="of:=RAND() * 0.1" office:value-type="float" office:value="0.0514034066894527" calcext:value-type="float">
            <text:p>0.0514034067</text:p>
          </table:table-cell>
          <table:table-cell table:formula="of:=RAND() * 0.1" office:value-type="float" office:value="0.0323171438255338" calcext:value-type="float">
            <text:p>0.0323171438</text:p>
          </table:table-cell>
          <table:table-cell table:formula="of:=RAND() * 0.1" office:value-type="float" office:value="0.0328808679298536" calcext:value-type="float">
            <text:p>0.0328808679</text:p>
          </table:table-cell>
          <table:table-cell table:formula="of:=RAND() * 0.1" office:value-type="float" office:value="0.0970384321970507" calcext:value-type="float">
            <text:p>0.0970384322</text:p>
          </table:table-cell>
          <table:table-cell/>
          <table:table-cell table:formula="of:=[.A39]+[.J39]" office:value-type="float" office:value="0.258985683452534" calcext:value-type="float">
            <text:p>0.2589856835</text:p>
          </table:table-cell>
          <table:table-cell table:formula="of:=[.B39]+[.K39]" office:value-type="float" office:value="-1.51915643617022" calcext:value-type="float">
            <text:p>-1.5191564362</text:p>
          </table:table-cell>
          <table:table-cell table:formula="of:=[.C39]+[.L39]" office:value-type="float" office:value="-0.189465201816089" calcext:value-type="float">
            <text:p>-0.1894652018</text:p>
          </table:table-cell>
          <table:table-cell table:formula="of:=[.D39]+[.M39]" office:value-type="float" office:value="-1.42089172815004" calcext:value-type="float">
            <text:p>-1.4208917282</text:p>
          </table:table-cell>
          <table:table-cell table:formula="of:=[.E39]+[.N39]" office:value-type="float" office:value="-0.463094256710547" calcext:value-type="float">
            <text:p>-0.4630942567</text:p>
          </table:table-cell>
          <table:table-cell table:formula="of:=[.F39]+[.O39]" office:value-type="float" office:value="-1.67347608587447" calcext:value-type="float">
            <text:p>-1.6734760859</text:p>
          </table:table-cell>
          <table:table-cell table:formula="of:=[.G39]+[.P39]" office:value-type="float" office:value="-0.315236304970146" calcext:value-type="float">
            <text:p>-0.315236305</text:p>
          </table:table-cell>
          <table:table-cell table:formula="of:=[.H39]+[.Q39]" office:value-type="float" office:value="-1.89563446560295" calcext:value-type="float">
            <text:p>-1.8956344656</text:p>
          </table:table-cell>
        </table:table-row>
        <table:table-row table:style-name="ro1">
          <table:table-cell office:value-type="float" office:value="-0.2195133653" calcext:value-type="float">
            <text:p>-0.2195133653</text:p>
          </table:table-cell>
          <table:table-cell office:value-type="float" office:value="-1.687393097" calcext:value-type="float">
            <text:p>-1.687393097</text:p>
          </table:table-cell>
          <table:table-cell office:value-type="float" office:value="-0.7438295782" calcext:value-type="float">
            <text:p>-0.7438295782</text:p>
          </table:table-cell>
          <table:table-cell office:value-type="float" office:value="-1.5779571652" calcext:value-type="float">
            <text:p>-1.5779571652</text:p>
          </table:table-cell>
          <table:table-cell office:value-type="float" office:value="-0.8386088494" calcext:value-type="float">
            <text:p>-0.8386088494</text:p>
          </table:table-cell>
          <table:table-cell office:value-type="float" office:value="-1.9944656369" calcext:value-type="float">
            <text:p>-1.9944656369</text:p>
          </table:table-cell>
          <table:table-cell office:value-type="float" office:value="-1.0793915588" calcext:value-type="float">
            <text:p>-1.0793915588</text:p>
          </table:table-cell>
          <table:table-cell office:value-type="float" office:value="-1.7215605497" calcext:value-type="float">
            <text:p>-1.7215605497</text:p>
          </table:table-cell>
          <table:table-cell/>
          <table:table-cell table:formula="of:=RAND() * 0.1" office:value-type="float" office:value="0.042797970868862" calcext:value-type="float">
            <text:p>0.0427979709</text:p>
          </table:table-cell>
          <table:table-cell table:formula="of:=RAND() * 0.1" office:value-type="float" office:value="0.0180295887735666" calcext:value-type="float">
            <text:p>0.0180295888</text:p>
          </table:table-cell>
          <table:table-cell table:formula="of:=RAND() * 0.1" office:value-type="float" office:value="0.0557951951469975" calcext:value-type="float">
            <text:p>0.0557951951</text:p>
          </table:table-cell>
          <table:table-cell table:formula="of:=RAND() * 0.1" office:value-type="float" office:value="0.0850976164783134" calcext:value-type="float">
            <text:p>0.0850976165</text:p>
          </table:table-cell>
          <table:table-cell table:formula="of:=RAND() * 0.1" office:value-type="float" office:value="0.043024892862093" calcext:value-type="float">
            <text:p>0.0430248929</text:p>
          </table:table-cell>
          <table:table-cell table:formula="of:=RAND() * 0.1" office:value-type="float" office:value="0.0686164747096638" calcext:value-type="float">
            <text:p>0.0686164747</text:p>
          </table:table-cell>
          <table:table-cell table:formula="of:=RAND() * 0.1" office:value-type="float" office:value="0.0764856196480754" calcext:value-type="float">
            <text:p>0.0764856196</text:p>
          </table:table-cell>
          <table:table-cell table:formula="of:=RAND() * 0.1" office:value-type="float" office:value="0.0989619104054699" calcext:value-type="float">
            <text:p>0.0989619104</text:p>
          </table:table-cell>
          <table:table-cell/>
          <table:table-cell table:formula="of:=[.A40]+[.J40]" office:value-type="float" office:value="-0.176715394431138" calcext:value-type="float">
            <text:p>-0.1767153944</text:p>
          </table:table-cell>
          <table:table-cell table:formula="of:=[.B40]+[.K40]" office:value-type="float" office:value="-1.66936350822643" calcext:value-type="float">
            <text:p>-1.6693635082</text:p>
          </table:table-cell>
          <table:table-cell table:formula="of:=[.C40]+[.L40]" office:value-type="float" office:value="-0.688034383053003" calcext:value-type="float">
            <text:p>-0.6880343831</text:p>
          </table:table-cell>
          <table:table-cell table:formula="of:=[.D40]+[.M40]" office:value-type="float" office:value="-1.49285954872169" calcext:value-type="float">
            <text:p>-1.4928595487</text:p>
          </table:table-cell>
          <table:table-cell table:formula="of:=[.E40]+[.N40]" office:value-type="float" office:value="-0.795583956537907" calcext:value-type="float">
            <text:p>-0.7955839565</text:p>
          </table:table-cell>
          <table:table-cell table:formula="of:=[.F40]+[.O40]" office:value-type="float" office:value="-1.92584916219034" calcext:value-type="float">
            <text:p>-1.9258491622</text:p>
          </table:table-cell>
          <table:table-cell table:formula="of:=[.G40]+[.P40]" office:value-type="float" office:value="-1.00290593915192" calcext:value-type="float">
            <text:p>-1.0029059392</text:p>
          </table:table-cell>
          <table:table-cell table:formula="of:=[.H40]+[.Q40]" office:value-type="float" office:value="-1.62259863929453" calcext:value-type="float">
            <text:p>-1.6225986393</text:p>
          </table:table-cell>
        </table:table-row>
        <table:table-row table:style-name="ro1">
          <table:table-cell office:value-type="float" office:value="-0.6095984494" calcext:value-type="float">
            <text:p>-0.6095984494</text:p>
          </table:table-cell>
          <table:table-cell office:value-type="float" office:value="-1.5318645754" calcext:value-type="float">
            <text:p>-1.5318645754</text:p>
          </table:table-cell>
          <table:table-cell office:value-type="float" office:value="-0.8865738008" calcext:value-type="float">
            <text:p>-0.8865738008</text:p>
          </table:table-cell>
          <table:table-cell office:value-type="float" office:value="-1.4740549902" calcext:value-type="float">
            <text:p>-1.4740549902</text:p>
          </table:table-cell>
          <table:table-cell office:value-type="float" office:value="-1.3294820252" calcext:value-type="float">
            <text:p>-1.3294820252</text:p>
          </table:table-cell>
          <table:table-cell office:value-type="float" office:value="-1.8275292428" calcext:value-type="float">
            <text:p>-1.8275292428</text:p>
          </table:table-cell>
          <table:table-cell office:value-type="float" office:value="-1.1696100755" calcext:value-type="float">
            <text:p>-1.1696100755</text:p>
          </table:table-cell>
          <table:table-cell office:value-type="float" office:value="-1.4765441211" calcext:value-type="float">
            <text:p>-1.4765441211</text:p>
          </table:table-cell>
          <table:table-cell/>
          <table:table-cell table:formula="of:=RAND() * 0.1" office:value-type="float" office:value="0.0274930467825928" calcext:value-type="float">
            <text:p>0.0274930468</text:p>
          </table:table-cell>
          <table:table-cell table:formula="of:=RAND() * 0.1" office:value-type="float" office:value="0.0427816800534017" calcext:value-type="float">
            <text:p>0.0427816801</text:p>
          </table:table-cell>
          <table:table-cell table:formula="of:=RAND() * 0.1" office:value-type="float" office:value="0.063885355734387" calcext:value-type="float">
            <text:p>0.0638853557</text:p>
          </table:table-cell>
          <table:table-cell table:formula="of:=RAND() * 0.1" office:value-type="float" office:value="0.0637601198993415" calcext:value-type="float">
            <text:p>0.0637601199</text:p>
          </table:table-cell>
          <table:table-cell table:formula="of:=RAND() * 0.1" office:value-type="float" office:value="0.078723138293415" calcext:value-type="float">
            <text:p>0.0787231383</text:p>
          </table:table-cell>
          <table:table-cell table:formula="of:=RAND() * 0.1" office:value-type="float" office:value="0.0398122310938782" calcext:value-type="float">
            <text:p>0.0398122311</text:p>
          </table:table-cell>
          <table:table-cell table:formula="of:=RAND() * 0.1" office:value-type="float" office:value="0.0749936600966559" calcext:value-type="float">
            <text:p>0.0749936601</text:p>
          </table:table-cell>
          <table:table-cell table:formula="of:=RAND() * 0.1" office:value-type="float" office:value="0.0463575559106607" calcext:value-type="float">
            <text:p>0.0463575559</text:p>
          </table:table-cell>
          <table:table-cell/>
          <table:table-cell table:formula="of:=[.A41]+[.J41]" office:value-type="float" office:value="-0.582105402617407" calcext:value-type="float">
            <text:p>-0.5821054026</text:p>
          </table:table-cell>
          <table:table-cell table:formula="of:=[.B41]+[.K41]" office:value-type="float" office:value="-1.4890828953466" calcext:value-type="float">
            <text:p>-1.4890828953</text:p>
          </table:table-cell>
          <table:table-cell table:formula="of:=[.C41]+[.L41]" office:value-type="float" office:value="-0.822688445065613" calcext:value-type="float">
            <text:p>-0.8226884451</text:p>
          </table:table-cell>
          <table:table-cell table:formula="of:=[.D41]+[.M41]" office:value-type="float" office:value="-1.41029487030066" calcext:value-type="float">
            <text:p>-1.4102948703</text:p>
          </table:table-cell>
          <table:table-cell table:formula="of:=[.E41]+[.N41]" office:value-type="float" office:value="-1.25075888690658" calcext:value-type="float">
            <text:p>-1.2507588869</text:p>
          </table:table-cell>
          <table:table-cell table:formula="of:=[.F41]+[.O41]" office:value-type="float" office:value="-1.78771701170612" calcext:value-type="float">
            <text:p>-1.7877170117</text:p>
          </table:table-cell>
          <table:table-cell table:formula="of:=[.G41]+[.P41]" office:value-type="float" office:value="-1.09461641540334" calcext:value-type="float">
            <text:p>-1.0946164154</text:p>
          </table:table-cell>
          <table:table-cell table:formula="of:=[.H41]+[.Q41]" office:value-type="float" office:value="-1.43018656518934" calcext:value-type="float">
            <text:p>-1.4301865652</text:p>
          </table:table-cell>
        </table:table-row>
        <table:table-row table:style-name="ro1">
          <table:table-cell office:value-type="float" office:value="0.2493403836" calcext:value-type="float">
            <text:p>0.2493403836</text:p>
          </table:table-cell>
          <table:table-cell office:value-type="float" office:value="-1.7550054983" calcext:value-type="float">
            <text:p>-1.7550054983</text:p>
          </table:table-cell>
          <table:table-cell office:value-type="float" office:value="-0.175163747" calcext:value-type="float">
            <text:p>-0.175163747</text:p>
          </table:table-cell>
          <table:table-cell office:value-type="float" office:value="-1.5987174658" calcext:value-type="float">
            <text:p>-1.5987174658</text:p>
          </table:table-cell>
          <table:table-cell office:value-type="float" office:value="-0.3716559241" calcext:value-type="float">
            <text:p>-0.3716559241</text:p>
          </table:table-cell>
          <table:table-cell office:value-type="float" office:value="-1.9915424848" calcext:value-type="float">
            <text:p>-1.9915424848</text:p>
          </table:table-cell>
          <table:table-cell office:value-type="float" office:value="-0.590215971" calcext:value-type="float">
            <text:p>-0.590215971</text:p>
          </table:table-cell>
          <table:table-cell office:value-type="float" office:value="-1.6943875708" calcext:value-type="float">
            <text:p>-1.6943875708</text:p>
          </table:table-cell>
          <table:table-cell/>
          <table:table-cell table:formula="of:=RAND() * 0.1" office:value-type="float" office:value="0.0330520053565295" calcext:value-type="float">
            <text:p>0.0330520054</text:p>
          </table:table-cell>
          <table:table-cell table:formula="of:=RAND() * 0.1" office:value-type="float" office:value="0.0164703626291754" calcext:value-type="float">
            <text:p>0.0164703626</text:p>
          </table:table-cell>
          <table:table-cell table:formula="of:=RAND() * 0.1" office:value-type="float" office:value="0.0879349365788663" calcext:value-type="float">
            <text:p>0.0879349366</text:p>
          </table:table-cell>
          <table:table-cell table:formula="of:=RAND() * 0.1" office:value-type="float" office:value="0.0381490592832654" calcext:value-type="float">
            <text:p>0.0381490593</text:p>
          </table:table-cell>
          <table:table-cell table:formula="of:=RAND() * 0.1" office:value-type="float" office:value="0.035949372465374" calcext:value-type="float">
            <text:p>0.0359493725</text:p>
          </table:table-cell>
          <table:table-cell table:formula="of:=RAND() * 0.1" office:value-type="float" office:value="0.0627084557525887" calcext:value-type="float">
            <text:p>0.0627084558</text:p>
          </table:table-cell>
          <table:table-cell table:formula="of:=RAND() * 0.1" office:value-type="float" office:value="0.0148068804029733" calcext:value-type="float">
            <text:p>0.0148068804</text:p>
          </table:table-cell>
          <table:table-cell table:formula="of:=RAND() * 0.1" office:value-type="float" office:value="0.051000107744477" calcext:value-type="float">
            <text:p>0.0510001077</text:p>
          </table:table-cell>
          <table:table-cell/>
          <table:table-cell table:formula="of:=[.A42]+[.J42]" office:value-type="float" office:value="0.282392388956529" calcext:value-type="float">
            <text:p>0.282392389</text:p>
          </table:table-cell>
          <table:table-cell table:formula="of:=[.B42]+[.K42]" office:value-type="float" office:value="-1.73853513567082" calcext:value-type="float">
            <text:p>-1.7385351357</text:p>
          </table:table-cell>
          <table:table-cell table:formula="of:=[.C42]+[.L42]" office:value-type="float" office:value="-0.0872288104211337" calcext:value-type="float">
            <text:p>-0.0872288104</text:p>
          </table:table-cell>
          <table:table-cell table:formula="of:=[.D42]+[.M42]" office:value-type="float" office:value="-1.56056840651673" calcext:value-type="float">
            <text:p>-1.5605684065</text:p>
          </table:table-cell>
          <table:table-cell table:formula="of:=[.E42]+[.N42]" office:value-type="float" office:value="-0.335706551634626" calcext:value-type="float">
            <text:p>-0.3357065516</text:p>
          </table:table-cell>
          <table:table-cell table:formula="of:=[.F42]+[.O42]" office:value-type="float" office:value="-1.92883402904741" calcext:value-type="float">
            <text:p>-1.928834029</text:p>
          </table:table-cell>
          <table:table-cell table:formula="of:=[.G42]+[.P42]" office:value-type="float" office:value="-0.575409090597027" calcext:value-type="float">
            <text:p>-0.5754090906</text:p>
          </table:table-cell>
          <table:table-cell table:formula="of:=[.H42]+[.Q42]" office:value-type="float" office:value="-1.64338746305552" calcext:value-type="float">
            <text:p>-1.6433874631</text:p>
          </table:table-cell>
        </table:table-row>
        <table:table-row table:style-name="ro1">
          <table:table-cell office:value-type="float" office:value="0.132072308" calcext:value-type="float">
            <text:p>0.132072308</text:p>
          </table:table-cell>
          <table:table-cell office:value-type="float" office:value="-1.4733206304" calcext:value-type="float">
            <text:p>-1.4733206304</text:p>
          </table:table-cell>
          <table:table-cell office:value-type="float" office:value="-0.1924306638" calcext:value-type="float">
            <text:p>-0.1924306638</text:p>
          </table:table-cell>
          <table:table-cell office:value-type="float" office:value="-1.3431713467" calcext:value-type="float">
            <text:p>-1.3431713467</text:p>
          </table:table-cell>
          <table:table-cell office:value-type="float" office:value="-0.4772351263" calcext:value-type="float">
            <text:p>-0.4772351263</text:p>
          </table:table-cell>
          <table:table-cell office:value-type="float" office:value="-1.5339898086" calcext:value-type="float">
            <text:p>-1.5339898086</text:p>
          </table:table-cell>
          <table:table-cell office:value-type="float" office:value="-0.5939028234" calcext:value-type="float">
            <text:p>-0.5939028234</text:p>
          </table:table-cell>
          <table:table-cell office:value-type="float" office:value="-1.8192866168" calcext:value-type="float">
            <text:p>-1.8192866168</text:p>
          </table:table-cell>
          <table:table-cell/>
          <table:table-cell table:formula="of:=RAND() * 0.1" office:value-type="float" office:value="0.0157665106911997" calcext:value-type="float">
            <text:p>0.0157665107</text:p>
          </table:table-cell>
          <table:table-cell table:formula="of:=RAND() * 0.1" office:value-type="float" office:value="0.0552557470761709" calcext:value-type="float">
            <text:p>0.0552557471</text:p>
          </table:table-cell>
          <table:table-cell table:formula="of:=RAND() * 0.1" office:value-type="float" office:value="0.0585779533171676" calcext:value-type="float">
            <text:p>0.0585779533</text:p>
          </table:table-cell>
          <table:table-cell table:formula="of:=RAND() * 0.1" office:value-type="float" office:value="0.0892390333261492" calcext:value-type="float">
            <text:p>0.0892390333</text:p>
          </table:table-cell>
          <table:table-cell table:formula="of:=RAND() * 0.1" office:value-type="float" office:value="0.0662536489876232" calcext:value-type="float">
            <text:p>0.066253649</text:p>
          </table:table-cell>
          <table:table-cell table:formula="of:=RAND() * 0.1" office:value-type="float" office:value="0.011464834749882" calcext:value-type="float">
            <text:p>0.0114648347</text:p>
          </table:table-cell>
          <table:table-cell table:formula="of:=RAND() * 0.1" office:value-type="float" office:value="0.00979790848482642" calcext:value-type="float">
            <text:p>0.0097979085</text:p>
          </table:table-cell>
          <table:table-cell table:formula="of:=RAND() * 0.1" office:value-type="float" office:value="0.0471646142972113" calcext:value-type="float">
            <text:p>0.0471646143</text:p>
          </table:table-cell>
          <table:table-cell/>
          <table:table-cell table:formula="of:=[.A43]+[.J43]" office:value-type="float" office:value="0.1478388186912" calcext:value-type="float">
            <text:p>0.1478388187</text:p>
          </table:table-cell>
          <table:table-cell table:formula="of:=[.B43]+[.K43]" office:value-type="float" office:value="-1.41806488332383" calcext:value-type="float">
            <text:p>-1.4180648833</text:p>
          </table:table-cell>
          <table:table-cell table:formula="of:=[.C43]+[.L43]" office:value-type="float" office:value="-0.133852710482832" calcext:value-type="float">
            <text:p>-0.1338527105</text:p>
          </table:table-cell>
          <table:table-cell table:formula="of:=[.D43]+[.M43]" office:value-type="float" office:value="-1.25393231337385" calcext:value-type="float">
            <text:p>-1.2539323134</text:p>
          </table:table-cell>
          <table:table-cell table:formula="of:=[.E43]+[.N43]" office:value-type="float" office:value="-0.410981477312377" calcext:value-type="float">
            <text:p>-0.4109814773</text:p>
          </table:table-cell>
          <table:table-cell table:formula="of:=[.F43]+[.O43]" office:value-type="float" office:value="-1.52252497385012" calcext:value-type="float">
            <text:p>-1.5225249739</text:p>
          </table:table-cell>
          <table:table-cell table:formula="of:=[.G43]+[.P43]" office:value-type="float" office:value="-0.584104914915174" calcext:value-type="float">
            <text:p>-0.5841049149</text:p>
          </table:table-cell>
          <table:table-cell table:formula="of:=[.H43]+[.Q43]" office:value-type="float" office:value="-1.77212200250279" calcext:value-type="float">
            <text:p>-1.7721220025</text:p>
          </table:table-cell>
        </table:table-row>
        <table:table-row table:style-name="ro1">
          <table:table-cell office:value-type="float" office:value="0.0822469707" calcext:value-type="float">
            <text:p>0.0822469707</text:p>
          </table:table-cell>
          <table:table-cell office:value-type="float" office:value="-1.8081162495" calcext:value-type="float">
            <text:p>-1.8081162495</text:p>
          </table:table-cell>
          <table:table-cell office:value-type="float" office:value="-0.2100669943" calcext:value-type="float">
            <text:p>-0.2100669943</text:p>
          </table:table-cell>
          <table:table-cell office:value-type="float" office:value="-1.6479937287" calcext:value-type="float">
            <text:p>-1.6479937287</text:p>
          </table:table-cell>
          <table:table-cell office:value-type="float" office:value="-0.6225395225" calcext:value-type="float">
            <text:p>-0.6225395225</text:p>
          </table:table-cell>
          <table:table-cell office:value-type="float" office:value="-2.1056088466" calcext:value-type="float">
            <text:p>-2.1056088466</text:p>
          </table:table-cell>
          <table:table-cell office:value-type="float" office:value="-0.7847919532" calcext:value-type="float">
            <text:p>-0.7847919532</text:p>
          </table:table-cell>
          <table:table-cell office:value-type="float" office:value="-1.7931941432" calcext:value-type="float">
            <text:p>-1.7931941432</text:p>
          </table:table-cell>
          <table:table-cell/>
          <table:table-cell table:formula="of:=RAND() * 0.1" office:value-type="float" office:value="0.0506840993250069" calcext:value-type="float">
            <text:p>0.0506840993</text:p>
          </table:table-cell>
          <table:table-cell table:formula="of:=RAND() * 0.1" office:value-type="float" office:value="0.0017734002382976" calcext:value-type="float">
            <text:p>0.0017734002</text:p>
          </table:table-cell>
          <table:table-cell table:formula="of:=RAND() * 0.1" office:value-type="float" office:value="0.030662487178" calcext:value-type="float">
            <text:p>0.0306624872</text:p>
          </table:table-cell>
          <table:table-cell table:formula="of:=RAND() * 0.1" office:value-type="float" office:value="0.0954205050402764" calcext:value-type="float">
            <text:p>0.095420505</text:p>
          </table:table-cell>
          <table:table-cell table:formula="of:=RAND() * 0.1" office:value-type="float" office:value="0.0199187026202768" calcext:value-type="float">
            <text:p>0.0199187026</text:p>
          </table:table-cell>
          <table:table-cell table:formula="of:=RAND() * 0.1" office:value-type="float" office:value="0.000993925346038476" calcext:value-type="float">
            <text:p>0.0009939253</text:p>
          </table:table-cell>
          <table:table-cell table:formula="of:=RAND() * 0.1" office:value-type="float" office:value="0.0908067161050722" calcext:value-type="float">
            <text:p>0.0908067161</text:p>
          </table:table-cell>
          <table:table-cell table:formula="of:=RAND() * 0.1" office:value-type="float" office:value="0.063510247941782" calcext:value-type="float">
            <text:p>0.0635102479</text:p>
          </table:table-cell>
          <table:table-cell/>
          <table:table-cell table:formula="of:=[.A44]+[.J44]" office:value-type="float" office:value="0.132931070025007" calcext:value-type="float">
            <text:p>0.13293107</text:p>
          </table:table-cell>
          <table:table-cell table:formula="of:=[.B44]+[.K44]" office:value-type="float" office:value="-1.8063428492617" calcext:value-type="float">
            <text:p>-1.8063428493</text:p>
          </table:table-cell>
          <table:table-cell table:formula="of:=[.C44]+[.L44]" office:value-type="float" office:value="-0.179404507122" calcext:value-type="float">
            <text:p>-0.1794045071</text:p>
          </table:table-cell>
          <table:table-cell table:formula="of:=[.D44]+[.M44]" office:value-type="float" office:value="-1.55257322365972" calcext:value-type="float">
            <text:p>-1.5525732237</text:p>
          </table:table-cell>
          <table:table-cell table:formula="of:=[.E44]+[.N44]" office:value-type="float" office:value="-0.602620819879723" calcext:value-type="float">
            <text:p>-0.6026208199</text:p>
          </table:table-cell>
          <table:table-cell table:formula="of:=[.F44]+[.O44]" office:value-type="float" office:value="-2.10461492125396" calcext:value-type="float">
            <text:p>-2.1046149213</text:p>
          </table:table-cell>
          <table:table-cell table:formula="of:=[.G44]+[.P44]" office:value-type="float" office:value="-0.693985237094928" calcext:value-type="float">
            <text:p>-0.6939852371</text:p>
          </table:table-cell>
          <table:table-cell table:formula="of:=[.H44]+[.Q44]" office:value-type="float" office:value="-1.72968389525822" calcext:value-type="float">
            <text:p>-1.7296838953</text:p>
          </table:table-cell>
        </table:table-row>
        <table:table-row table:style-name="ro1">
          <table:table-cell office:value-type="float" office:value="-0.0215857725" calcext:value-type="float">
            <text:p>-0.0215857725</text:p>
          </table:table-cell>
          <table:table-cell office:value-type="float" office:value="-1.7776703017" calcext:value-type="float">
            <text:p>-1.7776703017</text:p>
          </table:table-cell>
          <table:table-cell office:value-type="float" office:value="-0.706727915" calcext:value-type="float">
            <text:p>-0.706727915</text:p>
          </table:table-cell>
          <table:table-cell office:value-type="float" office:value="-1.6309298533" calcext:value-type="float">
            <text:p>-1.6309298533</text:p>
          </table:table-cell>
          <table:table-cell office:value-type="float" office:value="-0.6941697314" calcext:value-type="float">
            <text:p>-0.6941697314</text:p>
          </table:table-cell>
          <table:table-cell office:value-type="float" office:value="-2.0385971471" calcext:value-type="float">
            <text:p>-2.0385971471</text:p>
          </table:table-cell>
          <table:table-cell office:value-type="float" office:value="-0.3943553594" calcext:value-type="float">
            <text:p>-0.3943553594</text:p>
          </table:table-cell>
          <table:table-cell office:value-type="float" office:value="-1.8203152109" calcext:value-type="float">
            <text:p>-1.8203152109</text:p>
          </table:table-cell>
          <table:table-cell/>
          <table:table-cell table:formula="of:=RAND() * 0.1" office:value-type="float" office:value="0.0220641814232006" calcext:value-type="float">
            <text:p>0.0220641814</text:p>
          </table:table-cell>
          <table:table-cell table:formula="of:=RAND() * 0.1" office:value-type="float" office:value="0.0592607908687512" calcext:value-type="float">
            <text:p>0.0592607909</text:p>
          </table:table-cell>
          <table:table-cell table:formula="of:=RAND() * 0.1" office:value-type="float" office:value="0.0190455405852282" calcext:value-type="float">
            <text:p>0.0190455406</text:p>
          </table:table-cell>
          <table:table-cell table:formula="of:=RAND() * 0.1" office:value-type="float" office:value="0.0713835706172743" calcext:value-type="float">
            <text:p>0.0713835706</text:p>
          </table:table-cell>
          <table:table-cell table:formula="of:=RAND() * 0.1" office:value-type="float" office:value="0.0320291685391087" calcext:value-type="float">
            <text:p>0.0320291685</text:p>
          </table:table-cell>
          <table:table-cell table:formula="of:=RAND() * 0.1" office:value-type="float" office:value="0.0874965687426901" calcext:value-type="float">
            <text:p>0.0874965687</text:p>
          </table:table-cell>
          <table:table-cell table:formula="of:=RAND() * 0.1" office:value-type="float" office:value="0.0091723783738546" calcext:value-type="float">
            <text:p>0.0091723784</text:p>
          </table:table-cell>
          <table:table-cell table:formula="of:=RAND() * 0.1" office:value-type="float" office:value="0.0237447756654821" calcext:value-type="float">
            <text:p>0.0237447757</text:p>
          </table:table-cell>
          <table:table-cell/>
          <table:table-cell table:formula="of:=[.A45]+[.J45]" office:value-type="float" office:value="0.00047840892320062" calcext:value-type="float">
            <text:p>0.0004784089</text:p>
          </table:table-cell>
          <table:table-cell table:formula="of:=[.B45]+[.K45]" office:value-type="float" office:value="-1.71840951083125" calcext:value-type="float">
            <text:p>-1.7184095108</text:p>
          </table:table-cell>
          <table:table-cell table:formula="of:=[.C45]+[.L45]" office:value-type="float" office:value="-0.687682374414772" calcext:value-type="float">
            <text:p>-0.6876823744</text:p>
          </table:table-cell>
          <table:table-cell table:formula="of:=[.D45]+[.M45]" office:value-type="float" office:value="-1.55954628268273" calcext:value-type="float">
            <text:p>-1.5595462827</text:p>
          </table:table-cell>
          <table:table-cell table:formula="of:=[.E45]+[.N45]" office:value-type="float" office:value="-0.662140562860891" calcext:value-type="float">
            <text:p>-0.6621405629</text:p>
          </table:table-cell>
          <table:table-cell table:formula="of:=[.F45]+[.O45]" office:value-type="float" office:value="-1.95110057835731" calcext:value-type="float">
            <text:p>-1.9511005784</text:p>
          </table:table-cell>
          <table:table-cell table:formula="of:=[.G45]+[.P45]" office:value-type="float" office:value="-0.385182981026145" calcext:value-type="float">
            <text:p>-0.385182981</text:p>
          </table:table-cell>
          <table:table-cell table:formula="of:=[.H45]+[.Q45]" office:value-type="float" office:value="-1.79657043523452" calcext:value-type="float">
            <text:p>-1.7965704352</text:p>
          </table:table-cell>
        </table:table-row>
        <table:table-row table:style-name="ro1">
          <table:table-cell office:value-type="float" office:value="0.0325524785" calcext:value-type="float">
            <text:p>0.0325524785</text:p>
          </table:table-cell>
          <table:table-cell office:value-type="float" office:value="-1.7450590593" calcext:value-type="float">
            <text:p>-1.7450590593</text:p>
          </table:table-cell>
          <table:table-cell office:value-type="float" office:value="-0.4809280212" calcext:value-type="float">
            <text:p>-0.4809280212</text:p>
          </table:table-cell>
          <table:table-cell office:value-type="float" office:value="-1.6341356828" calcext:value-type="float">
            <text:p>-1.6341356828</text:p>
          </table:table-cell>
          <table:table-cell office:value-type="float" office:value="-0.4503314563" calcext:value-type="float">
            <text:p>-0.4503314563</text:p>
          </table:table-cell>
          <table:table-cell office:value-type="float" office:value="-2.0196557624" calcext:value-type="float">
            <text:p>-2.0196557624</text:p>
          </table:table-cell>
          <table:table-cell office:value-type="float" office:value="-0.8117399109" calcext:value-type="float">
            <text:p>-0.8117399109</text:p>
          </table:table-cell>
          <table:table-cell office:value-type="float" office:value="-1.8489731055" calcext:value-type="float">
            <text:p>-1.8489731055</text:p>
          </table:table-cell>
          <table:table-cell/>
          <table:table-cell table:formula="of:=RAND() * 0.1" office:value-type="float" office:value="0.0376754518845915" calcext:value-type="float">
            <text:p>0.0376754519</text:p>
          </table:table-cell>
          <table:table-cell table:formula="of:=RAND() * 0.1" office:value-type="float" office:value="0.034114382757032" calcext:value-type="float">
            <text:p>0.0341143828</text:p>
          </table:table-cell>
          <table:table-cell table:formula="of:=RAND() * 0.1" office:value-type="float" office:value="0.0120023895189103" calcext:value-type="float">
            <text:p>0.0120023895</text:p>
          </table:table-cell>
          <table:table-cell table:formula="of:=RAND() * 0.1" office:value-type="float" office:value="0.0196831040718219" calcext:value-type="float">
            <text:p>0.0196831041</text:p>
          </table:table-cell>
          <table:table-cell table:formula="of:=RAND() * 0.1" office:value-type="float" office:value="0.0876769372781859" calcext:value-type="float">
            <text:p>0.0876769373</text:p>
          </table:table-cell>
          <table:table-cell table:formula="of:=RAND() * 0.1" office:value-type="float" office:value="0.00391148012524495" calcext:value-type="float">
            <text:p>0.0039114801</text:p>
          </table:table-cell>
          <table:table-cell table:formula="of:=RAND() * 0.1" office:value-type="float" office:value="0.0153629412502831" calcext:value-type="float">
            <text:p>0.0153629413</text:p>
          </table:table-cell>
          <table:table-cell table:formula="of:=RAND() * 0.1" office:value-type="float" office:value="0.0737652635323964" calcext:value-type="float">
            <text:p>0.0737652635</text:p>
          </table:table-cell>
          <table:table-cell/>
          <table:table-cell table:formula="of:=[.A46]+[.J46]" office:value-type="float" office:value="0.0702279303845915" calcext:value-type="float">
            <text:p>0.0702279304</text:p>
          </table:table-cell>
          <table:table-cell table:formula="of:=[.B46]+[.K46]" office:value-type="float" office:value="-1.71094467654297" calcext:value-type="float">
            <text:p>-1.7109446765</text:p>
          </table:table-cell>
          <table:table-cell table:formula="of:=[.C46]+[.L46]" office:value-type="float" office:value="-0.46892563168109" calcext:value-type="float">
            <text:p>-0.4689256317</text:p>
          </table:table-cell>
          <table:table-cell table:formula="of:=[.D46]+[.M46]" office:value-type="float" office:value="-1.61445257872818" calcext:value-type="float">
            <text:p>-1.6144525787</text:p>
          </table:table-cell>
          <table:table-cell table:formula="of:=[.E46]+[.N46]" office:value-type="float" office:value="-0.362654519021814" calcext:value-type="float">
            <text:p>-0.362654519</text:p>
          </table:table-cell>
          <table:table-cell table:formula="of:=[.F46]+[.O46]" office:value-type="float" office:value="-2.01574428227476" calcext:value-type="float">
            <text:p>-2.0157442823</text:p>
          </table:table-cell>
          <table:table-cell table:formula="of:=[.G46]+[.P46]" office:value-type="float" office:value="-0.796376969649717" calcext:value-type="float">
            <text:p>-0.7963769696</text:p>
          </table:table-cell>
          <table:table-cell table:formula="of:=[.H46]+[.Q46]" office:value-type="float" office:value="-1.7752078419676" calcext:value-type="float">
            <text:p>-1.775207842</text:p>
          </table:table-cell>
        </table:table-row>
        <table:table-row table:style-name="ro1">
          <table:table-cell office:value-type="float" office:value="0.0281752731" calcext:value-type="float">
            <text:p>0.0281752731</text:p>
          </table:table-cell>
          <table:table-cell office:value-type="float" office:value="-1.5857463525" calcext:value-type="float">
            <text:p>-1.5857463525</text:p>
          </table:table-cell>
          <table:table-cell office:value-type="float" office:value="-0.5081461554" calcext:value-type="float">
            <text:p>-0.5081461554</text:p>
          </table:table-cell>
          <table:table-cell office:value-type="float" office:value="-1.8733633687" calcext:value-type="float">
            <text:p>-1.8733633687</text:p>
          </table:table-cell>
          <table:table-cell office:value-type="float" office:value="-0.6051981526" calcext:value-type="float">
            <text:p>-0.6051981526</text:p>
          </table:table-cell>
          <table:table-cell office:value-type="float" office:value="-1.5870563293" calcext:value-type="float">
            <text:p>-1.5870563293</text:p>
          </table:table-cell>
          <table:table-cell office:value-type="float" office:value="-0.3132579318" calcext:value-type="float">
            <text:p>-0.3132579318</text:p>
          </table:table-cell>
          <table:table-cell office:value-type="float" office:value="-1.6023455716" calcext:value-type="float">
            <text:p>-1.6023455716</text:p>
          </table:table-cell>
          <table:table-cell/>
          <table:table-cell table:formula="of:=RAND() * 0.1" office:value-type="float" office:value="0.0025368254357942" calcext:value-type="float">
            <text:p>0.0025368254</text:p>
          </table:table-cell>
          <table:table-cell table:formula="of:=RAND() * 0.1" office:value-type="float" office:value="0.0945188305073607" calcext:value-type="float">
            <text:p>0.0945188305</text:p>
          </table:table-cell>
          <table:table-cell table:formula="of:=RAND() * 0.1" office:value-type="float" office:value="0.0873538366679323" calcext:value-type="float">
            <text:p>0.0873538367</text:p>
          </table:table-cell>
          <table:table-cell table:formula="of:=RAND() * 0.1" office:value-type="float" office:value="0.00175048892469507" calcext:value-type="float">
            <text:p>0.0017504889</text:p>
          </table:table-cell>
          <table:table-cell table:formula="of:=RAND() * 0.1" office:value-type="float" office:value="0.0735748045867003" calcext:value-type="float">
            <text:p>0.0735748046</text:p>
          </table:table-cell>
          <table:table-cell table:formula="of:=RAND() * 0.1" office:value-type="float" office:value="0.0108325966106382" calcext:value-type="float">
            <text:p>0.0108325966</text:p>
          </table:table-cell>
          <table:table-cell table:formula="of:=RAND() * 0.1" office:value-type="float" office:value="0.0123899652367451" calcext:value-type="float">
            <text:p>0.0123899652</text:p>
          </table:table-cell>
          <table:table-cell table:formula="of:=RAND() * 0.1" office:value-type="float" office:value="0.0670204035359846" calcext:value-type="float">
            <text:p>0.0670204035</text:p>
          </table:table-cell>
          <table:table-cell/>
          <table:table-cell table:formula="of:=[.A47]+[.J47]" office:value-type="float" office:value="0.0307120985357942" calcext:value-type="float">
            <text:p>0.0307120985</text:p>
          </table:table-cell>
          <table:table-cell table:formula="of:=[.B47]+[.K47]" office:value-type="float" office:value="-1.49122752199264" calcext:value-type="float">
            <text:p>-1.491227522</text:p>
          </table:table-cell>
          <table:table-cell table:formula="of:=[.C47]+[.L47]" office:value-type="float" office:value="-0.420792318732068" calcext:value-type="float">
            <text:p>-0.4207923187</text:p>
          </table:table-cell>
          <table:table-cell table:formula="of:=[.D47]+[.M47]" office:value-type="float" office:value="-1.87161287977531" calcext:value-type="float">
            <text:p>-1.8716128798</text:p>
          </table:table-cell>
          <table:table-cell table:formula="of:=[.E47]+[.N47]" office:value-type="float" office:value="-0.5316233480133" calcext:value-type="float">
            <text:p>-0.531623348</text:p>
          </table:table-cell>
          <table:table-cell table:formula="of:=[.F47]+[.O47]" office:value-type="float" office:value="-1.57622373268936" calcext:value-type="float">
            <text:p>-1.5762237327</text:p>
          </table:table-cell>
          <table:table-cell table:formula="of:=[.G47]+[.P47]" office:value-type="float" office:value="-0.300867966563255" calcext:value-type="float">
            <text:p>-0.3008679666</text:p>
          </table:table-cell>
          <table:table-cell table:formula="of:=[.H47]+[.Q47]" office:value-type="float" office:value="-1.53532516806402" calcext:value-type="float">
            <text:p>-1.5353251681</text:p>
          </table:table-cell>
        </table:table-row>
        <table:table-row table:style-name="ro1">
          <table:table-cell office:value-type="float" office:value="0.3154194298" calcext:value-type="float">
            <text:p>0.3154194298</text:p>
          </table:table-cell>
          <table:table-cell office:value-type="float" office:value="-1.4322244486" calcext:value-type="float">
            <text:p>-1.4322244486</text:p>
          </table:table-cell>
          <table:table-cell office:value-type="float" office:value="-0.4741921749" calcext:value-type="float">
            <text:p>-0.4741921749</text:p>
          </table:table-cell>
          <table:table-cell office:value-type="float" office:value="-1.4027831841" calcext:value-type="float">
            <text:p>-1.4027831841</text:p>
          </table:table-cell>
          <table:table-cell office:value-type="float" office:value="-0.0896833884" calcext:value-type="float">
            <text:p>-0.0896833884</text:p>
          </table:table-cell>
          <table:table-cell office:value-type="float" office:value="-1.360238427" calcext:value-type="float">
            <text:p>-1.360238427</text:p>
          </table:table-cell>
          <table:table-cell office:value-type="float" office:value="-0.1242214291" calcext:value-type="float">
            <text:p>-0.1242214291</text:p>
          </table:table-cell>
          <table:table-cell office:value-type="float" office:value="-1.6747821585" calcext:value-type="float">
            <text:p>-1.6747821585</text:p>
          </table:table-cell>
          <table:table-cell/>
          <table:table-cell table:formula="of:=RAND() * 0.1" office:value-type="float" office:value="0.0390495579409416" calcext:value-type="float">
            <text:p>0.0390495579</text:p>
          </table:table-cell>
          <table:table-cell table:formula="of:=RAND() * 0.1" office:value-type="float" office:value="0.0537245467030397" calcext:value-type="float">
            <text:p>0.0537245467</text:p>
          </table:table-cell>
          <table:table-cell table:formula="of:=RAND() * 0.1" office:value-type="float" office:value="0.034871484689003" calcext:value-type="float">
            <text:p>0.0348714847</text:p>
          </table:table-cell>
          <table:table-cell table:formula="of:=RAND() * 0.1" office:value-type="float" office:value="0.00285496041144744" calcext:value-type="float">
            <text:p>0.0028549604</text:p>
          </table:table-cell>
          <table:table-cell table:formula="of:=RAND() * 0.1" office:value-type="float" office:value="0.0196492895209125" calcext:value-type="float">
            <text:p>0.0196492895</text:p>
          </table:table-cell>
          <table:table-cell table:formula="of:=RAND() * 0.1" office:value-type="float" office:value="0.0785881799895708" calcext:value-type="float">
            <text:p>0.07858818</text:p>
          </table:table-cell>
          <table:table-cell table:formula="of:=RAND() * 0.1" office:value-type="float" office:value="0.0549781419108743" calcext:value-type="float">
            <text:p>0.0549781419</text:p>
          </table:table-cell>
          <table:table-cell table:formula="of:=RAND() * 0.1" office:value-type="float" office:value="0.00502816612123397" calcext:value-type="float">
            <text:p>0.0050281661</text:p>
          </table:table-cell>
          <table:table-cell/>
          <table:table-cell table:formula="of:=[.A48]+[.J48]" office:value-type="float" office:value="0.354468987740942" calcext:value-type="float">
            <text:p>0.3544689877</text:p>
          </table:table-cell>
          <table:table-cell table:formula="of:=[.B48]+[.K48]" office:value-type="float" office:value="-1.37849990189696" calcext:value-type="float">
            <text:p>-1.3784999019</text:p>
          </table:table-cell>
          <table:table-cell table:formula="of:=[.C48]+[.L48]" office:value-type="float" office:value="-0.439320690210997" calcext:value-type="float">
            <text:p>-0.4393206902</text:p>
          </table:table-cell>
          <table:table-cell table:formula="of:=[.D48]+[.M48]" office:value-type="float" office:value="-1.39992822368855" calcext:value-type="float">
            <text:p>-1.3999282237</text:p>
          </table:table-cell>
          <table:table-cell table:formula="of:=[.E48]+[.N48]" office:value-type="float" office:value="-0.0700340988790875" calcext:value-type="float">
            <text:p>-0.0700340989</text:p>
          </table:table-cell>
          <table:table-cell table:formula="of:=[.F48]+[.O48]" office:value-type="float" office:value="-1.28165024701043" calcext:value-type="float">
            <text:p>-1.281650247</text:p>
          </table:table-cell>
          <table:table-cell table:formula="of:=[.G48]+[.P48]" office:value-type="float" office:value="-0.0692432871891257" calcext:value-type="float">
            <text:p>-0.0692432872</text:p>
          </table:table-cell>
          <table:table-cell table:formula="of:=[.H48]+[.Q48]" office:value-type="float" office:value="-1.66975399237877" calcext:value-type="float">
            <text:p>-1.6697539924</text:p>
          </table:table-cell>
        </table:table-row>
        <table:table-row table:style-name="ro1">
          <table:table-cell office:value-type="float" office:value="0.0182032164" calcext:value-type="float">
            <text:p>0.0182032164</text:p>
          </table:table-cell>
          <table:table-cell office:value-type="float" office:value="-1.5959705837" calcext:value-type="float">
            <text:p>-1.5959705837</text:p>
          </table:table-cell>
          <table:table-cell office:value-type="float" office:value="-0.6011420554" calcext:value-type="float">
            <text:p>-0.6011420554</text:p>
          </table:table-cell>
          <table:table-cell office:value-type="float" office:value="-1.8670940979" calcext:value-type="float">
            <text:p>-1.8670940979</text:p>
          </table:table-cell>
          <table:table-cell office:value-type="float" office:value="-0.6836241327" calcext:value-type="float">
            <text:p>-0.6836241327</text:p>
          </table:table-cell>
          <table:table-cell office:value-type="float" office:value="-1.5757388591" calcext:value-type="float">
            <text:p>-1.5757388591</text:p>
          </table:table-cell>
          <table:table-cell office:value-type="float" office:value="-0.3818582174" calcext:value-type="float">
            <text:p>-0.3818582174</text:p>
          </table:table-cell>
          <table:table-cell office:value-type="float" office:value="-1.5972998424" calcext:value-type="float">
            <text:p>-1.5972998424</text:p>
          </table:table-cell>
          <table:table-cell/>
          <table:table-cell table:formula="of:=RAND() * 0.1" office:value-type="float" office:value="0.0251745598915896" calcext:value-type="float">
            <text:p>0.0251745599</text:p>
          </table:table-cell>
          <table:table-cell table:formula="of:=RAND() * 0.1" office:value-type="float" office:value="0.0271788251384611" calcext:value-type="float">
            <text:p>0.0271788251</text:p>
          </table:table-cell>
          <table:table-cell table:formula="of:=RAND() * 0.1" office:value-type="float" office:value="0.0895212233782729" calcext:value-type="float">
            <text:p>0.0895212234</text:p>
          </table:table-cell>
          <table:table-cell table:formula="of:=RAND() * 0.1" office:value-type="float" office:value="0.0398611611759762" calcext:value-type="float">
            <text:p>0.0398611612</text:p>
          </table:table-cell>
          <table:table-cell table:formula="of:=RAND() * 0.1" office:value-type="float" office:value="0.0815210817524667" calcext:value-type="float">
            <text:p>0.0815210818</text:p>
          </table:table-cell>
          <table:table-cell table:formula="of:=RAND() * 0.1" office:value-type="float" office:value="0.0675143531697645" calcext:value-type="float">
            <text:p>0.0675143532</text:p>
          </table:table-cell>
          <table:table-cell table:formula="of:=RAND() * 0.1" office:value-type="float" office:value="0.0307838307216341" calcext:value-type="float">
            <text:p>0.0307838307</text:p>
          </table:table-cell>
          <table:table-cell table:formula="of:=RAND() * 0.1" office:value-type="float" office:value="0.0783995161851001" calcext:value-type="float">
            <text:p>0.0783995162</text:p>
          </table:table-cell>
          <table:table-cell/>
          <table:table-cell table:formula="of:=[.A49]+[.J49]" office:value-type="float" office:value="0.0433777762915896" calcext:value-type="float">
            <text:p>0.0433777763</text:p>
          </table:table-cell>
          <table:table-cell table:formula="of:=[.B49]+[.K49]" office:value-type="float" office:value="-1.56879175856154" calcext:value-type="float">
            <text:p>-1.5687917586</text:p>
          </table:table-cell>
          <table:table-cell table:formula="of:=[.C49]+[.L49]" office:value-type="float" office:value="-0.511620832021727" calcext:value-type="float">
            <text:p>-0.511620832</text:p>
          </table:table-cell>
          <table:table-cell table:formula="of:=[.D49]+[.M49]" office:value-type="float" office:value="-1.82723293672402" calcext:value-type="float">
            <text:p>-1.8272329367</text:p>
          </table:table-cell>
          <table:table-cell table:formula="of:=[.E49]+[.N49]" office:value-type="float" office:value="-0.602103050947533" calcext:value-type="float">
            <text:p>-0.6021030509</text:p>
          </table:table-cell>
          <table:table-cell table:formula="of:=[.F49]+[.O49]" office:value-type="float" office:value="-1.50822450593024" calcext:value-type="float">
            <text:p>-1.5082245059</text:p>
          </table:table-cell>
          <table:table-cell table:formula="of:=[.G49]+[.P49]" office:value-type="float" office:value="-0.351074386678366" calcext:value-type="float">
            <text:p>-0.3510743867</text:p>
          </table:table-cell>
          <table:table-cell table:formula="of:=[.H49]+[.Q49]" office:value-type="float" office:value="-1.5189003262149" calcext:value-type="float">
            <text:p>-1.5189003262</text:p>
          </table:table-cell>
        </table:table-row>
        <table:table-row table:style-name="ro1">
          <table:table-cell office:value-type="float" office:value="-0.0035804587" calcext:value-type="float">
            <text:p>-0.0035804587</text:p>
          </table:table-cell>
          <table:table-cell office:value-type="float" office:value="-1.5304835497" calcext:value-type="float">
            <text:p>-1.5304835497</text:p>
          </table:table-cell>
          <table:table-cell office:value-type="float" office:value="-0.6215316416" calcext:value-type="float">
            <text:p>-0.6215316416</text:p>
          </table:table-cell>
          <table:table-cell office:value-type="float" office:value="-1.7832025343" calcext:value-type="float">
            <text:p>-1.7832025343</text:p>
          </table:table-cell>
          <table:table-cell office:value-type="float" office:value="-0.6192863278" calcext:value-type="float">
            <text:p>-0.6192863278</text:p>
          </table:table-cell>
          <table:table-cell office:value-type="float" office:value="-1.4844924629" calcext:value-type="float">
            <text:p>-1.4844924629</text:p>
          </table:table-cell>
          <table:table-cell office:value-type="float" office:value="-0.3291904864" calcext:value-type="float">
            <text:p>-0.3291904864</text:p>
          </table:table-cell>
          <table:table-cell office:value-type="float" office:value="-1.6999236376" calcext:value-type="float">
            <text:p>-1.6999236376</text:p>
          </table:table-cell>
          <table:table-cell/>
          <table:table-cell table:formula="of:=RAND() * 0.1" office:value-type="float" office:value="0.0440303256879017" calcext:value-type="float">
            <text:p>0.0440303257</text:p>
          </table:table-cell>
          <table:table-cell table:formula="of:=RAND() * 0.1" office:value-type="float" office:value="0.0781760194768318" calcext:value-type="float">
            <text:p>0.0781760195</text:p>
          </table:table-cell>
          <table:table-cell table:formula="of:=RAND() * 0.1" office:value-type="float" office:value="0.0862040039809031" calcext:value-type="float">
            <text:p>0.086204004</text:p>
          </table:table-cell>
          <table:table-cell table:formula="of:=RAND() * 0.1" office:value-type="float" office:value="0.00812473234143198" calcext:value-type="float">
            <text:p>0.0081247323</text:p>
          </table:table-cell>
          <table:table-cell table:formula="of:=RAND() * 0.1" office:value-type="float" office:value="0.0829902314805774" calcext:value-type="float">
            <text:p>0.0829902315</text:p>
          </table:table-cell>
          <table:table-cell table:formula="of:=RAND() * 0.1" office:value-type="float" office:value="0.0517641286271306" calcext:value-type="float">
            <text:p>0.0517641286</text:p>
          </table:table-cell>
          <table:table-cell table:formula="of:=RAND() * 0.1" office:value-type="float" office:value="0.0972087675461241" calcext:value-type="float">
            <text:p>0.0972087675</text:p>
          </table:table-cell>
          <table:table-cell table:formula="of:=RAND() * 0.1" office:value-type="float" office:value="0.0960406411505168" calcext:value-type="float">
            <text:p>0.0960406412</text:p>
          </table:table-cell>
          <table:table-cell/>
          <table:table-cell table:formula="of:=[.A50]+[.J50]" office:value-type="float" office:value="0.0404498669879017" calcext:value-type="float">
            <text:p>0.040449867</text:p>
          </table:table-cell>
          <table:table-cell table:formula="of:=[.B50]+[.K50]" office:value-type="float" office:value="-1.45230753022317" calcext:value-type="float">
            <text:p>-1.4523075302</text:p>
          </table:table-cell>
          <table:table-cell table:formula="of:=[.C50]+[.L50]" office:value-type="float" office:value="-0.535327637619097" calcext:value-type="float">
            <text:p>-0.5353276376</text:p>
          </table:table-cell>
          <table:table-cell table:formula="of:=[.D50]+[.M50]" office:value-type="float" office:value="-1.77507780195857" calcext:value-type="float">
            <text:p>-1.775077802</text:p>
          </table:table-cell>
          <table:table-cell table:formula="of:=[.E50]+[.N50]" office:value-type="float" office:value="-0.536296096319423" calcext:value-type="float">
            <text:p>-0.5362960963</text:p>
          </table:table-cell>
          <table:table-cell table:formula="of:=[.F50]+[.O50]" office:value-type="float" office:value="-1.43272833427287" calcext:value-type="float">
            <text:p>-1.4327283343</text:p>
          </table:table-cell>
          <table:table-cell table:formula="of:=[.G50]+[.P50]" office:value-type="float" office:value="-0.231981718853876" calcext:value-type="float">
            <text:p>-0.2319817189</text:p>
          </table:table-cell>
          <table:table-cell table:formula="of:=[.H50]+[.Q50]" office:value-type="float" office:value="-1.60388299644948" calcext:value-type="float">
            <text:p>-1.6038829964</text:p>
          </table:table-cell>
        </table:table-row>
        <table:table-row table:style-name="ro1">
          <table:table-cell office:value-type="float" office:value="0.0799047543" calcext:value-type="float">
            <text:p>0.0799047543</text:p>
          </table:table-cell>
          <table:table-cell office:value-type="float" office:value="-2.1564414318" calcext:value-type="float">
            <text:p>-2.1564414318</text:p>
          </table:table-cell>
          <table:table-cell office:value-type="float" office:value="-0.143298991" calcext:value-type="float">
            <text:p>-0.143298991</text:p>
          </table:table-cell>
          <table:table-cell office:value-type="float" office:value="-1.8698663974" calcext:value-type="float">
            <text:p>-1.8698663974</text:p>
          </table:table-cell>
          <table:table-cell office:value-type="float" office:value="-0.7150576965" calcext:value-type="float">
            <text:p>-0.7150576965</text:p>
          </table:table-cell>
          <table:table-cell office:value-type="float" office:value="-2.1815125317" calcext:value-type="float">
            <text:p>-2.1815125317</text:p>
          </table:table-cell>
          <table:table-cell office:value-type="float" office:value="-0.4469705696" calcext:value-type="float">
            <text:p>-0.4469705696</text:p>
          </table:table-cell>
          <table:table-cell office:value-type="float" office:value="-1.9279038989" calcext:value-type="float">
            <text:p>-1.9279038989</text:p>
          </table:table-cell>
          <table:table-cell/>
          <table:table-cell table:formula="of:=RAND() * 0.1" office:value-type="float" office:value="0.0450461102080569" calcext:value-type="float">
            <text:p>0.0450461102</text:p>
          </table:table-cell>
          <table:table-cell table:formula="of:=RAND() * 0.1" office:value-type="float" office:value="0.0908108366932453" calcext:value-type="float">
            <text:p>0.0908108367</text:p>
          </table:table-cell>
          <table:table-cell table:formula="of:=RAND() * 0.1" office:value-type="float" office:value="0.0907297312691783" calcext:value-type="float">
            <text:p>0.0907297313</text:p>
          </table:table-cell>
          <table:table-cell table:formula="of:=RAND() * 0.1" office:value-type="float" office:value="0.045575941393176" calcext:value-type="float">
            <text:p>0.0455759414</text:p>
          </table:table-cell>
          <table:table-cell table:formula="of:=RAND() * 0.1" office:value-type="float" office:value="0.0964130504693445" calcext:value-type="float">
            <text:p>0.0964130505</text:p>
          </table:table-cell>
          <table:table-cell table:formula="of:=RAND() * 0.1" office:value-type="float" office:value="0.0937286529629639" calcext:value-type="float">
            <text:p>0.093728653</text:p>
          </table:table-cell>
          <table:table-cell table:formula="of:=RAND() * 0.1" office:value-type="float" office:value="0.0709934723792175" calcext:value-type="float">
            <text:p>0.0709934724</text:p>
          </table:table-cell>
          <table:table-cell table:formula="of:=RAND() * 0.1" office:value-type="float" office:value="0.0153042797685993" calcext:value-type="float">
            <text:p>0.0153042798</text:p>
          </table:table-cell>
          <table:table-cell/>
          <table:table-cell table:formula="of:=[.A51]+[.J51]" office:value-type="float" office:value="0.124950864508057" calcext:value-type="float">
            <text:p>0.1249508645</text:p>
          </table:table-cell>
          <table:table-cell table:formula="of:=[.B51]+[.K51]" office:value-type="float" office:value="-2.06563059510675" calcext:value-type="float">
            <text:p>-2.0656305951</text:p>
          </table:table-cell>
          <table:table-cell table:formula="of:=[.C51]+[.L51]" office:value-type="float" office:value="-0.0525692597308218" calcext:value-type="float">
            <text:p>-0.0525692597</text:p>
          </table:table-cell>
          <table:table-cell table:formula="of:=[.D51]+[.M51]" office:value-type="float" office:value="-1.82429045600682" calcext:value-type="float">
            <text:p>-1.824290456</text:p>
          </table:table-cell>
          <table:table-cell table:formula="of:=[.E51]+[.N51]" office:value-type="float" office:value="-0.618644646030656" calcext:value-type="float">
            <text:p>-0.618644646</text:p>
          </table:table-cell>
          <table:table-cell table:formula="of:=[.F51]+[.O51]" office:value-type="float" office:value="-2.08778387873704" calcext:value-type="float">
            <text:p>-2.0877838787</text:p>
          </table:table-cell>
          <table:table-cell table:formula="of:=[.G51]+[.P51]" office:value-type="float" office:value="-0.375977097220783" calcext:value-type="float">
            <text:p>-0.3759770972</text:p>
          </table:table-cell>
          <table:table-cell table:formula="of:=[.H51]+[.Q51]" office:value-type="float" office:value="-1.9125996191314" calcext:value-type="float">
            <text:p>-1.9125996191</text:p>
          </table:table-cell>
        </table:table-row>
        <table:table-row table:style-name="ro1">
          <table:table-cell office:value-type="float" office:value="0.3266609025" calcext:value-type="float">
            <text:p>0.3266609025</text:p>
          </table:table-cell>
          <table:table-cell office:value-type="float" office:value="-1.4507592487" calcext:value-type="float">
            <text:p>-1.4507592487</text:p>
          </table:table-cell>
          <table:table-cell office:value-type="float" office:value="-0.3835569708" calcext:value-type="float">
            <text:p>-0.3835569708</text:p>
          </table:table-cell>
          <table:table-cell office:value-type="float" office:value="-1.3905478048" calcext:value-type="float">
            <text:p>-1.3905478048</text:p>
          </table:table-cell>
          <table:table-cell office:value-type="float" office:value="-0.0707090479" calcext:value-type="float">
            <text:p>-0.0707090479</text:p>
          </table:table-cell>
          <table:table-cell office:value-type="float" office:value="-1.775648339" calcext:value-type="float">
            <text:p>-1.775648339</text:p>
          </table:table-cell>
          <table:table-cell office:value-type="float" office:value="-0.3724256818" calcext:value-type="float">
            <text:p>-0.3724256818</text:p>
          </table:table-cell>
          <table:table-cell office:value-type="float" office:value="-1.7238822734" calcext:value-type="float">
            <text:p>-1.7238822734</text:p>
          </table:table-cell>
          <table:table-cell/>
          <table:table-cell table:formula="of:=RAND() * 0.1" office:value-type="float" office:value="0.0911143048330392" calcext:value-type="float">
            <text:p>0.0911143048</text:p>
          </table:table-cell>
          <table:table-cell table:formula="of:=RAND() * 0.1" office:value-type="float" office:value="0.0608323401240977" calcext:value-type="float">
            <text:p>0.0608323401</text:p>
          </table:table-cell>
          <table:table-cell table:formula="of:=RAND() * 0.1" office:value-type="float" office:value="0.0215681566805318" calcext:value-type="float">
            <text:p>0.0215681567</text:p>
          </table:table-cell>
          <table:table-cell table:formula="of:=RAND() * 0.1" office:value-type="float" office:value="0.0242400560683171" calcext:value-type="float">
            <text:p>0.0242400561</text:p>
          </table:table-cell>
          <table:table-cell table:formula="of:=RAND() * 0.1" office:value-type="float" office:value="0.087344127561473" calcext:value-type="float">
            <text:p>0.0873441276</text:p>
          </table:table-cell>
          <table:table-cell table:formula="of:=RAND() * 0.1" office:value-type="float" office:value="0.00430958929018172" calcext:value-type="float">
            <text:p>0.0043095893</text:p>
          </table:table-cell>
          <table:table-cell table:formula="of:=RAND() * 0.1" office:value-type="float" office:value="0.0914783346835101" calcext:value-type="float">
            <text:p>0.0914783347</text:p>
          </table:table-cell>
          <table:table-cell table:formula="of:=RAND() * 0.1" office:value-type="float" office:value="0.0114680912483535" calcext:value-type="float">
            <text:p>0.0114680912</text:p>
          </table:table-cell>
          <table:table-cell/>
          <table:table-cell table:formula="of:=[.A52]+[.J52]" office:value-type="float" office:value="0.417775207333039" calcext:value-type="float">
            <text:p>0.4177752073</text:p>
          </table:table-cell>
          <table:table-cell table:formula="of:=[.B52]+[.K52]" office:value-type="float" office:value="-1.3899269085759" calcext:value-type="float">
            <text:p>-1.3899269086</text:p>
          </table:table-cell>
          <table:table-cell table:formula="of:=[.C52]+[.L52]" office:value-type="float" office:value="-0.361988814119468" calcext:value-type="float">
            <text:p>-0.3619888141</text:p>
          </table:table-cell>
          <table:table-cell table:formula="of:=[.D52]+[.M52]" office:value-type="float" office:value="-1.36630774873168" calcext:value-type="float">
            <text:p>-1.3663077487</text:p>
          </table:table-cell>
          <table:table-cell table:formula="of:=[.E52]+[.N52]" office:value-type="float" office:value="0.0166350796614729" calcext:value-type="float">
            <text:p>0.0166350797</text:p>
          </table:table-cell>
          <table:table-cell table:formula="of:=[.F52]+[.O52]" office:value-type="float" office:value="-1.77133874970982" calcext:value-type="float">
            <text:p>-1.7713387497</text:p>
          </table:table-cell>
          <table:table-cell table:formula="of:=[.G52]+[.P52]" office:value-type="float" office:value="-0.28094734711649" calcext:value-type="float">
            <text:p>-0.2809473471</text:p>
          </table:table-cell>
          <table:table-cell table:formula="of:=[.H52]+[.Q52]" office:value-type="float" office:value="-1.71241418215165" calcext:value-type="float">
            <text:p>-1.7124141822</text:p>
          </table:table-cell>
        </table:table-row>
        <table:table-row table:style-name="ro1">
          <table:table-cell office:value-type="float" office:value="-0.1727777513" calcext:value-type="float">
            <text:p>-0.1727777513</text:p>
          </table:table-cell>
          <table:table-cell office:value-type="float" office:value="-1.7037794044" calcext:value-type="float">
            <text:p>-1.7037794044</text:p>
          </table:table-cell>
          <table:table-cell office:value-type="float" office:value="-0.5347452916" calcext:value-type="float">
            <text:p>-0.5347452916</text:p>
          </table:table-cell>
          <table:table-cell office:value-type="float" office:value="-1.619767906" calcext:value-type="float">
            <text:p>-1.619767906</text:p>
          </table:table-cell>
          <table:table-cell office:value-type="float" office:value="-0.803695404" calcext:value-type="float">
            <text:p>-0.803695404</text:p>
          </table:table-cell>
          <table:table-cell office:value-type="float" office:value="-1.6929025986" calcext:value-type="float">
            <text:p>-1.6929025986</text:p>
          </table:table-cell>
          <table:table-cell office:value-type="float" office:value="-0.8736111712" calcext:value-type="float">
            <text:p>-0.8736111712</text:p>
          </table:table-cell>
          <table:table-cell office:value-type="float" office:value="-1.9933258191" calcext:value-type="float">
            <text:p>-1.9933258191</text:p>
          </table:table-cell>
          <table:table-cell/>
          <table:table-cell table:formula="of:=RAND() * 0.1" office:value-type="float" office:value="0.00620568712199915" calcext:value-type="float">
            <text:p>0.0062056871</text:p>
          </table:table-cell>
          <table:table-cell table:formula="of:=RAND() * 0.1" office:value-type="float" office:value="0.0621762662842451" calcext:value-type="float">
            <text:p>0.0621762663</text:p>
          </table:table-cell>
          <table:table-cell table:formula="of:=RAND() * 0.1" office:value-type="float" office:value="0.0939895405056166" calcext:value-type="float">
            <text:p>0.0939895405</text:p>
          </table:table-cell>
          <table:table-cell table:formula="of:=RAND() * 0.1" office:value-type="float" office:value="0.000196873290524491" calcext:value-type="float">
            <text:p>0.0001968733</text:p>
          </table:table-cell>
          <table:table-cell table:formula="of:=RAND() * 0.1" office:value-type="float" office:value="0.0297174087381519" calcext:value-type="float">
            <text:p>0.0297174087</text:p>
          </table:table-cell>
          <table:table-cell table:formula="of:=RAND() * 0.1" office:value-type="float" office:value="0.0788108123954206" calcext:value-type="float">
            <text:p>0.0788108124</text:p>
          </table:table-cell>
          <table:table-cell table:formula="of:=RAND() * 0.1" office:value-type="float" office:value="0.0146174068760027" calcext:value-type="float">
            <text:p>0.0146174069</text:p>
          </table:table-cell>
          <table:table-cell table:formula="of:=RAND() * 0.1" office:value-type="float" office:value="0.023176291143722" calcext:value-type="float">
            <text:p>0.0231762911</text:p>
          </table:table-cell>
          <table:table-cell/>
          <table:table-cell table:formula="of:=[.A53]+[.J53]" office:value-type="float" office:value="-0.166572064178001" calcext:value-type="float">
            <text:p>-0.1665720642</text:p>
          </table:table-cell>
          <table:table-cell table:formula="of:=[.B53]+[.K53]" office:value-type="float" office:value="-1.64160313811576" calcext:value-type="float">
            <text:p>-1.6416031381</text:p>
          </table:table-cell>
          <table:table-cell table:formula="of:=[.C53]+[.L53]" office:value-type="float" office:value="-0.440755751094383" calcext:value-type="float">
            <text:p>-0.4407557511</text:p>
          </table:table-cell>
          <table:table-cell table:formula="of:=[.D53]+[.M53]" office:value-type="float" office:value="-1.61957103270948" calcext:value-type="float">
            <text:p>-1.6195710327</text:p>
          </table:table-cell>
          <table:table-cell table:formula="of:=[.E53]+[.N53]" office:value-type="float" office:value="-0.773977995261848" calcext:value-type="float">
            <text:p>-0.7739779953</text:p>
          </table:table-cell>
          <table:table-cell table:formula="of:=[.F53]+[.O53]" office:value-type="float" office:value="-1.61409178620458" calcext:value-type="float">
            <text:p>-1.6140917862</text:p>
          </table:table-cell>
          <table:table-cell table:formula="of:=[.G53]+[.P53]" office:value-type="float" office:value="-0.858993764323997" calcext:value-type="float">
            <text:p>-0.8589937643</text:p>
          </table:table-cell>
          <table:table-cell table:formula="of:=[.H53]+[.Q53]" office:value-type="float" office:value="-1.97014952795628" calcext:value-type="float">
            <text:p>-1.970149528</text:p>
          </table:table-cell>
        </table:table-row>
        <table:table-row table:style-name="ro1">
          <table:table-cell office:value-type="float" office:value="0.1172468241" calcext:value-type="float">
            <text:p>0.1172468241</text:p>
          </table:table-cell>
          <table:table-cell office:value-type="float" office:value="-2.1980709914" calcext:value-type="float">
            <text:p>-2.1980709914</text:p>
          </table:table-cell>
          <table:table-cell office:value-type="float" office:value="-0.2136542502" calcext:value-type="float">
            <text:p>-0.2136542502</text:p>
          </table:table-cell>
          <table:table-cell office:value-type="float" office:value="-2.0562883686" calcext:value-type="float">
            <text:p>-2.0562883686</text:p>
          </table:table-cell>
          <table:table-cell office:value-type="float" office:value="-0.5130480706" calcext:value-type="float">
            <text:p>-0.5130480706</text:p>
          </table:table-cell>
          <table:table-cell office:value-type="float" office:value="-2.2308691567" calcext:value-type="float">
            <text:p>-2.2308691567</text:p>
          </table:table-cell>
          <table:table-cell office:value-type="float" office:value="-0.5680997248" calcext:value-type="float">
            <text:p>-0.5680997248</text:p>
          </table:table-cell>
          <table:table-cell office:value-type="float" office:value="-1.9152379856" calcext:value-type="float">
            <text:p>-1.9152379856</text:p>
          </table:table-cell>
          <table:table-cell/>
          <table:table-cell table:formula="of:=RAND() * 0.1" office:value-type="float" office:value="0.00420781450596405" calcext:value-type="float">
            <text:p>0.0042078145</text:p>
          </table:table-cell>
          <table:table-cell table:formula="of:=RAND() * 0.1" office:value-type="float" office:value="0.0806828746102884" calcext:value-type="float">
            <text:p>0.0806828746</text:p>
          </table:table-cell>
          <table:table-cell table:formula="of:=RAND() * 0.1" office:value-type="float" office:value="0.067311830468569" calcext:value-type="float">
            <text:p>0.0673118305</text:p>
          </table:table-cell>
          <table:table-cell table:formula="of:=RAND() * 0.1" office:value-type="float" office:value="0.0529382567770452" calcext:value-type="float">
            <text:p>0.0529382568</text:p>
          </table:table-cell>
          <table:table-cell table:formula="of:=RAND() * 0.1" office:value-type="float" office:value="0.0171246355769872" calcext:value-type="float">
            <text:p>0.0171246356</text:p>
          </table:table-cell>
          <table:table-cell table:formula="of:=RAND() * 0.1" office:value-type="float" office:value="0.0053279817954442" calcext:value-type="float">
            <text:p>0.0053279818</text:p>
          </table:table-cell>
          <table:table-cell table:formula="of:=RAND() * 0.1" office:value-type="float" office:value="0.0217886003120622" calcext:value-type="float">
            <text:p>0.0217886003</text:p>
          </table:table-cell>
          <table:table-cell table:formula="of:=RAND() * 0.1" office:value-type="float" office:value="0.0398074329397932" calcext:value-type="float">
            <text:p>0.0398074329</text:p>
          </table:table-cell>
          <table:table-cell/>
          <table:table-cell table:formula="of:=[.A54]+[.J54]" office:value-type="float" office:value="0.121454638605964" calcext:value-type="float">
            <text:p>0.1214546386</text:p>
          </table:table-cell>
          <table:table-cell table:formula="of:=[.B54]+[.K54]" office:value-type="float" office:value="-2.11738811678971" calcext:value-type="float">
            <text:p>-2.1173881168</text:p>
          </table:table-cell>
          <table:table-cell table:formula="of:=[.C54]+[.L54]" office:value-type="float" office:value="-0.146342419731431" calcext:value-type="float">
            <text:p>-0.1463424197</text:p>
          </table:table-cell>
          <table:table-cell table:formula="of:=[.D54]+[.M54]" office:value-type="float" office:value="-2.00335011182295" calcext:value-type="float">
            <text:p>-2.0033501118</text:p>
          </table:table-cell>
          <table:table-cell table:formula="of:=[.E54]+[.N54]" office:value-type="float" office:value="-0.495923435023013" calcext:value-type="float">
            <text:p>-0.495923435</text:p>
          </table:table-cell>
          <table:table-cell table:formula="of:=[.F54]+[.O54]" office:value-type="float" office:value="-2.22554117490456" calcext:value-type="float">
            <text:p>-2.2255411749</text:p>
          </table:table-cell>
          <table:table-cell table:formula="of:=[.G54]+[.P54]" office:value-type="float" office:value="-0.546311124487938" calcext:value-type="float">
            <text:p>-0.5463111245</text:p>
          </table:table-cell>
          <table:table-cell table:formula="of:=[.H54]+[.Q54]" office:value-type="float" office:value="-1.87543055266021" calcext:value-type="float">
            <text:p>-1.8754305527</text:p>
          </table:table-cell>
        </table:table-row>
        <table:table-row table:style-name="ro1">
          <table:table-cell office:value-type="float" office:value="0.2389495063" calcext:value-type="float">
            <text:p>0.2389495063</text:p>
          </table:table-cell>
          <table:table-cell office:value-type="float" office:value="-1.5126411533" calcext:value-type="float">
            <text:p>-1.5126411533</text:p>
          </table:table-cell>
          <table:table-cell office:value-type="float" office:value="-0.3967137965" calcext:value-type="float">
            <text:p>-0.3967137965</text:p>
          </table:table-cell>
          <table:table-cell office:value-type="float" office:value="-1.6591632808" calcext:value-type="float">
            <text:p>-1.6591632808</text:p>
          </table:table-cell>
          <table:table-cell office:value-type="float" office:value="-0.2114462255" calcext:value-type="float">
            <text:p>-0.2114462255</text:p>
          </table:table-cell>
          <table:table-cell office:value-type="float" office:value="-1.4114936893" calcext:value-type="float">
            <text:p>-1.4114936893</text:p>
          </table:table-cell>
          <table:table-cell office:value-type="float" office:value="-0.0831750617" calcext:value-type="float">
            <text:p>-0.0831750617</text:p>
          </table:table-cell>
          <table:table-cell office:value-type="float" office:value="-1.7902302887" calcext:value-type="float">
            <text:p>-1.7902302887</text:p>
          </table:table-cell>
          <table:table-cell/>
          <table:table-cell table:formula="of:=RAND() * 0.1" office:value-type="float" office:value="0.0478716434947877" calcext:value-type="float">
            <text:p>0.0478716435</text:p>
          </table:table-cell>
          <table:table-cell table:formula="of:=RAND() * 0.1" office:value-type="float" office:value="0.0482148113480202" calcext:value-type="float">
            <text:p>0.0482148113</text:p>
          </table:table-cell>
          <table:table-cell table:formula="of:=RAND() * 0.1" office:value-type="float" office:value="0.075832621467159" calcext:value-type="float">
            <text:p>0.0758326215</text:p>
          </table:table-cell>
          <table:table-cell table:formula="of:=RAND() * 0.1" office:value-type="float" office:value="0.0218380067215458" calcext:value-type="float">
            <text:p>0.0218380067</text:p>
          </table:table-cell>
          <table:table-cell table:formula="of:=RAND() * 0.1" office:value-type="float" office:value="0.0658494786668156" calcext:value-type="float">
            <text:p>0.0658494787</text:p>
          </table:table-cell>
          <table:table-cell table:formula="of:=RAND() * 0.1" office:value-type="float" office:value="0.0423255948498147" calcext:value-type="float">
            <text:p>0.0423255948</text:p>
          </table:table-cell>
          <table:table-cell table:formula="of:=RAND() * 0.1" office:value-type="float" office:value="0.00929839025933729" calcext:value-type="float">
            <text:p>0.0092983903</text:p>
          </table:table-cell>
          <table:table-cell table:formula="of:=RAND() * 0.1" office:value-type="float" office:value="0.00256182431878488" calcext:value-type="float">
            <text:p>0.0025618243</text:p>
          </table:table-cell>
          <table:table-cell/>
          <table:table-cell table:formula="of:=[.A55]+[.J55]" office:value-type="float" office:value="0.286821149794788" calcext:value-type="float">
            <text:p>0.2868211498</text:p>
          </table:table-cell>
          <table:table-cell table:formula="of:=[.B55]+[.K55]" office:value-type="float" office:value="-1.46442634195198" calcext:value-type="float">
            <text:p>-1.464426342</text:p>
          </table:table-cell>
          <table:table-cell table:formula="of:=[.C55]+[.L55]" office:value-type="float" office:value="-0.320881175032841" calcext:value-type="float">
            <text:p>-0.320881175</text:p>
          </table:table-cell>
          <table:table-cell table:formula="of:=[.D55]+[.M55]" office:value-type="float" office:value="-1.63732527407845" calcext:value-type="float">
            <text:p>-1.6373252741</text:p>
          </table:table-cell>
          <table:table-cell table:formula="of:=[.E55]+[.N55]" office:value-type="float" office:value="-0.145596746833184" calcext:value-type="float">
            <text:p>-0.1455967468</text:p>
          </table:table-cell>
          <table:table-cell table:formula="of:=[.F55]+[.O55]" office:value-type="float" office:value="-1.36916809445019" calcext:value-type="float">
            <text:p>-1.3691680945</text:p>
          </table:table-cell>
          <table:table-cell table:formula="of:=[.G55]+[.P55]" office:value-type="float" office:value="-0.0738766714406627" calcext:value-type="float">
            <text:p>-0.0738766714</text:p>
          </table:table-cell>
          <table:table-cell table:formula="of:=[.H55]+[.Q55]" office:value-type="float" office:value="-1.78766846438122" calcext:value-type="float">
            <text:p>-1.7876684644</text:p>
          </table:table-cell>
        </table:table-row>
        <table:table-row table:style-name="ro1">
          <table:table-cell office:value-type="float" office:value="0.1727244555" calcext:value-type="float">
            <text:p>0.1727244555</text:p>
          </table:table-cell>
          <table:table-cell office:value-type="float" office:value="-1.6480805481" calcext:value-type="float">
            <text:p>-1.6480805481</text:p>
          </table:table-cell>
          <table:table-cell office:value-type="float" office:value="-0.5563955606" calcext:value-type="float">
            <text:p>-0.5563955606</text:p>
          </table:table-cell>
          <table:table-cell office:value-type="float" office:value="-1.7860681988" calcext:value-type="float">
            <text:p>-1.7860681988</text:p>
          </table:table-cell>
          <table:table-cell office:value-type="float" office:value="-0.4511663864" calcext:value-type="float">
            <text:p>-0.4511663864</text:p>
          </table:table-cell>
          <table:table-cell office:value-type="float" office:value="-1.4916009243" calcext:value-type="float">
            <text:p>-1.4916009243</text:p>
          </table:table-cell>
          <table:table-cell office:value-type="float" office:value="-0.2103479154" calcext:value-type="float">
            <text:p>-0.2103479154</text:p>
          </table:table-cell>
          <table:table-cell office:value-type="float" office:value="-1.7634219075" calcext:value-type="float">
            <text:p>-1.7634219075</text:p>
          </table:table-cell>
          <table:table-cell/>
          <table:table-cell table:formula="of:=RAND() * 0.1" office:value-type="float" office:value="0.0718164487124797" calcext:value-type="float">
            <text:p>0.0718164487</text:p>
          </table:table-cell>
          <table:table-cell table:formula="of:=RAND() * 0.1" office:value-type="float" office:value="0.0908950678226941" calcext:value-type="float">
            <text:p>0.0908950678</text:p>
          </table:table-cell>
          <table:table-cell table:formula="of:=RAND() * 0.1" office:value-type="float" office:value="0.0522670076692852" calcext:value-type="float">
            <text:p>0.0522670077</text:p>
          </table:table-cell>
          <table:table-cell table:formula="of:=RAND() * 0.1" office:value-type="float" office:value="0.0961661623233924" calcext:value-type="float">
            <text:p>0.0961661623</text:p>
          </table:table-cell>
          <table:table-cell table:formula="of:=RAND() * 0.1" office:value-type="float" office:value="0.0266485483880513" calcext:value-type="float">
            <text:p>0.0266485484</text:p>
          </table:table-cell>
          <table:table-cell table:formula="of:=RAND() * 0.1" office:value-type="float" office:value="0.054159569598328" calcext:value-type="float">
            <text:p>0.0541595696</text:p>
          </table:table-cell>
          <table:table-cell table:formula="of:=RAND() * 0.1" office:value-type="float" office:value="0.087366044987578" calcext:value-type="float">
            <text:p>0.087366045</text:p>
          </table:table-cell>
          <table:table-cell table:formula="of:=RAND() * 0.1" office:value-type="float" office:value="0.0732770728091068" calcext:value-type="float">
            <text:p>0.0732770728</text:p>
          </table:table-cell>
          <table:table-cell/>
          <table:table-cell table:formula="of:=[.A56]+[.J56]" office:value-type="float" office:value="0.24454090421248" calcext:value-type="float">
            <text:p>0.2445409042</text:p>
          </table:table-cell>
          <table:table-cell table:formula="of:=[.B56]+[.K56]" office:value-type="float" office:value="-1.55718548027731" calcext:value-type="float">
            <text:p>-1.5571854803</text:p>
          </table:table-cell>
          <table:table-cell table:formula="of:=[.C56]+[.L56]" office:value-type="float" office:value="-0.504128552930715" calcext:value-type="float">
            <text:p>-0.5041285529</text:p>
          </table:table-cell>
          <table:table-cell table:formula="of:=[.D56]+[.M56]" office:value-type="float" office:value="-1.68990203647661" calcext:value-type="float">
            <text:p>-1.6899020365</text:p>
          </table:table-cell>
          <table:table-cell table:formula="of:=[.E56]+[.N56]" office:value-type="float" office:value="-0.424517838011949" calcext:value-type="float">
            <text:p>-0.424517838</text:p>
          </table:table-cell>
          <table:table-cell table:formula="of:=[.F56]+[.O56]" office:value-type="float" office:value="-1.43744135470167" calcext:value-type="float">
            <text:p>-1.4374413547</text:p>
          </table:table-cell>
          <table:table-cell table:formula="of:=[.G56]+[.P56]" office:value-type="float" office:value="-0.122981870412422" calcext:value-type="float">
            <text:p>-0.1229818704</text:p>
          </table:table-cell>
          <table:table-cell table:formula="of:=[.H56]+[.Q56]" office:value-type="float" office:value="-1.69014483469089" calcext:value-type="float">
            <text:p>-1.6901448347</text:p>
          </table:table-cell>
        </table:table-row>
        <table:table-row table:style-name="ro1">
          <table:table-cell office:value-type="float" office:value="0.1008529684" calcext:value-type="float">
            <text:p>0.1008529684</text:p>
          </table:table-cell>
          <table:table-cell office:value-type="float" office:value="-1.6912715697" calcext:value-type="float">
            <text:p>-1.6912715697</text:p>
          </table:table-cell>
          <table:table-cell office:value-type="float" office:value="-0.4260779021" calcext:value-type="float">
            <text:p>-0.4260779021</text:p>
          </table:table-cell>
          <table:table-cell office:value-type="float" office:value="-1.5767628729" calcext:value-type="float">
            <text:p>-1.5767628729</text:p>
          </table:table-cell>
          <table:table-cell office:value-type="float" office:value="-0.380485255" calcext:value-type="float">
            <text:p>-0.380485255</text:p>
          </table:table-cell>
          <table:table-cell office:value-type="float" office:value="-1.9687457772" calcext:value-type="float">
            <text:p>-1.9687457772</text:p>
          </table:table-cell>
          <table:table-cell office:value-type="float" office:value="-0.7264170999" calcext:value-type="float">
            <text:p>-0.7264170999</text:p>
          </table:table-cell>
          <table:table-cell office:value-type="float" office:value="-1.8052022417" calcext:value-type="float">
            <text:p>-1.8052022417</text:p>
          </table:table-cell>
          <table:table-cell/>
          <table:table-cell table:formula="of:=RAND() * 0.1" office:value-type="float" office:value="0.0612864232743704" calcext:value-type="float">
            <text:p>0.0612864233</text:p>
          </table:table-cell>
          <table:table-cell table:formula="of:=RAND() * 0.1" office:value-type="float" office:value="0.0272007071347174" calcext:value-type="float">
            <text:p>0.0272007071</text:p>
          </table:table-cell>
          <table:table-cell table:formula="of:=RAND() * 0.1" office:value-type="float" office:value="0.0270256516426718" calcext:value-type="float">
            <text:p>0.0270256516</text:p>
          </table:table-cell>
          <table:table-cell table:formula="of:=RAND() * 0.1" office:value-type="float" office:value="0.0437804570415985" calcext:value-type="float">
            <text:p>0.043780457</text:p>
          </table:table-cell>
          <table:table-cell table:formula="of:=RAND() * 0.1" office:value-type="float" office:value="0.0491767372849475" calcext:value-type="float">
            <text:p>0.0491767373</text:p>
          </table:table-cell>
          <table:table-cell table:formula="of:=RAND() * 0.1" office:value-type="float" office:value="0.0885329212605722" calcext:value-type="float">
            <text:p>0.0885329213</text:p>
          </table:table-cell>
          <table:table-cell table:formula="of:=RAND() * 0.1" office:value-type="float" office:value="0.0944216164157801" calcext:value-type="float">
            <text:p>0.0944216164</text:p>
          </table:table-cell>
          <table:table-cell table:formula="of:=RAND() * 0.1" office:value-type="float" office:value="0.0369949339234274" calcext:value-type="float">
            <text:p>0.0369949339</text:p>
          </table:table-cell>
          <table:table-cell/>
          <table:table-cell table:formula="of:=[.A57]+[.J57]" office:value-type="float" office:value="0.16213939167437" calcext:value-type="float">
            <text:p>0.1621393917</text:p>
          </table:table-cell>
          <table:table-cell table:formula="of:=[.B57]+[.K57]" office:value-type="float" office:value="-1.66407086256528" calcext:value-type="float">
            <text:p>-1.6640708626</text:p>
          </table:table-cell>
          <table:table-cell table:formula="of:=[.C57]+[.L57]" office:value-type="float" office:value="-0.399052250457328" calcext:value-type="float">
            <text:p>-0.3990522505</text:p>
          </table:table-cell>
          <table:table-cell table:formula="of:=[.D57]+[.M57]" office:value-type="float" office:value="-1.5329824158584" calcext:value-type="float">
            <text:p>-1.5329824159</text:p>
          </table:table-cell>
          <table:table-cell table:formula="of:=[.E57]+[.N57]" office:value-type="float" office:value="-0.331308517715052" calcext:value-type="float">
            <text:p>-0.3313085177</text:p>
          </table:table-cell>
          <table:table-cell table:formula="of:=[.F57]+[.O57]" office:value-type="float" office:value="-1.88021285593943" calcext:value-type="float">
            <text:p>-1.8802128559</text:p>
          </table:table-cell>
          <table:table-cell table:formula="of:=[.G57]+[.P57]" office:value-type="float" office:value="-0.63199548348422" calcext:value-type="float">
            <text:p>-0.6319954835</text:p>
          </table:table-cell>
          <table:table-cell table:formula="of:=[.H57]+[.Q57]" office:value-type="float" office:value="-1.76820730777657" calcext:value-type="float">
            <text:p>-1.7682073078</text:p>
          </table:table-cell>
        </table:table-row>
        <table:table-row table:style-name="ro1">
          <table:table-cell office:value-type="float" office:value="0.2478372435" calcext:value-type="float">
            <text:p>0.2478372435</text:p>
          </table:table-cell>
          <table:table-cell office:value-type="float" office:value="-2.0254687481" calcext:value-type="float">
            <text:p>-2.0254687481</text:p>
          </table:table-cell>
          <table:table-cell office:value-type="float" office:value="-0.369098778" calcext:value-type="float">
            <text:p>-0.369098778</text:p>
          </table:table-cell>
          <table:table-cell office:value-type="float" office:value="-1.7183726342" calcext:value-type="float">
            <text:p>-1.7183726342</text:p>
          </table:table-cell>
          <table:table-cell office:value-type="float" office:value="-0.0910244335" calcext:value-type="float">
            <text:p>-0.0910244335</text:p>
          </table:table-cell>
          <table:table-cell office:value-type="float" office:value="-2.1252624374" calcext:value-type="float">
            <text:p>-2.1252624374</text:p>
          </table:table-cell>
          <table:table-cell office:value-type="float" office:value="-0.3997281145" calcext:value-type="float">
            <text:p>-0.3997281145</text:p>
          </table:table-cell>
          <table:table-cell office:value-type="float" office:value="-2.0667528793" calcext:value-type="float">
            <text:p>-2.0667528793</text:p>
          </table:table-cell>
          <table:table-cell/>
          <table:table-cell table:formula="of:=RAND() * 0.1" office:value-type="float" office:value="0.0147418999034126" calcext:value-type="float">
            <text:p>0.0147418999</text:p>
          </table:table-cell>
          <table:table-cell table:formula="of:=RAND() * 0.1" office:value-type="float" office:value="0.00469785872445848" calcext:value-type="float">
            <text:p>0.0046978587</text:p>
          </table:table-cell>
          <table:table-cell table:formula="of:=RAND() * 0.1" office:value-type="float" office:value="0.0204445819826633" calcext:value-type="float">
            <text:p>0.020444582</text:p>
          </table:table-cell>
          <table:table-cell table:formula="of:=RAND() * 0.1" office:value-type="float" office:value="0.0000382868159313589" calcext:value-type="float">
            <text:p>3.82868159313589E-05</text:p>
          </table:table-cell>
          <table:table-cell table:formula="of:=RAND() * 0.1" office:value-type="float" office:value="0.095201740408378" calcext:value-type="float">
            <text:p>0.0952017404</text:p>
          </table:table-cell>
          <table:table-cell table:formula="of:=RAND() * 0.1" office:value-type="float" office:value="0.0830759421042917" calcext:value-type="float">
            <text:p>0.0830759421</text:p>
          </table:table-cell>
          <table:table-cell table:formula="of:=RAND() * 0.1" office:value-type="float" office:value="0.0260221719247312" calcext:value-type="float">
            <text:p>0.0260221719</text:p>
          </table:table-cell>
          <table:table-cell table:formula="of:=RAND() * 0.1" office:value-type="float" office:value="0.0712826942447245" calcext:value-type="float">
            <text:p>0.0712826942</text:p>
          </table:table-cell>
          <table:table-cell/>
          <table:table-cell table:formula="of:=[.A58]+[.J58]" office:value-type="float" office:value="0.262579143403413" calcext:value-type="float">
            <text:p>0.2625791434</text:p>
          </table:table-cell>
          <table:table-cell table:formula="of:=[.B58]+[.K58]" office:value-type="float" office:value="-2.02077088937554" calcext:value-type="float">
            <text:p>-2.0207708894</text:p>
          </table:table-cell>
          <table:table-cell table:formula="of:=[.C58]+[.L58]" office:value-type="float" office:value="-0.348654196017337" calcext:value-type="float">
            <text:p>-0.348654196</text:p>
          </table:table-cell>
          <table:table-cell table:formula="of:=[.D58]+[.M58]" office:value-type="float" office:value="-1.71833434738407" calcext:value-type="float">
            <text:p>-1.7183343474</text:p>
          </table:table-cell>
          <table:table-cell table:formula="of:=[.E58]+[.N58]" office:value-type="float" office:value="0.00417730690837802" calcext:value-type="float">
            <text:p>0.0041773069</text:p>
          </table:table-cell>
          <table:table-cell table:formula="of:=[.F58]+[.O58]" office:value-type="float" office:value="-2.04218649529571" calcext:value-type="float">
            <text:p>-2.0421864953</text:p>
          </table:table-cell>
          <table:table-cell table:formula="of:=[.G58]+[.P58]" office:value-type="float" office:value="-0.373705942575269" calcext:value-type="float">
            <text:p>-0.3737059426</text:p>
          </table:table-cell>
          <table:table-cell table:formula="of:=[.H58]+[.Q58]" office:value-type="float" office:value="-1.99547018505528" calcext:value-type="float">
            <text:p>-1.9954701851</text:p>
          </table:table-cell>
        </table:table-row>
        <table:table-row table:style-name="ro1">
          <table:table-cell office:value-type="float" office:value="0.2696547571" calcext:value-type="float">
            <text:p>0.2696547571</text:p>
          </table:table-cell>
          <table:table-cell office:value-type="float" office:value="-1.7646662428" calcext:value-type="float">
            <text:p>-1.7646662428</text:p>
          </table:table-cell>
          <table:table-cell office:value-type="float" office:value="-0.4849161916" calcext:value-type="float">
            <text:p>-0.4849161916</text:p>
          </table:table-cell>
          <table:table-cell office:value-type="float" office:value="-1.6350711844" calcext:value-type="float">
            <text:p>-1.6350711844</text:p>
          </table:table-cell>
          <table:table-cell office:value-type="float" office:value="-0.1872379537" calcext:value-type="float">
            <text:p>-0.1872379537</text:p>
          </table:table-cell>
          <table:table-cell office:value-type="float" office:value="-1.8424243912" calcext:value-type="float">
            <text:p>-1.8424243912</text:p>
          </table:table-cell>
          <table:table-cell office:value-type="float" office:value="-0.3984245379" calcext:value-type="float">
            <text:p>-0.3984245379</text:p>
          </table:table-cell>
          <table:table-cell office:value-type="float" office:value="-2.0167174673" calcext:value-type="float">
            <text:p>-2.0167174673</text:p>
          </table:table-cell>
          <table:table-cell/>
          <table:table-cell table:formula="of:=RAND() * 0.1" office:value-type="float" office:value="0.0857323055884726" calcext:value-type="float">
            <text:p>0.0857323056</text:p>
          </table:table-cell>
          <table:table-cell table:formula="of:=RAND() * 0.1" office:value-type="float" office:value="0.0755305250277882" calcext:value-type="float">
            <text:p>0.075530525</text:p>
          </table:table-cell>
          <table:table-cell table:formula="of:=RAND() * 0.1" office:value-type="float" office:value="0.0324612739808024" calcext:value-type="float">
            <text:p>0.032461274</text:p>
          </table:table-cell>
          <table:table-cell table:formula="of:=RAND() * 0.1" office:value-type="float" office:value="0.0796529232048533" calcext:value-type="float">
            <text:p>0.0796529232</text:p>
          </table:table-cell>
          <table:table-cell table:formula="of:=RAND() * 0.1" office:value-type="float" office:value="0.0925912062554124" calcext:value-type="float">
            <text:p>0.0925912063</text:p>
          </table:table-cell>
          <table:table-cell table:formula="of:=RAND() * 0.1" office:value-type="float" office:value="0.0502259914763252" calcext:value-type="float">
            <text:p>0.0502259915</text:p>
          </table:table-cell>
          <table:table-cell table:formula="of:=RAND() * 0.1" office:value-type="float" office:value="0.0803742533355022" calcext:value-type="float">
            <text:p>0.0803742533</text:p>
          </table:table-cell>
          <table:table-cell table:formula="of:=RAND() * 0.1" office:value-type="float" office:value="0.0391206697532752" calcext:value-type="float">
            <text:p>0.0391206698</text:p>
          </table:table-cell>
          <table:table-cell/>
          <table:table-cell table:formula="of:=[.A59]+[.J59]" office:value-type="float" office:value="0.355387062688473" calcext:value-type="float">
            <text:p>0.3553870627</text:p>
          </table:table-cell>
          <table:table-cell table:formula="of:=[.B59]+[.K59]" office:value-type="float" office:value="-1.68913571777221" calcext:value-type="float">
            <text:p>-1.6891357178</text:p>
          </table:table-cell>
          <table:table-cell table:formula="of:=[.C59]+[.L59]" office:value-type="float" office:value="-0.452454917619198" calcext:value-type="float">
            <text:p>-0.4524549176</text:p>
          </table:table-cell>
          <table:table-cell table:formula="of:=[.D59]+[.M59]" office:value-type="float" office:value="-1.55541826119515" calcext:value-type="float">
            <text:p>-1.5554182612</text:p>
          </table:table-cell>
          <table:table-cell table:formula="of:=[.E59]+[.N59]" office:value-type="float" office:value="-0.0946467474445877" calcext:value-type="float">
            <text:p>-0.0946467474</text:p>
          </table:table-cell>
          <table:table-cell table:formula="of:=[.F59]+[.O59]" office:value-type="float" office:value="-1.79219839972367" calcext:value-type="float">
            <text:p>-1.7921983997</text:p>
          </table:table-cell>
          <table:table-cell table:formula="of:=[.G59]+[.P59]" office:value-type="float" office:value="-0.318050284564498" calcext:value-type="float">
            <text:p>-0.3180502846</text:p>
          </table:table-cell>
          <table:table-cell table:formula="of:=[.H59]+[.Q59]" office:value-type="float" office:value="-1.97759679754672" calcext:value-type="float">
            <text:p>-1.9775967975</text:p>
          </table:table-cell>
        </table:table-row>
        <table:table-row table:style-name="ro1">
          <table:table-cell office:value-type="float" office:value="0.2405889882" calcext:value-type="float">
            <text:p>0.2405889882</text:p>
          </table:table-cell>
          <table:table-cell office:value-type="float" office:value="-1.5709415695" calcext:value-type="float">
            <text:p>-1.5709415695</text:p>
          </table:table-cell>
          <table:table-cell office:value-type="float" office:value="-0.5023380777" calcext:value-type="float">
            <text:p>-0.5023380777</text:p>
          </table:table-cell>
          <table:table-cell office:value-type="float" office:value="-1.4118508709" calcext:value-type="float">
            <text:p>-1.4118508709</text:p>
          </table:table-cell>
          <table:table-cell office:value-type="float" office:value="-0.1052567471" calcext:value-type="float">
            <text:p>-0.1052567471</text:p>
          </table:table-cell>
          <table:table-cell office:value-type="float" office:value="-1.5242551494" calcext:value-type="float">
            <text:p>-1.5242551494</text:p>
          </table:table-cell>
          <table:table-cell office:value-type="float" office:value="-0.3278738711" calcext:value-type="float">
            <text:p>-0.3278738711</text:p>
          </table:table-cell>
          <table:table-cell office:value-type="float" office:value="-1.7552612628" calcext:value-type="float">
            <text:p>-1.7552612628</text:p>
          </table:table-cell>
          <table:table-cell/>
          <table:table-cell table:formula="of:=RAND() * 0.1" office:value-type="float" office:value="0.0745671614651902" calcext:value-type="float">
            <text:p>0.0745671615</text:p>
          </table:table-cell>
          <table:table-cell table:formula="of:=RAND() * 0.1" office:value-type="float" office:value="0.0257843526105719" calcext:value-type="float">
            <text:p>0.0257843526</text:p>
          </table:table-cell>
          <table:table-cell table:formula="of:=RAND() * 0.1" office:value-type="float" office:value="0.000526609827034663" calcext:value-type="float">
            <text:p>0.0005266098</text:p>
          </table:table-cell>
          <table:table-cell table:formula="of:=RAND() * 0.1" office:value-type="float" office:value="0.0724068681326027" calcext:value-type="float">
            <text:p>0.0724068681</text:p>
          </table:table-cell>
          <table:table-cell table:formula="of:=RAND() * 0.1" office:value-type="float" office:value="0.0954772737965656" calcext:value-type="float">
            <text:p>0.0954772738</text:p>
          </table:table-cell>
          <table:table-cell table:formula="of:=RAND() * 0.1" office:value-type="float" office:value="0.0769739276614162" calcext:value-type="float">
            <text:p>0.0769739277</text:p>
          </table:table-cell>
          <table:table-cell table:formula="of:=RAND() * 0.1" office:value-type="float" office:value="0.0401927197771787" calcext:value-type="float">
            <text:p>0.0401927198</text:p>
          </table:table-cell>
          <table:table-cell table:formula="of:=RAND() * 0.1" office:value-type="float" office:value="0.0318570959603649" calcext:value-type="float">
            <text:p>0.031857096</text:p>
          </table:table-cell>
          <table:table-cell/>
          <table:table-cell table:formula="of:=[.A60]+[.J60]" office:value-type="float" office:value="0.31515614966519" calcext:value-type="float">
            <text:p>0.3151561497</text:p>
          </table:table-cell>
          <table:table-cell table:formula="of:=[.B60]+[.K60]" office:value-type="float" office:value="-1.54515721688943" calcext:value-type="float">
            <text:p>-1.5451572169</text:p>
          </table:table-cell>
          <table:table-cell table:formula="of:=[.C60]+[.L60]" office:value-type="float" office:value="-0.501811467872965" calcext:value-type="float">
            <text:p>-0.5018114679</text:p>
          </table:table-cell>
          <table:table-cell table:formula="of:=[.D60]+[.M60]" office:value-type="float" office:value="-1.3394440027674" calcext:value-type="float">
            <text:p>-1.3394440028</text:p>
          </table:table-cell>
          <table:table-cell table:formula="of:=[.E60]+[.N60]" office:value-type="float" office:value="-0.00977947330343441" calcext:value-type="float">
            <text:p>-0.0097794733</text:p>
          </table:table-cell>
          <table:table-cell table:formula="of:=[.F60]+[.O60]" office:value-type="float" office:value="-1.44728122173858" calcext:value-type="float">
            <text:p>-1.4472812217</text:p>
          </table:table-cell>
          <table:table-cell table:formula="of:=[.G60]+[.P60]" office:value-type="float" office:value="-0.287681151322821" calcext:value-type="float">
            <text:p>-0.2876811513</text:p>
          </table:table-cell>
          <table:table-cell table:formula="of:=[.H60]+[.Q60]" office:value-type="float" office:value="-1.72340416683964" calcext:value-type="float">
            <text:p>-1.7234041668</text:p>
          </table:table-cell>
        </table:table-row>
        <table:table-row table:style-name="ro1">
          <table:table-cell office:value-type="float" office:value="0.1781803945" calcext:value-type="float">
            <text:p>0.1781803945</text:p>
          </table:table-cell>
          <table:table-cell office:value-type="float" office:value="-1.7465735229" calcext:value-type="float">
            <text:p>-1.7465735229</text:p>
          </table:table-cell>
          <table:table-cell office:value-type="float" office:value="-0.1619446254" calcext:value-type="float">
            <text:p>-0.1619446254</text:p>
          </table:table-cell>
          <table:table-cell office:value-type="float" office:value="-1.6073814353" calcext:value-type="float">
            <text:p>-1.6073814353</text:p>
          </table:table-cell>
          <table:table-cell office:value-type="float" office:value="-0.4322942056" calcext:value-type="float">
            <text:p>-0.4322942056</text:p>
          </table:table-cell>
          <table:table-cell office:value-type="float" office:value="-2.0305794026" calcext:value-type="float">
            <text:p>-2.0305794026</text:p>
          </table:table-cell>
          <table:table-cell office:value-type="float" office:value="-0.6274986888" calcext:value-type="float">
            <text:p>-0.6274986888</text:p>
          </table:table-cell>
          <table:table-cell office:value-type="float" office:value="-1.7195211756" calcext:value-type="float">
            <text:p>-1.7195211756</text:p>
          </table:table-cell>
          <table:table-cell/>
          <table:table-cell table:formula="of:=RAND() * 0.1" office:value-type="float" office:value="0.0169622537560683" calcext:value-type="float">
            <text:p>0.0169622538</text:p>
          </table:table-cell>
          <table:table-cell table:formula="of:=RAND() * 0.1" office:value-type="float" office:value="0.0369812065565469" calcext:value-type="float">
            <text:p>0.0369812066</text:p>
          </table:table-cell>
          <table:table-cell table:formula="of:=RAND() * 0.1" office:value-type="float" office:value="0.0508220178305237" calcext:value-type="float">
            <text:p>0.0508220178</text:p>
          </table:table-cell>
          <table:table-cell table:formula="of:=RAND() * 0.1" office:value-type="float" office:value="0.0216676676622724" calcext:value-type="float">
            <text:p>0.0216676677</text:p>
          </table:table-cell>
          <table:table-cell table:formula="of:=RAND() * 0.1" office:value-type="float" office:value="0.0524567529297873" calcext:value-type="float">
            <text:p>0.0524567529</text:p>
          </table:table-cell>
          <table:table-cell table:formula="of:=RAND() * 0.1" office:value-type="float" office:value="0.0306486505234856" calcext:value-type="float">
            <text:p>0.0306486505</text:p>
          </table:table-cell>
          <table:table-cell table:formula="of:=RAND() * 0.1" office:value-type="float" office:value="0.00275198528081752" calcext:value-type="float">
            <text:p>0.0027519853</text:p>
          </table:table-cell>
          <table:table-cell table:formula="of:=RAND() * 0.1" office:value-type="float" office:value="0.059266716041691" calcext:value-type="float">
            <text:p>0.059266716</text:p>
          </table:table-cell>
          <table:table-cell/>
          <table:table-cell table:formula="of:=[.A61]+[.J61]" office:value-type="float" office:value="0.195142648256068" calcext:value-type="float">
            <text:p>0.1951426483</text:p>
          </table:table-cell>
          <table:table-cell table:formula="of:=[.B61]+[.K61]" office:value-type="float" office:value="-1.70959231634345" calcext:value-type="float">
            <text:p>-1.7095923163</text:p>
          </table:table-cell>
          <table:table-cell table:formula="of:=[.C61]+[.L61]" office:value-type="float" office:value="-0.111122607569476" calcext:value-type="float">
            <text:p>-0.1111226076</text:p>
          </table:table-cell>
          <table:table-cell table:formula="of:=[.D61]+[.M61]" office:value-type="float" office:value="-1.58571376763773" calcext:value-type="float">
            <text:p>-1.5857137676</text:p>
          </table:table-cell>
          <table:table-cell table:formula="of:=[.E61]+[.N61]" office:value-type="float" office:value="-0.379837452670213" calcext:value-type="float">
            <text:p>-0.3798374527</text:p>
          </table:table-cell>
          <table:table-cell table:formula="of:=[.F61]+[.O61]" office:value-type="float" office:value="-1.99993075207651" calcext:value-type="float">
            <text:p>-1.9999307521</text:p>
          </table:table-cell>
          <table:table-cell table:formula="of:=[.G61]+[.P61]" office:value-type="float" office:value="-0.624746703519183" calcext:value-type="float">
            <text:p>-0.6247467035</text:p>
          </table:table-cell>
          <table:table-cell table:formula="of:=[.H61]+[.Q61]" office:value-type="float" office:value="-1.66025445955831" calcext:value-type="float">
            <text:p>-1.6602544596</text:p>
          </table:table-cell>
        </table:table-row>
        <table:table-row table:style-name="ro1">
          <table:table-cell office:value-type="float" office:value="0.1257308879" calcext:value-type="float">
            <text:p>0.1257308879</text:p>
          </table:table-cell>
          <table:table-cell office:value-type="float" office:value="-1.5060922945" calcext:value-type="float">
            <text:p>-1.5060922945</text:p>
          </table:table-cell>
          <table:table-cell office:value-type="float" office:value="-0.4288078703" calcext:value-type="float">
            <text:p>-0.4288078703</text:p>
          </table:table-cell>
          <table:table-cell office:value-type="float" office:value="-1.411887443" calcext:value-type="float">
            <text:p>-1.411887443</text:p>
          </table:table-cell>
          <table:table-cell office:value-type="float" office:value="-0.4185737573" calcext:value-type="float">
            <text:p>-0.4185737573</text:p>
          </table:table-cell>
          <table:table-cell office:value-type="float" office:value="-1.8088684583" calcext:value-type="float">
            <text:p>-1.8088684583</text:p>
          </table:table-cell>
          <table:table-cell office:value-type="float" office:value="-0.7453506871" calcext:value-type="float">
            <text:p>-0.7453506871</text:p>
          </table:table-cell>
          <table:table-cell office:value-type="float" office:value="-1.6263075604" calcext:value-type="float">
            <text:p>-1.6263075604</text:p>
          </table:table-cell>
          <table:table-cell/>
          <table:table-cell table:formula="of:=RAND() * 0.1" office:value-type="float" office:value="0.0126378480703936" calcext:value-type="float">
            <text:p>0.0126378481</text:p>
          </table:table-cell>
          <table:table-cell table:formula="of:=RAND() * 0.1" office:value-type="float" office:value="0.0917883302356155" calcext:value-type="float">
            <text:p>0.0917883302</text:p>
          </table:table-cell>
          <table:table-cell table:formula="of:=RAND() * 0.1" office:value-type="float" office:value="0.010727363898316" calcext:value-type="float">
            <text:p>0.0107273639</text:p>
          </table:table-cell>
          <table:table-cell table:formula="of:=RAND() * 0.1" office:value-type="float" office:value="0.00772931362073823" calcext:value-type="float">
            <text:p>0.0077293136</text:p>
          </table:table-cell>
          <table:table-cell table:formula="of:=RAND() * 0.1" office:value-type="float" office:value="0.0439929997950097" calcext:value-type="float">
            <text:p>0.0439929998</text:p>
          </table:table-cell>
          <table:table-cell table:formula="of:=RAND() * 0.1" office:value-type="float" office:value="0.0591706744596989" calcext:value-type="float">
            <text:p>0.0591706745</text:p>
          </table:table-cell>
          <table:table-cell table:formula="of:=RAND() * 0.1" office:value-type="float" office:value="0.0985084573025796" calcext:value-type="float">
            <text:p>0.0985084573</text:p>
          </table:table-cell>
          <table:table-cell table:formula="of:=RAND() * 0.1" office:value-type="float" office:value="0.0376278181599584" calcext:value-type="float">
            <text:p>0.0376278182</text:p>
          </table:table-cell>
          <table:table-cell/>
          <table:table-cell table:formula="of:=[.A62]+[.J62]" office:value-type="float" office:value="0.138368735970394" calcext:value-type="float">
            <text:p>0.138368736</text:p>
          </table:table-cell>
          <table:table-cell table:formula="of:=[.B62]+[.K62]" office:value-type="float" office:value="-1.41430396426438" calcext:value-type="float">
            <text:p>-1.4143039643</text:p>
          </table:table-cell>
          <table:table-cell table:formula="of:=[.C62]+[.L62]" office:value-type="float" office:value="-0.418080506401684" calcext:value-type="float">
            <text:p>-0.4180805064</text:p>
          </table:table-cell>
          <table:table-cell table:formula="of:=[.D62]+[.M62]" office:value-type="float" office:value="-1.40415812937926" calcext:value-type="float">
            <text:p>-1.4041581294</text:p>
          </table:table-cell>
          <table:table-cell table:formula="of:=[.E62]+[.N62]" office:value-type="float" office:value="-0.37458075750499" calcext:value-type="float">
            <text:p>-0.3745807575</text:p>
          </table:table-cell>
          <table:table-cell table:formula="of:=[.F62]+[.O62]" office:value-type="float" office:value="-1.7496977838403" calcext:value-type="float">
            <text:p>-1.7496977838</text:p>
          </table:table-cell>
          <table:table-cell table:formula="of:=[.G62]+[.P62]" office:value-type="float" office:value="-0.64684222979742" calcext:value-type="float">
            <text:p>-0.6468422298</text:p>
          </table:table-cell>
          <table:table-cell table:formula="of:=[.H62]+[.Q62]" office:value-type="float" office:value="-1.58867974224004" calcext:value-type="float">
            <text:p>-1.5886797422</text:p>
          </table:table-cell>
        </table:table-row>
        <table:table-row table:style-name="ro1">
          <table:table-cell office:value-type="float" office:value="0.2920903888" calcext:value-type="float">
            <text:p>0.2920903888</text:p>
          </table:table-cell>
          <table:table-cell office:value-type="float" office:value="-1.777929721" calcext:value-type="float">
            <text:p>-1.777929721</text:p>
          </table:table-cell>
          <table:table-cell office:value-type="float" office:value="-0.4544528904" calcext:value-type="float">
            <text:p>-0.4544528904</text:p>
          </table:table-cell>
          <table:table-cell office:value-type="float" office:value="-1.5651170015" calcext:value-type="float">
            <text:p>-1.5651170015</text:p>
          </table:table-cell>
          <table:table-cell office:value-type="float" office:value="-0.1289787453" calcext:value-type="float">
            <text:p>-0.1289787453</text:p>
          </table:table-cell>
          <table:table-cell office:value-type="float" office:value="-1.7301660034" calcext:value-type="float">
            <text:p>-1.7301660034</text:p>
          </table:table-cell>
          <table:table-cell office:value-type="float" office:value="-0.3738974913" calcext:value-type="float">
            <text:p>-0.3738974913</text:p>
          </table:table-cell>
          <table:table-cell office:value-type="float" office:value="-1.9171048554" calcext:value-type="float">
            <text:p>-1.9171048554</text:p>
          </table:table-cell>
          <table:table-cell/>
          <table:table-cell table:formula="of:=RAND() * 0.1" office:value-type="float" office:value="0.00437966805494336" calcext:value-type="float">
            <text:p>0.0043796681</text:p>
          </table:table-cell>
          <table:table-cell table:formula="of:=RAND() * 0.1" office:value-type="float" office:value="0.021073304370828" calcext:value-type="float">
            <text:p>0.0210733044</text:p>
          </table:table-cell>
          <table:table-cell table:formula="of:=RAND() * 0.1" office:value-type="float" office:value="0.0393059591219277" calcext:value-type="float">
            <text:p>0.0393059591</text:p>
          </table:table-cell>
          <table:table-cell table:formula="of:=RAND() * 0.1" office:value-type="float" office:value="0.0314111083274583" calcext:value-type="float">
            <text:p>0.0314111083</text:p>
          </table:table-cell>
          <table:table-cell table:formula="of:=RAND() * 0.1" office:value-type="float" office:value="0.0391808870317565" calcext:value-type="float">
            <text:p>0.039180887</text:p>
          </table:table-cell>
          <table:table-cell table:formula="of:=RAND() * 0.1" office:value-type="float" office:value="0.0798489397925067" calcext:value-type="float">
            <text:p>0.0798489398</text:p>
          </table:table-cell>
          <table:table-cell table:formula="of:=RAND() * 0.1" office:value-type="float" office:value="0.0993729739942005" calcext:value-type="float">
            <text:p>0.099372974</text:p>
          </table:table-cell>
          <table:table-cell table:formula="of:=RAND() * 0.1" office:value-type="float" office:value="0.0998203204608515" calcext:value-type="float">
            <text:p>0.0998203205</text:p>
          </table:table-cell>
          <table:table-cell/>
          <table:table-cell table:formula="of:=[.A63]+[.J63]" office:value-type="float" office:value="0.296470056854943" calcext:value-type="float">
            <text:p>0.2964700569</text:p>
          </table:table-cell>
          <table:table-cell table:formula="of:=[.B63]+[.K63]" office:value-type="float" office:value="-1.75685641662917" calcext:value-type="float">
            <text:p>-1.7568564166</text:p>
          </table:table-cell>
          <table:table-cell table:formula="of:=[.C63]+[.L63]" office:value-type="float" office:value="-0.415146931278072" calcext:value-type="float">
            <text:p>-0.4151469313</text:p>
          </table:table-cell>
          <table:table-cell table:formula="of:=[.D63]+[.M63]" office:value-type="float" office:value="-1.53370589317254" calcext:value-type="float">
            <text:p>-1.5337058932</text:p>
          </table:table-cell>
          <table:table-cell table:formula="of:=[.E63]+[.N63]" office:value-type="float" office:value="-0.0897978582682435" calcext:value-type="float">
            <text:p>-0.0897978583</text:p>
          </table:table-cell>
          <table:table-cell table:formula="of:=[.F63]+[.O63]" office:value-type="float" office:value="-1.65031706360749" calcext:value-type="float">
            <text:p>-1.6503170636</text:p>
          </table:table-cell>
          <table:table-cell table:formula="of:=[.G63]+[.P63]" office:value-type="float" office:value="-0.2745245173058" calcext:value-type="float">
            <text:p>-0.2745245173</text:p>
          </table:table-cell>
          <table:table-cell table:formula="of:=[.H63]+[.Q63]" office:value-type="float" office:value="-1.81728453493915" calcext:value-type="float">
            <text:p>-1.8172845349</text:p>
          </table:table-cell>
        </table:table-row>
        <table:table-row table:style-name="ro1">
          <table:table-cell office:value-type="float" office:value="-0.3122210846" calcext:value-type="float">
            <text:p>-0.3122210846</text:p>
          </table:table-cell>
          <table:table-cell office:value-type="float" office:value="-1.9134475633" calcext:value-type="float">
            <text:p>-1.9134475633</text:p>
          </table:table-cell>
          <table:table-cell office:value-type="float" office:value="-0.6794935684" calcext:value-type="float">
            <text:p>-0.6794935684</text:p>
          </table:table-cell>
          <table:table-cell office:value-type="float" office:value="-1.9966530284" calcext:value-type="float">
            <text:p>-1.9966530284</text:p>
          </table:table-cell>
          <table:table-cell office:value-type="float" office:value="-1.0264325012" calcext:value-type="float">
            <text:p>-1.0264325012</text:p>
          </table:table-cell>
          <table:table-cell office:value-type="float" office:value="-1.9793641397" calcext:value-type="float">
            <text:p>-1.9793641397</text:p>
          </table:table-cell>
          <table:table-cell office:value-type="float" office:value="-0.7135557034" calcext:value-type="float">
            <text:p>-0.7135557034</text:p>
          </table:table-cell>
          <table:table-cell office:value-type="float" office:value="-1.6761482518" calcext:value-type="float">
            <text:p>-1.6761482518</text:p>
          </table:table-cell>
          <table:table-cell/>
          <table:table-cell table:formula="of:=RAND() * 0.1" office:value-type="float" office:value="0.0466554440744589" calcext:value-type="float">
            <text:p>0.0466554441</text:p>
          </table:table-cell>
          <table:table-cell table:formula="of:=RAND() * 0.1" office:value-type="float" office:value="0.0616059675739962" calcext:value-type="float">
            <text:p>0.0616059676</text:p>
          </table:table-cell>
          <table:table-cell table:formula="of:=RAND() * 0.1" office:value-type="float" office:value="0.00364087352263891" calcext:value-type="float">
            <text:p>0.0036408735</text:p>
          </table:table-cell>
          <table:table-cell table:formula="of:=RAND() * 0.1" office:value-type="float" office:value="0.0929594538741329" calcext:value-type="float">
            <text:p>0.0929594539</text:p>
          </table:table-cell>
          <table:table-cell table:formula="of:=RAND() * 0.1" office:value-type="float" office:value="0.0168632388816638" calcext:value-type="float">
            <text:p>0.0168632389</text:p>
          </table:table-cell>
          <table:table-cell table:formula="of:=RAND() * 0.1" office:value-type="float" office:value="0.0531332333580622" calcext:value-type="float">
            <text:p>0.0531332334</text:p>
          </table:table-cell>
          <table:table-cell table:formula="of:=RAND() * 0.1" office:value-type="float" office:value="0.07231591275908" calcext:value-type="float">
            <text:p>0.0723159128</text:p>
          </table:table-cell>
          <table:table-cell table:formula="of:=RAND() * 0.1" office:value-type="float" office:value="0.0892376172654722" calcext:value-type="float">
            <text:p>0.0892376173</text:p>
          </table:table-cell>
          <table:table-cell/>
          <table:table-cell table:formula="of:=[.A64]+[.J64]" office:value-type="float" office:value="-0.265565640525541" calcext:value-type="float">
            <text:p>-0.2655656405</text:p>
          </table:table-cell>
          <table:table-cell table:formula="of:=[.B64]+[.K64]" office:value-type="float" office:value="-1.851841595726" calcext:value-type="float">
            <text:p>-1.8518415957</text:p>
          </table:table-cell>
          <table:table-cell table:formula="of:=[.C64]+[.L64]" office:value-type="float" office:value="-0.675852694877361" calcext:value-type="float">
            <text:p>-0.6758526949</text:p>
          </table:table-cell>
          <table:table-cell table:formula="of:=[.D64]+[.M64]" office:value-type="float" office:value="-1.90369357452587" calcext:value-type="float">
            <text:p>-1.9036935745</text:p>
          </table:table-cell>
          <table:table-cell table:formula="of:=[.E64]+[.N64]" office:value-type="float" office:value="-1.00956926231834" calcext:value-type="float">
            <text:p>-1.0095692623</text:p>
          </table:table-cell>
          <table:table-cell table:formula="of:=[.F64]+[.O64]" office:value-type="float" office:value="-1.92623090634194" calcext:value-type="float">
            <text:p>-1.9262309063</text:p>
          </table:table-cell>
          <table:table-cell table:formula="of:=[.G64]+[.P64]" office:value-type="float" office:value="-0.64123979064092" calcext:value-type="float">
            <text:p>-0.6412397906</text:p>
          </table:table-cell>
          <table:table-cell table:formula="of:=[.H64]+[.Q64]" office:value-type="float" office:value="-1.58691063453453" calcext:value-type="float">
            <text:p>-1.5869106345</text:p>
          </table:table-cell>
        </table:table-row>
        <table:table-row table:style-name="ro1">
          <table:table-cell office:value-type="float" office:value="0.2204040621" calcext:value-type="float">
            <text:p>0.2204040621</text:p>
          </table:table-cell>
          <table:table-cell office:value-type="float" office:value="-1.6505684827" calcext:value-type="float">
            <text:p>-1.6505684827</text:p>
          </table:table-cell>
          <table:table-cell office:value-type="float" office:value="-0.0760048785" calcext:value-type="float">
            <text:p>-0.0760048785</text:p>
          </table:table-cell>
          <table:table-cell office:value-type="float" office:value="-1.5145836543" calcext:value-type="float">
            <text:p>-1.5145836543</text:p>
          </table:table-cell>
          <table:table-cell office:value-type="float" office:value="-0.4670172547" calcext:value-type="float">
            <text:p>-0.4670172547</text:p>
          </table:table-cell>
          <table:table-cell office:value-type="float" office:value="-2.0282644832" calcext:value-type="float">
            <text:p>-2.0282644832</text:p>
          </table:table-cell>
          <table:table-cell office:value-type="float" office:value="-0.6476093646" calcext:value-type="float">
            <text:p>-0.6476093646</text:p>
          </table:table-cell>
          <table:table-cell office:value-type="float" office:value="-1.7198847661" calcext:value-type="float">
            <text:p>-1.7198847661</text:p>
          </table:table-cell>
          <table:table-cell/>
          <table:table-cell table:formula="of:=RAND() * 0.1" office:value-type="float" office:value="0.0333747748160554" calcext:value-type="float">
            <text:p>0.0333747748</text:p>
          </table:table-cell>
          <table:table-cell table:formula="of:=RAND() * 0.1" office:value-type="float" office:value="0.0455409423749797" calcext:value-type="float">
            <text:p>0.0455409424</text:p>
          </table:table-cell>
          <table:table-cell table:formula="of:=RAND() * 0.1" office:value-type="float" office:value="0.0832732901430078" calcext:value-type="float">
            <text:p>0.0832732901</text:p>
          </table:table-cell>
          <table:table-cell table:formula="of:=RAND() * 0.1" office:value-type="float" office:value="0.01758645148433" calcext:value-type="float">
            <text:p>0.0175864515</text:p>
          </table:table-cell>
          <table:table-cell table:formula="of:=RAND() * 0.1" office:value-type="float" office:value="0.0324107183995306" calcext:value-type="float">
            <text:p>0.0324107184</text:p>
          </table:table-cell>
          <table:table-cell table:formula="of:=RAND() * 0.1" office:value-type="float" office:value="0.0889491055280399" calcext:value-type="float">
            <text:p>0.0889491055</text:p>
          </table:table-cell>
          <table:table-cell table:formula="of:=RAND() * 0.1" office:value-type="float" office:value="0.0273782770922979" calcext:value-type="float">
            <text:p>0.0273782771</text:p>
          </table:table-cell>
          <table:table-cell table:formula="of:=RAND() * 0.1" office:value-type="float" office:value="0.0051051642283113" calcext:value-type="float">
            <text:p>0.0051051642</text:p>
          </table:table-cell>
          <table:table-cell/>
          <table:table-cell table:formula="of:=[.A65]+[.J65]" office:value-type="float" office:value="0.253778836916055" calcext:value-type="float">
            <text:p>0.2537788369</text:p>
          </table:table-cell>
          <table:table-cell table:formula="of:=[.B65]+[.K65]" office:value-type="float" office:value="-1.60502754032502" calcext:value-type="float">
            <text:p>-1.6050275403</text:p>
          </table:table-cell>
          <table:table-cell table:formula="of:=[.C65]+[.L65]" office:value-type="float" office:value="0.00726841164300777" calcext:value-type="float">
            <text:p>0.0072684116</text:p>
          </table:table-cell>
          <table:table-cell table:formula="of:=[.D65]+[.M65]" office:value-type="float" office:value="-1.49699720281567" calcext:value-type="float">
            <text:p>-1.4969972028</text:p>
          </table:table-cell>
          <table:table-cell table:formula="of:=[.E65]+[.N65]" office:value-type="float" office:value="-0.434606536300469" calcext:value-type="float">
            <text:p>-0.4346065363</text:p>
          </table:table-cell>
          <table:table-cell table:formula="of:=[.F65]+[.O65]" office:value-type="float" office:value="-1.93931537767196" calcext:value-type="float">
            <text:p>-1.9393153777</text:p>
          </table:table-cell>
          <table:table-cell table:formula="of:=[.G65]+[.P65]" office:value-type="float" office:value="-0.620231087507702" calcext:value-type="float">
            <text:p>-0.6202310875</text:p>
          </table:table-cell>
          <table:table-cell table:formula="of:=[.H65]+[.Q65]" office:value-type="float" office:value="-1.71477960187169" calcext:value-type="float">
            <text:p>-1.7147796019</text:p>
          </table:table-cell>
        </table:table-row>
        <table:table-row table:style-name="ro1">
          <table:table-cell office:value-type="float" office:value="0.2539132522" calcext:value-type="float">
            <text:p>0.2539132522</text:p>
          </table:table-cell>
          <table:table-cell office:value-type="float" office:value="-1.6678819825" calcext:value-type="float">
            <text:p>-1.6678819825</text:p>
          </table:table-cell>
          <table:table-cell office:value-type="float" office:value="-0.3950229499" calcext:value-type="float">
            <text:p>-0.3950229499</text:p>
          </table:table-cell>
          <table:table-cell office:value-type="float" office:value="-1.4876841323" calcext:value-type="float">
            <text:p>-1.4876841323</text:p>
          </table:table-cell>
          <table:table-cell office:value-type="float" office:value="-0.0678362318" calcext:value-type="float">
            <text:p>-0.0678362318</text:p>
          </table:table-cell>
          <table:table-cell office:value-type="float" office:value="-1.8631427281" calcext:value-type="float">
            <text:p>-1.8631427281</text:p>
          </table:table-cell>
          <table:table-cell office:value-type="float" office:value="-0.3727767563" calcext:value-type="float">
            <text:p>-0.3727767563</text:p>
          </table:table-cell>
          <table:table-cell office:value-type="float" office:value="-1.8337623192" calcext:value-type="float">
            <text:p>-1.8337623192</text:p>
          </table:table-cell>
          <table:table-cell/>
          <table:table-cell table:formula="of:=RAND() * 0.1" office:value-type="float" office:value="0.0420255778326661" calcext:value-type="float">
            <text:p>0.0420255778</text:p>
          </table:table-cell>
          <table:table-cell table:formula="of:=RAND() * 0.1" office:value-type="float" office:value="0.0576430249190272" calcext:value-type="float">
            <text:p>0.0576430249</text:p>
          </table:table-cell>
          <table:table-cell table:formula="of:=RAND() * 0.1" office:value-type="float" office:value="0.0334879729521976" calcext:value-type="float">
            <text:p>0.033487973</text:p>
          </table:table-cell>
          <table:table-cell table:formula="of:=RAND() * 0.1" office:value-type="float" office:value="0.0414430961540219" calcext:value-type="float">
            <text:p>0.0414430962</text:p>
          </table:table-cell>
          <table:table-cell table:formula="of:=RAND() * 0.1" office:value-type="float" office:value="0.0149736928148882" calcext:value-type="float">
            <text:p>0.0149736928</text:p>
          </table:table-cell>
          <table:table-cell table:formula="of:=RAND() * 0.1" office:value-type="float" office:value="0.0571597558894075" calcext:value-type="float">
            <text:p>0.0571597559</text:p>
          </table:table-cell>
          <table:table-cell table:formula="of:=RAND() * 0.1" office:value-type="float" office:value="0.0799607606713248" calcext:value-type="float">
            <text:p>0.0799607607</text:p>
          </table:table-cell>
          <table:table-cell table:formula="of:=RAND() * 0.1" office:value-type="float" office:value="0.00702059396590679" calcext:value-type="float">
            <text:p>0.007020594</text:p>
          </table:table-cell>
          <table:table-cell/>
          <table:table-cell table:formula="of:=[.A66]+[.J66]" office:value-type="float" office:value="0.295938830032666" calcext:value-type="float">
            <text:p>0.29593883</text:p>
          </table:table-cell>
          <table:table-cell table:formula="of:=[.B66]+[.K66]" office:value-type="float" office:value="-1.61023895758097" calcext:value-type="float">
            <text:p>-1.6102389576</text:p>
          </table:table-cell>
          <table:table-cell table:formula="of:=[.C66]+[.L66]" office:value-type="float" office:value="-0.361534976947802" calcext:value-type="float">
            <text:p>-0.3615349769</text:p>
          </table:table-cell>
          <table:table-cell table:formula="of:=[.D66]+[.M66]" office:value-type="float" office:value="-1.44624103614598" calcext:value-type="float">
            <text:p>-1.4462410361</text:p>
          </table:table-cell>
          <table:table-cell table:formula="of:=[.E66]+[.N66]" office:value-type="float" office:value="-0.0528625389851118" calcext:value-type="float">
            <text:p>-0.052862539</text:p>
          </table:table-cell>
          <table:table-cell table:formula="of:=[.F66]+[.O66]" office:value-type="float" office:value="-1.80598297221059" calcext:value-type="float">
            <text:p>-1.8059829722</text:p>
          </table:table-cell>
          <table:table-cell table:formula="of:=[.G66]+[.P66]" office:value-type="float" office:value="-0.292815995628675" calcext:value-type="float">
            <text:p>-0.2928159956</text:p>
          </table:table-cell>
          <table:table-cell table:formula="of:=[.H66]+[.Q66]" office:value-type="float" office:value="-1.82674172523409" calcext:value-type="float">
            <text:p>-1.8267417252</text:p>
          </table:table-cell>
        </table:table-row>
        <table:table-row table:style-name="ro1">
          <table:table-cell office:value-type="float" office:value="0.137024812" calcext:value-type="float">
            <text:p>0.137024812</text:p>
          </table:table-cell>
          <table:table-cell office:value-type="float" office:value="-1.4295451007" calcext:value-type="float">
            <text:p>-1.4295451007</text:p>
          </table:table-cell>
          <table:table-cell office:value-type="float" office:value="-0.3864212367" calcext:value-type="float">
            <text:p>-0.3864212367</text:p>
          </table:table-cell>
          <table:table-cell office:value-type="float" office:value="-1.3154370138" calcext:value-type="float">
            <text:p>-1.3154370138</text:p>
          </table:table-cell>
          <table:table-cell office:value-type="float" office:value="-0.2782952885" calcext:value-type="float">
            <text:p>-0.2782952885</text:p>
          </table:table-cell>
          <table:table-cell office:value-type="float" office:value="-1.7060854128" calcext:value-type="float">
            <text:p>-1.7060854128</text:p>
          </table:table-cell>
          <table:table-cell office:value-type="float" office:value="-0.6434168895" calcext:value-type="float">
            <text:p>-0.6434168895</text:p>
          </table:table-cell>
          <table:table-cell office:value-type="float" office:value="-1.576649427" calcext:value-type="float">
            <text:p>-1.576649427</text:p>
          </table:table-cell>
          <table:table-cell/>
          <table:table-cell table:formula="of:=RAND() * 0.1" office:value-type="float" office:value="0.0423806090335224" calcext:value-type="float">
            <text:p>0.042380609</text:p>
          </table:table-cell>
          <table:table-cell table:formula="of:=RAND() * 0.1" office:value-type="float" office:value="0.03154174321733" calcext:value-type="float">
            <text:p>0.0315417432</text:p>
          </table:table-cell>
          <table:table-cell table:formula="of:=RAND() * 0.1" office:value-type="float" office:value="0.0104017488644105" calcext:value-type="float">
            <text:p>0.0104017489</text:p>
          </table:table-cell>
          <table:table-cell table:formula="of:=RAND() * 0.1" office:value-type="float" office:value="0.0649444536796363" calcext:value-type="float">
            <text:p>0.0649444537</text:p>
          </table:table-cell>
          <table:table-cell table:formula="of:=RAND() * 0.1" office:value-type="float" office:value="0.0969956764710238" calcext:value-type="float">
            <text:p>0.0969956765</text:p>
          </table:table-cell>
          <table:table-cell table:formula="of:=RAND() * 0.1" office:value-type="float" office:value="0.0180685089210494" calcext:value-type="float">
            <text:p>0.0180685089</text:p>
          </table:table-cell>
          <table:table-cell table:formula="of:=RAND() * 0.1" office:value-type="float" office:value="0.0162418916473077" calcext:value-type="float">
            <text:p>0.0162418916</text:p>
          </table:table-cell>
          <table:table-cell table:formula="of:=RAND() * 0.1" office:value-type="float" office:value="0.031381176774537" calcext:value-type="float">
            <text:p>0.0313811768</text:p>
          </table:table-cell>
          <table:table-cell/>
          <table:table-cell table:formula="of:=[.A67]+[.J67]" office:value-type="float" office:value="0.179405421033522" calcext:value-type="float">
            <text:p>0.179405421</text:p>
          </table:table-cell>
          <table:table-cell table:formula="of:=[.B67]+[.K67]" office:value-type="float" office:value="-1.39800335748267" calcext:value-type="float">
            <text:p>-1.3980033575</text:p>
          </table:table-cell>
          <table:table-cell table:formula="of:=[.C67]+[.L67]" office:value-type="float" office:value="-0.376019487835589" calcext:value-type="float">
            <text:p>-0.3760194878</text:p>
          </table:table-cell>
          <table:table-cell table:formula="of:=[.D67]+[.M67]" office:value-type="float" office:value="-1.25049256012036" calcext:value-type="float">
            <text:p>-1.2504925601</text:p>
          </table:table-cell>
          <table:table-cell table:formula="of:=[.E67]+[.N67]" office:value-type="float" office:value="-0.181299612028976" calcext:value-type="float">
            <text:p>-0.181299612</text:p>
          </table:table-cell>
          <table:table-cell table:formula="of:=[.F67]+[.O67]" office:value-type="float" office:value="-1.68801690387895" calcext:value-type="float">
            <text:p>-1.6880169039</text:p>
          </table:table-cell>
          <table:table-cell table:formula="of:=[.G67]+[.P67]" office:value-type="float" office:value="-0.627174997852692" calcext:value-type="float">
            <text:p>-0.6271749979</text:p>
          </table:table-cell>
          <table:table-cell table:formula="of:=[.H67]+[.Q67]" office:value-type="float" office:value="-1.54526825022546" calcext:value-type="float">
            <text:p>-1.5452682502</text:p>
          </table:table-cell>
        </table:table-row>
        <table:table-row table:style-name="ro1">
          <table:table-cell office:value-type="float" office:value="0.2020801705" calcext:value-type="float">
            <text:p>0.2020801705</text:p>
          </table:table-cell>
          <table:table-cell office:value-type="float" office:value="-1.530712848" calcext:value-type="float">
            <text:p>-1.530712848</text:p>
          </table:table-cell>
          <table:table-cell office:value-type="float" office:value="-0.441725652" calcext:value-type="float">
            <text:p>-0.441725652</text:p>
          </table:table-cell>
          <table:table-cell office:value-type="float" office:value="-1.4211245351" calcext:value-type="float">
            <text:p>-1.4211245351</text:p>
          </table:table-cell>
          <table:table-cell office:value-type="float" office:value="-0.2266229447" calcext:value-type="float">
            <text:p>-0.2266229447</text:p>
          </table:table-cell>
          <table:table-cell office:value-type="float" office:value="-1.7856280041" calcext:value-type="float">
            <text:p>-1.7856280041</text:p>
          </table:table-cell>
          <table:table-cell office:value-type="float" office:value="-0.6876649907" calcext:value-type="float">
            <text:p>-0.6876649907</text:p>
          </table:table-cell>
          <table:table-cell office:value-type="float" office:value="-1.6787456163" calcext:value-type="float">
            <text:p>-1.6787456163</text:p>
          </table:table-cell>
          <table:table-cell/>
          <table:table-cell table:formula="of:=RAND() * 0.1" office:value-type="float" office:value="0.0382868467728851" calcext:value-type="float">
            <text:p>0.0382868468</text:p>
          </table:table-cell>
          <table:table-cell table:formula="of:=RAND() * 0.1" office:value-type="float" office:value="0.0601896208364678" calcext:value-type="float">
            <text:p>0.0601896208</text:p>
          </table:table-cell>
          <table:table-cell table:formula="of:=RAND() * 0.1" office:value-type="float" office:value="0.0458661039628434" calcext:value-type="float">
            <text:p>0.045866104</text:p>
          </table:table-cell>
          <table:table-cell table:formula="of:=RAND() * 0.1" office:value-type="float" office:value="0.0817417384089181" calcext:value-type="float">
            <text:p>0.0817417384</text:p>
          </table:table-cell>
          <table:table-cell table:formula="of:=RAND() * 0.1" office:value-type="float" office:value="0.0943016301953323" calcext:value-type="float">
            <text:p>0.0943016302</text:p>
          </table:table-cell>
          <table:table-cell table:formula="of:=RAND() * 0.1" office:value-type="float" office:value="0.0617641258447685" calcext:value-type="float">
            <text:p>0.0617641258</text:p>
          </table:table-cell>
          <table:table-cell table:formula="of:=RAND() * 0.1" office:value-type="float" office:value="0.0577949072910466" calcext:value-type="float">
            <text:p>0.0577949073</text:p>
          </table:table-cell>
          <table:table-cell table:formula="of:=RAND() * 0.1" office:value-type="float" office:value="0.0463515515055825" calcext:value-type="float">
            <text:p>0.0463515515</text:p>
          </table:table-cell>
          <table:table-cell/>
          <table:table-cell table:formula="of:=[.A68]+[.J68]" office:value-type="float" office:value="0.240367017272885" calcext:value-type="float">
            <text:p>0.2403670173</text:p>
          </table:table-cell>
          <table:table-cell table:formula="of:=[.B68]+[.K68]" office:value-type="float" office:value="-1.47052322716353" calcext:value-type="float">
            <text:p>-1.4705232272</text:p>
          </table:table-cell>
          <table:table-cell table:formula="of:=[.C68]+[.L68]" office:value-type="float" office:value="-0.395859548037157" calcext:value-type="float">
            <text:p>-0.395859548</text:p>
          </table:table-cell>
          <table:table-cell table:formula="of:=[.D68]+[.M68]" office:value-type="float" office:value="-1.33938279669108" calcext:value-type="float">
            <text:p>-1.3393827967</text:p>
          </table:table-cell>
          <table:table-cell table:formula="of:=[.E68]+[.N68]" office:value-type="float" office:value="-0.132321314504668" calcext:value-type="float">
            <text:p>-0.1323213145</text:p>
          </table:table-cell>
          <table:table-cell table:formula="of:=[.F68]+[.O68]" office:value-type="float" office:value="-1.72386387825523" calcext:value-type="float">
            <text:p>-1.7238638783</text:p>
          </table:table-cell>
          <table:table-cell table:formula="of:=[.G68]+[.P68]" office:value-type="float" office:value="-0.629870083408953" calcext:value-type="float">
            <text:p>-0.6298700834</text:p>
          </table:table-cell>
          <table:table-cell table:formula="of:=[.H68]+[.Q68]" office:value-type="float" office:value="-1.63239406479442" calcext:value-type="float">
            <text:p>-1.6323940648</text:p>
          </table:table-cell>
        </table:table-row>
        <table:table-row table:style-name="ro1">
          <table:table-cell office:value-type="float" office:value="0.3581511108" calcext:value-type="float">
            <text:p>0.3581511108</text:p>
          </table:table-cell>
          <table:table-cell office:value-type="float" office:value="-1.7488263382" calcext:value-type="float">
            <text:p>-1.7488263382</text:p>
          </table:table-cell>
          <table:table-cell office:value-type="float" office:value="-0.0392319251" calcext:value-type="float">
            <text:p>-0.0392319251</text:p>
          </table:table-cell>
          <table:table-cell office:value-type="float" office:value="-1.572099937" calcext:value-type="float">
            <text:p>-1.572099937</text:p>
          </table:table-cell>
          <table:table-cell office:value-type="float" office:value="-0.2884388286" calcext:value-type="float">
            <text:p>-0.2884388286</text:p>
          </table:table-cell>
          <table:table-cell office:value-type="float" office:value="-1.941602206" calcext:value-type="float">
            <text:p>-1.941602206</text:p>
          </table:table-cell>
          <table:table-cell office:value-type="float" office:value="-0.5658771524" calcext:value-type="float">
            <text:p>-0.5658771524</text:p>
          </table:table-cell>
          <table:table-cell office:value-type="float" office:value="-1.7054376477" calcext:value-type="float">
            <text:p>-1.7054376477</text:p>
          </table:table-cell>
          <table:table-cell/>
          <table:table-cell table:formula="of:=RAND() * 0.1" office:value-type="float" office:value="0.0840535399783979" calcext:value-type="float">
            <text:p>0.08405354</text:p>
          </table:table-cell>
          <table:table-cell table:formula="of:=RAND() * 0.1" office:value-type="float" office:value="0.0348612416903502" calcext:value-type="float">
            <text:p>0.0348612417</text:p>
          </table:table-cell>
          <table:table-cell table:formula="of:=RAND() * 0.1" office:value-type="float" office:value="0.0974394306343284" calcext:value-type="float">
            <text:p>0.0974394306</text:p>
          </table:table-cell>
          <table:table-cell table:formula="of:=RAND() * 0.1" office:value-type="float" office:value="0.0601936723862848" calcext:value-type="float">
            <text:p>0.0601936724</text:p>
          </table:table-cell>
          <table:table-cell table:formula="of:=RAND() * 0.1" office:value-type="float" office:value="0.027435628474455" calcext:value-type="float">
            <text:p>0.0274356285</text:p>
          </table:table-cell>
          <table:table-cell table:formula="of:=RAND() * 0.1" office:value-type="float" office:value="0.0885508632897002" calcext:value-type="float">
            <text:p>0.0885508633</text:p>
          </table:table-cell>
          <table:table-cell table:formula="of:=RAND() * 0.1" office:value-type="float" office:value="0.0232542729309053" calcext:value-type="float">
            <text:p>0.0232542729</text:p>
          </table:table-cell>
          <table:table-cell table:formula="of:=RAND() * 0.1" office:value-type="float" office:value="0.0353819685900956" calcext:value-type="float">
            <text:p>0.0353819686</text:p>
          </table:table-cell>
          <table:table-cell/>
          <table:table-cell table:formula="of:=[.A69]+[.J69]" office:value-type="float" office:value="0.442204650778398" calcext:value-type="float">
            <text:p>0.4422046508</text:p>
          </table:table-cell>
          <table:table-cell table:formula="of:=[.B69]+[.K69]" office:value-type="float" office:value="-1.71396509650965" calcext:value-type="float">
            <text:p>-1.7139650965</text:p>
          </table:table-cell>
          <table:table-cell table:formula="of:=[.C69]+[.L69]" office:value-type="float" office:value="0.0582075055343284" calcext:value-type="float">
            <text:p>0.0582075055</text:p>
          </table:table-cell>
          <table:table-cell table:formula="of:=[.D69]+[.M69]" office:value-type="float" office:value="-1.51190626461372" calcext:value-type="float">
            <text:p>-1.5119062646</text:p>
          </table:table-cell>
          <table:table-cell table:formula="of:=[.E69]+[.N69]" office:value-type="float" office:value="-0.261003200125545" calcext:value-type="float">
            <text:p>-0.2610032001</text:p>
          </table:table-cell>
          <table:table-cell table:formula="of:=[.F69]+[.O69]" office:value-type="float" office:value="-1.8530513427103" calcext:value-type="float">
            <text:p>-1.8530513427</text:p>
          </table:table-cell>
          <table:table-cell table:formula="of:=[.G69]+[.P69]" office:value-type="float" office:value="-0.542622879469095" calcext:value-type="float">
            <text:p>-0.5426228795</text:p>
          </table:table-cell>
          <table:table-cell table:formula="of:=[.H69]+[.Q69]" office:value-type="float" office:value="-1.6700556791099" calcext:value-type="float">
            <text:p>-1.6700556791</text:p>
          </table:table-cell>
        </table:table-row>
        <table:table-row table:style-name="ro1">
          <table:table-cell office:value-type="float" office:value="0.2503643623" calcext:value-type="float">
            <text:p>0.2503643623</text:p>
          </table:table-cell>
          <table:table-cell office:value-type="float" office:value="-1.871339785" calcext:value-type="float">
            <text:p>-1.871339785</text:p>
          </table:table-cell>
          <table:table-cell office:value-type="float" office:value="-0.4883407959" calcext:value-type="float">
            <text:p>-0.4883407959</text:p>
          </table:table-cell>
          <table:table-cell office:value-type="float" office:value="-1.6540357472" calcext:value-type="float">
            <text:p>-1.6540357472</text:p>
          </table:table-cell>
          <table:table-cell office:value-type="float" office:value="-0.1618084124" calcext:value-type="float">
            <text:p>-0.1618084124</text:p>
          </table:table-cell>
          <table:table-cell office:value-type="float" office:value="-1.8132778309" calcext:value-type="float">
            <text:p>-1.8132778309</text:p>
          </table:table-cell>
          <table:table-cell office:value-type="float" office:value="-0.3613666257" calcext:value-type="float">
            <text:p>-0.3613666257</text:p>
          </table:table-cell>
          <table:table-cell office:value-type="float" office:value="-2.0364631978" calcext:value-type="float">
            <text:p>-2.0364631978</text:p>
          </table:table-cell>
          <table:table-cell/>
          <table:table-cell table:formula="of:=RAND() * 0.1" office:value-type="float" office:value="0.0870222875616622" calcext:value-type="float">
            <text:p>0.0870222876</text:p>
          </table:table-cell>
          <table:table-cell table:formula="of:=RAND() * 0.1" office:value-type="float" office:value="0.0727969545262925" calcext:value-type="float">
            <text:p>0.0727969545</text:p>
          </table:table-cell>
          <table:table-cell table:formula="of:=RAND() * 0.1" office:value-type="float" office:value="0.0844666955394529" calcext:value-type="float">
            <text:p>0.0844666955</text:p>
          </table:table-cell>
          <table:table-cell table:formula="of:=RAND() * 0.1" office:value-type="float" office:value="0.0480152192969439" calcext:value-type="float">
            <text:p>0.0480152193</text:p>
          </table:table-cell>
          <table:table-cell table:formula="of:=RAND() * 0.1" office:value-type="float" office:value="0.0710109749479757" calcext:value-type="float">
            <text:p>0.0710109749</text:p>
          </table:table-cell>
          <table:table-cell table:formula="of:=RAND() * 0.1" office:value-type="float" office:value="0.0364715426807652" calcext:value-type="float">
            <text:p>0.0364715427</text:p>
          </table:table-cell>
          <table:table-cell table:formula="of:=RAND() * 0.1" office:value-type="float" office:value="0.0188366676035615" calcext:value-type="float">
            <text:p>0.0188366676</text:p>
          </table:table-cell>
          <table:table-cell table:formula="of:=RAND() * 0.1" office:value-type="float" office:value="0.0229400846093907" calcext:value-type="float">
            <text:p>0.0229400846</text:p>
          </table:table-cell>
          <table:table-cell/>
          <table:table-cell table:formula="of:=[.A70]+[.J70]" office:value-type="float" office:value="0.337386649861662" calcext:value-type="float">
            <text:p>0.3373866499</text:p>
          </table:table-cell>
          <table:table-cell table:formula="of:=[.B70]+[.K70]" office:value-type="float" office:value="-1.79854283047371" calcext:value-type="float">
            <text:p>-1.7985428305</text:p>
          </table:table-cell>
          <table:table-cell table:formula="of:=[.C70]+[.L70]" office:value-type="float" office:value="-0.403874100360547" calcext:value-type="float">
            <text:p>-0.4038741004</text:p>
          </table:table-cell>
          <table:table-cell table:formula="of:=[.D70]+[.M70]" office:value-type="float" office:value="-1.60602052790306" calcext:value-type="float">
            <text:p>-1.6060205279</text:p>
          </table:table-cell>
          <table:table-cell table:formula="of:=[.E70]+[.N70]" office:value-type="float" office:value="-0.0907974374520243" calcext:value-type="float">
            <text:p>-0.0907974375</text:p>
          </table:table-cell>
          <table:table-cell table:formula="of:=[.F70]+[.O70]" office:value-type="float" office:value="-1.77680628821924" calcext:value-type="float">
            <text:p>-1.7768062882</text:p>
          </table:table-cell>
          <table:table-cell table:formula="of:=[.G70]+[.P70]" office:value-type="float" office:value="-0.342529958096438" calcext:value-type="float">
            <text:p>-0.3425299581</text:p>
          </table:table-cell>
          <table:table-cell table:formula="of:=[.H70]+[.Q70]" office:value-type="float" office:value="-2.01352311319061" calcext:value-type="float">
            <text:p>-2.0135231132</text:p>
          </table:table-cell>
        </table:table-row>
        <table:table-row table:style-name="ro1">
          <table:table-cell office:value-type="float" office:value="0.0912197268" calcext:value-type="float">
            <text:p>0.0912197268</text:p>
          </table:table-cell>
          <table:table-cell office:value-type="float" office:value="-1.5046857595" calcext:value-type="float">
            <text:p>-1.5046857595</text:p>
          </table:table-cell>
          <table:table-cell office:value-type="float" office:value="-0.5191044688" calcext:value-type="float">
            <text:p>-0.5191044688</text:p>
          </table:table-cell>
          <table:table-cell office:value-type="float" office:value="-1.4118230583" calcext:value-type="float">
            <text:p>-1.4118230583</text:p>
          </table:table-cell>
          <table:table-cell office:value-type="float" office:value="-0.3264201369" calcext:value-type="float">
            <text:p>-0.3264201369</text:p>
          </table:table-cell>
          <table:table-cell office:value-type="float" office:value="-1.7758472837" calcext:value-type="float">
            <text:p>-1.7758472837</text:p>
          </table:table-cell>
          <table:table-cell office:value-type="float" office:value="-0.7942810001" calcext:value-type="float">
            <text:p>-0.7942810001</text:p>
          </table:table-cell>
          <table:table-cell office:value-type="float" office:value="-1.6539962862" calcext:value-type="float">
            <text:p>-1.6539962862</text:p>
          </table:table-cell>
          <table:table-cell/>
          <table:table-cell table:formula="of:=RAND() * 0.1" office:value-type="float" office:value="0.0823415516684919" calcext:value-type="float">
            <text:p>0.0823415517</text:p>
          </table:table-cell>
          <table:table-cell table:formula="of:=RAND() * 0.1" office:value-type="float" office:value="0.0438208876028" calcext:value-type="float">
            <text:p>0.0438208876</text:p>
          </table:table-cell>
          <table:table-cell table:formula="of:=RAND() * 0.1" office:value-type="float" office:value="0.0206450571340282" calcext:value-type="float">
            <text:p>0.0206450571</text:p>
          </table:table-cell>
          <table:table-cell table:formula="of:=RAND() * 0.1" office:value-type="float" office:value="0.0276542869999577" calcext:value-type="float">
            <text:p>0.027654287</text:p>
          </table:table-cell>
          <table:table-cell table:formula="of:=RAND() * 0.1" office:value-type="float" office:value="0.00704545972808234" calcext:value-type="float">
            <text:p>0.0070454597</text:p>
          </table:table-cell>
          <table:table-cell table:formula="of:=RAND() * 0.1" office:value-type="float" office:value="0.0580036985131438" calcext:value-type="float">
            <text:p>0.0580036985</text:p>
          </table:table-cell>
          <table:table-cell table:formula="of:=RAND() * 0.1" office:value-type="float" office:value="0.0915093117233499" calcext:value-type="float">
            <text:p>0.0915093117</text:p>
          </table:table-cell>
          <table:table-cell table:formula="of:=RAND() * 0.1" office:value-type="float" office:value="0.060196982544953" calcext:value-type="float">
            <text:p>0.0601969825</text:p>
          </table:table-cell>
          <table:table-cell/>
          <table:table-cell table:formula="of:=[.A71]+[.J71]" office:value-type="float" office:value="0.173561278468492" calcext:value-type="float">
            <text:p>0.1735612785</text:p>
          </table:table-cell>
          <table:table-cell table:formula="of:=[.B71]+[.K71]" office:value-type="float" office:value="-1.4608648718972" calcext:value-type="float">
            <text:p>-1.4608648719</text:p>
          </table:table-cell>
          <table:table-cell table:formula="of:=[.C71]+[.L71]" office:value-type="float" office:value="-0.498459411665972" calcext:value-type="float">
            <text:p>-0.4984594117</text:p>
          </table:table-cell>
          <table:table-cell table:formula="of:=[.D71]+[.M71]" office:value-type="float" office:value="-1.38416877130004" calcext:value-type="float">
            <text:p>-1.3841687713</text:p>
          </table:table-cell>
          <table:table-cell table:formula="of:=[.E71]+[.N71]" office:value-type="float" office:value="-0.319374677171918" calcext:value-type="float">
            <text:p>-0.3193746772</text:p>
          </table:table-cell>
          <table:table-cell table:formula="of:=[.F71]+[.O71]" office:value-type="float" office:value="-1.71784358518686" calcext:value-type="float">
            <text:p>-1.7178435852</text:p>
          </table:table-cell>
          <table:table-cell table:formula="of:=[.G71]+[.P71]" office:value-type="float" office:value="-0.70277168837665" calcext:value-type="float">
            <text:p>-0.7027716884</text:p>
          </table:table-cell>
          <table:table-cell table:formula="of:=[.H71]+[.Q71]" office:value-type="float" office:value="-1.59379930365505" calcext:value-type="float">
            <text:p>-1.5937993037</text:p>
          </table:table-cell>
        </table:table-row>
        <table:table-row table:style-name="ro1">
          <table:table-cell office:value-type="float" office:value="0.0733454671" calcext:value-type="float">
            <text:p>0.0733454671</text:p>
          </table:table-cell>
          <table:table-cell office:value-type="float" office:value="-1.5744804942" calcext:value-type="float">
            <text:p>-1.5744804942</text:p>
          </table:table-cell>
          <table:table-cell office:value-type="float" office:value="-0.5604765008" calcext:value-type="float">
            <text:p>-0.5604765008</text:p>
          </table:table-cell>
          <table:table-cell office:value-type="float" office:value="-1.807291112" calcext:value-type="float">
            <text:p>-1.807291112</text:p>
          </table:table-cell>
          <table:table-cell office:value-type="float" office:value="-0.532071838" calcext:value-type="float">
            <text:p>-0.532071838</text:p>
          </table:table-cell>
          <table:table-cell office:value-type="float" office:value="-1.5024205205" calcext:value-type="float">
            <text:p>-1.5024205205</text:p>
          </table:table-cell>
          <table:table-cell office:value-type="float" office:value="-0.236303877" calcext:value-type="float">
            <text:p>-0.236303877</text:p>
          </table:table-cell>
          <table:table-cell office:value-type="float" office:value="-1.7138317587" calcext:value-type="float">
            <text:p>-1.7138317587</text:p>
          </table:table-cell>
          <table:table-cell/>
          <table:table-cell table:formula="of:=RAND() * 0.1" office:value-type="float" office:value="0.0605844508824236" calcext:value-type="float">
            <text:p>0.0605844509</text:p>
          </table:table-cell>
          <table:table-cell table:formula="of:=RAND() * 0.1" office:value-type="float" office:value="0.0497411430588016" calcext:value-type="float">
            <text:p>0.0497411431</text:p>
          </table:table-cell>
          <table:table-cell table:formula="of:=RAND() * 0.1" office:value-type="float" office:value="0.00123723863715764" calcext:value-type="float">
            <text:p>0.0012372386</text:p>
          </table:table-cell>
          <table:table-cell table:formula="of:=RAND() * 0.1" office:value-type="float" office:value="0.063532930531671" calcext:value-type="float">
            <text:p>0.0635329305</text:p>
          </table:table-cell>
          <table:table-cell table:formula="of:=RAND() * 0.1" office:value-type="float" office:value="0.0216935527779507" calcext:value-type="float">
            <text:p>0.0216935528</text:p>
          </table:table-cell>
          <table:table-cell table:formula="of:=RAND() * 0.1" office:value-type="float" office:value="0.0950375324531411" calcext:value-type="float">
            <text:p>0.0950375325</text:p>
          </table:table-cell>
          <table:table-cell table:formula="of:=RAND() * 0.1" office:value-type="float" office:value="0.0994137962355586" calcext:value-type="float">
            <text:p>0.0994137962</text:p>
          </table:table-cell>
          <table:table-cell table:formula="of:=RAND() * 0.1" office:value-type="float" office:value="0.0414456069462678" calcext:value-type="float">
            <text:p>0.0414456069</text:p>
          </table:table-cell>
          <table:table-cell/>
          <table:table-cell table:formula="of:=[.A72]+[.J72]" office:value-type="float" office:value="0.133929917982424" calcext:value-type="float">
            <text:p>0.133929918</text:p>
          </table:table-cell>
          <table:table-cell table:formula="of:=[.B72]+[.K72]" office:value-type="float" office:value="-1.5247393511412" calcext:value-type="float">
            <text:p>-1.5247393511</text:p>
          </table:table-cell>
          <table:table-cell table:formula="of:=[.C72]+[.L72]" office:value-type="float" office:value="-0.559239262162842" calcext:value-type="float">
            <text:p>-0.5592392622</text:p>
          </table:table-cell>
          <table:table-cell table:formula="of:=[.D72]+[.M72]" office:value-type="float" office:value="-1.74375818146833" calcext:value-type="float">
            <text:p>-1.7437581815</text:p>
          </table:table-cell>
          <table:table-cell table:formula="of:=[.E72]+[.N72]" office:value-type="float" office:value="-0.510378285222049" calcext:value-type="float">
            <text:p>-0.5103782852</text:p>
          </table:table-cell>
          <table:table-cell table:formula="of:=[.F72]+[.O72]" office:value-type="float" office:value="-1.40738298804686" calcext:value-type="float">
            <text:p>-1.407382988</text:p>
          </table:table-cell>
          <table:table-cell table:formula="of:=[.G72]+[.P72]" office:value-type="float" office:value="-0.136890080764441" calcext:value-type="float">
            <text:p>-0.1368900808</text:p>
          </table:table-cell>
          <table:table-cell table:formula="of:=[.H72]+[.Q72]" office:value-type="float" office:value="-1.67238615175373" calcext:value-type="float">
            <text:p>-1.6723861518</text:p>
          </table:table-cell>
        </table:table-row>
        <table:table-row table:style-name="ro1">
          <table:table-cell office:value-type="float" office:value="0.3261529838" calcext:value-type="float">
            <text:p>0.3261529838</text:p>
          </table:table-cell>
          <table:table-cell office:value-type="float" office:value="-1.5307169796" calcext:value-type="float">
            <text:p>-1.5307169796</text:p>
          </table:table-cell>
          <table:table-cell office:value-type="float" office:value="-0.434203339" calcext:value-type="float">
            <text:p>-0.434203339</text:p>
          </table:table-cell>
          <table:table-cell office:value-type="float" office:value="-1.4026645075" calcext:value-type="float">
            <text:p>-1.4026645075</text:p>
          </table:table-cell>
          <table:table-cell office:value-type="float" office:value="-0.0537322675" calcext:value-type="float">
            <text:p>-0.0537322675</text:p>
          </table:table-cell>
          <table:table-cell office:value-type="float" office:value="-1.563244749" calcext:value-type="float">
            <text:p>-1.563244749</text:p>
          </table:table-cell>
          <table:table-cell office:value-type="float" office:value="-0.3123530059" calcext:value-type="float">
            <text:p>-0.3123530059</text:p>
          </table:table-cell>
          <table:table-cell office:value-type="float" office:value="-1.7372783913" calcext:value-type="float">
            <text:p>-1.7372783913</text:p>
          </table:table-cell>
          <table:table-cell/>
          <table:table-cell table:formula="of:=RAND() * 0.1" office:value-type="float" office:value="0.0285020847258221" calcext:value-type="float">
            <text:p>0.0285020847</text:p>
          </table:table-cell>
          <table:table-cell table:formula="of:=RAND() * 0.1" office:value-type="float" office:value="0.0626604905082348" calcext:value-type="float">
            <text:p>0.0626604905</text:p>
          </table:table-cell>
          <table:table-cell table:formula="of:=RAND() * 0.1" office:value-type="float" office:value="0.093512903981849" calcext:value-type="float">
            <text:p>0.093512904</text:p>
          </table:table-cell>
          <table:table-cell table:formula="of:=RAND() * 0.1" office:value-type="float" office:value="0.0517777058839802" calcext:value-type="float">
            <text:p>0.0517777059</text:p>
          </table:table-cell>
          <table:table-cell table:formula="of:=RAND() * 0.1" office:value-type="float" office:value="0.0833117837182175" calcext:value-type="float">
            <text:p>0.0833117837</text:p>
          </table:table-cell>
          <table:table-cell table:formula="of:=RAND() * 0.1" office:value-type="float" office:value="0.0687934945613223" calcext:value-type="float">
            <text:p>0.0687934946</text:p>
          </table:table-cell>
          <table:table-cell table:formula="of:=RAND() * 0.1" office:value-type="float" office:value="0.077718645325515" calcext:value-type="float">
            <text:p>0.0777186453</text:p>
          </table:table-cell>
          <table:table-cell table:formula="of:=RAND() * 0.1" office:value-type="float" office:value="0.00191644676684664" calcext:value-type="float">
            <text:p>0.0019164468</text:p>
          </table:table-cell>
          <table:table-cell/>
          <table:table-cell table:formula="of:=[.A73]+[.J73]" office:value-type="float" office:value="0.354655068525822" calcext:value-type="float">
            <text:p>0.3546550685</text:p>
          </table:table-cell>
          <table:table-cell table:formula="of:=[.B73]+[.K73]" office:value-type="float" office:value="-1.46805648909177" calcext:value-type="float">
            <text:p>-1.4680564891</text:p>
          </table:table-cell>
          <table:table-cell table:formula="of:=[.C73]+[.L73]" office:value-type="float" office:value="-0.340690435018151" calcext:value-type="float">
            <text:p>-0.340690435</text:p>
          </table:table-cell>
          <table:table-cell table:formula="of:=[.D73]+[.M73]" office:value-type="float" office:value="-1.35088680161602" calcext:value-type="float">
            <text:p>-1.3508868016</text:p>
          </table:table-cell>
          <table:table-cell table:formula="of:=[.E73]+[.N73]" office:value-type="float" office:value="0.0295795162182175" calcext:value-type="float">
            <text:p>0.0295795162</text:p>
          </table:table-cell>
          <table:table-cell table:formula="of:=[.F73]+[.O73]" office:value-type="float" office:value="-1.49445125443868" calcext:value-type="float">
            <text:p>-1.4944512544</text:p>
          </table:table-cell>
          <table:table-cell table:formula="of:=[.G73]+[.P73]" office:value-type="float" office:value="-0.234634360574485" calcext:value-type="float">
            <text:p>-0.2346343606</text:p>
          </table:table-cell>
          <table:table-cell table:formula="of:=[.H73]+[.Q73]" office:value-type="float" office:value="-1.73536194453315" calcext:value-type="float">
            <text:p>-1.7353619445</text:p>
          </table:table-cell>
        </table:table-row>
        <table:table-row table:style-name="ro1">
          <table:table-cell office:value-type="float" office:value="-0.0888373698" calcext:value-type="float">
            <text:p>-0.0888373698</text:p>
          </table:table-cell>
          <table:table-cell office:value-type="float" office:value="-2.0742289379" calcext:value-type="float">
            <text:p>-2.0742289379</text:p>
          </table:table-cell>
          <table:table-cell office:value-type="float" office:value="-0.3935163127" calcext:value-type="float">
            <text:p>-0.3935163127</text:p>
          </table:table-cell>
          <table:table-cell office:value-type="float" office:value="-2.1643214487" calcext:value-type="float">
            <text:p>-2.1643214487</text:p>
          </table:table-cell>
          <table:table-cell office:value-type="float" office:value="-0.864204766" calcext:value-type="float">
            <text:p>-0.864204766</text:p>
          </table:table-cell>
          <table:table-cell office:value-type="float" office:value="-2.1437302721" calcext:value-type="float">
            <text:p>-2.1437302721</text:p>
          </table:table-cell>
          <table:table-cell office:value-type="float" office:value="-0.5560452213" calcext:value-type="float">
            <text:p>-0.5560452213</text:p>
          </table:table-cell>
          <table:table-cell office:value-type="float" office:value="-1.91388868" calcext:value-type="float">
            <text:p>-1.91388868</text:p>
          </table:table-cell>
          <table:table-cell/>
          <table:table-cell table:formula="of:=RAND() * 0.1" office:value-type="float" office:value="0.0809684381862604" calcext:value-type="float">
            <text:p>0.0809684382</text:p>
          </table:table-cell>
          <table:table-cell table:formula="of:=RAND() * 0.1" office:value-type="float" office:value="0.0261391278932081" calcext:value-type="float">
            <text:p>0.0261391279</text:p>
          </table:table-cell>
          <table:table-cell table:formula="of:=RAND() * 0.1" office:value-type="float" office:value="0.0305223488504266" calcext:value-type="float">
            <text:p>0.0305223489</text:p>
          </table:table-cell>
          <table:table-cell table:formula="of:=RAND() * 0.1" office:value-type="float" office:value="0.00713659441013476" calcext:value-type="float">
            <text:p>0.0071365944</text:p>
          </table:table-cell>
          <table:table-cell table:formula="of:=RAND() * 0.1" office:value-type="float" office:value="0.0929223184153289" calcext:value-type="float">
            <text:p>0.0929223184</text:p>
          </table:table-cell>
          <table:table-cell table:formula="of:=RAND() * 0.1" office:value-type="float" office:value="0.0975360319151777" calcext:value-type="float">
            <text:p>0.0975360319</text:p>
          </table:table-cell>
          <table:table-cell table:formula="of:=RAND() * 0.1" office:value-type="float" office:value="0.0483725232694152" calcext:value-type="float">
            <text:p>0.0483725233</text:p>
          </table:table-cell>
          <table:table-cell table:formula="of:=RAND() * 0.1" office:value-type="float" office:value="0.045537353396031" calcext:value-type="float">
            <text:p>0.0455373534</text:p>
          </table:table-cell>
          <table:table-cell/>
          <table:table-cell table:formula="of:=[.A74]+[.J74]" office:value-type="float" office:value="-0.00786893161373964" calcext:value-type="float">
            <text:p>-0.0078689316</text:p>
          </table:table-cell>
          <table:table-cell table:formula="of:=[.B74]+[.K74]" office:value-type="float" office:value="-2.04808981000679" calcext:value-type="float">
            <text:p>-2.04808981</text:p>
          </table:table-cell>
          <table:table-cell table:formula="of:=[.C74]+[.L74]" office:value-type="float" office:value="-0.362993963849573" calcext:value-type="float">
            <text:p>-0.3629939638</text:p>
          </table:table-cell>
          <table:table-cell table:formula="of:=[.D74]+[.M74]" office:value-type="float" office:value="-2.15718485428986" calcext:value-type="float">
            <text:p>-2.1571848543</text:p>
          </table:table-cell>
          <table:table-cell table:formula="of:=[.E74]+[.N74]" office:value-type="float" office:value="-0.771282447584671" calcext:value-type="float">
            <text:p>-0.7712824476</text:p>
          </table:table-cell>
          <table:table-cell table:formula="of:=[.F74]+[.O74]" office:value-type="float" office:value="-2.04619424018482" calcext:value-type="float">
            <text:p>-2.0461942402</text:p>
          </table:table-cell>
          <table:table-cell table:formula="of:=[.G74]+[.P74]" office:value-type="float" office:value="-0.507672698030585" calcext:value-type="float">
            <text:p>-0.507672698</text:p>
          </table:table-cell>
          <table:table-cell table:formula="of:=[.H74]+[.Q74]" office:value-type="float" office:value="-1.86835132660397" calcext:value-type="float">
            <text:p>-1.8683513266</text:p>
          </table:table-cell>
        </table:table-row>
        <table:table-row table:style-name="ro1">
          <table:table-cell office:value-type="float" office:value="0.2268966149" calcext:value-type="float">
            <text:p>0.2268966149</text:p>
          </table:table-cell>
          <table:table-cell office:value-type="float" office:value="-1.8427574993" calcext:value-type="float">
            <text:p>-1.8427574993</text:p>
          </table:table-cell>
          <table:table-cell office:value-type="float" office:value="-0.5417098445" calcext:value-type="float">
            <text:p>-0.5417098445</text:p>
          </table:table-cell>
          <table:table-cell office:value-type="float" office:value="-1.6572878888" calcext:value-type="float">
            <text:p>-1.6572878888</text:p>
          </table:table-cell>
          <table:table-cell office:value-type="float" office:value="-0.1971468965" calcext:value-type="float">
            <text:p>-0.1971468965</text:p>
          </table:table-cell>
          <table:table-cell office:value-type="float" office:value="-1.7393311999" calcext:value-type="float">
            <text:p>-1.7393311999</text:p>
          </table:table-cell>
          <table:table-cell office:value-type="float" office:value="-0.3346328949" calcext:value-type="float">
            <text:p>-0.3346328949</text:p>
          </table:table-cell>
          <table:table-cell office:value-type="float" office:value="-2.0166161979" calcext:value-type="float">
            <text:p>-2.0166161979</text:p>
          </table:table-cell>
          <table:table-cell/>
          <table:table-cell table:formula="of:=RAND() * 0.1" office:value-type="float" office:value="0.0428000446865656" calcext:value-type="float">
            <text:p>0.0428000447</text:p>
          </table:table-cell>
          <table:table-cell table:formula="of:=RAND() * 0.1" office:value-type="float" office:value="0.0385387415093575" calcext:value-type="float">
            <text:p>0.0385387415</text:p>
          </table:table-cell>
          <table:table-cell table:formula="of:=RAND() * 0.1" office:value-type="float" office:value="0.0991955330483578" calcext:value-type="float">
            <text:p>0.099195533</text:p>
          </table:table-cell>
          <table:table-cell table:formula="of:=RAND() * 0.1" office:value-type="float" office:value="0.0509130997257083" calcext:value-type="float">
            <text:p>0.0509130997</text:p>
          </table:table-cell>
          <table:table-cell table:formula="of:=RAND() * 0.1" office:value-type="float" office:value="0.0375427118392911" calcext:value-type="float">
            <text:p>0.0375427118</text:p>
          </table:table-cell>
          <table:table-cell table:formula="of:=RAND() * 0.1" office:value-type="float" office:value="0.0443185594438027" calcext:value-type="float">
            <text:p>0.0443185594</text:p>
          </table:table-cell>
          <table:table-cell table:formula="of:=RAND() * 0.1" office:value-type="float" office:value="0.0798131120698298" calcext:value-type="float">
            <text:p>0.0798131121</text:p>
          </table:table-cell>
          <table:table-cell table:formula="of:=RAND() * 0.1" office:value-type="float" office:value="0.0122557610505332" calcext:value-type="float">
            <text:p>0.0122557611</text:p>
          </table:table-cell>
          <table:table-cell/>
          <table:table-cell table:formula="of:=[.A75]+[.J75]" office:value-type="float" office:value="0.269696659586566" calcext:value-type="float">
            <text:p>0.2696966596</text:p>
          </table:table-cell>
          <table:table-cell table:formula="of:=[.B75]+[.K75]" office:value-type="float" office:value="-1.80421875779064" calcext:value-type="float">
            <text:p>-1.8042187578</text:p>
          </table:table-cell>
          <table:table-cell table:formula="of:=[.C75]+[.L75]" office:value-type="float" office:value="-0.442514311451642" calcext:value-type="float">
            <text:p>-0.4425143115</text:p>
          </table:table-cell>
          <table:table-cell table:formula="of:=[.D75]+[.M75]" office:value-type="float" office:value="-1.60637478907429" calcext:value-type="float">
            <text:p>-1.6063747891</text:p>
          </table:table-cell>
          <table:table-cell table:formula="of:=[.E75]+[.N75]" office:value-type="float" office:value="-0.159604184660709" calcext:value-type="float">
            <text:p>-0.1596041847</text:p>
          </table:table-cell>
          <table:table-cell table:formula="of:=[.F75]+[.O75]" office:value-type="float" office:value="-1.6950126404562" calcext:value-type="float">
            <text:p>-1.6950126405</text:p>
          </table:table-cell>
          <table:table-cell table:formula="of:=[.G75]+[.P75]" office:value-type="float" office:value="-0.25481978283017" calcext:value-type="float">
            <text:p>-0.2548197828</text:p>
          </table:table-cell>
          <table:table-cell table:formula="of:=[.H75]+[.Q75]" office:value-type="float" office:value="-2.00436043684947" calcext:value-type="float">
            <text:p>-2.0043604368</text:p>
          </table:table-cell>
        </table:table-row>
        <table:table-row table:style-name="ro1">
          <table:table-cell office:value-type="float" office:value="0.2587263197" calcext:value-type="float">
            <text:p>0.2587263197</text:p>
          </table:table-cell>
          <table:table-cell office:value-type="float" office:value="-1.7354176487" calcext:value-type="float">
            <text:p>-1.7354176487</text:p>
          </table:table-cell>
          <table:table-cell office:value-type="float" office:value="-0.5110818265" calcext:value-type="float">
            <text:p>-0.5110818265</text:p>
          </table:table-cell>
          <table:table-cell office:value-type="float" office:value="-1.6207710257" calcext:value-type="float">
            <text:p>-1.6207710257</text:p>
          </table:table-cell>
          <table:table-cell office:value-type="float" office:value="-0.1998838981" calcext:value-type="float">
            <text:p>-0.1998838981</text:p>
          </table:table-cell>
          <table:table-cell office:value-type="float" office:value="-1.7461740282" calcext:value-type="float">
            <text:p>-1.7461740282</text:p>
          </table:table-cell>
          <table:table-cell office:value-type="float" office:value="-0.253809969" calcext:value-type="float">
            <text:p>-0.253809969</text:p>
          </table:table-cell>
          <table:table-cell office:value-type="float" office:value="-2.0432882615" calcext:value-type="float">
            <text:p>-2.0432882615</text:p>
          </table:table-cell>
          <table:table-cell/>
          <table:table-cell table:formula="of:=RAND() * 0.1" office:value-type="float" office:value="0.038771438578378" calcext:value-type="float">
            <text:p>0.0387714386</text:p>
          </table:table-cell>
          <table:table-cell table:formula="of:=RAND() * 0.1" office:value-type="float" office:value="0.0668448253181645" calcext:value-type="float">
            <text:p>0.0668448253</text:p>
          </table:table-cell>
          <table:table-cell table:formula="of:=RAND() * 0.1" office:value-type="float" office:value="0.0235338770355599" calcext:value-type="float">
            <text:p>0.023533877</text:p>
          </table:table-cell>
          <table:table-cell table:formula="of:=RAND() * 0.1" office:value-type="float" office:value="0.0751195447435289" calcext:value-type="float">
            <text:p>0.0751195447</text:p>
          </table:table-cell>
          <table:table-cell table:formula="of:=RAND() * 0.1" office:value-type="float" office:value="0.00685695291414168" calcext:value-type="float">
            <text:p>0.0068569529</text:p>
          </table:table-cell>
          <table:table-cell table:formula="of:=RAND() * 0.1" office:value-type="float" office:value="0.0812798298496853" calcext:value-type="float">
            <text:p>0.0812798298</text:p>
          </table:table-cell>
          <table:table-cell table:formula="of:=RAND() * 0.1" office:value-type="float" office:value="0.0254727705554836" calcext:value-type="float">
            <text:p>0.0254727706</text:p>
          </table:table-cell>
          <table:table-cell table:formula="of:=RAND() * 0.1" office:value-type="float" office:value="0.0582324518731305" calcext:value-type="float">
            <text:p>0.0582324519</text:p>
          </table:table-cell>
          <table:table-cell/>
          <table:table-cell table:formula="of:=[.A76]+[.J76]" office:value-type="float" office:value="0.297497758278378" calcext:value-type="float">
            <text:p>0.2974977583</text:p>
          </table:table-cell>
          <table:table-cell table:formula="of:=[.B76]+[.K76]" office:value-type="float" office:value="-1.66857282338184" calcext:value-type="float">
            <text:p>-1.6685728234</text:p>
          </table:table-cell>
          <table:table-cell table:formula="of:=[.C76]+[.L76]" office:value-type="float" office:value="-0.48754794946444" calcext:value-type="float">
            <text:p>-0.4875479495</text:p>
          </table:table-cell>
          <table:table-cell table:formula="of:=[.D76]+[.M76]" office:value-type="float" office:value="-1.54565148095647" calcext:value-type="float">
            <text:p>-1.545651481</text:p>
          </table:table-cell>
          <table:table-cell table:formula="of:=[.E76]+[.N76]" office:value-type="float" office:value="-0.193026945185858" calcext:value-type="float">
            <text:p>-0.1930269452</text:p>
          </table:table-cell>
          <table:table-cell table:formula="of:=[.F76]+[.O76]" office:value-type="float" office:value="-1.66489419835031" calcext:value-type="float">
            <text:p>-1.6648941984</text:p>
          </table:table-cell>
          <table:table-cell table:formula="of:=[.G76]+[.P76]" office:value-type="float" office:value="-0.228337198444516" calcext:value-type="float">
            <text:p>-0.2283371984</text:p>
          </table:table-cell>
          <table:table-cell table:formula="of:=[.H76]+[.Q76]" office:value-type="float" office:value="-1.98505580962687" calcext:value-type="float">
            <text:p>-1.9850558096</text:p>
          </table:table-cell>
        </table:table-row>
        <table:table-row table:style-name="ro1">
          <table:table-cell office:value-type="float" office:value="0.0072002531" calcext:value-type="float">
            <text:p>0.0072002531</text:p>
          </table:table-cell>
          <table:table-cell office:value-type="float" office:value="-2.1760337704" calcext:value-type="float">
            <text:p>-2.1760337704</text:p>
          </table:table-cell>
          <table:table-cell office:value-type="float" office:value="-0.2818074043" calcext:value-type="float">
            <text:p>-0.2818074043</text:p>
          </table:table-cell>
          <table:table-cell office:value-type="float" office:value="-1.9817775302" calcext:value-type="float">
            <text:p>-1.9817775302</text:p>
          </table:table-cell>
          <table:table-cell office:value-type="float" office:value="-0.7686935622" calcext:value-type="float">
            <text:p>-0.7686935622</text:p>
          </table:table-cell>
          <table:table-cell office:value-type="float" office:value="-2.1915914558" calcext:value-type="float">
            <text:p>-2.1915914558</text:p>
          </table:table-cell>
          <table:table-cell office:value-type="float" office:value="-0.6581168719" calcext:value-type="float">
            <text:p>-0.6581168719</text:p>
          </table:table-cell>
          <table:table-cell office:value-type="float" office:value="-1.8514589335" calcext:value-type="float">
            <text:p>-1.8514589335</text:p>
          </table:table-cell>
          <table:table-cell/>
          <table:table-cell table:formula="of:=RAND() * 0.1" office:value-type="float" office:value="0.0621750159549353" calcext:value-type="float">
            <text:p>0.062175016</text:p>
          </table:table-cell>
          <table:table-cell table:formula="of:=RAND() * 0.1" office:value-type="float" office:value="0.0731929928840176" calcext:value-type="float">
            <text:p>0.0731929929</text:p>
          </table:table-cell>
          <table:table-cell table:formula="of:=RAND() * 0.1" office:value-type="float" office:value="0.0587047021179644" calcext:value-type="float">
            <text:p>0.0587047021</text:p>
          </table:table-cell>
          <table:table-cell table:formula="of:=RAND() * 0.1" office:value-type="float" office:value="0.0415684398872806" calcext:value-type="float">
            <text:p>0.0415684399</text:p>
          </table:table-cell>
          <table:table-cell table:formula="of:=RAND() * 0.1" office:value-type="float" office:value="0.0498079221881305" calcext:value-type="float">
            <text:p>0.0498079222</text:p>
          </table:table-cell>
          <table:table-cell table:formula="of:=RAND() * 0.1" office:value-type="float" office:value="0.0351904784446976" calcext:value-type="float">
            <text:p>0.0351904784</text:p>
          </table:table-cell>
          <table:table-cell table:formula="of:=RAND() * 0.1" office:value-type="float" office:value="0.0998196222343931" calcext:value-type="float">
            <text:p>0.0998196222</text:p>
          </table:table-cell>
          <table:table-cell table:formula="of:=RAND() * 0.1" office:value-type="float" office:value="0.0427856183201453" calcext:value-type="float">
            <text:p>0.0427856183</text:p>
          </table:table-cell>
          <table:table-cell/>
          <table:table-cell table:formula="of:=[.A77]+[.J77]" office:value-type="float" office:value="0.0693752690549353" calcext:value-type="float">
            <text:p>0.0693752691</text:p>
          </table:table-cell>
          <table:table-cell table:formula="of:=[.B77]+[.K77]" office:value-type="float" office:value="-2.10284077751598" calcext:value-type="float">
            <text:p>-2.1028407775</text:p>
          </table:table-cell>
          <table:table-cell table:formula="of:=[.C77]+[.L77]" office:value-type="float" office:value="-0.223102702182036" calcext:value-type="float">
            <text:p>-0.2231027022</text:p>
          </table:table-cell>
          <table:table-cell table:formula="of:=[.D77]+[.M77]" office:value-type="float" office:value="-1.94020909031272" calcext:value-type="float">
            <text:p>-1.9402090903</text:p>
          </table:table-cell>
          <table:table-cell table:formula="of:=[.E77]+[.N77]" office:value-type="float" office:value="-0.71888564001187" calcext:value-type="float">
            <text:p>-0.71888564</text:p>
          </table:table-cell>
          <table:table-cell table:formula="of:=[.F77]+[.O77]" office:value-type="float" office:value="-2.1564009773553" calcext:value-type="float">
            <text:p>-2.1564009774</text:p>
          </table:table-cell>
          <table:table-cell table:formula="of:=[.G77]+[.P77]" office:value-type="float" office:value="-0.558297249665607" calcext:value-type="float">
            <text:p>-0.5582972497</text:p>
          </table:table-cell>
          <table:table-cell table:formula="of:=[.H77]+[.Q77]" office:value-type="float" office:value="-1.80867331517985" calcext:value-type="float">
            <text:p>-1.8086733152</text:p>
          </table:table-cell>
        </table:table-row>
        <table:table-row table:style-name="ro1">
          <table:table-cell office:value-type="float" office:value="0.2324471082" calcext:value-type="float">
            <text:p>0.2324471082</text:p>
          </table:table-cell>
          <table:table-cell office:value-type="float" office:value="-1.975146608" calcext:value-type="float">
            <text:p>-1.975146608</text:p>
          </table:table-cell>
          <table:table-cell office:value-type="float" office:value="-0.4589251599" calcext:value-type="float">
            <text:p>-0.4589251599</text:p>
          </table:table-cell>
          <table:table-cell office:value-type="float" office:value="-1.7040673297" calcext:value-type="float">
            <text:p>-1.7040673297</text:p>
          </table:table-cell>
          <table:table-cell office:value-type="float" office:value="-0.1593674221" calcext:value-type="float">
            <text:p>-0.1593674221</text:p>
          </table:table-cell>
          <table:table-cell office:value-type="float" office:value="-1.9416043026" calcext:value-type="float">
            <text:p>-1.9416043026</text:p>
          </table:table-cell>
          <table:table-cell office:value-type="float" office:value="-0.3993338047" calcext:value-type="float">
            <text:p>-0.3993338047</text:p>
          </table:table-cell>
          <table:table-cell office:value-type="float" office:value="-2.0762430361" calcext:value-type="float">
            <text:p>-2.0762430361</text:p>
          </table:table-cell>
          <table:table-cell/>
          <table:table-cell table:formula="of:=RAND() * 0.1" office:value-type="float" office:value="0.0110709417011009" calcext:value-type="float">
            <text:p>0.0110709417</text:p>
          </table:table-cell>
          <table:table-cell table:formula="of:=RAND() * 0.1" office:value-type="float" office:value="0.0584341301707203" calcext:value-type="float">
            <text:p>0.0584341302</text:p>
          </table:table-cell>
          <table:table-cell table:formula="of:=RAND() * 0.1" office:value-type="float" office:value="0.0989570256867853" calcext:value-type="float">
            <text:p>0.0989570257</text:p>
          </table:table-cell>
          <table:table-cell table:formula="of:=RAND() * 0.1" office:value-type="float" office:value="0.00982066769401459" calcext:value-type="float">
            <text:p>0.0098206677</text:p>
          </table:table-cell>
          <table:table-cell table:formula="of:=RAND() * 0.1" office:value-type="float" office:value="0.0613375601718607" calcext:value-type="float">
            <text:p>0.0613375602</text:p>
          </table:table-cell>
          <table:table-cell table:formula="of:=RAND() * 0.1" office:value-type="float" office:value="0.0789900973872821" calcext:value-type="float">
            <text:p>0.0789900974</text:p>
          </table:table-cell>
          <table:table-cell table:formula="of:=RAND() * 0.1" office:value-type="float" office:value="0.0914963466735489" calcext:value-type="float">
            <text:p>0.0914963467</text:p>
          </table:table-cell>
          <table:table-cell table:formula="of:=RAND() * 0.1" office:value-type="float" office:value="0.0769854287558891" calcext:value-type="float">
            <text:p>0.0769854288</text:p>
          </table:table-cell>
          <table:table-cell/>
          <table:table-cell table:formula="of:=[.A78]+[.J78]" office:value-type="float" office:value="0.243518049901101" calcext:value-type="float">
            <text:p>0.2435180499</text:p>
          </table:table-cell>
          <table:table-cell table:formula="of:=[.B78]+[.K78]" office:value-type="float" office:value="-1.91671247782928" calcext:value-type="float">
            <text:p>-1.9167124778</text:p>
          </table:table-cell>
          <table:table-cell table:formula="of:=[.C78]+[.L78]" office:value-type="float" office:value="-0.359968134213215" calcext:value-type="float">
            <text:p>-0.3599681342</text:p>
          </table:table-cell>
          <table:table-cell table:formula="of:=[.D78]+[.M78]" office:value-type="float" office:value="-1.69424666200599" calcext:value-type="float">
            <text:p>-1.694246662</text:p>
          </table:table-cell>
          <table:table-cell table:formula="of:=[.E78]+[.N78]" office:value-type="float" office:value="-0.0980298619281393" calcext:value-type="float">
            <text:p>-0.0980298619</text:p>
          </table:table-cell>
          <table:table-cell table:formula="of:=[.F78]+[.O78]" office:value-type="float" office:value="-1.86261420521272" calcext:value-type="float">
            <text:p>-1.8626142052</text:p>
          </table:table-cell>
          <table:table-cell table:formula="of:=[.G78]+[.P78]" office:value-type="float" office:value="-0.307837458026451" calcext:value-type="float">
            <text:p>-0.307837458</text:p>
          </table:table-cell>
          <table:table-cell table:formula="of:=[.H78]+[.Q78]" office:value-type="float" office:value="-1.99925760734411" calcext:value-type="float">
            <text:p>-1.9992576073</text:p>
          </table:table-cell>
        </table:table-row>
        <table:table-row table:style-name="ro1">
          <table:table-cell office:value-type="float" office:value="-0.5333340859" calcext:value-type="float">
            <text:p>-0.5333340859</text:p>
          </table:table-cell>
          <table:table-cell office:value-type="float" office:value="-1.8421856607" calcext:value-type="float">
            <text:p>-1.8421856607</text:p>
          </table:table-cell>
          <table:table-cell office:value-type="float" office:value="-1.0116637334" calcext:value-type="float">
            <text:p>-1.0116637334</text:p>
          </table:table-cell>
          <table:table-cell office:value-type="float" office:value="-1.6938613289" calcext:value-type="float">
            <text:p>-1.6938613289</text:p>
          </table:table-cell>
          <table:table-cell office:value-type="float" office:value="-1.0182260664" calcext:value-type="float">
            <text:p>-1.0182260664</text:p>
          </table:table-cell>
          <table:table-cell office:value-type="float" office:value="-2.0739793833" calcext:value-type="float">
            <text:p>-2.0739793833</text:p>
          </table:table-cell>
          <table:table-cell office:value-type="float" office:value="-1.3603443598" calcext:value-type="float">
            <text:p>-1.3603443598</text:p>
          </table:table-cell>
          <table:table-cell office:value-type="float" office:value="-1.8281198124" calcext:value-type="float">
            <text:p>-1.8281198124</text:p>
          </table:table-cell>
          <table:table-cell/>
          <table:table-cell table:formula="of:=RAND() * 0.1" office:value-type="float" office:value="0.0798813379475289" calcext:value-type="float">
            <text:p>0.0798813379</text:p>
          </table:table-cell>
          <table:table-cell table:formula="of:=RAND() * 0.1" office:value-type="float" office:value="0.0859779176475234" calcext:value-type="float">
            <text:p>0.0859779176</text:p>
          </table:table-cell>
          <table:table-cell table:formula="of:=RAND() * 0.1" office:value-type="float" office:value="0.0212113622678887" calcext:value-type="float">
            <text:p>0.0212113623</text:p>
          </table:table-cell>
          <table:table-cell table:formula="of:=RAND() * 0.1" office:value-type="float" office:value="0.0569764599244875" calcext:value-type="float">
            <text:p>0.0569764599</text:p>
          </table:table-cell>
          <table:table-cell table:formula="of:=RAND() * 0.1" office:value-type="float" office:value="0.0412985294785872" calcext:value-type="float">
            <text:p>0.0412985295</text:p>
          </table:table-cell>
          <table:table-cell table:formula="of:=RAND() * 0.1" office:value-type="float" office:value="0.0122040191608513" calcext:value-type="float">
            <text:p>0.0122040192</text:p>
          </table:table-cell>
          <table:table-cell table:formula="of:=RAND() * 0.1" office:value-type="float" office:value="0.0785187603836579" calcext:value-type="float">
            <text:p>0.0785187604</text:p>
          </table:table-cell>
          <table:table-cell table:formula="of:=RAND() * 0.1" office:value-type="float" office:value="0.0863437480235542" calcext:value-type="float">
            <text:p>0.086343748</text:p>
          </table:table-cell>
          <table:table-cell/>
          <table:table-cell table:formula="of:=[.A79]+[.J79]" office:value-type="float" office:value="-0.453452747952471" calcext:value-type="float">
            <text:p>-0.453452748</text:p>
          </table:table-cell>
          <table:table-cell table:formula="of:=[.B79]+[.K79]" office:value-type="float" office:value="-1.75620774305248" calcext:value-type="float">
            <text:p>-1.7562077431</text:p>
          </table:table-cell>
          <table:table-cell table:formula="of:=[.C79]+[.L79]" office:value-type="float" office:value="-0.990452371132111" calcext:value-type="float">
            <text:p>-0.9904523711</text:p>
          </table:table-cell>
          <table:table-cell table:formula="of:=[.D79]+[.M79]" office:value-type="float" office:value="-1.63688486897551" calcext:value-type="float">
            <text:p>-1.636884869</text:p>
          </table:table-cell>
          <table:table-cell table:formula="of:=[.E79]+[.N79]" office:value-type="float" office:value="-0.976927536921413" calcext:value-type="float">
            <text:p>-0.9769275369</text:p>
          </table:table-cell>
          <table:table-cell table:formula="of:=[.F79]+[.O79]" office:value-type="float" office:value="-2.06177536413915" calcext:value-type="float">
            <text:p>-2.0617753641</text:p>
          </table:table-cell>
          <table:table-cell table:formula="of:=[.G79]+[.P79]" office:value-type="float" office:value="-1.28182559941634" calcext:value-type="float">
            <text:p>-1.2818255994</text:p>
          </table:table-cell>
          <table:table-cell table:formula="of:=[.H79]+[.Q79]" office:value-type="float" office:value="-1.74177606437645" calcext:value-type="float">
            <text:p>-1.7417760644</text:p>
          </table:table-cell>
        </table:table-row>
        <table:table-row table:style-name="ro1">
          <table:table-cell office:value-type="float" office:value="-0.0954941248" calcext:value-type="float">
            <text:p>-0.0954941248</text:p>
          </table:table-cell>
          <table:table-cell office:value-type="float" office:value="-1.6956189133" calcext:value-type="float">
            <text:p>-1.6956189133</text:p>
          </table:table-cell>
          <table:table-cell office:value-type="float" office:value="-0.5489466316" calcext:value-type="float">
            <text:p>-0.5489466316</text:p>
          </table:table-cell>
          <table:table-cell office:value-type="float" office:value="-1.8782691253" calcext:value-type="float">
            <text:p>-1.8782691253</text:p>
          </table:table-cell>
          <table:table-cell office:value-type="float" office:value="-0.816360992" calcext:value-type="float">
            <text:p>-0.816360992</text:p>
          </table:table-cell>
          <table:table-cell office:value-type="float" office:value="-1.8541008476" calcext:value-type="float">
            <text:p>-1.8541008476</text:p>
          </table:table-cell>
          <table:table-cell office:value-type="float" office:value="-0.504447633" calcext:value-type="float">
            <text:p>-0.504447633</text:p>
          </table:table-cell>
          <table:table-cell office:value-type="float" office:value="-1.5429685804" calcext:value-type="float">
            <text:p>-1.5429685804</text:p>
          </table:table-cell>
          <table:table-cell/>
          <table:table-cell table:formula="of:=RAND() * 0.1" office:value-type="float" office:value="0.0264326502442217" calcext:value-type="float">
            <text:p>0.0264326502</text:p>
          </table:table-cell>
          <table:table-cell table:formula="of:=RAND() * 0.1" office:value-type="float" office:value="0.0878939428065724" calcext:value-type="float">
            <text:p>0.0878939428</text:p>
          </table:table-cell>
          <table:table-cell table:formula="of:=RAND() * 0.1" office:value-type="float" office:value="0.00930134599216078" calcext:value-type="float">
            <text:p>0.009301346</text:p>
          </table:table-cell>
          <table:table-cell table:formula="of:=RAND() * 0.1" office:value-type="float" office:value="0.0336758988939638" calcext:value-type="float">
            <text:p>0.0336758989</text:p>
          </table:table-cell>
          <table:table-cell table:formula="of:=RAND() * 0.1" office:value-type="float" office:value="0.00508329805700149" calcext:value-type="float">
            <text:p>0.0050832981</text:p>
          </table:table-cell>
          <table:table-cell table:formula="of:=RAND() * 0.1" office:value-type="float" office:value="0.0646974980873379" calcext:value-type="float">
            <text:p>0.0646974981</text:p>
          </table:table-cell>
          <table:table-cell table:formula="of:=RAND() * 0.1" office:value-type="float" office:value="0.00348812279460255" calcext:value-type="float">
            <text:p>0.0034881228</text:p>
          </table:table-cell>
          <table:table-cell table:formula="of:=RAND() * 0.1" office:value-type="float" office:value="0.0733146840713128" calcext:value-type="float">
            <text:p>0.0733146841</text:p>
          </table:table-cell>
          <table:table-cell/>
          <table:table-cell table:formula="of:=[.A80]+[.J80]" office:value-type="float" office:value="-0.0690614745557783" calcext:value-type="float">
            <text:p>-0.0690614746</text:p>
          </table:table-cell>
          <table:table-cell table:formula="of:=[.B80]+[.K80]" office:value-type="float" office:value="-1.60772497049343" calcext:value-type="float">
            <text:p>-1.6077249705</text:p>
          </table:table-cell>
          <table:table-cell table:formula="of:=[.C80]+[.L80]" office:value-type="float" office:value="-0.539645285607839" calcext:value-type="float">
            <text:p>-0.5396452856</text:p>
          </table:table-cell>
          <table:table-cell table:formula="of:=[.D80]+[.M80]" office:value-type="float" office:value="-1.84459322640604" calcext:value-type="float">
            <text:p>-1.8445932264</text:p>
          </table:table-cell>
          <table:table-cell table:formula="of:=[.E80]+[.N80]" office:value-type="float" office:value="-0.811277693942999" calcext:value-type="float">
            <text:p>-0.8112776939</text:p>
          </table:table-cell>
          <table:table-cell table:formula="of:=[.F80]+[.O80]" office:value-type="float" office:value="-1.78940334951266" calcext:value-type="float">
            <text:p>-1.7894033495</text:p>
          </table:table-cell>
          <table:table-cell table:formula="of:=[.G80]+[.P80]" office:value-type="float" office:value="-0.500959510205398" calcext:value-type="float">
            <text:p>-0.5009595102</text:p>
          </table:table-cell>
          <table:table-cell table:formula="of:=[.H80]+[.Q80]" office:value-type="float" office:value="-1.46965389632869" calcext:value-type="float">
            <text:p>-1.4696538963</text:p>
          </table:table-cell>
        </table:table-row>
        <table:table-row table:style-name="ro1">
          <table:table-cell office:value-type="float" office:value="-0.3698354989" calcext:value-type="float">
            <text:p>-0.3698354989</text:p>
          </table:table-cell>
          <table:table-cell office:value-type="float" office:value="-1.8141905957" calcext:value-type="float">
            <text:p>-1.8141905957</text:p>
          </table:table-cell>
          <table:table-cell office:value-type="float" office:value="-0.6618573799" calcext:value-type="float">
            <text:p>-0.6618573799</text:p>
          </table:table-cell>
          <table:table-cell office:value-type="float" office:value="-1.6546896633" calcext:value-type="float">
            <text:p>-1.6546896633</text:p>
          </table:table-cell>
          <table:table-cell office:value-type="float" office:value="-1.0965087234" calcext:value-type="float">
            <text:p>-1.0965087234</text:p>
          </table:table-cell>
          <table:table-cell office:value-type="float" office:value="-2.0975088083" calcext:value-type="float">
            <text:p>-2.0975088083</text:p>
          </table:table-cell>
          <table:table-cell office:value-type="float" office:value="-1.0605270977" calcext:value-type="float">
            <text:p>-1.0605270977</text:p>
          </table:table-cell>
          <table:table-cell office:value-type="float" office:value="-1.740900576" calcext:value-type="float">
            <text:p>-1.740900576</text:p>
          </table:table-cell>
          <table:table-cell/>
          <table:table-cell table:formula="of:=RAND() * 0.1" office:value-type="float" office:value="0.0284117859173751" calcext:value-type="float">
            <text:p>0.0284117859</text:p>
          </table:table-cell>
          <table:table-cell table:formula="of:=RAND() * 0.1" office:value-type="float" office:value="0.0486091306724039" calcext:value-type="float">
            <text:p>0.0486091307</text:p>
          </table:table-cell>
          <table:table-cell table:formula="of:=RAND() * 0.1" office:value-type="float" office:value="0.0267974712046904" calcext:value-type="float">
            <text:p>0.0267974712</text:p>
          </table:table-cell>
          <table:table-cell table:formula="of:=RAND() * 0.1" office:value-type="float" office:value="0.00212240520043424" calcext:value-type="float">
            <text:p>0.0021224052</text:p>
          </table:table-cell>
          <table:table-cell table:formula="of:=RAND() * 0.1" office:value-type="float" office:value="0.068490224814211" calcext:value-type="float">
            <text:p>0.0684902248</text:p>
          </table:table-cell>
          <table:table-cell table:formula="of:=RAND() * 0.1" office:value-type="float" office:value="0.050122877225255" calcext:value-type="float">
            <text:p>0.0501228772</text:p>
          </table:table-cell>
          <table:table-cell table:formula="of:=RAND() * 0.1" office:value-type="float" office:value="0.00829838207567897" calcext:value-type="float">
            <text:p>0.0082983821</text:p>
          </table:table-cell>
          <table:table-cell table:formula="of:=RAND() * 0.1" office:value-type="float" office:value="0.0335115585322457" calcext:value-type="float">
            <text:p>0.0335115585</text:p>
          </table:table-cell>
          <table:table-cell/>
          <table:table-cell table:formula="of:=[.A81]+[.J81]" office:value-type="float" office:value="-0.341423712982625" calcext:value-type="float">
            <text:p>-0.341423713</text:p>
          </table:table-cell>
          <table:table-cell table:formula="of:=[.B81]+[.K81]" office:value-type="float" office:value="-1.7655814650276" calcext:value-type="float">
            <text:p>-1.765581465</text:p>
          </table:table-cell>
          <table:table-cell table:formula="of:=[.C81]+[.L81]" office:value-type="float" office:value="-0.63505990869531" calcext:value-type="float">
            <text:p>-0.6350599087</text:p>
          </table:table-cell>
          <table:table-cell table:formula="of:=[.D81]+[.M81]" office:value-type="float" office:value="-1.65256725809957" calcext:value-type="float">
            <text:p>-1.6525672581</text:p>
          </table:table-cell>
          <table:table-cell table:formula="of:=[.E81]+[.N81]" office:value-type="float" office:value="-1.02801849858579" calcext:value-type="float">
            <text:p>-1.0280184986</text:p>
          </table:table-cell>
          <table:table-cell table:formula="of:=[.F81]+[.O81]" office:value-type="float" office:value="-2.04738593107474" calcext:value-type="float">
            <text:p>-2.0473859311</text:p>
          </table:table-cell>
          <table:table-cell table:formula="of:=[.G81]+[.P81]" office:value-type="float" office:value="-1.05222871562432" calcext:value-type="float">
            <text:p>-1.0522287156</text:p>
          </table:table-cell>
          <table:table-cell table:formula="of:=[.H81]+[.Q81]" office:value-type="float" office:value="-1.70738901746775" calcext:value-type="float">
            <text:p>-1.7073890175</text:p>
          </table:table-cell>
        </table:table-row>
        <table:table-row table:style-name="ro1">
          <table:table-cell office:value-type="float" office:value="0.2499024057" calcext:value-type="float">
            <text:p>0.2499024057</text:p>
          </table:table-cell>
          <table:table-cell office:value-type="float" office:value="-1.4063864551" calcext:value-type="float">
            <text:p>-1.4063864551</text:p>
          </table:table-cell>
          <table:table-cell office:value-type="float" office:value="-0.1149536576" calcext:value-type="float">
            <text:p>-0.1149536576</text:p>
          </table:table-cell>
          <table:table-cell office:value-type="float" office:value="-1.3687535774" calcext:value-type="float">
            <text:p>-1.3687535774</text:p>
          </table:table-cell>
          <table:table-cell office:value-type="float" office:value="-0.4420047615" calcext:value-type="float">
            <text:p>-0.4420047615</text:p>
          </table:table-cell>
          <table:table-cell office:value-type="float" office:value="-1.4892420883" calcext:value-type="float">
            <text:p>-1.4892420883</text:p>
          </table:table-cell>
          <table:table-cell office:value-type="float" office:value="-0.4008835965" calcext:value-type="float">
            <text:p>-0.4008835965</text:p>
          </table:table-cell>
          <table:table-cell office:value-type="float" office:value="-1.7944531236" calcext:value-type="float">
            <text:p>-1.7944531236</text:p>
          </table:table-cell>
          <table:table-cell/>
          <table:table-cell table:formula="of:=RAND() * 0.1" office:value-type="float" office:value="0.0860687949239037" calcext:value-type="float">
            <text:p>0.0860687949</text:p>
          </table:table-cell>
          <table:table-cell table:formula="of:=RAND() * 0.1" office:value-type="float" office:value="0.0205600990573785" calcext:value-type="float">
            <text:p>0.0205600991</text:p>
          </table:table-cell>
          <table:table-cell table:formula="of:=RAND() * 0.1" office:value-type="float" office:value="0.0180795302560078" calcext:value-type="float">
            <text:p>0.0180795303</text:p>
          </table:table-cell>
          <table:table-cell table:formula="of:=RAND() * 0.1" office:value-type="float" office:value="0.0169174771558823" calcext:value-type="float">
            <text:p>0.0169174772</text:p>
          </table:table-cell>
          <table:table-cell table:formula="of:=RAND() * 0.1" office:value-type="float" office:value="0.0367610631327723" calcext:value-type="float">
            <text:p>0.0367610631</text:p>
          </table:table-cell>
          <table:table-cell table:formula="of:=RAND() * 0.1" office:value-type="float" office:value="0.0795291457889737" calcext:value-type="float">
            <text:p>0.0795291458</text:p>
          </table:table-cell>
          <table:table-cell table:formula="of:=RAND() * 0.1" office:value-type="float" office:value="0.0452253434529432" calcext:value-type="float">
            <text:p>0.0452253435</text:p>
          </table:table-cell>
          <table:table-cell table:formula="of:=RAND() * 0.1" office:value-type="float" office:value="0.0186490640100917" calcext:value-type="float">
            <text:p>0.018649064</text:p>
          </table:table-cell>
          <table:table-cell/>
          <table:table-cell table:formula="of:=[.A82]+[.J82]" office:value-type="float" office:value="0.335971200623904" calcext:value-type="float">
            <text:p>0.3359712006</text:p>
          </table:table-cell>
          <table:table-cell table:formula="of:=[.B82]+[.K82]" office:value-type="float" office:value="-1.38582635604262" calcext:value-type="float">
            <text:p>-1.385826356</text:p>
          </table:table-cell>
          <table:table-cell table:formula="of:=[.C82]+[.L82]" office:value-type="float" office:value="-0.0968741273439922" calcext:value-type="float">
            <text:p>-0.0968741273</text:p>
          </table:table-cell>
          <table:table-cell table:formula="of:=[.D82]+[.M82]" office:value-type="float" office:value="-1.35183610024412" calcext:value-type="float">
            <text:p>-1.3518361002</text:p>
          </table:table-cell>
          <table:table-cell table:formula="of:=[.E82]+[.N82]" office:value-type="float" office:value="-0.405243698367228" calcext:value-type="float">
            <text:p>-0.4052436984</text:p>
          </table:table-cell>
          <table:table-cell table:formula="of:=[.F82]+[.O82]" office:value-type="float" office:value="-1.40971294251103" calcext:value-type="float">
            <text:p>-1.4097129425</text:p>
          </table:table-cell>
          <table:table-cell table:formula="of:=[.G82]+[.P82]" office:value-type="float" office:value="-0.355658253047057" calcext:value-type="float">
            <text:p>-0.355658253</text:p>
          </table:table-cell>
          <table:table-cell table:formula="of:=[.H82]+[.Q82]" office:value-type="float" office:value="-1.77580405958991" calcext:value-type="float">
            <text:p>-1.7758040596</text:p>
          </table:table-cell>
        </table:table-row>
        <table:table-row table:style-name="ro1">
          <table:table-cell office:value-type="float" office:value="-0.199840919" calcext:value-type="float">
            <text:p>-0.199840919</text:p>
          </table:table-cell>
          <table:table-cell office:value-type="float" office:value="-1.9621458617" calcext:value-type="float">
            <text:p>-1.9621458617</text:p>
          </table:table-cell>
          <table:table-cell office:value-type="float" office:value="-0.4804859511" calcext:value-type="float">
            <text:p>-0.4804859511</text:p>
          </table:table-cell>
          <table:table-cell office:value-type="float" office:value="-1.805949313" calcext:value-type="float">
            <text:p>-1.805949313</text:p>
          </table:table-cell>
          <table:table-cell office:value-type="float" office:value="-0.9507314747" calcext:value-type="float">
            <text:p>-0.9507314747</text:p>
          </table:table-cell>
          <table:table-cell office:value-type="float" office:value="-2.0871874375" calcext:value-type="float">
            <text:p>-2.0871874375</text:p>
          </table:table-cell>
          <table:table-cell office:value-type="float" office:value="-0.7912147541" calcext:value-type="float">
            <text:p>-0.7912147541</text:p>
          </table:table-cell>
          <table:table-cell office:value-type="float" office:value="-1.7653551289" calcext:value-type="float">
            <text:p>-1.7653551289</text:p>
          </table:table-cell>
          <table:table-cell/>
          <table:table-cell table:formula="of:=RAND() * 0.1" office:value-type="float" office:value="0.0870860719994804" calcext:value-type="float">
            <text:p>0.087086072</text:p>
          </table:table-cell>
          <table:table-cell table:formula="of:=RAND() * 0.1" office:value-type="float" office:value="0.0554160635405334" calcext:value-type="float">
            <text:p>0.0554160635</text:p>
          </table:table-cell>
          <table:table-cell table:formula="of:=RAND() * 0.1" office:value-type="float" office:value="0.0802638993885922" calcext:value-type="float">
            <text:p>0.0802638994</text:p>
          </table:table-cell>
          <table:table-cell table:formula="of:=RAND() * 0.1" office:value-type="float" office:value="0.0813344152472585" calcext:value-type="float">
            <text:p>0.0813344152</text:p>
          </table:table-cell>
          <table:table-cell table:formula="of:=RAND() * 0.1" office:value-type="float" office:value="0.0752455255174589" calcext:value-type="float">
            <text:p>0.0752455255</text:p>
          </table:table-cell>
          <table:table-cell table:formula="of:=RAND() * 0.1" office:value-type="float" office:value="0.0970442318656378" calcext:value-type="float">
            <text:p>0.0970442319</text:p>
          </table:table-cell>
          <table:table-cell table:formula="of:=RAND() * 0.1" office:value-type="float" office:value="0.0967918721294374" calcext:value-type="float">
            <text:p>0.0967918721</text:p>
          </table:table-cell>
          <table:table-cell table:formula="of:=RAND() * 0.1" office:value-type="float" office:value="0.0925971033238417" calcext:value-type="float">
            <text:p>0.0925971033</text:p>
          </table:table-cell>
          <table:table-cell/>
          <table:table-cell table:formula="of:=[.A83]+[.J83]" office:value-type="float" office:value="-0.11275484700052" calcext:value-type="float">
            <text:p>-0.112754847</text:p>
          </table:table-cell>
          <table:table-cell table:formula="of:=[.B83]+[.K83]" office:value-type="float" office:value="-1.90672979815947" calcext:value-type="float">
            <text:p>-1.9067297982</text:p>
          </table:table-cell>
          <table:table-cell table:formula="of:=[.C83]+[.L83]" office:value-type="float" office:value="-0.400222051711408" calcext:value-type="float">
            <text:p>-0.4002220517</text:p>
          </table:table-cell>
          <table:table-cell table:formula="of:=[.D83]+[.M83]" office:value-type="float" office:value="-1.72461489775274" calcext:value-type="float">
            <text:p>-1.7246148978</text:p>
          </table:table-cell>
          <table:table-cell table:formula="of:=[.E83]+[.N83]" office:value-type="float" office:value="-0.875485949182541" calcext:value-type="float">
            <text:p>-0.8754859492</text:p>
          </table:table-cell>
          <table:table-cell table:formula="of:=[.F83]+[.O83]" office:value-type="float" office:value="-1.99014320563436" calcext:value-type="float">
            <text:p>-1.9901432056</text:p>
          </table:table-cell>
          <table:table-cell table:formula="of:=[.G83]+[.P83]" office:value-type="float" office:value="-0.694422881970563" calcext:value-type="float">
            <text:p>-0.694422882</text:p>
          </table:table-cell>
          <table:table-cell table:formula="of:=[.H83]+[.Q83]" office:value-type="float" office:value="-1.67275802557616" calcext:value-type="float">
            <text:p>-1.6727580256</text:p>
          </table:table-cell>
        </table:table-row>
        <table:table-row table:style-name="ro1">
          <table:table-cell office:value-type="float" office:value="0.1633684142" calcext:value-type="float">
            <text:p>0.1633684142</text:p>
          </table:table-cell>
          <table:table-cell office:value-type="float" office:value="-1.4159459711" calcext:value-type="float">
            <text:p>-1.4159459711</text:p>
          </table:table-cell>
          <table:table-cell office:value-type="float" office:value="-0.3414150929" calcext:value-type="float">
            <text:p>-0.3414150929</text:p>
          </table:table-cell>
          <table:table-cell office:value-type="float" office:value="-1.3788303332" calcext:value-type="float">
            <text:p>-1.3788303332</text:p>
          </table:table-cell>
          <table:table-cell office:value-type="float" office:value="-0.3695030829" calcext:value-type="float">
            <text:p>-0.3695030829</text:p>
          </table:table-cell>
          <table:table-cell office:value-type="float" office:value="-1.7974016597" calcext:value-type="float">
            <text:p>-1.7974016597</text:p>
          </table:table-cell>
          <table:table-cell office:value-type="float" office:value="-0.676242663" calcext:value-type="float">
            <text:p>-0.676242663</text:p>
          </table:table-cell>
          <table:table-cell office:value-type="float" office:value="-1.598070332" calcext:value-type="float">
            <text:p>-1.598070332</text:p>
          </table:table-cell>
          <table:table-cell/>
          <table:table-cell table:formula="of:=RAND() * 0.1" office:value-type="float" office:value="0.0186550156707808" calcext:value-type="float">
            <text:p>0.0186550157</text:p>
          </table:table-cell>
          <table:table-cell table:formula="of:=RAND() * 0.1" office:value-type="float" office:value="0.0437231074302591" calcext:value-type="float">
            <text:p>0.0437231074</text:p>
          </table:table-cell>
          <table:table-cell table:formula="of:=RAND() * 0.1" office:value-type="float" office:value="0.095570611666902" calcext:value-type="float">
            <text:p>0.0955706117</text:p>
          </table:table-cell>
          <table:table-cell table:formula="of:=RAND() * 0.1" office:value-type="float" office:value="0.00157819334410188" calcext:value-type="float">
            <text:p>0.0015781933</text:p>
          </table:table-cell>
          <table:table-cell table:formula="of:=RAND() * 0.1" office:value-type="float" office:value="0.0400698466022729" calcext:value-type="float">
            <text:p>0.0400698466</text:p>
          </table:table-cell>
          <table:table-cell table:formula="of:=RAND() * 0.1" office:value-type="float" office:value="0.0273303223565299" calcext:value-type="float">
            <text:p>0.0273303224</text:p>
          </table:table-cell>
          <table:table-cell table:formula="of:=RAND() * 0.1" office:value-type="float" office:value="0.0539871553947273" calcext:value-type="float">
            <text:p>0.0539871554</text:p>
          </table:table-cell>
          <table:table-cell table:formula="of:=RAND() * 0.1" office:value-type="float" office:value="0.0382753502072371" calcext:value-type="float">
            <text:p>0.0382753502</text:p>
          </table:table-cell>
          <table:table-cell/>
          <table:table-cell table:formula="of:=[.A84]+[.J84]" office:value-type="float" office:value="0.182023429870781" calcext:value-type="float">
            <text:p>0.1820234299</text:p>
          </table:table-cell>
          <table:table-cell table:formula="of:=[.B84]+[.K84]" office:value-type="float" office:value="-1.37222286366974" calcext:value-type="float">
            <text:p>-1.3722228637</text:p>
          </table:table-cell>
          <table:table-cell table:formula="of:=[.C84]+[.L84]" office:value-type="float" office:value="-0.245844481233098" calcext:value-type="float">
            <text:p>-0.2458444812</text:p>
          </table:table-cell>
          <table:table-cell table:formula="of:=[.D84]+[.M84]" office:value-type="float" office:value="-1.3772521398559" calcext:value-type="float">
            <text:p>-1.3772521399</text:p>
          </table:table-cell>
          <table:table-cell table:formula="of:=[.E84]+[.N84]" office:value-type="float" office:value="-0.329433236297727" calcext:value-type="float">
            <text:p>-0.3294332363</text:p>
          </table:table-cell>
          <table:table-cell table:formula="of:=[.F84]+[.O84]" office:value-type="float" office:value="-1.77007133734347" calcext:value-type="float">
            <text:p>-1.7700713373</text:p>
          </table:table-cell>
          <table:table-cell table:formula="of:=[.G84]+[.P84]" office:value-type="float" office:value="-0.622255507605273" calcext:value-type="float">
            <text:p>-0.6222555076</text:p>
          </table:table-cell>
          <table:table-cell table:formula="of:=[.H84]+[.Q84]" office:value-type="float" office:value="-1.55979498179276" calcext:value-type="float">
            <text:p>-1.5597949818</text:p>
          </table:table-cell>
        </table:table-row>
        <table:table-row table:style-name="ro1">
          <table:table-cell office:value-type="float" office:value="0.1486338123" calcext:value-type="float">
            <text:p>0.1486338123</text:p>
          </table:table-cell>
          <table:table-cell office:value-type="float" office:value="-1.9625314633" calcext:value-type="float">
            <text:p>-1.9625314633</text:p>
          </table:table-cell>
          <table:table-cell office:value-type="float" office:value="-0.373829925" calcext:value-type="float">
            <text:p>-0.373829925</text:p>
          </table:table-cell>
          <table:table-cell office:value-type="float" office:value="-1.7124849098" calcext:value-type="float">
            <text:p>-1.7124849098</text:p>
          </table:table-cell>
          <table:table-cell office:value-type="float" office:value="-0.3678626851" calcext:value-type="float">
            <text:p>-0.3678626851</text:p>
          </table:table-cell>
          <table:table-cell office:value-type="float" office:value="-2.1052873606" calcext:value-type="float">
            <text:p>-2.1052873606</text:p>
          </table:table-cell>
          <table:table-cell office:value-type="float" office:value="-0.7074909687" calcext:value-type="float">
            <text:p>-0.7074909687</text:p>
          </table:table-cell>
          <table:table-cell office:value-type="float" office:value="-1.8682049659" calcext:value-type="float">
            <text:p>-1.8682049659</text:p>
          </table:table-cell>
          <table:table-cell/>
          <table:table-cell table:formula="of:=RAND() * 0.1" office:value-type="float" office:value="0.0124722429945758" calcext:value-type="float">
            <text:p>0.012472243</text:p>
          </table:table-cell>
          <table:table-cell table:formula="of:=RAND() * 0.1" office:value-type="float" office:value="0.00946653574584926" calcext:value-type="float">
            <text:p>0.0094665357</text:p>
          </table:table-cell>
          <table:table-cell table:formula="of:=RAND() * 0.1" office:value-type="float" office:value="0.0334435285337569" calcext:value-type="float">
            <text:p>0.0334435285</text:p>
          </table:table-cell>
          <table:table-cell table:formula="of:=RAND() * 0.1" office:value-type="float" office:value="0.0233012437608033" calcext:value-type="float">
            <text:p>0.0233012438</text:p>
          </table:table-cell>
          <table:table-cell table:formula="of:=RAND() * 0.1" office:value-type="float" office:value="0.0265574298542416" calcext:value-type="float">
            <text:p>0.0265574299</text:p>
          </table:table-cell>
          <table:table-cell table:formula="of:=RAND() * 0.1" office:value-type="float" office:value="0.0466832336394634" calcext:value-type="float">
            <text:p>0.0466832336</text:p>
          </table:table-cell>
          <table:table-cell table:formula="of:=RAND() * 0.1" office:value-type="float" office:value="0.0283387118261408" calcext:value-type="float">
            <text:p>0.0283387118</text:p>
          </table:table-cell>
          <table:table-cell table:formula="of:=RAND() * 0.1" office:value-type="float" office:value="0.0808837740039717" calcext:value-type="float">
            <text:p>0.080883774</text:p>
          </table:table-cell>
          <table:table-cell/>
          <table:table-cell table:formula="of:=[.A85]+[.J85]" office:value-type="float" office:value="0.161106055294576" calcext:value-type="float">
            <text:p>0.1611060553</text:p>
          </table:table-cell>
          <table:table-cell table:formula="of:=[.B85]+[.K85]" office:value-type="float" office:value="-1.95306492755415" calcext:value-type="float">
            <text:p>-1.9530649276</text:p>
          </table:table-cell>
          <table:table-cell table:formula="of:=[.C85]+[.L85]" office:value-type="float" office:value="-0.340386396466243" calcext:value-type="float">
            <text:p>-0.3403863965</text:p>
          </table:table-cell>
          <table:table-cell table:formula="of:=[.D85]+[.M85]" office:value-type="float" office:value="-1.6891836660392" calcext:value-type="float">
            <text:p>-1.689183666</text:p>
          </table:table-cell>
          <table:table-cell table:formula="of:=[.E85]+[.N85]" office:value-type="float" office:value="-0.341305255245758" calcext:value-type="float">
            <text:p>-0.3413052552</text:p>
          </table:table-cell>
          <table:table-cell table:formula="of:=[.F85]+[.O85]" office:value-type="float" office:value="-2.05860412696054" calcext:value-type="float">
            <text:p>-2.058604127</text:p>
          </table:table-cell>
          <table:table-cell table:formula="of:=[.G85]+[.P85]" office:value-type="float" office:value="-0.679152256873859" calcext:value-type="float">
            <text:p>-0.6791522569</text:p>
          </table:table-cell>
          <table:table-cell table:formula="of:=[.H85]+[.Q85]" office:value-type="float" office:value="-1.78732119189603" calcext:value-type="float">
            <text:p>-1.7873211919</text:p>
          </table:table-cell>
        </table:table-row>
        <table:table-row table:style-name="ro1">
          <table:table-cell office:value-type="float" office:value="0.1713405484" calcext:value-type="float">
            <text:p>0.1713405484</text:p>
          </table:table-cell>
          <table:table-cell office:value-type="float" office:value="-1.7916433677" calcext:value-type="float">
            <text:p>-1.7916433677</text:p>
          </table:table-cell>
          <table:table-cell office:value-type="float" office:value="-0.5508499858" calcext:value-type="float">
            <text:p>-0.5508499858</text:p>
          </table:table-cell>
          <table:table-cell office:value-type="float" office:value="-1.6727340371" calcext:value-type="float">
            <text:p>-1.6727340371</text:p>
          </table:table-cell>
          <table:table-cell office:value-type="float" office:value="-0.2165777169" calcext:value-type="float">
            <text:p>-0.2165777169</text:p>
          </table:table-cell>
          <table:table-cell office:value-type="float" office:value="-1.7973234175" calcext:value-type="float">
            <text:p>-1.7973234175</text:p>
          </table:table-cell>
          <table:table-cell office:value-type="float" office:value="-0.396638221" calcext:value-type="float">
            <text:p>-0.396638221</text:p>
          </table:table-cell>
          <table:table-cell office:value-type="float" office:value="-2.044024619" calcext:value-type="float">
            <text:p>-2.044024619</text:p>
          </table:table-cell>
          <table:table-cell/>
          <table:table-cell table:formula="of:=RAND() * 0.1" office:value-type="float" office:value="0.0881916270690039" calcext:value-type="float">
            <text:p>0.0881916271</text:p>
          </table:table-cell>
          <table:table-cell table:formula="of:=RAND() * 0.1" office:value-type="float" office:value="0.0831653632202381" calcext:value-type="float">
            <text:p>0.0831653632</text:p>
          </table:table-cell>
          <table:table-cell table:formula="of:=RAND() * 0.1" office:value-type="float" office:value="0.0626712760376478" calcext:value-type="float">
            <text:p>0.062671276</text:p>
          </table:table-cell>
          <table:table-cell table:formula="of:=RAND() * 0.1" office:value-type="float" office:value="0.0165067328107227" calcext:value-type="float">
            <text:p>0.0165067328</text:p>
          </table:table-cell>
          <table:table-cell table:formula="of:=RAND() * 0.1" office:value-type="float" office:value="0.0780500240412454" calcext:value-type="float">
            <text:p>0.078050024</text:p>
          </table:table-cell>
          <table:table-cell table:formula="of:=RAND() * 0.1" office:value-type="float" office:value="0.0142363165806273" calcext:value-type="float">
            <text:p>0.0142363166</text:p>
          </table:table-cell>
          <table:table-cell table:formula="of:=RAND() * 0.1" office:value-type="float" office:value="0.0975573816499633" calcext:value-type="float">
            <text:p>0.0975573816</text:p>
          </table:table-cell>
          <table:table-cell table:formula="of:=RAND() * 0.1" office:value-type="float" office:value="0.0892990676554354" calcext:value-type="float">
            <text:p>0.0892990677</text:p>
          </table:table-cell>
          <table:table-cell/>
          <table:table-cell table:formula="of:=[.A86]+[.J86]" office:value-type="float" office:value="0.259532175469004" calcext:value-type="float">
            <text:p>0.2595321755</text:p>
          </table:table-cell>
          <table:table-cell table:formula="of:=[.B86]+[.K86]" office:value-type="float" office:value="-1.70847800447976" calcext:value-type="float">
            <text:p>-1.7084780045</text:p>
          </table:table-cell>
          <table:table-cell table:formula="of:=[.C86]+[.L86]" office:value-type="float" office:value="-0.488178709762352" calcext:value-type="float">
            <text:p>-0.4881787098</text:p>
          </table:table-cell>
          <table:table-cell table:formula="of:=[.D86]+[.M86]" office:value-type="float" office:value="-1.65622730428928" calcext:value-type="float">
            <text:p>-1.6562273043</text:p>
          </table:table-cell>
          <table:table-cell table:formula="of:=[.E86]+[.N86]" office:value-type="float" office:value="-0.138527692858755" calcext:value-type="float">
            <text:p>-0.1385276929</text:p>
          </table:table-cell>
          <table:table-cell table:formula="of:=[.F86]+[.O86]" office:value-type="float" office:value="-1.78308710091937" calcext:value-type="float">
            <text:p>-1.7830871009</text:p>
          </table:table-cell>
          <table:table-cell table:formula="of:=[.G86]+[.P86]" office:value-type="float" office:value="-0.299080839350037" calcext:value-type="float">
            <text:p>-0.2990808394</text:p>
          </table:table-cell>
          <table:table-cell table:formula="of:=[.H86]+[.Q86]" office:value-type="float" office:value="-1.95472555134456" calcext:value-type="float">
            <text:p>-1.9547255513</text:p>
          </table:table-cell>
        </table:table-row>
        <table:table-row table:style-name="ro1">
          <table:table-cell office:value-type="float" office:value="-0.0788267964" calcext:value-type="float">
            <text:p>-0.0788267964</text:p>
          </table:table-cell>
          <table:table-cell office:value-type="float" office:value="-1.5292388843" calcext:value-type="float">
            <text:p>-1.5292388843</text:p>
          </table:table-cell>
          <table:table-cell office:value-type="float" office:value="-0.3720819876" calcext:value-type="float">
            <text:p>-0.3720819876</text:p>
          </table:table-cell>
          <table:table-cell office:value-type="float" office:value="-1.4091121858" calcext:value-type="float">
            <text:p>-1.4091121858</text:p>
          </table:table-cell>
          <table:table-cell office:value-type="float" office:value="-0.5922466164" calcext:value-type="float">
            <text:p>-0.5922466164</text:p>
          </table:table-cell>
          <table:table-cell office:value-type="float" office:value="-1.6558981959" calcext:value-type="float">
            <text:p>-1.6558981959</text:p>
          </table:table-cell>
          <table:table-cell office:value-type="float" office:value="-0.5900129869" calcext:value-type="float">
            <text:p>-0.5900129869</text:p>
          </table:table-cell>
          <table:table-cell office:value-type="float" office:value="-1.9654980752" calcext:value-type="float">
            <text:p>-1.9654980752</text:p>
          </table:table-cell>
          <table:table-cell/>
          <table:table-cell table:formula="of:=RAND() * 0.1" office:value-type="float" office:value="0.0973335909688759" calcext:value-type="float">
            <text:p>0.097333591</text:p>
          </table:table-cell>
          <table:table-cell table:formula="of:=RAND() * 0.1" office:value-type="float" office:value="0.0582709428554344" calcext:value-type="float">
            <text:p>0.0582709429</text:p>
          </table:table-cell>
          <table:table-cell table:formula="of:=RAND() * 0.1" office:value-type="float" office:value="0.00770682489665575" calcext:value-type="float">
            <text:p>0.0077068249</text:p>
          </table:table-cell>
          <table:table-cell table:formula="of:=RAND() * 0.1" office:value-type="float" office:value="0.0139365395946538" calcext:value-type="float">
            <text:p>0.0139365396</text:p>
          </table:table-cell>
          <table:table-cell table:formula="of:=RAND() * 0.1" office:value-type="float" office:value="0.0280514437833939" calcext:value-type="float">
            <text:p>0.0280514438</text:p>
          </table:table-cell>
          <table:table-cell table:formula="of:=RAND() * 0.1" office:value-type="float" office:value="0.00414301956289869" calcext:value-type="float">
            <text:p>0.0041430196</text:p>
          </table:table-cell>
          <table:table-cell table:formula="of:=RAND() * 0.1" office:value-type="float" office:value="0.0585610830801109" calcext:value-type="float">
            <text:p>0.0585610831</text:p>
          </table:table-cell>
          <table:table-cell table:formula="of:=RAND() * 0.1" office:value-type="float" office:value="0.0704096062101871" calcext:value-type="float">
            <text:p>0.0704096062</text:p>
          </table:table-cell>
          <table:table-cell/>
          <table:table-cell table:formula="of:=[.A87]+[.J87]" office:value-type="float" office:value="0.0185067945688759" calcext:value-type="float">
            <text:p>0.0185067946</text:p>
          </table:table-cell>
          <table:table-cell table:formula="of:=[.B87]+[.K87]" office:value-type="float" office:value="-1.47096794144457" calcext:value-type="float">
            <text:p>-1.4709679414</text:p>
          </table:table-cell>
          <table:table-cell table:formula="of:=[.C87]+[.L87]" office:value-type="float" office:value="-0.364375162703344" calcext:value-type="float">
            <text:p>-0.3643751627</text:p>
          </table:table-cell>
          <table:table-cell table:formula="of:=[.D87]+[.M87]" office:value-type="float" office:value="-1.39517564620535" calcext:value-type="float">
            <text:p>-1.3951756462</text:p>
          </table:table-cell>
          <table:table-cell table:formula="of:=[.E87]+[.N87]" office:value-type="float" office:value="-0.564195172616606" calcext:value-type="float">
            <text:p>-0.5641951726</text:p>
          </table:table-cell>
          <table:table-cell table:formula="of:=[.F87]+[.O87]" office:value-type="float" office:value="-1.6517551763371" calcext:value-type="float">
            <text:p>-1.6517551763</text:p>
          </table:table-cell>
          <table:table-cell table:formula="of:=[.G87]+[.P87]" office:value-type="float" office:value="-0.531451903819889" calcext:value-type="float">
            <text:p>-0.5314519038</text:p>
          </table:table-cell>
          <table:table-cell table:formula="of:=[.H87]+[.Q87]" office:value-type="float" office:value="-1.89508846898981" calcext:value-type="float">
            <text:p>-1.895088469</text:p>
          </table:table-cell>
        </table:table-row>
        <table:table-row table:style-name="ro1">
          <table:table-cell office:value-type="float" office:value="0.1098604983" calcext:value-type="float">
            <text:p>0.1098604983</text:p>
          </table:table-cell>
          <table:table-cell office:value-type="float" office:value="-1.7603132649" calcext:value-type="float">
            <text:p>-1.7603132649</text:p>
          </table:table-cell>
          <table:table-cell office:value-type="float" office:value="-0.2422421399" calcext:value-type="float">
            <text:p>-0.2422421399</text:p>
          </table:table-cell>
          <table:table-cell office:value-type="float" office:value="-1.6008510475" calcext:value-type="float">
            <text:p>-1.6008510475</text:p>
          </table:table-cell>
          <table:table-cell office:value-type="float" office:value="-0.5728116146" calcext:value-type="float">
            <text:p>-0.5728116146</text:p>
          </table:table-cell>
          <table:table-cell office:value-type="float" office:value="-1.9561441129" calcext:value-type="float">
            <text:p>-1.9561441129</text:p>
          </table:table-cell>
          <table:table-cell office:value-type="float" office:value="-0.8319226215" calcext:value-type="float">
            <text:p>-0.8319226215</text:p>
          </table:table-cell>
          <table:table-cell office:value-type="float" office:value="-1.7209319815" calcext:value-type="float">
            <text:p>-1.7209319815</text:p>
          </table:table-cell>
          <table:table-cell/>
          <table:table-cell table:formula="of:=RAND() * 0.1" office:value-type="float" office:value="0.0576220608320271" calcext:value-type="float">
            <text:p>0.0576220608</text:p>
          </table:table-cell>
          <table:table-cell table:formula="of:=RAND() * 0.1" office:value-type="float" office:value="0.0271325438992557" calcext:value-type="float">
            <text:p>0.0271325439</text:p>
          </table:table-cell>
          <table:table-cell table:formula="of:=RAND() * 0.1" office:value-type="float" office:value="0.0673824157997811" calcext:value-type="float">
            <text:p>0.0673824158</text:p>
          </table:table-cell>
          <table:table-cell table:formula="of:=RAND() * 0.1" office:value-type="float" office:value="0.0985251546591033" calcext:value-type="float">
            <text:p>0.0985251547</text:p>
          </table:table-cell>
          <table:table-cell table:formula="of:=RAND() * 0.1" office:value-type="float" office:value="0.0787057212634175" calcext:value-type="float">
            <text:p>0.0787057213</text:p>
          </table:table-cell>
          <table:table-cell table:formula="of:=RAND() * 0.1" office:value-type="float" office:value="0.0634862387530808" calcext:value-type="float">
            <text:p>0.0634862388</text:p>
          </table:table-cell>
          <table:table-cell table:formula="of:=RAND() * 0.1" office:value-type="float" office:value="0.0366947991947635" calcext:value-type="float">
            <text:p>0.0366947992</text:p>
          </table:table-cell>
          <table:table-cell table:formula="of:=RAND() * 0.1" office:value-type="float" office:value="0.0520968203446079" calcext:value-type="float">
            <text:p>0.0520968203</text:p>
          </table:table-cell>
          <table:table-cell/>
          <table:table-cell table:formula="of:=[.A88]+[.J88]" office:value-type="float" office:value="0.167482559132027" calcext:value-type="float">
            <text:p>0.1674825591</text:p>
          </table:table-cell>
          <table:table-cell table:formula="of:=[.B88]+[.K88]" office:value-type="float" office:value="-1.73318072100074" calcext:value-type="float">
            <text:p>-1.733180721</text:p>
          </table:table-cell>
          <table:table-cell table:formula="of:=[.C88]+[.L88]" office:value-type="float" office:value="-0.174859724100219" calcext:value-type="float">
            <text:p>-0.1748597241</text:p>
          </table:table-cell>
          <table:table-cell table:formula="of:=[.D88]+[.M88]" office:value-type="float" office:value="-1.5023258928409" calcext:value-type="float">
            <text:p>-1.5023258928</text:p>
          </table:table-cell>
          <table:table-cell table:formula="of:=[.E88]+[.N88]" office:value-type="float" office:value="-0.494105893336583" calcext:value-type="float">
            <text:p>-0.4941058933</text:p>
          </table:table-cell>
          <table:table-cell table:formula="of:=[.F88]+[.O88]" office:value-type="float" office:value="-1.89265787414692" calcext:value-type="float">
            <text:p>-1.8926578741</text:p>
          </table:table-cell>
          <table:table-cell table:formula="of:=[.G88]+[.P88]" office:value-type="float" office:value="-0.795227822305237" calcext:value-type="float">
            <text:p>-0.7952278223</text:p>
          </table:table-cell>
          <table:table-cell table:formula="of:=[.H88]+[.Q88]" office:value-type="float" office:value="-1.66883516115539" calcext:value-type="float">
            <text:p>-1.6688351612</text:p>
          </table:table-cell>
        </table:table-row>
        <table:table-row table:style-name="ro1">
          <table:table-cell office:value-type="float" office:value="0.2592407686" calcext:value-type="float">
            <text:p>0.2592407686</text:p>
          </table:table-cell>
          <table:table-cell office:value-type="float" office:value="-1.5155661033" calcext:value-type="float">
            <text:p>-1.5155661033</text:p>
          </table:table-cell>
          <table:table-cell office:value-type="float" office:value="-0.5222499117" calcext:value-type="float">
            <text:p>-0.5222499117</text:p>
          </table:table-cell>
          <table:table-cell office:value-type="float" office:value="-1.4137664851" calcext:value-type="float">
            <text:p>-1.4137664851</text:p>
          </table:table-cell>
          <table:table-cell office:value-type="float" office:value="-0.0555689803" calcext:value-type="float">
            <text:p>-0.0555689803</text:p>
          </table:table-cell>
          <table:table-cell office:value-type="float" office:value="-1.6740581478" calcext:value-type="float">
            <text:p>-1.6740581478</text:p>
          </table:table-cell>
          <table:table-cell office:value-type="float" office:value="-0.3828243134" calcext:value-type="float">
            <text:p>-0.3828243134</text:p>
          </table:table-cell>
          <table:table-cell office:value-type="float" office:value="-1.7449443106" calcext:value-type="float">
            <text:p>-1.7449443106</text:p>
          </table:table-cell>
          <table:table-cell/>
          <table:table-cell table:formula="of:=RAND() * 0.1" office:value-type="float" office:value="0.0395018136560006" calcext:value-type="float">
            <text:p>0.0395018137</text:p>
          </table:table-cell>
          <table:table-cell table:formula="of:=RAND() * 0.1" office:value-type="float" office:value="0.0679525887078655" calcext:value-type="float">
            <text:p>0.0679525887</text:p>
          </table:table-cell>
          <table:table-cell table:formula="of:=RAND() * 0.1" office:value-type="float" office:value="0.0539281913096901" calcext:value-type="float">
            <text:p>0.0539281913</text:p>
          </table:table-cell>
          <table:table-cell table:formula="of:=RAND() * 0.1" office:value-type="float" office:value="0.098750048753578" calcext:value-type="float">
            <text:p>0.0987500488</text:p>
          </table:table-cell>
          <table:table-cell table:formula="of:=RAND() * 0.1" office:value-type="float" office:value="0.00561043868892552" calcext:value-type="float">
            <text:p>0.0056104387</text:p>
          </table:table-cell>
          <table:table-cell table:formula="of:=RAND() * 0.1" office:value-type="float" office:value="0.090121379300448" calcext:value-type="float">
            <text:p>0.0901213793</text:p>
          </table:table-cell>
          <table:table-cell table:formula="of:=RAND() * 0.1" office:value-type="float" office:value="0.0139514616043231" calcext:value-type="float">
            <text:p>0.0139514616</text:p>
          </table:table-cell>
          <table:table-cell table:formula="of:=RAND() * 0.1" office:value-type="float" office:value="0.00180797844576218" calcext:value-type="float">
            <text:p>0.0018079784</text:p>
          </table:table-cell>
          <table:table-cell/>
          <table:table-cell table:formula="of:=[.A89]+[.J89]" office:value-type="float" office:value="0.298742582256001" calcext:value-type="float">
            <text:p>0.2987425823</text:p>
          </table:table-cell>
          <table:table-cell table:formula="of:=[.B89]+[.K89]" office:value-type="float" office:value="-1.44761351459213" calcext:value-type="float">
            <text:p>-1.4476135146</text:p>
          </table:table-cell>
          <table:table-cell table:formula="of:=[.C89]+[.L89]" office:value-type="float" office:value="-0.46832172039031" calcext:value-type="float">
            <text:p>-0.4683217204</text:p>
          </table:table-cell>
          <table:table-cell table:formula="of:=[.D89]+[.M89]" office:value-type="float" office:value="-1.31501643634642" calcext:value-type="float">
            <text:p>-1.3150164363</text:p>
          </table:table-cell>
          <table:table-cell table:formula="of:=[.E89]+[.N89]" office:value-type="float" office:value="-0.0499585416110745" calcext:value-type="float">
            <text:p>-0.0499585416</text:p>
          </table:table-cell>
          <table:table-cell table:formula="of:=[.F89]+[.O89]" office:value-type="float" office:value="-1.58393676849955" calcext:value-type="float">
            <text:p>-1.5839367685</text:p>
          </table:table-cell>
          <table:table-cell table:formula="of:=[.G89]+[.P89]" office:value-type="float" office:value="-0.368872851795677" calcext:value-type="float">
            <text:p>-0.3688728518</text:p>
          </table:table-cell>
          <table:table-cell table:formula="of:=[.H89]+[.Q89]" office:value-type="float" office:value="-1.74313633215424" calcext:value-type="float">
            <text:p>-1.7431363322</text:p>
          </table:table-cell>
        </table:table-row>
        <table:table-row table:style-name="ro1">
          <table:table-cell office:value-type="float" office:value="0.1103453364" calcext:value-type="float">
            <text:p>0.1103453364</text:p>
          </table:table-cell>
          <table:table-cell office:value-type="float" office:value="-1.9800522602" calcext:value-type="float">
            <text:p>-1.9800522602</text:p>
          </table:table-cell>
          <table:table-cell office:value-type="float" office:value="-0.427366431" calcext:value-type="float">
            <text:p>-0.427366431</text:p>
          </table:table-cell>
          <table:table-cell office:value-type="float" office:value="-1.758506574" calcext:value-type="float">
            <text:p>-1.758506574</text:p>
          </table:table-cell>
          <table:table-cell office:value-type="float" office:value="-0.3815198551" calcext:value-type="float">
            <text:p>-0.3815198551</text:p>
          </table:table-cell>
          <table:table-cell office:value-type="float" office:value="-2.139599179" calcext:value-type="float">
            <text:p>-2.139599179</text:p>
          </table:table-cell>
          <table:table-cell office:value-type="float" office:value="-0.7666088788" calcext:value-type="float">
            <text:p>-0.7666088788</text:p>
          </table:table-cell>
          <table:table-cell office:value-type="float" office:value="-1.9323987215" calcext:value-type="float">
            <text:p>-1.9323987215</text:p>
          </table:table-cell>
          <table:table-cell/>
          <table:table-cell table:formula="of:=RAND() * 0.1" office:value-type="float" office:value="0.062397448752948" calcext:value-type="float">
            <text:p>0.0623974488</text:p>
          </table:table-cell>
          <table:table-cell table:formula="of:=RAND() * 0.1" office:value-type="float" office:value="0.0484137184656113" calcext:value-type="float">
            <text:p>0.0484137185</text:p>
          </table:table-cell>
          <table:table-cell table:formula="of:=RAND() * 0.1" office:value-type="float" office:value="0.052220075408197" calcext:value-type="float">
            <text:p>0.0522200754</text:p>
          </table:table-cell>
          <table:table-cell table:formula="of:=RAND() * 0.1" office:value-type="float" office:value="0.0750470386773009" calcext:value-type="float">
            <text:p>0.0750470387</text:p>
          </table:table-cell>
          <table:table-cell table:formula="of:=RAND() * 0.1" office:value-type="float" office:value="0.0923331791362585" calcext:value-type="float">
            <text:p>0.0923331791</text:p>
          </table:table-cell>
          <table:table-cell table:formula="of:=RAND() * 0.1" office:value-type="float" office:value="0.0313962683186595" calcext:value-type="float">
            <text:p>0.0313962683</text:p>
          </table:table-cell>
          <table:table-cell table:formula="of:=RAND() * 0.1" office:value-type="float" office:value="0.0874495966671702" calcext:value-type="float">
            <text:p>0.0874495967</text:p>
          </table:table-cell>
          <table:table-cell table:formula="of:=RAND() * 0.1" office:value-type="float" office:value="0.0323779121436904" calcext:value-type="float">
            <text:p>0.0323779121</text:p>
          </table:table-cell>
          <table:table-cell/>
          <table:table-cell table:formula="of:=[.A90]+[.J90]" office:value-type="float" office:value="0.172742785152948" calcext:value-type="float">
            <text:p>0.1727427852</text:p>
          </table:table-cell>
          <table:table-cell table:formula="of:=[.B90]+[.K90]" office:value-type="float" office:value="-1.93163854173439" calcext:value-type="float">
            <text:p>-1.9316385417</text:p>
          </table:table-cell>
          <table:table-cell table:formula="of:=[.C90]+[.L90]" office:value-type="float" office:value="-0.375146355591803" calcext:value-type="float">
            <text:p>-0.3751463556</text:p>
          </table:table-cell>
          <table:table-cell table:formula="of:=[.D90]+[.M90]" office:value-type="float" office:value="-1.6834595353227" calcext:value-type="float">
            <text:p>-1.6834595353</text:p>
          </table:table-cell>
          <table:table-cell table:formula="of:=[.E90]+[.N90]" office:value-type="float" office:value="-0.289186675963742" calcext:value-type="float">
            <text:p>-0.289186676</text:p>
          </table:table-cell>
          <table:table-cell table:formula="of:=[.F90]+[.O90]" office:value-type="float" office:value="-2.10820291068134" calcext:value-type="float">
            <text:p>-2.1082029107</text:p>
          </table:table-cell>
          <table:table-cell table:formula="of:=[.G90]+[.P90]" office:value-type="float" office:value="-0.67915928213283" calcext:value-type="float">
            <text:p>-0.6791592821</text:p>
          </table:table-cell>
          <table:table-cell table:formula="of:=[.H90]+[.Q90]" office:value-type="float" office:value="-1.90002080935631" calcext:value-type="float">
            <text:p>-1.9000208094</text:p>
          </table:table-cell>
        </table:table-row>
        <table:table-row table:style-name="ro1">
          <table:table-cell office:value-type="float" office:value="0.1941624927" calcext:value-type="float">
            <text:p>0.1941624927</text:p>
          </table:table-cell>
          <table:table-cell office:value-type="float" office:value="-1.5257021319" calcext:value-type="float">
            <text:p>-1.5257021319</text:p>
          </table:table-cell>
          <table:table-cell office:value-type="float" office:value="-0.4544518065" calcext:value-type="float">
            <text:p>-0.4544518065</text:p>
          </table:table-cell>
          <table:table-cell office:value-type="float" office:value="-1.7134174303" calcext:value-type="float">
            <text:p>-1.7134174303</text:p>
          </table:table-cell>
          <table:table-cell office:value-type="float" office:value="-0.3540119217" calcext:value-type="float">
            <text:p>-0.3540119217</text:p>
          </table:table-cell>
          <table:table-cell office:value-type="float" office:value="-1.4197615989" calcext:value-type="float">
            <text:p>-1.4197615989</text:p>
          </table:table-cell>
          <table:table-cell office:value-type="float" office:value="-0.1295833607" calcext:value-type="float">
            <text:p>-0.1295833607</text:p>
          </table:table-cell>
          <table:table-cell office:value-type="float" office:value="-1.7027589896" calcext:value-type="float">
            <text:p>-1.7027589896</text:p>
          </table:table-cell>
          <table:table-cell/>
          <table:table-cell table:formula="of:=RAND() * 0.1" office:value-type="float" office:value="0.0973699969397325" calcext:value-type="float">
            <text:p>0.0973699969</text:p>
          </table:table-cell>
          <table:table-cell table:formula="of:=RAND() * 0.1" office:value-type="float" office:value="0.0393316955481258" calcext:value-type="float">
            <text:p>0.0393316955</text:p>
          </table:table-cell>
          <table:table-cell table:formula="of:=RAND() * 0.1" office:value-type="float" office:value="0.0965494194776484" calcext:value-type="float">
            <text:p>0.0965494195</text:p>
          </table:table-cell>
          <table:table-cell table:formula="of:=RAND() * 0.1" office:value-type="float" office:value="0.00649641345489663" calcext:value-type="float">
            <text:p>0.0064964135</text:p>
          </table:table-cell>
          <table:table-cell table:formula="of:=RAND() * 0.1" office:value-type="float" office:value="0.0971973093051474" calcext:value-type="float">
            <text:p>0.0971973093</text:p>
          </table:table-cell>
          <table:table-cell table:formula="of:=RAND() * 0.1" office:value-type="float" office:value="0.0372146444967513" calcext:value-type="float">
            <text:p>0.0372146445</text:p>
          </table:table-cell>
          <table:table-cell table:formula="of:=RAND() * 0.1" office:value-type="float" office:value="0.0801726398990171" calcext:value-type="float">
            <text:p>0.0801726399</text:p>
          </table:table-cell>
          <table:table-cell table:formula="of:=RAND() * 0.1" office:value-type="float" office:value="0.0697949349078053" calcext:value-type="float">
            <text:p>0.0697949349</text:p>
          </table:table-cell>
          <table:table-cell/>
          <table:table-cell table:formula="of:=[.A91]+[.J91]" office:value-type="float" office:value="0.291532489639732" calcext:value-type="float">
            <text:p>0.2915324896</text:p>
          </table:table-cell>
          <table:table-cell table:formula="of:=[.B91]+[.K91]" office:value-type="float" office:value="-1.48637043635187" calcext:value-type="float">
            <text:p>-1.4863704364</text:p>
          </table:table-cell>
          <table:table-cell table:formula="of:=[.C91]+[.L91]" office:value-type="float" office:value="-0.357902387022352" calcext:value-type="float">
            <text:p>-0.357902387</text:p>
          </table:table-cell>
          <table:table-cell table:formula="of:=[.D91]+[.M91]" office:value-type="float" office:value="-1.7069210168451" calcext:value-type="float">
            <text:p>-1.7069210168</text:p>
          </table:table-cell>
          <table:table-cell table:formula="of:=[.E91]+[.N91]" office:value-type="float" office:value="-0.256814612394853" calcext:value-type="float">
            <text:p>-0.2568146124</text:p>
          </table:table-cell>
          <table:table-cell table:formula="of:=[.F91]+[.O91]" office:value-type="float" office:value="-1.38254695440325" calcext:value-type="float">
            <text:p>-1.3825469544</text:p>
          </table:table-cell>
          <table:table-cell table:formula="of:=[.G91]+[.P91]" office:value-type="float" office:value="-0.0494107208009829" calcext:value-type="float">
            <text:p>-0.0494107208</text:p>
          </table:table-cell>
          <table:table-cell table:formula="of:=[.H91]+[.Q91]" office:value-type="float" office:value="-1.63296405469219" calcext:value-type="float">
            <text:p>-1.6329640547</text:p>
          </table:table-cell>
        </table:table-row>
        <table:table-row table:style-name="ro1">
          <table:table-cell office:value-type="float" office:value="0.1300420005" calcext:value-type="float">
            <text:p>0.1300420005</text:p>
          </table:table-cell>
          <table:table-cell office:value-type="float" office:value="-1.7688291697" calcext:value-type="float">
            <text:p>-1.7688291697</text:p>
          </table:table-cell>
          <table:table-cell office:value-type="float" office:value="-0.4315089785" calcext:value-type="float">
            <text:p>-0.4315089785</text:p>
          </table:table-cell>
          <table:table-cell office:value-type="float" office:value="-1.9191992952" calcext:value-type="float">
            <text:p>-1.9191992952</text:p>
          </table:table-cell>
          <table:table-cell office:value-type="float" office:value="-0.3300417133" calcext:value-type="float">
            <text:p>-0.3300417133</text:p>
          </table:table-cell>
          <table:table-cell office:value-type="float" office:value="-1.6334049622" calcext:value-type="float">
            <text:p>-1.6334049622</text:p>
          </table:table-cell>
          <table:table-cell office:value-type="float" office:value="-0.1217176298" calcext:value-type="float">
            <text:p>-0.1217176298</text:p>
          </table:table-cell>
          <table:table-cell office:value-type="float" office:value="-2.0243512626" calcext:value-type="float">
            <text:p>-2.0243512626</text:p>
          </table:table-cell>
          <table:table-cell/>
          <table:table-cell table:formula="of:=RAND() * 0.1" office:value-type="float" office:value="0.0950513109881231" calcext:value-type="float">
            <text:p>0.095051311</text:p>
          </table:table-cell>
          <table:table-cell table:formula="of:=RAND() * 0.1" office:value-type="float" office:value="0.0140715385476908" calcext:value-type="float">
            <text:p>0.0140715385</text:p>
          </table:table-cell>
          <table:table-cell table:formula="of:=RAND() * 0.1" office:value-type="float" office:value="0.0213636281842261" calcext:value-type="float">
            <text:p>0.0213636282</text:p>
          </table:table-cell>
          <table:table-cell table:formula="of:=RAND() * 0.1" office:value-type="float" office:value="0.0758389346690638" calcext:value-type="float">
            <text:p>0.0758389347</text:p>
          </table:table-cell>
          <table:table-cell table:formula="of:=RAND() * 0.1" office:value-type="float" office:value="0.0159754020015557" calcext:value-type="float">
            <text:p>0.015975402</text:p>
          </table:table-cell>
          <table:table-cell table:formula="of:=RAND() * 0.1" office:value-type="float" office:value="0.00916100453498109" calcext:value-type="float">
            <text:p>0.0091610045</text:p>
          </table:table-cell>
          <table:table-cell table:formula="of:=RAND() * 0.1" office:value-type="float" office:value="0.0172260420947599" calcext:value-type="float">
            <text:p>0.0172260421</text:p>
          </table:table-cell>
          <table:table-cell table:formula="of:=RAND() * 0.1" office:value-type="float" office:value="0.0407667692644133" calcext:value-type="float">
            <text:p>0.0407667693</text:p>
          </table:table-cell>
          <table:table-cell/>
          <table:table-cell table:formula="of:=[.A92]+[.J92]" office:value-type="float" office:value="0.225093311488123" calcext:value-type="float">
            <text:p>0.2250933115</text:p>
          </table:table-cell>
          <table:table-cell table:formula="of:=[.B92]+[.K92]" office:value-type="float" office:value="-1.75475763115231" calcext:value-type="float">
            <text:p>-1.7547576312</text:p>
          </table:table-cell>
          <table:table-cell table:formula="of:=[.C92]+[.L92]" office:value-type="float" office:value="-0.410145350315774" calcext:value-type="float">
            <text:p>-0.4101453503</text:p>
          </table:table-cell>
          <table:table-cell table:formula="of:=[.D92]+[.M92]" office:value-type="float" office:value="-1.84336036053094" calcext:value-type="float">
            <text:p>-1.8433603605</text:p>
          </table:table-cell>
          <table:table-cell table:formula="of:=[.E92]+[.N92]" office:value-type="float" office:value="-0.314066311298444" calcext:value-type="float">
            <text:p>-0.3140663113</text:p>
          </table:table-cell>
          <table:table-cell table:formula="of:=[.F92]+[.O92]" office:value-type="float" office:value="-1.62424395766502" calcext:value-type="float">
            <text:p>-1.6242439577</text:p>
          </table:table-cell>
          <table:table-cell table:formula="of:=[.G92]+[.P92]" office:value-type="float" office:value="-0.10449158770524" calcext:value-type="float">
            <text:p>-0.1044915877</text:p>
          </table:table-cell>
          <table:table-cell table:formula="of:=[.H92]+[.Q92]" office:value-type="float" office:value="-1.98358449333559" calcext:value-type="float">
            <text:p>-1.9835844933</text:p>
          </table:table-cell>
        </table:table-row>
        <table:table-row table:style-name="ro1">
          <table:table-cell office:value-type="float" office:value="0.327792447" calcext:value-type="float">
            <text:p>0.327792447</text:p>
          </table:table-cell>
          <table:table-cell office:value-type="float" office:value="-1.4837739037" calcext:value-type="float">
            <text:p>-1.4837739037</text:p>
          </table:table-cell>
          <table:table-cell office:value-type="float" office:value="-0.4387558288" calcext:value-type="float">
            <text:p>-0.4387558288</text:p>
          </table:table-cell>
          <table:table-cell office:value-type="float" office:value="-1.4513548353" calcext:value-type="float">
            <text:p>-1.4513548353</text:p>
          </table:table-cell>
          <table:table-cell office:value-type="float" office:value="-0.0734764965" calcext:value-type="float">
            <text:p>-0.0734764965</text:p>
          </table:table-cell>
          <table:table-cell office:value-type="float" office:value="-1.5224902783" calcext:value-type="float">
            <text:p>-1.5224902783</text:p>
          </table:table-cell>
          <table:table-cell office:value-type="float" office:value="-0.225704197" calcext:value-type="float">
            <text:p>-0.225704197</text:p>
          </table:table-cell>
          <table:table-cell office:value-type="float" office:value="-1.7923144078" calcext:value-type="float">
            <text:p>-1.7923144078</text:p>
          </table:table-cell>
          <table:table-cell/>
          <table:table-cell table:formula="of:=RAND() * 0.1" office:value-type="float" office:value="0.00939539894213911" calcext:value-type="float">
            <text:p>0.0093953989</text:p>
          </table:table-cell>
          <table:table-cell table:formula="of:=RAND() * 0.1" office:value-type="float" office:value="0.087588958365024" calcext:value-type="float">
            <text:p>0.0875889584</text:p>
          </table:table-cell>
          <table:table-cell table:formula="of:=RAND() * 0.1" office:value-type="float" office:value="0.0213750618184465" calcext:value-type="float">
            <text:p>0.0213750618</text:p>
          </table:table-cell>
          <table:table-cell table:formula="of:=RAND() * 0.1" office:value-type="float" office:value="0.0716701220247861" calcext:value-type="float">
            <text:p>0.071670122</text:p>
          </table:table-cell>
          <table:table-cell table:formula="of:=RAND() * 0.1" office:value-type="float" office:value="0.0927919601551212" calcext:value-type="float">
            <text:p>0.0927919602</text:p>
          </table:table-cell>
          <table:table-cell table:formula="of:=RAND() * 0.1" office:value-type="float" office:value="0.075461031984283" calcext:value-type="float">
            <text:p>0.075461032</text:p>
          </table:table-cell>
          <table:table-cell table:formula="of:=RAND() * 0.1" office:value-type="float" office:value="0.0671192245772302" calcext:value-type="float">
            <text:p>0.0671192246</text:p>
          </table:table-cell>
          <table:table-cell table:formula="of:=RAND() * 0.1" office:value-type="float" office:value="0.0528587140770267" calcext:value-type="float">
            <text:p>0.0528587141</text:p>
          </table:table-cell>
          <table:table-cell/>
          <table:table-cell table:formula="of:=[.A93]+[.J93]" office:value-type="float" office:value="0.337187845942139" calcext:value-type="float">
            <text:p>0.3371878459</text:p>
          </table:table-cell>
          <table:table-cell table:formula="of:=[.B93]+[.K93]" office:value-type="float" office:value="-1.39618494533498" calcext:value-type="float">
            <text:p>-1.3961849453</text:p>
          </table:table-cell>
          <table:table-cell table:formula="of:=[.C93]+[.L93]" office:value-type="float" office:value="-0.417380766981554" calcext:value-type="float">
            <text:p>-0.417380767</text:p>
          </table:table-cell>
          <table:table-cell table:formula="of:=[.D93]+[.M93]" office:value-type="float" office:value="-1.37968471327521" calcext:value-type="float">
            <text:p>-1.3796847133</text:p>
          </table:table-cell>
          <table:table-cell table:formula="of:=[.E93]+[.N93]" office:value-type="float" office:value="0.0193154636551212" calcext:value-type="float">
            <text:p>0.0193154637</text:p>
          </table:table-cell>
          <table:table-cell table:formula="of:=[.F93]+[.O93]" office:value-type="float" office:value="-1.44702924631572" calcext:value-type="float">
            <text:p>-1.4470292463</text:p>
          </table:table-cell>
          <table:table-cell table:formula="of:=[.G93]+[.P93]" office:value-type="float" office:value="-0.15858497242277" calcext:value-type="float">
            <text:p>-0.1585849724</text:p>
          </table:table-cell>
          <table:table-cell table:formula="of:=[.H93]+[.Q93]" office:value-type="float" office:value="-1.73945569372297" calcext:value-type="float">
            <text:p>-1.7394556937</text:p>
          </table:table-cell>
        </table:table-row>
        <table:table-row table:style-name="ro1">
          <table:table-cell office:value-type="float" office:value="0.1522955582" calcext:value-type="float">
            <text:p>0.1522955582</text:p>
          </table:table-cell>
          <table:table-cell office:value-type="float" office:value="-1.5601518522" calcext:value-type="float">
            <text:p>-1.5601518522</text:p>
          </table:table-cell>
          <table:table-cell office:value-type="float" office:value="-0.1580613484" calcext:value-type="float">
            <text:p>-0.1580613484</text:p>
          </table:table-cell>
          <table:table-cell office:value-type="float" office:value="-1.4303619298" calcext:value-type="float">
            <text:p>-1.4303619298</text:p>
          </table:table-cell>
          <table:table-cell office:value-type="float" office:value="-0.3238208862" calcext:value-type="float">
            <text:p>-0.3238208862</text:p>
          </table:table-cell>
          <table:table-cell office:value-type="float" office:value="-1.9336600064" calcext:value-type="float">
            <text:p>-1.9336600064</text:p>
          </table:table-cell>
          <table:table-cell office:value-type="float" office:value="-0.4967884653" calcext:value-type="float">
            <text:p>-0.4967884653</text:p>
          </table:table-cell>
          <table:table-cell office:value-type="float" office:value="-1.6127286606" calcext:value-type="float">
            <text:p>-1.6127286606</text:p>
          </table:table-cell>
          <table:table-cell/>
          <table:table-cell table:formula="of:=RAND() * 0.1" office:value-type="float" office:value="0.0475805218059593" calcext:value-type="float">
            <text:p>0.0475805218</text:p>
          </table:table-cell>
          <table:table-cell table:formula="of:=RAND() * 0.1" office:value-type="float" office:value="0.0588127213762397" calcext:value-type="float">
            <text:p>0.0588127214</text:p>
          </table:table-cell>
          <table:table-cell table:formula="of:=RAND() * 0.1" office:value-type="float" office:value="0.027286145482128" calcext:value-type="float">
            <text:p>0.0272861455</text:p>
          </table:table-cell>
          <table:table-cell table:formula="of:=RAND() * 0.1" office:value-type="float" office:value="0.0411089144306433" calcext:value-type="float">
            <text:p>0.0411089144</text:p>
          </table:table-cell>
          <table:table-cell table:formula="of:=RAND() * 0.1" office:value-type="float" office:value="0.0696893620278388" calcext:value-type="float">
            <text:p>0.069689362</text:p>
          </table:table-cell>
          <table:table-cell table:formula="of:=RAND() * 0.1" office:value-type="float" office:value="0.00413420715696878" calcext:value-type="float">
            <text:p>0.0041342072</text:p>
          </table:table-cell>
          <table:table-cell table:formula="of:=RAND() * 0.1" office:value-type="float" office:value="0.0234144954085068" calcext:value-type="float">
            <text:p>0.0234144954</text:p>
          </table:table-cell>
          <table:table-cell table:formula="of:=RAND() * 0.1" office:value-type="float" office:value="0.0465479391124765" calcext:value-type="float">
            <text:p>0.0465479391</text:p>
          </table:table-cell>
          <table:table-cell/>
          <table:table-cell table:formula="of:=[.A94]+[.J94]" office:value-type="float" office:value="0.199876080005959" calcext:value-type="float">
            <text:p>0.19987608</text:p>
          </table:table-cell>
          <table:table-cell table:formula="of:=[.B94]+[.K94]" office:value-type="float" office:value="-1.50133913082376" calcext:value-type="float">
            <text:p>-1.5013391308</text:p>
          </table:table-cell>
          <table:table-cell table:formula="of:=[.C94]+[.L94]" office:value-type="float" office:value="-0.130775202917872" calcext:value-type="float">
            <text:p>-0.1307752029</text:p>
          </table:table-cell>
          <table:table-cell table:formula="of:=[.D94]+[.M94]" office:value-type="float" office:value="-1.38925301536936" calcext:value-type="float">
            <text:p>-1.3892530154</text:p>
          </table:table-cell>
          <table:table-cell table:formula="of:=[.E94]+[.N94]" office:value-type="float" office:value="-0.254131524172161" calcext:value-type="float">
            <text:p>-0.2541315242</text:p>
          </table:table-cell>
          <table:table-cell table:formula="of:=[.F94]+[.O94]" office:value-type="float" office:value="-1.92952579924303" calcext:value-type="float">
            <text:p>-1.9295257992</text:p>
          </table:table-cell>
          <table:table-cell table:formula="of:=[.G94]+[.P94]" office:value-type="float" office:value="-0.473373969891493" calcext:value-type="float">
            <text:p>-0.4733739699</text:p>
          </table:table-cell>
          <table:table-cell table:formula="of:=[.H94]+[.Q94]" office:value-type="float" office:value="-1.56618072148752" calcext:value-type="float">
            <text:p>-1.5661807215</text:p>
          </table:table-cell>
        </table:table-row>
        <table:table-row table:style-name="ro1">
          <table:table-cell office:value-type="float" office:value="0.2993128737" calcext:value-type="float">
            <text:p>0.2993128737</text:p>
          </table:table-cell>
          <table:table-cell office:value-type="float" office:value="-1.6270005246" calcext:value-type="float">
            <text:p>-1.6270005246</text:p>
          </table:table-cell>
          <table:table-cell office:value-type="float" office:value="-0.2005907638" calcext:value-type="float">
            <text:p>-0.2005907638</text:p>
          </table:table-cell>
          <table:table-cell office:value-type="float" office:value="-1.5113083201" calcext:value-type="float">
            <text:p>-1.5113083201</text:p>
          </table:table-cell>
          <table:table-cell office:value-type="float" office:value="-0.2239526555" calcext:value-type="float">
            <text:p>-0.2239526555</text:p>
          </table:table-cell>
          <table:table-cell office:value-type="float" office:value="-1.9189538945" calcext:value-type="float">
            <text:p>-1.9189538945</text:p>
          </table:table-cell>
          <table:table-cell office:value-type="float" office:value="-0.5266548963" calcext:value-type="float">
            <text:p>-0.5266548963</text:p>
          </table:table-cell>
          <table:table-cell office:value-type="float" office:value="-1.7090913751" calcext:value-type="float">
            <text:p>-1.7090913751</text:p>
          </table:table-cell>
          <table:table-cell/>
          <table:table-cell table:formula="of:=RAND() * 0.1" office:value-type="float" office:value="0.0731566016726723" calcext:value-type="float">
            <text:p>0.0731566017</text:p>
          </table:table-cell>
          <table:table-cell table:formula="of:=RAND() * 0.1" office:value-type="float" office:value="0.0632146441986343" calcext:value-type="float">
            <text:p>0.0632146442</text:p>
          </table:table-cell>
          <table:table-cell table:formula="of:=RAND() * 0.1" office:value-type="float" office:value="0.0878390074416551" calcext:value-type="float">
            <text:p>0.0878390074</text:p>
          </table:table-cell>
          <table:table-cell table:formula="of:=RAND() * 0.1" office:value-type="float" office:value="0.017659159084233" calcext:value-type="float">
            <text:p>0.0176591591</text:p>
          </table:table-cell>
          <table:table-cell table:formula="of:=RAND() * 0.1" office:value-type="float" office:value="0.028755818278885" calcext:value-type="float">
            <text:p>0.0287558183</text:p>
          </table:table-cell>
          <table:table-cell table:formula="of:=RAND() * 0.1" office:value-type="float" office:value="0.0828059391246178" calcext:value-type="float">
            <text:p>0.0828059391</text:p>
          </table:table-cell>
          <table:table-cell table:formula="of:=RAND() * 0.1" office:value-type="float" office:value="0.0970900274346387" calcext:value-type="float">
            <text:p>0.0970900274</text:p>
          </table:table-cell>
          <table:table-cell table:formula="of:=RAND() * 0.1" office:value-type="float" office:value="0.0229657097115372" calcext:value-type="float">
            <text:p>0.0229657097</text:p>
          </table:table-cell>
          <table:table-cell/>
          <table:table-cell table:formula="of:=[.A95]+[.J95]" office:value-type="float" office:value="0.372469475372672" calcext:value-type="float">
            <text:p>0.3724694754</text:p>
          </table:table-cell>
          <table:table-cell table:formula="of:=[.B95]+[.K95]" office:value-type="float" office:value="-1.56378588040137" calcext:value-type="float">
            <text:p>-1.5637858804</text:p>
          </table:table-cell>
          <table:table-cell table:formula="of:=[.C95]+[.L95]" office:value-type="float" office:value="-0.112751756358345" calcext:value-type="float">
            <text:p>-0.1127517564</text:p>
          </table:table-cell>
          <table:table-cell table:formula="of:=[.D95]+[.M95]" office:value-type="float" office:value="-1.49364916101577" calcext:value-type="float">
            <text:p>-1.493649161</text:p>
          </table:table-cell>
          <table:table-cell table:formula="of:=[.E95]+[.N95]" office:value-type="float" office:value="-0.195196837221115" calcext:value-type="float">
            <text:p>-0.1951968372</text:p>
          </table:table-cell>
          <table:table-cell table:formula="of:=[.F95]+[.O95]" office:value-type="float" office:value="-1.83614795537538" calcext:value-type="float">
            <text:p>-1.8361479554</text:p>
          </table:table-cell>
          <table:table-cell table:formula="of:=[.G95]+[.P95]" office:value-type="float" office:value="-0.429564868865361" calcext:value-type="float">
            <text:p>-0.4295648689</text:p>
          </table:table-cell>
          <table:table-cell table:formula="of:=[.H95]+[.Q95]" office:value-type="float" office:value="-1.68612566538846" calcext:value-type="float">
            <text:p>-1.6861256654</text:p>
          </table:table-cell>
        </table:table-row>
        <table:table-row table:style-name="ro1">
          <table:table-cell office:value-type="float" office:value="-0.0494949304" calcext:value-type="float">
            <text:p>-0.0494949304</text:p>
          </table:table-cell>
          <table:table-cell office:value-type="float" office:value="-1.6438541632" calcext:value-type="float">
            <text:p>-1.6438541632</text:p>
          </table:table-cell>
          <table:table-cell office:value-type="float" office:value="-0.5764958437" calcext:value-type="float">
            <text:p>-0.5764958437</text:p>
          </table:table-cell>
          <table:table-cell office:value-type="float" office:value="-1.5893158902" calcext:value-type="float">
            <text:p>-1.5893158902</text:p>
          </table:table-cell>
          <table:table-cell office:value-type="float" office:value="-0.5233170841" calcext:value-type="float">
            <text:p>-0.5233170841</text:p>
          </table:table-cell>
          <table:table-cell office:value-type="float" office:value="-1.9700686706" calcext:value-type="float">
            <text:p>-1.9700686706</text:p>
          </table:table-cell>
          <table:table-cell office:value-type="float" office:value="-0.9087513748" calcext:value-type="float">
            <text:p>-0.9087513748</text:p>
          </table:table-cell>
          <table:table-cell office:value-type="float" office:value="-1.820073268" calcext:value-type="float">
            <text:p>-1.820073268</text:p>
          </table:table-cell>
          <table:table-cell/>
          <table:table-cell table:formula="of:=RAND() * 0.1" office:value-type="float" office:value="0.0718809296540616" calcext:value-type="float">
            <text:p>0.0718809297</text:p>
          </table:table-cell>
          <table:table-cell table:formula="of:=RAND() * 0.1" office:value-type="float" office:value="0.0746352817231895" calcext:value-type="float">
            <text:p>0.0746352817</text:p>
          </table:table-cell>
          <table:table-cell table:formula="of:=RAND() * 0.1" office:value-type="float" office:value="0.00830899804858564" calcext:value-type="float">
            <text:p>0.008308998</text:p>
          </table:table-cell>
          <table:table-cell table:formula="of:=RAND() * 0.1" office:value-type="float" office:value="0.0896962390180528" calcext:value-type="float">
            <text:p>0.089696239</text:p>
          </table:table-cell>
          <table:table-cell table:formula="of:=RAND() * 0.1" office:value-type="float" office:value="0.0127669150456433" calcext:value-type="float">
            <text:p>0.012766915</text:p>
          </table:table-cell>
          <table:table-cell table:formula="of:=RAND() * 0.1" office:value-type="float" office:value="0.00762592420775227" calcext:value-type="float">
            <text:p>0.0076259242</text:p>
          </table:table-cell>
          <table:table-cell table:formula="of:=RAND() * 0.1" office:value-type="float" office:value="0.00289246417346522" calcext:value-type="float">
            <text:p>0.0028924642</text:p>
          </table:table-cell>
          <table:table-cell table:formula="of:=RAND() * 0.1" office:value-type="float" office:value="0.0148751887192494" calcext:value-type="float">
            <text:p>0.0148751887</text:p>
          </table:table-cell>
          <table:table-cell/>
          <table:table-cell table:formula="of:=[.A96]+[.J96]" office:value-type="float" office:value="0.0223859992540616" calcext:value-type="float">
            <text:p>0.0223859993</text:p>
          </table:table-cell>
          <table:table-cell table:formula="of:=[.B96]+[.K96]" office:value-type="float" office:value="-1.56921888147681" calcext:value-type="float">
            <text:p>-1.5692188815</text:p>
          </table:table-cell>
          <table:table-cell table:formula="of:=[.C96]+[.L96]" office:value-type="float" office:value="-0.568186845651414" calcext:value-type="float">
            <text:p>-0.5681868457</text:p>
          </table:table-cell>
          <table:table-cell table:formula="of:=[.D96]+[.M96]" office:value-type="float" office:value="-1.49961965118195" calcext:value-type="float">
            <text:p>-1.4996196512</text:p>
          </table:table-cell>
          <table:table-cell table:formula="of:=[.E96]+[.N96]" office:value-type="float" office:value="-0.510550169054357" calcext:value-type="float">
            <text:p>-0.5105501691</text:p>
          </table:table-cell>
          <table:table-cell table:formula="of:=[.F96]+[.O96]" office:value-type="float" office:value="-1.96244274639225" calcext:value-type="float">
            <text:p>-1.9624427464</text:p>
          </table:table-cell>
          <table:table-cell table:formula="of:=[.G96]+[.P96]" office:value-type="float" office:value="-0.905858910626535" calcext:value-type="float">
            <text:p>-0.9058589106</text:p>
          </table:table-cell>
          <table:table-cell table:formula="of:=[.H96]+[.Q96]" office:value-type="float" office:value="-1.80519807928075" calcext:value-type="float">
            <text:p>-1.8051980793</text:p>
          </table:table-cell>
        </table:table-row>
        <table:table-row table:style-name="ro1">
          <table:table-cell office:value-type="float" office:value="0.1223799383" calcext:value-type="float">
            <text:p>0.1223799383</text:p>
          </table:table-cell>
          <table:table-cell office:value-type="float" office:value="-1.8326820555" calcext:value-type="float">
            <text:p>-1.8326820555</text:p>
          </table:table-cell>
          <table:table-cell office:value-type="float" office:value="-0.1569748954" calcext:value-type="float">
            <text:p>-0.1569748954</text:p>
          </table:table-cell>
          <table:table-cell office:value-type="float" office:value="-1.6625573739" calcext:value-type="float">
            <text:p>-1.6625573739</text:p>
          </table:table-cell>
          <table:table-cell office:value-type="float" office:value="-0.5806042085" calcext:value-type="float">
            <text:p>-0.5806042085</text:p>
          </table:table-cell>
          <table:table-cell office:value-type="float" office:value="-1.7905207107" calcext:value-type="float">
            <text:p>-1.7905207107</text:p>
          </table:table-cell>
          <table:table-cell office:value-type="float" office:value="-0.6318552654" calcext:value-type="float">
            <text:p>-0.6318552654</text:p>
          </table:table-cell>
          <table:table-cell office:value-type="float" office:value="-2.106806697" calcext:value-type="float">
            <text:p>-2.106806697</text:p>
          </table:table-cell>
          <table:table-cell/>
          <table:table-cell table:formula="of:=RAND() * 0.1" office:value-type="float" office:value="0.0495135275953074" calcext:value-type="float">
            <text:p>0.0495135276</text:p>
          </table:table-cell>
          <table:table-cell table:formula="of:=RAND() * 0.1" office:value-type="float" office:value="0.00749872780824061" calcext:value-type="float">
            <text:p>0.0074987278</text:p>
          </table:table-cell>
          <table:table-cell table:formula="of:=RAND() * 0.1" office:value-type="float" office:value="0.0754282715471364" calcext:value-type="float">
            <text:p>0.0754282715</text:p>
          </table:table-cell>
          <table:table-cell table:formula="of:=RAND() * 0.1" office:value-type="float" office:value="0.029594248687174" calcext:value-type="float">
            <text:p>0.0295942487</text:p>
          </table:table-cell>
          <table:table-cell table:formula="of:=RAND() * 0.1" office:value-type="float" office:value="0.0997468604003494" calcext:value-type="float">
            <text:p>0.0997468604</text:p>
          </table:table-cell>
          <table:table-cell table:formula="of:=RAND() * 0.1" office:value-type="float" office:value="0.0118208008921287" calcext:value-type="float">
            <text:p>0.0118208009</text:p>
          </table:table-cell>
          <table:table-cell table:formula="of:=RAND() * 0.1" office:value-type="float" office:value="0.0507150421814713" calcext:value-type="float">
            <text:p>0.0507150422</text:p>
          </table:table-cell>
          <table:table-cell table:formula="of:=RAND() * 0.1" office:value-type="float" office:value="0.0423042418961884" calcext:value-type="float">
            <text:p>0.0423042419</text:p>
          </table:table-cell>
          <table:table-cell/>
          <table:table-cell table:formula="of:=[.A97]+[.J97]" office:value-type="float" office:value="0.171893465895307" calcext:value-type="float">
            <text:p>0.1718934659</text:p>
          </table:table-cell>
          <table:table-cell table:formula="of:=[.B97]+[.K97]" office:value-type="float" office:value="-1.82518332769176" calcext:value-type="float">
            <text:p>-1.8251833277</text:p>
          </table:table-cell>
          <table:table-cell table:formula="of:=[.C97]+[.L97]" office:value-type="float" office:value="-0.0815466238528636" calcext:value-type="float">
            <text:p>-0.0815466239</text:p>
          </table:table-cell>
          <table:table-cell table:formula="of:=[.D97]+[.M97]" office:value-type="float" office:value="-1.63296312521283" calcext:value-type="float">
            <text:p>-1.6329631252</text:p>
          </table:table-cell>
          <table:table-cell table:formula="of:=[.E97]+[.N97]" office:value-type="float" office:value="-0.480857348099651" calcext:value-type="float">
            <text:p>-0.4808573481</text:p>
          </table:table-cell>
          <table:table-cell table:formula="of:=[.F97]+[.O97]" office:value-type="float" office:value="-1.77869990980787" calcext:value-type="float">
            <text:p>-1.7786999098</text:p>
          </table:table-cell>
          <table:table-cell table:formula="of:=[.G97]+[.P97]" office:value-type="float" office:value="-0.581140223218529" calcext:value-type="float">
            <text:p>-0.5811402232</text:p>
          </table:table-cell>
          <table:table-cell table:formula="of:=[.H97]+[.Q97]" office:value-type="float" office:value="-2.06450245510381" calcext:value-type="float">
            <text:p>-2.0645024551</text:p>
          </table:table-cell>
        </table:table-row>
        <table:table-row table:style-name="ro1">
          <table:table-cell office:value-type="float" office:value="0.2604662342" calcext:value-type="float">
            <text:p>0.2604662342</text:p>
          </table:table-cell>
          <table:table-cell office:value-type="float" office:value="-1.4826266807" calcext:value-type="float">
            <text:p>-1.4826266807</text:p>
          </table:table-cell>
          <table:table-cell office:value-type="float" office:value="-0.3441500991" calcext:value-type="float">
            <text:p>-0.3441500991</text:p>
          </table:table-cell>
          <table:table-cell office:value-type="float" office:value="-1.3914995436" calcext:value-type="float">
            <text:p>-1.3914995436</text:p>
          </table:table-cell>
          <table:table-cell office:value-type="float" office:value="-0.0702257886" calcext:value-type="float">
            <text:p>-0.0702257886</text:p>
          </table:table-cell>
          <table:table-cell office:value-type="float" office:value="-1.7349793557" calcext:value-type="float">
            <text:p>-1.7349793557</text:p>
          </table:table-cell>
          <table:table-cell office:value-type="float" office:value="-0.6007595258" calcext:value-type="float">
            <text:p>-0.6007595258</text:p>
          </table:table-cell>
          <table:table-cell office:value-type="float" office:value="-1.6556234095" calcext:value-type="float">
            <text:p>-1.6556234095</text:p>
          </table:table-cell>
          <table:table-cell/>
          <table:table-cell table:formula="of:=RAND() * 0.1" office:value-type="float" office:value="0.071757349263716" calcext:value-type="float">
            <text:p>0.0717573493</text:p>
          </table:table-cell>
          <table:table-cell table:formula="of:=RAND() * 0.1" office:value-type="float" office:value="0.0362665172625143" calcext:value-type="float">
            <text:p>0.0362665173</text:p>
          </table:table-cell>
          <table:table-cell table:formula="of:=RAND() * 0.1" office:value-type="float" office:value="0.0399817963007622" calcext:value-type="float">
            <text:p>0.0399817963</text:p>
          </table:table-cell>
          <table:table-cell table:formula="of:=RAND() * 0.1" office:value-type="float" office:value="0.00439284621124612" calcext:value-type="float">
            <text:p>0.0043928462</text:p>
          </table:table-cell>
          <table:table-cell table:formula="of:=RAND() * 0.1" office:value-type="float" office:value="0.0717803826037328" calcext:value-type="float">
            <text:p>0.0717803826</text:p>
          </table:table-cell>
          <table:table-cell table:formula="of:=RAND() * 0.1" office:value-type="float" office:value="0.0957757124302987" calcext:value-type="float">
            <text:p>0.0957757124</text:p>
          </table:table-cell>
          <table:table-cell table:formula="of:=RAND() * 0.1" office:value-type="float" office:value="0.0284811115121164" calcext:value-type="float">
            <text:p>0.0284811115</text:p>
          </table:table-cell>
          <table:table-cell table:formula="of:=RAND() * 0.1" office:value-type="float" office:value="0.0999771171313525" calcext:value-type="float">
            <text:p>0.0999771171</text:p>
          </table:table-cell>
          <table:table-cell/>
          <table:table-cell table:formula="of:=[.A98]+[.J98]" office:value-type="float" office:value="0.332223583463716" calcext:value-type="float">
            <text:p>0.3322235835</text:p>
          </table:table-cell>
          <table:table-cell table:formula="of:=[.B98]+[.K98]" office:value-type="float" office:value="-1.44636016343749" calcext:value-type="float">
            <text:p>-1.4463601634</text:p>
          </table:table-cell>
          <table:table-cell table:formula="of:=[.C98]+[.L98]" office:value-type="float" office:value="-0.304168302799238" calcext:value-type="float">
            <text:p>-0.3041683028</text:p>
          </table:table-cell>
          <table:table-cell table:formula="of:=[.D98]+[.M98]" office:value-type="float" office:value="-1.38710669738875" calcext:value-type="float">
            <text:p>-1.3871066974</text:p>
          </table:table-cell>
          <table:table-cell table:formula="of:=[.E98]+[.N98]" office:value-type="float" office:value="0.00155459400373283" calcext:value-type="float">
            <text:p>0.001554594</text:p>
          </table:table-cell>
          <table:table-cell table:formula="of:=[.F98]+[.O98]" office:value-type="float" office:value="-1.6392036432697" calcext:value-type="float">
            <text:p>-1.6392036433</text:p>
          </table:table-cell>
          <table:table-cell table:formula="of:=[.G98]+[.P98]" office:value-type="float" office:value="-0.572278414287884" calcext:value-type="float">
            <text:p>-0.5722784143</text:p>
          </table:table-cell>
          <table:table-cell table:formula="of:=[.H98]+[.Q98]" office:value-type="float" office:value="-1.55564629236865" calcext:value-type="float">
            <text:p>-1.5556462924</text:p>
          </table:table-cell>
        </table:table-row>
        <table:table-row table:style-name="ro1">
          <table:table-cell office:value-type="float" office:value="0.3404791793" calcext:value-type="float">
            <text:p>0.3404791793</text:p>
          </table:table-cell>
          <table:table-cell office:value-type="float" office:value="-2.0810064115" calcext:value-type="float">
            <text:p>-2.0810064115</text:p>
          </table:table-cell>
          <table:table-cell office:value-type="float" office:value="0.0088184244" calcext:value-type="float">
            <text:p>0.0088184244</text:p>
          </table:table-cell>
          <table:table-cell office:value-type="float" office:value="-1.8894164293" calcext:value-type="float">
            <text:p>-1.8894164293</text:p>
          </table:table-cell>
          <table:table-cell office:value-type="float" office:value="-0.365240536" calcext:value-type="float">
            <text:p>-0.365240536</text:p>
          </table:table-cell>
          <table:table-cell office:value-type="float" office:value="-2.17895246" calcext:value-type="float">
            <text:p>-2.17895246</text:p>
          </table:table-cell>
          <table:table-cell office:value-type="float" office:value="-0.5657485754" calcext:value-type="float">
            <text:p>-0.5657485754</text:p>
          </table:table-cell>
          <table:table-cell office:value-type="float" office:value="-1.8995119814" calcext:value-type="float">
            <text:p>-1.8995119814</text:p>
          </table:table-cell>
          <table:table-cell/>
          <table:table-cell table:formula="of:=RAND() * 0.1" office:value-type="float" office:value="0.00155904131541252" calcext:value-type="float">
            <text:p>0.0015590413</text:p>
          </table:table-cell>
          <table:table-cell table:formula="of:=RAND() * 0.1" office:value-type="float" office:value="0.0333764596569648" calcext:value-type="float">
            <text:p>0.0333764597</text:p>
          </table:table-cell>
          <table:table-cell table:formula="of:=RAND() * 0.1" office:value-type="float" office:value="0.0237088187289747" calcext:value-type="float">
            <text:p>0.0237088187</text:p>
          </table:table-cell>
          <table:table-cell table:formula="of:=RAND() * 0.1" office:value-type="float" office:value="0.0865297341738555" calcext:value-type="float">
            <text:p>0.0865297342</text:p>
          </table:table-cell>
          <table:table-cell table:formula="of:=RAND() * 0.1" office:value-type="float" office:value="0.0525922324119119" calcext:value-type="float">
            <text:p>0.0525922324</text:p>
          </table:table-cell>
          <table:table-cell table:formula="of:=RAND() * 0.1" office:value-type="float" office:value="0.0176839780770168" calcext:value-type="float">
            <text:p>0.0176839781</text:p>
          </table:table-cell>
          <table:table-cell table:formula="of:=RAND() * 0.1" office:value-type="float" office:value="0.0650544466056307" calcext:value-type="float">
            <text:p>0.0650544466</text:p>
          </table:table-cell>
          <table:table-cell table:formula="of:=RAND() * 0.1" office:value-type="float" office:value="0.0316564991499927" calcext:value-type="float">
            <text:p>0.0316564991</text:p>
          </table:table-cell>
          <table:table-cell/>
          <table:table-cell table:formula="of:=[.A99]+[.J99]" office:value-type="float" office:value="0.342038220615412" calcext:value-type="float">
            <text:p>0.3420382206</text:p>
          </table:table-cell>
          <table:table-cell table:formula="of:=[.B99]+[.K99]" office:value-type="float" office:value="-2.04762995184304" calcext:value-type="float">
            <text:p>-2.0476299518</text:p>
          </table:table-cell>
          <table:table-cell table:formula="of:=[.C99]+[.L99]" office:value-type="float" office:value="0.0325272431289747" calcext:value-type="float">
            <text:p>0.0325272431</text:p>
          </table:table-cell>
          <table:table-cell table:formula="of:=[.D99]+[.M99]" office:value-type="float" office:value="-1.80288669512614" calcext:value-type="float">
            <text:p>-1.8028866951</text:p>
          </table:table-cell>
          <table:table-cell table:formula="of:=[.E99]+[.N99]" office:value-type="float" office:value="-0.312648303588088" calcext:value-type="float">
            <text:p>-0.3126483036</text:p>
          </table:table-cell>
          <table:table-cell table:formula="of:=[.F99]+[.O99]" office:value-type="float" office:value="-2.16126848192298" calcext:value-type="float">
            <text:p>-2.1612684819</text:p>
          </table:table-cell>
          <table:table-cell table:formula="of:=[.G99]+[.P99]" office:value-type="float" office:value="-0.500694128794369" calcext:value-type="float">
            <text:p>-0.5006941288</text:p>
          </table:table-cell>
          <table:table-cell table:formula="of:=[.H99]+[.Q99]" office:value-type="float" office:value="-1.86785548225001" calcext:value-type="float">
            <text:p>-1.8678554823</text:p>
          </table:table-cell>
        </table:table-row>
        <table:table-row table:style-name="ro1">
          <table:table-cell office:value-type="float" office:value="0.1410091259" calcext:value-type="float">
            <text:p>0.1410091259</text:p>
          </table:table-cell>
          <table:table-cell office:value-type="float" office:value="-1.5352979226" calcext:value-type="float">
            <text:p>-1.5352979226</text:p>
          </table:table-cell>
          <table:table-cell office:value-type="float" office:value="-0.2693060179" calcext:value-type="float">
            <text:p>-0.2693060179</text:p>
          </table:table-cell>
          <table:table-cell office:value-type="float" office:value="-1.4386717815" calcext:value-type="float">
            <text:p>-1.4386717815</text:p>
          </table:table-cell>
          <table:table-cell office:value-type="float" office:value="-0.6549716699" calcext:value-type="float">
            <text:p>-0.6549716699</text:p>
          </table:table-cell>
          <table:table-cell office:value-type="float" office:value="-1.5762529012" calcext:value-type="float">
            <text:p>-1.5762529012</text:p>
          </table:table-cell>
          <table:table-cell office:value-type="float" office:value="-0.5200924487" calcext:value-type="float">
            <text:p>-0.5200924487</text:p>
          </table:table-cell>
          <table:table-cell office:value-type="float" office:value="-1.8684174187" calcext:value-type="float">
            <text:p>-1.8684174187</text:p>
          </table:table-cell>
          <table:table-cell/>
          <table:table-cell table:formula="of:=RAND() * 0.1" office:value-type="float" office:value="0.0985036137046563" calcext:value-type="float">
            <text:p>0.0985036137</text:p>
          </table:table-cell>
          <table:table-cell table:formula="of:=RAND() * 0.1" office:value-type="float" office:value="0.023391708967104" calcext:value-type="float">
            <text:p>0.023391709</text:p>
          </table:table-cell>
          <table:table-cell table:formula="of:=RAND() * 0.1" office:value-type="float" office:value="0.0995884570105982" calcext:value-type="float">
            <text:p>0.099588457</text:p>
          </table:table-cell>
          <table:table-cell table:formula="of:=RAND() * 0.1" office:value-type="float" office:value="0.00289231348625894" calcext:value-type="float">
            <text:p>0.0028923135</text:p>
          </table:table-cell>
          <table:table-cell table:formula="of:=RAND() * 0.1" office:value-type="float" office:value="0.0433346623516311" calcext:value-type="float">
            <text:p>0.0433346624</text:p>
          </table:table-cell>
          <table:table-cell table:formula="of:=RAND() * 0.1" office:value-type="float" office:value="0.00347796234226724" calcext:value-type="float">
            <text:p>0.0034779623</text:p>
          </table:table-cell>
          <table:table-cell table:formula="of:=RAND() * 0.1" office:value-type="float" office:value="0.0500723828886837" calcext:value-type="float">
            <text:p>0.0500723829</text:p>
          </table:table-cell>
          <table:table-cell table:formula="of:=RAND() * 0.1" office:value-type="float" office:value="0.0595494476916311" calcext:value-type="float">
            <text:p>0.0595494477</text:p>
          </table:table-cell>
          <table:table-cell/>
          <table:table-cell table:formula="of:=[.A100]+[.J100]" office:value-type="float" office:value="0.239512739604656" calcext:value-type="float">
            <text:p>0.2395127396</text:p>
          </table:table-cell>
          <table:table-cell table:formula="of:=[.B100]+[.K100]" office:value-type="float" office:value="-1.5119062136329" calcext:value-type="float">
            <text:p>-1.5119062136</text:p>
          </table:table-cell>
          <table:table-cell table:formula="of:=[.C100]+[.L100]" office:value-type="float" office:value="-0.169717560889402" calcext:value-type="float">
            <text:p>-0.1697175609</text:p>
          </table:table-cell>
          <table:table-cell table:formula="of:=[.D100]+[.M100]" office:value-type="float" office:value="-1.43577946801374" calcext:value-type="float">
            <text:p>-1.435779468</text:p>
          </table:table-cell>
          <table:table-cell table:formula="of:=[.E100]+[.N100]" office:value-type="float" office:value="-0.611637007548369" calcext:value-type="float">
            <text:p>-0.6116370075</text:p>
          </table:table-cell>
          <table:table-cell table:formula="of:=[.F100]+[.O100]" office:value-type="float" office:value="-1.57277493885773" calcext:value-type="float">
            <text:p>-1.5727749389</text:p>
          </table:table-cell>
          <table:table-cell table:formula="of:=[.G100]+[.P100]" office:value-type="float" office:value="-0.470020065811316" calcext:value-type="float">
            <text:p>-0.4700200658</text:p>
          </table:table-cell>
          <table:table-cell table:formula="of:=[.H100]+[.Q100]" office:value-type="float" office:value="-1.80886797100837" calcext:value-type="float">
            <text:p>-1.808867971</text:p>
          </table:table-cell>
        </table:table-row>
        <table:table-row table:style-name="ro1">
          <table:table-cell office:value-type="float" office:value="0.2790998468" calcext:value-type="float">
            <text:p>0.2790998468</text:p>
          </table:table-cell>
          <table:table-cell office:value-type="float" office:value="-1.4975371275" calcext:value-type="float">
            <text:p>-1.4975371275</text:p>
          </table:table-cell>
          <table:table-cell office:value-type="float" office:value="-0.3279096799" calcext:value-type="float">
            <text:p>-0.3279096799</text:p>
          </table:table-cell>
          <table:table-cell office:value-type="float" office:value="-1.3271267259" calcext:value-type="float">
            <text:p>-1.3271267259</text:p>
          </table:table-cell>
          <table:table-cell office:value-type="float" office:value="0.0121441387" calcext:value-type="float">
            <text:p>0.0121441387</text:p>
          </table:table-cell>
          <table:table-cell office:value-type="float" office:value="-1.7403861369" calcext:value-type="float">
            <text:p>-1.7403861369</text:p>
          </table:table-cell>
          <table:table-cell office:value-type="float" office:value="-0.3213956405" calcext:value-type="float">
            <text:p>-0.3213956405</text:p>
          </table:table-cell>
          <table:table-cell office:value-type="float" office:value="-1.6738644563" calcext:value-type="float">
            <text:p>-1.6738644563</text:p>
          </table:table-cell>
          <table:table-cell/>
          <table:table-cell table:formula="of:=RAND() * 0.1" office:value-type="float" office:value="0.0453094630814853" calcext:value-type="float">
            <text:p>0.0453094631</text:p>
          </table:table-cell>
          <table:table-cell table:formula="of:=RAND() * 0.1" office:value-type="float" office:value="0.0621542927137383" calcext:value-type="float">
            <text:p>0.0621542927</text:p>
          </table:table-cell>
          <table:table-cell table:formula="of:=RAND() * 0.1" office:value-type="float" office:value="0.0129087540184672" calcext:value-type="float">
            <text:p>0.012908754</text:p>
          </table:table-cell>
          <table:table-cell table:formula="of:=RAND() * 0.1" office:value-type="float" office:value="0.0725679878144959" calcext:value-type="float">
            <text:p>0.0725679878</text:p>
          </table:table-cell>
          <table:table-cell table:formula="of:=RAND() * 0.1" office:value-type="float" office:value="0.0882841203428199" calcext:value-type="float">
            <text:p>0.0882841203</text:p>
          </table:table-cell>
          <table:table-cell table:formula="of:=RAND() * 0.1" office:value-type="float" office:value="0.0795165290434209" calcext:value-type="float">
            <text:p>0.079516529</text:p>
          </table:table-cell>
          <table:table-cell table:formula="of:=RAND() * 0.1" office:value-type="float" office:value="0.0025068116847426" calcext:value-type="float">
            <text:p>0.0025068117</text:p>
          </table:table-cell>
          <table:table-cell table:formula="of:=RAND() * 0.1" office:value-type="float" office:value="0.0295570952064116" calcext:value-type="float">
            <text:p>0.0295570952</text:p>
          </table:table-cell>
          <table:table-cell/>
          <table:table-cell table:formula="of:=[.A101]+[.J101]" office:value-type="float" office:value="0.324409309881485" calcext:value-type="float">
            <text:p>0.3244093099</text:p>
          </table:table-cell>
          <table:table-cell table:formula="of:=[.B101]+[.K101]" office:value-type="float" office:value="-1.43538283478626" calcext:value-type="float">
            <text:p>-1.4353828348</text:p>
          </table:table-cell>
          <table:table-cell table:formula="of:=[.C101]+[.L101]" office:value-type="float" office:value="-0.315000925881533" calcext:value-type="float">
            <text:p>-0.3150009259</text:p>
          </table:table-cell>
          <table:table-cell table:formula="of:=[.D101]+[.M101]" office:value-type="float" office:value="-1.2545587380855" calcext:value-type="float">
            <text:p>-1.2545587381</text:p>
          </table:table-cell>
          <table:table-cell table:formula="of:=[.E101]+[.N101]" office:value-type="float" office:value="0.10042825904282" calcext:value-type="float">
            <text:p>0.100428259</text:p>
          </table:table-cell>
          <table:table-cell table:formula="of:=[.F101]+[.O101]" office:value-type="float" office:value="-1.66086960785658" calcext:value-type="float">
            <text:p>-1.6608696079</text:p>
          </table:table-cell>
          <table:table-cell table:formula="of:=[.G101]+[.P101]" office:value-type="float" office:value="-0.318888828815257" calcext:value-type="float">
            <text:p>-0.3188888288</text:p>
          </table:table-cell>
          <table:table-cell table:formula="of:=[.H101]+[.Q101]" office:value-type="float" office:value="-1.64430736109359" calcext:value-type="float">
            <text:p>-1.6443073611</text:p>
          </table:table-cell>
        </table:table-row>
        <table:table-row table:style-name="ro1">
          <table:table-cell office:value-type="float" office:value="0.0756131197" calcext:value-type="float">
            <text:p>0.0756131197</text:p>
          </table:table-cell>
          <table:table-cell office:value-type="float" office:value="-1.6184089792" calcext:value-type="float">
            <text:p>-1.6184089792</text:p>
          </table:table-cell>
          <table:table-cell office:value-type="float" office:value="-0.4966646277" calcext:value-type="float">
            <text:p>-0.4966646277</text:p>
          </table:table-cell>
          <table:table-cell office:value-type="float" office:value="-1.8428439082" calcext:value-type="float">
            <text:p>-1.8428439082</text:p>
          </table:table-cell>
          <table:table-cell office:value-type="float" office:value="-0.5382322314" calcext:value-type="float">
            <text:p>-0.5382322314</text:p>
          </table:table-cell>
          <table:table-cell office:value-type="float" office:value="-1.5432351041" calcext:value-type="float">
            <text:p>-1.5432351041</text:p>
          </table:table-cell>
          <table:table-cell office:value-type="float" office:value="-0.236330035" calcext:value-type="float">
            <text:p>-0.236330035</text:p>
          </table:table-cell>
          <table:table-cell office:value-type="float" office:value="-1.6153523129" calcext:value-type="float">
            <text:p>-1.6153523129</text:p>
          </table:table-cell>
          <table:table-cell/>
          <table:table-cell table:formula="of:=RAND() * 0.1" office:value-type="float" office:value="0.054481599015971" calcext:value-type="float">
            <text:p>0.054481599</text:p>
          </table:table-cell>
          <table:table-cell table:formula="of:=RAND() * 0.1" office:value-type="float" office:value="0.033128665574744" calcext:value-type="float">
            <text:p>0.0331286656</text:p>
          </table:table-cell>
          <table:table-cell table:formula="of:=RAND() * 0.1" office:value-type="float" office:value="0.0891891018785182" calcext:value-type="float">
            <text:p>0.0891891019</text:p>
          </table:table-cell>
          <table:table-cell table:formula="of:=RAND() * 0.1" office:value-type="float" office:value="0.0272417041963453" calcext:value-type="float">
            <text:p>0.0272417042</text:p>
          </table:table-cell>
          <table:table-cell table:formula="of:=RAND() * 0.1" office:value-type="float" office:value="0.018109568895578" calcext:value-type="float">
            <text:p>0.0181095689</text:p>
          </table:table-cell>
          <table:table-cell table:formula="of:=RAND() * 0.1" office:value-type="float" office:value="0.00828025196271323" calcext:value-type="float">
            <text:p>0.008280252</text:p>
          </table:table-cell>
          <table:table-cell table:formula="of:=RAND() * 0.1" office:value-type="float" office:value="0.0591894879595558" calcext:value-type="float">
            <text:p>0.059189488</text:p>
          </table:table-cell>
          <table:table-cell table:formula="of:=RAND() * 0.1" office:value-type="float" office:value="0.0838873577845572" calcext:value-type="float">
            <text:p>0.0838873578</text:p>
          </table:table-cell>
          <table:table-cell/>
          <table:table-cell table:formula="of:=[.A102]+[.J102]" office:value-type="float" office:value="0.130094718715971" calcext:value-type="float">
            <text:p>0.1300947187</text:p>
          </table:table-cell>
          <table:table-cell table:formula="of:=[.B102]+[.K102]" office:value-type="float" office:value="-1.58528031362526" calcext:value-type="float">
            <text:p>-1.5852803136</text:p>
          </table:table-cell>
          <table:table-cell table:formula="of:=[.C102]+[.L102]" office:value-type="float" office:value="-0.407475525821482" calcext:value-type="float">
            <text:p>-0.4074755258</text:p>
          </table:table-cell>
          <table:table-cell table:formula="of:=[.D102]+[.M102]" office:value-type="float" office:value="-1.81560220400365" calcext:value-type="float">
            <text:p>-1.815602204</text:p>
          </table:table-cell>
          <table:table-cell table:formula="of:=[.E102]+[.N102]" office:value-type="float" office:value="-0.520122662504422" calcext:value-type="float">
            <text:p>-0.5201226625</text:p>
          </table:table-cell>
          <table:table-cell table:formula="of:=[.F102]+[.O102]" office:value-type="float" office:value="-1.53495485213729" calcext:value-type="float">
            <text:p>-1.5349548521</text:p>
          </table:table-cell>
          <table:table-cell table:formula="of:=[.G102]+[.P102]" office:value-type="float" office:value="-0.177140547040444" calcext:value-type="float">
            <text:p>-0.177140547</text:p>
          </table:table-cell>
          <table:table-cell table:formula="of:=[.H102]+[.Q102]" office:value-type="float" office:value="-1.53146495511544" calcext:value-type="float">
            <text:p>-1.5314649551</text:p>
          </table:table-cell>
        </table:table-row>
        <table:table-row table:style-name="ro1">
          <table:table-cell office:value-type="float" office:value="0.3093825828" calcext:value-type="float">
            <text:p>0.3093825828</text:p>
          </table:table-cell>
          <table:table-cell office:value-type="float" office:value="-1.4059739929" calcext:value-type="float">
            <text:p>-1.4059739929</text:p>
          </table:table-cell>
          <table:table-cell office:value-type="float" office:value="-0.4514890241" calcext:value-type="float">
            <text:p>-0.4514890241</text:p>
          </table:table-cell>
          <table:table-cell office:value-type="float" office:value="-1.3546243559" calcext:value-type="float">
            <text:p>-1.3546243559</text:p>
          </table:table-cell>
          <table:table-cell office:value-type="float" office:value="-0.0662675648" calcext:value-type="float">
            <text:p>-0.0662675648</text:p>
          </table:table-cell>
          <table:table-cell office:value-type="float" office:value="-1.3791206872" calcext:value-type="float">
            <text:p>-1.3791206872</text:p>
          </table:table-cell>
          <table:table-cell office:value-type="float" office:value="-0.1975416398" calcext:value-type="float">
            <text:p>-0.1975416398</text:p>
          </table:table-cell>
          <table:table-cell office:value-type="float" office:value="-1.6605746628" calcext:value-type="float">
            <text:p>-1.6605746628</text:p>
          </table:table-cell>
          <table:table-cell/>
          <table:table-cell table:formula="of:=RAND() * 0.1" office:value-type="float" office:value="0.0671880839292024" calcext:value-type="float">
            <text:p>0.0671880839</text:p>
          </table:table-cell>
          <table:table-cell table:formula="of:=RAND() * 0.1" office:value-type="float" office:value="0.0187311091023416" calcext:value-type="float">
            <text:p>0.0187311091</text:p>
          </table:table-cell>
          <table:table-cell table:formula="of:=RAND() * 0.1" office:value-type="float" office:value="0.0895954368106162" calcext:value-type="float">
            <text:p>0.0895954368</text:p>
          </table:table-cell>
          <table:table-cell table:formula="of:=RAND() * 0.1" office:value-type="float" office:value="0.0722579966140868" calcext:value-type="float">
            <text:p>0.0722579966</text:p>
          </table:table-cell>
          <table:table-cell table:formula="of:=RAND() * 0.1" office:value-type="float" office:value="0.0478863523698657" calcext:value-type="float">
            <text:p>0.0478863524</text:p>
          </table:table-cell>
          <table:table-cell table:formula="of:=RAND() * 0.1" office:value-type="float" office:value="0.071424765987968" calcext:value-type="float">
            <text:p>0.071424766</text:p>
          </table:table-cell>
          <table:table-cell table:formula="of:=RAND() * 0.1" office:value-type="float" office:value="0.00327578816071899" calcext:value-type="float">
            <text:p>0.0032757882</text:p>
          </table:table-cell>
          <table:table-cell table:formula="of:=RAND() * 0.1" office:value-type="float" office:value="0.0465081947868166" calcext:value-type="float">
            <text:p>0.0465081948</text:p>
          </table:table-cell>
          <table:table-cell/>
          <table:table-cell table:formula="of:=[.A103]+[.J103]" office:value-type="float" office:value="0.376570666729202" calcext:value-type="float">
            <text:p>0.3765706667</text:p>
          </table:table-cell>
          <table:table-cell table:formula="of:=[.B103]+[.K103]" office:value-type="float" office:value="-1.38724288379766" calcext:value-type="float">
            <text:p>-1.3872428838</text:p>
          </table:table-cell>
          <table:table-cell table:formula="of:=[.C103]+[.L103]" office:value-type="float" office:value="-0.361893587289384" calcext:value-type="float">
            <text:p>-0.3618935873</text:p>
          </table:table-cell>
          <table:table-cell table:formula="of:=[.D103]+[.M103]" office:value-type="float" office:value="-1.28236635928591" calcext:value-type="float">
            <text:p>-1.2823663593</text:p>
          </table:table-cell>
          <table:table-cell table:formula="of:=[.E103]+[.N103]" office:value-type="float" office:value="-0.0183812124301343" calcext:value-type="float">
            <text:p>-0.0183812124</text:p>
          </table:table-cell>
          <table:table-cell table:formula="of:=[.F103]+[.O103]" office:value-type="float" office:value="-1.30769592121203" calcext:value-type="float">
            <text:p>-1.3076959212</text:p>
          </table:table-cell>
          <table:table-cell table:formula="of:=[.G103]+[.P103]" office:value-type="float" office:value="-0.194265851639281" calcext:value-type="float">
            <text:p>-0.1942658516</text:p>
          </table:table-cell>
          <table:table-cell table:formula="of:=[.H103]+[.Q103]" office:value-type="float" office:value="-1.61406646801318" calcext:value-type="float">
            <text:p>-1.614066468</text:p>
          </table:table-cell>
        </table:table-row>
        <table:table-row table:style-name="ro1">
          <table:table-cell office:value-type="float" office:value="0.2928481018" calcext:value-type="float">
            <text:p>0.2928481018</text:p>
          </table:table-cell>
          <table:table-cell office:value-type="float" office:value="-2.1633407488" calcext:value-type="float">
            <text:p>-2.1633407488</text:p>
          </table:table-cell>
          <table:table-cell office:value-type="float" office:value="-0.3777371046" calcext:value-type="float">
            <text:p>-0.3777371046</text:p>
          </table:table-cell>
          <table:table-cell office:value-type="float" office:value="-1.863787824" calcext:value-type="float">
            <text:p>-1.863787824</text:p>
          </table:table-cell>
          <table:table-cell office:value-type="float" office:value="-0.0874436897" calcext:value-type="float">
            <text:p>-0.0874436897</text:p>
          </table:table-cell>
          <table:table-cell office:value-type="float" office:value="-2.0382638248" calcext:value-type="float">
            <text:p>-2.0382638248</text:p>
          </table:table-cell>
          <table:table-cell office:value-type="float" office:value="-0.2922337571" calcext:value-type="float">
            <text:p>-0.2922337571</text:p>
          </table:table-cell>
          <table:table-cell office:value-type="float" office:value="-2.1999507455" calcext:value-type="float">
            <text:p>-2.1999507455</text:p>
          </table:table-cell>
          <table:table-cell/>
          <table:table-cell table:formula="of:=RAND() * 0.1" office:value-type="float" office:value="0.00320779948508174" calcext:value-type="float">
            <text:p>0.0032077995</text:p>
          </table:table-cell>
          <table:table-cell table:formula="of:=RAND() * 0.1" office:value-type="float" office:value="0.0864135877007149" calcext:value-type="float">
            <text:p>0.0864135877</text:p>
          </table:table-cell>
          <table:table-cell table:formula="of:=RAND() * 0.1" office:value-type="float" office:value="0.0123098789352279" calcext:value-type="float">
            <text:p>0.0123098789</text:p>
          </table:table-cell>
          <table:table-cell table:formula="of:=RAND() * 0.1" office:value-type="float" office:value="0.0914567900732623" calcext:value-type="float">
            <text:p>0.0914567901</text:p>
          </table:table-cell>
          <table:table-cell table:formula="of:=RAND() * 0.1" office:value-type="float" office:value="0.0684668153750214" calcext:value-type="float">
            <text:p>0.0684668154</text:p>
          </table:table-cell>
          <table:table-cell table:formula="of:=RAND() * 0.1" office:value-type="float" office:value="0.0128153674997787" calcext:value-type="float">
            <text:p>0.0128153675</text:p>
          </table:table-cell>
          <table:table-cell table:formula="of:=RAND() * 0.1" office:value-type="float" office:value="0.0518927067526197" calcext:value-type="float">
            <text:p>0.0518927068</text:p>
          </table:table-cell>
          <table:table-cell table:formula="of:=RAND() * 0.1" office:value-type="float" office:value="0.0626194226461693" calcext:value-type="float">
            <text:p>0.0626194226</text:p>
          </table:table-cell>
          <table:table-cell/>
          <table:table-cell table:formula="of:=[.A104]+[.J104]" office:value-type="float" office:value="0.296055901285082" calcext:value-type="float">
            <text:p>0.2960559013</text:p>
          </table:table-cell>
          <table:table-cell table:formula="of:=[.B104]+[.K104]" office:value-type="float" office:value="-2.07692716109928" calcext:value-type="float">
            <text:p>-2.0769271611</text:p>
          </table:table-cell>
          <table:table-cell table:formula="of:=[.C104]+[.L104]" office:value-type="float" office:value="-0.365427225664772" calcext:value-type="float">
            <text:p>-0.3654272257</text:p>
          </table:table-cell>
          <table:table-cell table:formula="of:=[.D104]+[.M104]" office:value-type="float" office:value="-1.77233103392674" calcext:value-type="float">
            <text:p>-1.7723310339</text:p>
          </table:table-cell>
          <table:table-cell table:formula="of:=[.E104]+[.N104]" office:value-type="float" office:value="-0.0189768743249786" calcext:value-type="float">
            <text:p>-0.0189768743</text:p>
          </table:table-cell>
          <table:table-cell table:formula="of:=[.F104]+[.O104]" office:value-type="float" office:value="-2.02544845730022" calcext:value-type="float">
            <text:p>-2.0254484573</text:p>
          </table:table-cell>
          <table:table-cell table:formula="of:=[.G104]+[.P104]" office:value-type="float" office:value="-0.24034105034738" calcext:value-type="float">
            <text:p>-0.2403410503</text:p>
          </table:table-cell>
          <table:table-cell table:formula="of:=[.H104]+[.Q104]" office:value-type="float" office:value="-2.13733132285383" calcext:value-type="float">
            <text:p>-2.1373313229</text:p>
          </table:table-cell>
        </table:table-row>
        <table:table-row table:style-name="ro1">
          <table:table-cell office:value-type="float" office:value="0.2456690704" calcext:value-type="float">
            <text:p>0.2456690704</text:p>
          </table:table-cell>
          <table:table-cell office:value-type="float" office:value="-1.9004060657" calcext:value-type="float">
            <text:p>-1.9004060657</text:p>
          </table:table-cell>
          <table:table-cell office:value-type="float" office:value="-0.0902697318" calcext:value-type="float">
            <text:p>-0.0902697318</text:p>
          </table:table-cell>
          <table:table-cell office:value-type="float" office:value="-1.7086793923" calcext:value-type="float">
            <text:p>-1.7086793923</text:p>
          </table:table-cell>
          <table:table-cell office:value-type="float" office:value="-0.3483165883" calcext:value-type="float">
            <text:p>-0.3483165883</text:p>
          </table:table-cell>
          <table:table-cell office:value-type="float" office:value="-2.0725543624" calcext:value-type="float">
            <text:p>-2.0725543624</text:p>
          </table:table-cell>
          <table:table-cell office:value-type="float" office:value="-0.5830066993" calcext:value-type="float">
            <text:p>-0.5830066993</text:p>
          </table:table-cell>
          <table:table-cell office:value-type="float" office:value="-1.8000156861" calcext:value-type="float">
            <text:p>-1.8000156861</text:p>
          </table:table-cell>
          <table:table-cell/>
          <table:table-cell table:formula="of:=RAND() * 0.1" office:value-type="float" office:value="0.078213542730558" calcext:value-type="float">
            <text:p>0.0782135427</text:p>
          </table:table-cell>
          <table:table-cell table:formula="of:=RAND() * 0.1" office:value-type="float" office:value="0.00648019375479396" calcext:value-type="float">
            <text:p>0.0064801938</text:p>
          </table:table-cell>
          <table:table-cell table:formula="of:=RAND() * 0.1" office:value-type="float" office:value="0.078855965759175" calcext:value-type="float">
            <text:p>0.0788559658</text:p>
          </table:table-cell>
          <table:table-cell table:formula="of:=RAND() * 0.1" office:value-type="float" office:value="0.0401073367191976" calcext:value-type="float">
            <text:p>0.0401073367</text:p>
          </table:table-cell>
          <table:table-cell table:formula="of:=RAND() * 0.1" office:value-type="float" office:value="0.0433911836524069" calcext:value-type="float">
            <text:p>0.0433911837</text:p>
          </table:table-cell>
          <table:table-cell table:formula="of:=RAND() * 0.1" office:value-type="float" office:value="0.0945031213192231" calcext:value-type="float">
            <text:p>0.0945031213</text:p>
          </table:table-cell>
          <table:table-cell table:formula="of:=RAND() * 0.1" office:value-type="float" office:value="0.0255011597524137" calcext:value-type="float">
            <text:p>0.0255011598</text:p>
          </table:table-cell>
          <table:table-cell table:formula="of:=RAND() * 0.1" office:value-type="float" office:value="0.0966606580761276" calcext:value-type="float">
            <text:p>0.0966606581</text:p>
          </table:table-cell>
          <table:table-cell/>
          <table:table-cell table:formula="of:=[.A105]+[.J105]" office:value-type="float" office:value="0.323882613130558" calcext:value-type="float">
            <text:p>0.3238826131</text:p>
          </table:table-cell>
          <table:table-cell table:formula="of:=[.B105]+[.K105]" office:value-type="float" office:value="-1.89392587194521" calcext:value-type="float">
            <text:p>-1.8939258719</text:p>
          </table:table-cell>
          <table:table-cell table:formula="of:=[.C105]+[.L105]" office:value-type="float" office:value="-0.011413766040825" calcext:value-type="float">
            <text:p>-0.011413766</text:p>
          </table:table-cell>
          <table:table-cell table:formula="of:=[.D105]+[.M105]" office:value-type="float" office:value="-1.6685720555808" calcext:value-type="float">
            <text:p>-1.6685720556</text:p>
          </table:table-cell>
          <table:table-cell table:formula="of:=[.E105]+[.N105]" office:value-type="float" office:value="-0.304925404647593" calcext:value-type="float">
            <text:p>-0.3049254046</text:p>
          </table:table-cell>
          <table:table-cell table:formula="of:=[.F105]+[.O105]" office:value-type="float" office:value="-1.97805124108078" calcext:value-type="float">
            <text:p>-1.9780512411</text:p>
          </table:table-cell>
          <table:table-cell table:formula="of:=[.G105]+[.P105]" office:value-type="float" office:value="-0.557505539547586" calcext:value-type="float">
            <text:p>-0.5575055395</text:p>
          </table:table-cell>
          <table:table-cell table:formula="of:=[.H105]+[.Q105]" office:value-type="float" office:value="-1.70335502802387" calcext:value-type="float">
            <text:p>-1.703355028</text:p>
          </table:table-cell>
        </table:table-row>
        <table:table-row table:style-name="ro1">
          <table:table-cell office:value-type="float" office:value="0.2632470536" calcext:value-type="float">
            <text:p>0.2632470536</text:p>
          </table:table-cell>
          <table:table-cell office:value-type="float" office:value="-1.6641236299" calcext:value-type="float">
            <text:p>-1.6641236299</text:p>
          </table:table-cell>
          <table:table-cell office:value-type="float" office:value="-0.0760189492" calcext:value-type="float">
            <text:p>-0.0760189492</text:p>
          </table:table-cell>
          <table:table-cell office:value-type="float" office:value="-1.565209933" calcext:value-type="float">
            <text:p>-1.565209933</text:p>
          </table:table-cell>
          <table:table-cell office:value-type="float" office:value="-0.4018485508" calcext:value-type="float">
            <text:p>-0.4018485508</text:p>
          </table:table-cell>
          <table:table-cell office:value-type="float" office:value="-1.9942814513" calcext:value-type="float">
            <text:p>-1.9942814513</text:p>
          </table:table-cell>
          <table:table-cell office:value-type="float" office:value="-0.5925120063" calcext:value-type="float">
            <text:p>-0.5925120063</text:p>
          </table:table-cell>
          <table:table-cell office:value-type="float" office:value="-1.6997220845" calcext:value-type="float">
            <text:p>-1.6997220845</text:p>
          </table:table-cell>
          <table:table-cell/>
          <table:table-cell table:formula="of:=RAND() * 0.1" office:value-type="float" office:value="0.0127293231656667" calcext:value-type="float">
            <text:p>0.0127293232</text:p>
          </table:table-cell>
          <table:table-cell table:formula="of:=RAND() * 0.1" office:value-type="float" office:value="0.0365919697873349" calcext:value-type="float">
            <text:p>0.0365919698</text:p>
          </table:table-cell>
          <table:table-cell table:formula="of:=RAND() * 0.1" office:value-type="float" office:value="0.0526649209501108" calcext:value-type="float">
            <text:p>0.052664921</text:p>
          </table:table-cell>
          <table:table-cell table:formula="of:=RAND() * 0.1" office:value-type="float" office:value="0.0941351399385602" calcext:value-type="float">
            <text:p>0.0941351399</text:p>
          </table:table-cell>
          <table:table-cell table:formula="of:=RAND() * 0.1" office:value-type="float" office:value="0.0319649487065829" calcext:value-type="float">
            <text:p>0.0319649487</text:p>
          </table:table-cell>
          <table:table-cell table:formula="of:=RAND() * 0.1" office:value-type="float" office:value="0.0350011046006547" calcext:value-type="float">
            <text:p>0.0350011046</text:p>
          </table:table-cell>
          <table:table-cell table:formula="of:=RAND() * 0.1" office:value-type="float" office:value="0.0995850720052892" calcext:value-type="float">
            <text:p>0.099585072</text:p>
          </table:table-cell>
          <table:table-cell table:formula="of:=RAND() * 0.1" office:value-type="float" office:value="0.0351302064917228" calcext:value-type="float">
            <text:p>0.0351302065</text:p>
          </table:table-cell>
          <table:table-cell/>
          <table:table-cell table:formula="of:=[.A106]+[.J106]" office:value-type="float" office:value="0.275976376765667" calcext:value-type="float">
            <text:p>0.2759763768</text:p>
          </table:table-cell>
          <table:table-cell table:formula="of:=[.B106]+[.K106]" office:value-type="float" office:value="-1.62753166011267" calcext:value-type="float">
            <text:p>-1.6275316601</text:p>
          </table:table-cell>
          <table:table-cell table:formula="of:=[.C106]+[.L106]" office:value-type="float" office:value="-0.0233540282498892" calcext:value-type="float">
            <text:p>-0.0233540282</text:p>
          </table:table-cell>
          <table:table-cell table:formula="of:=[.D106]+[.M106]" office:value-type="float" office:value="-1.47107479306144" calcext:value-type="float">
            <text:p>-1.4710747931</text:p>
          </table:table-cell>
          <table:table-cell table:formula="of:=[.E106]+[.N106]" office:value-type="float" office:value="-0.369883602093417" calcext:value-type="float">
            <text:p>-0.3698836021</text:p>
          </table:table-cell>
          <table:table-cell table:formula="of:=[.F106]+[.O106]" office:value-type="float" office:value="-1.95928034669935" calcext:value-type="float">
            <text:p>-1.9592803467</text:p>
          </table:table-cell>
          <table:table-cell table:formula="of:=[.G106]+[.P106]" office:value-type="float" office:value="-0.492926934294711" calcext:value-type="float">
            <text:p>-0.4929269343</text:p>
          </table:table-cell>
          <table:table-cell table:formula="of:=[.H106]+[.Q106]" office:value-type="float" office:value="-1.66459187800828" calcext:value-type="float">
            <text:p>-1.664591878</text:p>
          </table:table-cell>
        </table:table-row>
        <table:table-row table:style-name="ro1">
          <table:table-cell office:value-type="float" office:value="0.2789158689" calcext:value-type="float">
            <text:p>0.2789158689</text:p>
          </table:table-cell>
          <table:table-cell office:value-type="float" office:value="-1.7712062832" calcext:value-type="float">
            <text:p>-1.7712062832</text:p>
          </table:table-cell>
          <table:table-cell office:value-type="float" office:value="-0.4765048262" calcext:value-type="float">
            <text:p>-0.4765048262</text:p>
          </table:table-cell>
          <table:table-cell office:value-type="float" office:value="-1.5516293464" calcext:value-type="float">
            <text:p>-1.5516293464</text:p>
          </table:table-cell>
          <table:table-cell office:value-type="float" office:value="-0.1585187366" calcext:value-type="float">
            <text:p>-0.1585187366</text:p>
          </table:table-cell>
          <table:table-cell office:value-type="float" office:value="-1.8374370674" calcext:value-type="float">
            <text:p>-1.8374370674</text:p>
          </table:table-cell>
          <table:table-cell office:value-type="float" office:value="-0.420567331" calcext:value-type="float">
            <text:p>-0.420567331</text:p>
          </table:table-cell>
          <table:table-cell office:value-type="float" office:value="-1.897902872" calcext:value-type="float">
            <text:p>-1.897902872</text:p>
          </table:table-cell>
          <table:table-cell/>
          <table:table-cell table:formula="of:=RAND() * 0.1" office:value-type="float" office:value="0.0819639038561876" calcext:value-type="float">
            <text:p>0.0819639039</text:p>
          </table:table-cell>
          <table:table-cell table:formula="of:=RAND() * 0.1" office:value-type="float" office:value="0.0306633161312591" calcext:value-type="float">
            <text:p>0.0306633161</text:p>
          </table:table-cell>
          <table:table-cell table:formula="of:=RAND() * 0.1" office:value-type="float" office:value="0.0262436304172935" calcext:value-type="float">
            <text:p>0.0262436304</text:p>
          </table:table-cell>
          <table:table-cell table:formula="of:=RAND() * 0.1" office:value-type="float" office:value="0.0610912706292041" calcext:value-type="float">
            <text:p>0.0610912706</text:p>
          </table:table-cell>
          <table:table-cell table:formula="of:=RAND() * 0.1" office:value-type="float" office:value="0.0433278335735085" calcext:value-type="float">
            <text:p>0.0433278336</text:p>
          </table:table-cell>
          <table:table-cell table:formula="of:=RAND() * 0.1" office:value-type="float" office:value="0.0653085213747152" calcext:value-type="float">
            <text:p>0.0653085214</text:p>
          </table:table-cell>
          <table:table-cell table:formula="of:=RAND() * 0.1" office:value-type="float" office:value="0.0464290957079732" calcext:value-type="float">
            <text:p>0.0464290957</text:p>
          </table:table-cell>
          <table:table-cell table:formula="of:=RAND() * 0.1" office:value-type="float" office:value="0.0802186809477556" calcext:value-type="float">
            <text:p>0.0802186809</text:p>
          </table:table-cell>
          <table:table-cell/>
          <table:table-cell table:formula="of:=[.A107]+[.J107]" office:value-type="float" office:value="0.360879772756188" calcext:value-type="float">
            <text:p>0.3608797728</text:p>
          </table:table-cell>
          <table:table-cell table:formula="of:=[.B107]+[.K107]" office:value-type="float" office:value="-1.74054296706874" calcext:value-type="float">
            <text:p>-1.7405429671</text:p>
          </table:table-cell>
          <table:table-cell table:formula="of:=[.C107]+[.L107]" office:value-type="float" office:value="-0.450261195782707" calcext:value-type="float">
            <text:p>-0.4502611958</text:p>
          </table:table-cell>
          <table:table-cell table:formula="of:=[.D107]+[.M107]" office:value-type="float" office:value="-1.4905380757708" calcext:value-type="float">
            <text:p>-1.4905380758</text:p>
          </table:table-cell>
          <table:table-cell table:formula="of:=[.E107]+[.N107]" office:value-type="float" office:value="-0.115190903026492" calcext:value-type="float">
            <text:p>-0.115190903</text:p>
          </table:table-cell>
          <table:table-cell table:formula="of:=[.F107]+[.O107]" office:value-type="float" office:value="-1.77212854602528" calcext:value-type="float">
            <text:p>-1.772128546</text:p>
          </table:table-cell>
          <table:table-cell table:formula="of:=[.G107]+[.P107]" office:value-type="float" office:value="-0.374138235292027" calcext:value-type="float">
            <text:p>-0.3741382353</text:p>
          </table:table-cell>
          <table:table-cell table:formula="of:=[.H107]+[.Q107]" office:value-type="float" office:value="-1.81768419105224" calcext:value-type="float">
            <text:p>-1.8176841911</text:p>
          </table:table-cell>
        </table:table-row>
        <table:table-row table:style-name="ro1">
          <table:table-cell office:value-type="float" office:value="-0.3521793184" calcext:value-type="float">
            <text:p>-0.3521793184</text:p>
          </table:table-cell>
          <table:table-cell office:value-type="float" office:value="-1.5399368018" calcext:value-type="float">
            <text:p>-1.5399368018</text:p>
          </table:table-cell>
          <table:table-cell office:value-type="float" office:value="-0.7938566594" calcext:value-type="float">
            <text:p>-0.7938566594</text:p>
          </table:table-cell>
          <table:table-cell office:value-type="float" office:value="-1.8062881805" calcext:value-type="float">
            <text:p>-1.8062881805</text:p>
          </table:table-cell>
          <table:table-cell office:value-type="float" office:value="-1.0410734329" calcext:value-type="float">
            <text:p>-1.0410734329</text:p>
          </table:table-cell>
          <table:table-cell office:value-type="float" office:value="-1.7514853588" calcext:value-type="float">
            <text:p>-1.7514853588</text:p>
          </table:table-cell>
          <table:table-cell office:value-type="float" office:value="-0.8320781707" calcext:value-type="float">
            <text:p>-0.8320781707</text:p>
          </table:table-cell>
          <table:table-cell office:value-type="float" office:value="-1.4412275238" calcext:value-type="float">
            <text:p>-1.4412275238</text:p>
          </table:table-cell>
          <table:table-cell/>
          <table:table-cell table:formula="of:=RAND() * 0.1" office:value-type="float" office:value="0.0876639368166561" calcext:value-type="float">
            <text:p>0.0876639368</text:p>
          </table:table-cell>
          <table:table-cell table:formula="of:=RAND() * 0.1" office:value-type="float" office:value="0.0638628856316899" calcext:value-type="float">
            <text:p>0.0638628856</text:p>
          </table:table-cell>
          <table:table-cell table:formula="of:=RAND() * 0.1" office:value-type="float" office:value="0.051189498644636" calcext:value-type="float">
            <text:p>0.0511894986</text:p>
          </table:table-cell>
          <table:table-cell table:formula="of:=RAND() * 0.1" office:value-type="float" office:value="0.0825783477847855" calcext:value-type="float">
            <text:p>0.0825783478</text:p>
          </table:table-cell>
          <table:table-cell table:formula="of:=RAND() * 0.1" office:value-type="float" office:value="0.0946483585394865" calcext:value-type="float">
            <text:p>0.0946483585</text:p>
          </table:table-cell>
          <table:table-cell table:formula="of:=RAND() * 0.1" office:value-type="float" office:value="0.0944722228850978" calcext:value-type="float">
            <text:p>0.0944722229</text:p>
          </table:table-cell>
          <table:table-cell table:formula="of:=RAND() * 0.1" office:value-type="float" office:value="0.0514516064064191" calcext:value-type="float">
            <text:p>0.0514516064</text:p>
          </table:table-cell>
          <table:table-cell table:formula="of:=RAND() * 0.1" office:value-type="float" office:value="0.00291669827795113" calcext:value-type="float">
            <text:p>0.0029166983</text:p>
          </table:table-cell>
          <table:table-cell/>
          <table:table-cell table:formula="of:=[.A108]+[.J108]" office:value-type="float" office:value="-0.264515381583344" calcext:value-type="float">
            <text:p>-0.2645153816</text:p>
          </table:table-cell>
          <table:table-cell table:formula="of:=[.B108]+[.K108]" office:value-type="float" office:value="-1.47607391616831" calcext:value-type="float">
            <text:p>-1.4760739162</text:p>
          </table:table-cell>
          <table:table-cell table:formula="of:=[.C108]+[.L108]" office:value-type="float" office:value="-0.742667160755364" calcext:value-type="float">
            <text:p>-0.7426671608</text:p>
          </table:table-cell>
          <table:table-cell table:formula="of:=[.D108]+[.M108]" office:value-type="float" office:value="-1.72370983271521" calcext:value-type="float">
            <text:p>-1.7237098327</text:p>
          </table:table-cell>
          <table:table-cell table:formula="of:=[.E108]+[.N108]" office:value-type="float" office:value="-0.946425074360513" calcext:value-type="float">
            <text:p>-0.9464250744</text:p>
          </table:table-cell>
          <table:table-cell table:formula="of:=[.F108]+[.O108]" office:value-type="float" office:value="-1.6570131359149" calcext:value-type="float">
            <text:p>-1.6570131359</text:p>
          </table:table-cell>
          <table:table-cell table:formula="of:=[.G108]+[.P108]" office:value-type="float" office:value="-0.780626564293581" calcext:value-type="float">
            <text:p>-0.7806265643</text:p>
          </table:table-cell>
          <table:table-cell table:formula="of:=[.H108]+[.Q108]" office:value-type="float" office:value="-1.43831082552205" calcext:value-type="float">
            <text:p>-1.4383108255</text:p>
          </table:table-cell>
        </table:table-row>
        <table:table-row table:style-name="ro1">
          <table:table-cell office:value-type="float" office:value="0.3131578184" calcext:value-type="float">
            <text:p>0.3131578184</text:p>
          </table:table-cell>
          <table:table-cell office:value-type="float" office:value="-1.5557546679" calcext:value-type="float">
            <text:p>-1.5557546679</text:p>
          </table:table-cell>
          <table:table-cell office:value-type="float" office:value="-0.0708082983" calcext:value-type="float">
            <text:p>-0.0708082983</text:p>
          </table:table-cell>
          <table:table-cell office:value-type="float" office:value="-1.4298638112" calcext:value-type="float">
            <text:p>-1.4298638112</text:p>
          </table:table-cell>
          <table:table-cell office:value-type="float" office:value="-0.3421455544" calcext:value-type="float">
            <text:p>-0.3421455544</text:p>
          </table:table-cell>
          <table:table-cell office:value-type="float" office:value="-1.8157963812" calcext:value-type="float">
            <text:p>-1.8157963812</text:p>
          </table:table-cell>
          <table:table-cell office:value-type="float" office:value="-0.6339225112" calcext:value-type="float">
            <text:p>-0.6339225112</text:p>
          </table:table-cell>
          <table:table-cell office:value-type="float" office:value="-1.6114264298" calcext:value-type="float">
            <text:p>-1.6114264298</text:p>
          </table:table-cell>
          <table:table-cell/>
          <table:table-cell table:formula="of:=RAND() * 0.1" office:value-type="float" office:value="0.0899694641505935" calcext:value-type="float">
            <text:p>0.0899694642</text:p>
          </table:table-cell>
          <table:table-cell table:formula="of:=RAND() * 0.1" office:value-type="float" office:value="0.0428471380592339" calcext:value-type="float">
            <text:p>0.0428471381</text:p>
          </table:table-cell>
          <table:table-cell table:formula="of:=RAND() * 0.1" office:value-type="float" office:value="0.0336190812638571" calcext:value-type="float">
            <text:p>0.0336190813</text:p>
          </table:table-cell>
          <table:table-cell table:formula="of:=RAND() * 0.1" office:value-type="float" office:value="0.00505964640091673" calcext:value-type="float">
            <text:p>0.0050596464</text:p>
          </table:table-cell>
          <table:table-cell table:formula="of:=RAND() * 0.1" office:value-type="float" office:value="0.0674313737213313" calcext:value-type="float">
            <text:p>0.0674313737</text:p>
          </table:table-cell>
          <table:table-cell table:formula="of:=RAND() * 0.1" office:value-type="float" office:value="0.0841784948819061" calcext:value-type="float">
            <text:p>0.0841784949</text:p>
          </table:table-cell>
          <table:table-cell table:formula="of:=RAND() * 0.1" office:value-type="float" office:value="0.0137368502340163" calcext:value-type="float">
            <text:p>0.0137368502</text:p>
          </table:table-cell>
          <table:table-cell table:formula="of:=RAND() * 0.1" office:value-type="float" office:value="0.0606738332731991" calcext:value-type="float">
            <text:p>0.0606738333</text:p>
          </table:table-cell>
          <table:table-cell/>
          <table:table-cell table:formula="of:=[.A109]+[.J109]" office:value-type="float" office:value="0.403127282550594" calcext:value-type="float">
            <text:p>0.4031272826</text:p>
          </table:table-cell>
          <table:table-cell table:formula="of:=[.B109]+[.K109]" office:value-type="float" office:value="-1.51290752984077" calcext:value-type="float">
            <text:p>-1.5129075298</text:p>
          </table:table-cell>
          <table:table-cell table:formula="of:=[.C109]+[.L109]" office:value-type="float" office:value="-0.0371892170361429" calcext:value-type="float">
            <text:p>-0.037189217</text:p>
          </table:table-cell>
          <table:table-cell table:formula="of:=[.D109]+[.M109]" office:value-type="float" office:value="-1.42480416479908" calcext:value-type="float">
            <text:p>-1.4248041648</text:p>
          </table:table-cell>
          <table:table-cell table:formula="of:=[.E109]+[.N109]" office:value-type="float" office:value="-0.274714180678669" calcext:value-type="float">
            <text:p>-0.2747141807</text:p>
          </table:table-cell>
          <table:table-cell table:formula="of:=[.F109]+[.O109]" office:value-type="float" office:value="-1.73161788631809" calcext:value-type="float">
            <text:p>-1.7316178863</text:p>
          </table:table-cell>
          <table:table-cell table:formula="of:=[.G109]+[.P109]" office:value-type="float" office:value="-0.620185660965984" calcext:value-type="float">
            <text:p>-0.620185661</text:p>
          </table:table-cell>
          <table:table-cell table:formula="of:=[.H109]+[.Q109]" office:value-type="float" office:value="-1.5507525965268" calcext:value-type="float">
            <text:p>-1.5507525965</text:p>
          </table:table-cell>
        </table:table-row>
        <table:table-row table:style-name="ro1">
          <table:table-cell office:value-type="float" office:value="-0.1402893051" calcext:value-type="float">
            <text:p>-0.1402893051</text:p>
          </table:table-cell>
          <table:table-cell office:value-type="float" office:value="-1.7034966136" calcext:value-type="float">
            <text:p>-1.7034966136</text:p>
          </table:table-cell>
          <table:table-cell office:value-type="float" office:value="-0.7457279521" calcext:value-type="float">
            <text:p>-0.7457279521</text:p>
          </table:table-cell>
          <table:table-cell office:value-type="float" office:value="-1.5952817834" calcext:value-type="float">
            <text:p>-1.5952817834</text:p>
          </table:table-cell>
          <table:table-cell office:value-type="float" office:value="-0.5339822558" calcext:value-type="float">
            <text:p>-0.5339822558</text:p>
          </table:table-cell>
          <table:table-cell office:value-type="float" office:value="-1.9548547337" calcext:value-type="float">
            <text:p>-1.9548547337</text:p>
          </table:table-cell>
          <table:table-cell office:value-type="float" office:value="-1.0257988858" calcext:value-type="float">
            <text:p>-1.0257988858</text:p>
          </table:table-cell>
          <table:table-cell office:value-type="float" office:value="-1.7946009622" calcext:value-type="float">
            <text:p>-1.7946009622</text:p>
          </table:table-cell>
          <table:table-cell/>
          <table:table-cell table:formula="of:=RAND() * 0.1" office:value-type="float" office:value="0.00391361646083237" calcext:value-type="float">
            <text:p>0.0039136165</text:p>
          </table:table-cell>
          <table:table-cell table:formula="of:=RAND() * 0.1" office:value-type="float" office:value="0.00511696520845009" calcext:value-type="float">
            <text:p>0.0051169652</text:p>
          </table:table-cell>
          <table:table-cell table:formula="of:=RAND() * 0.1" office:value-type="float" office:value="0.00243497043936011" calcext:value-type="float">
            <text:p>0.0024349704</text:p>
          </table:table-cell>
          <table:table-cell table:formula="of:=RAND() * 0.1" office:value-type="float" office:value="0.0291614990124342" calcext:value-type="float">
            <text:p>0.029161499</text:p>
          </table:table-cell>
          <table:table-cell table:formula="of:=RAND() * 0.1" office:value-type="float" office:value="0.0849065908435143" calcext:value-type="float">
            <text:p>0.0849065908</text:p>
          </table:table-cell>
          <table:table-cell table:formula="of:=RAND() * 0.1" office:value-type="float" office:value="0.0703698625336314" calcext:value-type="float">
            <text:p>0.0703698625</text:p>
          </table:table-cell>
          <table:table-cell table:formula="of:=RAND() * 0.1" office:value-type="float" office:value="0.0904514373668295" calcext:value-type="float">
            <text:p>0.0904514374</text:p>
          </table:table-cell>
          <table:table-cell table:formula="of:=RAND() * 0.1" office:value-type="float" office:value="0.00724611807989864" calcext:value-type="float">
            <text:p>0.0072461181</text:p>
          </table:table-cell>
          <table:table-cell/>
          <table:table-cell table:formula="of:=[.A110]+[.J110]" office:value-type="float" office:value="-0.136375688639168" calcext:value-type="float">
            <text:p>-0.1363756886</text:p>
          </table:table-cell>
          <table:table-cell table:formula="of:=[.B110]+[.K110]" office:value-type="float" office:value="-1.69837964839155" calcext:value-type="float">
            <text:p>-1.6983796484</text:p>
          </table:table-cell>
          <table:table-cell table:formula="of:=[.C110]+[.L110]" office:value-type="float" office:value="-0.74329298166064" calcext:value-type="float">
            <text:p>-0.7432929817</text:p>
          </table:table-cell>
          <table:table-cell table:formula="of:=[.D110]+[.M110]" office:value-type="float" office:value="-1.56612028438757" calcext:value-type="float">
            <text:p>-1.5661202844</text:p>
          </table:table-cell>
          <table:table-cell table:formula="of:=[.E110]+[.N110]" office:value-type="float" office:value="-0.449075664956486" calcext:value-type="float">
            <text:p>-0.449075665</text:p>
          </table:table-cell>
          <table:table-cell table:formula="of:=[.F110]+[.O110]" office:value-type="float" office:value="-1.88448487116637" calcext:value-type="float">
            <text:p>-1.8844848712</text:p>
          </table:table-cell>
          <table:table-cell table:formula="of:=[.G110]+[.P110]" office:value-type="float" office:value="-0.93534744843317" calcext:value-type="float">
            <text:p>-0.9353474484</text:p>
          </table:table-cell>
          <table:table-cell table:formula="of:=[.H110]+[.Q110]" office:value-type="float" office:value="-1.7873548441201" calcext:value-type="float">
            <text:p>-1.7873548441</text:p>
          </table:table-cell>
        </table:table-row>
        <table:table-row table:style-name="ro1">
          <table:table-cell office:value-type="float" office:value="0.2726746015" calcext:value-type="float">
            <text:p>0.2726746015</text:p>
          </table:table-cell>
          <table:table-cell office:value-type="float" office:value="-1.9248430436" calcext:value-type="float">
            <text:p>-1.9248430436</text:p>
          </table:table-cell>
          <table:table-cell office:value-type="float" office:value="-0.3865476828" calcext:value-type="float">
            <text:p>-0.3865476828</text:p>
          </table:table-cell>
          <table:table-cell office:value-type="float" office:value="-2.110270147" calcext:value-type="float">
            <text:p>-2.110270147</text:p>
          </table:table-cell>
          <table:table-cell office:value-type="float" office:value="-0.2920926268" calcext:value-type="float">
            <text:p>-0.2920926268</text:p>
          </table:table-cell>
          <table:table-cell office:value-type="float" office:value="-1.8126792224" calcext:value-type="float">
            <text:p>-1.8126792224</text:p>
          </table:table-cell>
          <table:table-cell office:value-type="float" office:value="0.0056442921" calcext:value-type="float">
            <text:p>0.0056442921</text:p>
          </table:table-cell>
          <table:table-cell office:value-type="float" office:value="-2.0914146877" calcext:value-type="float">
            <text:p>-2.0914146877</text:p>
          </table:table-cell>
          <table:table-cell/>
          <table:table-cell table:formula="of:=RAND() * 0.1" office:value-type="float" office:value="0.0682207289503363" calcext:value-type="float">
            <text:p>0.068220729</text:p>
          </table:table-cell>
          <table:table-cell table:formula="of:=RAND() * 0.1" office:value-type="float" office:value="0.0925953924201598" calcext:value-type="float">
            <text:p>0.0925953924</text:p>
          </table:table-cell>
          <table:table-cell table:formula="of:=RAND() * 0.1" office:value-type="float" office:value="0.0855772185337481" calcext:value-type="float">
            <text:p>0.0855772185</text:p>
          </table:table-cell>
          <table:table-cell table:formula="of:=RAND() * 0.1" office:value-type="float" office:value="0.0773732903640511" calcext:value-type="float">
            <text:p>0.0773732904</text:p>
          </table:table-cell>
          <table:table-cell table:formula="of:=RAND() * 0.1" office:value-type="float" office:value="0.00877041924597082" calcext:value-type="float">
            <text:p>0.0087704192</text:p>
          </table:table-cell>
          <table:table-cell table:formula="of:=RAND() * 0.1" office:value-type="float" office:value="0.0575173456069969" calcext:value-type="float">
            <text:p>0.0575173456</text:p>
          </table:table-cell>
          <table:table-cell table:formula="of:=RAND() * 0.1" office:value-type="float" office:value="0.0277261620863109" calcext:value-type="float">
            <text:p>0.0277261621</text:p>
          </table:table-cell>
          <table:table-cell table:formula="of:=RAND() * 0.1" office:value-type="float" office:value="0.0677128783600871" calcext:value-type="float">
            <text:p>0.0677128784</text:p>
          </table:table-cell>
          <table:table-cell/>
          <table:table-cell table:formula="of:=[.A111]+[.J111]" office:value-type="float" office:value="0.340895330450336" calcext:value-type="float">
            <text:p>0.3408953305</text:p>
          </table:table-cell>
          <table:table-cell table:formula="of:=[.B111]+[.K111]" office:value-type="float" office:value="-1.83224765117984" calcext:value-type="float">
            <text:p>-1.8322476512</text:p>
          </table:table-cell>
          <table:table-cell table:formula="of:=[.C111]+[.L111]" office:value-type="float" office:value="-0.300970464266252" calcext:value-type="float">
            <text:p>-0.3009704643</text:p>
          </table:table-cell>
          <table:table-cell table:formula="of:=[.D111]+[.M111]" office:value-type="float" office:value="-2.03289685663595" calcext:value-type="float">
            <text:p>-2.0328968566</text:p>
          </table:table-cell>
          <table:table-cell table:formula="of:=[.E111]+[.N111]" office:value-type="float" office:value="-0.283322207554029" calcext:value-type="float">
            <text:p>-0.2833222076</text:p>
          </table:table-cell>
          <table:table-cell table:formula="of:=[.F111]+[.O111]" office:value-type="float" office:value="-1.755161876793" calcext:value-type="float">
            <text:p>-1.7551618768</text:p>
          </table:table-cell>
          <table:table-cell table:formula="of:=[.G111]+[.P111]" office:value-type="float" office:value="0.0333704541863109" calcext:value-type="float">
            <text:p>0.0333704542</text:p>
          </table:table-cell>
          <table:table-cell table:formula="of:=[.H111]+[.Q111]" office:value-type="float" office:value="-2.02370180933991" calcext:value-type="float">
            <text:p>-2.0237018093</text:p>
          </table:table-cell>
        </table:table-row>
        <table:table-row table:style-name="ro1">
          <table:table-cell office:value-type="float" office:value="-0.0730003308" calcext:value-type="float">
            <text:p>-0.0730003308</text:p>
          </table:table-cell>
          <table:table-cell office:value-type="float" office:value="-1.5864507448" calcext:value-type="float">
            <text:p>-1.5864507448</text:p>
          </table:table-cell>
          <table:table-cell office:value-type="float" office:value="-0.378776408" calcext:value-type="float">
            <text:p>-0.378776408</text:p>
          </table:table-cell>
          <table:table-cell office:value-type="float" office:value="-1.418985444" calcext:value-type="float">
            <text:p>-1.418985444</text:p>
          </table:table-cell>
          <table:table-cell office:value-type="float" office:value="-0.7119561855" calcext:value-type="float">
            <text:p>-0.7119561855</text:p>
          </table:table-cell>
          <table:table-cell office:value-type="float" office:value="-1.5846453846" calcext:value-type="float">
            <text:p>-1.5846453846</text:p>
          </table:table-cell>
          <table:table-cell office:value-type="float" office:value="-0.8006196141" calcext:value-type="float">
            <text:p>-0.8006196141</text:p>
          </table:table-cell>
          <table:table-cell office:value-type="float" office:value="-1.8821844376" calcext:value-type="float">
            <text:p>-1.8821844376</text:p>
          </table:table-cell>
          <table:table-cell/>
          <table:table-cell table:formula="of:=RAND() * 0.1" office:value-type="float" office:value="0.0274749041858663" calcext:value-type="float">
            <text:p>0.0274749042</text:p>
          </table:table-cell>
          <table:table-cell table:formula="of:=RAND() * 0.1" office:value-type="float" office:value="0.00354345747017284" calcext:value-type="float">
            <text:p>0.0035434575</text:p>
          </table:table-cell>
          <table:table-cell table:formula="of:=RAND() * 0.1" office:value-type="float" office:value="0.0899425512932976" calcext:value-type="float">
            <text:p>0.0899425513</text:p>
          </table:table-cell>
          <table:table-cell table:formula="of:=RAND() * 0.1" office:value-type="float" office:value="0.0585393341835848" calcext:value-type="float">
            <text:p>0.0585393342</text:p>
          </table:table-cell>
          <table:table-cell table:formula="of:=RAND() * 0.1" office:value-type="float" office:value="0.0446676320142608" calcext:value-type="float">
            <text:p>0.044667632</text:p>
          </table:table-cell>
          <table:table-cell table:formula="of:=RAND() * 0.1" office:value-type="float" office:value="0.0722092755409829" calcext:value-type="float">
            <text:p>0.0722092755</text:p>
          </table:table-cell>
          <table:table-cell table:formula="of:=RAND() * 0.1" office:value-type="float" office:value="0.00748040196241054" calcext:value-type="float">
            <text:p>0.007480402</text:p>
          </table:table-cell>
          <table:table-cell table:formula="of:=RAND() * 0.1" office:value-type="float" office:value="0.0438882320437088" calcext:value-type="float">
            <text:p>0.043888232</text:p>
          </table:table-cell>
          <table:table-cell/>
          <table:table-cell table:formula="of:=[.A112]+[.J112]" office:value-type="float" office:value="-0.0455254266141337" calcext:value-type="float">
            <text:p>-0.0455254266</text:p>
          </table:table-cell>
          <table:table-cell table:formula="of:=[.B112]+[.K112]" office:value-type="float" office:value="-1.58290728732983" calcext:value-type="float">
            <text:p>-1.5829072873</text:p>
          </table:table-cell>
          <table:table-cell table:formula="of:=[.C112]+[.L112]" office:value-type="float" office:value="-0.288833856706702" calcext:value-type="float">
            <text:p>-0.2888338567</text:p>
          </table:table-cell>
          <table:table-cell table:formula="of:=[.D112]+[.M112]" office:value-type="float" office:value="-1.36044610981642" calcext:value-type="float">
            <text:p>-1.3604461098</text:p>
          </table:table-cell>
          <table:table-cell table:formula="of:=[.E112]+[.N112]" office:value-type="float" office:value="-0.667288553485739" calcext:value-type="float">
            <text:p>-0.6672885535</text:p>
          </table:table-cell>
          <table:table-cell table:formula="of:=[.F112]+[.O112]" office:value-type="float" office:value="-1.51243610905902" calcext:value-type="float">
            <text:p>-1.5124361091</text:p>
          </table:table-cell>
          <table:table-cell table:formula="of:=[.G112]+[.P112]" office:value-type="float" office:value="-0.79313921213759" calcext:value-type="float">
            <text:p>-0.7931392121</text:p>
          </table:table-cell>
          <table:table-cell table:formula="of:=[.H112]+[.Q112]" office:value-type="float" office:value="-1.83829620555629" calcext:value-type="float">
            <text:p>-1.8382962056</text:p>
          </table:table-cell>
        </table:table-row>
        <table:table-row table:style-name="ro1">
          <table:table-cell office:value-type="float" office:value="-0.0375191564" calcext:value-type="float">
            <text:p>-0.0375191564</text:p>
          </table:table-cell>
          <table:table-cell office:value-type="float" office:value="-1.9814791073" calcext:value-type="float">
            <text:p>-1.9814791073</text:p>
          </table:table-cell>
          <table:table-cell office:value-type="float" office:value="-0.6416245669" calcext:value-type="float">
            <text:p>-0.6416245669</text:p>
          </table:table-cell>
          <table:table-cell office:value-type="float" office:value="-2.0763604218" calcext:value-type="float">
            <text:p>-2.0763604218</text:p>
          </table:table-cell>
          <table:table-cell office:value-type="float" office:value="-0.3278867204" calcext:value-type="float">
            <text:p>-0.3278867204</text:p>
          </table:table-cell>
          <table:table-cell office:value-type="float" office:value="-2.0528210987" calcext:value-type="float">
            <text:p>-2.0528210987</text:p>
          </table:table-cell>
          <table:table-cell office:value-type="float" office:value="-0.6440840798" calcext:value-type="float">
            <text:p>-0.6440840798</text:p>
          </table:table-cell>
          <table:table-cell office:value-type="float" office:value="-1.7651160305" calcext:value-type="float">
            <text:p>-1.7651160305</text:p>
          </table:table-cell>
          <table:table-cell/>
          <table:table-cell table:formula="of:=RAND() * 0.1" office:value-type="float" office:value="0.0306617208745392" calcext:value-type="float">
            <text:p>0.0306617209</text:p>
          </table:table-cell>
          <table:table-cell table:formula="of:=RAND() * 0.1" office:value-type="float" office:value="0.0226266659734731" calcext:value-type="float">
            <text:p>0.022626666</text:p>
          </table:table-cell>
          <table:table-cell table:formula="of:=RAND() * 0.1" office:value-type="float" office:value="0.032990828461038" calcext:value-type="float">
            <text:p>0.0329908285</text:p>
          </table:table-cell>
          <table:table-cell table:formula="of:=RAND() * 0.1" office:value-type="float" office:value="0.0774962579042542" calcext:value-type="float">
            <text:p>0.0774962579</text:p>
          </table:table-cell>
          <table:table-cell table:formula="of:=RAND() * 0.1" office:value-type="float" office:value="0.0463635904165603" calcext:value-type="float">
            <text:p>0.0463635904</text:p>
          </table:table-cell>
          <table:table-cell table:formula="of:=RAND() * 0.1" office:value-type="float" office:value="0.00702523717205009" calcext:value-type="float">
            <text:p>0.0070252372</text:p>
          </table:table-cell>
          <table:table-cell table:formula="of:=RAND() * 0.1" office:value-type="float" office:value="0.0475477417351103" calcext:value-type="float">
            <text:p>0.0475477417</text:p>
          </table:table-cell>
          <table:table-cell table:formula="of:=RAND() * 0.1" office:value-type="float" office:value="0.0317843397952928" calcext:value-type="float">
            <text:p>0.0317843398</text:p>
          </table:table-cell>
          <table:table-cell/>
          <table:table-cell table:formula="of:=[.A113]+[.J113]" office:value-type="float" office:value="-0.00685743552546082" calcext:value-type="float">
            <text:p>-0.0068574355</text:p>
          </table:table-cell>
          <table:table-cell table:formula="of:=[.B113]+[.K113]" office:value-type="float" office:value="-1.95885244132653" calcext:value-type="float">
            <text:p>-1.9588524413</text:p>
          </table:table-cell>
          <table:table-cell table:formula="of:=[.C113]+[.L113]" office:value-type="float" office:value="-0.608633738438962" calcext:value-type="float">
            <text:p>-0.6086337384</text:p>
          </table:table-cell>
          <table:table-cell table:formula="of:=[.D113]+[.M113]" office:value-type="float" office:value="-1.99886416389575" calcext:value-type="float">
            <text:p>-1.9988641639</text:p>
          </table:table-cell>
          <table:table-cell table:formula="of:=[.E113]+[.N113]" office:value-type="float" office:value="-0.28152312998344" calcext:value-type="float">
            <text:p>-0.28152313</text:p>
          </table:table-cell>
          <table:table-cell table:formula="of:=[.F113]+[.O113]" office:value-type="float" office:value="-2.04579586152795" calcext:value-type="float">
            <text:p>-2.0457958615</text:p>
          </table:table-cell>
          <table:table-cell table:formula="of:=[.G113]+[.P113]" office:value-type="float" office:value="-0.59653633806489" calcext:value-type="float">
            <text:p>-0.5965363381</text:p>
          </table:table-cell>
          <table:table-cell table:formula="of:=[.H113]+[.Q113]" office:value-type="float" office:value="-1.73333169070471" calcext:value-type="float">
            <text:p>-1.7333316907</text:p>
          </table:table-cell>
        </table:table-row>
        <table:table-row table:style-name="ro1">
          <table:table-cell office:value-type="float" office:value="0.0325815625" calcext:value-type="float">
            <text:p>0.0325815625</text:p>
          </table:table-cell>
          <table:table-cell office:value-type="float" office:value="-1.655444886" calcext:value-type="float">
            <text:p>-1.655444886</text:p>
          </table:table-cell>
          <table:table-cell office:value-type="float" office:value="-0.6372862962" calcext:value-type="float">
            <text:p>-0.6372862962</text:p>
          </table:table-cell>
          <table:table-cell office:value-type="float" office:value="-1.8605413102" calcext:value-type="float">
            <text:p>-1.8605413102</text:p>
          </table:table-cell>
          <table:table-cell office:value-type="float" office:value="-0.2937119869" calcext:value-type="float">
            <text:p>-0.2937119869</text:p>
          </table:table-cell>
          <table:table-cell office:value-type="float" office:value="-1.7818025477" calcext:value-type="float">
            <text:p>-1.7818025477</text:p>
          </table:table-cell>
          <table:table-cell office:value-type="float" office:value="-0.6890539023" calcext:value-type="float">
            <text:p>-0.6890539023</text:p>
          </table:table-cell>
          <table:table-cell office:value-type="float" office:value="-1.5490016141" calcext:value-type="float">
            <text:p>-1.5490016141</text:p>
          </table:table-cell>
          <table:table-cell/>
          <table:table-cell table:formula="of:=RAND() * 0.1" office:value-type="float" office:value="0.0116216168560115" calcext:value-type="float">
            <text:p>0.0116216169</text:p>
          </table:table-cell>
          <table:table-cell table:formula="of:=RAND() * 0.1" office:value-type="float" office:value="0.00798200437467579" calcext:value-type="float">
            <text:p>0.0079820044</text:p>
          </table:table-cell>
          <table:table-cell table:formula="of:=RAND() * 0.1" office:value-type="float" office:value="0.0850214850205966" calcext:value-type="float">
            <text:p>0.085021485</text:p>
          </table:table-cell>
          <table:table-cell table:formula="of:=RAND() * 0.1" office:value-type="float" office:value="0.0377075759797629" calcext:value-type="float">
            <text:p>0.037707576</text:p>
          </table:table-cell>
          <table:table-cell table:formula="of:=RAND() * 0.1" office:value-type="float" office:value="0.0126136856281703" calcext:value-type="float">
            <text:p>0.0126136856</text:p>
          </table:table-cell>
          <table:table-cell table:formula="of:=RAND() * 0.1" office:value-type="float" office:value="0.077091600978306" calcext:value-type="float">
            <text:p>0.077091601</text:p>
          </table:table-cell>
          <table:table-cell table:formula="of:=RAND() * 0.1" office:value-type="float" office:value="0.0627237724330972" calcext:value-type="float">
            <text:p>0.0627237724</text:p>
          </table:table-cell>
          <table:table-cell table:formula="of:=RAND() * 0.1" office:value-type="float" office:value="0.0436463768029107" calcext:value-type="float">
            <text:p>0.0436463768</text:p>
          </table:table-cell>
          <table:table-cell/>
          <table:table-cell table:formula="of:=[.A114]+[.J114]" office:value-type="float" office:value="0.0442031793560115" calcext:value-type="float">
            <text:p>0.0442031794</text:p>
          </table:table-cell>
          <table:table-cell table:formula="of:=[.B114]+[.K114]" office:value-type="float" office:value="-1.64746288162532" calcext:value-type="float">
            <text:p>-1.6474628816</text:p>
          </table:table-cell>
          <table:table-cell table:formula="of:=[.C114]+[.L114]" office:value-type="float" office:value="-0.552264811179403" calcext:value-type="float">
            <text:p>-0.5522648112</text:p>
          </table:table-cell>
          <table:table-cell table:formula="of:=[.D114]+[.M114]" office:value-type="float" office:value="-1.82283373422024" calcext:value-type="float">
            <text:p>-1.8228337342</text:p>
          </table:table-cell>
          <table:table-cell table:formula="of:=[.E114]+[.N114]" office:value-type="float" office:value="-0.28109830127183" calcext:value-type="float">
            <text:p>-0.2810983013</text:p>
          </table:table-cell>
          <table:table-cell table:formula="of:=[.F114]+[.O114]" office:value-type="float" office:value="-1.70471094672169" calcext:value-type="float">
            <text:p>-1.7047109467</text:p>
          </table:table-cell>
          <table:table-cell table:formula="of:=[.G114]+[.P114]" office:value-type="float" office:value="-0.626330129866903" calcext:value-type="float">
            <text:p>-0.6263301299</text:p>
          </table:table-cell>
          <table:table-cell table:formula="of:=[.H114]+[.Q114]" office:value-type="float" office:value="-1.50535523729709" calcext:value-type="float">
            <text:p>-1.5053552373</text:p>
          </table:table-cell>
        </table:table-row>
        <table:table-row table:style-name="ro1">
          <table:table-cell office:value-type="float" office:value="-0.3652420015" calcext:value-type="float">
            <text:p>-0.3652420015</text:p>
          </table:table-cell>
          <table:table-cell office:value-type="float" office:value="-1.9598006459" calcext:value-type="float">
            <text:p>-1.9598006459</text:p>
          </table:table-cell>
          <table:table-cell office:value-type="float" office:value="-0.927475206" calcext:value-type="float">
            <text:p>-0.927475206</text:p>
          </table:table-cell>
          <table:table-cell office:value-type="float" office:value="-2.1808791887" calcext:value-type="float">
            <text:p>-2.1808791887</text:p>
          </table:table-cell>
          <table:table-cell office:value-type="float" office:value="-0.9797755272" calcext:value-type="float">
            <text:p>-0.9797755272</text:p>
          </table:table-cell>
          <table:table-cell office:value-type="float" office:value="-1.6434642382" calcext:value-type="float">
            <text:p>-1.6434642382</text:p>
          </table:table-cell>
          <table:table-cell office:value-type="float" office:value="-0.9609795084" calcext:value-type="float">
            <text:p>-0.9609795084</text:p>
          </table:table-cell>
          <table:table-cell office:value-type="float" office:value="-1.921344193" calcext:value-type="float">
            <text:p>-1.921344193</text:p>
          </table:table-cell>
          <table:table-cell/>
          <table:table-cell table:formula="of:=RAND() * 0.1" office:value-type="float" office:value="0.0496019797343329" calcext:value-type="float">
            <text:p>0.0496019797</text:p>
          </table:table-cell>
          <table:table-cell table:formula="of:=RAND() * 0.1" office:value-type="float" office:value="0.0933436206589914" calcext:value-type="float">
            <text:p>0.0933436207</text:p>
          </table:table-cell>
          <table:table-cell table:formula="of:=RAND() * 0.1" office:value-type="float" office:value="0.0745563960763988" calcext:value-type="float">
            <text:p>0.0745563961</text:p>
          </table:table-cell>
          <table:table-cell table:formula="of:=RAND() * 0.1" office:value-type="float" office:value="0.0279650225437675" calcext:value-type="float">
            <text:p>0.0279650225</text:p>
          </table:table-cell>
          <table:table-cell table:formula="of:=RAND() * 0.1" office:value-type="float" office:value="0.0915623140864487" calcext:value-type="float">
            <text:p>0.0915623141</text:p>
          </table:table-cell>
          <table:table-cell table:formula="of:=RAND() * 0.1" office:value-type="float" office:value="0.087180975070212" calcext:value-type="float">
            <text:p>0.0871809751</text:p>
          </table:table-cell>
          <table:table-cell table:formula="of:=RAND() * 0.1" office:value-type="float" office:value="0.0460340422352321" calcext:value-type="float">
            <text:p>0.0460340422</text:p>
          </table:table-cell>
          <table:table-cell table:formula="of:=RAND() * 0.1" office:value-type="float" office:value="0.0751839269567608" calcext:value-type="float">
            <text:p>0.075183927</text:p>
          </table:table-cell>
          <table:table-cell/>
          <table:table-cell table:formula="of:=[.A115]+[.J115]" office:value-type="float" office:value="-0.315640021765667" calcext:value-type="float">
            <text:p>-0.3156400218</text:p>
          </table:table-cell>
          <table:table-cell table:formula="of:=[.B115]+[.K115]" office:value-type="float" office:value="-1.86645702524101" calcext:value-type="float">
            <text:p>-1.8664570252</text:p>
          </table:table-cell>
          <table:table-cell table:formula="of:=[.C115]+[.L115]" office:value-type="float" office:value="-0.852918809923601" calcext:value-type="float">
            <text:p>-0.8529188099</text:p>
          </table:table-cell>
          <table:table-cell table:formula="of:=[.D115]+[.M115]" office:value-type="float" office:value="-2.15291416615623" calcext:value-type="float">
            <text:p>-2.1529141662</text:p>
          </table:table-cell>
          <table:table-cell table:formula="of:=[.E115]+[.N115]" office:value-type="float" office:value="-0.888213213113551" calcext:value-type="float">
            <text:p>-0.8882132131</text:p>
          </table:table-cell>
          <table:table-cell table:formula="of:=[.F115]+[.O115]" office:value-type="float" office:value="-1.55628326312979" calcext:value-type="float">
            <text:p>-1.5562832631</text:p>
          </table:table-cell>
          <table:table-cell table:formula="of:=[.G115]+[.P115]" office:value-type="float" office:value="-0.914945466164768" calcext:value-type="float">
            <text:p>-0.9149454662</text:p>
          </table:table-cell>
          <table:table-cell table:formula="of:=[.H115]+[.Q115]" office:value-type="float" office:value="-1.84616026604324" calcext:value-type="float">
            <text:p>-1.846160266</text:p>
          </table:table-cell>
        </table:table-row>
        <table:table-row table:style-name="ro1">
          <table:table-cell office:value-type="float" office:value="0.040660589" calcext:value-type="float">
            <text:p>0.040660589</text:p>
          </table:table-cell>
          <table:table-cell office:value-type="float" office:value="-1.4732301025" calcext:value-type="float">
            <text:p>-1.4732301025</text:p>
          </table:table-cell>
          <table:table-cell office:value-type="float" office:value="-0.382498391" calcext:value-type="float">
            <text:p>-0.382498391</text:p>
          </table:table-cell>
          <table:table-cell office:value-type="float" office:value="-1.3955916636" calcext:value-type="float">
            <text:p>-1.3955916636</text:p>
          </table:table-cell>
          <table:table-cell office:value-type="float" office:value="-0.5299007335" calcext:value-type="float">
            <text:p>-0.5299007335</text:p>
          </table:table-cell>
          <table:table-cell office:value-type="float" office:value="-1.8226711872" calcext:value-type="float">
            <text:p>-1.8226711872</text:p>
          </table:table-cell>
          <table:table-cell office:value-type="float" office:value="-0.7919136385" calcext:value-type="float">
            <text:p>-0.7919136385</text:p>
          </table:table-cell>
          <table:table-cell office:value-type="float" office:value="-1.5728060177" calcext:value-type="float">
            <text:p>-1.5728060177</text:p>
          </table:table-cell>
          <table:table-cell/>
          <table:table-cell table:formula="of:=RAND() * 0.1" office:value-type="float" office:value="0.0103862593568759" calcext:value-type="float">
            <text:p>0.0103862594</text:p>
          </table:table-cell>
          <table:table-cell table:formula="of:=RAND() * 0.1" office:value-type="float" office:value="0.047785526740175" calcext:value-type="float">
            <text:p>0.0477855267</text:p>
          </table:table-cell>
          <table:table-cell table:formula="of:=RAND() * 0.1" office:value-type="float" office:value="0.0376210315790393" calcext:value-type="float">
            <text:p>0.0376210316</text:p>
          </table:table-cell>
          <table:table-cell table:formula="of:=RAND() * 0.1" office:value-type="float" office:value="0.0423984331124038" calcext:value-type="float">
            <text:p>0.0423984331</text:p>
          </table:table-cell>
          <table:table-cell table:formula="of:=RAND() * 0.1" office:value-type="float" office:value="0.0676081554155566" calcext:value-type="float">
            <text:p>0.0676081554</text:p>
          </table:table-cell>
          <table:table-cell table:formula="of:=RAND() * 0.1" office:value-type="float" office:value="0.0361297815558541" calcext:value-type="float">
            <text:p>0.0361297816</text:p>
          </table:table-cell>
          <table:table-cell table:formula="of:=RAND() * 0.1" office:value-type="float" office:value="0.0775341979840636" calcext:value-type="float">
            <text:p>0.077534198</text:p>
          </table:table-cell>
          <table:table-cell table:formula="of:=RAND() * 0.1" office:value-type="float" office:value="0.0922016919858588" calcext:value-type="float">
            <text:p>0.092201692</text:p>
          </table:table-cell>
          <table:table-cell/>
          <table:table-cell table:formula="of:=[.A116]+[.J116]" office:value-type="float" office:value="0.0510468483568759" calcext:value-type="float">
            <text:p>0.0510468484</text:p>
          </table:table-cell>
          <table:table-cell table:formula="of:=[.B116]+[.K116]" office:value-type="float" office:value="-1.42544457575983" calcext:value-type="float">
            <text:p>-1.4254445758</text:p>
          </table:table-cell>
          <table:table-cell table:formula="of:=[.C116]+[.L116]" office:value-type="float" office:value="-0.344877359420961" calcext:value-type="float">
            <text:p>-0.3448773594</text:p>
          </table:table-cell>
          <table:table-cell table:formula="of:=[.D116]+[.M116]" office:value-type="float" office:value="-1.3531932304876" calcext:value-type="float">
            <text:p>-1.3531932305</text:p>
          </table:table-cell>
          <table:table-cell table:formula="of:=[.E116]+[.N116]" office:value-type="float" office:value="-0.462292578084443" calcext:value-type="float">
            <text:p>-0.4622925781</text:p>
          </table:table-cell>
          <table:table-cell table:formula="of:=[.F116]+[.O116]" office:value-type="float" office:value="-1.78654140564415" calcext:value-type="float">
            <text:p>-1.7865414056</text:p>
          </table:table-cell>
          <table:table-cell table:formula="of:=[.G116]+[.P116]" office:value-type="float" office:value="-0.714379440515936" calcext:value-type="float">
            <text:p>-0.7143794405</text:p>
          </table:table-cell>
          <table:table-cell table:formula="of:=[.H116]+[.Q116]" office:value-type="float" office:value="-1.48060432571414" calcext:value-type="float">
            <text:p>-1.4806043257</text:p>
          </table:table-cell>
        </table:table-row>
        <table:table-row table:style-name="ro1">
          <table:table-cell office:value-type="float" office:value="0.1540022465" calcext:value-type="float">
            <text:p>0.1540022465</text:p>
          </table:table-cell>
          <table:table-cell office:value-type="float" office:value="-1.6877401883" calcext:value-type="float">
            <text:p>-1.6877401883</text:p>
          </table:table-cell>
          <table:table-cell office:value-type="float" office:value="-0.4240990684" calcext:value-type="float">
            <text:p>-0.4240990684</text:p>
          </table:table-cell>
          <table:table-cell office:value-type="float" office:value="-1.5361930026" calcext:value-type="float">
            <text:p>-1.5361930026</text:p>
          </table:table-cell>
          <table:table-cell office:value-type="float" office:value="-0.3104554975" calcext:value-type="float">
            <text:p>-0.3104554975</text:p>
          </table:table-cell>
          <table:table-cell office:value-type="float" office:value="-1.9179737151" calcext:value-type="float">
            <text:p>-1.9179737151</text:p>
          </table:table-cell>
          <table:table-cell office:value-type="float" office:value="-0.7465461715" calcext:value-type="float">
            <text:p>-0.7465461715</text:p>
          </table:table-cell>
          <table:table-cell office:value-type="float" office:value="-1.7404352975" calcext:value-type="float">
            <text:p>-1.7404352975</text:p>
          </table:table-cell>
          <table:table-cell/>
          <table:table-cell table:formula="of:=RAND() * 0.1" office:value-type="float" office:value="0.0655024060529476" calcext:value-type="float">
            <text:p>0.0655024061</text:p>
          </table:table-cell>
          <table:table-cell table:formula="of:=RAND() * 0.1" office:value-type="float" office:value="0.00826873534333471" calcext:value-type="float">
            <text:p>0.0082687353</text:p>
          </table:table-cell>
          <table:table-cell table:formula="of:=RAND() * 0.1" office:value-type="float" office:value="0.0454028865544873" calcext:value-type="float">
            <text:p>0.0454028866</text:p>
          </table:table-cell>
          <table:table-cell table:formula="of:=RAND() * 0.1" office:value-type="float" office:value="0.00000359947532537437" calcext:value-type="float">
            <text:p>3.59947532537437E-06</text:p>
          </table:table-cell>
          <table:table-cell table:formula="of:=RAND() * 0.1" office:value-type="float" office:value="0.0196887919924321" calcext:value-type="float">
            <text:p>0.019688792</text:p>
          </table:table-cell>
          <table:table-cell table:formula="of:=RAND() * 0.1" office:value-type="float" office:value="0.0974804114566757" calcext:value-type="float">
            <text:p>0.0974804115</text:p>
          </table:table-cell>
          <table:table-cell table:formula="of:=RAND() * 0.1" office:value-type="float" office:value="0.0495163763141548" calcext:value-type="float">
            <text:p>0.0495163763</text:p>
          </table:table-cell>
          <table:table-cell table:formula="of:=RAND() * 0.1" office:value-type="float" office:value="0.0150435018748501" calcext:value-type="float">
            <text:p>0.0150435019</text:p>
          </table:table-cell>
          <table:table-cell/>
          <table:table-cell table:formula="of:=[.A117]+[.J117]" office:value-type="float" office:value="0.219504652552948" calcext:value-type="float">
            <text:p>0.2195046526</text:p>
          </table:table-cell>
          <table:table-cell table:formula="of:=[.B117]+[.K117]" office:value-type="float" office:value="-1.67947145295667" calcext:value-type="float">
            <text:p>-1.679471453</text:p>
          </table:table-cell>
          <table:table-cell table:formula="of:=[.C117]+[.L117]" office:value-type="float" office:value="-0.378696181845513" calcext:value-type="float">
            <text:p>-0.3786961818</text:p>
          </table:table-cell>
          <table:table-cell table:formula="of:=[.D117]+[.M117]" office:value-type="float" office:value="-1.53618940312467" calcext:value-type="float">
            <text:p>-1.5361894031</text:p>
          </table:table-cell>
          <table:table-cell table:formula="of:=[.E117]+[.N117]" office:value-type="float" office:value="-0.290766705507568" calcext:value-type="float">
            <text:p>-0.2907667055</text:p>
          </table:table-cell>
          <table:table-cell table:formula="of:=[.F117]+[.O117]" office:value-type="float" office:value="-1.82049330364332" calcext:value-type="float">
            <text:p>-1.8204933036</text:p>
          </table:table-cell>
          <table:table-cell table:formula="of:=[.G117]+[.P117]" office:value-type="float" office:value="-0.697029795185845" calcext:value-type="float">
            <text:p>-0.6970297952</text:p>
          </table:table-cell>
          <table:table-cell table:formula="of:=[.H117]+[.Q117]" office:value-type="float" office:value="-1.72539179562515" calcext:value-type="float">
            <text:p>-1.7253917956</text:p>
          </table:table-cell>
        </table:table-row>
        <table:table-row table:style-name="ro1">
          <table:table-cell office:value-type="float" office:value="-0.041677324" calcext:value-type="float">
            <text:p>-0.041677324</text:p>
          </table:table-cell>
          <table:table-cell office:value-type="float" office:value="-1.5764038909" calcext:value-type="float">
            <text:p>-1.5764038909</text:p>
          </table:table-cell>
          <table:table-cell office:value-type="float" office:value="-0.4362447711" calcext:value-type="float">
            <text:p>-0.4362447711</text:p>
          </table:table-cell>
          <table:table-cell office:value-type="float" office:value="-1.8224847491" calcext:value-type="float">
            <text:p>-1.8224847491</text:p>
          </table:table-cell>
          <table:table-cell office:value-type="float" office:value="-0.5822981592" calcext:value-type="float">
            <text:p>-0.5822981592</text:p>
          </table:table-cell>
          <table:table-cell office:value-type="float" office:value="-1.5548995848" calcext:value-type="float">
            <text:p>-1.5548995848</text:p>
          </table:table-cell>
          <table:table-cell office:value-type="float" office:value="-0.8669832148" calcext:value-type="float">
            <text:p>-0.8669832148</text:p>
          </table:table-cell>
          <table:table-cell office:value-type="float" office:value="-1.7066699915" calcext:value-type="float">
            <text:p>-1.7066699915</text:p>
          </table:table-cell>
          <table:table-cell/>
          <table:table-cell table:formula="of:=RAND() * 0.1" office:value-type="float" office:value="0.0805235575658262" calcext:value-type="float">
            <text:p>0.0805235576</text:p>
          </table:table-cell>
          <table:table-cell table:formula="of:=RAND() * 0.1" office:value-type="float" office:value="0.0818769461307699" calcext:value-type="float">
            <text:p>0.0818769461</text:p>
          </table:table-cell>
          <table:table-cell table:formula="of:=RAND() * 0.1" office:value-type="float" office:value="0.0663484026306165" calcext:value-type="float">
            <text:p>0.0663484026</text:p>
          </table:table-cell>
          <table:table-cell table:formula="of:=RAND() * 0.1" office:value-type="float" office:value="0.0707628762443128" calcext:value-type="float">
            <text:p>0.0707628762</text:p>
          </table:table-cell>
          <table:table-cell table:formula="of:=RAND() * 0.1" office:value-type="float" office:value="0.0464006799274946" calcext:value-type="float">
            <text:p>0.0464006799</text:p>
          </table:table-cell>
          <table:table-cell table:formula="of:=RAND() * 0.1" office:value-type="float" office:value="0.059030963657955" calcext:value-type="float">
            <text:p>0.0590309637</text:p>
          </table:table-cell>
          <table:table-cell table:formula="of:=RAND() * 0.1" office:value-type="float" office:value="0.0116919004300453" calcext:value-type="float">
            <text:p>0.0116919004</text:p>
          </table:table-cell>
          <table:table-cell table:formula="of:=RAND() * 0.1" office:value-type="float" office:value="0.0178883018268377" calcext:value-type="float">
            <text:p>0.0178883018</text:p>
          </table:table-cell>
          <table:table-cell/>
          <table:table-cell table:formula="of:=[.A118]+[.J118]" office:value-type="float" office:value="0.0388462335658262" calcext:value-type="float">
            <text:p>0.0388462336</text:p>
          </table:table-cell>
          <table:table-cell table:formula="of:=[.B118]+[.K118]" office:value-type="float" office:value="-1.49452694476923" calcext:value-type="float">
            <text:p>-1.4945269448</text:p>
          </table:table-cell>
          <table:table-cell table:formula="of:=[.C118]+[.L118]" office:value-type="float" office:value="-0.369896368469384" calcext:value-type="float">
            <text:p>-0.3698963685</text:p>
          </table:table-cell>
          <table:table-cell table:formula="of:=[.D118]+[.M118]" office:value-type="float" office:value="-1.75172187285569" calcext:value-type="float">
            <text:p>-1.7517218729</text:p>
          </table:table-cell>
          <table:table-cell table:formula="of:=[.E118]+[.N118]" office:value-type="float" office:value="-0.535897479272506" calcext:value-type="float">
            <text:p>-0.5358974793</text:p>
          </table:table-cell>
          <table:table-cell table:formula="of:=[.F118]+[.O118]" office:value-type="float" office:value="-1.49586862114205" calcext:value-type="float">
            <text:p>-1.4958686211</text:p>
          </table:table-cell>
          <table:table-cell table:formula="of:=[.G118]+[.P118]" office:value-type="float" office:value="-0.855291314369955" calcext:value-type="float">
            <text:p>-0.8552913144</text:p>
          </table:table-cell>
          <table:table-cell table:formula="of:=[.H118]+[.Q118]" office:value-type="float" office:value="-1.68878168967316" calcext:value-type="float">
            <text:p>-1.6887816897</text:p>
          </table:table-cell>
        </table:table-row>
        <table:table-row table:style-name="ro1">
          <table:table-cell office:value-type="float" office:value="0.1095310997" calcext:value-type="float">
            <text:p>0.1095310997</text:p>
          </table:table-cell>
          <table:table-cell office:value-type="float" office:value="-1.9039717325" calcext:value-type="float">
            <text:p>-1.9039717325</text:p>
          </table:table-cell>
          <table:table-cell office:value-type="float" office:value="-0.5416789347" calcext:value-type="float">
            <text:p>-0.5416789347</text:p>
          </table:table-cell>
          <table:table-cell office:value-type="float" office:value="-2.0191807683" calcext:value-type="float">
            <text:p>-2.0191807683</text:p>
          </table:table-cell>
          <table:table-cell office:value-type="float" office:value="-0.4546330874" calcext:value-type="float">
            <text:p>-0.4546330874</text:p>
          </table:table-cell>
          <table:table-cell office:value-type="float" office:value="-1.7259374404" calcext:value-type="float">
            <text:p>-1.7259374404</text:p>
          </table:table-cell>
          <table:table-cell office:value-type="float" office:value="-0.2027776302" calcext:value-type="float">
            <text:p>-0.2027776302</text:p>
          </table:table-cell>
          <table:table-cell office:value-type="float" office:value="-1.9898295795" calcext:value-type="float">
            <text:p>-1.9898295795</text:p>
          </table:table-cell>
          <table:table-cell/>
          <table:table-cell table:formula="of:=RAND() * 0.1" office:value-type="float" office:value="0.0184820860253164" calcext:value-type="float">
            <text:p>0.018482086</text:p>
          </table:table-cell>
          <table:table-cell table:formula="of:=RAND() * 0.1" office:value-type="float" office:value="0.092016532805125" calcext:value-type="float">
            <text:p>0.0920165328</text:p>
          </table:table-cell>
          <table:table-cell table:formula="of:=RAND() * 0.1" office:value-type="float" office:value="0.093031691909987" calcext:value-type="float">
            <text:p>0.0930316919</text:p>
          </table:table-cell>
          <table:table-cell table:formula="of:=RAND() * 0.1" office:value-type="float" office:value="0.0459062220150204" calcext:value-type="float">
            <text:p>0.045906222</text:p>
          </table:table-cell>
          <table:table-cell table:formula="of:=RAND() * 0.1" office:value-type="float" office:value="0.0178513222367925" calcext:value-type="float">
            <text:p>0.0178513222</text:p>
          </table:table-cell>
          <table:table-cell table:formula="of:=RAND() * 0.1" office:value-type="float" office:value="0.0671240894596979" calcext:value-type="float">
            <text:p>0.0671240895</text:p>
          </table:table-cell>
          <table:table-cell table:formula="of:=RAND() * 0.1" office:value-type="float" office:value="0.0399056143768893" calcext:value-type="float">
            <text:p>0.0399056144</text:p>
          </table:table-cell>
          <table:table-cell table:formula="of:=RAND() * 0.1" office:value-type="float" office:value="0.0771526498746157" calcext:value-type="float">
            <text:p>0.0771526499</text:p>
          </table:table-cell>
          <table:table-cell/>
          <table:table-cell table:formula="of:=[.A119]+[.J119]" office:value-type="float" office:value="0.128013185725316" calcext:value-type="float">
            <text:p>0.1280131857</text:p>
          </table:table-cell>
          <table:table-cell table:formula="of:=[.B119]+[.K119]" office:value-type="float" office:value="-1.81195519969488" calcext:value-type="float">
            <text:p>-1.8119551997</text:p>
          </table:table-cell>
          <table:table-cell table:formula="of:=[.C119]+[.L119]" office:value-type="float" office:value="-0.448647242790013" calcext:value-type="float">
            <text:p>-0.4486472428</text:p>
          </table:table-cell>
          <table:table-cell table:formula="of:=[.D119]+[.M119]" office:value-type="float" office:value="-1.97327454628498" calcext:value-type="float">
            <text:p>-1.9732745463</text:p>
          </table:table-cell>
          <table:table-cell table:formula="of:=[.E119]+[.N119]" office:value-type="float" office:value="-0.436781765163208" calcext:value-type="float">
            <text:p>-0.4367817652</text:p>
          </table:table-cell>
          <table:table-cell table:formula="of:=[.F119]+[.O119]" office:value-type="float" office:value="-1.6588133509403" calcext:value-type="float">
            <text:p>-1.6588133509</text:p>
          </table:table-cell>
          <table:table-cell table:formula="of:=[.G119]+[.P119]" office:value-type="float" office:value="-0.162872015823111" calcext:value-type="float">
            <text:p>-0.1628720158</text:p>
          </table:table-cell>
          <table:table-cell table:formula="of:=[.H119]+[.Q119]" office:value-type="float" office:value="-1.91267692962538" calcext:value-type="float">
            <text:p>-1.9126769296</text:p>
          </table:table-cell>
        </table:table-row>
        <table:table-row table:style-name="ro1">
          <table:table-cell office:value-type="float" office:value="0.3089261652" calcext:value-type="float">
            <text:p>0.3089261652</text:p>
          </table:table-cell>
          <table:table-cell office:value-type="float" office:value="-1.5466422895" calcext:value-type="float">
            <text:p>-1.5466422895</text:p>
          </table:table-cell>
          <table:table-cell office:value-type="float" office:value="-0.2871742287" calcext:value-type="float">
            <text:p>-0.2871742287</text:p>
          </table:table-cell>
          <table:table-cell office:value-type="float" office:value="-1.4429985413" calcext:value-type="float">
            <text:p>-1.4429985413</text:p>
          </table:table-cell>
          <table:table-cell office:value-type="float" office:value="-0.2416327441" calcext:value-type="float">
            <text:p>-0.2416327441</text:p>
          </table:table-cell>
          <table:table-cell office:value-type="float" office:value="-1.8299094387" calcext:value-type="float">
            <text:p>-1.8299094387</text:p>
          </table:table-cell>
          <table:table-cell office:value-type="float" office:value="-0.6116581406" calcext:value-type="float">
            <text:p>-0.6116581406</text:p>
          </table:table-cell>
          <table:table-cell office:value-type="float" office:value="-1.6702521284" calcext:value-type="float">
            <text:p>-1.6702521284</text:p>
          </table:table-cell>
          <table:table-cell/>
          <table:table-cell table:formula="of:=RAND() * 0.1" office:value-type="float" office:value="0.0558946142913697" calcext:value-type="float">
            <text:p>0.0558946143</text:p>
          </table:table-cell>
          <table:table-cell table:formula="of:=RAND() * 0.1" office:value-type="float" office:value="0.0759616511843024" calcext:value-type="float">
            <text:p>0.0759616512</text:p>
          </table:table-cell>
          <table:table-cell table:formula="of:=RAND() * 0.1" office:value-type="float" office:value="0.0607040932703681" calcext:value-type="float">
            <text:p>0.0607040933</text:p>
          </table:table-cell>
          <table:table-cell table:formula="of:=RAND() * 0.1" office:value-type="float" office:value="0.0230285903957073" calcext:value-type="float">
            <text:p>0.0230285904</text:p>
          </table:table-cell>
          <table:table-cell table:formula="of:=RAND() * 0.1" office:value-type="float" office:value="0.0651553232126202" calcext:value-type="float">
            <text:p>0.0651553232</text:p>
          </table:table-cell>
          <table:table-cell table:formula="of:=RAND() * 0.1" office:value-type="float" office:value="0.0795120973308999" calcext:value-type="float">
            <text:p>0.0795120973</text:p>
          </table:table-cell>
          <table:table-cell table:formula="of:=RAND() * 0.1" office:value-type="float" office:value="0.0364893899894657" calcext:value-type="float">
            <text:p>0.03648939</text:p>
          </table:table-cell>
          <table:table-cell table:formula="of:=RAND() * 0.1" office:value-type="float" office:value="0.0728513394040356" calcext:value-type="float">
            <text:p>0.0728513394</text:p>
          </table:table-cell>
          <table:table-cell/>
          <table:table-cell table:formula="of:=[.A120]+[.J120]" office:value-type="float" office:value="0.36482077949137" calcext:value-type="float">
            <text:p>0.3648207795</text:p>
          </table:table-cell>
          <table:table-cell table:formula="of:=[.B120]+[.K120]" office:value-type="float" office:value="-1.4706806383157" calcext:value-type="float">
            <text:p>-1.4706806383</text:p>
          </table:table-cell>
          <table:table-cell table:formula="of:=[.C120]+[.L120]" office:value-type="float" office:value="-0.226470135429632" calcext:value-type="float">
            <text:p>-0.2264701354</text:p>
          </table:table-cell>
          <table:table-cell table:formula="of:=[.D120]+[.M120]" office:value-type="float" office:value="-1.41996995090429" calcext:value-type="float">
            <text:p>-1.4199699509</text:p>
          </table:table-cell>
          <table:table-cell table:formula="of:=[.E120]+[.N120]" office:value-type="float" office:value="-0.17647742088738" calcext:value-type="float">
            <text:p>-0.1764774209</text:p>
          </table:table-cell>
          <table:table-cell table:formula="of:=[.F120]+[.O120]" office:value-type="float" office:value="-1.7503973413691" calcext:value-type="float">
            <text:p>-1.7503973414</text:p>
          </table:table-cell>
          <table:table-cell table:formula="of:=[.G120]+[.P120]" office:value-type="float" office:value="-0.575168750610534" calcext:value-type="float">
            <text:p>-0.5751687506</text:p>
          </table:table-cell>
          <table:table-cell table:formula="of:=[.H120]+[.Q120]" office:value-type="float" office:value="-1.59740078899596" calcext:value-type="float">
            <text:p>-1.597400789</text:p>
          </table:table-cell>
        </table:table-row>
        <table:table-row table:style-name="ro1">
          <table:table-cell office:value-type="float" office:value="-0.292066389" calcext:value-type="float">
            <text:p>-0.292066389</text:p>
          </table:table-cell>
          <table:table-cell office:value-type="float" office:value="-1.8597951976" calcext:value-type="float">
            <text:p>-1.8597951976</text:p>
          </table:table-cell>
          <table:table-cell office:value-type="float" office:value="-0.8022580109" calcext:value-type="float">
            <text:p>-0.8022580109</text:p>
          </table:table-cell>
          <table:table-cell office:value-type="float" office:value="-1.7154133498" calcext:value-type="float">
            <text:p>-1.7154133498</text:p>
          </table:table-cell>
          <table:table-cell office:value-type="float" office:value="-0.8701864546" calcext:value-type="float">
            <text:p>-0.8701864546</text:p>
          </table:table-cell>
          <table:table-cell office:value-type="float" office:value="-2.1074391126" calcext:value-type="float">
            <text:p>-2.1074391126</text:p>
          </table:table-cell>
          <table:table-cell office:value-type="float" office:value="-1.1586391017" calcext:value-type="float">
            <text:p>-1.1586391017</text:p>
          </table:table-cell>
          <table:table-cell office:value-type="float" office:value="-1.869509863" calcext:value-type="float">
            <text:p>-1.869509863</text:p>
          </table:table-cell>
          <table:table-cell/>
          <table:table-cell table:formula="of:=RAND() * 0.1" office:value-type="float" office:value="0.0334434601673586" calcext:value-type="float">
            <text:p>0.0334434602</text:p>
          </table:table-cell>
          <table:table-cell table:formula="of:=RAND() * 0.1" office:value-type="float" office:value="0.0851596629074495" calcext:value-type="float">
            <text:p>0.0851596629</text:p>
          </table:table-cell>
          <table:table-cell table:formula="of:=RAND() * 0.1" office:value-type="float" office:value="0.0396952063160163" calcext:value-type="float">
            <text:p>0.0396952063</text:p>
          </table:table-cell>
          <table:table-cell table:formula="of:=RAND() * 0.1" office:value-type="float" office:value="0.000329079738254037" calcext:value-type="float">
            <text:p>0.0003290797</text:p>
          </table:table-cell>
          <table:table-cell table:formula="of:=RAND() * 0.1" office:value-type="float" office:value="0.0337239694482293" calcext:value-type="float">
            <text:p>0.0337239694</text:p>
          </table:table-cell>
          <table:table-cell table:formula="of:=RAND() * 0.1" office:value-type="float" office:value="0.0670812108173027" calcext:value-type="float">
            <text:p>0.0670812108</text:p>
          </table:table-cell>
          <table:table-cell table:formula="of:=RAND() * 0.1" office:value-type="float" office:value="0.0280042807279361" calcext:value-type="float">
            <text:p>0.0280042807</text:p>
          </table:table-cell>
          <table:table-cell table:formula="of:=RAND() * 0.1" office:value-type="float" office:value="0.0185123179435812" calcext:value-type="float">
            <text:p>0.0185123179</text:p>
          </table:table-cell>
          <table:table-cell/>
          <table:table-cell table:formula="of:=[.A121]+[.J121]" office:value-type="float" office:value="-0.258622928832641" calcext:value-type="float">
            <text:p>-0.2586229288</text:p>
          </table:table-cell>
          <table:table-cell table:formula="of:=[.B121]+[.K121]" office:value-type="float" office:value="-1.77463553469255" calcext:value-type="float">
            <text:p>-1.7746355347</text:p>
          </table:table-cell>
          <table:table-cell table:formula="of:=[.C121]+[.L121]" office:value-type="float" office:value="-0.762562804583984" calcext:value-type="float">
            <text:p>-0.7625628046</text:p>
          </table:table-cell>
          <table:table-cell table:formula="of:=[.D121]+[.M121]" office:value-type="float" office:value="-1.71508427006175" calcext:value-type="float">
            <text:p>-1.7150842701</text:p>
          </table:table-cell>
          <table:table-cell table:formula="of:=[.E121]+[.N121]" office:value-type="float" office:value="-0.836462485151771" calcext:value-type="float">
            <text:p>-0.8364624852</text:p>
          </table:table-cell>
          <table:table-cell table:formula="of:=[.F121]+[.O121]" office:value-type="float" office:value="-2.0403579017827" calcext:value-type="float">
            <text:p>-2.0403579018</text:p>
          </table:table-cell>
          <table:table-cell table:formula="of:=[.G121]+[.P121]" office:value-type="float" office:value="-1.13063482097206" calcext:value-type="float">
            <text:p>-1.130634821</text:p>
          </table:table-cell>
          <table:table-cell table:formula="of:=[.H121]+[.Q121]" office:value-type="float" office:value="-1.85099754505642" calcext:value-type="float">
            <text:p>-1.8509975451</text:p>
          </table:table-cell>
        </table:table-row>
        <table:table-row table:style-name="ro1">
          <table:table-cell office:value-type="float" office:value="0.1738429663" calcext:value-type="float">
            <text:p>0.1738429663</text:p>
          </table:table-cell>
          <table:table-cell office:value-type="float" office:value="-1.5670004814" calcext:value-type="float">
            <text:p>-1.5670004814</text:p>
          </table:table-cell>
          <table:table-cell office:value-type="float" office:value="-0.1234120655" calcext:value-type="float">
            <text:p>-0.1234120655</text:p>
          </table:table-cell>
          <table:table-cell office:value-type="float" office:value="-1.6661354003" calcext:value-type="float">
            <text:p>-1.6661354003</text:p>
          </table:table-cell>
          <table:table-cell office:value-type="float" office:value="-0.5725109223" calcext:value-type="float">
            <text:p>-0.5725109223</text:p>
          </table:table-cell>
          <table:table-cell office:value-type="float" office:value="-1.8171512797" calcext:value-type="float">
            <text:p>-1.8171512797</text:p>
          </table:table-cell>
          <table:table-cell office:value-type="float" office:value="-0.3641070724" calcext:value-type="float">
            <text:p>-0.3641070724</text:p>
          </table:table-cell>
          <table:table-cell office:value-type="float" office:value="-1.4638274971" calcext:value-type="float">
            <text:p>-1.4638274971</text:p>
          </table:table-cell>
          <table:table-cell/>
          <table:table-cell table:formula="of:=RAND() * 0.1" office:value-type="float" office:value="0.04526185887716" calcext:value-type="float">
            <text:p>0.0452618589</text:p>
          </table:table-cell>
          <table:table-cell table:formula="of:=RAND() * 0.1" office:value-type="float" office:value="0.0305331091273558" calcext:value-type="float">
            <text:p>0.0305331091</text:p>
          </table:table-cell>
          <table:table-cell table:formula="of:=RAND() * 0.1" office:value-type="float" office:value="0.0593557109506177" calcext:value-type="float">
            <text:p>0.059355711</text:p>
          </table:table-cell>
          <table:table-cell table:formula="of:=RAND() * 0.1" office:value-type="float" office:value="0.0195443247374851" calcext:value-type="float">
            <text:p>0.0195443247</text:p>
          </table:table-cell>
          <table:table-cell table:formula="of:=RAND() * 0.1" office:value-type="float" office:value="0.0382382016437376" calcext:value-type="float">
            <text:p>0.0382382016</text:p>
          </table:table-cell>
          <table:table-cell table:formula="of:=RAND() * 0.1" office:value-type="float" office:value="0.0433645451362585" calcext:value-type="float">
            <text:p>0.0433645451</text:p>
          </table:table-cell>
          <table:table-cell table:formula="of:=RAND() * 0.1" office:value-type="float" office:value="0.0574860609071503" calcext:value-type="float">
            <text:p>0.0574860609</text:p>
          </table:table-cell>
          <table:table-cell table:formula="of:=RAND() * 0.1" office:value-type="float" office:value="0.0654483037554115" calcext:value-type="float">
            <text:p>0.0654483038</text:p>
          </table:table-cell>
          <table:table-cell/>
          <table:table-cell table:formula="of:=[.A122]+[.J122]" office:value-type="float" office:value="0.21910482517716" calcext:value-type="float">
            <text:p>0.2191048252</text:p>
          </table:table-cell>
          <table:table-cell table:formula="of:=[.B122]+[.K122]" office:value-type="float" office:value="-1.53646737227264" calcext:value-type="float">
            <text:p>-1.5364673723</text:p>
          </table:table-cell>
          <table:table-cell table:formula="of:=[.C122]+[.L122]" office:value-type="float" office:value="-0.0640563545493823" calcext:value-type="float">
            <text:p>-0.0640563545</text:p>
          </table:table-cell>
          <table:table-cell table:formula="of:=[.D122]+[.M122]" office:value-type="float" office:value="-1.64659107556251" calcext:value-type="float">
            <text:p>-1.6465910756</text:p>
          </table:table-cell>
          <table:table-cell table:formula="of:=[.E122]+[.N122]" office:value-type="float" office:value="-0.534272720656262" calcext:value-type="float">
            <text:p>-0.5342727207</text:p>
          </table:table-cell>
          <table:table-cell table:formula="of:=[.F122]+[.O122]" office:value-type="float" office:value="-1.77378673456374" calcext:value-type="float">
            <text:p>-1.7737867346</text:p>
          </table:table-cell>
          <table:table-cell table:formula="of:=[.G122]+[.P122]" office:value-type="float" office:value="-0.30662101149285" calcext:value-type="float">
            <text:p>-0.3066210115</text:p>
          </table:table-cell>
          <table:table-cell table:formula="of:=[.H122]+[.Q122]" office:value-type="float" office:value="-1.39837919334459" calcext:value-type="float">
            <text:p>-1.3983791933</text:p>
          </table:table-cell>
        </table:table-row>
        <table:table-row table:style-name="ro1">
          <table:table-cell office:value-type="float" office:value="0.1815685681" calcext:value-type="float">
            <text:p>0.1815685681</text:p>
          </table:table-cell>
          <table:table-cell office:value-type="float" office:value="-1.699359774" calcext:value-type="float">
            <text:p>-1.699359774</text:p>
          </table:table-cell>
          <table:table-cell office:value-type="float" office:value="-0.4213195735" calcext:value-type="float">
            <text:p>-0.4213195735</text:p>
          </table:table-cell>
          <table:table-cell office:value-type="float" office:value="-1.5478573267" calcext:value-type="float">
            <text:p>-1.5478573267</text:p>
          </table:table-cell>
          <table:table-cell office:value-type="float" office:value="-0.3538855739" calcext:value-type="float">
            <text:p>-0.3538855739</text:p>
          </table:table-cell>
          <table:table-cell office:value-type="float" office:value="-1.9333855803" calcext:value-type="float">
            <text:p>-1.9333855803</text:p>
          </table:table-cell>
          <table:table-cell office:value-type="float" office:value="-0.7432471897" calcext:value-type="float">
            <text:p>-0.7432471897</text:p>
          </table:table-cell>
          <table:table-cell office:value-type="float" office:value="-1.7480660032" calcext:value-type="float">
            <text:p>-1.7480660032</text:p>
          </table:table-cell>
          <table:table-cell/>
          <table:table-cell table:formula="of:=RAND() * 0.1" office:value-type="float" office:value="0.073046040723759" calcext:value-type="float">
            <text:p>0.0730460407</text:p>
          </table:table-cell>
          <table:table-cell table:formula="of:=RAND() * 0.1" office:value-type="float" office:value="0.0215611857996128" calcext:value-type="float">
            <text:p>0.0215611858</text:p>
          </table:table-cell>
          <table:table-cell table:formula="of:=RAND() * 0.1" office:value-type="float" office:value="0.0154719346409375" calcext:value-type="float">
            <text:p>0.0154719346</text:p>
          </table:table-cell>
          <table:table-cell table:formula="of:=RAND() * 0.1" office:value-type="float" office:value="0.0460342725833545" calcext:value-type="float">
            <text:p>0.0460342726</text:p>
          </table:table-cell>
          <table:table-cell table:formula="of:=RAND() * 0.1" office:value-type="float" office:value="0.0930371640100524" calcext:value-type="float">
            <text:p>0.093037164</text:p>
          </table:table-cell>
          <table:table-cell table:formula="of:=RAND() * 0.1" office:value-type="float" office:value="0.0926932373760089" calcext:value-type="float">
            <text:p>0.0926932374</text:p>
          </table:table-cell>
          <table:table-cell table:formula="of:=RAND() * 0.1" office:value-type="float" office:value="0.000146292999058964" calcext:value-type="float">
            <text:p>0.000146293</text:p>
          </table:table-cell>
          <table:table-cell table:formula="of:=RAND() * 0.1" office:value-type="float" office:value="0.0731260022261704" calcext:value-type="float">
            <text:p>0.0731260022</text:p>
          </table:table-cell>
          <table:table-cell/>
          <table:table-cell table:formula="of:=[.A123]+[.J123]" office:value-type="float" office:value="0.254614608823759" calcext:value-type="float">
            <text:p>0.2546146088</text:p>
          </table:table-cell>
          <table:table-cell table:formula="of:=[.B123]+[.K123]" office:value-type="float" office:value="-1.67779858820039" calcext:value-type="float">
            <text:p>-1.6777985882</text:p>
          </table:table-cell>
          <table:table-cell table:formula="of:=[.C123]+[.L123]" office:value-type="float" office:value="-0.405847638859062" calcext:value-type="float">
            <text:p>-0.4058476389</text:p>
          </table:table-cell>
          <table:table-cell table:formula="of:=[.D123]+[.M123]" office:value-type="float" office:value="-1.50182305411665" calcext:value-type="float">
            <text:p>-1.5018230541</text:p>
          </table:table-cell>
          <table:table-cell table:formula="of:=[.E123]+[.N123]" office:value-type="float" office:value="-0.260848409889948" calcext:value-type="float">
            <text:p>-0.2608484099</text:p>
          </table:table-cell>
          <table:table-cell table:formula="of:=[.F123]+[.O123]" office:value-type="float" office:value="-1.84069234292399" calcext:value-type="float">
            <text:p>-1.8406923429</text:p>
          </table:table-cell>
          <table:table-cell table:formula="of:=[.G123]+[.P123]" office:value-type="float" office:value="-0.743100896700941" calcext:value-type="float">
            <text:p>-0.7431008967</text:p>
          </table:table-cell>
          <table:table-cell table:formula="of:=[.H123]+[.Q123]" office:value-type="float" office:value="-1.67494000097383" calcext:value-type="float">
            <text:p>-1.674940001</text:p>
          </table:table-cell>
        </table:table-row>
        <table:table-row table:style-name="ro1">
          <table:table-cell office:value-type="float" office:value="0.0150970106" calcext:value-type="float">
            <text:p>0.0150970106</text:p>
          </table:table-cell>
          <table:table-cell office:value-type="float" office:value="-1.9105231265" calcext:value-type="float">
            <text:p>-1.9105231265</text:p>
          </table:table-cell>
          <table:table-cell office:value-type="float" office:value="-0.4285632371" calcext:value-type="float">
            <text:p>-0.4285632371</text:p>
          </table:table-cell>
          <table:table-cell office:value-type="float" office:value="-1.6606800995" calcext:value-type="float">
            <text:p>-1.6606800995</text:p>
          </table:table-cell>
          <table:table-cell office:value-type="float" office:value="-0.7038400007" calcext:value-type="float">
            <text:p>-0.7038400007</text:p>
          </table:table-cell>
          <table:table-cell office:value-type="float" office:value="-1.8639189321" calcext:value-type="float">
            <text:p>-1.8639189321</text:p>
          </table:table-cell>
          <table:table-cell office:value-type="float" office:value="-0.5095942398" calcext:value-type="float">
            <text:p>-0.5095942398</text:p>
          </table:table-cell>
          <table:table-cell office:value-type="float" office:value="-2.1257587348" calcext:value-type="float">
            <text:p>-2.1257587348</text:p>
          </table:table-cell>
          <table:table-cell/>
          <table:table-cell table:formula="of:=RAND() * 0.1" office:value-type="float" office:value="0.0899383228746191" calcext:value-type="float">
            <text:p>0.0899383229</text:p>
          </table:table-cell>
          <table:table-cell table:formula="of:=RAND() * 0.1" office:value-type="float" office:value="0.0701683849611638" calcext:value-type="float">
            <text:p>0.070168385</text:p>
          </table:table-cell>
          <table:table-cell table:formula="of:=RAND() * 0.1" office:value-type="float" office:value="0.0192753486925923" calcext:value-type="float">
            <text:p>0.0192753487</text:p>
          </table:table-cell>
          <table:table-cell table:formula="of:=RAND() * 0.1" office:value-type="float" office:value="0.0333688892973734" calcext:value-type="float">
            <text:p>0.0333688893</text:p>
          </table:table-cell>
          <table:table-cell table:formula="of:=RAND() * 0.1" office:value-type="float" office:value="0.0444974923126817" calcext:value-type="float">
            <text:p>0.0444974923</text:p>
          </table:table-cell>
          <table:table-cell table:formula="of:=RAND() * 0.1" office:value-type="float" office:value="0.0308909624454368" calcext:value-type="float">
            <text:p>0.0308909624</text:p>
          </table:table-cell>
          <table:table-cell table:formula="of:=RAND() * 0.1" office:value-type="float" office:value="0.0692703611038666" calcext:value-type="float">
            <text:p>0.0692703611</text:p>
          </table:table-cell>
          <table:table-cell table:formula="of:=RAND() * 0.1" office:value-type="float" office:value="0.0055649668439088" calcext:value-type="float">
            <text:p>0.0055649668</text:p>
          </table:table-cell>
          <table:table-cell/>
          <table:table-cell table:formula="of:=[.A124]+[.J124]" office:value-type="float" office:value="0.105035333474619" calcext:value-type="float">
            <text:p>0.1050353335</text:p>
          </table:table-cell>
          <table:table-cell table:formula="of:=[.B124]+[.K124]" office:value-type="float" office:value="-1.84035474153884" calcext:value-type="float">
            <text:p>-1.8403547415</text:p>
          </table:table-cell>
          <table:table-cell table:formula="of:=[.C124]+[.L124]" office:value-type="float" office:value="-0.409287888407408" calcext:value-type="float">
            <text:p>-0.4092878884</text:p>
          </table:table-cell>
          <table:table-cell table:formula="of:=[.D124]+[.M124]" office:value-type="float" office:value="-1.62731121020263" calcext:value-type="float">
            <text:p>-1.6273112102</text:p>
          </table:table-cell>
          <table:table-cell table:formula="of:=[.E124]+[.N124]" office:value-type="float" office:value="-0.659342508387318" calcext:value-type="float">
            <text:p>-0.6593425084</text:p>
          </table:table-cell>
          <table:table-cell table:formula="of:=[.F124]+[.O124]" office:value-type="float" office:value="-1.83302796965456" calcext:value-type="float">
            <text:p>-1.8330279697</text:p>
          </table:table-cell>
          <table:table-cell table:formula="of:=[.G124]+[.P124]" office:value-type="float" office:value="-0.440323878696133" calcext:value-type="float">
            <text:p>-0.4403238787</text:p>
          </table:table-cell>
          <table:table-cell table:formula="of:=[.H124]+[.Q124]" office:value-type="float" office:value="-2.12019376795609" calcext:value-type="float">
            <text:p>-2.120193768</text:p>
          </table:table-cell>
        </table:table-row>
        <table:table-row table:style-name="ro1">
          <table:table-cell office:value-type="float" office:value="-0.2614691944" calcext:value-type="float">
            <text:p>-0.2614691944</text:p>
          </table:table-cell>
          <table:table-cell office:value-type="float" office:value="-2.0844929801" calcext:value-type="float">
            <text:p>-2.0844929801</text:p>
          </table:table-cell>
          <table:table-cell office:value-type="float" office:value="-0.8991165932" calcext:value-type="float">
            <text:p>-0.8991165932</text:p>
          </table:table-cell>
          <table:table-cell office:value-type="float" office:value="-1.7590432136" calcext:value-type="float">
            <text:p>-1.7590432136</text:p>
          </table:table-cell>
          <table:table-cell office:value-type="float" office:value="-0.9775827996" calcext:value-type="float">
            <text:p>-0.9775827996</text:p>
          </table:table-cell>
          <table:table-cell office:value-type="float" office:value="-2.1390643207" calcext:value-type="float">
            <text:p>-2.1390643207</text:p>
          </table:table-cell>
          <table:table-cell office:value-type="float" office:value="-0.6119197379" calcext:value-type="float">
            <text:p>-0.6119197379</text:p>
          </table:table-cell>
          <table:table-cell office:value-type="float" office:value="-1.9955670372" calcext:value-type="float">
            <text:p>-1.9955670372</text:p>
          </table:table-cell>
          <table:table-cell/>
          <table:table-cell table:formula="of:=RAND() * 0.1" office:value-type="float" office:value="0.0697473006831664" calcext:value-type="float">
            <text:p>0.0697473007</text:p>
          </table:table-cell>
          <table:table-cell table:formula="of:=RAND() * 0.1" office:value-type="float" office:value="0.0374340542074547" calcext:value-type="float">
            <text:p>0.0374340542</text:p>
          </table:table-cell>
          <table:table-cell table:formula="of:=RAND() * 0.1" office:value-type="float" office:value="0.0663042983383098" calcext:value-type="float">
            <text:p>0.0663042983</text:p>
          </table:table-cell>
          <table:table-cell table:formula="of:=RAND() * 0.1" office:value-type="float" office:value="0.0916864203068431" calcext:value-type="float">
            <text:p>0.0916864203</text:p>
          </table:table-cell>
          <table:table-cell table:formula="of:=RAND() * 0.1" office:value-type="float" office:value="0.0219455050290522" calcext:value-type="float">
            <text:p>0.021945505</text:p>
          </table:table-cell>
          <table:table-cell table:formula="of:=RAND() * 0.1" office:value-type="float" office:value="0.0529367354658677" calcext:value-type="float">
            <text:p>0.0529367355</text:p>
          </table:table-cell>
          <table:table-cell table:formula="of:=RAND() * 0.1" office:value-type="float" office:value="0.0271386264500197" calcext:value-type="float">
            <text:p>0.0271386265</text:p>
          </table:table-cell>
          <table:table-cell table:formula="of:=RAND() * 0.1" office:value-type="float" office:value="0.0467280094821213" calcext:value-type="float">
            <text:p>0.0467280095</text:p>
          </table:table-cell>
          <table:table-cell/>
          <table:table-cell table:formula="of:=[.A125]+[.J125]" office:value-type="float" office:value="-0.191721893716834" calcext:value-type="float">
            <text:p>-0.1917218937</text:p>
          </table:table-cell>
          <table:table-cell table:formula="of:=[.B125]+[.K125]" office:value-type="float" office:value="-2.04705892589255" calcext:value-type="float">
            <text:p>-2.0470589259</text:p>
          </table:table-cell>
          <table:table-cell table:formula="of:=[.C125]+[.L125]" office:value-type="float" office:value="-0.83281229486169" calcext:value-type="float">
            <text:p>-0.8328122949</text:p>
          </table:table-cell>
          <table:table-cell table:formula="of:=[.D125]+[.M125]" office:value-type="float" office:value="-1.66735679329316" calcext:value-type="float">
            <text:p>-1.6673567933</text:p>
          </table:table-cell>
          <table:table-cell table:formula="of:=[.E125]+[.N125]" office:value-type="float" office:value="-0.955637294570948" calcext:value-type="float">
            <text:p>-0.9556372946</text:p>
          </table:table-cell>
          <table:table-cell table:formula="of:=[.F125]+[.O125]" office:value-type="float" office:value="-2.08612758523413" calcext:value-type="float">
            <text:p>-2.0861275852</text:p>
          </table:table-cell>
          <table:table-cell table:formula="of:=[.G125]+[.P125]" office:value-type="float" office:value="-0.58478111144998" calcext:value-type="float">
            <text:p>-0.5847811114</text:p>
          </table:table-cell>
          <table:table-cell table:formula="of:=[.H125]+[.Q125]" office:value-type="float" office:value="-1.94883902771788" calcext:value-type="float">
            <text:p>-1.9488390277</text:p>
          </table:table-cell>
        </table:table-row>
        <table:table-row table:style-name="ro1">
          <table:table-cell office:value-type="float" office:value="0.2058481142" calcext:value-type="float">
            <text:p>0.2058481142</text:p>
          </table:table-cell>
          <table:table-cell office:value-type="float" office:value="-1.6044008624" calcext:value-type="float">
            <text:p>-1.6044008624</text:p>
          </table:table-cell>
          <table:table-cell office:value-type="float" office:value="-0.2144556702" calcext:value-type="float">
            <text:p>-0.2144556702</text:p>
          </table:table-cell>
          <table:table-cell office:value-type="float" office:value="-1.4905346466" calcext:value-type="float">
            <text:p>-1.4905346466</text:p>
          </table:table-cell>
          <table:table-cell office:value-type="float" office:value="-0.3884991478" calcext:value-type="float">
            <text:p>-0.3884991478</text:p>
          </table:table-cell>
          <table:table-cell office:value-type="float" office:value="-1.9085392309" calcext:value-type="float">
            <text:p>-1.9085392309</text:p>
          </table:table-cell>
          <table:table-cell office:value-type="float" office:value="-0.6236588636" calcext:value-type="float">
            <text:p>-0.6236588636</text:p>
          </table:table-cell>
          <table:table-cell office:value-type="float" office:value="-1.6324976923" calcext:value-type="float">
            <text:p>-1.6324976923</text:p>
          </table:table-cell>
          <table:table-cell/>
          <table:table-cell table:formula="of:=RAND() * 0.1" office:value-type="float" office:value="0.0391717095429503" calcext:value-type="float">
            <text:p>0.0391717095</text:p>
          </table:table-cell>
          <table:table-cell table:formula="of:=RAND() * 0.1" office:value-type="float" office:value="0.0268800976349369" calcext:value-type="float">
            <text:p>0.0268800976</text:p>
          </table:table-cell>
          <table:table-cell table:formula="of:=RAND() * 0.1" office:value-type="float" office:value="0.0480987797449171" calcext:value-type="float">
            <text:p>0.0480987797</text:p>
          </table:table-cell>
          <table:table-cell table:formula="of:=RAND() * 0.1" office:value-type="float" office:value="0.0844261045467323" calcext:value-type="float">
            <text:p>0.0844261045</text:p>
          </table:table-cell>
          <table:table-cell table:formula="of:=RAND() * 0.1" office:value-type="float" office:value="0.0670011351151281" calcext:value-type="float">
            <text:p>0.0670011351</text:p>
          </table:table-cell>
          <table:table-cell table:formula="of:=RAND() * 0.1" office:value-type="float" office:value="0.0381572729313934" calcext:value-type="float">
            <text:p>0.0381572729</text:p>
          </table:table-cell>
          <table:table-cell table:formula="of:=RAND() * 0.1" office:value-type="float" office:value="0.0106778085171267" calcext:value-type="float">
            <text:p>0.0106778085</text:p>
          </table:table-cell>
          <table:table-cell table:formula="of:=RAND() * 0.1" office:value-type="float" office:value="0.072196281067532" calcext:value-type="float">
            <text:p>0.0721962811</text:p>
          </table:table-cell>
          <table:table-cell/>
          <table:table-cell table:formula="of:=[.A126]+[.J126]" office:value-type="float" office:value="0.24501982374295" calcext:value-type="float">
            <text:p>0.2450198237</text:p>
          </table:table-cell>
          <table:table-cell table:formula="of:=[.B126]+[.K126]" office:value-type="float" office:value="-1.57752076476506" calcext:value-type="float">
            <text:p>-1.5775207648</text:p>
          </table:table-cell>
          <table:table-cell table:formula="of:=[.C126]+[.L126]" office:value-type="float" office:value="-0.166356890455083" calcext:value-type="float">
            <text:p>-0.1663568905</text:p>
          </table:table-cell>
          <table:table-cell table:formula="of:=[.D126]+[.M126]" office:value-type="float" office:value="-1.40610854205327" calcext:value-type="float">
            <text:p>-1.4061085421</text:p>
          </table:table-cell>
          <table:table-cell table:formula="of:=[.E126]+[.N126]" office:value-type="float" office:value="-0.321498012684872" calcext:value-type="float">
            <text:p>-0.3214980127</text:p>
          </table:table-cell>
          <table:table-cell table:formula="of:=[.F126]+[.O126]" office:value-type="float" office:value="-1.87038195796861" calcext:value-type="float">
            <text:p>-1.870381958</text:p>
          </table:table-cell>
          <table:table-cell table:formula="of:=[.G126]+[.P126]" office:value-type="float" office:value="-0.612981055082873" calcext:value-type="float">
            <text:p>-0.6129810551</text:p>
          </table:table-cell>
          <table:table-cell table:formula="of:=[.H126]+[.Q126]" office:value-type="float" office:value="-1.56030141123247" calcext:value-type="float">
            <text:p>-1.5603014112</text:p>
          </table:table-cell>
        </table:table-row>
        <table:table-row table:style-name="ro1">
          <table:table-cell office:value-type="float" office:value="0.0933652279" calcext:value-type="float">
            <text:p>0.0933652279</text:p>
          </table:table-cell>
          <table:table-cell office:value-type="float" office:value="-1.6503057768" calcext:value-type="float">
            <text:p>-1.6503057768</text:p>
          </table:table-cell>
          <table:table-cell office:value-type="float" office:value="-0.3245432491" calcext:value-type="float">
            <text:p>-0.3245432491</text:p>
          </table:table-cell>
          <table:table-cell office:value-type="float" office:value="-1.755282492" calcext:value-type="float">
            <text:p>-1.755282492</text:p>
          </table:table-cell>
          <table:table-cell office:value-type="float" office:value="-0.6095855505" calcext:value-type="float">
            <text:p>-0.6095855505</text:p>
          </table:table-cell>
          <table:table-cell office:value-type="float" office:value="-1.8300933046" calcext:value-type="float">
            <text:p>-1.8300933046</text:p>
          </table:table-cell>
          <table:table-cell office:value-type="float" office:value="-0.3600832435" calcext:value-type="float">
            <text:p>-0.3600832435</text:p>
          </table:table-cell>
          <table:table-cell office:value-type="float" office:value="-1.4367750058" calcext:value-type="float">
            <text:p>-1.4367750058</text:p>
          </table:table-cell>
          <table:table-cell/>
          <table:table-cell table:formula="of:=RAND() * 0.1" office:value-type="float" office:value="0.0241693216452325" calcext:value-type="float">
            <text:p>0.0241693216</text:p>
          </table:table-cell>
          <table:table-cell table:formula="of:=RAND() * 0.1" office:value-type="float" office:value="0.0123781570277755" calcext:value-type="float">
            <text:p>0.012378157</text:p>
          </table:table-cell>
          <table:table-cell table:formula="of:=RAND() * 0.1" office:value-type="float" office:value="0.0331226266236694" calcext:value-type="float">
            <text:p>0.0331226266</text:p>
          </table:table-cell>
          <table:table-cell table:formula="of:=RAND() * 0.1" office:value-type="float" office:value="0.0656884130504677" calcext:value-type="float">
            <text:p>0.0656884131</text:p>
          </table:table-cell>
          <table:table-cell table:formula="of:=RAND() * 0.1" office:value-type="float" office:value="0.0159893427935703" calcext:value-type="float">
            <text:p>0.0159893428</text:p>
          </table:table-cell>
          <table:table-cell table:formula="of:=RAND() * 0.1" office:value-type="float" office:value="0.0968682305703358" calcext:value-type="float">
            <text:p>0.0968682306</text:p>
          </table:table-cell>
          <table:table-cell table:formula="of:=RAND() * 0.1" office:value-type="float" office:value="0.0477310707175441" calcext:value-type="float">
            <text:p>0.0477310707</text:p>
          </table:table-cell>
          <table:table-cell table:formula="of:=RAND() * 0.1" office:value-type="float" office:value="0.012145629556522" calcext:value-type="float">
            <text:p>0.0121456296</text:p>
          </table:table-cell>
          <table:table-cell/>
          <table:table-cell table:formula="of:=[.A127]+[.J127]" office:value-type="float" office:value="0.117534549545233" calcext:value-type="float">
            <text:p>0.1175345495</text:p>
          </table:table-cell>
          <table:table-cell table:formula="of:=[.B127]+[.K127]" office:value-type="float" office:value="-1.63792761977222" calcext:value-type="float">
            <text:p>-1.6379276198</text:p>
          </table:table-cell>
          <table:table-cell table:formula="of:=[.C127]+[.L127]" office:value-type="float" office:value="-0.291420622476331" calcext:value-type="float">
            <text:p>-0.2914206225</text:p>
          </table:table-cell>
          <table:table-cell table:formula="of:=[.D127]+[.M127]" office:value-type="float" office:value="-1.68959407894953" calcext:value-type="float">
            <text:p>-1.6895940789</text:p>
          </table:table-cell>
          <table:table-cell table:formula="of:=[.E127]+[.N127]" office:value-type="float" office:value="-0.59359620770643" calcext:value-type="float">
            <text:p>-0.5935962077</text:p>
          </table:table-cell>
          <table:table-cell table:formula="of:=[.F127]+[.O127]" office:value-type="float" office:value="-1.73322507402966" calcext:value-type="float">
            <text:p>-1.733225074</text:p>
          </table:table-cell>
          <table:table-cell table:formula="of:=[.G127]+[.P127]" office:value-type="float" office:value="-0.312352172782456" calcext:value-type="float">
            <text:p>-0.3123521728</text:p>
          </table:table-cell>
          <table:table-cell table:formula="of:=[.H127]+[.Q127]" office:value-type="float" office:value="-1.42462937624348" calcext:value-type="float">
            <text:p>-1.4246293762</text:p>
          </table:table-cell>
        </table:table-row>
        <table:table-row table:style-name="ro1">
          <table:table-cell office:value-type="float" office:value="0.3179808087" calcext:value-type="float">
            <text:p>0.3179808087</text:p>
          </table:table-cell>
          <table:table-cell office:value-type="float" office:value="-1.5412754848" calcext:value-type="float">
            <text:p>-1.5412754848</text:p>
          </table:table-cell>
          <table:table-cell office:value-type="float" office:value="-0.2721488783" calcext:value-type="float">
            <text:p>-0.2721488783</text:p>
          </table:table-cell>
          <table:table-cell office:value-type="float" office:value="-1.4370321071" calcext:value-type="float">
            <text:p>-1.4370321071</text:p>
          </table:table-cell>
          <table:table-cell office:value-type="float" office:value="-0.191274168" calcext:value-type="float">
            <text:p>-0.191274168</text:p>
          </table:table-cell>
          <table:table-cell office:value-type="float" office:value="-1.8196998554" calcext:value-type="float">
            <text:p>-1.8196998554</text:p>
          </table:table-cell>
          <table:table-cell office:value-type="float" office:value="-0.583084652" calcext:value-type="float">
            <text:p>-0.583084652</text:p>
          </table:table-cell>
          <table:table-cell office:value-type="float" office:value="-1.6732247744" calcext:value-type="float">
            <text:p>-1.6732247744</text:p>
          </table:table-cell>
          <table:table-cell/>
          <table:table-cell table:formula="of:=RAND() * 0.1" office:value-type="float" office:value="0.0824482886275713" calcext:value-type="float">
            <text:p>0.0824482886</text:p>
          </table:table-cell>
          <table:table-cell table:formula="of:=RAND() * 0.1" office:value-type="float" office:value="0.0870838662584623" calcext:value-type="float">
            <text:p>0.0870838663</text:p>
          </table:table-cell>
          <table:table-cell table:formula="of:=RAND() * 0.1" office:value-type="float" office:value="0.0561331651050693" calcext:value-type="float">
            <text:p>0.0561331651</text:p>
          </table:table-cell>
          <table:table-cell table:formula="of:=RAND() * 0.1" office:value-type="float" office:value="0.0000176527613256033" calcext:value-type="float">
            <text:p>1.76527613256033E-05</text:p>
          </table:table-cell>
          <table:table-cell table:formula="of:=RAND() * 0.1" office:value-type="float" office:value="0.0343615545420313" calcext:value-type="float">
            <text:p>0.0343615545</text:p>
          </table:table-cell>
          <table:table-cell table:formula="of:=RAND() * 0.1" office:value-type="float" office:value="0.0662259223708208" calcext:value-type="float">
            <text:p>0.0662259224</text:p>
          </table:table-cell>
          <table:table-cell table:formula="of:=RAND() * 0.1" office:value-type="float" office:value="0.0909549816064939" calcext:value-type="float">
            <text:p>0.0909549816</text:p>
          </table:table-cell>
          <table:table-cell table:formula="of:=RAND() * 0.1" office:value-type="float" office:value="0.0755826808337808" calcext:value-type="float">
            <text:p>0.0755826808</text:p>
          </table:table-cell>
          <table:table-cell/>
          <table:table-cell table:formula="of:=[.A128]+[.J128]" office:value-type="float" office:value="0.400429097327571" calcext:value-type="float">
            <text:p>0.4004290973</text:p>
          </table:table-cell>
          <table:table-cell table:formula="of:=[.B128]+[.K128]" office:value-type="float" office:value="-1.45419161854154" calcext:value-type="float">
            <text:p>-1.4541916185</text:p>
          </table:table-cell>
          <table:table-cell table:formula="of:=[.C128]+[.L128]" office:value-type="float" office:value="-0.216015713194931" calcext:value-type="float">
            <text:p>-0.2160157132</text:p>
          </table:table-cell>
          <table:table-cell table:formula="of:=[.D128]+[.M128]" office:value-type="float" office:value="-1.43701445433867" calcext:value-type="float">
            <text:p>-1.4370144543</text:p>
          </table:table-cell>
          <table:table-cell table:formula="of:=[.E128]+[.N128]" office:value-type="float" office:value="-0.156912613457969" calcext:value-type="float">
            <text:p>-0.1569126135</text:p>
          </table:table-cell>
          <table:table-cell table:formula="of:=[.F128]+[.O128]" office:value-type="float" office:value="-1.75347393302918" calcext:value-type="float">
            <text:p>-1.753473933</text:p>
          </table:table-cell>
          <table:table-cell table:formula="of:=[.G128]+[.P128]" office:value-type="float" office:value="-0.492129670393506" calcext:value-type="float">
            <text:p>-0.4921296704</text:p>
          </table:table-cell>
          <table:table-cell table:formula="of:=[.H128]+[.Q128]" office:value-type="float" office:value="-1.59764209356622" calcext:value-type="float">
            <text:p>-1.5976420936</text:p>
          </table:table-cell>
        </table:table-row>
        <table:table-row table:style-name="ro1">
          <table:table-cell office:value-type="float" office:value="0.1198026734" calcext:value-type="float">
            <text:p>0.1198026734</text:p>
          </table:table-cell>
          <table:table-cell office:value-type="float" office:value="-1.5938415043" calcext:value-type="float">
            <text:p>-1.5938415043</text:p>
          </table:table-cell>
          <table:table-cell office:value-type="float" office:value="-0.2758652415" calcext:value-type="float">
            <text:p>-0.2758652415</text:p>
          </table:table-cell>
          <table:table-cell office:value-type="float" office:value="-1.5525255598" calcext:value-type="float">
            <text:p>-1.5525255598</text:p>
          </table:table-cell>
          <table:table-cell office:value-type="float" office:value="-0.5428894644" calcext:value-type="float">
            <text:p>-0.5428894644</text:p>
          </table:table-cell>
          <table:table-cell office:value-type="float" office:value="-1.5711164281" calcext:value-type="float">
            <text:p>-1.5711164281</text:p>
          </table:table-cell>
          <table:table-cell office:value-type="float" office:value="-0.5809258841" calcext:value-type="float">
            <text:p>-0.5809258841</text:p>
          </table:table-cell>
          <table:table-cell office:value-type="float" office:value="-1.876472419" calcext:value-type="float">
            <text:p>-1.876472419</text:p>
          </table:table-cell>
          <table:table-cell/>
          <table:table-cell table:formula="of:=RAND() * 0.1" office:value-type="float" office:value="0.0265969648712958" calcext:value-type="float">
            <text:p>0.0265969649</text:p>
          </table:table-cell>
          <table:table-cell table:formula="of:=RAND() * 0.1" office:value-type="float" office:value="0.0410773143361549" calcext:value-type="float">
            <text:p>0.0410773143</text:p>
          </table:table-cell>
          <table:table-cell table:formula="of:=RAND() * 0.1" office:value-type="float" office:value="0.00352856681874661" calcext:value-type="float">
            <text:p>0.0035285668</text:p>
          </table:table-cell>
          <table:table-cell table:formula="of:=RAND() * 0.1" office:value-type="float" office:value="0.0990903244774066" calcext:value-type="float">
            <text:p>0.0990903245</text:p>
          </table:table-cell>
          <table:table-cell table:formula="of:=RAND() * 0.1" office:value-type="float" office:value="0.0672304043482391" calcext:value-type="float">
            <text:p>0.0672304043</text:p>
          </table:table-cell>
          <table:table-cell table:formula="of:=RAND() * 0.1" office:value-type="float" office:value="0.0756521345651886" calcext:value-type="float">
            <text:p>0.0756521346</text:p>
          </table:table-cell>
          <table:table-cell table:formula="of:=RAND() * 0.1" office:value-type="float" office:value="0.0700371354978849" calcext:value-type="float">
            <text:p>0.0700371355</text:p>
          </table:table-cell>
          <table:table-cell table:formula="of:=RAND() * 0.1" office:value-type="float" office:value="0.072776534543081" calcext:value-type="float">
            <text:p>0.0727765345</text:p>
          </table:table-cell>
          <table:table-cell/>
          <table:table-cell table:formula="of:=[.A129]+[.J129]" office:value-type="float" office:value="0.146399638271296" calcext:value-type="float">
            <text:p>0.1463996383</text:p>
          </table:table-cell>
          <table:table-cell table:formula="of:=[.B129]+[.K129]" office:value-type="float" office:value="-1.55276418996385" calcext:value-type="float">
            <text:p>-1.55276419</text:p>
          </table:table-cell>
          <table:table-cell table:formula="of:=[.C129]+[.L129]" office:value-type="float" office:value="-0.272336674681253" calcext:value-type="float">
            <text:p>-0.2723366747</text:p>
          </table:table-cell>
          <table:table-cell table:formula="of:=[.D129]+[.M129]" office:value-type="float" office:value="-1.45343523532259" calcext:value-type="float">
            <text:p>-1.4534352353</text:p>
          </table:table-cell>
          <table:table-cell table:formula="of:=[.E129]+[.N129]" office:value-type="float" office:value="-0.475659060051761" calcext:value-type="float">
            <text:p>-0.4756590601</text:p>
          </table:table-cell>
          <table:table-cell table:formula="of:=[.F129]+[.O129]" office:value-type="float" office:value="-1.49546429353481" calcext:value-type="float">
            <text:p>-1.4954642935</text:p>
          </table:table-cell>
          <table:table-cell table:formula="of:=[.G129]+[.P129]" office:value-type="float" office:value="-0.510888748602115" calcext:value-type="float">
            <text:p>-0.5108887486</text:p>
          </table:table-cell>
          <table:table-cell table:formula="of:=[.H129]+[.Q129]" office:value-type="float" office:value="-1.80369588445692" calcext:value-type="float">
            <text:p>-1.8036958845</text:p>
          </table:table-cell>
        </table:table-row>
        <table:table-row table:style-name="ro1">
          <table:table-cell office:value-type="float" office:value="0.0549799018" calcext:value-type="float">
            <text:p>0.0549799018</text:p>
          </table:table-cell>
          <table:table-cell office:value-type="float" office:value="-1.4258159655" calcext:value-type="float">
            <text:p>-1.4258159655</text:p>
          </table:table-cell>
          <table:table-cell office:value-type="float" office:value="-0.3631343195" calcext:value-type="float">
            <text:p>-0.3631343195</text:p>
          </table:table-cell>
          <table:table-cell office:value-type="float" office:value="-1.6794798667" calcext:value-type="float">
            <text:p>-1.6794798667</text:p>
          </table:table-cell>
          <table:table-cell office:value-type="float" office:value="-0.4109821952" calcext:value-type="float">
            <text:p>-0.4109821952</text:p>
          </table:table-cell>
          <table:table-cell office:value-type="float" office:value="-1.3749934121" calcext:value-type="float">
            <text:p>-1.3749934121</text:p>
          </table:table-cell>
          <table:table-cell office:value-type="float" office:value="-0.7000617129" calcext:value-type="float">
            <text:p>-0.7000617129</text:p>
          </table:table-cell>
          <table:table-cell office:value-type="float" office:value="-1.5722956202" calcext:value-type="float">
            <text:p>-1.5722956202</text:p>
          </table:table-cell>
          <table:table-cell/>
          <table:table-cell table:formula="of:=RAND() * 0.1" office:value-type="float" office:value="0.00177341331459275" calcext:value-type="float">
            <text:p>0.0017734133</text:p>
          </table:table-cell>
          <table:table-cell table:formula="of:=RAND() * 0.1" office:value-type="float" office:value="0.0571579019604406" calcext:value-type="float">
            <text:p>0.057157902</text:p>
          </table:table-cell>
          <table:table-cell table:formula="of:=RAND() * 0.1" office:value-type="float" office:value="0.0527876949971648" calcext:value-type="float">
            <text:p>0.052787695</text:p>
          </table:table-cell>
          <table:table-cell table:formula="of:=RAND() * 0.1" office:value-type="float" office:value="0.0782829823358484" calcext:value-type="float">
            <text:p>0.0782829823</text:p>
          </table:table-cell>
          <table:table-cell table:formula="of:=RAND() * 0.1" office:value-type="float" office:value="0.00395755797101544" calcext:value-type="float">
            <text:p>0.003957558</text:p>
          </table:table-cell>
          <table:table-cell table:formula="of:=RAND() * 0.1" office:value-type="float" office:value="0.071429899436986" calcext:value-type="float">
            <text:p>0.0714298994</text:p>
          </table:table-cell>
          <table:table-cell table:formula="of:=RAND() * 0.1" office:value-type="float" office:value="0.0798990303790505" calcext:value-type="float">
            <text:p>0.0798990304</text:p>
          </table:table-cell>
          <table:table-cell table:formula="of:=RAND() * 0.1" office:value-type="float" office:value="0.0552529209698082" calcext:value-type="float">
            <text:p>0.055252921</text:p>
          </table:table-cell>
          <table:table-cell/>
          <table:table-cell table:formula="of:=[.A130]+[.J130]" office:value-type="float" office:value="0.0567533151145928" calcext:value-type="float">
            <text:p>0.0567533151</text:p>
          </table:table-cell>
          <table:table-cell table:formula="of:=[.B130]+[.K130]" office:value-type="float" office:value="-1.36865806353956" calcext:value-type="float">
            <text:p>-1.3686580635</text:p>
          </table:table-cell>
          <table:table-cell table:formula="of:=[.C130]+[.L130]" office:value-type="float" office:value="-0.310346624502835" calcext:value-type="float">
            <text:p>-0.3103466245</text:p>
          </table:table-cell>
          <table:table-cell table:formula="of:=[.D130]+[.M130]" office:value-type="float" office:value="-1.60119688436415" calcext:value-type="float">
            <text:p>-1.6011968844</text:p>
          </table:table-cell>
          <table:table-cell table:formula="of:=[.E130]+[.N130]" office:value-type="float" office:value="-0.407024637228985" calcext:value-type="float">
            <text:p>-0.4070246372</text:p>
          </table:table-cell>
          <table:table-cell table:formula="of:=[.F130]+[.O130]" office:value-type="float" office:value="-1.30356351266301" calcext:value-type="float">
            <text:p>-1.3035635127</text:p>
          </table:table-cell>
          <table:table-cell table:formula="of:=[.G130]+[.P130]" office:value-type="float" office:value="-0.62016268252095" calcext:value-type="float">
            <text:p>-0.6201626825</text:p>
          </table:table-cell>
          <table:table-cell table:formula="of:=[.H130]+[.Q130]" office:value-type="float" office:value="-1.51704269923019" calcext:value-type="float">
            <text:p>-1.5170426992</text:p>
          </table:table-cell>
        </table:table-row>
        <table:table-row table:style-name="ro1">
          <table:table-cell office:value-type="float" office:value="-0.4434950666" calcext:value-type="float">
            <text:p>-0.4434950666</text:p>
          </table:table-cell>
          <table:table-cell office:value-type="float" office:value="-1.7453610451" calcext:value-type="float">
            <text:p>-1.7453610451</text:p>
          </table:table-cell>
          <table:table-cell office:value-type="float" office:value="-0.7208320668" calcext:value-type="float">
            <text:p>-0.7208320668</text:p>
          </table:table-cell>
          <table:table-cell office:value-type="float" office:value="-1.5489050504" calcext:value-type="float">
            <text:p>-1.5489050504</text:p>
          </table:table-cell>
          <table:table-cell office:value-type="float" office:value="-1.163063424" calcext:value-type="float">
            <text:p>-1.163063424</text:p>
          </table:table-cell>
          <table:table-cell office:value-type="float" office:value="-2.0181060665" calcext:value-type="float">
            <text:p>-2.0181060665</text:p>
          </table:table-cell>
          <table:table-cell office:value-type="float" office:value="-0.9970365853" calcext:value-type="float">
            <text:p>-0.9970365853</text:p>
          </table:table-cell>
          <table:table-cell office:value-type="float" office:value="-1.6977673165" calcext:value-type="float">
            <text:p>-1.6977673165</text:p>
          </table:table-cell>
          <table:table-cell/>
          <table:table-cell table:formula="of:=RAND() * 0.1" office:value-type="float" office:value="0.0494188481256248" calcext:value-type="float">
            <text:p>0.0494188481</text:p>
          </table:table-cell>
          <table:table-cell table:formula="of:=RAND() * 0.1" office:value-type="float" office:value="0.0699749595989511" calcext:value-type="float">
            <text:p>0.0699749596</text:p>
          </table:table-cell>
          <table:table-cell table:formula="of:=RAND() * 0.1" office:value-type="float" office:value="0.00356930265400473" calcext:value-type="float">
            <text:p>0.0035693027</text:p>
          </table:table-cell>
          <table:table-cell table:formula="of:=RAND() * 0.1" office:value-type="float" office:value="0.0136741253830698" calcext:value-type="float">
            <text:p>0.0136741254</text:p>
          </table:table-cell>
          <table:table-cell table:formula="of:=RAND() * 0.1" office:value-type="float" office:value="0.0137007667770619" calcext:value-type="float">
            <text:p>0.0137007668</text:p>
          </table:table-cell>
          <table:table-cell table:formula="of:=RAND() * 0.1" office:value-type="float" office:value="0.0345161887856939" calcext:value-type="float">
            <text:p>0.0345161888</text:p>
          </table:table-cell>
          <table:table-cell table:formula="of:=RAND() * 0.1" office:value-type="float" office:value="0.0770219695361897" calcext:value-type="float">
            <text:p>0.0770219695</text:p>
          </table:table-cell>
          <table:table-cell table:formula="of:=RAND() * 0.1" office:value-type="float" office:value="0.00794992298031177" calcext:value-type="float">
            <text:p>0.007949923</text:p>
          </table:table-cell>
          <table:table-cell/>
          <table:table-cell table:formula="of:=[.A131]+[.J131]" office:value-type="float" office:value="-0.394076218474375" calcext:value-type="float">
            <text:p>-0.3940762185</text:p>
          </table:table-cell>
          <table:table-cell table:formula="of:=[.B131]+[.K131]" office:value-type="float" office:value="-1.67538608550105" calcext:value-type="float">
            <text:p>-1.6753860855</text:p>
          </table:table-cell>
          <table:table-cell table:formula="of:=[.C131]+[.L131]" office:value-type="float" office:value="-0.717262764145995" calcext:value-type="float">
            <text:p>-0.7172627641</text:p>
          </table:table-cell>
          <table:table-cell table:formula="of:=[.D131]+[.M131]" office:value-type="float" office:value="-1.53523092501693" calcext:value-type="float">
            <text:p>-1.535230925</text:p>
          </table:table-cell>
          <table:table-cell table:formula="of:=[.E131]+[.N131]" office:value-type="float" office:value="-1.14936265722294" calcext:value-type="float">
            <text:p>-1.1493626572</text:p>
          </table:table-cell>
          <table:table-cell table:formula="of:=[.F131]+[.O131]" office:value-type="float" office:value="-1.98358987771431" calcext:value-type="float">
            <text:p>-1.9835898777</text:p>
          </table:table-cell>
          <table:table-cell table:formula="of:=[.G131]+[.P131]" office:value-type="float" office:value="-0.92001461576381" calcext:value-type="float">
            <text:p>-0.9200146158</text:p>
          </table:table-cell>
          <table:table-cell table:formula="of:=[.H131]+[.Q131]" office:value-type="float" office:value="-1.68981739351969" calcext:value-type="float">
            <text:p>-1.6898173935</text:p>
          </table:table-cell>
        </table:table-row>
        <table:table-row table:style-name="ro1">
          <table:table-cell office:value-type="float" office:value="-0.2162888638" calcext:value-type="float">
            <text:p>-0.2162888638</text:p>
          </table:table-cell>
          <table:table-cell office:value-type="float" office:value="-1.9979930828" calcext:value-type="float">
            <text:p>-1.9979930828</text:p>
          </table:table-cell>
          <table:table-cell office:value-type="float" office:value="-0.5855740335" calcext:value-type="float">
            <text:p>-0.5855740335</text:p>
          </table:table-cell>
          <table:table-cell office:value-type="float" office:value="-1.8052174362" calcext:value-type="float">
            <text:p>-1.8052174362</text:p>
          </table:table-cell>
          <table:table-cell office:value-type="float" office:value="-0.8996041732" calcext:value-type="float">
            <text:p>-0.8996041732</text:p>
          </table:table-cell>
          <table:table-cell office:value-type="float" office:value="-1.864667628" calcext:value-type="float">
            <text:p>-1.864667628</text:p>
          </table:table-cell>
          <table:table-cell office:value-type="float" office:value="-0.8489683125" calcext:value-type="float">
            <text:p>-0.8489683125</text:p>
          </table:table-cell>
          <table:table-cell office:value-type="float" office:value="-2.1691195591" calcext:value-type="float">
            <text:p>-2.1691195591</text:p>
          </table:table-cell>
          <table:table-cell/>
          <table:table-cell table:formula="of:=RAND() * 0.1" office:value-type="float" office:value="0.0747077570639503" calcext:value-type="float">
            <text:p>0.0747077571</text:p>
          </table:table-cell>
          <table:table-cell table:formula="of:=RAND() * 0.1" office:value-type="float" office:value="0.0181382690956516" calcext:value-type="float">
            <text:p>0.0181382691</text:p>
          </table:table-cell>
          <table:table-cell table:formula="of:=RAND() * 0.1" office:value-type="float" office:value="0.0442306181492767" calcext:value-type="float">
            <text:p>0.0442306181</text:p>
          </table:table-cell>
          <table:table-cell table:formula="of:=RAND() * 0.1" office:value-type="float" office:value="0.0762654741653588" calcext:value-type="float">
            <text:p>0.0762654742</text:p>
          </table:table-cell>
          <table:table-cell table:formula="of:=RAND() * 0.1" office:value-type="float" office:value="0.0621855671164583" calcext:value-type="float">
            <text:p>0.0621855671</text:p>
          </table:table-cell>
          <table:table-cell table:formula="of:=RAND() * 0.1" office:value-type="float" office:value="0.0404666408083155" calcext:value-type="float">
            <text:p>0.0404666408</text:p>
          </table:table-cell>
          <table:table-cell table:formula="of:=RAND() * 0.1" office:value-type="float" office:value="0.0613441498952098" calcext:value-type="float">
            <text:p>0.0613441499</text:p>
          </table:table-cell>
          <table:table-cell table:formula="of:=RAND() * 0.1" office:value-type="float" office:value="0.0786280785863066" calcext:value-type="float">
            <text:p>0.0786280786</text:p>
          </table:table-cell>
          <table:table-cell/>
          <table:table-cell table:formula="of:=[.A132]+[.J132]" office:value-type="float" office:value="-0.14158110673605" calcext:value-type="float">
            <text:p>-0.1415811067</text:p>
          </table:table-cell>
          <table:table-cell table:formula="of:=[.B132]+[.K132]" office:value-type="float" office:value="-1.97985481370435" calcext:value-type="float">
            <text:p>-1.9798548137</text:p>
          </table:table-cell>
          <table:table-cell table:formula="of:=[.C132]+[.L132]" office:value-type="float" office:value="-0.541343415350723" calcext:value-type="float">
            <text:p>-0.5413434154</text:p>
          </table:table-cell>
          <table:table-cell table:formula="of:=[.D132]+[.M132]" office:value-type="float" office:value="-1.72895196203464" calcext:value-type="float">
            <text:p>-1.728951962</text:p>
          </table:table-cell>
          <table:table-cell table:formula="of:=[.E132]+[.N132]" office:value-type="float" office:value="-0.837418606083542" calcext:value-type="float">
            <text:p>-0.8374186061</text:p>
          </table:table-cell>
          <table:table-cell table:formula="of:=[.F132]+[.O132]" office:value-type="float" office:value="-1.82420098719168" calcext:value-type="float">
            <text:p>-1.8242009872</text:p>
          </table:table-cell>
          <table:table-cell table:formula="of:=[.G132]+[.P132]" office:value-type="float" office:value="-0.78762416260479" calcext:value-type="float">
            <text:p>-0.7876241626</text:p>
          </table:table-cell>
          <table:table-cell table:formula="of:=[.H132]+[.Q132]" office:value-type="float" office:value="-2.09049148051369" calcext:value-type="float">
            <text:p>-2.0904914805</text:p>
          </table:table-cell>
        </table:table-row>
        <table:table-row table:style-name="ro1">
          <table:table-cell office:value-type="float" office:value="0.2454943115" calcext:value-type="float">
            <text:p>0.2454943115</text:p>
          </table:table-cell>
          <table:table-cell office:value-type="float" office:value="-1.5502233485" calcext:value-type="float">
            <text:p>-1.5502233485</text:p>
          </table:table-cell>
          <table:table-cell office:value-type="float" office:value="-0.3985380914" calcext:value-type="float">
            <text:p>-0.3985380914</text:p>
          </table:table-cell>
          <table:table-cell office:value-type="float" office:value="-1.4136108687" calcext:value-type="float">
            <text:p>-1.4136108687</text:p>
          </table:table-cell>
          <table:table-cell office:value-type="float" office:value="-0.3521538446" calcext:value-type="float">
            <text:p>-0.3521538446</text:p>
          </table:table-cell>
          <table:table-cell office:value-type="float" office:value="-1.8051539066" calcext:value-type="float">
            <text:p>-1.8051539066</text:p>
          </table:table-cell>
          <table:table-cell office:value-type="float" office:value="-0.7082572234" calcext:value-type="float">
            <text:p>-0.7082572234</text:p>
          </table:table-cell>
          <table:table-cell office:value-type="float" office:value="-1.6337432666" calcext:value-type="float">
            <text:p>-1.6337432666</text:p>
          </table:table-cell>
          <table:table-cell/>
          <table:table-cell table:formula="of:=RAND() * 0.1" office:value-type="float" office:value="0.00394671403198768" calcext:value-type="float">
            <text:p>0.003946714</text:p>
          </table:table-cell>
          <table:table-cell table:formula="of:=RAND() * 0.1" office:value-type="float" office:value="0.0708610000734508" calcext:value-type="float">
            <text:p>0.0708610001</text:p>
          </table:table-cell>
          <table:table-cell table:formula="of:=RAND() * 0.1" office:value-type="float" office:value="0.00303410976598959" calcext:value-type="float">
            <text:p>0.0030341098</text:p>
          </table:table-cell>
          <table:table-cell table:formula="of:=RAND() * 0.1" office:value-type="float" office:value="0.0294990056384853" calcext:value-type="float">
            <text:p>0.0294990056</text:p>
          </table:table-cell>
          <table:table-cell table:formula="of:=RAND() * 0.1" office:value-type="float" office:value="0.0433376790692741" calcext:value-type="float">
            <text:p>0.0433376791</text:p>
          </table:table-cell>
          <table:table-cell table:formula="of:=RAND() * 0.1" office:value-type="float" office:value="0.0884765916988942" calcext:value-type="float">
            <text:p>0.0884765917</text:p>
          </table:table-cell>
          <table:table-cell table:formula="of:=RAND() * 0.1" office:value-type="float" office:value="0.0151461005647727" calcext:value-type="float">
            <text:p>0.0151461006</text:p>
          </table:table-cell>
          <table:table-cell table:formula="of:=RAND() * 0.1" office:value-type="float" office:value="0.096404958004006" calcext:value-type="float">
            <text:p>0.096404958</text:p>
          </table:table-cell>
          <table:table-cell/>
          <table:table-cell table:formula="of:=[.A133]+[.J133]" office:value-type="float" office:value="0.249441025531988" calcext:value-type="float">
            <text:p>0.2494410255</text:p>
          </table:table-cell>
          <table:table-cell table:formula="of:=[.B133]+[.K133]" office:value-type="float" office:value="-1.47936234842655" calcext:value-type="float">
            <text:p>-1.4793623484</text:p>
          </table:table-cell>
          <table:table-cell table:formula="of:=[.C133]+[.L133]" office:value-type="float" office:value="-0.39550398163401" calcext:value-type="float">
            <text:p>-0.3955039816</text:p>
          </table:table-cell>
          <table:table-cell table:formula="of:=[.D133]+[.M133]" office:value-type="float" office:value="-1.38411186306151" calcext:value-type="float">
            <text:p>-1.3841118631</text:p>
          </table:table-cell>
          <table:table-cell table:formula="of:=[.E133]+[.N133]" office:value-type="float" office:value="-0.308816165530726" calcext:value-type="float">
            <text:p>-0.3088161655</text:p>
          </table:table-cell>
          <table:table-cell table:formula="of:=[.F133]+[.O133]" office:value-type="float" office:value="-1.71667731490111" calcext:value-type="float">
            <text:p>-1.7166773149</text:p>
          </table:table-cell>
          <table:table-cell table:formula="of:=[.G133]+[.P133]" office:value-type="float" office:value="-0.693111122835227" calcext:value-type="float">
            <text:p>-0.6931111228</text:p>
          </table:table-cell>
          <table:table-cell table:formula="of:=[.H133]+[.Q133]" office:value-type="float" office:value="-1.53733830859599" calcext:value-type="float">
            <text:p>-1.5373383086</text:p>
          </table:table-cell>
        </table:table-row>
        <table:table-row table:style-name="ro1">
          <table:table-cell office:value-type="float" office:value="0.0200961997" calcext:value-type="float">
            <text:p>0.0200961997</text:p>
          </table:table-cell>
          <table:table-cell office:value-type="float" office:value="-1.6359536513" calcext:value-type="float">
            <text:p>-1.6359536513</text:p>
          </table:table-cell>
          <table:table-cell office:value-type="float" office:value="-0.4504056745" calcext:value-type="float">
            <text:p>-0.4504056745</text:p>
          </table:table-cell>
          <table:table-cell office:value-type="float" office:value="-1.5154246294" calcext:value-type="float">
            <text:p>-1.5154246294</text:p>
          </table:table-cell>
          <table:table-cell office:value-type="float" office:value="-0.5150862225" calcext:value-type="float">
            <text:p>-0.5150862225</text:p>
          </table:table-cell>
          <table:table-cell office:value-type="float" office:value="-1.9347810562" calcext:value-type="float">
            <text:p>-1.9347810562</text:p>
          </table:table-cell>
          <table:table-cell office:value-type="float" office:value="-0.7807331604" calcext:value-type="float">
            <text:p>-0.7807331604</text:p>
          </table:table-cell>
          <table:table-cell office:value-type="float" office:value="-1.6743056378" calcext:value-type="float">
            <text:p>-1.6743056378</text:p>
          </table:table-cell>
          <table:table-cell/>
          <table:table-cell table:formula="of:=RAND() * 0.1" office:value-type="float" office:value="0.0638284373634603" calcext:value-type="float">
            <text:p>0.0638284374</text:p>
          </table:table-cell>
          <table:table-cell table:formula="of:=RAND() * 0.1" office:value-type="float" office:value="0.00415814528539603" calcext:value-type="float">
            <text:p>0.0041581453</text:p>
          </table:table-cell>
          <table:table-cell table:formula="of:=RAND() * 0.1" office:value-type="float" office:value="0.093171805869412" calcext:value-type="float">
            <text:p>0.0931718059</text:p>
          </table:table-cell>
          <table:table-cell table:formula="of:=RAND() * 0.1" office:value-type="float" office:value="0.0330136653325544" calcext:value-type="float">
            <text:p>0.0330136653</text:p>
          </table:table-cell>
          <table:table-cell table:formula="of:=RAND() * 0.1" office:value-type="float" office:value="0.0185723702751772" calcext:value-type="float">
            <text:p>0.0185723703</text:p>
          </table:table-cell>
          <table:table-cell table:formula="of:=RAND() * 0.1" office:value-type="float" office:value="0.00484918811270322" calcext:value-type="float">
            <text:p>0.0048491881</text:p>
          </table:table-cell>
          <table:table-cell table:formula="of:=RAND() * 0.1" office:value-type="float" office:value="0.0826156955980707" calcext:value-type="float">
            <text:p>0.0826156956</text:p>
          </table:table-cell>
          <table:table-cell table:formula="of:=RAND() * 0.1" office:value-type="float" office:value="0.0548416032333654" calcext:value-type="float">
            <text:p>0.0548416032</text:p>
          </table:table-cell>
          <table:table-cell/>
          <table:table-cell table:formula="of:=[.A134]+[.J134]" office:value-type="float" office:value="0.0839246370634603" calcext:value-type="float">
            <text:p>0.0839246371</text:p>
          </table:table-cell>
          <table:table-cell table:formula="of:=[.B134]+[.K134]" office:value-type="float" office:value="-1.6317955060146" calcext:value-type="float">
            <text:p>-1.631795506</text:p>
          </table:table-cell>
          <table:table-cell table:formula="of:=[.C134]+[.L134]" office:value-type="float" office:value="-0.357233868630588" calcext:value-type="float">
            <text:p>-0.3572338686</text:p>
          </table:table-cell>
          <table:table-cell table:formula="of:=[.D134]+[.M134]" office:value-type="float" office:value="-1.48241096406745" calcext:value-type="float">
            <text:p>-1.4824109641</text:p>
          </table:table-cell>
          <table:table-cell table:formula="of:=[.E134]+[.N134]" office:value-type="float" office:value="-0.496513852224823" calcext:value-type="float">
            <text:p>-0.4965138522</text:p>
          </table:table-cell>
          <table:table-cell table:formula="of:=[.F134]+[.O134]" office:value-type="float" office:value="-1.9299318680873" calcext:value-type="float">
            <text:p>-1.9299318681</text:p>
          </table:table-cell>
          <table:table-cell table:formula="of:=[.G134]+[.P134]" office:value-type="float" office:value="-0.698117464801929" calcext:value-type="float">
            <text:p>-0.6981174648</text:p>
          </table:table-cell>
          <table:table-cell table:formula="of:=[.H134]+[.Q134]" office:value-type="float" office:value="-1.61946403456663" calcext:value-type="float">
            <text:p>-1.6194640346</text:p>
          </table:table-cell>
        </table:table-row>
        <table:table-row table:style-name="ro1">
          <table:table-cell office:value-type="float" office:value="-0.2707157603" calcext:value-type="float">
            <text:p>-0.2707157603</text:p>
          </table:table-cell>
          <table:table-cell office:value-type="float" office:value="-1.9506273238" calcext:value-type="float">
            <text:p>-1.9506273238</text:p>
          </table:table-cell>
          <table:table-cell office:value-type="float" office:value="-0.6106701374" calcext:value-type="float">
            <text:p>-0.6106701374</text:p>
          </table:table-cell>
          <table:table-cell office:value-type="float" office:value="-2.0635710631" calcext:value-type="float">
            <text:p>-2.0635710631</text:p>
          </table:table-cell>
          <table:table-cell office:value-type="float" office:value="-1.023539484" calcext:value-type="float">
            <text:p>-1.023539484</text:p>
          </table:table-cell>
          <table:table-cell office:value-type="float" office:value="-2.081473932" calcext:value-type="float">
            <text:p>-2.081473932</text:p>
          </table:table-cell>
          <table:table-cell office:value-type="float" office:value="-0.7104323264" calcext:value-type="float">
            <text:p>-0.7104323264</text:p>
          </table:table-cell>
          <table:table-cell office:value-type="float" office:value="-1.7642053216" calcext:value-type="float">
            <text:p>-1.7642053216</text:p>
          </table:table-cell>
          <table:table-cell/>
          <table:table-cell table:formula="of:=RAND() * 0.1" office:value-type="float" office:value="0.0974958978528228" calcext:value-type="float">
            <text:p>0.0974958979</text:p>
          </table:table-cell>
          <table:table-cell table:formula="of:=RAND() * 0.1" office:value-type="float" office:value="0.0475740512790923" calcext:value-type="float">
            <text:p>0.0475740513</text:p>
          </table:table-cell>
          <table:table-cell table:formula="of:=RAND() * 0.1" office:value-type="float" office:value="0.0943695383215588" calcext:value-type="float">
            <text:p>0.0943695383</text:p>
          </table:table-cell>
          <table:table-cell table:formula="of:=RAND() * 0.1" office:value-type="float" office:value="0.0996322636352419" calcext:value-type="float">
            <text:p>0.0996322636</text:p>
          </table:table-cell>
          <table:table-cell table:formula="of:=RAND() * 0.1" office:value-type="float" office:value="0.0498426368019481" calcext:value-type="float">
            <text:p>0.0498426368</text:p>
          </table:table-cell>
          <table:table-cell table:formula="of:=RAND() * 0.1" office:value-type="float" office:value="0.0632694385162897" calcext:value-type="float">
            <text:p>0.0632694385</text:p>
          </table:table-cell>
          <table:table-cell table:formula="of:=RAND() * 0.1" office:value-type="float" office:value="0.0180322155875046" calcext:value-type="float">
            <text:p>0.0180322156</text:p>
          </table:table-cell>
          <table:table-cell table:formula="of:=RAND() * 0.1" office:value-type="float" office:value="0.0167199132848954" calcext:value-type="float">
            <text:p>0.0167199133</text:p>
          </table:table-cell>
          <table:table-cell/>
          <table:table-cell table:formula="of:=[.A135]+[.J135]" office:value-type="float" office:value="-0.173219862447177" calcext:value-type="float">
            <text:p>-0.1732198624</text:p>
          </table:table-cell>
          <table:table-cell table:formula="of:=[.B135]+[.K135]" office:value-type="float" office:value="-1.90305327252091" calcext:value-type="float">
            <text:p>-1.9030532725</text:p>
          </table:table-cell>
          <table:table-cell table:formula="of:=[.C135]+[.L135]" office:value-type="float" office:value="-0.516300599078441" calcext:value-type="float">
            <text:p>-0.5163005991</text:p>
          </table:table-cell>
          <table:table-cell table:formula="of:=[.D135]+[.M135]" office:value-type="float" office:value="-1.96393879946476" calcext:value-type="float">
            <text:p>-1.9639387995</text:p>
          </table:table-cell>
          <table:table-cell table:formula="of:=[.E135]+[.N135]" office:value-type="float" office:value="-0.973696847198052" calcext:value-type="float">
            <text:p>-0.9736968472</text:p>
          </table:table-cell>
          <table:table-cell table:formula="of:=[.F135]+[.O135]" office:value-type="float" office:value="-2.01820449348371" calcext:value-type="float">
            <text:p>-2.0182044935</text:p>
          </table:table-cell>
          <table:table-cell table:formula="of:=[.G135]+[.P135]" office:value-type="float" office:value="-0.692400110812495" calcext:value-type="float">
            <text:p>-0.6924001108</text:p>
          </table:table-cell>
          <table:table-cell table:formula="of:=[.H135]+[.Q135]" office:value-type="float" office:value="-1.7474854083151" calcext:value-type="float">
            <text:p>-1.7474854083</text:p>
          </table:table-cell>
        </table:table-row>
        <table:table-row table:style-name="ro1">
          <table:table-cell office:value-type="float" office:value="0.0498305986" calcext:value-type="float">
            <text:p>0.0498305986</text:p>
          </table:table-cell>
          <table:table-cell office:value-type="float" office:value="-1.5659146667" calcext:value-type="float">
            <text:p>-1.5659146667</text:p>
          </table:table-cell>
          <table:table-cell office:value-type="float" office:value="-0.4312346278" calcext:value-type="float">
            <text:p>-0.4312346278</text:p>
          </table:table-cell>
          <table:table-cell office:value-type="float" office:value="-1.8163551956" calcext:value-type="float">
            <text:p>-1.8163551956</text:p>
          </table:table-cell>
          <table:table-cell office:value-type="float" office:value="-0.3707553648" calcext:value-type="float">
            <text:p>-0.3707553648</text:p>
          </table:table-cell>
          <table:table-cell office:value-type="float" office:value="-1.5143734731" calcext:value-type="float">
            <text:p>-1.5143734731</text:p>
          </table:table-cell>
          <table:table-cell office:value-type="float" office:value="-0.6754905201" calcext:value-type="float">
            <text:p>-0.6754905201</text:p>
          </table:table-cell>
          <table:table-cell office:value-type="float" office:value="-1.5876714736" calcext:value-type="float">
            <text:p>-1.5876714736</text:p>
          </table:table-cell>
          <table:table-cell/>
          <table:table-cell table:formula="of:=RAND() * 0.1" office:value-type="float" office:value="0.0752969908348347" calcext:value-type="float">
            <text:p>0.0752969908</text:p>
          </table:table-cell>
          <table:table-cell table:formula="of:=RAND() * 0.1" office:value-type="float" office:value="0.0537896067935946" calcext:value-type="float">
            <text:p>0.0537896068</text:p>
          </table:table-cell>
          <table:table-cell table:formula="of:=RAND() * 0.1" office:value-type="float" office:value="0.0359643389167992" calcext:value-type="float">
            <text:p>0.0359643389</text:p>
          </table:table-cell>
          <table:table-cell table:formula="of:=RAND() * 0.1" office:value-type="float" office:value="0.0911920041145952" calcext:value-type="float">
            <text:p>0.0911920041</text:p>
          </table:table-cell>
          <table:table-cell table:formula="of:=RAND() * 0.1" office:value-type="float" office:value="0.0538525464034959" calcext:value-type="float">
            <text:p>0.0538525464</text:p>
          </table:table-cell>
          <table:table-cell table:formula="of:=RAND() * 0.1" office:value-type="float" office:value="0.0387195329622471" calcext:value-type="float">
            <text:p>0.038719533</text:p>
          </table:table-cell>
          <table:table-cell table:formula="of:=RAND() * 0.1" office:value-type="float" office:value="0.0753362299129491" calcext:value-type="float">
            <text:p>0.0753362299</text:p>
          </table:table-cell>
          <table:table-cell table:formula="of:=RAND() * 0.1" office:value-type="float" office:value="0.00498158580219212" calcext:value-type="float">
            <text:p>0.0049815858</text:p>
          </table:table-cell>
          <table:table-cell/>
          <table:table-cell table:formula="of:=[.A136]+[.J136]" office:value-type="float" office:value="0.125127589434835" calcext:value-type="float">
            <text:p>0.1251275894</text:p>
          </table:table-cell>
          <table:table-cell table:formula="of:=[.B136]+[.K136]" office:value-type="float" office:value="-1.51212505990641" calcext:value-type="float">
            <text:p>-1.5121250599</text:p>
          </table:table-cell>
          <table:table-cell table:formula="of:=[.C136]+[.L136]" office:value-type="float" office:value="-0.395270288883201" calcext:value-type="float">
            <text:p>-0.3952702889</text:p>
          </table:table-cell>
          <table:table-cell table:formula="of:=[.D136]+[.M136]" office:value-type="float" office:value="-1.7251631914854" calcext:value-type="float">
            <text:p>-1.7251631915</text:p>
          </table:table-cell>
          <table:table-cell table:formula="of:=[.E136]+[.N136]" office:value-type="float" office:value="-0.316902818396504" calcext:value-type="float">
            <text:p>-0.3169028184</text:p>
          </table:table-cell>
          <table:table-cell table:formula="of:=[.F136]+[.O136]" office:value-type="float" office:value="-1.47565394013775" calcext:value-type="float">
            <text:p>-1.4756539401</text:p>
          </table:table-cell>
          <table:table-cell table:formula="of:=[.G136]+[.P136]" office:value-type="float" office:value="-0.600154290187051" calcext:value-type="float">
            <text:p>-0.6001542902</text:p>
          </table:table-cell>
          <table:table-cell table:formula="of:=[.H136]+[.Q136]" office:value-type="float" office:value="-1.58268988779781" calcext:value-type="float">
            <text:p>-1.5826898878</text:p>
          </table:table-cell>
        </table:table-row>
        <table:table-row table:style-name="ro1">
          <table:table-cell office:value-type="float" office:value="-0.3660103208" calcext:value-type="float">
            <text:p>-0.3660103208</text:p>
          </table:table-cell>
          <table:table-cell office:value-type="float" office:value="-1.9878836784" calcext:value-type="float">
            <text:p>-1.9878836784</text:p>
          </table:table-cell>
          <table:table-cell office:value-type="float" office:value="-0.6220574414" calcext:value-type="float">
            <text:p>-0.6220574414</text:p>
          </table:table-cell>
          <table:table-cell office:value-type="float" office:value="-1.750208343" calcext:value-type="float">
            <text:p>-1.750208343</text:p>
          </table:table-cell>
          <table:table-cell office:value-type="float" office:value="-1.0130015545" calcext:value-type="float">
            <text:p>-1.0130015545</text:p>
          </table:table-cell>
          <table:table-cell office:value-type="float" office:value="-1.8097950089" calcext:value-type="float">
            <text:p>-1.8097950089</text:p>
          </table:table-cell>
          <table:table-cell office:value-type="float" office:value="-1.1179025767" calcext:value-type="float">
            <text:p>-1.1179025767</text:p>
          </table:table-cell>
          <table:table-cell office:value-type="float" office:value="-2.103023639" calcext:value-type="float">
            <text:p>-2.103023639</text:p>
          </table:table-cell>
          <table:table-cell/>
          <table:table-cell table:formula="of:=RAND() * 0.1" office:value-type="float" office:value="0.0285143925504732" calcext:value-type="float">
            <text:p>0.0285143926</text:p>
          </table:table-cell>
          <table:table-cell table:formula="of:=RAND() * 0.1" office:value-type="float" office:value="0.0180568388732306" calcext:value-type="float">
            <text:p>0.0180568389</text:p>
          </table:table-cell>
          <table:table-cell table:formula="of:=RAND() * 0.1" office:value-type="float" office:value="0.0392501912368444" calcext:value-type="float">
            <text:p>0.0392501912</text:p>
          </table:table-cell>
          <table:table-cell table:formula="of:=RAND() * 0.1" office:value-type="float" office:value="0.0388144345498163" calcext:value-type="float">
            <text:p>0.0388144345</text:p>
          </table:table-cell>
          <table:table-cell table:formula="of:=RAND() * 0.1" office:value-type="float" office:value="0.0555664557350569" calcext:value-type="float">
            <text:p>0.0555664557</text:p>
          </table:table-cell>
          <table:table-cell table:formula="of:=RAND() * 0.1" office:value-type="float" office:value="0.0133731915453586" calcext:value-type="float">
            <text:p>0.0133731915</text:p>
          </table:table-cell>
          <table:table-cell table:formula="of:=RAND() * 0.1" office:value-type="float" office:value="0.0288443445969482" calcext:value-type="float">
            <text:p>0.0288443446</text:p>
          </table:table-cell>
          <table:table-cell table:formula="of:=RAND() * 0.1" office:value-type="float" office:value="0.0790377065088892" calcext:value-type="float">
            <text:p>0.0790377065</text:p>
          </table:table-cell>
          <table:table-cell/>
          <table:table-cell table:formula="of:=[.A137]+[.J137]" office:value-type="float" office:value="-0.337495928249527" calcext:value-type="float">
            <text:p>-0.3374959282</text:p>
          </table:table-cell>
          <table:table-cell table:formula="of:=[.B137]+[.K137]" office:value-type="float" office:value="-1.96982683952677" calcext:value-type="float">
            <text:p>-1.9698268395</text:p>
          </table:table-cell>
          <table:table-cell table:formula="of:=[.C137]+[.L137]" office:value-type="float" office:value="-0.582807250163156" calcext:value-type="float">
            <text:p>-0.5828072502</text:p>
          </table:table-cell>
          <table:table-cell table:formula="of:=[.D137]+[.M137]" office:value-type="float" office:value="-1.71139390845018" calcext:value-type="float">
            <text:p>-1.7113939085</text:p>
          </table:table-cell>
          <table:table-cell table:formula="of:=[.E137]+[.N137]" office:value-type="float" office:value="-0.957435098764943" calcext:value-type="float">
            <text:p>-0.9574350988</text:p>
          </table:table-cell>
          <table:table-cell table:formula="of:=[.F137]+[.O137]" office:value-type="float" office:value="-1.79642181735464" calcext:value-type="float">
            <text:p>-1.7964218174</text:p>
          </table:table-cell>
          <table:table-cell table:formula="of:=[.G137]+[.P137]" office:value-type="float" office:value="-1.08905823210305" calcext:value-type="float">
            <text:p>-1.0890582321</text:p>
          </table:table-cell>
          <table:table-cell table:formula="of:=[.H137]+[.Q137]" office:value-type="float" office:value="-2.02398593249111" calcext:value-type="float">
            <text:p>-2.0239859325</text:p>
          </table:table-cell>
        </table:table-row>
        <table:table-row table:style-name="ro1">
          <table:table-cell office:value-type="float" office:value="0.1867881671" calcext:value-type="float">
            <text:p>0.1867881671</text:p>
          </table:table-cell>
          <table:table-cell office:value-type="float" office:value="-1.7238545639" calcext:value-type="float">
            <text:p>-1.7238545639</text:p>
          </table:table-cell>
          <table:table-cell office:value-type="float" office:value="-0.1715957638" calcext:value-type="float">
            <text:p>-0.1715957638</text:p>
          </table:table-cell>
          <table:table-cell office:value-type="float" office:value="-1.7585120782" calcext:value-type="float">
            <text:p>-1.7585120782</text:p>
          </table:table-cell>
          <table:table-cell office:value-type="float" office:value="-0.5357843112" calcext:value-type="float">
            <text:p>-0.5357843112</text:p>
          </table:table-cell>
          <table:table-cell office:value-type="float" office:value="-1.8843792894" calcext:value-type="float">
            <text:p>-1.8843792894</text:p>
          </table:table-cell>
          <table:table-cell office:value-type="float" office:value="-0.386693327" calcext:value-type="float">
            <text:p>-0.386693327</text:p>
          </table:table-cell>
          <table:table-cell office:value-type="float" office:value="-1.5226743994" calcext:value-type="float">
            <text:p>-1.5226743994</text:p>
          </table:table-cell>
          <table:table-cell/>
          <table:table-cell table:formula="of:=RAND() * 0.1" office:value-type="float" office:value="0.0182771216651729" calcext:value-type="float">
            <text:p>0.0182771217</text:p>
          </table:table-cell>
          <table:table-cell table:formula="of:=RAND() * 0.1" office:value-type="float" office:value="0.0569406993938802" calcext:value-type="float">
            <text:p>0.0569406994</text:p>
          </table:table-cell>
          <table:table-cell table:formula="of:=RAND() * 0.1" office:value-type="float" office:value="0.0594652891469309" calcext:value-type="float">
            <text:p>0.0594652891</text:p>
          </table:table-cell>
          <table:table-cell table:formula="of:=RAND() * 0.1" office:value-type="float" office:value="0.0460151049108229" calcext:value-type="float">
            <text:p>0.0460151049</text:p>
          </table:table-cell>
          <table:table-cell table:formula="of:=RAND() * 0.1" office:value-type="float" office:value="0.0850325496564759" calcext:value-type="float">
            <text:p>0.0850325497</text:p>
          </table:table-cell>
          <table:table-cell table:formula="of:=RAND() * 0.1" office:value-type="float" office:value="0.0913099854425598" calcext:value-type="float">
            <text:p>0.0913099854</text:p>
          </table:table-cell>
          <table:table-cell table:formula="of:=RAND() * 0.1" office:value-type="float" office:value="0.06777459880531" calcext:value-type="float">
            <text:p>0.0677745988</text:p>
          </table:table-cell>
          <table:table-cell table:formula="of:=RAND() * 0.1" office:value-type="float" office:value="0.0681053882705076" calcext:value-type="float">
            <text:p>0.0681053883</text:p>
          </table:table-cell>
          <table:table-cell/>
          <table:table-cell table:formula="of:=[.A138]+[.J138]" office:value-type="float" office:value="0.205065288765173" calcext:value-type="float">
            <text:p>0.2050652888</text:p>
          </table:table-cell>
          <table:table-cell table:formula="of:=[.B138]+[.K138]" office:value-type="float" office:value="-1.66691386450612" calcext:value-type="float">
            <text:p>-1.6669138645</text:p>
          </table:table-cell>
          <table:table-cell table:formula="of:=[.C138]+[.L138]" office:value-type="float" office:value="-0.112130474653069" calcext:value-type="float">
            <text:p>-0.1121304747</text:p>
          </table:table-cell>
          <table:table-cell table:formula="of:=[.D138]+[.M138]" office:value-type="float" office:value="-1.71249697328918" calcext:value-type="float">
            <text:p>-1.7124969733</text:p>
          </table:table-cell>
          <table:table-cell table:formula="of:=[.E138]+[.N138]" office:value-type="float" office:value="-0.450751761543524" calcext:value-type="float">
            <text:p>-0.4507517615</text:p>
          </table:table-cell>
          <table:table-cell table:formula="of:=[.F138]+[.O138]" office:value-type="float" office:value="-1.79306930395744" calcext:value-type="float">
            <text:p>-1.793069304</text:p>
          </table:table-cell>
          <table:table-cell table:formula="of:=[.G138]+[.P138]" office:value-type="float" office:value="-0.31891872819469" calcext:value-type="float">
            <text:p>-0.3189187282</text:p>
          </table:table-cell>
          <table:table-cell table:formula="of:=[.H138]+[.Q138]" office:value-type="float" office:value="-1.45456901112949" calcext:value-type="float">
            <text:p>-1.4545690111</text:p>
          </table:table-cell>
        </table:table-row>
        <table:table-row table:style-name="ro1">
          <table:table-cell office:value-type="float" office:value="0.0308547796" calcext:value-type="float">
            <text:p>0.0308547796</text:p>
          </table:table-cell>
          <table:table-cell office:value-type="float" office:value="-1.9605264907" calcext:value-type="float">
            <text:p>-1.9605264907</text:p>
          </table:table-cell>
          <table:table-cell office:value-type="float" office:value="-0.5055442419" calcext:value-type="float">
            <text:p>-0.5055442419</text:p>
          </table:table-cell>
          <table:table-cell office:value-type="float" office:value="-1.7637184235" calcext:value-type="float">
            <text:p>-1.7637184235</text:p>
          </table:table-cell>
          <table:table-cell office:value-type="float" office:value="-0.3720956696" calcext:value-type="float">
            <text:p>-0.3720956696</text:p>
          </table:table-cell>
          <table:table-cell office:value-type="float" office:value="-2.1361195075" calcext:value-type="float">
            <text:p>-2.1361195075</text:p>
          </table:table-cell>
          <table:table-cell office:value-type="float" office:value="-0.7890681001" calcext:value-type="float">
            <text:p>-0.7890681001</text:p>
          </table:table-cell>
          <table:table-cell office:value-type="float" office:value="-2.0367779763" calcext:value-type="float">
            <text:p>-2.0367779763</text:p>
          </table:table-cell>
          <table:table-cell/>
          <table:table-cell table:formula="of:=RAND() * 0.1" office:value-type="float" office:value="0.029833145942706" calcext:value-type="float">
            <text:p>0.0298331459</text:p>
          </table:table-cell>
          <table:table-cell table:formula="of:=RAND() * 0.1" office:value-type="float" office:value="0.0364083102053317" calcext:value-type="float">
            <text:p>0.0364083102</text:p>
          </table:table-cell>
          <table:table-cell table:formula="of:=RAND() * 0.1" office:value-type="float" office:value="0.0137264126889338" calcext:value-type="float">
            <text:p>0.0137264127</text:p>
          </table:table-cell>
          <table:table-cell table:formula="of:=RAND() * 0.1" office:value-type="float" office:value="0.00877768724882266" calcext:value-type="float">
            <text:p>0.0087776872</text:p>
          </table:table-cell>
          <table:table-cell table:formula="of:=RAND() * 0.1" office:value-type="float" office:value="0.0556621505857498" calcext:value-type="float">
            <text:p>0.0556621506</text:p>
          </table:table-cell>
          <table:table-cell table:formula="of:=RAND() * 0.1" office:value-type="float" office:value="0.0655452994691985" calcext:value-type="float">
            <text:p>0.0655452995</text:p>
          </table:table-cell>
          <table:table-cell table:formula="of:=RAND() * 0.1" office:value-type="float" office:value="0.0427042039399335" calcext:value-type="float">
            <text:p>0.0427042039</text:p>
          </table:table-cell>
          <table:table-cell table:formula="of:=RAND() * 0.1" office:value-type="float" office:value="0.0307053207749695" calcext:value-type="float">
            <text:p>0.0307053208</text:p>
          </table:table-cell>
          <table:table-cell/>
          <table:table-cell table:formula="of:=[.A139]+[.J139]" office:value-type="float" office:value="0.060687925542706" calcext:value-type="float">
            <text:p>0.0606879255</text:p>
          </table:table-cell>
          <table:table-cell table:formula="of:=[.B139]+[.K139]" office:value-type="float" office:value="-1.92411818049467" calcext:value-type="float">
            <text:p>-1.9241181805</text:p>
          </table:table-cell>
          <table:table-cell table:formula="of:=[.C139]+[.L139]" office:value-type="float" office:value="-0.491817829211066" calcext:value-type="float">
            <text:p>-0.4918178292</text:p>
          </table:table-cell>
          <table:table-cell table:formula="of:=[.D139]+[.M139]" office:value-type="float" office:value="-1.75494073625118" calcext:value-type="float">
            <text:p>-1.7549407363</text:p>
          </table:table-cell>
          <table:table-cell table:formula="of:=[.E139]+[.N139]" office:value-type="float" office:value="-0.31643351901425" calcext:value-type="float">
            <text:p>-0.316433519</text:p>
          </table:table-cell>
          <table:table-cell table:formula="of:=[.F139]+[.O139]" office:value-type="float" office:value="-2.0705742080308" calcext:value-type="float">
            <text:p>-2.070574208</text:p>
          </table:table-cell>
          <table:table-cell table:formula="of:=[.G139]+[.P139]" office:value-type="float" office:value="-0.746363896160067" calcext:value-type="float">
            <text:p>-0.7463638962</text:p>
          </table:table-cell>
          <table:table-cell table:formula="of:=[.H139]+[.Q139]" office:value-type="float" office:value="-2.00607265552503" calcext:value-type="float">
            <text:p>-2.0060726555</text:p>
          </table:table-cell>
        </table:table-row>
        <table:table-row table:style-name="ro1">
          <table:table-cell office:value-type="float" office:value="0.1182737532" calcext:value-type="float">
            <text:p>0.1182737532</text:p>
          </table:table-cell>
          <table:table-cell office:value-type="float" office:value="-1.6128534048" calcext:value-type="float">
            <text:p>-1.6128534048</text:p>
          </table:table-cell>
          <table:table-cell office:value-type="float" office:value="-0.2099819714" calcext:value-type="float">
            <text:p>-0.2099819714</text:p>
          </table:table-cell>
          <table:table-cell office:value-type="float" office:value="-1.4678891588" calcext:value-type="float">
            <text:p>-1.4678891588</text:p>
          </table:table-cell>
          <table:table-cell office:value-type="float" office:value="-0.4920395687" calcext:value-type="float">
            <text:p>-0.4920395687</text:p>
          </table:table-cell>
          <table:table-cell office:value-type="float" office:value="-1.6384635386" calcext:value-type="float">
            <text:p>-1.6384635386</text:p>
          </table:table-cell>
          <table:table-cell office:value-type="float" office:value="-0.6448017792" calcext:value-type="float">
            <text:p>-0.6448017792</text:p>
          </table:table-cell>
          <table:table-cell office:value-type="float" office:value="-1.905678516" calcext:value-type="float">
            <text:p>-1.905678516</text:p>
          </table:table-cell>
          <table:table-cell/>
          <table:table-cell table:formula="of:=RAND() * 0.1" office:value-type="float" office:value="0.0902503437584198" calcext:value-type="float">
            <text:p>0.0902503438</text:p>
          </table:table-cell>
          <table:table-cell table:formula="of:=RAND() * 0.1" office:value-type="float" office:value="0.0066644266359655" calcext:value-type="float">
            <text:p>0.0066644266</text:p>
          </table:table-cell>
          <table:table-cell table:formula="of:=RAND() * 0.1" office:value-type="float" office:value="0.091828966847246" calcext:value-type="float">
            <text:p>0.0918289668</text:p>
          </table:table-cell>
          <table:table-cell table:formula="of:=RAND() * 0.1" office:value-type="float" office:value="0.076150335627202" calcext:value-type="float">
            <text:p>0.0761503356</text:p>
          </table:table-cell>
          <table:table-cell table:formula="of:=RAND() * 0.1" office:value-type="float" office:value="0.0148280155306017" calcext:value-type="float">
            <text:p>0.0148280155</text:p>
          </table:table-cell>
          <table:table-cell table:formula="of:=RAND() * 0.1" office:value-type="float" office:value="0.0698097085479132" calcext:value-type="float">
            <text:p>0.0698097085</text:p>
          </table:table-cell>
          <table:table-cell table:formula="of:=RAND() * 0.1" office:value-type="float" office:value="0.0985581793335474" calcext:value-type="float">
            <text:p>0.0985581793</text:p>
          </table:table-cell>
          <table:table-cell table:formula="of:=RAND() * 0.1" office:value-type="float" office:value="0.0614696536229765" calcext:value-type="float">
            <text:p>0.0614696536</text:p>
          </table:table-cell>
          <table:table-cell/>
          <table:table-cell table:formula="of:=[.A140]+[.J140]" office:value-type="float" office:value="0.20852409695842" calcext:value-type="float">
            <text:p>0.208524097</text:p>
          </table:table-cell>
          <table:table-cell table:formula="of:=[.B140]+[.K140]" office:value-type="float" office:value="-1.60618897816403" calcext:value-type="float">
            <text:p>-1.6061889782</text:p>
          </table:table-cell>
          <table:table-cell table:formula="of:=[.C140]+[.L140]" office:value-type="float" office:value="-0.118153004552754" calcext:value-type="float">
            <text:p>-0.1181530046</text:p>
          </table:table-cell>
          <table:table-cell table:formula="of:=[.D140]+[.M140]" office:value-type="float" office:value="-1.3917388231728" calcext:value-type="float">
            <text:p>-1.3917388232</text:p>
          </table:table-cell>
          <table:table-cell table:formula="of:=[.E140]+[.N140]" office:value-type="float" office:value="-0.477211553169398" calcext:value-type="float">
            <text:p>-0.4772115532</text:p>
          </table:table-cell>
          <table:table-cell table:formula="of:=[.F140]+[.O140]" office:value-type="float" office:value="-1.56865383005209" calcext:value-type="float">
            <text:p>-1.5686538301</text:p>
          </table:table-cell>
          <table:table-cell table:formula="of:=[.G140]+[.P140]" office:value-type="float" office:value="-0.546243599866453" calcext:value-type="float">
            <text:p>-0.5462435999</text:p>
          </table:table-cell>
          <table:table-cell table:formula="of:=[.H140]+[.Q140]" office:value-type="float" office:value="-1.84420886237702" calcext:value-type="float">
            <text:p>-1.8442088624</text:p>
          </table:table-cell>
        </table:table-row>
        <table:table-row table:style-name="ro1">
          <table:table-cell office:value-type="float" office:value="0.3184041798" calcext:value-type="float">
            <text:p>0.3184041798</text:p>
          </table:table-cell>
          <table:table-cell office:value-type="float" office:value="-1.9373687718" calcext:value-type="float">
            <text:p>-1.9373687718</text:p>
          </table:table-cell>
          <table:table-cell office:value-type="float" office:value="0.0425991295" calcext:value-type="float">
            <text:p>0.0425991295</text:p>
          </table:table-cell>
          <table:table-cell office:value-type="float" office:value="-1.7374873779" calcext:value-type="float">
            <text:p>-1.7374873779</text:p>
          </table:table-cell>
          <table:table-cell office:value-type="float" office:value="-0.3533011772" calcext:value-type="float">
            <text:p>-0.3533011772</text:p>
          </table:table-cell>
          <table:table-cell office:value-type="float" office:value="-2.1512558008" calcext:value-type="float">
            <text:p>-2.1512558008</text:p>
          </table:table-cell>
          <table:table-cell office:value-type="float" office:value="-0.4609759587" calcext:value-type="float">
            <text:p>-0.4609759587</text:p>
          </table:table-cell>
          <table:table-cell office:value-type="float" office:value="-1.8280432689" calcext:value-type="float">
            <text:p>-1.8280432689</text:p>
          </table:table-cell>
          <table:table-cell/>
          <table:table-cell table:formula="of:=RAND() * 0.1" office:value-type="float" office:value="0.0352063765965299" calcext:value-type="float">
            <text:p>0.0352063766</text:p>
          </table:table-cell>
          <table:table-cell table:formula="of:=RAND() * 0.1" office:value-type="float" office:value="0.0698377598160684" calcext:value-type="float">
            <text:p>0.0698377598</text:p>
          </table:table-cell>
          <table:table-cell table:formula="of:=RAND() * 0.1" office:value-type="float" office:value="0.0606967661997681" calcext:value-type="float">
            <text:p>0.0606967662</text:p>
          </table:table-cell>
          <table:table-cell table:formula="of:=RAND() * 0.1" office:value-type="float" office:value="0.0960652735326807" calcext:value-type="float">
            <text:p>0.0960652735</text:p>
          </table:table-cell>
          <table:table-cell table:formula="of:=RAND() * 0.1" office:value-type="float" office:value="0.0433939053524887" calcext:value-type="float">
            <text:p>0.0433939054</text:p>
          </table:table-cell>
          <table:table-cell table:formula="of:=RAND() * 0.1" office:value-type="float" office:value="0.0252773766964355" calcext:value-type="float">
            <text:p>0.0252773767</text:p>
          </table:table-cell>
          <table:table-cell table:formula="of:=RAND() * 0.1" office:value-type="float" office:value="0.0229584728763099" calcext:value-type="float">
            <text:p>0.0229584729</text:p>
          </table:table-cell>
          <table:table-cell table:formula="of:=RAND() * 0.1" office:value-type="float" office:value="0.0882627725431086" calcext:value-type="float">
            <text:p>0.0882627725</text:p>
          </table:table-cell>
          <table:table-cell/>
          <table:table-cell table:formula="of:=[.A141]+[.J141]" office:value-type="float" office:value="0.35361055639653" calcext:value-type="float">
            <text:p>0.3536105564</text:p>
          </table:table-cell>
          <table:table-cell table:formula="of:=[.B141]+[.K141]" office:value-type="float" office:value="-1.86753101198393" calcext:value-type="float">
            <text:p>-1.867531012</text:p>
          </table:table-cell>
          <table:table-cell table:formula="of:=[.C141]+[.L141]" office:value-type="float" office:value="0.103295895699768" calcext:value-type="float">
            <text:p>0.1032958957</text:p>
          </table:table-cell>
          <table:table-cell table:formula="of:=[.D141]+[.M141]" office:value-type="float" office:value="-1.64142210436732" calcext:value-type="float">
            <text:p>-1.6414221044</text:p>
          </table:table-cell>
          <table:table-cell table:formula="of:=[.E141]+[.N141]" office:value-type="float" office:value="-0.309907271847511" calcext:value-type="float">
            <text:p>-0.3099072718</text:p>
          </table:table-cell>
          <table:table-cell table:formula="of:=[.F141]+[.O141]" office:value-type="float" office:value="-2.12597842410356" calcext:value-type="float">
            <text:p>-2.1259784241</text:p>
          </table:table-cell>
          <table:table-cell table:formula="of:=[.G141]+[.P141]" office:value-type="float" office:value="-0.43801748582369" calcext:value-type="float">
            <text:p>-0.4380174858</text:p>
          </table:table-cell>
          <table:table-cell table:formula="of:=[.H141]+[.Q141]" office:value-type="float" office:value="-1.73978049635689" calcext:value-type="float">
            <text:p>-1.7397804964</text:p>
          </table:table-cell>
        </table:table-row>
        <table:table-row table:style-name="ro1">
          <table:table-cell office:value-type="float" office:value="-0.0465183771" calcext:value-type="float">
            <text:p>-0.0465183771</text:p>
          </table:table-cell>
          <table:table-cell office:value-type="float" office:value="-2.0518662063" calcext:value-type="float">
            <text:p>-2.0518662063</text:p>
          </table:table-cell>
          <table:table-cell office:value-type="float" office:value="-0.7472530915" calcext:value-type="float">
            <text:p>-0.7472530915</text:p>
          </table:table-cell>
          <table:table-cell office:value-type="float" office:value="-1.7000658478" calcext:value-type="float">
            <text:p>-1.7000658478</text:p>
          </table:table-cell>
          <table:table-cell office:value-type="float" office:value="-0.4510443082" calcext:value-type="float">
            <text:p>-0.4510443082</text:p>
          </table:table-cell>
          <table:table-cell office:value-type="float" office:value="-1.9412421083" calcext:value-type="float">
            <text:p>-1.9412421083</text:p>
          </table:table-cell>
          <table:table-cell office:value-type="float" office:value="-0.7398951378" calcext:value-type="float">
            <text:p>-0.7398951378</text:p>
          </table:table-cell>
          <table:table-cell office:value-type="float" office:value="-2.0486126093" calcext:value-type="float">
            <text:p>-2.0486126093</text:p>
          </table:table-cell>
          <table:table-cell/>
          <table:table-cell table:formula="of:=RAND() * 0.1" office:value-type="float" office:value="0.0690190744425426" calcext:value-type="float">
            <text:p>0.0690190744</text:p>
          </table:table-cell>
          <table:table-cell table:formula="of:=RAND() * 0.1" office:value-type="float" office:value="0.0214457568049897" calcext:value-type="float">
            <text:p>0.0214457568</text:p>
          </table:table-cell>
          <table:table-cell table:formula="of:=RAND() * 0.1" office:value-type="float" office:value="0.0394676533729552" calcext:value-type="float">
            <text:p>0.0394676534</text:p>
          </table:table-cell>
          <table:table-cell table:formula="of:=RAND() * 0.1" office:value-type="float" office:value="0.057544232515946" calcext:value-type="float">
            <text:p>0.0575442325</text:p>
          </table:table-cell>
          <table:table-cell table:formula="of:=RAND() * 0.1" office:value-type="float" office:value="0.00620297882826883" calcext:value-type="float">
            <text:p>0.0062029788</text:p>
          </table:table-cell>
          <table:table-cell table:formula="of:=RAND() * 0.1" office:value-type="float" office:value="0.0302858357714553" calcext:value-type="float">
            <text:p>0.0302858358</text:p>
          </table:table-cell>
          <table:table-cell table:formula="of:=RAND() * 0.1" office:value-type="float" office:value="0.0493668247489362" calcext:value-type="float">
            <text:p>0.0493668247</text:p>
          </table:table-cell>
          <table:table-cell table:formula="of:=RAND() * 0.1" office:value-type="float" office:value="0.0895042203494035" calcext:value-type="float">
            <text:p>0.0895042203</text:p>
          </table:table-cell>
          <table:table-cell/>
          <table:table-cell table:formula="of:=[.A142]+[.J142]" office:value-type="float" office:value="0.0225006973425426" calcext:value-type="float">
            <text:p>0.0225006973</text:p>
          </table:table-cell>
          <table:table-cell table:formula="of:=[.B142]+[.K142]" office:value-type="float" office:value="-2.03042044949501" calcext:value-type="float">
            <text:p>-2.0304204495</text:p>
          </table:table-cell>
          <table:table-cell table:formula="of:=[.C142]+[.L142]" office:value-type="float" office:value="-0.707785438127045" calcext:value-type="float">
            <text:p>-0.7077854381</text:p>
          </table:table-cell>
          <table:table-cell table:formula="of:=[.D142]+[.M142]" office:value-type="float" office:value="-1.64252161528405" calcext:value-type="float">
            <text:p>-1.6425216153</text:p>
          </table:table-cell>
          <table:table-cell table:formula="of:=[.E142]+[.N142]" office:value-type="float" office:value="-0.444841329371731" calcext:value-type="float">
            <text:p>-0.4448413294</text:p>
          </table:table-cell>
          <table:table-cell table:formula="of:=[.F142]+[.O142]" office:value-type="float" office:value="-1.91095627252854" calcext:value-type="float">
            <text:p>-1.9109562725</text:p>
          </table:table-cell>
          <table:table-cell table:formula="of:=[.G142]+[.P142]" office:value-type="float" office:value="-0.690528313051064" calcext:value-type="float">
            <text:p>-0.6905283131</text:p>
          </table:table-cell>
          <table:table-cell table:formula="of:=[.H142]+[.Q142]" office:value-type="float" office:value="-1.9591083889506" calcext:value-type="float">
            <text:p>-1.959108389</text:p>
          </table:table-cell>
        </table:table-row>
        <table:table-row table:style-name="ro1">
          <table:table-cell office:value-type="float" office:value="-0.1652244953" calcext:value-type="float">
            <text:p>-0.1652244953</text:p>
          </table:table-cell>
          <table:table-cell office:value-type="float" office:value="-1.7824484281" calcext:value-type="float">
            <text:p>-1.7824484281</text:p>
          </table:table-cell>
          <table:table-cell office:value-type="float" office:value="-0.5939030544" calcext:value-type="float">
            <text:p>-0.5939030544</text:p>
          </table:table-cell>
          <table:table-cell office:value-type="float" office:value="-1.6097018437" calcext:value-type="float">
            <text:p>-1.6097018437</text:p>
          </table:table-cell>
          <table:table-cell office:value-type="float" office:value="-0.6451783813" calcext:value-type="float">
            <text:p>-0.6451783813</text:p>
          </table:table-cell>
          <table:table-cell office:value-type="float" office:value="-2.0194508412" calcext:value-type="float">
            <text:p>-2.0194508412</text:p>
          </table:table-cell>
          <table:table-cell office:value-type="float" office:value="-0.9196885291" calcext:value-type="float">
            <text:p>-0.9196885291</text:p>
          </table:table-cell>
          <table:table-cell office:value-type="float" office:value="-1.7593821091" calcext:value-type="float">
            <text:p>-1.7593821091</text:p>
          </table:table-cell>
          <table:table-cell/>
          <table:table-cell table:formula="of:=RAND() * 0.1" office:value-type="float" office:value="0.013396889980798" calcext:value-type="float">
            <text:p>0.01339689</text:p>
          </table:table-cell>
          <table:table-cell table:formula="of:=RAND() * 0.1" office:value-type="float" office:value="0.0693711543597813" calcext:value-type="float">
            <text:p>0.0693711544</text:p>
          </table:table-cell>
          <table:table-cell table:formula="of:=RAND() * 0.1" office:value-type="float" office:value="0.00341876888125931" calcext:value-type="float">
            <text:p>0.0034187689</text:p>
          </table:table-cell>
          <table:table-cell table:formula="of:=RAND() * 0.1" office:value-type="float" office:value="0.0103524508728698" calcext:value-type="float">
            <text:p>0.0103524509</text:p>
          </table:table-cell>
          <table:table-cell table:formula="of:=RAND() * 0.1" office:value-type="float" office:value="0.0362747591807365" calcext:value-type="float">
            <text:p>0.0362747592</text:p>
          </table:table-cell>
          <table:table-cell table:formula="of:=RAND() * 0.1" office:value-type="float" office:value="0.0234517017715154" calcext:value-type="float">
            <text:p>0.0234517018</text:p>
          </table:table-cell>
          <table:table-cell table:formula="of:=RAND() * 0.1" office:value-type="float" office:value="0.0974283876065557" calcext:value-type="float">
            <text:p>0.0974283876</text:p>
          </table:table-cell>
          <table:table-cell table:formula="of:=RAND() * 0.1" office:value-type="float" office:value="0.0862184854159125" calcext:value-type="float">
            <text:p>0.0862184854</text:p>
          </table:table-cell>
          <table:table-cell/>
          <table:table-cell table:formula="of:=[.A143]+[.J143]" office:value-type="float" office:value="-0.151827605319202" calcext:value-type="float">
            <text:p>-0.1518276053</text:p>
          </table:table-cell>
          <table:table-cell table:formula="of:=[.B143]+[.K143]" office:value-type="float" office:value="-1.71307727374022" calcext:value-type="float">
            <text:p>-1.7130772737</text:p>
          </table:table-cell>
          <table:table-cell table:formula="of:=[.C143]+[.L143]" office:value-type="float" office:value="-0.590484285518741" calcext:value-type="float">
            <text:p>-0.5904842855</text:p>
          </table:table-cell>
          <table:table-cell table:formula="of:=[.D143]+[.M143]" office:value-type="float" office:value="-1.59934939282713" calcext:value-type="float">
            <text:p>-1.5993493928</text:p>
          </table:table-cell>
          <table:table-cell table:formula="of:=[.E143]+[.N143]" office:value-type="float" office:value="-0.608903622119264" calcext:value-type="float">
            <text:p>-0.6089036221</text:p>
          </table:table-cell>
          <table:table-cell table:formula="of:=[.F143]+[.O143]" office:value-type="float" office:value="-1.99599913942848" calcext:value-type="float">
            <text:p>-1.9959991394</text:p>
          </table:table-cell>
          <table:table-cell table:formula="of:=[.G143]+[.P143]" office:value-type="float" office:value="-0.822260141493444" calcext:value-type="float">
            <text:p>-0.8222601415</text:p>
          </table:table-cell>
          <table:table-cell table:formula="of:=[.H143]+[.Q143]" office:value-type="float" office:value="-1.67316362368409" calcext:value-type="float">
            <text:p>-1.6731636237</text:p>
          </table:table-cell>
        </table:table-row>
        <table:table-row table:style-name="ro1">
          <table:table-cell office:value-type="float" office:value="0.1813148171" calcext:value-type="float">
            <text:p>0.1813148171</text:p>
          </table:table-cell>
          <table:table-cell office:value-type="float" office:value="-1.6628490218" calcext:value-type="float">
            <text:p>-1.6628490218</text:p>
          </table:table-cell>
          <table:table-cell office:value-type="float" office:value="-0.3017694393" calcext:value-type="float">
            <text:p>-0.3017694393</text:p>
          </table:table-cell>
          <table:table-cell office:value-type="float" office:value="-1.9858009445" calcext:value-type="float">
            <text:p>-1.9858009445</text:p>
          </table:table-cell>
          <table:table-cell office:value-type="float" office:value="-0.4516209861" calcext:value-type="float">
            <text:p>-0.4516209861</text:p>
          </table:table-cell>
          <table:table-cell office:value-type="float" office:value="-1.7176395905" calcext:value-type="float">
            <text:p>-1.7176395905</text:p>
          </table:table-cell>
          <table:table-cell office:value-type="float" office:value="-0.1205652216" calcext:value-type="float">
            <text:p>-0.1205652216</text:p>
          </table:table-cell>
          <table:table-cell office:value-type="float" office:value="-1.6773323171" calcext:value-type="float">
            <text:p>-1.6773323171</text:p>
          </table:table-cell>
          <table:table-cell/>
          <table:table-cell table:formula="of:=RAND() * 0.1" office:value-type="float" office:value="0.0965475311576707" calcext:value-type="float">
            <text:p>0.0965475312</text:p>
          </table:table-cell>
          <table:table-cell table:formula="of:=RAND() * 0.1" office:value-type="float" office:value="0.0651612329313964" calcext:value-type="float">
            <text:p>0.0651612329</text:p>
          </table:table-cell>
          <table:table-cell table:formula="of:=RAND() * 0.1" office:value-type="float" office:value="0.0726135870444863" calcext:value-type="float">
            <text:p>0.072613587</text:p>
          </table:table-cell>
          <table:table-cell table:formula="of:=RAND() * 0.1" office:value-type="float" office:value="0.0286375650179912" calcext:value-type="float">
            <text:p>0.028637565</text:p>
          </table:table-cell>
          <table:table-cell table:formula="of:=RAND() * 0.1" office:value-type="float" office:value="0.0602050775818122" calcext:value-type="float">
            <text:p>0.0602050776</text:p>
          </table:table-cell>
          <table:table-cell table:formula="of:=RAND() * 0.1" office:value-type="float" office:value="0.00771027488164022" calcext:value-type="float">
            <text:p>0.0077102749</text:p>
          </table:table-cell>
          <table:table-cell table:formula="of:=RAND() * 0.1" office:value-type="float" office:value="0.0395794236154278" calcext:value-type="float">
            <text:p>0.0395794236</text:p>
          </table:table-cell>
          <table:table-cell table:formula="of:=RAND() * 0.1" office:value-type="float" office:value="0.0354399985664448" calcext:value-type="float">
            <text:p>0.0354399986</text:p>
          </table:table-cell>
          <table:table-cell/>
          <table:table-cell table:formula="of:=[.A144]+[.J144]" office:value-type="float" office:value="0.277862348257671" calcext:value-type="float">
            <text:p>0.2778623483</text:p>
          </table:table-cell>
          <table:table-cell table:formula="of:=[.B144]+[.K144]" office:value-type="float" office:value="-1.5976877888686" calcext:value-type="float">
            <text:p>-1.5976877889</text:p>
          </table:table-cell>
          <table:table-cell table:formula="of:=[.C144]+[.L144]" office:value-type="float" office:value="-0.229155852255514" calcext:value-type="float">
            <text:p>-0.2291558523</text:p>
          </table:table-cell>
          <table:table-cell table:formula="of:=[.D144]+[.M144]" office:value-type="float" office:value="-1.95716337948201" calcext:value-type="float">
            <text:p>-1.9571633795</text:p>
          </table:table-cell>
          <table:table-cell table:formula="of:=[.E144]+[.N144]" office:value-type="float" office:value="-0.391415908518188" calcext:value-type="float">
            <text:p>-0.3914159085</text:p>
          </table:table-cell>
          <table:table-cell table:formula="of:=[.F144]+[.O144]" office:value-type="float" office:value="-1.70992931561836" calcext:value-type="float">
            <text:p>-1.7099293156</text:p>
          </table:table-cell>
          <table:table-cell table:formula="of:=[.G144]+[.P144]" office:value-type="float" office:value="-0.0809857979845722" calcext:value-type="float">
            <text:p>-0.080985798</text:p>
          </table:table-cell>
          <table:table-cell table:formula="of:=[.H144]+[.Q144]" office:value-type="float" office:value="-1.64189231853356" calcext:value-type="float">
            <text:p>-1.6418923185</text:p>
          </table:table-cell>
        </table:table-row>
        <table:table-row table:style-name="ro1">
          <table:table-cell office:value-type="float" office:value="-0.0503566199" calcext:value-type="float">
            <text:p>-0.0503566199</text:p>
          </table:table-cell>
          <table:table-cell office:value-type="float" office:value="-1.6108981081" calcext:value-type="float">
            <text:p>-1.6108981081</text:p>
          </table:table-cell>
          <table:table-cell office:value-type="float" office:value="-0.4006358214" calcext:value-type="float">
            <text:p>-0.4006358214</text:p>
          </table:table-cell>
          <table:table-cell office:value-type="float" office:value="-1.5086408746" calcext:value-type="float">
            <text:p>-1.5086408746</text:p>
          </table:table-cell>
          <table:table-cell office:value-type="float" office:value="-0.7335589957" calcext:value-type="float">
            <text:p>-0.7335589957</text:p>
          </table:table-cell>
          <table:table-cell office:value-type="float" office:value="-1.9836843986" calcext:value-type="float">
            <text:p>-1.9836843986</text:p>
          </table:table-cell>
          <table:table-cell office:value-type="float" office:value="-0.8632964429" calcext:value-type="float">
            <text:p>-0.8632964429</text:p>
          </table:table-cell>
          <table:table-cell office:value-type="float" office:value="-1.6463566298" calcext:value-type="float">
            <text:p>-1.6463566298</text:p>
          </table:table-cell>
          <table:table-cell/>
          <table:table-cell table:formula="of:=RAND() * 0.1" office:value-type="float" office:value="0.017659059770216" calcext:value-type="float">
            <text:p>0.0176590598</text:p>
          </table:table-cell>
          <table:table-cell table:formula="of:=RAND() * 0.1" office:value-type="float" office:value="0.0536713707174765" calcext:value-type="float">
            <text:p>0.0536713707</text:p>
          </table:table-cell>
          <table:table-cell table:formula="of:=RAND() * 0.1" office:value-type="float" office:value="0.0668357106795513" calcext:value-type="float">
            <text:p>0.0668357107</text:p>
          </table:table-cell>
          <table:table-cell table:formula="of:=RAND() * 0.1" office:value-type="float" office:value="0.003705319416905" calcext:value-type="float">
            <text:p>0.0037053194</text:p>
          </table:table-cell>
          <table:table-cell table:formula="of:=RAND() * 0.1" office:value-type="float" office:value="0.0987164382234544" calcext:value-type="float">
            <text:p>0.0987164382</text:p>
          </table:table-cell>
          <table:table-cell table:formula="of:=RAND() * 0.1" office:value-type="float" office:value="0.0716155261275516" calcext:value-type="float">
            <text:p>0.0716155261</text:p>
          </table:table-cell>
          <table:table-cell table:formula="of:=RAND() * 0.1" office:value-type="float" office:value="0.0175179709832104" calcext:value-type="float">
            <text:p>0.017517971</text:p>
          </table:table-cell>
          <table:table-cell table:formula="of:=RAND() * 0.1" office:value-type="float" office:value="0.0417485916206763" calcext:value-type="float">
            <text:p>0.0417485916</text:p>
          </table:table-cell>
          <table:table-cell/>
          <table:table-cell table:formula="of:=[.A145]+[.J145]" office:value-type="float" office:value="-0.032697560129784" calcext:value-type="float">
            <text:p>-0.0326975601</text:p>
          </table:table-cell>
          <table:table-cell table:formula="of:=[.B145]+[.K145]" office:value-type="float" office:value="-1.55722673738252" calcext:value-type="float">
            <text:p>-1.5572267374</text:p>
          </table:table-cell>
          <table:table-cell table:formula="of:=[.C145]+[.L145]" office:value-type="float" office:value="-0.333800110720449" calcext:value-type="float">
            <text:p>-0.3338001107</text:p>
          </table:table-cell>
          <table:table-cell table:formula="of:=[.D145]+[.M145]" office:value-type="float" office:value="-1.5049355551831" calcext:value-type="float">
            <text:p>-1.5049355552</text:p>
          </table:table-cell>
          <table:table-cell table:formula="of:=[.E145]+[.N145]" office:value-type="float" office:value="-0.634842557476546" calcext:value-type="float">
            <text:p>-0.6348425575</text:p>
          </table:table-cell>
          <table:table-cell table:formula="of:=[.F145]+[.O145]" office:value-type="float" office:value="-1.91206887247245" calcext:value-type="float">
            <text:p>-1.9120688725</text:p>
          </table:table-cell>
          <table:table-cell table:formula="of:=[.G145]+[.P145]" office:value-type="float" office:value="-0.84577847191679" calcext:value-type="float">
            <text:p>-0.8457784719</text:p>
          </table:table-cell>
          <table:table-cell table:formula="of:=[.H145]+[.Q145]" office:value-type="float" office:value="-1.60460803817932" calcext:value-type="float">
            <text:p>-1.6046080382</text:p>
          </table:table-cell>
        </table:table-row>
        <table:table-row table:style-name="ro1">
          <table:table-cell office:value-type="float" office:value="0.2906347924" calcext:value-type="float">
            <text:p>0.2906347924</text:p>
          </table:table-cell>
          <table:table-cell office:value-type="float" office:value="-1.5374384174" calcext:value-type="float">
            <text:p>-1.5374384174</text:p>
          </table:table-cell>
          <table:table-cell office:value-type="float" office:value="-0.5165012315" calcext:value-type="float">
            <text:p>-0.5165012315</text:p>
          </table:table-cell>
          <table:table-cell office:value-type="float" office:value="-1.4607043143" calcext:value-type="float">
            <text:p>-1.4607043143</text:p>
          </table:table-cell>
          <table:table-cell office:value-type="float" office:value="-0.1646763695" calcext:value-type="float">
            <text:p>-0.1646763695</text:p>
          </table:table-cell>
          <table:table-cell office:value-type="float" office:value="-1.5457717197" calcext:value-type="float">
            <text:p>-1.5457717197</text:p>
          </table:table-cell>
          <table:table-cell office:value-type="float" office:value="-0.3594654899" calcext:value-type="float">
            <text:p>-0.3594654899</text:p>
          </table:table-cell>
          <table:table-cell office:value-type="float" office:value="-1.760250847" calcext:value-type="float">
            <text:p>-1.760250847</text:p>
          </table:table-cell>
          <table:table-cell/>
          <table:table-cell table:formula="of:=RAND() * 0.1" office:value-type="float" office:value="0.0762652060211709" calcext:value-type="float">
            <text:p>0.076265206</text:p>
          </table:table-cell>
          <table:table-cell table:formula="of:=RAND() * 0.1" office:value-type="float" office:value="0.0794269512559171" calcext:value-type="float">
            <text:p>0.0794269513</text:p>
          </table:table-cell>
          <table:table-cell table:formula="of:=RAND() * 0.1" office:value-type="float" office:value="0.000903684094403595" calcext:value-type="float">
            <text:p>0.0009036841</text:p>
          </table:table-cell>
          <table:table-cell table:formula="of:=RAND() * 0.1" office:value-type="float" office:value="0.0563792070627301" calcext:value-type="float">
            <text:p>0.0563792071</text:p>
          </table:table-cell>
          <table:table-cell table:formula="of:=RAND() * 0.1" office:value-type="float" office:value="0.0975792667753933" calcext:value-type="float">
            <text:p>0.0975792668</text:p>
          </table:table-cell>
          <table:table-cell table:formula="of:=RAND() * 0.1" office:value-type="float" office:value="0.0840066539034427" calcext:value-type="float">
            <text:p>0.0840066539</text:p>
          </table:table-cell>
          <table:table-cell table:formula="of:=RAND() * 0.1" office:value-type="float" office:value="0.0895158093775552" calcext:value-type="float">
            <text:p>0.0895158094</text:p>
          </table:table-cell>
          <table:table-cell table:formula="of:=RAND() * 0.1" office:value-type="float" office:value="0.0515740710516842" calcext:value-type="float">
            <text:p>0.0515740711</text:p>
          </table:table-cell>
          <table:table-cell/>
          <table:table-cell table:formula="of:=[.A146]+[.J146]" office:value-type="float" office:value="0.366899998421171" calcext:value-type="float">
            <text:p>0.3668999984</text:p>
          </table:table-cell>
          <table:table-cell table:formula="of:=[.B146]+[.K146]" office:value-type="float" office:value="-1.45801146614408" calcext:value-type="float">
            <text:p>-1.4580114661</text:p>
          </table:table-cell>
          <table:table-cell table:formula="of:=[.C146]+[.L146]" office:value-type="float" office:value="-0.515597547405597" calcext:value-type="float">
            <text:p>-0.5155975474</text:p>
          </table:table-cell>
          <table:table-cell table:formula="of:=[.D146]+[.M146]" office:value-type="float" office:value="-1.40432510723727" calcext:value-type="float">
            <text:p>-1.4043251072</text:p>
          </table:table-cell>
          <table:table-cell table:formula="of:=[.E146]+[.N146]" office:value-type="float" office:value="-0.0670971027246067" calcext:value-type="float">
            <text:p>-0.0670971027</text:p>
          </table:table-cell>
          <table:table-cell table:formula="of:=[.F146]+[.O146]" office:value-type="float" office:value="-1.46176506579656" calcext:value-type="float">
            <text:p>-1.4617650658</text:p>
          </table:table-cell>
          <table:table-cell table:formula="of:=[.G146]+[.P146]" office:value-type="float" office:value="-0.269949680522445" calcext:value-type="float">
            <text:p>-0.2699496805</text:p>
          </table:table-cell>
          <table:table-cell table:formula="of:=[.H146]+[.Q146]" office:value-type="float" office:value="-1.70867677594832" calcext:value-type="float">
            <text:p>-1.7086767759</text:p>
          </table:table-cell>
        </table:table-row>
        <table:table-row table:style-name="ro1">
          <table:table-cell office:value-type="float" office:value="0.2989217169" calcext:value-type="float">
            <text:p>0.2989217169</text:p>
          </table:table-cell>
          <table:table-cell office:value-type="float" office:value="-1.5003952176" calcext:value-type="float">
            <text:p>-1.5003952176</text:p>
          </table:table-cell>
          <table:table-cell office:value-type="float" office:value="-0.0903587297" calcext:value-type="float">
            <text:p>-0.0903587297</text:p>
          </table:table-cell>
          <table:table-cell office:value-type="float" office:value="-1.3715785272" calcext:value-type="float">
            <text:p>-1.3715785272</text:p>
          </table:table-cell>
          <table:table-cell office:value-type="float" office:value="-0.4052255815" calcext:value-type="float">
            <text:p>-0.4052255815</text:p>
          </table:table-cell>
          <table:table-cell office:value-type="float" office:value="-1.7509154536" calcext:value-type="float">
            <text:p>-1.7509154536</text:p>
          </table:table-cell>
          <table:table-cell office:value-type="float" office:value="-0.6991473602" calcext:value-type="float">
            <text:p>-0.6991473602</text:p>
          </table:table-cell>
          <table:table-cell office:value-type="float" office:value="-1.5359641831" calcext:value-type="float">
            <text:p>-1.5359641831</text:p>
          </table:table-cell>
          <table:table-cell/>
          <table:table-cell table:formula="of:=RAND() * 0.1" office:value-type="float" office:value="0.00537443402859299" calcext:value-type="float">
            <text:p>0.005374434</text:p>
          </table:table-cell>
          <table:table-cell table:formula="of:=RAND() * 0.1" office:value-type="float" office:value="0.00638280086905568" calcext:value-type="float">
            <text:p>0.0063828009</text:p>
          </table:table-cell>
          <table:table-cell table:formula="of:=RAND() * 0.1" office:value-type="float" office:value="0.0718320452651283" calcext:value-type="float">
            <text:p>0.0718320453</text:p>
          </table:table-cell>
          <table:table-cell table:formula="of:=RAND() * 0.1" office:value-type="float" office:value="0.0482813729332594" calcext:value-type="float">
            <text:p>0.0482813729</text:p>
          </table:table-cell>
          <table:table-cell table:formula="of:=RAND() * 0.1" office:value-type="float" office:value="0.0706990165787671" calcext:value-type="float">
            <text:p>0.0706990166</text:p>
          </table:table-cell>
          <table:table-cell table:formula="of:=RAND() * 0.1" office:value-type="float" office:value="0.0229310280684048" calcext:value-type="float">
            <text:p>0.0229310281</text:p>
          </table:table-cell>
          <table:table-cell table:formula="of:=RAND() * 0.1" office:value-type="float" office:value="0.0910145408757838" calcext:value-type="float">
            <text:p>0.0910145409</text:p>
          </table:table-cell>
          <table:table-cell table:formula="of:=RAND() * 0.1" office:value-type="float" office:value="0.0602144765473013" calcext:value-type="float">
            <text:p>0.0602144765</text:p>
          </table:table-cell>
          <table:table-cell/>
          <table:table-cell table:formula="of:=[.A147]+[.J147]" office:value-type="float" office:value="0.304296150928593" calcext:value-type="float">
            <text:p>0.3042961509</text:p>
          </table:table-cell>
          <table:table-cell table:formula="of:=[.B147]+[.K147]" office:value-type="float" office:value="-1.49401241673094" calcext:value-type="float">
            <text:p>-1.4940124167</text:p>
          </table:table-cell>
          <table:table-cell table:formula="of:=[.C147]+[.L147]" office:value-type="float" office:value="-0.0185266844348717" calcext:value-type="float">
            <text:p>-0.0185266844</text:p>
          </table:table-cell>
          <table:table-cell table:formula="of:=[.D147]+[.M147]" office:value-type="float" office:value="-1.32329715426674" calcext:value-type="float">
            <text:p>-1.3232971543</text:p>
          </table:table-cell>
          <table:table-cell table:formula="of:=[.E147]+[.N147]" office:value-type="float" office:value="-0.334526564921233" calcext:value-type="float">
            <text:p>-0.3345265649</text:p>
          </table:table-cell>
          <table:table-cell table:formula="of:=[.F147]+[.O147]" office:value-type="float" office:value="-1.7279844255316" calcext:value-type="float">
            <text:p>-1.7279844255</text:p>
          </table:table-cell>
          <table:table-cell table:formula="of:=[.G147]+[.P147]" office:value-type="float" office:value="-0.608132819324216" calcext:value-type="float">
            <text:p>-0.6081328193</text:p>
          </table:table-cell>
          <table:table-cell table:formula="of:=[.H147]+[.Q147]" office:value-type="float" office:value="-1.4757497065527" calcext:value-type="float">
            <text:p>-1.4757497066</text:p>
          </table:table-cell>
        </table:table-row>
        <table:table-row table:style-name="ro1">
          <table:table-cell office:value-type="float" office:value="0.0728582467" calcext:value-type="float">
            <text:p>0.0728582467</text:p>
          </table:table-cell>
          <table:table-cell office:value-type="float" office:value="-1.573831059" calcext:value-type="float">
            <text:p>-1.573831059</text:p>
          </table:table-cell>
          <table:table-cell office:value-type="float" office:value="-0.5684446047" calcext:value-type="float">
            <text:p>-0.5684446047</text:p>
          </table:table-cell>
          <table:table-cell office:value-type="float" office:value="-1.9064394422" calcext:value-type="float">
            <text:p>-1.9064394422</text:p>
          </table:table-cell>
          <table:table-cell office:value-type="float" office:value="-0.5538898062" calcext:value-type="float">
            <text:p>-0.5538898062</text:p>
          </table:table-cell>
          <table:table-cell office:value-type="float" office:value="-1.3845020584" calcext:value-type="float">
            <text:p>-1.3845020584</text:p>
          </table:table-cell>
          <table:table-cell office:value-type="float" office:value="-0.4434620661" calcext:value-type="float">
            <text:p>-0.4434620661</text:p>
          </table:table-cell>
          <table:table-cell office:value-type="float" office:value="-1.6394582776" calcext:value-type="float">
            <text:p>-1.6394582776</text:p>
          </table:table-cell>
          <table:table-cell/>
          <table:table-cell table:formula="of:=RAND() * 0.1" office:value-type="float" office:value="0.0341679626515196" calcext:value-type="float">
            <text:p>0.0341679627</text:p>
          </table:table-cell>
          <table:table-cell table:formula="of:=RAND() * 0.1" office:value-type="float" office:value="0.0747750914077848" calcext:value-type="float">
            <text:p>0.0747750914</text:p>
          </table:table-cell>
          <table:table-cell table:formula="of:=RAND() * 0.1" office:value-type="float" office:value="0.055889614372239" calcext:value-type="float">
            <text:p>0.0558896144</text:p>
          </table:table-cell>
          <table:table-cell table:formula="of:=RAND() * 0.1" office:value-type="float" office:value="0.0161394056931868" calcext:value-type="float">
            <text:p>0.0161394057</text:p>
          </table:table-cell>
          <table:table-cell table:formula="of:=RAND() * 0.1" office:value-type="float" office:value="0.00523477604446933" calcext:value-type="float">
            <text:p>0.005234776</text:p>
          </table:table-cell>
          <table:table-cell table:formula="of:=RAND() * 0.1" office:value-type="float" office:value="0.0422810873662339" calcext:value-type="float">
            <text:p>0.0422810874</text:p>
          </table:table-cell>
          <table:table-cell table:formula="of:=RAND() * 0.1" office:value-type="float" office:value="0.0144696312800541" calcext:value-type="float">
            <text:p>0.0144696313</text:p>
          </table:table-cell>
          <table:table-cell table:formula="of:=RAND() * 0.1" office:value-type="float" office:value="0.0249127573253054" calcext:value-type="float">
            <text:p>0.0249127573</text:p>
          </table:table-cell>
          <table:table-cell/>
          <table:table-cell table:formula="of:=[.A148]+[.J148]" office:value-type="float" office:value="0.10702620935152" calcext:value-type="float">
            <text:p>0.1070262094</text:p>
          </table:table-cell>
          <table:table-cell table:formula="of:=[.B148]+[.K148]" office:value-type="float" office:value="-1.49905596759222" calcext:value-type="float">
            <text:p>-1.4990559676</text:p>
          </table:table-cell>
          <table:table-cell table:formula="of:=[.C148]+[.L148]" office:value-type="float" office:value="-0.512554990327761" calcext:value-type="float">
            <text:p>-0.5125549903</text:p>
          </table:table-cell>
          <table:table-cell table:formula="of:=[.D148]+[.M148]" office:value-type="float" office:value="-1.89030003650681" calcext:value-type="float">
            <text:p>-1.8903000365</text:p>
          </table:table-cell>
          <table:table-cell table:formula="of:=[.E148]+[.N148]" office:value-type="float" office:value="-0.548655030155531" calcext:value-type="float">
            <text:p>-0.5486550302</text:p>
          </table:table-cell>
          <table:table-cell table:formula="of:=[.F148]+[.O148]" office:value-type="float" office:value="-1.34222097103377" calcext:value-type="float">
            <text:p>-1.342220971</text:p>
          </table:table-cell>
          <table:table-cell table:formula="of:=[.G148]+[.P148]" office:value-type="float" office:value="-0.428992434819946" calcext:value-type="float">
            <text:p>-0.4289924348</text:p>
          </table:table-cell>
          <table:table-cell table:formula="of:=[.H148]+[.Q148]" office:value-type="float" office:value="-1.61454552027469" calcext:value-type="float">
            <text:p>-1.6145455203</text:p>
          </table:table-cell>
        </table:table-row>
        <table:table-row table:style-name="ro1">
          <table:table-cell office:value-type="float" office:value="0.2977336424" calcext:value-type="float">
            <text:p>0.2977336424</text:p>
          </table:table-cell>
          <table:table-cell office:value-type="float" office:value="-1.726626175" calcext:value-type="float">
            <text:p>-1.726626175</text:p>
          </table:table-cell>
          <table:table-cell office:value-type="float" office:value="-0.0624300003" calcext:value-type="float">
            <text:p>-0.0624300003</text:p>
          </table:table-cell>
          <table:table-cell office:value-type="float" office:value="-1.5864680209" calcext:value-type="float">
            <text:p>-1.5864680209</text:p>
          </table:table-cell>
          <table:table-cell office:value-type="float" office:value="-0.3711933615" calcext:value-type="float">
            <text:p>-0.3711933615</text:p>
          </table:table-cell>
          <table:table-cell office:value-type="float" office:value="-1.9824209834" calcext:value-type="float">
            <text:p>-1.9824209834</text:p>
          </table:table-cell>
          <table:table-cell office:value-type="float" office:value="-0.605944689" calcext:value-type="float">
            <text:p>-0.605944689</text:p>
          </table:table-cell>
          <table:table-cell office:value-type="float" office:value="-1.705330651" calcext:value-type="float">
            <text:p>-1.705330651</text:p>
          </table:table-cell>
          <table:table-cell/>
          <table:table-cell table:formula="of:=RAND() * 0.1" office:value-type="float" office:value="0.00423944488540942" calcext:value-type="float">
            <text:p>0.0042394449</text:p>
          </table:table-cell>
          <table:table-cell table:formula="of:=RAND() * 0.1" office:value-type="float" office:value="0.0958846999803482" calcext:value-type="float">
            <text:p>0.0958847</text:p>
          </table:table-cell>
          <table:table-cell table:formula="of:=RAND() * 0.1" office:value-type="float" office:value="0.0648218682094725" calcext:value-type="float">
            <text:p>0.0648218682</text:p>
          </table:table-cell>
          <table:table-cell table:formula="of:=RAND() * 0.1" office:value-type="float" office:value="0.0929266615681266" calcext:value-type="float">
            <text:p>0.0929266616</text:p>
          </table:table-cell>
          <table:table-cell table:formula="of:=RAND() * 0.1" office:value-type="float" office:value="0.0477928877546777" calcext:value-type="float">
            <text:p>0.0477928878</text:p>
          </table:table-cell>
          <table:table-cell table:formula="of:=RAND() * 0.1" office:value-type="float" office:value="0.0738260770820437" calcext:value-type="float">
            <text:p>0.0738260771</text:p>
          </table:table-cell>
          <table:table-cell table:formula="of:=RAND() * 0.1" office:value-type="float" office:value="0.00961403917038552" calcext:value-type="float">
            <text:p>0.0096140392</text:p>
          </table:table-cell>
          <table:table-cell table:formula="of:=RAND() * 0.1" office:value-type="float" office:value="0.064864288912205" calcext:value-type="float">
            <text:p>0.0648642889</text:p>
          </table:table-cell>
          <table:table-cell/>
          <table:table-cell table:formula="of:=[.A149]+[.J149]" office:value-type="float" office:value="0.301973087285409" calcext:value-type="float">
            <text:p>0.3019730873</text:p>
          </table:table-cell>
          <table:table-cell table:formula="of:=[.B149]+[.K149]" office:value-type="float" office:value="-1.63074147501965" calcext:value-type="float">
            <text:p>-1.630741475</text:p>
          </table:table-cell>
          <table:table-cell table:formula="of:=[.C149]+[.L149]" office:value-type="float" office:value="0.00239186790947254" calcext:value-type="float">
            <text:p>0.0023918679</text:p>
          </table:table-cell>
          <table:table-cell table:formula="of:=[.D149]+[.M149]" office:value-type="float" office:value="-1.49354135933187" calcext:value-type="float">
            <text:p>-1.4935413593</text:p>
          </table:table-cell>
          <table:table-cell table:formula="of:=[.E149]+[.N149]" office:value-type="float" office:value="-0.323400473745322" calcext:value-type="float">
            <text:p>-0.3234004737</text:p>
          </table:table-cell>
          <table:table-cell table:formula="of:=[.F149]+[.O149]" office:value-type="float" office:value="-1.90859490631796" calcext:value-type="float">
            <text:p>-1.9085949063</text:p>
          </table:table-cell>
          <table:table-cell table:formula="of:=[.G149]+[.P149]" office:value-type="float" office:value="-0.596330649829615" calcext:value-type="float">
            <text:p>-0.5963306498</text:p>
          </table:table-cell>
          <table:table-cell table:formula="of:=[.H149]+[.Q149]" office:value-type="float" office:value="-1.6404663620878" calcext:value-type="float">
            <text:p>-1.6404663621</text:p>
          </table:table-cell>
        </table:table-row>
        <table:table-row table:style-name="ro1">
          <table:table-cell office:value-type="float" office:value="0.2509818071" calcext:value-type="float">
            <text:p>0.2509818071</text:p>
          </table:table-cell>
          <table:table-cell office:value-type="float" office:value="-1.7322399185" calcext:value-type="float">
            <text:p>-1.7322399185</text:p>
          </table:table-cell>
          <table:table-cell office:value-type="float" office:value="-0.4696238855" calcext:value-type="float">
            <text:p>-0.4696238855</text:p>
          </table:table-cell>
          <table:table-cell office:value-type="float" office:value="-1.9057904273" calcext:value-type="float">
            <text:p>-1.9057904273</text:p>
          </table:table-cell>
          <table:table-cell office:value-type="float" office:value="-0.3708727228" calcext:value-type="float">
            <text:p>-0.3708727228</text:p>
          </table:table-cell>
          <table:table-cell office:value-type="float" office:value="-1.6060119624" calcext:value-type="float">
            <text:p>-1.6060119624</text:p>
          </table:table-cell>
          <table:table-cell office:value-type="float" office:value="-0.1125176552" calcext:value-type="float">
            <text:p>-0.1125176552</text:p>
          </table:table-cell>
          <table:table-cell office:value-type="float" office:value="-1.8740856675" calcext:value-type="float">
            <text:p>-1.8740856675</text:p>
          </table:table-cell>
          <table:table-cell/>
          <table:table-cell table:formula="of:=RAND() * 0.1" office:value-type="float" office:value="0.0434406905194312" calcext:value-type="float">
            <text:p>0.0434406905</text:p>
          </table:table-cell>
          <table:table-cell table:formula="of:=RAND() * 0.1" office:value-type="float" office:value="0.0474114969986069" calcext:value-type="float">
            <text:p>0.047411497</text:p>
          </table:table-cell>
          <table:table-cell table:formula="of:=RAND() * 0.1" office:value-type="float" office:value="0.00050669457434537" calcext:value-type="float">
            <text:p>0.0005066946</text:p>
          </table:table-cell>
          <table:table-cell table:formula="of:=RAND() * 0.1" office:value-type="float" office:value="0.0748528557752091" calcext:value-type="float">
            <text:p>0.0748528558</text:p>
          </table:table-cell>
          <table:table-cell table:formula="of:=RAND() * 0.1" office:value-type="float" office:value="0.0375798522407741" calcext:value-type="float">
            <text:p>0.0375798522</text:p>
          </table:table-cell>
          <table:table-cell table:formula="of:=RAND() * 0.1" office:value-type="float" office:value="0.0477701987713165" calcext:value-type="float">
            <text:p>0.0477701988</text:p>
          </table:table-cell>
          <table:table-cell table:formula="of:=RAND() * 0.1" office:value-type="float" office:value="0.0549640959644751" calcext:value-type="float">
            <text:p>0.054964096</text:p>
          </table:table-cell>
          <table:table-cell table:formula="of:=RAND() * 0.1" office:value-type="float" office:value="0.0554661955019041" calcext:value-type="float">
            <text:p>0.0554661955</text:p>
          </table:table-cell>
          <table:table-cell/>
          <table:table-cell table:formula="of:=[.A150]+[.J150]" office:value-type="float" office:value="0.294422497619431" calcext:value-type="float">
            <text:p>0.2944224976</text:p>
          </table:table-cell>
          <table:table-cell table:formula="of:=[.B150]+[.K150]" office:value-type="float" office:value="-1.68482842150139" calcext:value-type="float">
            <text:p>-1.6848284215</text:p>
          </table:table-cell>
          <table:table-cell table:formula="of:=[.C150]+[.L150]" office:value-type="float" office:value="-0.469117190925655" calcext:value-type="float">
            <text:p>-0.4691171909</text:p>
          </table:table-cell>
          <table:table-cell table:formula="of:=[.D150]+[.M150]" office:value-type="float" office:value="-1.83093757152479" calcext:value-type="float">
            <text:p>-1.8309375715</text:p>
          </table:table-cell>
          <table:table-cell table:formula="of:=[.E150]+[.N150]" office:value-type="float" office:value="-0.333292870559226" calcext:value-type="float">
            <text:p>-0.3332928706</text:p>
          </table:table-cell>
          <table:table-cell table:formula="of:=[.F150]+[.O150]" office:value-type="float" office:value="-1.55824176362868" calcext:value-type="float">
            <text:p>-1.5582417636</text:p>
          </table:table-cell>
          <table:table-cell table:formula="of:=[.G150]+[.P150]" office:value-type="float" office:value="-0.0575535592355249" calcext:value-type="float">
            <text:p>-0.0575535592</text:p>
          </table:table-cell>
          <table:table-cell table:formula="of:=[.H150]+[.Q150]" office:value-type="float" office:value="-1.8186194719981" calcext:value-type="float">
            <text:p>-1.818619472</text:p>
          </table:table-cell>
        </table:table-row>
        <table:table-row table:style-name="ro1">
          <table:table-cell office:value-type="float" office:value="0.2957157577" calcext:value-type="float">
            <text:p>0.2957157577</text:p>
          </table:table-cell>
          <table:table-cell office:value-type="float" office:value="-1.4520727395" calcext:value-type="float">
            <text:p>-1.4520727395</text:p>
          </table:table-cell>
          <table:table-cell office:value-type="float" office:value="-0.3687131879" calcext:value-type="float">
            <text:p>-0.3687131879</text:p>
          </table:table-cell>
          <table:table-cell office:value-type="float" office:value="-1.3565830079" calcext:value-type="float">
            <text:p>-1.3565830079</text:p>
          </table:table-cell>
          <table:table-cell office:value-type="float" office:value="-0.302954609" calcext:value-type="float">
            <text:p>-0.302954609</text:p>
          </table:table-cell>
          <table:table-cell office:value-type="float" office:value="-1.7417509382" calcext:value-type="float">
            <text:p>-1.7417509382</text:p>
          </table:table-cell>
          <table:table-cell office:value-type="float" office:value="-0.6723536857" calcext:value-type="float">
            <text:p>-0.6723536857</text:p>
          </table:table-cell>
          <table:table-cell office:value-type="float" office:value="-1.5978546705" calcext:value-type="float">
            <text:p>-1.5978546705</text:p>
          </table:table-cell>
          <table:table-cell/>
          <table:table-cell table:formula="of:=RAND() * 0.1" office:value-type="float" office:value="0.0129385373305364" calcext:value-type="float">
            <text:p>0.0129385373</text:p>
          </table:table-cell>
          <table:table-cell table:formula="of:=RAND() * 0.1" office:value-type="float" office:value="0.0674895264473393" calcext:value-type="float">
            <text:p>0.0674895264</text:p>
          </table:table-cell>
          <table:table-cell table:formula="of:=RAND() * 0.1" office:value-type="float" office:value="0.0857667740615975" calcext:value-type="float">
            <text:p>0.0857667741</text:p>
          </table:table-cell>
          <table:table-cell table:formula="of:=RAND() * 0.1" office:value-type="float" office:value="0.0230633505812045" calcext:value-type="float">
            <text:p>0.0230633506</text:p>
          </table:table-cell>
          <table:table-cell table:formula="of:=RAND() * 0.1" office:value-type="float" office:value="0.0176502599766652" calcext:value-type="float">
            <text:p>0.01765026</text:p>
          </table:table-cell>
          <table:table-cell table:formula="of:=RAND() * 0.1" office:value-type="float" office:value="0.0798308138991154" calcext:value-type="float">
            <text:p>0.0798308139</text:p>
          </table:table-cell>
          <table:table-cell table:formula="of:=RAND() * 0.1" office:value-type="float" office:value="0.0639521200383459" calcext:value-type="float">
            <text:p>0.06395212</text:p>
          </table:table-cell>
          <table:table-cell table:formula="of:=RAND() * 0.1" office:value-type="float" office:value="0.0236386680026175" calcext:value-type="float">
            <text:p>0.023638668</text:p>
          </table:table-cell>
          <table:table-cell/>
          <table:table-cell table:formula="of:=[.A151]+[.J151]" office:value-type="float" office:value="0.308654295030536" calcext:value-type="float">
            <text:p>0.308654295</text:p>
          </table:table-cell>
          <table:table-cell table:formula="of:=[.B151]+[.K151]" office:value-type="float" office:value="-1.38458321305266" calcext:value-type="float">
            <text:p>-1.3845832131</text:p>
          </table:table-cell>
          <table:table-cell table:formula="of:=[.C151]+[.L151]" office:value-type="float" office:value="-0.282946413838402" calcext:value-type="float">
            <text:p>-0.2829464138</text:p>
          </table:table-cell>
          <table:table-cell table:formula="of:=[.D151]+[.M151]" office:value-type="float" office:value="-1.3335196573188" calcext:value-type="float">
            <text:p>-1.3335196573</text:p>
          </table:table-cell>
          <table:table-cell table:formula="of:=[.E151]+[.N151]" office:value-type="float" office:value="-0.285304349023335" calcext:value-type="float">
            <text:p>-0.285304349</text:p>
          </table:table-cell>
          <table:table-cell table:formula="of:=[.F151]+[.O151]" office:value-type="float" office:value="-1.66192012430088" calcext:value-type="float">
            <text:p>-1.6619201243</text:p>
          </table:table-cell>
          <table:table-cell table:formula="of:=[.G151]+[.P151]" office:value-type="float" office:value="-0.608401565661654" calcext:value-type="float">
            <text:p>-0.6084015657</text:p>
          </table:table-cell>
          <table:table-cell table:formula="of:=[.H151]+[.Q151]" office:value-type="float" office:value="-1.57421600249738" calcext:value-type="float">
            <text:p>-1.5742160025</text:p>
          </table:table-cell>
        </table:table-row>
        <table:table-row table:style-name="ro1">
          <table:table-cell office:value-type="float" office:value="-0.2397437724" calcext:value-type="float">
            <text:p>-0.2397437724</text:p>
          </table:table-cell>
          <table:table-cell office:value-type="float" office:value="-1.9010724486" calcext:value-type="float">
            <text:p>-1.9010724486</text:p>
          </table:table-cell>
          <table:table-cell office:value-type="float" office:value="-0.8013775969" calcext:value-type="float">
            <text:p>-0.8013775969</text:p>
          </table:table-cell>
          <table:table-cell office:value-type="float" office:value="-1.7113729269" calcext:value-type="float">
            <text:p>-1.7113729269</text:p>
          </table:table-cell>
          <table:table-cell office:value-type="float" office:value="-0.7516377848" calcext:value-type="float">
            <text:p>-0.7516377848</text:p>
          </table:table-cell>
          <table:table-cell office:value-type="float" office:value="-2.0996741728" calcext:value-type="float">
            <text:p>-2.0996741728</text:p>
          </table:table-cell>
          <table:table-cell office:value-type="float" office:value="-1.1104687416" calcext:value-type="float">
            <text:p>-1.1104687416</text:p>
          </table:table-cell>
          <table:table-cell office:value-type="float" office:value="-1.8721317611" calcext:value-type="float">
            <text:p>-1.8721317611</text:p>
          </table:table-cell>
          <table:table-cell/>
          <table:table-cell table:formula="of:=RAND() * 0.1" office:value-type="float" office:value="0.0440559305638511" calcext:value-type="float">
            <text:p>0.0440559306</text:p>
          </table:table-cell>
          <table:table-cell table:formula="of:=RAND() * 0.1" office:value-type="float" office:value="0.0675152842494806" calcext:value-type="float">
            <text:p>0.0675152842</text:p>
          </table:table-cell>
          <table:table-cell table:formula="of:=RAND() * 0.1" office:value-type="float" office:value="0.0317239134228642" calcext:value-type="float">
            <text:p>0.0317239134</text:p>
          </table:table-cell>
          <table:table-cell table:formula="of:=RAND() * 0.1" office:value-type="float" office:value="0.0145360814333834" calcext:value-type="float">
            <text:p>0.0145360814</text:p>
          </table:table-cell>
          <table:table-cell table:formula="of:=RAND() * 0.1" office:value-type="float" office:value="0.0637281169727724" calcext:value-type="float">
            <text:p>0.063728117</text:p>
          </table:table-cell>
          <table:table-cell table:formula="of:=RAND() * 0.1" office:value-type="float" office:value="0.00940192593488844" calcext:value-type="float">
            <text:p>0.0094019259</text:p>
          </table:table-cell>
          <table:table-cell table:formula="of:=RAND() * 0.1" office:value-type="float" office:value="0.0536849035971351" calcext:value-type="float">
            <text:p>0.0536849036</text:p>
          </table:table-cell>
          <table:table-cell table:formula="of:=RAND() * 0.1" office:value-type="float" office:value="0.0227977753321726" calcext:value-type="float">
            <text:p>0.0227977753</text:p>
          </table:table-cell>
          <table:table-cell/>
          <table:table-cell table:formula="of:=[.A152]+[.J152]" office:value-type="float" office:value="-0.195687841836149" calcext:value-type="float">
            <text:p>-0.1956878418</text:p>
          </table:table-cell>
          <table:table-cell table:formula="of:=[.B152]+[.K152]" office:value-type="float" office:value="-1.83355716435052" calcext:value-type="float">
            <text:p>-1.8335571644</text:p>
          </table:table-cell>
          <table:table-cell table:formula="of:=[.C152]+[.L152]" office:value-type="float" office:value="-0.769653683477136" calcext:value-type="float">
            <text:p>-0.7696536835</text:p>
          </table:table-cell>
          <table:table-cell table:formula="of:=[.D152]+[.M152]" office:value-type="float" office:value="-1.69683684546662" calcext:value-type="float">
            <text:p>-1.6968368455</text:p>
          </table:table-cell>
          <table:table-cell table:formula="of:=[.E152]+[.N152]" office:value-type="float" office:value="-0.687909667827228" calcext:value-type="float">
            <text:p>-0.6879096678</text:p>
          </table:table-cell>
          <table:table-cell table:formula="of:=[.F152]+[.O152]" office:value-type="float" office:value="-2.09027224686511" calcext:value-type="float">
            <text:p>-2.0902722469</text:p>
          </table:table-cell>
          <table:table-cell table:formula="of:=[.G152]+[.P152]" office:value-type="float" office:value="-1.05678383800287" calcext:value-type="float">
            <text:p>-1.056783838</text:p>
          </table:table-cell>
          <table:table-cell table:formula="of:=[.H152]+[.Q152]" office:value-type="float" office:value="-1.84933398576783" calcext:value-type="float">
            <text:p>-1.8493339858</text:p>
          </table:table-cell>
        </table:table-row>
        <table:table-row table:style-name="ro1">
          <table:table-cell office:value-type="float" office:value="-0.2864090246" calcext:value-type="float">
            <text:p>-0.2864090246</text:p>
          </table:table-cell>
          <table:table-cell office:value-type="float" office:value="-1.7830286556" calcext:value-type="float">
            <text:p>-1.7830286556</text:p>
          </table:table-cell>
          <table:table-cell office:value-type="float" office:value="-1.0259239949" calcext:value-type="float">
            <text:p>-1.0259239949</text:p>
          </table:table-cell>
          <table:table-cell office:value-type="float" office:value="-1.6751414801" calcext:value-type="float">
            <text:p>-1.6751414801</text:p>
          </table:table-cell>
          <table:table-cell office:value-type="float" office:value="-0.9539864523" calcext:value-type="float">
            <text:p>-0.9539864523</text:p>
          </table:table-cell>
          <table:table-cell office:value-type="float" office:value="-2.0477125331" calcext:value-type="float">
            <text:p>-2.0477125331</text:p>
          </table:table-cell>
          <table:table-cell office:value-type="float" office:value="-0.6035478105" calcext:value-type="float">
            <text:p>-0.6035478105</text:p>
          </table:table-cell>
          <table:table-cell office:value-type="float" office:value="-1.7638065317" calcext:value-type="float">
            <text:p>-1.7638065317</text:p>
          </table:table-cell>
          <table:table-cell/>
          <table:table-cell table:formula="of:=RAND() * 0.1" office:value-type="float" office:value="0.024217518280538" calcext:value-type="float">
            <text:p>0.0242175183</text:p>
          </table:table-cell>
          <table:table-cell table:formula="of:=RAND() * 0.1" office:value-type="float" office:value="0.076402556035017" calcext:value-type="float">
            <text:p>0.076402556</text:p>
          </table:table-cell>
          <table:table-cell table:formula="of:=RAND() * 0.1" office:value-type="float" office:value="0.0758864300679098" calcext:value-type="float">
            <text:p>0.0758864301</text:p>
          </table:table-cell>
          <table:table-cell table:formula="of:=RAND() * 0.1" office:value-type="float" office:value="0.0649170899290191" calcext:value-type="float">
            <text:p>0.0649170899</text:p>
          </table:table-cell>
          <table:table-cell table:formula="of:=RAND() * 0.1" office:value-type="float" office:value="0.0998666903244451" calcext:value-type="float">
            <text:p>0.0998666903</text:p>
          </table:table-cell>
          <table:table-cell table:formula="of:=RAND() * 0.1" office:value-type="float" office:value="0.00974886217961623" calcext:value-type="float">
            <text:p>0.0097488622</text:p>
          </table:table-cell>
          <table:table-cell table:formula="of:=RAND() * 0.1" office:value-type="float" office:value="0.0810610317349358" calcext:value-type="float">
            <text:p>0.0810610317</text:p>
          </table:table-cell>
          <table:table-cell table:formula="of:=RAND() * 0.1" office:value-type="float" office:value="0.0968485923767545" calcext:value-type="float">
            <text:p>0.0968485924</text:p>
          </table:table-cell>
          <table:table-cell/>
          <table:table-cell table:formula="of:=[.A153]+[.J153]" office:value-type="float" office:value="-0.262191506319462" calcext:value-type="float">
            <text:p>-0.2621915063</text:p>
          </table:table-cell>
          <table:table-cell table:formula="of:=[.B153]+[.K153]" office:value-type="float" office:value="-1.70662609956498" calcext:value-type="float">
            <text:p>-1.7066260996</text:p>
          </table:table-cell>
          <table:table-cell table:formula="of:=[.C153]+[.L153]" office:value-type="float" office:value="-0.95003756483209" calcext:value-type="float">
            <text:p>-0.9500375648</text:p>
          </table:table-cell>
          <table:table-cell table:formula="of:=[.D153]+[.M153]" office:value-type="float" office:value="-1.61022439017098" calcext:value-type="float">
            <text:p>-1.6102243902</text:p>
          </table:table-cell>
          <table:table-cell table:formula="of:=[.E153]+[.N153]" office:value-type="float" office:value="-0.854119761975555" calcext:value-type="float">
            <text:p>-0.854119762</text:p>
          </table:table-cell>
          <table:table-cell table:formula="of:=[.F153]+[.O153]" office:value-type="float" office:value="-2.03796367092038" calcext:value-type="float">
            <text:p>-2.0379636709</text:p>
          </table:table-cell>
          <table:table-cell table:formula="of:=[.G153]+[.P153]" office:value-type="float" office:value="-0.522486778765064" calcext:value-type="float">
            <text:p>-0.5224867788</text:p>
          </table:table-cell>
          <table:table-cell table:formula="of:=[.H153]+[.Q153]" office:value-type="float" office:value="-1.66695793932325" calcext:value-type="float">
            <text:p>-1.6669579393</text:p>
          </table:table-cell>
        </table:table-row>
        <table:table-row table:style-name="ro1">
          <table:table-cell office:value-type="float" office:value="-0.198492983" calcext:value-type="float">
            <text:p>-0.198492983</text:p>
          </table:table-cell>
          <table:table-cell office:value-type="float" office:value="-1.8979420307" calcext:value-type="float">
            <text:p>-1.8979420307</text:p>
          </table:table-cell>
          <table:table-cell office:value-type="float" office:value="-0.6012497781" calcext:value-type="float">
            <text:p>-0.6012497781</text:p>
          </table:table-cell>
          <table:table-cell office:value-type="float" office:value="-2.00212711" calcext:value-type="float">
            <text:p>-2.00212711</text:p>
          </table:table-cell>
          <table:table-cell office:value-type="float" office:value="-0.9818832939" calcext:value-type="float">
            <text:p>-0.9818832939</text:p>
          </table:table-cell>
          <table:table-cell office:value-type="float" office:value="-1.9781021559" calcext:value-type="float">
            <text:p>-1.9781021559</text:p>
          </table:table-cell>
          <table:table-cell office:value-type="float" office:value="-0.6502563325" calcext:value-type="float">
            <text:p>-0.6502563325</text:p>
          </table:table-cell>
          <table:table-cell office:value-type="float" office:value="-1.6933393933" calcext:value-type="float">
            <text:p>-1.6933393933</text:p>
          </table:table-cell>
          <table:table-cell/>
          <table:table-cell table:formula="of:=RAND() * 0.1" office:value-type="float" office:value="0.0895028786801381" calcext:value-type="float">
            <text:p>0.0895028787</text:p>
          </table:table-cell>
          <table:table-cell table:formula="of:=RAND() * 0.1" office:value-type="float" office:value="0.0674599435239344" calcext:value-type="float">
            <text:p>0.0674599435</text:p>
          </table:table-cell>
          <table:table-cell table:formula="of:=RAND() * 0.1" office:value-type="float" office:value="0.0781106743204821" calcext:value-type="float">
            <text:p>0.0781106743</text:p>
          </table:table-cell>
          <table:table-cell table:formula="of:=RAND() * 0.1" office:value-type="float" office:value="0.0419877851956739" calcext:value-type="float">
            <text:p>0.0419877852</text:p>
          </table:table-cell>
          <table:table-cell table:formula="of:=RAND() * 0.1" office:value-type="float" office:value="0.0621616117810216" calcext:value-type="float">
            <text:p>0.0621616118</text:p>
          </table:table-cell>
          <table:table-cell table:formula="of:=RAND() * 0.1" office:value-type="float" office:value="0.0816147075173245" calcext:value-type="float">
            <text:p>0.0816147075</text:p>
          </table:table-cell>
          <table:table-cell table:formula="of:=RAND() * 0.1" office:value-type="float" office:value="0.0457113846054958" calcext:value-type="float">
            <text:p>0.0457113846</text:p>
          </table:table-cell>
          <table:table-cell table:formula="of:=RAND() * 0.1" office:value-type="float" office:value="0.0203986642079298" calcext:value-type="float">
            <text:p>0.0203986642</text:p>
          </table:table-cell>
          <table:table-cell/>
          <table:table-cell table:formula="of:=[.A154]+[.J154]" office:value-type="float" office:value="-0.108990104319862" calcext:value-type="float">
            <text:p>-0.1089901043</text:p>
          </table:table-cell>
          <table:table-cell table:formula="of:=[.B154]+[.K154]" office:value-type="float" office:value="-1.83048208717607" calcext:value-type="float">
            <text:p>-1.8304820872</text:p>
          </table:table-cell>
          <table:table-cell table:formula="of:=[.C154]+[.L154]" office:value-type="float" office:value="-0.523139103779518" calcext:value-type="float">
            <text:p>-0.5231391038</text:p>
          </table:table-cell>
          <table:table-cell table:formula="of:=[.D154]+[.M154]" office:value-type="float" office:value="-1.96013932480433" calcext:value-type="float">
            <text:p>-1.9601393248</text:p>
          </table:table-cell>
          <table:table-cell table:formula="of:=[.E154]+[.N154]" office:value-type="float" office:value="-0.919721682118978" calcext:value-type="float">
            <text:p>-0.9197216821</text:p>
          </table:table-cell>
          <table:table-cell table:formula="of:=[.F154]+[.O154]" office:value-type="float" office:value="-1.89648744838268" calcext:value-type="float">
            <text:p>-1.8964874484</text:p>
          </table:table-cell>
          <table:table-cell table:formula="of:=[.G154]+[.P154]" office:value-type="float" office:value="-0.604544947894504" calcext:value-type="float">
            <text:p>-0.6045449479</text:p>
          </table:table-cell>
          <table:table-cell table:formula="of:=[.H154]+[.Q154]" office:value-type="float" office:value="-1.67294072909207" calcext:value-type="float">
            <text:p>-1.6729407291</text:p>
          </table:table-cell>
        </table:table-row>
        <table:table-row table:style-name="ro1">
          <table:table-cell office:value-type="float" office:value="0.0333754215" calcext:value-type="float">
            <text:p>0.0333754215</text:p>
          </table:table-cell>
          <table:table-cell office:value-type="float" office:value="-1.5416659309" calcext:value-type="float">
            <text:p>-1.5416659309</text:p>
          </table:table-cell>
          <table:table-cell office:value-type="float" office:value="-0.3031137505" calcext:value-type="float">
            <text:p>-0.3031137505</text:p>
          </table:table-cell>
          <table:table-cell office:value-type="float" office:value="-1.7608466597" calcext:value-type="float">
            <text:p>-1.7608466597</text:p>
          </table:table-cell>
          <table:table-cell office:value-type="float" office:value="-0.4929223022" calcext:value-type="float">
            <text:p>-0.4929223022</text:p>
          </table:table-cell>
          <table:table-cell office:value-type="float" office:value="-1.52245189" calcext:value-type="float">
            <text:p>-1.52245189</text:p>
          </table:table-cell>
          <table:table-cell office:value-type="float" office:value="-0.7546212854" calcext:value-type="float">
            <text:p>-0.7546212854</text:p>
          </table:table-cell>
          <table:table-cell office:value-type="float" office:value="-1.6707405769" calcext:value-type="float">
            <text:p>-1.6707405769</text:p>
          </table:table-cell>
          <table:table-cell/>
          <table:table-cell table:formula="of:=RAND() * 0.1" office:value-type="float" office:value="0.0469710100690393" calcext:value-type="float">
            <text:p>0.0469710101</text:p>
          </table:table-cell>
          <table:table-cell table:formula="of:=RAND() * 0.1" office:value-type="float" office:value="0.082012727268284" calcext:value-type="float">
            <text:p>0.0820127273</text:p>
          </table:table-cell>
          <table:table-cell table:formula="of:=RAND() * 0.1" office:value-type="float" office:value="0.0313599750577456" calcext:value-type="float">
            <text:p>0.0313599751</text:p>
          </table:table-cell>
          <table:table-cell table:formula="of:=RAND() * 0.1" office:value-type="float" office:value="0.0491424868748433" calcext:value-type="float">
            <text:p>0.0491424869</text:p>
          </table:table-cell>
          <table:table-cell table:formula="of:=RAND() * 0.1" office:value-type="float" office:value="0.041883927107355" calcext:value-type="float">
            <text:p>0.0418839271</text:p>
          </table:table-cell>
          <table:table-cell table:formula="of:=RAND() * 0.1" office:value-type="float" office:value="0.0413546679698322" calcext:value-type="float">
            <text:p>0.041354668</text:p>
          </table:table-cell>
          <table:table-cell table:formula="of:=RAND() * 0.1" office:value-type="float" office:value="0.0155120333327126" calcext:value-type="float">
            <text:p>0.0155120333</text:p>
          </table:table-cell>
          <table:table-cell table:formula="of:=RAND() * 0.1" office:value-type="float" office:value="0.0619802311778351" calcext:value-type="float">
            <text:p>0.0619802312</text:p>
          </table:table-cell>
          <table:table-cell/>
          <table:table-cell table:formula="of:=[.A155]+[.J155]" office:value-type="float" office:value="0.0803464315690393" calcext:value-type="float">
            <text:p>0.0803464316</text:p>
          </table:table-cell>
          <table:table-cell table:formula="of:=[.B155]+[.K155]" office:value-type="float" office:value="-1.45965320363172" calcext:value-type="float">
            <text:p>-1.4596532036</text:p>
          </table:table-cell>
          <table:table-cell table:formula="of:=[.C155]+[.L155]" office:value-type="float" office:value="-0.271753775442254" calcext:value-type="float">
            <text:p>-0.2717537754</text:p>
          </table:table-cell>
          <table:table-cell table:formula="of:=[.D155]+[.M155]" office:value-type="float" office:value="-1.71170417282516" calcext:value-type="float">
            <text:p>-1.7117041728</text:p>
          </table:table-cell>
          <table:table-cell table:formula="of:=[.E155]+[.N155]" office:value-type="float" office:value="-0.451038375092645" calcext:value-type="float">
            <text:p>-0.4510383751</text:p>
          </table:table-cell>
          <table:table-cell table:formula="of:=[.F155]+[.O155]" office:value-type="float" office:value="-1.48109722203017" calcext:value-type="float">
            <text:p>-1.481097222</text:p>
          </table:table-cell>
          <table:table-cell table:formula="of:=[.G155]+[.P155]" office:value-type="float" office:value="-0.739109252067288" calcext:value-type="float">
            <text:p>-0.7391092521</text:p>
          </table:table-cell>
          <table:table-cell table:formula="of:=[.H155]+[.Q155]" office:value-type="float" office:value="-1.60876034572217" calcext:value-type="float">
            <text:p>-1.6087603457</text:p>
          </table:table-cell>
        </table:table-row>
        <table:table-row table:style-name="ro1">
          <table:table-cell office:value-type="float" office:value="0.23858066" calcext:value-type="float">
            <text:p>0.23858066</text:p>
          </table:table-cell>
          <table:table-cell office:value-type="float" office:value="-1.7491885468" calcext:value-type="float">
            <text:p>-1.7491885468</text:p>
          </table:table-cell>
          <table:table-cell office:value-type="float" office:value="-0.3191135509" calcext:value-type="float">
            <text:p>-0.3191135509</text:p>
          </table:table-cell>
          <table:table-cell office:value-type="float" office:value="-1.6465939497" calcext:value-type="float">
            <text:p>-1.6465939497</text:p>
          </table:table-cell>
          <table:table-cell office:value-type="float" office:value="-0.3285517484" calcext:value-type="float">
            <text:p>-0.3285517484</text:p>
          </table:table-cell>
          <table:table-cell office:value-type="float" office:value="-2.0419647053" calcext:value-type="float">
            <text:p>-2.0419647053</text:p>
          </table:table-cell>
          <table:table-cell office:value-type="float" office:value="-0.6597776253" calcext:value-type="float">
            <text:p>-0.6597776253</text:p>
          </table:table-cell>
          <table:table-cell office:value-type="float" office:value="-1.8580657452" calcext:value-type="float">
            <text:p>-1.8580657452</text:p>
          </table:table-cell>
          <table:table-cell/>
          <table:table-cell table:formula="of:=RAND() * 0.1" office:value-type="float" office:value="0.0381529873225829" calcext:value-type="float">
            <text:p>0.0381529873</text:p>
          </table:table-cell>
          <table:table-cell table:formula="of:=RAND() * 0.1" office:value-type="float" office:value="0.0896301451680441" calcext:value-type="float">
            <text:p>0.0896301452</text:p>
          </table:table-cell>
          <table:table-cell table:formula="of:=RAND() * 0.1" office:value-type="float" office:value="0.0133060115348274" calcext:value-type="float">
            <text:p>0.0133060115</text:p>
          </table:table-cell>
          <table:table-cell table:formula="of:=RAND() * 0.1" office:value-type="float" office:value="0.0946472249025519" calcext:value-type="float">
            <text:p>0.0946472249</text:p>
          </table:table-cell>
          <table:table-cell table:formula="of:=RAND() * 0.1" office:value-type="float" office:value="0.0383024883101246" calcext:value-type="float">
            <text:p>0.0383024883</text:p>
          </table:table-cell>
          <table:table-cell table:formula="of:=RAND() * 0.1" office:value-type="float" office:value="0.0925313522338569" calcext:value-type="float">
            <text:p>0.0925313522</text:p>
          </table:table-cell>
          <table:table-cell table:formula="of:=RAND() * 0.1" office:value-type="float" office:value="0.0103476820654771" calcext:value-type="float">
            <text:p>0.0103476821</text:p>
          </table:table-cell>
          <table:table-cell table:formula="of:=RAND() * 0.1" office:value-type="float" office:value="0.0642863387848227" calcext:value-type="float">
            <text:p>0.0642863388</text:p>
          </table:table-cell>
          <table:table-cell/>
          <table:table-cell table:formula="of:=[.A156]+[.J156]" office:value-type="float" office:value="0.276733647322583" calcext:value-type="float">
            <text:p>0.2767336473</text:p>
          </table:table-cell>
          <table:table-cell table:formula="of:=[.B156]+[.K156]" office:value-type="float" office:value="-1.65955840163196" calcext:value-type="float">
            <text:p>-1.6595584016</text:p>
          </table:table-cell>
          <table:table-cell table:formula="of:=[.C156]+[.L156]" office:value-type="float" office:value="-0.305807539365173" calcext:value-type="float">
            <text:p>-0.3058075394</text:p>
          </table:table-cell>
          <table:table-cell table:formula="of:=[.D156]+[.M156]" office:value-type="float" office:value="-1.55194672479745" calcext:value-type="float">
            <text:p>-1.5519467248</text:p>
          </table:table-cell>
          <table:table-cell table:formula="of:=[.E156]+[.N156]" office:value-type="float" office:value="-0.290249260089875" calcext:value-type="float">
            <text:p>-0.2902492601</text:p>
          </table:table-cell>
          <table:table-cell table:formula="of:=[.F156]+[.O156]" office:value-type="float" office:value="-1.94943335306614" calcext:value-type="float">
            <text:p>-1.9494333531</text:p>
          </table:table-cell>
          <table:table-cell table:formula="of:=[.G156]+[.P156]" office:value-type="float" office:value="-0.649429943234523" calcext:value-type="float">
            <text:p>-0.6494299432</text:p>
          </table:table-cell>
          <table:table-cell table:formula="of:=[.H156]+[.Q156]" office:value-type="float" office:value="-1.79377940641518" calcext:value-type="float">
            <text:p>-1.7937794064</text:p>
          </table:table-cell>
        </table:table-row>
        <table:table-row table:style-name="ro1">
          <table:table-cell office:value-type="float" office:value="-0.3528877005" calcext:value-type="float">
            <text:p>-0.3528877005</text:p>
          </table:table-cell>
          <table:table-cell office:value-type="float" office:value="-1.7391914965" calcext:value-type="float">
            <text:p>-1.7391914965</text:p>
          </table:table-cell>
          <table:table-cell office:value-type="float" office:value="-0.626229309" calcext:value-type="float">
            <text:p>-0.626229309</text:p>
          </table:table-cell>
          <table:table-cell office:value-type="float" office:value="-1.5647087892" calcext:value-type="float">
            <text:p>-1.5647087892</text:p>
          </table:table-cell>
          <table:table-cell office:value-type="float" office:value="-1.0126671075" calcext:value-type="float">
            <text:p>-1.0126671075</text:p>
          </table:table-cell>
          <table:table-cell office:value-type="float" office:value="-2.0986126877" calcext:value-type="float">
            <text:p>-2.0986126877</text:p>
          </table:table-cell>
          <table:table-cell office:value-type="float" office:value="-1.0434605355" calcext:value-type="float">
            <text:p>-1.0434605355</text:p>
          </table:table-cell>
          <table:table-cell office:value-type="float" office:value="-1.7596488522" calcext:value-type="float">
            <text:p>-1.7596488522</text:p>
          </table:table-cell>
          <table:table-cell/>
          <table:table-cell table:formula="of:=RAND() * 0.1" office:value-type="float" office:value="0.0306127666523436" calcext:value-type="float">
            <text:p>0.0306127667</text:p>
          </table:table-cell>
          <table:table-cell table:formula="of:=RAND() * 0.1" office:value-type="float" office:value="0.0690544152350957" calcext:value-type="float">
            <text:p>0.0690544152</text:p>
          </table:table-cell>
          <table:table-cell table:formula="of:=RAND() * 0.1" office:value-type="float" office:value="0.0475304356753864" calcext:value-type="float">
            <text:p>0.0475304357</text:p>
          </table:table-cell>
          <table:table-cell table:formula="of:=RAND() * 0.1" office:value-type="float" office:value="0.023412889218899" calcext:value-type="float">
            <text:p>0.0234128892</text:p>
          </table:table-cell>
          <table:table-cell table:formula="of:=RAND() * 0.1" office:value-type="float" office:value="0.0170166179567567" calcext:value-type="float">
            <text:p>0.017016618</text:p>
          </table:table-cell>
          <table:table-cell table:formula="of:=RAND() * 0.1" office:value-type="float" office:value="0.0134066777449778" calcext:value-type="float">
            <text:p>0.0134066777</text:p>
          </table:table-cell>
          <table:table-cell table:formula="of:=RAND() * 0.1" office:value-type="float" office:value="0.00740306624104339" calcext:value-type="float">
            <text:p>0.0074030662</text:p>
          </table:table-cell>
          <table:table-cell table:formula="of:=RAND() * 0.1" office:value-type="float" office:value="0.0133162325848623" calcext:value-type="float">
            <text:p>0.0133162326</text:p>
          </table:table-cell>
          <table:table-cell/>
          <table:table-cell table:formula="of:=[.A157]+[.J157]" office:value-type="float" office:value="-0.322274933847656" calcext:value-type="float">
            <text:p>-0.3222749338</text:p>
          </table:table-cell>
          <table:table-cell table:formula="of:=[.B157]+[.K157]" office:value-type="float" office:value="-1.6701370812649" calcext:value-type="float">
            <text:p>-1.6701370813</text:p>
          </table:table-cell>
          <table:table-cell table:formula="of:=[.C157]+[.L157]" office:value-type="float" office:value="-0.578698873324614" calcext:value-type="float">
            <text:p>-0.5786988733</text:p>
          </table:table-cell>
          <table:table-cell table:formula="of:=[.D157]+[.M157]" office:value-type="float" office:value="-1.5412958999811" calcext:value-type="float">
            <text:p>-1.5412959</text:p>
          </table:table-cell>
          <table:table-cell table:formula="of:=[.E157]+[.N157]" office:value-type="float" office:value="-0.995650489543243" calcext:value-type="float">
            <text:p>-0.9956504895</text:p>
          </table:table-cell>
          <table:table-cell table:formula="of:=[.F157]+[.O157]" office:value-type="float" office:value="-2.08520600995502" calcext:value-type="float">
            <text:p>-2.08520601</text:p>
          </table:table-cell>
          <table:table-cell table:formula="of:=[.G157]+[.P157]" office:value-type="float" office:value="-1.03605746925896" calcext:value-type="float">
            <text:p>-1.0360574693</text:p>
          </table:table-cell>
          <table:table-cell table:formula="of:=[.H157]+[.Q157]" office:value-type="float" office:value="-1.74633261961514" calcext:value-type="float">
            <text:p>-1.7463326196</text:p>
          </table:table-cell>
        </table:table-row>
        <table:table-row table:style-name="ro1">
          <table:table-cell office:value-type="float" office:value="0.3581035452" calcext:value-type="float">
            <text:p>0.3581035452</text:p>
          </table:table-cell>
          <table:table-cell office:value-type="float" office:value="-1.5176749519" calcext:value-type="float">
            <text:p>-1.5176749519</text:p>
          </table:table-cell>
          <table:table-cell office:value-type="float" office:value="-0.0129924386" calcext:value-type="float">
            <text:p>-0.0129924386</text:p>
          </table:table-cell>
          <table:table-cell office:value-type="float" office:value="-1.4011316912" calcext:value-type="float">
            <text:p>-1.4011316912</text:p>
          </table:table-cell>
          <table:table-cell office:value-type="float" office:value="-0.3377969963" calcext:value-type="float">
            <text:p>-0.3377969963</text:p>
          </table:table-cell>
          <table:table-cell office:value-type="float" office:value="-1.8194801276" calcext:value-type="float">
            <text:p>-1.8194801276</text:p>
          </table:table-cell>
          <table:table-cell office:value-type="float" office:value="-0.6061019152" calcext:value-type="float">
            <text:p>-0.6061019152</text:p>
          </table:table-cell>
          <table:table-cell office:value-type="float" office:value="-1.5807816735" calcext:value-type="float">
            <text:p>-1.5807816735</text:p>
          </table:table-cell>
          <table:table-cell/>
          <table:table-cell table:formula="of:=RAND() * 0.1" office:value-type="float" office:value="0.0716869453828365" calcext:value-type="float">
            <text:p>0.0716869454</text:p>
          </table:table-cell>
          <table:table-cell table:formula="of:=RAND() * 0.1" office:value-type="float" office:value="0.0162351669708079" calcext:value-type="float">
            <text:p>0.016235167</text:p>
          </table:table-cell>
          <table:table-cell table:formula="of:=RAND() * 0.1" office:value-type="float" office:value="0.0298665300658596" calcext:value-type="float">
            <text:p>0.0298665301</text:p>
          </table:table-cell>
          <table:table-cell table:formula="of:=RAND() * 0.1" office:value-type="float" office:value="0.00353724452258127" calcext:value-type="float">
            <text:p>0.0035372445</text:p>
          </table:table-cell>
          <table:table-cell table:formula="of:=RAND() * 0.1" office:value-type="float" office:value="0.0771077664415537" calcext:value-type="float">
            <text:p>0.0771077664</text:p>
          </table:table-cell>
          <table:table-cell table:formula="of:=RAND() * 0.1" office:value-type="float" office:value="0.0101150633269895" calcext:value-type="float">
            <text:p>0.0101150633</text:p>
          </table:table-cell>
          <table:table-cell table:formula="of:=RAND() * 0.1" office:value-type="float" office:value="0.0319300933857513" calcext:value-type="float">
            <text:p>0.0319300934</text:p>
          </table:table-cell>
          <table:table-cell table:formula="of:=RAND() * 0.1" office:value-type="float" office:value="0.0519200930056839" calcext:value-type="float">
            <text:p>0.051920093</text:p>
          </table:table-cell>
          <table:table-cell/>
          <table:table-cell table:formula="of:=[.A158]+[.J158]" office:value-type="float" office:value="0.429790490582837" calcext:value-type="float">
            <text:p>0.4297904906</text:p>
          </table:table-cell>
          <table:table-cell table:formula="of:=[.B158]+[.K158]" office:value-type="float" office:value="-1.50143978492919" calcext:value-type="float">
            <text:p>-1.5014397849</text:p>
          </table:table-cell>
          <table:table-cell table:formula="of:=[.C158]+[.L158]" office:value-type="float" office:value="0.0168740914658596" calcext:value-type="float">
            <text:p>0.0168740915</text:p>
          </table:table-cell>
          <table:table-cell table:formula="of:=[.D158]+[.M158]" office:value-type="float" office:value="-1.39759444667742" calcext:value-type="float">
            <text:p>-1.3975944467</text:p>
          </table:table-cell>
          <table:table-cell table:formula="of:=[.E158]+[.N158]" office:value-type="float" office:value="-0.260689229858446" calcext:value-type="float">
            <text:p>-0.2606892299</text:p>
          </table:table-cell>
          <table:table-cell table:formula="of:=[.F158]+[.O158]" office:value-type="float" office:value="-1.80936506427301" calcext:value-type="float">
            <text:p>-1.8093650643</text:p>
          </table:table-cell>
          <table:table-cell table:formula="of:=[.G158]+[.P158]" office:value-type="float" office:value="-0.574171821814249" calcext:value-type="float">
            <text:p>-0.5741718218</text:p>
          </table:table-cell>
          <table:table-cell table:formula="of:=[.H158]+[.Q158]" office:value-type="float" office:value="-1.52886158049432" calcext:value-type="float">
            <text:p>-1.5288615805</text:p>
          </table:table-cell>
        </table:table-row>
        <table:table-row table:style-name="ro1">
          <table:table-cell office:value-type="float" office:value="-0.1827205383" calcext:value-type="float">
            <text:p>-0.1827205383</text:p>
          </table:table-cell>
          <table:table-cell office:value-type="float" office:value="-1.542748282" calcext:value-type="float">
            <text:p>-1.542748282</text:p>
          </table:table-cell>
          <table:table-cell office:value-type="float" office:value="-0.5114754347" calcext:value-type="float">
            <text:p>-0.5114754347</text:p>
          </table:table-cell>
          <table:table-cell office:value-type="float" office:value="-1.4114139833" calcext:value-type="float">
            <text:p>-1.4114139833</text:p>
          </table:table-cell>
          <table:table-cell office:value-type="float" office:value="-0.8318012061" calcext:value-type="float">
            <text:p>-0.8318012061</text:p>
          </table:table-cell>
          <table:table-cell office:value-type="float" office:value="-1.8700921551" calcext:value-type="float">
            <text:p>-1.8700921551</text:p>
          </table:table-cell>
          <table:table-cell office:value-type="float" office:value="-0.7977171364" calcext:value-type="float">
            <text:p>-0.7977171364</text:p>
          </table:table-cell>
          <table:table-cell office:value-type="float" office:value="-1.5153968665" calcext:value-type="float">
            <text:p>-1.5153968665</text:p>
          </table:table-cell>
          <table:table-cell/>
          <table:table-cell table:formula="of:=RAND() * 0.1" office:value-type="float" office:value="0.0378879875847063" calcext:value-type="float">
            <text:p>0.0378879876</text:p>
          </table:table-cell>
          <table:table-cell table:formula="of:=RAND() * 0.1" office:value-type="float" office:value="0.00453001945793795" calcext:value-type="float">
            <text:p>0.0045300195</text:p>
          </table:table-cell>
          <table:table-cell table:formula="of:=RAND() * 0.1" office:value-type="float" office:value="0.0863819657198545" calcext:value-type="float">
            <text:p>0.0863819657</text:p>
          </table:table-cell>
          <table:table-cell table:formula="of:=RAND() * 0.1" office:value-type="float" office:value="0.0719882072746212" calcext:value-type="float">
            <text:p>0.0719882073</text:p>
          </table:table-cell>
          <table:table-cell table:formula="of:=RAND() * 0.1" office:value-type="float" office:value="0.0928197069794008" calcext:value-type="float">
            <text:p>0.092819707</text:p>
          </table:table-cell>
          <table:table-cell table:formula="of:=RAND() * 0.1" office:value-type="float" office:value="0.0524905723066438" calcext:value-type="float">
            <text:p>0.0524905723</text:p>
          </table:table-cell>
          <table:table-cell table:formula="of:=RAND() * 0.1" office:value-type="float" office:value="0.0697685914963162" calcext:value-type="float">
            <text:p>0.0697685915</text:p>
          </table:table-cell>
          <table:table-cell table:formula="of:=RAND() * 0.1" office:value-type="float" office:value="0.0705713641474117" calcext:value-type="float">
            <text:p>0.0705713641</text:p>
          </table:table-cell>
          <table:table-cell/>
          <table:table-cell table:formula="of:=[.A159]+[.J159]" office:value-type="float" office:value="-0.144832550715294" calcext:value-type="float">
            <text:p>-0.1448325507</text:p>
          </table:table-cell>
          <table:table-cell table:formula="of:=[.B159]+[.K159]" office:value-type="float" office:value="-1.53821826254206" calcext:value-type="float">
            <text:p>-1.5382182625</text:p>
          </table:table-cell>
          <table:table-cell table:formula="of:=[.C159]+[.L159]" office:value-type="float" office:value="-0.425093468980146" calcext:value-type="float">
            <text:p>-0.425093469</text:p>
          </table:table-cell>
          <table:table-cell table:formula="of:=[.D159]+[.M159]" office:value-type="float" office:value="-1.33942577602538" calcext:value-type="float">
            <text:p>-1.339425776</text:p>
          </table:table-cell>
          <table:table-cell table:formula="of:=[.E159]+[.N159]" office:value-type="float" office:value="-0.738981499120599" calcext:value-type="float">
            <text:p>-0.7389814991</text:p>
          </table:table-cell>
          <table:table-cell table:formula="of:=[.F159]+[.O159]" office:value-type="float" office:value="-1.81760158279336" calcext:value-type="float">
            <text:p>-1.8176015828</text:p>
          </table:table-cell>
          <table:table-cell table:formula="of:=[.G159]+[.P159]" office:value-type="float" office:value="-0.727948544903684" calcext:value-type="float">
            <text:p>-0.7279485449</text:p>
          </table:table-cell>
          <table:table-cell table:formula="of:=[.H159]+[.Q159]" office:value-type="float" office:value="-1.44482550235259" calcext:value-type="float">
            <text:p>-1.4448255024</text:p>
          </table:table-cell>
        </table:table-row>
        <table:table-row table:style-name="ro1">
          <table:table-cell office:value-type="float" office:value="0.2781185276" calcext:value-type="float">
            <text:p>0.2781185276</text:p>
          </table:table-cell>
          <table:table-cell office:value-type="float" office:value="-1.536324213" calcext:value-type="float">
            <text:p>-1.536324213</text:p>
          </table:table-cell>
          <table:table-cell office:value-type="float" office:value="-0.4833489339" calcext:value-type="float">
            <text:p>-0.4833489339</text:p>
          </table:table-cell>
          <table:table-cell office:value-type="float" office:value="-1.4825323102" calcext:value-type="float">
            <text:p>-1.4825323102</text:p>
          </table:table-cell>
          <table:table-cell office:value-type="float" office:value="-0.1151396555" calcext:value-type="float">
            <text:p>-0.1151396555</text:p>
          </table:table-cell>
          <table:table-cell office:value-type="float" office:value="-1.5806646441" calcext:value-type="float">
            <text:p>-1.5806646441</text:p>
          </table:table-cell>
          <table:table-cell office:value-type="float" office:value="-0.294868417" calcext:value-type="float">
            <text:p>-0.294868417</text:p>
          </table:table-cell>
          <table:table-cell office:value-type="float" office:value="-1.827956335" calcext:value-type="float">
            <text:p>-1.827956335</text:p>
          </table:table-cell>
          <table:table-cell/>
          <table:table-cell table:formula="of:=RAND() * 0.1" office:value-type="float" office:value="0.021083925472652" calcext:value-type="float">
            <text:p>0.0210839255</text:p>
          </table:table-cell>
          <table:table-cell table:formula="of:=RAND() * 0.1" office:value-type="float" office:value="0.0340603113804607" calcext:value-type="float">
            <text:p>0.0340603114</text:p>
          </table:table-cell>
          <table:table-cell table:formula="of:=RAND() * 0.1" office:value-type="float" office:value="0.0528187866754495" calcext:value-type="float">
            <text:p>0.0528187867</text:p>
          </table:table-cell>
          <table:table-cell table:formula="of:=RAND() * 0.1" office:value-type="float" office:value="0.0982149346370867" calcext:value-type="float">
            <text:p>0.0982149346</text:p>
          </table:table-cell>
          <table:table-cell table:formula="of:=RAND() * 0.1" office:value-type="float" office:value="0.0558694858874111" calcext:value-type="float">
            <text:p>0.0558694859</text:p>
          </table:table-cell>
          <table:table-cell table:formula="of:=RAND() * 0.1" office:value-type="float" office:value="0.0050063622668366" calcext:value-type="float">
            <text:p>0.0050063623</text:p>
          </table:table-cell>
          <table:table-cell table:formula="of:=RAND() * 0.1" office:value-type="float" office:value="0.0360824538236847" calcext:value-type="float">
            <text:p>0.0360824538</text:p>
          </table:table-cell>
          <table:table-cell table:formula="of:=RAND() * 0.1" office:value-type="float" office:value="0.0932609529309541" calcext:value-type="float">
            <text:p>0.0932609529</text:p>
          </table:table-cell>
          <table:table-cell/>
          <table:table-cell table:formula="of:=[.A160]+[.J160]" office:value-type="float" office:value="0.299202453072652" calcext:value-type="float">
            <text:p>0.2992024531</text:p>
          </table:table-cell>
          <table:table-cell table:formula="of:=[.B160]+[.K160]" office:value-type="float" office:value="-1.50226390161954" calcext:value-type="float">
            <text:p>-1.5022639016</text:p>
          </table:table-cell>
          <table:table-cell table:formula="of:=[.C160]+[.L160]" office:value-type="float" office:value="-0.430530147224551" calcext:value-type="float">
            <text:p>-0.4305301472</text:p>
          </table:table-cell>
          <table:table-cell table:formula="of:=[.D160]+[.M160]" office:value-type="float" office:value="-1.38431737556291" calcext:value-type="float">
            <text:p>-1.3843173756</text:p>
          </table:table-cell>
          <table:table-cell table:formula="of:=[.E160]+[.N160]" office:value-type="float" office:value="-0.0592701696125889" calcext:value-type="float">
            <text:p>-0.0592701696</text:p>
          </table:table-cell>
          <table:table-cell table:formula="of:=[.F160]+[.O160]" office:value-type="float" office:value="-1.57565828183316" calcext:value-type="float">
            <text:p>-1.5756582818</text:p>
          </table:table-cell>
          <table:table-cell table:formula="of:=[.G160]+[.P160]" office:value-type="float" office:value="-0.258785963176315" calcext:value-type="float">
            <text:p>-0.2587859632</text:p>
          </table:table-cell>
          <table:table-cell table:formula="of:=[.H160]+[.Q160]" office:value-type="float" office:value="-1.73469538206905" calcext:value-type="float">
            <text:p>-1.7346953821</text:p>
          </table:table-cell>
        </table:table-row>
        <table:table-row table:style-name="ro1">
          <table:table-cell office:value-type="float" office:value="0.2838685466" calcext:value-type="float">
            <text:p>0.2838685466</text:p>
          </table:table-cell>
          <table:table-cell office:value-type="float" office:value="-1.5680618917" calcext:value-type="float">
            <text:p>-1.5680618917</text:p>
          </table:table-cell>
          <table:table-cell office:value-type="float" office:value="-0.4733370284" calcext:value-type="float">
            <text:p>-0.4733370284</text:p>
          </table:table-cell>
          <table:table-cell office:value-type="float" office:value="-1.4072387932" calcext:value-type="float">
            <text:p>-1.4072387932</text:p>
          </table:table-cell>
          <table:table-cell office:value-type="float" office:value="-0.0715448136" calcext:value-type="float">
            <text:p>-0.0715448136</text:p>
          </table:table-cell>
          <table:table-cell office:value-type="float" office:value="-1.5197454929" calcext:value-type="float">
            <text:p>-1.5197454929</text:p>
          </table:table-cell>
          <table:table-cell office:value-type="float" office:value="-0.2875349103" calcext:value-type="float">
            <text:p>-0.2875349103</text:p>
          </table:table-cell>
          <table:table-cell office:value-type="float" office:value="-1.7456989393" calcext:value-type="float">
            <text:p>-1.7456989393</text:p>
          </table:table-cell>
          <table:table-cell/>
          <table:table-cell table:formula="of:=RAND() * 0.1" office:value-type="float" office:value="0.0552410164378435" calcext:value-type="float">
            <text:p>0.0552410164</text:p>
          </table:table-cell>
          <table:table-cell table:formula="of:=RAND() * 0.1" office:value-type="float" office:value="0.0136805927782052" calcext:value-type="float">
            <text:p>0.0136805928</text:p>
          </table:table-cell>
          <table:table-cell table:formula="of:=RAND() * 0.1" office:value-type="float" office:value="0.0903195166488857" calcext:value-type="float">
            <text:p>0.0903195166</text:p>
          </table:table-cell>
          <table:table-cell table:formula="of:=RAND() * 0.1" office:value-type="float" office:value="0.0719929970546429" calcext:value-type="float">
            <text:p>0.0719929971</text:p>
          </table:table-cell>
          <table:table-cell table:formula="of:=RAND() * 0.1" office:value-type="float" office:value="0.0233829184124416" calcext:value-type="float">
            <text:p>0.0233829184</text:p>
          </table:table-cell>
          <table:table-cell table:formula="of:=RAND() * 0.1" office:value-type="float" office:value="0.0887758035986509" calcext:value-type="float">
            <text:p>0.0887758036</text:p>
          </table:table-cell>
          <table:table-cell table:formula="of:=RAND() * 0.1" office:value-type="float" office:value="0.0821555966448065" calcext:value-type="float">
            <text:p>0.0821555966</text:p>
          </table:table-cell>
          <table:table-cell table:formula="of:=RAND() * 0.1" office:value-type="float" office:value="0.00499114438154206" calcext:value-type="float">
            <text:p>0.0049911444</text:p>
          </table:table-cell>
          <table:table-cell/>
          <table:table-cell table:formula="of:=[.A161]+[.J161]" office:value-type="float" office:value="0.339109563037843" calcext:value-type="float">
            <text:p>0.339109563</text:p>
          </table:table-cell>
          <table:table-cell table:formula="of:=[.B161]+[.K161]" office:value-type="float" office:value="-1.55438129892179" calcext:value-type="float">
            <text:p>-1.5543812989</text:p>
          </table:table-cell>
          <table:table-cell table:formula="of:=[.C161]+[.L161]" office:value-type="float" office:value="-0.383017511751114" calcext:value-type="float">
            <text:p>-0.3830175118</text:p>
          </table:table-cell>
          <table:table-cell table:formula="of:=[.D161]+[.M161]" office:value-type="float" office:value="-1.33524579614536" calcext:value-type="float">
            <text:p>-1.3352457961</text:p>
          </table:table-cell>
          <table:table-cell table:formula="of:=[.E161]+[.N161]" office:value-type="float" office:value="-0.0481618951875584" calcext:value-type="float">
            <text:p>-0.0481618952</text:p>
          </table:table-cell>
          <table:table-cell table:formula="of:=[.F161]+[.O161]" office:value-type="float" office:value="-1.43096968930135" calcext:value-type="float">
            <text:p>-1.4309696893</text:p>
          </table:table-cell>
          <table:table-cell table:formula="of:=[.G161]+[.P161]" office:value-type="float" office:value="-0.205379313655193" calcext:value-type="float">
            <text:p>-0.2053793137</text:p>
          </table:table-cell>
          <table:table-cell table:formula="of:=[.H161]+[.Q161]" office:value-type="float" office:value="-1.74070779491846" calcext:value-type="float">
            <text:p>-1.7407077949</text:p>
          </table:table-cell>
        </table:table-row>
        <table:table-row table:style-name="ro1">
          <table:table-cell office:value-type="float" office:value="0.2926380727" calcext:value-type="float">
            <text:p>0.2926380727</text:p>
          </table:table-cell>
          <table:table-cell office:value-type="float" office:value="-1.9352071678" calcext:value-type="float">
            <text:p>-1.9352071678</text:p>
          </table:table-cell>
          <table:table-cell office:value-type="float" office:value="-0.4702037807" calcext:value-type="float">
            <text:p>-0.4702037807</text:p>
          </table:table-cell>
          <table:table-cell office:value-type="float" office:value="-1.6972425499" calcext:value-type="float">
            <text:p>-1.6972425499</text:p>
          </table:table-cell>
          <table:table-cell office:value-type="float" office:value="-0.1629846607" calcext:value-type="float">
            <text:p>-0.1629846607</text:p>
          </table:table-cell>
          <table:table-cell office:value-type="float" office:value="-1.8005766281" calcext:value-type="float">
            <text:p>-1.8005766281</text:p>
          </table:table-cell>
          <table:table-cell office:value-type="float" office:value="-0.2564916745" calcext:value-type="float">
            <text:p>-0.2564916745</text:p>
          </table:table-cell>
          <table:table-cell office:value-type="float" office:value="-2.1083852884" calcext:value-type="float">
            <text:p>-2.1083852884</text:p>
          </table:table-cell>
          <table:table-cell/>
          <table:table-cell table:formula="of:=RAND() * 0.1" office:value-type="float" office:value="0.0581491062586086" calcext:value-type="float">
            <text:p>0.0581491063</text:p>
          </table:table-cell>
          <table:table-cell table:formula="of:=RAND() * 0.1" office:value-type="float" office:value="0.0898238156011112" calcext:value-type="float">
            <text:p>0.0898238156</text:p>
          </table:table-cell>
          <table:table-cell table:formula="of:=RAND() * 0.1" office:value-type="float" office:value="0.0075400353429626" calcext:value-type="float">
            <text:p>0.0075400353</text:p>
          </table:table-cell>
          <table:table-cell table:formula="of:=RAND() * 0.1" office:value-type="float" office:value="0.0272294733954317" calcext:value-type="float">
            <text:p>0.0272294734</text:p>
          </table:table-cell>
          <table:table-cell table:formula="of:=RAND() * 0.1" office:value-type="float" office:value="0.030615804289945" calcext:value-type="float">
            <text:p>0.0306158043</text:p>
          </table:table-cell>
          <table:table-cell table:formula="of:=RAND() * 0.1" office:value-type="float" office:value="0.0402021365117796" calcext:value-type="float">
            <text:p>0.0402021365</text:p>
          </table:table-cell>
          <table:table-cell table:formula="of:=RAND() * 0.1" office:value-type="float" office:value="0.0192770145753314" calcext:value-type="float">
            <text:p>0.0192770146</text:p>
          </table:table-cell>
          <table:table-cell table:formula="of:=RAND() * 0.1" office:value-type="float" office:value="0.00991408612218022" calcext:value-type="float">
            <text:p>0.0099140861</text:p>
          </table:table-cell>
          <table:table-cell/>
          <table:table-cell table:formula="of:=[.A162]+[.J162]" office:value-type="float" office:value="0.350787178958609" calcext:value-type="float">
            <text:p>0.350787179</text:p>
          </table:table-cell>
          <table:table-cell table:formula="of:=[.B162]+[.K162]" office:value-type="float" office:value="-1.84538335219889" calcext:value-type="float">
            <text:p>-1.8453833522</text:p>
          </table:table-cell>
          <table:table-cell table:formula="of:=[.C162]+[.L162]" office:value-type="float" office:value="-0.462663745357037" calcext:value-type="float">
            <text:p>-0.4626637454</text:p>
          </table:table-cell>
          <table:table-cell table:formula="of:=[.D162]+[.M162]" office:value-type="float" office:value="-1.67001307650457" calcext:value-type="float">
            <text:p>-1.6700130765</text:p>
          </table:table-cell>
          <table:table-cell table:formula="of:=[.E162]+[.N162]" office:value-type="float" office:value="-0.132368856410055" calcext:value-type="float">
            <text:p>-0.1323688564</text:p>
          </table:table-cell>
          <table:table-cell table:formula="of:=[.F162]+[.O162]" office:value-type="float" office:value="-1.76037449158822" calcext:value-type="float">
            <text:p>-1.7603744916</text:p>
          </table:table-cell>
          <table:table-cell table:formula="of:=[.G162]+[.P162]" office:value-type="float" office:value="-0.237214659924669" calcext:value-type="float">
            <text:p>-0.2372146599</text:p>
          </table:table-cell>
          <table:table-cell table:formula="of:=[.H162]+[.Q162]" office:value-type="float" office:value="-2.09847120227782" calcext:value-type="float">
            <text:p>-2.0984712023</text:p>
          </table:table-cell>
        </table:table-row>
        <table:table-row table:style-name="ro1">
          <table:table-cell office:value-type="float" office:value="0.1171221247" calcext:value-type="float">
            <text:p>0.1171221247</text:p>
          </table:table-cell>
          <table:table-cell office:value-type="float" office:value="-1.9722976389" calcext:value-type="float">
            <text:p>-1.9722976389</text:p>
          </table:table-cell>
          <table:table-cell office:value-type="float" office:value="-0.2051118447" calcext:value-type="float">
            <text:p>-0.2051118447</text:p>
          </table:table-cell>
          <table:table-cell office:value-type="float" office:value="-1.7751606139" calcext:value-type="float">
            <text:p>-1.7751606139</text:p>
          </table:table-cell>
          <table:table-cell office:value-type="float" office:value="-0.6674575743" calcext:value-type="float">
            <text:p>-0.6674575743</text:p>
          </table:table-cell>
          <table:table-cell office:value-type="float" office:value="-2.1292697191" calcext:value-type="float">
            <text:p>-2.1292697191</text:p>
          </table:table-cell>
          <table:table-cell office:value-type="float" office:value="-0.6637478015" calcext:value-type="float">
            <text:p>-0.6637478015</text:p>
          </table:table-cell>
          <table:table-cell office:value-type="float" office:value="-1.7670005406" calcext:value-type="float">
            <text:p>-1.7670005406</text:p>
          </table:table-cell>
          <table:table-cell/>
          <table:table-cell table:formula="of:=RAND() * 0.1" office:value-type="float" office:value="0.0526594580991687" calcext:value-type="float">
            <text:p>0.0526594581</text:p>
          </table:table-cell>
          <table:table-cell table:formula="of:=RAND() * 0.1" office:value-type="float" office:value="0.0547483250313189" calcext:value-type="float">
            <text:p>0.054748325</text:p>
          </table:table-cell>
          <table:table-cell table:formula="of:=RAND() * 0.1" office:value-type="float" office:value="0.0850990189777036" calcext:value-type="float">
            <text:p>0.085099019</text:p>
          </table:table-cell>
          <table:table-cell table:formula="of:=RAND() * 0.1" office:value-type="float" office:value="0.0898099430088795" calcext:value-type="float">
            <text:p>0.089809943</text:p>
          </table:table-cell>
          <table:table-cell table:formula="of:=RAND() * 0.1" office:value-type="float" office:value="0.0570394157454628" calcext:value-type="float">
            <text:p>0.0570394157</text:p>
          </table:table-cell>
          <table:table-cell table:formula="of:=RAND() * 0.1" office:value-type="float" office:value="0.0306638931448781" calcext:value-type="float">
            <text:p>0.0306638931</text:p>
          </table:table-cell>
          <table:table-cell table:formula="of:=RAND() * 0.1" office:value-type="float" office:value="0.0402556879331083" calcext:value-type="float">
            <text:p>0.0402556879</text:p>
          </table:table-cell>
          <table:table-cell table:formula="of:=RAND() * 0.1" office:value-type="float" office:value="0.0583359346305543" calcext:value-type="float">
            <text:p>0.0583359346</text:p>
          </table:table-cell>
          <table:table-cell/>
          <table:table-cell table:formula="of:=[.A163]+[.J163]" office:value-type="float" office:value="0.169781582799169" calcext:value-type="float">
            <text:p>0.1697815828</text:p>
          </table:table-cell>
          <table:table-cell table:formula="of:=[.B163]+[.K163]" office:value-type="float" office:value="-1.91754931386868" calcext:value-type="float">
            <text:p>-1.9175493139</text:p>
          </table:table-cell>
          <table:table-cell table:formula="of:=[.C163]+[.L163]" office:value-type="float" office:value="-0.120012825722296" calcext:value-type="float">
            <text:p>-0.1200128257</text:p>
          </table:table-cell>
          <table:table-cell table:formula="of:=[.D163]+[.M163]" office:value-type="float" office:value="-1.68535067089112" calcext:value-type="float">
            <text:p>-1.6853506709</text:p>
          </table:table-cell>
          <table:table-cell table:formula="of:=[.E163]+[.N163]" office:value-type="float" office:value="-0.610418158554537" calcext:value-type="float">
            <text:p>-0.6104181586</text:p>
          </table:table-cell>
          <table:table-cell table:formula="of:=[.F163]+[.O163]" office:value-type="float" office:value="-2.09860582595512" calcext:value-type="float">
            <text:p>-2.098605826</text:p>
          </table:table-cell>
          <table:table-cell table:formula="of:=[.G163]+[.P163]" office:value-type="float" office:value="-0.623492113566892" calcext:value-type="float">
            <text:p>-0.6234921136</text:p>
          </table:table-cell>
          <table:table-cell table:formula="of:=[.H163]+[.Q163]" office:value-type="float" office:value="-1.70866460596945" calcext:value-type="float">
            <text:p>-1.708664606</text:p>
          </table:table-cell>
        </table:table-row>
        <table:table-row table:style-name="ro1">
          <table:table-cell office:value-type="float" office:value="0.1464807963" calcext:value-type="float">
            <text:p>0.1464807963</text:p>
          </table:table-cell>
          <table:table-cell office:value-type="float" office:value="-2.1777307384" calcext:value-type="float">
            <text:p>-2.1777307384</text:p>
          </table:table-cell>
          <table:table-cell office:value-type="float" office:value="-0.2146071963" calcext:value-type="float">
            <text:p>-0.2146071963</text:p>
          </table:table-cell>
          <table:table-cell office:value-type="float" office:value="-2.1534782099" calcext:value-type="float">
            <text:p>-2.1534782099</text:p>
          </table:table-cell>
          <table:table-cell office:value-type="float" office:value="-0.5912253022" calcext:value-type="float">
            <text:p>-0.5912253022</text:p>
          </table:table-cell>
          <table:table-cell office:value-type="float" office:value="-2.1453788007" calcext:value-type="float">
            <text:p>-2.1453788007</text:p>
          </table:table-cell>
          <table:table-cell office:value-type="float" office:value="-0.2762118188" calcext:value-type="float">
            <text:p>-0.2762118188</text:p>
          </table:table-cell>
          <table:table-cell office:value-type="float" office:value="-1.8369627303" calcext:value-type="float">
            <text:p>-1.8369627303</text:p>
          </table:table-cell>
          <table:table-cell/>
          <table:table-cell table:formula="of:=RAND() * 0.1" office:value-type="float" office:value="0.00184643836609881" calcext:value-type="float">
            <text:p>0.0018464384</text:p>
          </table:table-cell>
          <table:table-cell table:formula="of:=RAND() * 0.1" office:value-type="float" office:value="0.0833808601565678" calcext:value-type="float">
            <text:p>0.0833808602</text:p>
          </table:table-cell>
          <table:table-cell table:formula="of:=RAND() * 0.1" office:value-type="float" office:value="0.00698517714460171" calcext:value-type="float">
            <text:p>0.0069851771</text:p>
          </table:table-cell>
          <table:table-cell table:formula="of:=RAND() * 0.1" office:value-type="float" office:value="0.087608863408407" calcext:value-type="float">
            <text:p>0.0876088634</text:p>
          </table:table-cell>
          <table:table-cell table:formula="of:=RAND() * 0.1" office:value-type="float" office:value="0.0295167158118361" calcext:value-type="float">
            <text:p>0.0295167158</text:p>
          </table:table-cell>
          <table:table-cell table:formula="of:=RAND() * 0.1" office:value-type="float" office:value="0.01636720922916" calcext:value-type="float">
            <text:p>0.0163672092</text:p>
          </table:table-cell>
          <table:table-cell table:formula="of:=RAND() * 0.1" office:value-type="float" office:value="0.0406078682653957" calcext:value-type="float">
            <text:p>0.0406078683</text:p>
          </table:table-cell>
          <table:table-cell table:formula="of:=RAND() * 0.1" office:value-type="float" office:value="0.0422445912154109" calcext:value-type="float">
            <text:p>0.0422445912</text:p>
          </table:table-cell>
          <table:table-cell/>
          <table:table-cell table:formula="of:=[.A164]+[.J164]" office:value-type="float" office:value="0.148327234666099" calcext:value-type="float">
            <text:p>0.1483272347</text:p>
          </table:table-cell>
          <table:table-cell table:formula="of:=[.B164]+[.K164]" office:value-type="float" office:value="-2.09434987824343" calcext:value-type="float">
            <text:p>-2.0943498782</text:p>
          </table:table-cell>
          <table:table-cell table:formula="of:=[.C164]+[.L164]" office:value-type="float" office:value="-0.207622019155398" calcext:value-type="float">
            <text:p>-0.2076220192</text:p>
          </table:table-cell>
          <table:table-cell table:formula="of:=[.D164]+[.M164]" office:value-type="float" office:value="-2.06586934649159" calcext:value-type="float">
            <text:p>-2.0658693465</text:p>
          </table:table-cell>
          <table:table-cell table:formula="of:=[.E164]+[.N164]" office:value-type="float" office:value="-0.561708586388164" calcext:value-type="float">
            <text:p>-0.5617085864</text:p>
          </table:table-cell>
          <table:table-cell table:formula="of:=[.F164]+[.O164]" office:value-type="float" office:value="-2.12901159147084" calcext:value-type="float">
            <text:p>-2.1290115915</text:p>
          </table:table-cell>
          <table:table-cell table:formula="of:=[.G164]+[.P164]" office:value-type="float" office:value="-0.235603950534604" calcext:value-type="float">
            <text:p>-0.2356039505</text:p>
          </table:table-cell>
          <table:table-cell table:formula="of:=[.H164]+[.Q164]" office:value-type="float" office:value="-1.79471813908459" calcext:value-type="float">
            <text:p>-1.7947181391</text:p>
          </table:table-cell>
        </table:table-row>
        <table:table-row table:style-name="ro1">
          <table:table-cell office:value-type="float" office:value="0.0329339173" calcext:value-type="float">
            <text:p>0.0329339173</text:p>
          </table:table-cell>
          <table:table-cell office:value-type="float" office:value="-1.9504968198" calcext:value-type="float">
            <text:p>-1.9504968198</text:p>
          </table:table-cell>
          <table:table-cell office:value-type="float" office:value="-0.2012427423" calcext:value-type="float">
            <text:p>-0.2012427423</text:p>
          </table:table-cell>
          <table:table-cell office:value-type="float" office:value="-1.7257746014" calcext:value-type="float">
            <text:p>-1.7257746014</text:p>
          </table:table-cell>
          <table:table-cell office:value-type="float" office:value="-0.6573120809" calcext:value-type="float">
            <text:p>-0.6573120809</text:p>
          </table:table-cell>
          <table:table-cell office:value-type="float" office:value="-2.1659516859" calcext:value-type="float">
            <text:p>-2.1659516859</text:p>
          </table:table-cell>
          <table:table-cell office:value-type="float" office:value="-0.6680611302" calcext:value-type="float">
            <text:p>-0.6680611302</text:p>
          </table:table-cell>
          <table:table-cell office:value-type="float" office:value="-1.8284677397" calcext:value-type="float">
            <text:p>-1.8284677397</text:p>
          </table:table-cell>
          <table:table-cell/>
          <table:table-cell table:formula="of:=RAND() * 0.1" office:value-type="float" office:value="0.0244869798372711" calcext:value-type="float">
            <text:p>0.0244869798</text:p>
          </table:table-cell>
          <table:table-cell table:formula="of:=RAND() * 0.1" office:value-type="float" office:value="0.0548321257763285" calcext:value-type="float">
            <text:p>0.0548321258</text:p>
          </table:table-cell>
          <table:table-cell table:formula="of:=RAND() * 0.1" office:value-type="float" office:value="0.0672610016764528" calcext:value-type="float">
            <text:p>0.0672610017</text:p>
          </table:table-cell>
          <table:table-cell table:formula="of:=RAND() * 0.1" office:value-type="float" office:value="0.0999465621361978" calcext:value-type="float">
            <text:p>0.0999465621</text:p>
          </table:table-cell>
          <table:table-cell table:formula="of:=RAND() * 0.1" office:value-type="float" office:value="0.0992280885791677" calcext:value-type="float">
            <text:p>0.0992280886</text:p>
          </table:table-cell>
          <table:table-cell table:formula="of:=RAND() * 0.1" office:value-type="float" office:value="0.0517838008732406" calcext:value-type="float">
            <text:p>0.0517838009</text:p>
          </table:table-cell>
          <table:table-cell table:formula="of:=RAND() * 0.1" office:value-type="float" office:value="0.0315080808788408" calcext:value-type="float">
            <text:p>0.0315080809</text:p>
          </table:table-cell>
          <table:table-cell table:formula="of:=RAND() * 0.1" office:value-type="float" office:value="0.0457226832030705" calcext:value-type="float">
            <text:p>0.0457226832</text:p>
          </table:table-cell>
          <table:table-cell/>
          <table:table-cell table:formula="of:=[.A165]+[.J165]" office:value-type="float" office:value="0.0574208971372711" calcext:value-type="float">
            <text:p>0.0574208971</text:p>
          </table:table-cell>
          <table:table-cell table:formula="of:=[.B165]+[.K165]" office:value-type="float" office:value="-1.89566469402367" calcext:value-type="float">
            <text:p>-1.895664694</text:p>
          </table:table-cell>
          <table:table-cell table:formula="of:=[.C165]+[.L165]" office:value-type="float" office:value="-0.133981740623547" calcext:value-type="float">
            <text:p>-0.1339817406</text:p>
          </table:table-cell>
          <table:table-cell table:formula="of:=[.D165]+[.M165]" office:value-type="float" office:value="-1.6258280392638" calcext:value-type="float">
            <text:p>-1.6258280393</text:p>
          </table:table-cell>
          <table:table-cell table:formula="of:=[.E165]+[.N165]" office:value-type="float" office:value="-0.558083992320832" calcext:value-type="float">
            <text:p>-0.5580839923</text:p>
          </table:table-cell>
          <table:table-cell table:formula="of:=[.F165]+[.O165]" office:value-type="float" office:value="-2.11416788502676" calcext:value-type="float">
            <text:p>-2.114167885</text:p>
          </table:table-cell>
          <table:table-cell table:formula="of:=[.G165]+[.P165]" office:value-type="float" office:value="-0.636553049321159" calcext:value-type="float">
            <text:p>-0.6365530493</text:p>
          </table:table-cell>
          <table:table-cell table:formula="of:=[.H165]+[.Q165]" office:value-type="float" office:value="-1.78274505649693" calcext:value-type="float">
            <text:p>-1.7827450565</text:p>
          </table:table-cell>
        </table:table-row>
        <table:table-row table:style-name="ro1">
          <table:table-cell office:value-type="float" office:value="0.2457266673" calcext:value-type="float">
            <text:p>0.2457266673</text:p>
          </table:table-cell>
          <table:table-cell office:value-type="float" office:value="-1.4000160001" calcext:value-type="float">
            <text:p>-1.4000160001</text:p>
          </table:table-cell>
          <table:table-cell office:value-type="float" office:value="-0.2606118656" calcext:value-type="float">
            <text:p>-0.2606118656</text:p>
          </table:table-cell>
          <table:table-cell office:value-type="float" office:value="-1.7233035149" calcext:value-type="float">
            <text:p>-1.7233035149</text:p>
          </table:table-cell>
          <table:table-cell office:value-type="float" office:value="-0.4108878733" calcext:value-type="float">
            <text:p>-0.4108878733</text:p>
          </table:table-cell>
          <table:table-cell office:value-type="float" office:value="-1.4687675911" calcext:value-type="float">
            <text:p>-1.4687675911</text:p>
          </table:table-cell>
          <table:table-cell office:value-type="float" office:value="-0.1505002024" calcext:value-type="float">
            <text:p>-0.1505002024</text:p>
          </table:table-cell>
          <table:table-cell office:value-type="float" office:value="-1.346048333" calcext:value-type="float">
            <text:p>-1.346048333</text:p>
          </table:table-cell>
          <table:table-cell/>
          <table:table-cell table:formula="of:=RAND() * 0.1" office:value-type="float" office:value="0.0692967119625776" calcext:value-type="float">
            <text:p>0.069296712</text:p>
          </table:table-cell>
          <table:table-cell table:formula="of:=RAND() * 0.1" office:value-type="float" office:value="0.00251486884238194" calcext:value-type="float">
            <text:p>0.0025148688</text:p>
          </table:table-cell>
          <table:table-cell table:formula="of:=RAND() * 0.1" office:value-type="float" office:value="0.0210767217114814" calcext:value-type="float">
            <text:p>0.0210767217</text:p>
          </table:table-cell>
          <table:table-cell table:formula="of:=RAND() * 0.1" office:value-type="float" office:value="0.0449117150518352" calcext:value-type="float">
            <text:p>0.0449117151</text:p>
          </table:table-cell>
          <table:table-cell table:formula="of:=RAND() * 0.1" office:value-type="float" office:value="0.0555138060582119" calcext:value-type="float">
            <text:p>0.0555138061</text:p>
          </table:table-cell>
          <table:table-cell table:formula="of:=RAND() * 0.1" office:value-type="float" office:value="0.0245591342390262" calcext:value-type="float">
            <text:p>0.0245591342</text:p>
          </table:table-cell>
          <table:table-cell table:formula="of:=RAND() * 0.1" office:value-type="float" office:value="0.0342955469637735" calcext:value-type="float">
            <text:p>0.034295547</text:p>
          </table:table-cell>
          <table:table-cell table:formula="of:=RAND() * 0.1" office:value-type="float" office:value="0.028794301680896" calcext:value-type="float">
            <text:p>0.0287943017</text:p>
          </table:table-cell>
          <table:table-cell/>
          <table:table-cell table:formula="of:=[.A166]+[.J166]" office:value-type="float" office:value="0.315023379262578" calcext:value-type="float">
            <text:p>0.3150233793</text:p>
          </table:table-cell>
          <table:table-cell table:formula="of:=[.B166]+[.K166]" office:value-type="float" office:value="-1.39750113125762" calcext:value-type="float">
            <text:p>-1.3975011313</text:p>
          </table:table-cell>
          <table:table-cell table:formula="of:=[.C166]+[.L166]" office:value-type="float" office:value="-0.239535143888519" calcext:value-type="float">
            <text:p>-0.2395351439</text:p>
          </table:table-cell>
          <table:table-cell table:formula="of:=[.D166]+[.M166]" office:value-type="float" office:value="-1.67839179984816" calcext:value-type="float">
            <text:p>-1.6783917998</text:p>
          </table:table-cell>
          <table:table-cell table:formula="of:=[.E166]+[.N166]" office:value-type="float" office:value="-0.355374067241788" calcext:value-type="float">
            <text:p>-0.3553740672</text:p>
          </table:table-cell>
          <table:table-cell table:formula="of:=[.F166]+[.O166]" office:value-type="float" office:value="-1.44420845686097" calcext:value-type="float">
            <text:p>-1.4442084569</text:p>
          </table:table-cell>
          <table:table-cell table:formula="of:=[.G166]+[.P166]" office:value-type="float" office:value="-0.116204655436226" calcext:value-type="float">
            <text:p>-0.1162046554</text:p>
          </table:table-cell>
          <table:table-cell table:formula="of:=[.H166]+[.Q166]" office:value-type="float" office:value="-1.3172540313191" calcext:value-type="float">
            <text:p>-1.3172540313</text:p>
          </table:table-cell>
        </table:table-row>
        <table:table-row table:style-name="ro1">
          <table:table-cell office:value-type="float" office:value="0.2939142583" calcext:value-type="float">
            <text:p>0.2939142583</text:p>
          </table:table-cell>
          <table:table-cell office:value-type="float" office:value="-2.0248955387" calcext:value-type="float">
            <text:p>-2.0248955387</text:p>
          </table:table-cell>
          <table:table-cell office:value-type="float" office:value="-0.067035269" calcext:value-type="float">
            <text:p>-0.067035269</text:p>
          </table:table-cell>
          <table:table-cell office:value-type="float" office:value="-1.8774788983" calcext:value-type="float">
            <text:p>-1.8774788983</text:p>
          </table:table-cell>
          <table:table-cell office:value-type="float" office:value="-0.3625026441" calcext:value-type="float">
            <text:p>-0.3625026441</text:p>
          </table:table-cell>
          <table:table-cell office:value-type="float" office:value="-2.1978740075" calcext:value-type="float">
            <text:p>-2.1978740075</text:p>
          </table:table-cell>
          <table:table-cell office:value-type="float" office:value="-0.5097654808" calcext:value-type="float">
            <text:p>-0.5097654808</text:p>
          </table:table-cell>
          <table:table-cell office:value-type="float" office:value="-1.9065489284" calcext:value-type="float">
            <text:p>-1.9065489284</text:p>
          </table:table-cell>
          <table:table-cell/>
          <table:table-cell table:formula="of:=RAND() * 0.1" office:value-type="float" office:value="0.0938107406723558" calcext:value-type="float">
            <text:p>0.0938107407</text:p>
          </table:table-cell>
          <table:table-cell table:formula="of:=RAND() * 0.1" office:value-type="float" office:value="0.0189794170452522" calcext:value-type="float">
            <text:p>0.018979417</text:p>
          </table:table-cell>
          <table:table-cell table:formula="of:=RAND() * 0.1" office:value-type="float" office:value="0.0389209399931262" calcext:value-type="float">
            <text:p>0.03892094</text:p>
          </table:table-cell>
          <table:table-cell table:formula="of:=RAND() * 0.1" office:value-type="float" office:value="0.0676558314664195" calcext:value-type="float">
            <text:p>0.0676558315</text:p>
          </table:table-cell>
          <table:table-cell table:formula="of:=RAND() * 0.1" office:value-type="float" office:value="0.0941384557097761" calcext:value-type="float">
            <text:p>0.0941384557</text:p>
          </table:table-cell>
          <table:table-cell table:formula="of:=RAND() * 0.1" office:value-type="float" office:value="0.0147686249568914" calcext:value-type="float">
            <text:p>0.014768625</text:p>
          </table:table-cell>
          <table:table-cell table:formula="of:=RAND() * 0.1" office:value-type="float" office:value="0.0414963822964678" calcext:value-type="float">
            <text:p>0.0414963823</text:p>
          </table:table-cell>
          <table:table-cell table:formula="of:=RAND() * 0.1" office:value-type="float" office:value="0.0309002754297884" calcext:value-type="float">
            <text:p>0.0309002754</text:p>
          </table:table-cell>
          <table:table-cell/>
          <table:table-cell table:formula="of:=[.A167]+[.J167]" office:value-type="float" office:value="0.387724998972356" calcext:value-type="float">
            <text:p>0.387724999</text:p>
          </table:table-cell>
          <table:table-cell table:formula="of:=[.B167]+[.K167]" office:value-type="float" office:value="-2.00591612165475" calcext:value-type="float">
            <text:p>-2.0059161217</text:p>
          </table:table-cell>
          <table:table-cell table:formula="of:=[.C167]+[.L167]" office:value-type="float" office:value="-0.0281143290068739" calcext:value-type="float">
            <text:p>-0.028114329</text:p>
          </table:table-cell>
          <table:table-cell table:formula="of:=[.D167]+[.M167]" office:value-type="float" office:value="-1.80982306683358" calcext:value-type="float">
            <text:p>-1.8098230668</text:p>
          </table:table-cell>
          <table:table-cell table:formula="of:=[.E167]+[.N167]" office:value-type="float" office:value="-0.268364188390224" calcext:value-type="float">
            <text:p>-0.2683641884</text:p>
          </table:table-cell>
          <table:table-cell table:formula="of:=[.F167]+[.O167]" office:value-type="float" office:value="-2.18310538254311" calcext:value-type="float">
            <text:p>-2.1831053825</text:p>
          </table:table-cell>
          <table:table-cell table:formula="of:=[.G167]+[.P167]" office:value-type="float" office:value="-0.468269098503532" calcext:value-type="float">
            <text:p>-0.4682690985</text:p>
          </table:table-cell>
          <table:table-cell table:formula="of:=[.H167]+[.Q167]" office:value-type="float" office:value="-1.87564865297021" calcext:value-type="float">
            <text:p>-1.875648653</text:p>
          </table:table-cell>
        </table:table-row>
        <table:table-row table:style-name="ro1">
          <table:table-cell office:value-type="float" office:value="0.3044413461" calcext:value-type="float">
            <text:p>0.3044413461</text:p>
          </table:table-cell>
          <table:table-cell office:value-type="float" office:value="-2.0097854548" calcext:value-type="float">
            <text:p>-2.0097854548</text:p>
          </table:table-cell>
          <table:table-cell office:value-type="float" office:value="-0.4175827616" calcext:value-type="float">
            <text:p>-0.4175827616</text:p>
          </table:table-cell>
          <table:table-cell office:value-type="float" office:value="-1.8281079889" calcext:value-type="float">
            <text:p>-1.8281079889</text:p>
          </table:table-cell>
          <table:table-cell office:value-type="float" office:value="-0.1102674666" calcext:value-type="float">
            <text:p>-0.1102674666</text:p>
          </table:table-cell>
          <table:table-cell office:value-type="float" office:value="-2.0037124834" calcext:value-type="float">
            <text:p>-2.0037124834</text:p>
          </table:table-cell>
          <table:table-cell office:value-type="float" office:value="-0.3310718664" calcext:value-type="float">
            <text:p>-0.3310718664</text:p>
          </table:table-cell>
          <table:table-cell office:value-type="float" office:value="-2.1790788864" calcext:value-type="float">
            <text:p>-2.1790788864</text:p>
          </table:table-cell>
          <table:table-cell/>
          <table:table-cell table:formula="of:=RAND() * 0.1" office:value-type="float" office:value="0.0754302743366429" calcext:value-type="float">
            <text:p>0.0754302743</text:p>
          </table:table-cell>
          <table:table-cell table:formula="of:=RAND() * 0.1" office:value-type="float" office:value="0.0539510839979563" calcext:value-type="float">
            <text:p>0.053951084</text:p>
          </table:table-cell>
          <table:table-cell table:formula="of:=RAND() * 0.1" office:value-type="float" office:value="0.0351507973612542" calcext:value-type="float">
            <text:p>0.0351507974</text:p>
          </table:table-cell>
          <table:table-cell table:formula="of:=RAND() * 0.1" office:value-type="float" office:value="0.0227664279022865" calcext:value-type="float">
            <text:p>0.0227664279</text:p>
          </table:table-cell>
          <table:table-cell table:formula="of:=RAND() * 0.1" office:value-type="float" office:value="0.00424650762649132" calcext:value-type="float">
            <text:p>0.0042465076</text:p>
          </table:table-cell>
          <table:table-cell table:formula="of:=RAND() * 0.1" office:value-type="float" office:value="0.000572934175479602" calcext:value-type="float">
            <text:p>0.0005729342</text:p>
          </table:table-cell>
          <table:table-cell table:formula="of:=RAND() * 0.1" office:value-type="float" office:value="0.0144877554979912" calcext:value-type="float">
            <text:p>0.0144877555</text:p>
          </table:table-cell>
          <table:table-cell table:formula="of:=RAND() * 0.1" office:value-type="float" office:value="0.0161774132860664" calcext:value-type="float">
            <text:p>0.0161774133</text:p>
          </table:table-cell>
          <table:table-cell/>
          <table:table-cell table:formula="of:=[.A168]+[.J168]" office:value-type="float" office:value="0.379871620436643" calcext:value-type="float">
            <text:p>0.3798716204</text:p>
          </table:table-cell>
          <table:table-cell table:formula="of:=[.B168]+[.K168]" office:value-type="float" office:value="-1.95583437080204" calcext:value-type="float">
            <text:p>-1.9558343708</text:p>
          </table:table-cell>
          <table:table-cell table:formula="of:=[.C168]+[.L168]" office:value-type="float" office:value="-0.382431964238746" calcext:value-type="float">
            <text:p>-0.3824319642</text:p>
          </table:table-cell>
          <table:table-cell table:formula="of:=[.D168]+[.M168]" office:value-type="float" office:value="-1.80534156099771" calcext:value-type="float">
            <text:p>-1.805341561</text:p>
          </table:table-cell>
          <table:table-cell table:formula="of:=[.E168]+[.N168]" office:value-type="float" office:value="-0.106020958973509" calcext:value-type="float">
            <text:p>-0.106020959</text:p>
          </table:table-cell>
          <table:table-cell table:formula="of:=[.F168]+[.O168]" office:value-type="float" office:value="-2.00313954922452" calcext:value-type="float">
            <text:p>-2.0031395492</text:p>
          </table:table-cell>
          <table:table-cell table:formula="of:=[.G168]+[.P168]" office:value-type="float" office:value="-0.316584110902009" calcext:value-type="float">
            <text:p>-0.3165841109</text:p>
          </table:table-cell>
          <table:table-cell table:formula="of:=[.H168]+[.Q168]" office:value-type="float" office:value="-2.16290147311393" calcext:value-type="float">
            <text:p>-2.1629014731</text:p>
          </table:table-cell>
        </table:table-row>
        <table:table-row table:style-name="ro1">
          <table:table-cell office:value-type="float" office:value="-0.2155105727" calcext:value-type="float">
            <text:p>-0.2155105727</text:p>
          </table:table-cell>
          <table:table-cell office:value-type="float" office:value="-1.9141197225" calcext:value-type="float">
            <text:p>-1.9141197225</text:p>
          </table:table-cell>
          <table:table-cell office:value-type="float" office:value="-0.6149572675" calcext:value-type="float">
            <text:p>-0.6149572675</text:p>
          </table:table-cell>
          <table:table-cell office:value-type="float" office:value="-1.9513734577" calcext:value-type="float">
            <text:p>-1.9513734577</text:p>
          </table:table-cell>
          <table:table-cell office:value-type="float" office:value="-0.9378314593" calcext:value-type="float">
            <text:p>-0.9378314593</text:p>
          </table:table-cell>
          <table:table-cell office:value-type="float" office:value="-1.9639468917" calcext:value-type="float">
            <text:p>-1.9639468917</text:p>
          </table:table-cell>
          <table:table-cell office:value-type="float" office:value="-0.6465660534" calcext:value-type="float">
            <text:p>-0.6465660534</text:p>
          </table:table-cell>
          <table:table-cell office:value-type="float" office:value="-1.6388942341" calcext:value-type="float">
            <text:p>-1.6388942341</text:p>
          </table:table-cell>
          <table:table-cell/>
          <table:table-cell table:formula="of:=RAND() * 0.1" office:value-type="float" office:value="0.0669000101771718" calcext:value-type="float">
            <text:p>0.0669000102</text:p>
          </table:table-cell>
          <table:table-cell table:formula="of:=RAND() * 0.1" office:value-type="float" office:value="0.0932194860089083" calcext:value-type="float">
            <text:p>0.093219486</text:p>
          </table:table-cell>
          <table:table-cell table:formula="of:=RAND() * 0.1" office:value-type="float" office:value="0.035714491200224" calcext:value-type="float">
            <text:p>0.0357144912</text:p>
          </table:table-cell>
          <table:table-cell table:formula="of:=RAND() * 0.1" office:value-type="float" office:value="0.0436333600437757" calcext:value-type="float">
            <text:p>0.04363336</text:p>
          </table:table-cell>
          <table:table-cell table:formula="of:=RAND() * 0.1" office:value-type="float" office:value="0.0425486724861576" calcext:value-type="float">
            <text:p>0.0425486725</text:p>
          </table:table-cell>
          <table:table-cell table:formula="of:=RAND() * 0.1" office:value-type="float" office:value="0.061759925945757" calcext:value-type="float">
            <text:p>0.0617599259</text:p>
          </table:table-cell>
          <table:table-cell table:formula="of:=RAND() * 0.1" office:value-type="float" office:value="0.0599337084226158" calcext:value-type="float">
            <text:p>0.0599337084</text:p>
          </table:table-cell>
          <table:table-cell table:formula="of:=RAND() * 0.1" office:value-type="float" office:value="0.0402001668059114" calcext:value-type="float">
            <text:p>0.0402001668</text:p>
          </table:table-cell>
          <table:table-cell/>
          <table:table-cell table:formula="of:=[.A169]+[.J169]" office:value-type="float" office:value="-0.148610562522828" calcext:value-type="float">
            <text:p>-0.1486105625</text:p>
          </table:table-cell>
          <table:table-cell table:formula="of:=[.B169]+[.K169]" office:value-type="float" office:value="-1.82090023649109" calcext:value-type="float">
            <text:p>-1.8209002365</text:p>
          </table:table-cell>
          <table:table-cell table:formula="of:=[.C169]+[.L169]" office:value-type="float" office:value="-0.579242776299776" calcext:value-type="float">
            <text:p>-0.5792427763</text:p>
          </table:table-cell>
          <table:table-cell table:formula="of:=[.D169]+[.M169]" office:value-type="float" office:value="-1.90774009765622" calcext:value-type="float">
            <text:p>-1.9077400977</text:p>
          </table:table-cell>
          <table:table-cell table:formula="of:=[.E169]+[.N169]" office:value-type="float" office:value="-0.895282786813842" calcext:value-type="float">
            <text:p>-0.8952827868</text:p>
          </table:table-cell>
          <table:table-cell table:formula="of:=[.F169]+[.O169]" office:value-type="float" office:value="-1.90218696575424" calcext:value-type="float">
            <text:p>-1.9021869658</text:p>
          </table:table-cell>
          <table:table-cell table:formula="of:=[.G169]+[.P169]" office:value-type="float" office:value="-0.586632344977384" calcext:value-type="float">
            <text:p>-0.586632345</text:p>
          </table:table-cell>
          <table:table-cell table:formula="of:=[.H169]+[.Q169]" office:value-type="float" office:value="-1.59869406729409" calcext:value-type="float">
            <text:p>-1.5986940673</text:p>
          </table:table-cell>
        </table:table-row>
        <table:table-row table:style-name="ro1">
          <table:table-cell office:value-type="float" office:value="0.1651279477" calcext:value-type="float">
            <text:p>0.1651279477</text:p>
          </table:table-cell>
          <table:table-cell office:value-type="float" office:value="-1.7395394038" calcext:value-type="float">
            <text:p>-1.7395394038</text:p>
          </table:table-cell>
          <table:table-cell office:value-type="float" office:value="-0.5932629455" calcext:value-type="float">
            <text:p>-0.5932629455</text:p>
          </table:table-cell>
          <table:table-cell office:value-type="float" office:value="-1.4713607953" calcext:value-type="float">
            <text:p>-1.4713607953</text:p>
          </table:table-cell>
          <table:table-cell office:value-type="float" office:value="-0.2099429905" calcext:value-type="float">
            <text:p>-0.2099429905</text:p>
          </table:table-cell>
          <table:table-cell office:value-type="float" office:value="-1.6122842795" calcext:value-type="float">
            <text:p>-1.6122842795</text:p>
          </table:table-cell>
          <table:table-cell office:value-type="float" office:value="-0.4434704635" calcext:value-type="float">
            <text:p>-0.4434704635</text:p>
          </table:table-cell>
          <table:table-cell office:value-type="float" office:value="-1.8007452975" calcext:value-type="float">
            <text:p>-1.8007452975</text:p>
          </table:table-cell>
          <table:table-cell/>
          <table:table-cell table:formula="of:=RAND() * 0.1" office:value-type="float" office:value="0.00120285321144167" calcext:value-type="float">
            <text:p>0.0012028532</text:p>
          </table:table-cell>
          <table:table-cell table:formula="of:=RAND() * 0.1" office:value-type="float" office:value="0.0339000553748651" calcext:value-type="float">
            <text:p>0.0339000554</text:p>
          </table:table-cell>
          <table:table-cell table:formula="of:=RAND() * 0.1" office:value-type="float" office:value="0.0389169967144531" calcext:value-type="float">
            <text:p>0.0389169967</text:p>
          </table:table-cell>
          <table:table-cell table:formula="of:=RAND() * 0.1" office:value-type="float" office:value="0.0229878897959895" calcext:value-type="float">
            <text:p>0.0229878898</text:p>
          </table:table-cell>
          <table:table-cell table:formula="of:=RAND() * 0.1" office:value-type="float" office:value="0.0618655642764404" calcext:value-type="float">
            <text:p>0.0618655643</text:p>
          </table:table-cell>
          <table:table-cell table:formula="of:=RAND() * 0.1" office:value-type="float" office:value="0.0948173452887151" calcext:value-type="float">
            <text:p>0.0948173453</text:p>
          </table:table-cell>
          <table:table-cell table:formula="of:=RAND() * 0.1" office:value-type="float" office:value="0.0637287093555102" calcext:value-type="float">
            <text:p>0.0637287094</text:p>
          </table:table-cell>
          <table:table-cell table:formula="of:=RAND() * 0.1" office:value-type="float" office:value="0.0711600018831176" calcext:value-type="float">
            <text:p>0.0711600019</text:p>
          </table:table-cell>
          <table:table-cell/>
          <table:table-cell table:formula="of:=[.A170]+[.J170]" office:value-type="float" office:value="0.166330800911442" calcext:value-type="float">
            <text:p>0.1663308009</text:p>
          </table:table-cell>
          <table:table-cell table:formula="of:=[.B170]+[.K170]" office:value-type="float" office:value="-1.70563934842513" calcext:value-type="float">
            <text:p>-1.7056393484</text:p>
          </table:table-cell>
          <table:table-cell table:formula="of:=[.C170]+[.L170]" office:value-type="float" office:value="-0.554345948785547" calcext:value-type="float">
            <text:p>-0.5543459488</text:p>
          </table:table-cell>
          <table:table-cell table:formula="of:=[.D170]+[.M170]" office:value-type="float" office:value="-1.44837290550401" calcext:value-type="float">
            <text:p>-1.4483729055</text:p>
          </table:table-cell>
          <table:table-cell table:formula="of:=[.E170]+[.N170]" office:value-type="float" office:value="-0.14807742622356" calcext:value-type="float">
            <text:p>-0.1480774262</text:p>
          </table:table-cell>
          <table:table-cell table:formula="of:=[.F170]+[.O170]" office:value-type="float" office:value="-1.51746693421128" calcext:value-type="float">
            <text:p>-1.5174669342</text:p>
          </table:table-cell>
          <table:table-cell table:formula="of:=[.G170]+[.P170]" office:value-type="float" office:value="-0.37974175414449" calcext:value-type="float">
            <text:p>-0.3797417541</text:p>
          </table:table-cell>
          <table:table-cell table:formula="of:=[.H170]+[.Q170]" office:value-type="float" office:value="-1.72958529561688" calcext:value-type="float">
            <text:p>-1.7295852956</text:p>
          </table:table-cell>
        </table:table-row>
        <table:table-row table:style-name="ro1">
          <table:table-cell office:value-type="float" office:value="0.1836394776" calcext:value-type="float">
            <text:p>0.1836394776</text:p>
          </table:table-cell>
          <table:table-cell office:value-type="float" office:value="-2.013010601" calcext:value-type="float">
            <text:p>-2.013010601</text:p>
          </table:table-cell>
          <table:table-cell office:value-type="float" office:value="-0.3785753192" calcext:value-type="float">
            <text:p>-0.3785753192</text:p>
          </table:table-cell>
          <table:table-cell office:value-type="float" office:value="-1.7717521257" calcext:value-type="float">
            <text:p>-1.7717521257</text:p>
          </table:table-cell>
          <table:table-cell office:value-type="float" office:value="-0.2242742188" calcext:value-type="float">
            <text:p>-0.2242742188</text:p>
          </table:table-cell>
          <table:table-cell office:value-type="float" office:value="-2.1421650288" calcext:value-type="float">
            <text:p>-2.1421650288</text:p>
          </table:table-cell>
          <table:table-cell office:value-type="float" office:value="-0.7035905556" calcext:value-type="float">
            <text:p>-0.7035905556</text:p>
          </table:table-cell>
          <table:table-cell office:value-type="float" office:value="-1.9372500056" calcext:value-type="float">
            <text:p>-1.9372500056</text:p>
          </table:table-cell>
          <table:table-cell/>
          <table:table-cell table:formula="of:=RAND() * 0.1" office:value-type="float" office:value="0.0471049100316429" calcext:value-type="float">
            <text:p>0.04710491</text:p>
          </table:table-cell>
          <table:table-cell table:formula="of:=RAND() * 0.1" office:value-type="float" office:value="0.0808608599730832" calcext:value-type="float">
            <text:p>0.08086086</text:p>
          </table:table-cell>
          <table:table-cell table:formula="of:=RAND() * 0.1" office:value-type="float" office:value="0.00119742810452989" calcext:value-type="float">
            <text:p>0.0011974281</text:p>
          </table:table-cell>
          <table:table-cell table:formula="of:=RAND() * 0.1" office:value-type="float" office:value="0.0336875499387623" calcext:value-type="float">
            <text:p>0.0336875499</text:p>
          </table:table-cell>
          <table:table-cell table:formula="of:=RAND() * 0.1" office:value-type="float" office:value="0.0462034517878761" calcext:value-type="float">
            <text:p>0.0462034518</text:p>
          </table:table-cell>
          <table:table-cell table:formula="of:=RAND() * 0.1" office:value-type="float" office:value="0.0119670371408224" calcext:value-type="float">
            <text:p>0.0119670371</text:p>
          </table:table-cell>
          <table:table-cell table:formula="of:=RAND() * 0.1" office:value-type="float" office:value="0.0175409342949112" calcext:value-type="float">
            <text:p>0.0175409343</text:p>
          </table:table-cell>
          <table:table-cell table:formula="of:=RAND() * 0.1" office:value-type="float" office:value="0.0950285968413547" calcext:value-type="float">
            <text:p>0.0950285968</text:p>
          </table:table-cell>
          <table:table-cell/>
          <table:table-cell table:formula="of:=[.A171]+[.J171]" office:value-type="float" office:value="0.230744387631643" calcext:value-type="float">
            <text:p>0.2307443876</text:p>
          </table:table-cell>
          <table:table-cell table:formula="of:=[.B171]+[.K171]" office:value-type="float" office:value="-1.93214974102692" calcext:value-type="float">
            <text:p>-1.932149741</text:p>
          </table:table-cell>
          <table:table-cell table:formula="of:=[.C171]+[.L171]" office:value-type="float" office:value="-0.37737789109547" calcext:value-type="float">
            <text:p>-0.3773778911</text:p>
          </table:table-cell>
          <table:table-cell table:formula="of:=[.D171]+[.M171]" office:value-type="float" office:value="-1.73806457576124" calcext:value-type="float">
            <text:p>-1.7380645758</text:p>
          </table:table-cell>
          <table:table-cell table:formula="of:=[.E171]+[.N171]" office:value-type="float" office:value="-0.178070767012124" calcext:value-type="float">
            <text:p>-0.178070767</text:p>
          </table:table-cell>
          <table:table-cell table:formula="of:=[.F171]+[.O171]" office:value-type="float" office:value="-2.13019799165918" calcext:value-type="float">
            <text:p>-2.1301979917</text:p>
          </table:table-cell>
          <table:table-cell table:formula="of:=[.G171]+[.P171]" office:value-type="float" office:value="-0.686049621305089" calcext:value-type="float">
            <text:p>-0.6860496213</text:p>
          </table:table-cell>
          <table:table-cell table:formula="of:=[.H171]+[.Q171]" office:value-type="float" office:value="-1.84222140875865" calcext:value-type="float">
            <text:p>-1.8422214088</text:p>
          </table:table-cell>
        </table:table-row>
        <table:table-row table:style-name="ro1">
          <table:table-cell office:value-type="float" office:value="0.0746284815" calcext:value-type="float">
            <text:p>0.0746284815</text:p>
          </table:table-cell>
          <table:table-cell office:value-type="float" office:value="-1.8680724289" calcext:value-type="float">
            <text:p>-1.8680724289</text:p>
          </table:table-cell>
          <table:table-cell office:value-type="float" office:value="-0.1757455584" calcext:value-type="float">
            <text:p>-0.1757455584</text:p>
          </table:table-cell>
          <table:table-cell office:value-type="float" office:value="-1.654942887" calcext:value-type="float">
            <text:p>-1.654942887</text:p>
          </table:table-cell>
          <table:table-cell office:value-type="float" office:value="-0.6450385037" calcext:value-type="float">
            <text:p>-0.6450385037</text:p>
          </table:table-cell>
          <table:table-cell office:value-type="float" office:value="-2.1348282924" calcext:value-type="float">
            <text:p>-2.1348282924</text:p>
          </table:table-cell>
          <table:table-cell office:value-type="float" office:value="-0.6410998495" calcext:value-type="float">
            <text:p>-0.6410998495</text:p>
          </table:table-cell>
          <table:table-cell office:value-type="float" office:value="-1.7867715217" calcext:value-type="float">
            <text:p>-1.7867715217</text:p>
          </table:table-cell>
          <table:table-cell/>
          <table:table-cell table:formula="of:=RAND() * 0.1" office:value-type="float" office:value="0.0813288875262191" calcext:value-type="float">
            <text:p>0.0813288875</text:p>
          </table:table-cell>
          <table:table-cell table:formula="of:=RAND() * 0.1" office:value-type="float" office:value="0.0194987844465098" calcext:value-type="float">
            <text:p>0.0194987844</text:p>
          </table:table-cell>
          <table:table-cell table:formula="of:=RAND() * 0.1" office:value-type="float" office:value="0.0648336228208874" calcext:value-type="float">
            <text:p>0.0648336228</text:p>
          </table:table-cell>
          <table:table-cell table:formula="of:=RAND() * 0.1" office:value-type="float" office:value="0.000366201035362977" calcext:value-type="float">
            <text:p>0.000366201</text:p>
          </table:table-cell>
          <table:table-cell table:formula="of:=RAND() * 0.1" office:value-type="float" office:value="0.0193241108351248" calcext:value-type="float">
            <text:p>0.0193241108</text:p>
          </table:table-cell>
          <table:table-cell table:formula="of:=RAND() * 0.1" office:value-type="float" office:value="0.0984014446890851" calcext:value-type="float">
            <text:p>0.0984014447</text:p>
          </table:table-cell>
          <table:table-cell table:formula="of:=RAND() * 0.1" office:value-type="float" office:value="0.0943529116020328" calcext:value-type="float">
            <text:p>0.0943529116</text:p>
          </table:table-cell>
          <table:table-cell table:formula="of:=RAND() * 0.1" office:value-type="float" office:value="0.0344826943299616" calcext:value-type="float">
            <text:p>0.0344826943</text:p>
          </table:table-cell>
          <table:table-cell/>
          <table:table-cell table:formula="of:=[.A172]+[.J172]" office:value-type="float" office:value="0.155957369026219" calcext:value-type="float">
            <text:p>0.155957369</text:p>
          </table:table-cell>
          <table:table-cell table:formula="of:=[.B172]+[.K172]" office:value-type="float" office:value="-1.84857364445349" calcext:value-type="float">
            <text:p>-1.8485736445</text:p>
          </table:table-cell>
          <table:table-cell table:formula="of:=[.C172]+[.L172]" office:value-type="float" office:value="-0.110911935579113" calcext:value-type="float">
            <text:p>-0.1109119356</text:p>
          </table:table-cell>
          <table:table-cell table:formula="of:=[.D172]+[.M172]" office:value-type="float" office:value="-1.65457668596464" calcext:value-type="float">
            <text:p>-1.654576686</text:p>
          </table:table-cell>
          <table:table-cell table:formula="of:=[.E172]+[.N172]" office:value-type="float" office:value="-0.625714392864875" calcext:value-type="float">
            <text:p>-0.6257143929</text:p>
          </table:table-cell>
          <table:table-cell table:formula="of:=[.F172]+[.O172]" office:value-type="float" office:value="-2.03642684771091" calcext:value-type="float">
            <text:p>-2.0364268477</text:p>
          </table:table-cell>
          <table:table-cell table:formula="of:=[.G172]+[.P172]" office:value-type="float" office:value="-0.546746937897967" calcext:value-type="float">
            <text:p>-0.5467469379</text:p>
          </table:table-cell>
          <table:table-cell table:formula="of:=[.H172]+[.Q172]" office:value-type="float" office:value="-1.75228882737004" calcext:value-type="float">
            <text:p>-1.7522888274</text:p>
          </table:table-cell>
        </table:table-row>
        <table:table-row table:style-name="ro1">
          <table:table-cell office:value-type="float" office:value="0.1060937465" calcext:value-type="float">
            <text:p>0.1060937465</text:p>
          </table:table-cell>
          <table:table-cell office:value-type="float" office:value="-2.0773367518" calcext:value-type="float">
            <text:p>-2.0773367518</text:p>
          </table:table-cell>
          <table:table-cell office:value-type="float" office:value="0.0328301032" calcext:value-type="float">
            <text:p>0.0328301032</text:p>
          </table:table-cell>
          <table:table-cell office:value-type="float" office:value="-1.7520685778" calcext:value-type="float">
            <text:p>-1.7520685778</text:p>
          </table:table-cell>
          <table:table-cell office:value-type="float" office:value="-0.4878290767" calcext:value-type="float">
            <text:p>-0.4878290767</text:p>
          </table:table-cell>
          <table:table-cell office:value-type="float" office:value="-1.9039401248" calcext:value-type="float">
            <text:p>-1.9039401248</text:p>
          </table:table-cell>
          <table:table-cell office:value-type="float" office:value="-0.5529361088" calcext:value-type="float">
            <text:p>-0.5529361088</text:p>
          </table:table-cell>
          <table:table-cell office:value-type="float" office:value="-2.1917671395" calcext:value-type="float">
            <text:p>-2.1917671395</text:p>
          </table:table-cell>
          <table:table-cell/>
          <table:table-cell table:formula="of:=RAND() * 0.1" office:value-type="float" office:value="0.0657979471408196" calcext:value-type="float">
            <text:p>0.0657979471</text:p>
          </table:table-cell>
          <table:table-cell table:formula="of:=RAND() * 0.1" office:value-type="float" office:value="0.0601587956181747" calcext:value-type="float">
            <text:p>0.0601587956</text:p>
          </table:table-cell>
          <table:table-cell table:formula="of:=RAND() * 0.1" office:value-type="float" office:value="0.0045219684581617" calcext:value-type="float">
            <text:p>0.0045219685</text:p>
          </table:table-cell>
          <table:table-cell table:formula="of:=RAND() * 0.1" office:value-type="float" office:value="0.0787936256346163" calcext:value-type="float">
            <text:p>0.0787936256</text:p>
          </table:table-cell>
          <table:table-cell table:formula="of:=RAND() * 0.1" office:value-type="float" office:value="0.0474966513762935" calcext:value-type="float">
            <text:p>0.0474966514</text:p>
          </table:table-cell>
          <table:table-cell table:formula="of:=RAND() * 0.1" office:value-type="float" office:value="0.0539728434676769" calcext:value-type="float">
            <text:p>0.0539728435</text:p>
          </table:table-cell>
          <table:table-cell table:formula="of:=RAND() * 0.1" office:value-type="float" office:value="0.0494669400229876" calcext:value-type="float">
            <text:p>0.04946694</text:p>
          </table:table-cell>
          <table:table-cell table:formula="of:=RAND() * 0.1" office:value-type="float" office:value="0.074380203305746" calcext:value-type="float">
            <text:p>0.0743802033</text:p>
          </table:table-cell>
          <table:table-cell/>
          <table:table-cell table:formula="of:=[.A173]+[.J173]" office:value-type="float" office:value="0.17189169364082" calcext:value-type="float">
            <text:p>0.1718916936</text:p>
          </table:table-cell>
          <table:table-cell table:formula="of:=[.B173]+[.K173]" office:value-type="float" office:value="-2.01717795618182" calcext:value-type="float">
            <text:p>-2.0171779562</text:p>
          </table:table-cell>
          <table:table-cell table:formula="of:=[.C173]+[.L173]" office:value-type="float" office:value="0.0373520716581617" calcext:value-type="float">
            <text:p>0.0373520717</text:p>
          </table:table-cell>
          <table:table-cell table:formula="of:=[.D173]+[.M173]" office:value-type="float" office:value="-1.67327495216538" calcext:value-type="float">
            <text:p>-1.6732749522</text:p>
          </table:table-cell>
          <table:table-cell table:formula="of:=[.E173]+[.N173]" office:value-type="float" office:value="-0.440332425323706" calcext:value-type="float">
            <text:p>-0.4403324253</text:p>
          </table:table-cell>
          <table:table-cell table:formula="of:=[.F173]+[.O173]" office:value-type="float" office:value="-1.84996728133232" calcext:value-type="float">
            <text:p>-1.8499672813</text:p>
          </table:table-cell>
          <table:table-cell table:formula="of:=[.G173]+[.P173]" office:value-type="float" office:value="-0.503469168777012" calcext:value-type="float">
            <text:p>-0.5034691688</text:p>
          </table:table-cell>
          <table:table-cell table:formula="of:=[.H173]+[.Q173]" office:value-type="float" office:value="-2.11738693619425" calcext:value-type="float">
            <text:p>-2.1173869362</text:p>
          </table:table-cell>
        </table:table-row>
        <table:table-row table:style-name="ro1">
          <table:table-cell office:value-type="float" office:value="-0.0554556479" calcext:value-type="float">
            <text:p>-0.0554556479</text:p>
          </table:table-cell>
          <table:table-cell office:value-type="float" office:value="-2.1648292065" calcext:value-type="float">
            <text:p>-2.1648292065</text:p>
          </table:table-cell>
          <table:table-cell office:value-type="float" office:value="-0.2690376912" calcext:value-type="float">
            <text:p>-0.2690376912</text:p>
          </table:table-cell>
          <table:table-cell office:value-type="float" office:value="-2.0084270313" calcext:value-type="float">
            <text:p>-2.0084270313</text:p>
          </table:table-cell>
          <table:table-cell office:value-type="float" office:value="-0.8273928545" calcext:value-type="float">
            <text:p>-0.8273928545</text:p>
          </table:table-cell>
          <table:table-cell office:value-type="float" office:value="-2.1824164243" calcext:value-type="float">
            <text:p>-2.1824164243</text:p>
          </table:table-cell>
          <table:table-cell office:value-type="float" office:value="-0.5305743557" calcext:value-type="float">
            <text:p>-0.5305743557</text:p>
          </table:table-cell>
          <table:table-cell office:value-type="float" office:value="-1.9355224918" calcext:value-type="float">
            <text:p>-1.9355224918</text:p>
          </table:table-cell>
          <table:table-cell/>
          <table:table-cell table:formula="of:=RAND() * 0.1" office:value-type="float" office:value="0.0516062959848357" calcext:value-type="float">
            <text:p>0.051606296</text:p>
          </table:table-cell>
          <table:table-cell table:formula="of:=RAND() * 0.1" office:value-type="float" office:value="0.00202961863702836" calcext:value-type="float">
            <text:p>0.0020296186</text:p>
          </table:table-cell>
          <table:table-cell table:formula="of:=RAND() * 0.1" office:value-type="float" office:value="0.0498871465713511" calcext:value-type="float">
            <text:p>0.0498871466</text:p>
          </table:table-cell>
          <table:table-cell table:formula="of:=RAND() * 0.1" office:value-type="float" office:value="0.0469029714738352" calcext:value-type="float">
            <text:p>0.0469029715</text:p>
          </table:table-cell>
          <table:table-cell table:formula="of:=RAND() * 0.1" office:value-type="float" office:value="0.0523120256798587" calcext:value-type="float">
            <text:p>0.0523120257</text:p>
          </table:table-cell>
          <table:table-cell table:formula="of:=RAND() * 0.1" office:value-type="float" office:value="0.0033816012306453" calcext:value-type="float">
            <text:p>0.0033816012</text:p>
          </table:table-cell>
          <table:table-cell table:formula="of:=RAND() * 0.1" office:value-type="float" office:value="0.0017664996164889" calcext:value-type="float">
            <text:p>0.0017664996</text:p>
          </table:table-cell>
          <table:table-cell table:formula="of:=RAND() * 0.1" office:value-type="float" office:value="0.0859188515604117" calcext:value-type="float">
            <text:p>0.0859188516</text:p>
          </table:table-cell>
          <table:table-cell/>
          <table:table-cell table:formula="of:=[.A174]+[.J174]" office:value-type="float" office:value="-0.00384935191516432" calcext:value-type="float">
            <text:p>-0.0038493519</text:p>
          </table:table-cell>
          <table:table-cell table:formula="of:=[.B174]+[.K174]" office:value-type="float" office:value="-2.16279958786297" calcext:value-type="float">
            <text:p>-2.1627995879</text:p>
          </table:table-cell>
          <table:table-cell table:formula="of:=[.C174]+[.L174]" office:value-type="float" office:value="-0.219150544628649" calcext:value-type="float">
            <text:p>-0.2191505446</text:p>
          </table:table-cell>
          <table:table-cell table:formula="of:=[.D174]+[.M174]" office:value-type="float" office:value="-1.96152405982616" calcext:value-type="float">
            <text:p>-1.9615240598</text:p>
          </table:table-cell>
          <table:table-cell table:formula="of:=[.E174]+[.N174]" office:value-type="float" office:value="-0.775080828820141" calcext:value-type="float">
            <text:p>-0.7750808288</text:p>
          </table:table-cell>
          <table:table-cell table:formula="of:=[.F174]+[.O174]" office:value-type="float" office:value="-2.17903482306935" calcext:value-type="float">
            <text:p>-2.1790348231</text:p>
          </table:table-cell>
          <table:table-cell table:formula="of:=[.G174]+[.P174]" office:value-type="float" office:value="-0.528807856083511" calcext:value-type="float">
            <text:p>-0.5288078561</text:p>
          </table:table-cell>
          <table:table-cell table:formula="of:=[.H174]+[.Q174]" office:value-type="float" office:value="-1.84960364023959" calcext:value-type="float">
            <text:p>-1.8496036402</text:p>
          </table:table-cell>
        </table:table-row>
        <table:table-row table:style-name="ro1">
          <table:table-cell office:value-type="float" office:value="0.0389462354" calcext:value-type="float">
            <text:p>0.0389462354</text:p>
          </table:table-cell>
          <table:table-cell office:value-type="float" office:value="-1.6987620449" calcext:value-type="float">
            <text:p>-1.6987620449</text:p>
          </table:table-cell>
          <table:table-cell office:value-type="float" office:value="-0.5301272925" calcext:value-type="float">
            <text:p>-0.5301272925</text:p>
          </table:table-cell>
          <table:table-cell office:value-type="float" office:value="-2.0205508207" calcext:value-type="float">
            <text:p>-2.0205508207</text:p>
          </table:table-cell>
          <table:table-cell office:value-type="float" office:value="-0.6855922365" calcext:value-type="float">
            <text:p>-0.6855922365</text:p>
          </table:table-cell>
          <table:table-cell office:value-type="float" office:value="-1.7816491427" calcext:value-type="float">
            <text:p>-1.7816491427</text:p>
          </table:table-cell>
          <table:table-cell office:value-type="float" office:value="-0.4584866709" calcext:value-type="float">
            <text:p>-0.4584866709</text:p>
          </table:table-cell>
          <table:table-cell office:value-type="float" office:value="-1.5381817997" calcext:value-type="float">
            <text:p>-1.5381817997</text:p>
          </table:table-cell>
          <table:table-cell/>
          <table:table-cell table:formula="of:=RAND() * 0.1" office:value-type="float" office:value="0.0854980333189468" calcext:value-type="float">
            <text:p>0.0854980333</text:p>
          </table:table-cell>
          <table:table-cell table:formula="of:=RAND() * 0.1" office:value-type="float" office:value="0.0617807625390145" calcext:value-type="float">
            <text:p>0.0617807625</text:p>
          </table:table-cell>
          <table:table-cell table:formula="of:=RAND() * 0.1" office:value-type="float" office:value="0.0392087913426914" calcext:value-type="float">
            <text:p>0.0392087913</text:p>
          </table:table-cell>
          <table:table-cell table:formula="of:=RAND() * 0.1" office:value-type="float" office:value="0.0955512707203704" calcext:value-type="float">
            <text:p>0.0955512707</text:p>
          </table:table-cell>
          <table:table-cell table:formula="of:=RAND() * 0.1" office:value-type="float" office:value="0.049797274134281" calcext:value-type="float">
            <text:p>0.0497972741</text:p>
          </table:table-cell>
          <table:table-cell table:formula="of:=RAND() * 0.1" office:value-type="float" office:value="0.0505084630348633" calcext:value-type="float">
            <text:p>0.050508463</text:p>
          </table:table-cell>
          <table:table-cell table:formula="of:=RAND() * 0.1" office:value-type="float" office:value="0.0483969332226631" calcext:value-type="float">
            <text:p>0.0483969332</text:p>
          </table:table-cell>
          <table:table-cell table:formula="of:=RAND() * 0.1" office:value-type="float" office:value="0.0247111736040282" calcext:value-type="float">
            <text:p>0.0247111736</text:p>
          </table:table-cell>
          <table:table-cell/>
          <table:table-cell table:formula="of:=[.A175]+[.J175]" office:value-type="float" office:value="0.124444268718947" calcext:value-type="float">
            <text:p>0.1244442687</text:p>
          </table:table-cell>
          <table:table-cell table:formula="of:=[.B175]+[.K175]" office:value-type="float" office:value="-1.63698128236099" calcext:value-type="float">
            <text:p>-1.6369812824</text:p>
          </table:table-cell>
          <table:table-cell table:formula="of:=[.C175]+[.L175]" office:value-type="float" office:value="-0.490918501157309" calcext:value-type="float">
            <text:p>-0.4909185012</text:p>
          </table:table-cell>
          <table:table-cell table:formula="of:=[.D175]+[.M175]" office:value-type="float" office:value="-1.92499954997963" calcext:value-type="float">
            <text:p>-1.92499955</text:p>
          </table:table-cell>
          <table:table-cell table:formula="of:=[.E175]+[.N175]" office:value-type="float" office:value="-0.635794962365719" calcext:value-type="float">
            <text:p>-0.6357949624</text:p>
          </table:table-cell>
          <table:table-cell table:formula="of:=[.F175]+[.O175]" office:value-type="float" office:value="-1.73114067966514" calcext:value-type="float">
            <text:p>-1.7311406797</text:p>
          </table:table-cell>
          <table:table-cell table:formula="of:=[.G175]+[.P175]" office:value-type="float" office:value="-0.410089737677337" calcext:value-type="float">
            <text:p>-0.4100897377</text:p>
          </table:table-cell>
          <table:table-cell table:formula="of:=[.H175]+[.Q175]" office:value-type="float" office:value="-1.51347062609597" calcext:value-type="float">
            <text:p>-1.5134706261</text:p>
          </table:table-cell>
        </table:table-row>
        <table:table-row table:style-name="ro1">
          <table:table-cell office:value-type="float" office:value="0.1632496897" calcext:value-type="float">
            <text:p>0.1632496897</text:p>
          </table:table-cell>
          <table:table-cell office:value-type="float" office:value="-1.509529097" calcext:value-type="float">
            <text:p>-1.509529097</text:p>
          </table:table-cell>
          <table:table-cell office:value-type="float" office:value="-0.2339917001" calcext:value-type="float">
            <text:p>-0.2339917001</text:p>
          </table:table-cell>
          <table:table-cell office:value-type="float" office:value="-1.4026471818" calcext:value-type="float">
            <text:p>-1.4026471818</text:p>
          </table:table-cell>
          <table:table-cell office:value-type="float" office:value="-0.6167633488" calcext:value-type="float">
            <text:p>-0.6167633488</text:p>
          </table:table-cell>
          <table:table-cell office:value-type="float" office:value="-1.5323453453" calcext:value-type="float">
            <text:p>-1.5323453453</text:p>
          </table:table-cell>
          <table:table-cell office:value-type="float" office:value="-0.5446712761" calcext:value-type="float">
            <text:p>-0.5446712761</text:p>
          </table:table-cell>
          <table:table-cell office:value-type="float" office:value="-1.8365178767" calcext:value-type="float">
            <text:p>-1.8365178767</text:p>
          </table:table-cell>
          <table:table-cell/>
          <table:table-cell table:formula="of:=RAND() * 0.1" office:value-type="float" office:value="0.0390381081506645" calcext:value-type="float">
            <text:p>0.0390381082</text:p>
          </table:table-cell>
          <table:table-cell table:formula="of:=RAND() * 0.1" office:value-type="float" office:value="0.0914719588415794" calcext:value-type="float">
            <text:p>0.0914719588</text:p>
          </table:table-cell>
          <table:table-cell table:formula="of:=RAND() * 0.1" office:value-type="float" office:value="0.0529223195423446" calcext:value-type="float">
            <text:p>0.0529223195</text:p>
          </table:table-cell>
          <table:table-cell table:formula="of:=RAND() * 0.1" office:value-type="float" office:value="0.0625876307560971" calcext:value-type="float">
            <text:p>0.0625876308</text:p>
          </table:table-cell>
          <table:table-cell table:formula="of:=RAND() * 0.1" office:value-type="float" office:value="0.0388392296150475" calcext:value-type="float">
            <text:p>0.0388392296</text:p>
          </table:table-cell>
          <table:table-cell table:formula="of:=RAND() * 0.1" office:value-type="float" office:value="0.0817837459617175" calcext:value-type="float">
            <text:p>0.081783746</text:p>
          </table:table-cell>
          <table:table-cell table:formula="of:=RAND() * 0.1" office:value-type="float" office:value="0.0292784874652955" calcext:value-type="float">
            <text:p>0.0292784875</text:p>
          </table:table-cell>
          <table:table-cell table:formula="of:=RAND() * 0.1" office:value-type="float" office:value="0.0258433376320254" calcext:value-type="float">
            <text:p>0.0258433376</text:p>
          </table:table-cell>
          <table:table-cell/>
          <table:table-cell table:formula="of:=[.A176]+[.J176]" office:value-type="float" office:value="0.202287797850664" calcext:value-type="float">
            <text:p>0.2022877979</text:p>
          </table:table-cell>
          <table:table-cell table:formula="of:=[.B176]+[.K176]" office:value-type="float" office:value="-1.41805713815842" calcext:value-type="float">
            <text:p>-1.4180571382</text:p>
          </table:table-cell>
          <table:table-cell table:formula="of:=[.C176]+[.L176]" office:value-type="float" office:value="-0.181069380557655" calcext:value-type="float">
            <text:p>-0.1810693806</text:p>
          </table:table-cell>
          <table:table-cell table:formula="of:=[.D176]+[.M176]" office:value-type="float" office:value="-1.3400595510439" calcext:value-type="float">
            <text:p>-1.340059551</text:p>
          </table:table-cell>
          <table:table-cell table:formula="of:=[.E176]+[.N176]" office:value-type="float" office:value="-0.577924119184953" calcext:value-type="float">
            <text:p>-0.5779241192</text:p>
          </table:table-cell>
          <table:table-cell table:formula="of:=[.F176]+[.O176]" office:value-type="float" office:value="-1.45056159933828" calcext:value-type="float">
            <text:p>-1.4505615993</text:p>
          </table:table-cell>
          <table:table-cell table:formula="of:=[.G176]+[.P176]" office:value-type="float" office:value="-0.515392788634705" calcext:value-type="float">
            <text:p>-0.5153927886</text:p>
          </table:table-cell>
          <table:table-cell table:formula="of:=[.H176]+[.Q176]" office:value-type="float" office:value="-1.81067453906797" calcext:value-type="float">
            <text:p>-1.8106745391</text:p>
          </table:table-cell>
        </table:table-row>
        <table:table-row table:style-name="ro1">
          <table:table-cell office:value-type="float" office:value="-0.2261031487" calcext:value-type="float">
            <text:p>-0.2261031487</text:p>
          </table:table-cell>
          <table:table-cell office:value-type="float" office:value="-1.8107505093" calcext:value-type="float">
            <text:p>-1.8107505093</text:p>
          </table:table-cell>
          <table:table-cell office:value-type="float" office:value="-0.6443556822" calcext:value-type="float">
            <text:p>-0.6443556822</text:p>
          </table:table-cell>
          <table:table-cell office:value-type="float" office:value="-2.0611807698" calcext:value-type="float">
            <text:p>-2.0611807698</text:p>
          </table:table-cell>
          <table:table-cell office:value-type="float" office:value="-0.8772973407" calcext:value-type="float">
            <text:p>-0.8772973407</text:p>
          </table:table-cell>
          <table:table-cell office:value-type="float" office:value="-1.906375478" calcext:value-type="float">
            <text:p>-1.906375478</text:p>
          </table:table-cell>
          <table:table-cell office:value-type="float" office:value="-0.5349030784" calcext:value-type="float">
            <text:p>-0.5349030784</text:p>
          </table:table-cell>
          <table:table-cell office:value-type="float" office:value="-1.7166029431" calcext:value-type="float">
            <text:p>-1.7166029431</text:p>
          </table:table-cell>
          <table:table-cell/>
          <table:table-cell table:formula="of:=RAND() * 0.1" office:value-type="float" office:value="0.0731480084769887" calcext:value-type="float">
            <text:p>0.0731480085</text:p>
          </table:table-cell>
          <table:table-cell table:formula="of:=RAND() * 0.1" office:value-type="float" office:value="0.0570419959231498" calcext:value-type="float">
            <text:p>0.0570419959</text:p>
          </table:table-cell>
          <table:table-cell table:formula="of:=RAND() * 0.1" office:value-type="float" office:value="0.0195994095255573" calcext:value-type="float">
            <text:p>0.0195994095</text:p>
          </table:table-cell>
          <table:table-cell table:formula="of:=RAND() * 0.1" office:value-type="float" office:value="0.0565488983319815" calcext:value-type="float">
            <text:p>0.0565488983</text:p>
          </table:table-cell>
          <table:table-cell table:formula="of:=RAND() * 0.1" office:value-type="float" office:value="0.0048695538442044" calcext:value-type="float">
            <text:p>0.0048695538</text:p>
          </table:table-cell>
          <table:table-cell table:formula="of:=RAND() * 0.1" office:value-type="float" office:value="0.0425947430110537" calcext:value-type="float">
            <text:p>0.042594743</text:p>
          </table:table-cell>
          <table:table-cell table:formula="of:=RAND() * 0.1" office:value-type="float" office:value="0.0781938965288779" calcext:value-type="float">
            <text:p>0.0781938965</text:p>
          </table:table-cell>
          <table:table-cell table:formula="of:=RAND() * 0.1" office:value-type="float" office:value="0.00978810630017045" calcext:value-type="float">
            <text:p>0.0097881063</text:p>
          </table:table-cell>
          <table:table-cell/>
          <table:table-cell table:formula="of:=[.A177]+[.J177]" office:value-type="float" office:value="-0.152955140223011" calcext:value-type="float">
            <text:p>-0.1529551402</text:p>
          </table:table-cell>
          <table:table-cell table:formula="of:=[.B177]+[.K177]" office:value-type="float" office:value="-1.75370851337685" calcext:value-type="float">
            <text:p>-1.7537085134</text:p>
          </table:table-cell>
          <table:table-cell table:formula="of:=[.C177]+[.L177]" office:value-type="float" office:value="-0.624756272674443" calcext:value-type="float">
            <text:p>-0.6247562727</text:p>
          </table:table-cell>
          <table:table-cell table:formula="of:=[.D177]+[.M177]" office:value-type="float" office:value="-2.00463187146802" calcext:value-type="float">
            <text:p>-2.0046318715</text:p>
          </table:table-cell>
          <table:table-cell table:formula="of:=[.E177]+[.N177]" office:value-type="float" office:value="-0.872427786855796" calcext:value-type="float">
            <text:p>-0.8724277869</text:p>
          </table:table-cell>
          <table:table-cell table:formula="of:=[.F177]+[.O177]" office:value-type="float" office:value="-1.86378073498895" calcext:value-type="float">
            <text:p>-1.863780735</text:p>
          </table:table-cell>
          <table:table-cell table:formula="of:=[.G177]+[.P177]" office:value-type="float" office:value="-0.456709181871122" calcext:value-type="float">
            <text:p>-0.4567091819</text:p>
          </table:table-cell>
          <table:table-cell table:formula="of:=[.H177]+[.Q177]" office:value-type="float" office:value="-1.70681483679983" calcext:value-type="float">
            <text:p>-1.7068148368</text:p>
          </table:table-cell>
        </table:table-row>
        <table:table-row table:style-name="ro1">
          <table:table-cell office:value-type="float" office:value="0.12061445" calcext:value-type="float">
            <text:p>0.12061445</text:p>
          </table:table-cell>
          <table:table-cell office:value-type="float" office:value="-1.5935626572" calcext:value-type="float">
            <text:p>-1.5935626572</text:p>
          </table:table-cell>
          <table:table-cell office:value-type="float" office:value="-0.2277489981" calcext:value-type="float">
            <text:p>-0.2277489981</text:p>
          </table:table-cell>
          <table:table-cell office:value-type="float" office:value="-1.6460123715" calcext:value-type="float">
            <text:p>-1.6460123715</text:p>
          </table:table-cell>
          <table:table-cell office:value-type="float" office:value="-0.5821992009" calcext:value-type="float">
            <text:p>-0.5821992009</text:p>
          </table:table-cell>
          <table:table-cell office:value-type="float" office:value="-1.8451468921" calcext:value-type="float">
            <text:p>-1.8451468921</text:p>
          </table:table-cell>
          <table:table-cell office:value-type="float" office:value="-0.4845360097" calcext:value-type="float">
            <text:p>-0.4845360097</text:p>
          </table:table-cell>
          <table:table-cell office:value-type="float" office:value="-1.4853418469" calcext:value-type="float">
            <text:p>-1.4853418469</text:p>
          </table:table-cell>
          <table:table-cell/>
          <table:table-cell table:formula="of:=RAND() * 0.1" office:value-type="float" office:value="0.0106835563184564" calcext:value-type="float">
            <text:p>0.0106835563</text:p>
          </table:table-cell>
          <table:table-cell table:formula="of:=RAND() * 0.1" office:value-type="float" office:value="0.0565835624044328" calcext:value-type="float">
            <text:p>0.0565835624</text:p>
          </table:table-cell>
          <table:table-cell table:formula="of:=RAND() * 0.1" office:value-type="float" office:value="0.0150141167960441" calcext:value-type="float">
            <text:p>0.0150141168</text:p>
          </table:table-cell>
          <table:table-cell table:formula="of:=RAND() * 0.1" office:value-type="float" office:value="0.0174496502974644" calcext:value-type="float">
            <text:p>0.0174496503</text:p>
          </table:table-cell>
          <table:table-cell table:formula="of:=RAND() * 0.1" office:value-type="float" office:value="0.0570358748035053" calcext:value-type="float">
            <text:p>0.0570358748</text:p>
          </table:table-cell>
          <table:table-cell table:formula="of:=RAND() * 0.1" office:value-type="float" office:value="0.0666769643789302" calcext:value-type="float">
            <text:p>0.0666769644</text:p>
          </table:table-cell>
          <table:table-cell table:formula="of:=RAND() * 0.1" office:value-type="float" office:value="0.09776714912194" calcext:value-type="float">
            <text:p>0.0977671491</text:p>
          </table:table-cell>
          <table:table-cell table:formula="of:=RAND() * 0.1" office:value-type="float" office:value="0.0843353952787512" calcext:value-type="float">
            <text:p>0.0843353953</text:p>
          </table:table-cell>
          <table:table-cell/>
          <table:table-cell table:formula="of:=[.A178]+[.J178]" office:value-type="float" office:value="0.131298006318456" calcext:value-type="float">
            <text:p>0.1312980063</text:p>
          </table:table-cell>
          <table:table-cell table:formula="of:=[.B178]+[.K178]" office:value-type="float" office:value="-1.53697909479557" calcext:value-type="float">
            <text:p>-1.5369790948</text:p>
          </table:table-cell>
          <table:table-cell table:formula="of:=[.C178]+[.L178]" office:value-type="float" office:value="-0.212734881303956" calcext:value-type="float">
            <text:p>-0.2127348813</text:p>
          </table:table-cell>
          <table:table-cell table:formula="of:=[.D178]+[.M178]" office:value-type="float" office:value="-1.62856272120254" calcext:value-type="float">
            <text:p>-1.6285627212</text:p>
          </table:table-cell>
          <table:table-cell table:formula="of:=[.E178]+[.N178]" office:value-type="float" office:value="-0.525163326096495" calcext:value-type="float">
            <text:p>-0.5251633261</text:p>
          </table:table-cell>
          <table:table-cell table:formula="of:=[.F178]+[.O178]" office:value-type="float" office:value="-1.77846992772107" calcext:value-type="float">
            <text:p>-1.7784699277</text:p>
          </table:table-cell>
          <table:table-cell table:formula="of:=[.G178]+[.P178]" office:value-type="float" office:value="-0.38676886057806" calcext:value-type="float">
            <text:p>-0.3867688606</text:p>
          </table:table-cell>
          <table:table-cell table:formula="of:=[.H178]+[.Q178]" office:value-type="float" office:value="-1.40100645162125" calcext:value-type="float">
            <text:p>-1.4010064516</text:p>
          </table:table-cell>
        </table:table-row>
        <table:table-row table:style-name="ro1">
          <table:table-cell office:value-type="float" office:value="0.1767052405" calcext:value-type="float">
            <text:p>0.1767052405</text:p>
          </table:table-cell>
          <table:table-cell office:value-type="float" office:value="-1.464936663" calcext:value-type="float">
            <text:p>-1.464936663</text:p>
          </table:table-cell>
          <table:table-cell office:value-type="float" office:value="-0.1254860307" calcext:value-type="float">
            <text:p>-0.1254860307</text:p>
          </table:table-cell>
          <table:table-cell office:value-type="float" office:value="-1.4397777604" calcext:value-type="float">
            <text:p>-1.4397777604</text:p>
          </table:table-cell>
          <table:table-cell office:value-type="float" office:value="-0.3812631219" calcext:value-type="float">
            <text:p>-0.3812631219</text:p>
          </table:table-cell>
          <table:table-cell office:value-type="float" office:value="-1.4424553691" calcext:value-type="float">
            <text:p>-1.4424553691</text:p>
          </table:table-cell>
          <table:table-cell office:value-type="float" office:value="-0.52804537" calcext:value-type="float">
            <text:p>-0.52804537</text:p>
          </table:table-cell>
          <table:table-cell office:value-type="float" office:value="-1.7190945623" calcext:value-type="float">
            <text:p>-1.7190945623</text:p>
          </table:table-cell>
          <table:table-cell/>
          <table:table-cell table:formula="of:=RAND() * 0.1" office:value-type="float" office:value="0.0680043736952028" calcext:value-type="float">
            <text:p>0.0680043737</text:p>
          </table:table-cell>
          <table:table-cell table:formula="of:=RAND() * 0.1" office:value-type="float" office:value="0.0273019062311125" calcext:value-type="float">
            <text:p>0.0273019062</text:p>
          </table:table-cell>
          <table:table-cell table:formula="of:=RAND() * 0.1" office:value-type="float" office:value="0.0986510393759167" calcext:value-type="float">
            <text:p>0.0986510394</text:p>
          </table:table-cell>
          <table:table-cell table:formula="of:=RAND() * 0.1" office:value-type="float" office:value="0.0854679188584829" calcext:value-type="float">
            <text:p>0.0854679189</text:p>
          </table:table-cell>
          <table:table-cell table:formula="of:=RAND() * 0.1" office:value-type="float" office:value="0.0261726805300554" calcext:value-type="float">
            <text:p>0.0261726805</text:p>
          </table:table-cell>
          <table:table-cell table:formula="of:=RAND() * 0.1" office:value-type="float" office:value="0.0267406241779172" calcext:value-type="float">
            <text:p>0.0267406242</text:p>
          </table:table-cell>
          <table:table-cell table:formula="of:=RAND() * 0.1" office:value-type="float" office:value="0.0818798865578808" calcext:value-type="float">
            <text:p>0.0818798866</text:p>
          </table:table-cell>
          <table:table-cell table:formula="of:=RAND() * 0.1" office:value-type="float" office:value="0.0217662066210589" calcext:value-type="float">
            <text:p>0.0217662066</text:p>
          </table:table-cell>
          <table:table-cell/>
          <table:table-cell table:formula="of:=[.A179]+[.J179]" office:value-type="float" office:value="0.244709614195203" calcext:value-type="float">
            <text:p>0.2447096142</text:p>
          </table:table-cell>
          <table:table-cell table:formula="of:=[.B179]+[.K179]" office:value-type="float" office:value="-1.43763475676889" calcext:value-type="float">
            <text:p>-1.4376347568</text:p>
          </table:table-cell>
          <table:table-cell table:formula="of:=[.C179]+[.L179]" office:value-type="float" office:value="-0.0268349913240833" calcext:value-type="float">
            <text:p>-0.0268349913</text:p>
          </table:table-cell>
          <table:table-cell table:formula="of:=[.D179]+[.M179]" office:value-type="float" office:value="-1.35430984154152" calcext:value-type="float">
            <text:p>-1.3543098415</text:p>
          </table:table-cell>
          <table:table-cell table:formula="of:=[.E179]+[.N179]" office:value-type="float" office:value="-0.355090441369945" calcext:value-type="float">
            <text:p>-0.3550904414</text:p>
          </table:table-cell>
          <table:table-cell table:formula="of:=[.F179]+[.O179]" office:value-type="float" office:value="-1.41571474492208" calcext:value-type="float">
            <text:p>-1.4157147449</text:p>
          </table:table-cell>
          <table:table-cell table:formula="of:=[.G179]+[.P179]" office:value-type="float" office:value="-0.446165483442119" calcext:value-type="float">
            <text:p>-0.4461654834</text:p>
          </table:table-cell>
          <table:table-cell table:formula="of:=[.H179]+[.Q179]" office:value-type="float" office:value="-1.69732835567894" calcext:value-type="float">
            <text:p>-1.6973283557</text:p>
          </table:table-cell>
        </table:table-row>
        <table:table-row table:style-name="ro1">
          <table:table-cell office:value-type="float" office:value="0.2276329298" calcext:value-type="float">
            <text:p>0.2276329298</text:p>
          </table:table-cell>
          <table:table-cell office:value-type="float" office:value="-1.5258255204" calcext:value-type="float">
            <text:p>-1.5258255204</text:p>
          </table:table-cell>
          <table:table-cell office:value-type="float" office:value="-0.1149669258" calcext:value-type="float">
            <text:p>-0.1149669258</text:p>
          </table:table-cell>
          <table:table-cell office:value-type="float" office:value="-1.3607422936" calcext:value-type="float">
            <text:p>-1.3607422936</text:p>
          </table:table-cell>
          <table:table-cell office:value-type="float" office:value="-0.3992204242" calcext:value-type="float">
            <text:p>-0.3992204242</text:p>
          </table:table-cell>
          <table:table-cell office:value-type="float" office:value="-1.4998794098" calcext:value-type="float">
            <text:p>-1.4998794098</text:p>
          </table:table-cell>
          <table:table-cell office:value-type="float" office:value="-0.5274686696" calcext:value-type="float">
            <text:p>-0.5274686696</text:p>
          </table:table-cell>
          <table:table-cell office:value-type="float" office:value="-1.7769569127" calcext:value-type="float">
            <text:p>-1.7769569127</text:p>
          </table:table-cell>
          <table:table-cell/>
          <table:table-cell table:formula="of:=RAND() * 0.1" office:value-type="float" office:value="0.0815949494431771" calcext:value-type="float">
            <text:p>0.0815949494</text:p>
          </table:table-cell>
          <table:table-cell table:formula="of:=RAND() * 0.1" office:value-type="float" office:value="0.0971412343874574" calcext:value-type="float">
            <text:p>0.0971412344</text:p>
          </table:table-cell>
          <table:table-cell table:formula="of:=RAND() * 0.1" office:value-type="float" office:value="0.00784730808920283" calcext:value-type="float">
            <text:p>0.0078473081</text:p>
          </table:table-cell>
          <table:table-cell table:formula="of:=RAND() * 0.1" office:value-type="float" office:value="0.0958147244822769" calcext:value-type="float">
            <text:p>0.0958147245</text:p>
          </table:table-cell>
          <table:table-cell table:formula="of:=RAND() * 0.1" office:value-type="float" office:value="0.0474545916145281" calcext:value-type="float">
            <text:p>0.0474545916</text:p>
          </table:table-cell>
          <table:table-cell table:formula="of:=RAND() * 0.1" office:value-type="float" office:value="0.0527356893590788" calcext:value-type="float">
            <text:p>0.0527356894</text:p>
          </table:table-cell>
          <table:table-cell table:formula="of:=RAND() * 0.1" office:value-type="float" office:value="0.0584411894737728" calcext:value-type="float">
            <text:p>0.0584411895</text:p>
          </table:table-cell>
          <table:table-cell table:formula="of:=RAND() * 0.1" office:value-type="float" office:value="0.059168905771265" calcext:value-type="float">
            <text:p>0.0591689058</text:p>
          </table:table-cell>
          <table:table-cell/>
          <table:table-cell table:formula="of:=[.A180]+[.J180]" office:value-type="float" office:value="0.309227879243177" calcext:value-type="float">
            <text:p>0.3092278792</text:p>
          </table:table-cell>
          <table:table-cell table:formula="of:=[.B180]+[.K180]" office:value-type="float" office:value="-1.42868428601254" calcext:value-type="float">
            <text:p>-1.428684286</text:p>
          </table:table-cell>
          <table:table-cell table:formula="of:=[.C180]+[.L180]" office:value-type="float" office:value="-0.107119617710797" calcext:value-type="float">
            <text:p>-0.1071196177</text:p>
          </table:table-cell>
          <table:table-cell table:formula="of:=[.D180]+[.M180]" office:value-type="float" office:value="-1.26492756911772" calcext:value-type="float">
            <text:p>-1.2649275691</text:p>
          </table:table-cell>
          <table:table-cell table:formula="of:=[.E180]+[.N180]" office:value-type="float" office:value="-0.351765832585472" calcext:value-type="float">
            <text:p>-0.3517658326</text:p>
          </table:table-cell>
          <table:table-cell table:formula="of:=[.F180]+[.O180]" office:value-type="float" office:value="-1.44714372044092" calcext:value-type="float">
            <text:p>-1.4471437204</text:p>
          </table:table-cell>
          <table:table-cell table:formula="of:=[.G180]+[.P180]" office:value-type="float" office:value="-0.469027480126227" calcext:value-type="float">
            <text:p>-0.4690274801</text:p>
          </table:table-cell>
          <table:table-cell table:formula="of:=[.H180]+[.Q180]" office:value-type="float" office:value="-1.71778800692874" calcext:value-type="float">
            <text:p>-1.7177880069</text:p>
          </table:table-cell>
        </table:table-row>
        <table:table-row table:style-name="ro1">
          <table:table-cell office:value-type="float" office:value="0.1145909781" calcext:value-type="float">
            <text:p>0.1145909781</text:p>
          </table:table-cell>
          <table:table-cell office:value-type="float" office:value="-1.5701540596" calcext:value-type="float">
            <text:p>-1.5701540596</text:p>
          </table:table-cell>
          <table:table-cell office:value-type="float" office:value="-0.5244713292" calcext:value-type="float">
            <text:p>-0.5244713292</text:p>
          </table:table-cell>
          <table:table-cell office:value-type="float" office:value="-1.4542345651" calcext:value-type="float">
            <text:p>-1.4542345651</text:p>
          </table:table-cell>
          <table:table-cell office:value-type="float" office:value="-0.2597157676" calcext:value-type="float">
            <text:p>-0.2597157676</text:p>
          </table:table-cell>
          <table:table-cell office:value-type="float" office:value="-1.7988495686" calcext:value-type="float">
            <text:p>-1.7988495686</text:p>
          </table:table-cell>
          <table:table-cell office:value-type="float" office:value="-0.7901252999" calcext:value-type="float">
            <text:p>-0.7901252999</text:p>
          </table:table-cell>
          <table:table-cell office:value-type="float" office:value="-1.6856692741" calcext:value-type="float">
            <text:p>-1.6856692741</text:p>
          </table:table-cell>
          <table:table-cell/>
          <table:table-cell table:formula="of:=RAND() * 0.1" office:value-type="float" office:value="0.0850145915271163" calcext:value-type="float">
            <text:p>0.0850145915</text:p>
          </table:table-cell>
          <table:table-cell table:formula="of:=RAND() * 0.1" office:value-type="float" office:value="0.039354051822666" calcext:value-type="float">
            <text:p>0.0393540518</text:p>
          </table:table-cell>
          <table:table-cell table:formula="of:=RAND() * 0.1" office:value-type="float" office:value="0.067624885887465" calcext:value-type="float">
            <text:p>0.0676248859</text:p>
          </table:table-cell>
          <table:table-cell table:formula="of:=RAND() * 0.1" office:value-type="float" office:value="0.0115117785007872" calcext:value-type="float">
            <text:p>0.0115117785</text:p>
          </table:table-cell>
          <table:table-cell table:formula="of:=RAND() * 0.1" office:value-type="float" office:value="0.00899562324105818" calcext:value-type="float">
            <text:p>0.0089956232</text:p>
          </table:table-cell>
          <table:table-cell table:formula="of:=RAND() * 0.1" office:value-type="float" office:value="0.00775076548288581" calcext:value-type="float">
            <text:p>0.0077507655</text:p>
          </table:table-cell>
          <table:table-cell table:formula="of:=RAND() * 0.1" office:value-type="float" office:value="0.0116788914048848" calcext:value-type="float">
            <text:p>0.0116788914</text:p>
          </table:table-cell>
          <table:table-cell table:formula="of:=RAND() * 0.1" office:value-type="float" office:value="0.0393234957764231" calcext:value-type="float">
            <text:p>0.0393234958</text:p>
          </table:table-cell>
          <table:table-cell/>
          <table:table-cell table:formula="of:=[.A181]+[.J181]" office:value-type="float" office:value="0.199605569627116" calcext:value-type="float">
            <text:p>0.1996055696</text:p>
          </table:table-cell>
          <table:table-cell table:formula="of:=[.B181]+[.K181]" office:value-type="float" office:value="-1.53080000777733" calcext:value-type="float">
            <text:p>-1.5308000078</text:p>
          </table:table-cell>
          <table:table-cell table:formula="of:=[.C181]+[.L181]" office:value-type="float" office:value="-0.456846443312535" calcext:value-type="float">
            <text:p>-0.4568464433</text:p>
          </table:table-cell>
          <table:table-cell table:formula="of:=[.D181]+[.M181]" office:value-type="float" office:value="-1.44272278659921" calcext:value-type="float">
            <text:p>-1.4427227866</text:p>
          </table:table-cell>
          <table:table-cell table:formula="of:=[.E181]+[.N181]" office:value-type="float" office:value="-0.250720144358942" calcext:value-type="float">
            <text:p>-0.2507201444</text:p>
          </table:table-cell>
          <table:table-cell table:formula="of:=[.F181]+[.O181]" office:value-type="float" office:value="-1.79109880311711" calcext:value-type="float">
            <text:p>-1.7910988031</text:p>
          </table:table-cell>
          <table:table-cell table:formula="of:=[.G181]+[.P181]" office:value-type="float" office:value="-0.778446408495115" calcext:value-type="float">
            <text:p>-0.7784464085</text:p>
          </table:table-cell>
          <table:table-cell table:formula="of:=[.H181]+[.Q181]" office:value-type="float" office:value="-1.64634577832358" calcext:value-type="float">
            <text:p>-1.6463457783</text:p>
          </table:table-cell>
        </table:table-row>
        <table:table-row table:style-name="ro1">
          <table:table-cell office:value-type="float" office:value="0.2248264337" calcext:value-type="float">
            <text:p>0.2248264337</text:p>
          </table:table-cell>
          <table:table-cell office:value-type="float" office:value="-1.8895420084" calcext:value-type="float">
            <text:p>-1.8895420084</text:p>
          </table:table-cell>
          <table:table-cell office:value-type="float" office:value="-0.390038546" calcext:value-type="float">
            <text:p>-0.390038546</text:p>
          </table:table-cell>
          <table:table-cell office:value-type="float" office:value="-1.6204947721" calcext:value-type="float">
            <text:p>-1.6204947721</text:p>
          </table:table-cell>
          <table:table-cell office:value-type="float" office:value="-0.3538214526" calcext:value-type="float">
            <text:p>-0.3538214526</text:p>
          </table:table-cell>
          <table:table-cell office:value-type="float" office:value="-2.0078943417" calcext:value-type="float">
            <text:p>-2.0078943417</text:p>
          </table:table-cell>
          <table:table-cell office:value-type="float" office:value="-0.7237976508" calcext:value-type="float">
            <text:p>-0.7237976508</text:p>
          </table:table-cell>
          <table:table-cell office:value-type="float" office:value="-1.7696254669" calcext:value-type="float">
            <text:p>-1.7696254669</text:p>
          </table:table-cell>
          <table:table-cell/>
          <table:table-cell table:formula="of:=RAND() * 0.1" office:value-type="float" office:value="0.0848126113921444" calcext:value-type="float">
            <text:p>0.0848126114</text:p>
          </table:table-cell>
          <table:table-cell table:formula="of:=RAND() * 0.1" office:value-type="float" office:value="0.0388141136237915" calcext:value-type="float">
            <text:p>0.0388141136</text:p>
          </table:table-cell>
          <table:table-cell table:formula="of:=RAND() * 0.1" office:value-type="float" office:value="0.0668881553389084" calcext:value-type="float">
            <text:p>0.0668881553</text:p>
          </table:table-cell>
          <table:table-cell table:formula="of:=RAND() * 0.1" office:value-type="float" office:value="0.0574899598358152" calcext:value-type="float">
            <text:p>0.0574899598</text:p>
          </table:table-cell>
          <table:table-cell table:formula="of:=RAND() * 0.1" office:value-type="float" office:value="0.0247079874700819" calcext:value-type="float">
            <text:p>0.0247079875</text:p>
          </table:table-cell>
          <table:table-cell table:formula="of:=RAND() * 0.1" office:value-type="float" office:value="0.0646042478172525" calcext:value-type="float">
            <text:p>0.0646042478</text:p>
          </table:table-cell>
          <table:table-cell table:formula="of:=RAND() * 0.1" office:value-type="float" office:value="0.0687045744100455" calcext:value-type="float">
            <text:p>0.0687045744</text:p>
          </table:table-cell>
          <table:table-cell table:formula="of:=RAND() * 0.1" office:value-type="float" office:value="0.0788936073580853" calcext:value-type="float">
            <text:p>0.0788936074</text:p>
          </table:table-cell>
          <table:table-cell/>
          <table:table-cell table:formula="of:=[.A182]+[.J182]" office:value-type="float" office:value="0.309639045092144" calcext:value-type="float">
            <text:p>0.3096390451</text:p>
          </table:table-cell>
          <table:table-cell table:formula="of:=[.B182]+[.K182]" office:value-type="float" office:value="-1.85072789477621" calcext:value-type="float">
            <text:p>-1.8507278948</text:p>
          </table:table-cell>
          <table:table-cell table:formula="of:=[.C182]+[.L182]" office:value-type="float" office:value="-0.323150390661092" calcext:value-type="float">
            <text:p>-0.3231503907</text:p>
          </table:table-cell>
          <table:table-cell table:formula="of:=[.D182]+[.M182]" office:value-type="float" office:value="-1.56300481226418" calcext:value-type="float">
            <text:p>-1.5630048123</text:p>
          </table:table-cell>
          <table:table-cell table:formula="of:=[.E182]+[.N182]" office:value-type="float" office:value="-0.329113465129918" calcext:value-type="float">
            <text:p>-0.3291134651</text:p>
          </table:table-cell>
          <table:table-cell table:formula="of:=[.F182]+[.O182]" office:value-type="float" office:value="-1.94329009388275" calcext:value-type="float">
            <text:p>-1.9432900939</text:p>
          </table:table-cell>
          <table:table-cell table:formula="of:=[.G182]+[.P182]" office:value-type="float" office:value="-0.655093076389955" calcext:value-type="float">
            <text:p>-0.6550930764</text:p>
          </table:table-cell>
          <table:table-cell table:formula="of:=[.H182]+[.Q182]" office:value-type="float" office:value="-1.69073185954191" calcext:value-type="float">
            <text:p>-1.6907318595</text:p>
          </table:table-cell>
        </table:table-row>
        <table:table-row table:style-name="ro1">
          <table:table-cell office:value-type="float" office:value="0.0756888688" calcext:value-type="float">
            <text:p>0.0756888688</text:p>
          </table:table-cell>
          <table:table-cell office:value-type="float" office:value="-1.7138903318" calcext:value-type="float">
            <text:p>-1.7138903318</text:p>
          </table:table-cell>
          <table:table-cell office:value-type="float" office:value="-0.1858296115" calcext:value-type="float">
            <text:p>-0.1858296115</text:p>
          </table:table-cell>
          <table:table-cell office:value-type="float" office:value="-1.5201387132" calcext:value-type="float">
            <text:p>-1.5201387132</text:p>
          </table:table-cell>
          <table:table-cell office:value-type="float" office:value="-0.6371998536" calcext:value-type="float">
            <text:p>-0.6371998536</text:p>
          </table:table-cell>
          <table:table-cell office:value-type="float" office:value="-2.0489523608" calcext:value-type="float">
            <text:p>-2.0489523608</text:p>
          </table:table-cell>
          <table:table-cell office:value-type="float" office:value="-0.5888546549" calcext:value-type="float">
            <text:p>-0.5888546549</text:p>
          </table:table-cell>
          <table:table-cell office:value-type="float" office:value="-1.6932118869" calcext:value-type="float">
            <text:p>-1.6932118869</text:p>
          </table:table-cell>
          <table:table-cell/>
          <table:table-cell table:formula="of:=RAND() * 0.1" office:value-type="float" office:value="0.0503617517725456" calcext:value-type="float">
            <text:p>0.0503617518</text:p>
          </table:table-cell>
          <table:table-cell table:formula="of:=RAND() * 0.1" office:value-type="float" office:value="0.0914401257552964" calcext:value-type="float">
            <text:p>0.0914401258</text:p>
          </table:table-cell>
          <table:table-cell table:formula="of:=RAND() * 0.1" office:value-type="float" office:value="0.0302013491496206" calcext:value-type="float">
            <text:p>0.0302013491</text:p>
          </table:table-cell>
          <table:table-cell table:formula="of:=RAND() * 0.1" office:value-type="float" office:value="0.0317890603689461" calcext:value-type="float">
            <text:p>0.0317890604</text:p>
          </table:table-cell>
          <table:table-cell table:formula="of:=RAND() * 0.1" office:value-type="float" office:value="0.074227202645956" calcext:value-type="float">
            <text:p>0.0742272026</text:p>
          </table:table-cell>
          <table:table-cell table:formula="of:=RAND() * 0.1" office:value-type="float" office:value="0.0892276608654199" calcext:value-type="float">
            <text:p>0.0892276609</text:p>
          </table:table-cell>
          <table:table-cell table:formula="of:=RAND() * 0.1" office:value-type="float" office:value="0.0435085899772228" calcext:value-type="float">
            <text:p>0.04350859</text:p>
          </table:table-cell>
          <table:table-cell table:formula="of:=RAND() * 0.1" office:value-type="float" office:value="0.040430224848382" calcext:value-type="float">
            <text:p>0.0404302248</text:p>
          </table:table-cell>
          <table:table-cell/>
          <table:table-cell table:formula="of:=[.A183]+[.J183]" office:value-type="float" office:value="0.126050620572546" calcext:value-type="float">
            <text:p>0.1260506206</text:p>
          </table:table-cell>
          <table:table-cell table:formula="of:=[.B183]+[.K183]" office:value-type="float" office:value="-1.6224502060447" calcext:value-type="float">
            <text:p>-1.622450206</text:p>
          </table:table-cell>
          <table:table-cell table:formula="of:=[.C183]+[.L183]" office:value-type="float" office:value="-0.155628262350379" calcext:value-type="float">
            <text:p>-0.1556282624</text:p>
          </table:table-cell>
          <table:table-cell table:formula="of:=[.D183]+[.M183]" office:value-type="float" office:value="-1.48834965283105" calcext:value-type="float">
            <text:p>-1.4883496528</text:p>
          </table:table-cell>
          <table:table-cell table:formula="of:=[.E183]+[.N183]" office:value-type="float" office:value="-0.562972650954044" calcext:value-type="float">
            <text:p>-0.562972651</text:p>
          </table:table-cell>
          <table:table-cell table:formula="of:=[.F183]+[.O183]" office:value-type="float" office:value="-1.95972469993458" calcext:value-type="float">
            <text:p>-1.9597246999</text:p>
          </table:table-cell>
          <table:table-cell table:formula="of:=[.G183]+[.P183]" office:value-type="float" office:value="-0.545346064922777" calcext:value-type="float">
            <text:p>-0.5453460649</text:p>
          </table:table-cell>
          <table:table-cell table:formula="of:=[.H183]+[.Q183]" office:value-type="float" office:value="-1.65278166205162" calcext:value-type="float">
            <text:p>-1.6527816621</text:p>
          </table:table-cell>
        </table:table-row>
        <table:table-row table:style-name="ro1">
          <table:table-cell office:value-type="float" office:value="0.341864049" calcext:value-type="float">
            <text:p>0.341864049</text:p>
          </table:table-cell>
          <table:table-cell office:value-type="float" office:value="-1.8000715505" calcext:value-type="float">
            <text:p>-1.8000715505</text:p>
          </table:table-cell>
          <table:table-cell office:value-type="float" office:value="-0.0276346292" calcext:value-type="float">
            <text:p>-0.0276346292</text:p>
          </table:table-cell>
          <table:table-cell office:value-type="float" office:value="-1.6501248507" calcext:value-type="float">
            <text:p>-1.6501248507</text:p>
          </table:table-cell>
          <table:table-cell office:value-type="float" office:value="-0.3526221082" calcext:value-type="float">
            <text:p>-0.3526221082</text:p>
          </table:table-cell>
          <table:table-cell office:value-type="float" office:value="-2.0323746062" calcext:value-type="float">
            <text:p>-2.0323746062</text:p>
          </table:table-cell>
          <table:table-cell office:value-type="float" office:value="-0.5795990145" calcext:value-type="float">
            <text:p>-0.5795990145</text:p>
          </table:table-cell>
          <table:table-cell office:value-type="float" office:value="-1.739972261" calcext:value-type="float">
            <text:p>-1.739972261</text:p>
          </table:table-cell>
          <table:table-cell/>
          <table:table-cell table:formula="of:=RAND() * 0.1" office:value-type="float" office:value="0.00600422227352718" calcext:value-type="float">
            <text:p>0.0060042223</text:p>
          </table:table-cell>
          <table:table-cell table:formula="of:=RAND() * 0.1" office:value-type="float" office:value="0.0377556661057568" calcext:value-type="float">
            <text:p>0.0377556661</text:p>
          </table:table-cell>
          <table:table-cell table:formula="of:=RAND() * 0.1" office:value-type="float" office:value="0.0236752506598714" calcext:value-type="float">
            <text:p>0.0236752507</text:p>
          </table:table-cell>
          <table:table-cell table:formula="of:=RAND() * 0.1" office:value-type="float" office:value="0.0310726609519754" calcext:value-type="float">
            <text:p>0.031072661</text:p>
          </table:table-cell>
          <table:table-cell table:formula="of:=RAND() * 0.1" office:value-type="float" office:value="0.0878978059838486" calcext:value-type="float">
            <text:p>0.087897806</text:p>
          </table:table-cell>
          <table:table-cell table:formula="of:=RAND() * 0.1" office:value-type="float" office:value="0.0833014857131834" calcext:value-type="float">
            <text:p>0.0833014857</text:p>
          </table:table-cell>
          <table:table-cell table:formula="of:=RAND() * 0.1" office:value-type="float" office:value="0.0302861579692148" calcext:value-type="float">
            <text:p>0.030286158</text:p>
          </table:table-cell>
          <table:table-cell table:formula="of:=RAND() * 0.1" office:value-type="float" office:value="0.0381180064816624" calcext:value-type="float">
            <text:p>0.0381180065</text:p>
          </table:table-cell>
          <table:table-cell/>
          <table:table-cell table:formula="of:=[.A184]+[.J184]" office:value-type="float" office:value="0.347868271273527" calcext:value-type="float">
            <text:p>0.3478682713</text:p>
          </table:table-cell>
          <table:table-cell table:formula="of:=[.B184]+[.K184]" office:value-type="float" office:value="-1.76231588439424" calcext:value-type="float">
            <text:p>-1.7623158844</text:p>
          </table:table-cell>
          <table:table-cell table:formula="of:=[.C184]+[.L184]" office:value-type="float" office:value="-0.00395937854012856" calcext:value-type="float">
            <text:p>-0.0039593785</text:p>
          </table:table-cell>
          <table:table-cell table:formula="of:=[.D184]+[.M184]" office:value-type="float" office:value="-1.61905218974802" calcext:value-type="float">
            <text:p>-1.6190521897</text:p>
          </table:table-cell>
          <table:table-cell table:formula="of:=[.E184]+[.N184]" office:value-type="float" office:value="-0.264724302216151" calcext:value-type="float">
            <text:p>-0.2647243022</text:p>
          </table:table-cell>
          <table:table-cell table:formula="of:=[.F184]+[.O184]" office:value-type="float" office:value="-1.94907312048682" calcext:value-type="float">
            <text:p>-1.9490731205</text:p>
          </table:table-cell>
          <table:table-cell table:formula="of:=[.G184]+[.P184]" office:value-type="float" office:value="-0.549312856530785" calcext:value-type="float">
            <text:p>-0.5493128565</text:p>
          </table:table-cell>
          <table:table-cell table:formula="of:=[.H184]+[.Q184]" office:value-type="float" office:value="-1.70185425451834" calcext:value-type="float">
            <text:p>-1.7018542545</text:p>
          </table:table-cell>
        </table:table-row>
        <table:table-row table:style-name="ro1">
          <table:table-cell office:value-type="float" office:value="0.166484094" calcext:value-type="float">
            <text:p>0.166484094</text:p>
          </table:table-cell>
          <table:table-cell office:value-type="float" office:value="-1.6081559215" calcext:value-type="float">
            <text:p>-1.6081559215</text:p>
          </table:table-cell>
          <table:table-cell office:value-type="float" office:value="-0.4201806465" calcext:value-type="float">
            <text:p>-0.4201806465</text:p>
          </table:table-cell>
          <table:table-cell office:value-type="float" office:value="-1.4988412419" calcext:value-type="float">
            <text:p>-1.4988412419</text:p>
          </table:table-cell>
          <table:table-cell office:value-type="float" office:value="-0.3721746603" calcext:value-type="float">
            <text:p>-0.3721746603</text:p>
          </table:table-cell>
          <table:table-cell office:value-type="float" office:value="-1.8870252067" calcext:value-type="float">
            <text:p>-1.8870252067</text:p>
          </table:table-cell>
          <table:table-cell office:value-type="float" office:value="-0.7391303101" calcext:value-type="float">
            <text:p>-0.7391303101</text:p>
          </table:table-cell>
          <table:table-cell office:value-type="float" office:value="-1.7206888787" calcext:value-type="float">
            <text:p>-1.7206888787</text:p>
          </table:table-cell>
          <table:table-cell/>
          <table:table-cell table:formula="of:=RAND() * 0.1" office:value-type="float" office:value="0.0804098480927068" calcext:value-type="float">
            <text:p>0.0804098481</text:p>
          </table:table-cell>
          <table:table-cell table:formula="of:=RAND() * 0.1" office:value-type="float" office:value="0.0865022975028487" calcext:value-type="float">
            <text:p>0.0865022975</text:p>
          </table:table-cell>
          <table:table-cell table:formula="of:=RAND() * 0.1" office:value-type="float" office:value="0.037787234090389" calcext:value-type="float">
            <text:p>0.0377872341</text:p>
          </table:table-cell>
          <table:table-cell table:formula="of:=RAND() * 0.1" office:value-type="float" office:value="0.00540887309646214" calcext:value-type="float">
            <text:p>0.0054088731</text:p>
          </table:table-cell>
          <table:table-cell table:formula="of:=RAND() * 0.1" office:value-type="float" office:value="0.0290942565604543" calcext:value-type="float">
            <text:p>0.0290942566</text:p>
          </table:table-cell>
          <table:table-cell table:formula="of:=RAND() * 0.1" office:value-type="float" office:value="0.0912264112209185" calcext:value-type="float">
            <text:p>0.0912264112</text:p>
          </table:table-cell>
          <table:table-cell table:formula="of:=RAND() * 0.1" office:value-type="float" office:value="0.0278213517581437" calcext:value-type="float">
            <text:p>0.0278213518</text:p>
          </table:table-cell>
          <table:table-cell table:formula="of:=RAND() * 0.1" office:value-type="float" office:value="0.0615224723810886" calcext:value-type="float">
            <text:p>0.0615224724</text:p>
          </table:table-cell>
          <table:table-cell/>
          <table:table-cell table:formula="of:=[.A185]+[.J185]" office:value-type="float" office:value="0.246893942092707" calcext:value-type="float">
            <text:p>0.2468939421</text:p>
          </table:table-cell>
          <table:table-cell table:formula="of:=[.B185]+[.K185]" office:value-type="float" office:value="-1.52165362399715" calcext:value-type="float">
            <text:p>-1.521653624</text:p>
          </table:table-cell>
          <table:table-cell table:formula="of:=[.C185]+[.L185]" office:value-type="float" office:value="-0.382393412409611" calcext:value-type="float">
            <text:p>-0.3823934124</text:p>
          </table:table-cell>
          <table:table-cell table:formula="of:=[.D185]+[.M185]" office:value-type="float" office:value="-1.49343236880354" calcext:value-type="float">
            <text:p>-1.4934323688</text:p>
          </table:table-cell>
          <table:table-cell table:formula="of:=[.E185]+[.N185]" office:value-type="float" office:value="-0.343080403739546" calcext:value-type="float">
            <text:p>-0.3430804037</text:p>
          </table:table-cell>
          <table:table-cell table:formula="of:=[.F185]+[.O185]" office:value-type="float" office:value="-1.79579879547908" calcext:value-type="float">
            <text:p>-1.7957987955</text:p>
          </table:table-cell>
          <table:table-cell table:formula="of:=[.G185]+[.P185]" office:value-type="float" office:value="-0.711308958341856" calcext:value-type="float">
            <text:p>-0.7113089583</text:p>
          </table:table-cell>
          <table:table-cell table:formula="of:=[.H185]+[.Q185]" office:value-type="float" office:value="-1.65916640631891" calcext:value-type="float">
            <text:p>-1.6591664063</text:p>
          </table:table-cell>
        </table:table-row>
        <table:table-row table:style-name="ro1">
          <table:table-cell office:value-type="float" office:value="0.0731670551" calcext:value-type="float">
            <text:p>0.0731670551</text:p>
          </table:table-cell>
          <table:table-cell office:value-type="float" office:value="-1.92984324" calcext:value-type="float">
            <text:p>-1.92984324</text:p>
          </table:table-cell>
          <table:table-cell office:value-type="float" office:value="-0.1167050871" calcext:value-type="float">
            <text:p>-0.1167050871</text:p>
          </table:table-cell>
          <table:table-cell office:value-type="float" office:value="-1.6176550882" calcext:value-type="float">
            <text:p>-1.6176550882</text:p>
          </table:table-cell>
          <table:table-cell office:value-type="float" office:value="-0.4147812021" calcext:value-type="float">
            <text:p>-0.4147812021</text:p>
          </table:table-cell>
          <table:table-cell office:value-type="float" office:value="-1.8000980731" calcext:value-type="float">
            <text:p>-1.8000980731</text:p>
          </table:table-cell>
          <table:table-cell office:value-type="float" office:value="-0.457643435" calcext:value-type="float">
            <text:p>-0.457643435</text:p>
          </table:table-cell>
          <table:table-cell office:value-type="float" office:value="-2.107410303" calcext:value-type="float">
            <text:p>-2.107410303</text:p>
          </table:table-cell>
          <table:table-cell/>
          <table:table-cell table:formula="of:=RAND() * 0.1" office:value-type="float" office:value="0.0517733683609276" calcext:value-type="float">
            <text:p>0.0517733684</text:p>
          </table:table-cell>
          <table:table-cell table:formula="of:=RAND() * 0.1" office:value-type="float" office:value="0.0576707813487719" calcext:value-type="float">
            <text:p>0.0576707813</text:p>
          </table:table-cell>
          <table:table-cell table:formula="of:=RAND() * 0.1" office:value-type="float" office:value="0.00269741761310212" calcext:value-type="float">
            <text:p>0.0026974176</text:p>
          </table:table-cell>
          <table:table-cell table:formula="of:=RAND() * 0.1" office:value-type="float" office:value="0.0230439331378466" calcext:value-type="float">
            <text:p>0.0230439331</text:p>
          </table:table-cell>
          <table:table-cell table:formula="of:=RAND() * 0.1" office:value-type="float" office:value="0.0808381806470244" calcext:value-type="float">
            <text:p>0.0808381806</text:p>
          </table:table-cell>
          <table:table-cell table:formula="of:=RAND() * 0.1" office:value-type="float" office:value="0.0167583841608396" calcext:value-type="float">
            <text:p>0.0167583842</text:p>
          </table:table-cell>
          <table:table-cell table:formula="of:=RAND() * 0.1" office:value-type="float" office:value="0.0494951262990974" calcext:value-type="float">
            <text:p>0.0494951263</text:p>
          </table:table-cell>
          <table:table-cell table:formula="of:=RAND() * 0.1" office:value-type="float" office:value="0.0727694460562268" calcext:value-type="float">
            <text:p>0.0727694461</text:p>
          </table:table-cell>
          <table:table-cell/>
          <table:table-cell table:formula="of:=[.A186]+[.J186]" office:value-type="float" office:value="0.124940423460928" calcext:value-type="float">
            <text:p>0.1249404235</text:p>
          </table:table-cell>
          <table:table-cell table:formula="of:=[.B186]+[.K186]" office:value-type="float" office:value="-1.87217245865123" calcext:value-type="float">
            <text:p>-1.8721724587</text:p>
          </table:table-cell>
          <table:table-cell table:formula="of:=[.C186]+[.L186]" office:value-type="float" office:value="-0.114007669486898" calcext:value-type="float">
            <text:p>-0.1140076695</text:p>
          </table:table-cell>
          <table:table-cell table:formula="of:=[.D186]+[.M186]" office:value-type="float" office:value="-1.59461115506215" calcext:value-type="float">
            <text:p>-1.5946111551</text:p>
          </table:table-cell>
          <table:table-cell table:formula="of:=[.E186]+[.N186]" office:value-type="float" office:value="-0.333943021452976" calcext:value-type="float">
            <text:p>-0.3339430215</text:p>
          </table:table-cell>
          <table:table-cell table:formula="of:=[.F186]+[.O186]" office:value-type="float" office:value="-1.78333968893916" calcext:value-type="float">
            <text:p>-1.7833396889</text:p>
          </table:table-cell>
          <table:table-cell table:formula="of:=[.G186]+[.P186]" office:value-type="float" office:value="-0.408148308700903" calcext:value-type="float">
            <text:p>-0.4081483087</text:p>
          </table:table-cell>
          <table:table-cell table:formula="of:=[.H186]+[.Q186]" office:value-type="float" office:value="-2.03464085694377" calcext:value-type="float">
            <text:p>-2.0346408569</text:p>
          </table:table-cell>
        </table:table-row>
        <table:table-row table:style-name="ro1">
          <table:table-cell office:value-type="float" office:value="-0.4435552806" calcext:value-type="float">
            <text:p>-0.4435552806</text:p>
          </table:table-cell>
          <table:table-cell office:value-type="float" office:value="-1.7156528349" calcext:value-type="float">
            <text:p>-1.7156528349</text:p>
          </table:table-cell>
          <table:table-cell office:value-type="float" office:value="-0.8663335003" calcext:value-type="float">
            <text:p>-0.8663335003</text:p>
          </table:table-cell>
          <table:table-cell office:value-type="float" office:value="-1.9448198881" calcext:value-type="float">
            <text:p>-1.9448198881</text:p>
          </table:table-cell>
          <table:table-cell office:value-type="float" office:value="-0.9110366616" calcext:value-type="float">
            <text:p>-0.9110366616</text:p>
          </table:table-cell>
          <table:table-cell office:value-type="float" office:value="-1.6460312832" calcext:value-type="float">
            <text:p>-1.6460312832</text:p>
          </table:table-cell>
          <table:table-cell office:value-type="float" office:value="-1.2215038598" calcext:value-type="float">
            <text:p>-1.2215038598</text:p>
          </table:table-cell>
          <table:table-cell office:value-type="float" office:value="-1.7835757093" calcext:value-type="float">
            <text:p>-1.7835757093</text:p>
          </table:table-cell>
          <table:table-cell/>
          <table:table-cell table:formula="of:=RAND() * 0.1" office:value-type="float" office:value="0.0912724893368348" calcext:value-type="float">
            <text:p>0.0912724893</text:p>
          </table:table-cell>
          <table:table-cell table:formula="of:=RAND() * 0.1" office:value-type="float" office:value="0.015855816711982" calcext:value-type="float">
            <text:p>0.0158558167</text:p>
          </table:table-cell>
          <table:table-cell table:formula="of:=RAND() * 0.1" office:value-type="float" office:value="0.0765945141827574" calcext:value-type="float">
            <text:p>0.0765945142</text:p>
          </table:table-cell>
          <table:table-cell table:formula="of:=RAND() * 0.1" office:value-type="float" office:value="0.00799469441745308" calcext:value-type="float">
            <text:p>0.0079946944</text:p>
          </table:table-cell>
          <table:table-cell table:formula="of:=RAND() * 0.1" office:value-type="float" office:value="0.0238147376040519" calcext:value-type="float">
            <text:p>0.0238147376</text:p>
          </table:table-cell>
          <table:table-cell table:formula="of:=RAND() * 0.1" office:value-type="float" office:value="0.0796121249542369" calcext:value-type="float">
            <text:p>0.079612125</text:p>
          </table:table-cell>
          <table:table-cell table:formula="of:=RAND() * 0.1" office:value-type="float" office:value="0.0345514478209935" calcext:value-type="float">
            <text:p>0.0345514478</text:p>
          </table:table-cell>
          <table:table-cell table:formula="of:=RAND() * 0.1" office:value-type="float" office:value="0.000186602532085266" calcext:value-type="float">
            <text:p>0.0001866025</text:p>
          </table:table-cell>
          <table:table-cell/>
          <table:table-cell table:formula="of:=[.A187]+[.J187]" office:value-type="float" office:value="-0.352282791263165" calcext:value-type="float">
            <text:p>-0.3522827913</text:p>
          </table:table-cell>
          <table:table-cell table:formula="of:=[.B187]+[.K187]" office:value-type="float" office:value="-1.69979701818802" calcext:value-type="float">
            <text:p>-1.6997970182</text:p>
          </table:table-cell>
          <table:table-cell table:formula="of:=[.C187]+[.L187]" office:value-type="float" office:value="-0.789738986117243" calcext:value-type="float">
            <text:p>-0.7897389861</text:p>
          </table:table-cell>
          <table:table-cell table:formula="of:=[.D187]+[.M187]" office:value-type="float" office:value="-1.93682519368255" calcext:value-type="float">
            <text:p>-1.9368251937</text:p>
          </table:table-cell>
          <table:table-cell table:formula="of:=[.E187]+[.N187]" office:value-type="float" office:value="-0.887221923995948" calcext:value-type="float">
            <text:p>-0.887221924</text:p>
          </table:table-cell>
          <table:table-cell table:formula="of:=[.F187]+[.O187]" office:value-type="float" office:value="-1.56641915824576" calcext:value-type="float">
            <text:p>-1.5664191582</text:p>
          </table:table-cell>
          <table:table-cell table:formula="of:=[.G187]+[.P187]" office:value-type="float" office:value="-1.18695241197901" calcext:value-type="float">
            <text:p>-1.186952412</text:p>
          </table:table-cell>
          <table:table-cell table:formula="of:=[.H187]+[.Q187]" office:value-type="float" office:value="-1.78338910676791" calcext:value-type="float">
            <text:p>-1.7833891068</text:p>
          </table:table-cell>
        </table:table-row>
        <table:table-row table:style-name="ro1">
          <table:table-cell office:value-type="float" office:value="0.2710448215" calcext:value-type="float">
            <text:p>0.2710448215</text:p>
          </table:table-cell>
          <table:table-cell office:value-type="float" office:value="-1.465160487" calcext:value-type="float">
            <text:p>-1.465160487</text:p>
          </table:table-cell>
          <table:table-cell office:value-type="float" office:value="-0.4814904663" calcext:value-type="float">
            <text:p>-0.4814904663</text:p>
          </table:table-cell>
          <table:table-cell office:value-type="float" office:value="-1.3802664244" calcext:value-type="float">
            <text:p>-1.3802664244</text:p>
          </table:table-cell>
          <table:table-cell office:value-type="float" office:value="-0.1077631041" calcext:value-type="float">
            <text:p>-0.1077631041</text:p>
          </table:table-cell>
          <table:table-cell office:value-type="float" office:value="-1.3757922522" calcext:value-type="float">
            <text:p>-1.3757922522</text:p>
          </table:table-cell>
          <table:table-cell office:value-type="float" office:value="-0.2218348431" calcext:value-type="float">
            <text:p>-0.2218348431</text:p>
          </table:table-cell>
          <table:table-cell office:value-type="float" office:value="-1.6885333348" calcext:value-type="float">
            <text:p>-1.6885333348</text:p>
          </table:table-cell>
          <table:table-cell/>
          <table:table-cell table:formula="of:=RAND() * 0.1" office:value-type="float" office:value="0.0837479111119641" calcext:value-type="float">
            <text:p>0.0837479111</text:p>
          </table:table-cell>
          <table:table-cell table:formula="of:=RAND() * 0.1" office:value-type="float" office:value="0.0369255680918297" calcext:value-type="float">
            <text:p>0.0369255681</text:p>
          </table:table-cell>
          <table:table-cell table:formula="of:=RAND() * 0.1" office:value-type="float" office:value="0.0856353883798908" calcext:value-type="float">
            <text:p>0.0856353884</text:p>
          </table:table-cell>
          <table:table-cell table:formula="of:=RAND() * 0.1" office:value-type="float" office:value="0.0267301932904791" calcext:value-type="float">
            <text:p>0.0267301933</text:p>
          </table:table-cell>
          <table:table-cell table:formula="of:=RAND() * 0.1" office:value-type="float" office:value="0.00366673887412008" calcext:value-type="float">
            <text:p>0.0036667389</text:p>
          </table:table-cell>
          <table:table-cell table:formula="of:=RAND() * 0.1" office:value-type="float" office:value="0.0786394556251972" calcext:value-type="float">
            <text:p>0.0786394556</text:p>
          </table:table-cell>
          <table:table-cell table:formula="of:=RAND() * 0.1" office:value-type="float" office:value="0.0983702963183557" calcext:value-type="float">
            <text:p>0.0983702963</text:p>
          </table:table-cell>
          <table:table-cell table:formula="of:=RAND() * 0.1" office:value-type="float" office:value="0.0941505417309045" calcext:value-type="float">
            <text:p>0.0941505417</text:p>
          </table:table-cell>
          <table:table-cell/>
          <table:table-cell table:formula="of:=[.A188]+[.J188]" office:value-type="float" office:value="0.354792732611964" calcext:value-type="float">
            <text:p>0.3547927326</text:p>
          </table:table-cell>
          <table:table-cell table:formula="of:=[.B188]+[.K188]" office:value-type="float" office:value="-1.42823491890817" calcext:value-type="float">
            <text:p>-1.4282349189</text:p>
          </table:table-cell>
          <table:table-cell table:formula="of:=[.C188]+[.L188]" office:value-type="float" office:value="-0.395855077920109" calcext:value-type="float">
            <text:p>-0.3958550779</text:p>
          </table:table-cell>
          <table:table-cell table:formula="of:=[.D188]+[.M188]" office:value-type="float" office:value="-1.35353623110952" calcext:value-type="float">
            <text:p>-1.3535362311</text:p>
          </table:table-cell>
          <table:table-cell table:formula="of:=[.E188]+[.N188]" office:value-type="float" office:value="-0.10409636522588" calcext:value-type="float">
            <text:p>-0.1040963652</text:p>
          </table:table-cell>
          <table:table-cell table:formula="of:=[.F188]+[.O188]" office:value-type="float" office:value="-1.2971527965748" calcext:value-type="float">
            <text:p>-1.2971527966</text:p>
          </table:table-cell>
          <table:table-cell table:formula="of:=[.G188]+[.P188]" office:value-type="float" office:value="-0.123464546781644" calcext:value-type="float">
            <text:p>-0.1234645468</text:p>
          </table:table-cell>
          <table:table-cell table:formula="of:=[.H188]+[.Q188]" office:value-type="float" office:value="-1.5943827930691" calcext:value-type="float">
            <text:p>-1.5943827931</text:p>
          </table:table-cell>
        </table:table-row>
        <table:table-row table:style-name="ro1">
          <table:table-cell office:value-type="float" office:value="0.2961324937" calcext:value-type="float">
            <text:p>0.2961324937</text:p>
          </table:table-cell>
          <table:table-cell office:value-type="float" office:value="-1.4145633653" calcext:value-type="float">
            <text:p>-1.4145633653</text:p>
          </table:table-cell>
          <table:table-cell office:value-type="float" office:value="-0.1167384421" calcext:value-type="float">
            <text:p>-0.1167384421</text:p>
          </table:table-cell>
          <table:table-cell office:value-type="float" office:value="-1.3030709314" calcext:value-type="float">
            <text:p>-1.3030709314</text:p>
          </table:table-cell>
          <table:table-cell office:value-type="float" office:value="-0.3301872642" calcext:value-type="float">
            <text:p>-0.3301872642</text:p>
          </table:table-cell>
          <table:table-cell office:value-type="float" office:value="-1.6979906607" calcext:value-type="float">
            <text:p>-1.6979906607</text:p>
          </table:table-cell>
          <table:table-cell office:value-type="float" office:value="-0.6392251174" calcext:value-type="float">
            <text:p>-0.6392251174</text:p>
          </table:table-cell>
          <table:table-cell office:value-type="float" office:value="-1.5260172468" calcext:value-type="float">
            <text:p>-1.5260172468</text:p>
          </table:table-cell>
          <table:table-cell/>
          <table:table-cell table:formula="of:=RAND() * 0.1" office:value-type="float" office:value="0.0230094697166892" calcext:value-type="float">
            <text:p>0.0230094697</text:p>
          </table:table-cell>
          <table:table-cell table:formula="of:=RAND() * 0.1" office:value-type="float" office:value="0.0359873649827169" calcext:value-type="float">
            <text:p>0.035987365</text:p>
          </table:table-cell>
          <table:table-cell table:formula="of:=RAND() * 0.1" office:value-type="float" office:value="0.0290901866240699" calcext:value-type="float">
            <text:p>0.0290901866</text:p>
          </table:table-cell>
          <table:table-cell table:formula="of:=RAND() * 0.1" office:value-type="float" office:value="0.0522342632837222" calcext:value-type="float">
            <text:p>0.0522342633</text:p>
          </table:table-cell>
          <table:table-cell table:formula="of:=RAND() * 0.1" office:value-type="float" office:value="0.0829837138169687" calcext:value-type="float">
            <text:p>0.0829837138</text:p>
          </table:table-cell>
          <table:table-cell table:formula="of:=RAND() * 0.1" office:value-type="float" office:value="0.08406021953671" calcext:value-type="float">
            <text:p>0.0840602195</text:p>
          </table:table-cell>
          <table:table-cell table:formula="of:=RAND() * 0.1" office:value-type="float" office:value="0.0679944660010241" calcext:value-type="float">
            <text:p>0.067994466</text:p>
          </table:table-cell>
          <table:table-cell table:formula="of:=RAND() * 0.1" office:value-type="float" office:value="0.0684504164988442" calcext:value-type="float">
            <text:p>0.0684504165</text:p>
          </table:table-cell>
          <table:table-cell/>
          <table:table-cell table:formula="of:=[.A189]+[.J189]" office:value-type="float" office:value="0.319141963416689" calcext:value-type="float">
            <text:p>0.3191419634</text:p>
          </table:table-cell>
          <table:table-cell table:formula="of:=[.B189]+[.K189]" office:value-type="float" office:value="-1.37857600031728" calcext:value-type="float">
            <text:p>-1.3785760003</text:p>
          </table:table-cell>
          <table:table-cell table:formula="of:=[.C189]+[.L189]" office:value-type="float" office:value="-0.0876482554759301" calcext:value-type="float">
            <text:p>-0.0876482555</text:p>
          </table:table-cell>
          <table:table-cell table:formula="of:=[.D189]+[.M189]" office:value-type="float" office:value="-1.25083666811628" calcext:value-type="float">
            <text:p>-1.2508366681</text:p>
          </table:table-cell>
          <table:table-cell table:formula="of:=[.E189]+[.N189]" office:value-type="float" office:value="-0.247203550383031" calcext:value-type="float">
            <text:p>-0.2472035504</text:p>
          </table:table-cell>
          <table:table-cell table:formula="of:=[.F189]+[.O189]" office:value-type="float" office:value="-1.61393044116329" calcext:value-type="float">
            <text:p>-1.6139304412</text:p>
          </table:table-cell>
          <table:table-cell table:formula="of:=[.G189]+[.P189]" office:value-type="float" office:value="-0.571230651398976" calcext:value-type="float">
            <text:p>-0.5712306514</text:p>
          </table:table-cell>
          <table:table-cell table:formula="of:=[.H189]+[.Q189]" office:value-type="float" office:value="-1.45756683030116" calcext:value-type="float">
            <text:p>-1.4575668303</text:p>
          </table:table-cell>
        </table:table-row>
        <table:table-row table:style-name="ro1">
          <table:table-cell office:value-type="float" office:value="0.0114293179" calcext:value-type="float">
            <text:p>0.0114293179</text:p>
          </table:table-cell>
          <table:table-cell office:value-type="float" office:value="-1.8414060055" calcext:value-type="float">
            <text:p>-1.8414060055</text:p>
          </table:table-cell>
          <table:table-cell office:value-type="float" office:value="-0.5383405431" calcext:value-type="float">
            <text:p>-0.5383405431</text:p>
          </table:table-cell>
          <table:table-cell office:value-type="float" office:value="-2.1521269689" calcext:value-type="float">
            <text:p>-2.1521269689</text:p>
          </table:table-cell>
          <table:table-cell office:value-type="float" office:value="-0.5980293188" calcext:value-type="float">
            <text:p>-0.5980293188</text:p>
          </table:table-cell>
          <table:table-cell office:value-type="float" office:value="-1.6134946365" calcext:value-type="float">
            <text:p>-1.6134946365</text:p>
          </table:table-cell>
          <table:table-cell office:value-type="float" office:value="-0.5345884541" calcext:value-type="float">
            <text:p>-0.5345884541</text:p>
          </table:table-cell>
          <table:table-cell office:value-type="float" office:value="-1.8774847452" calcext:value-type="float">
            <text:p>-1.8774847452</text:p>
          </table:table-cell>
          <table:table-cell/>
          <table:table-cell table:formula="of:=RAND() * 0.1" office:value-type="float" office:value="0.0634232008064512" calcext:value-type="float">
            <text:p>0.0634232008</text:p>
          </table:table-cell>
          <table:table-cell table:formula="of:=RAND() * 0.1" office:value-type="float" office:value="0.0724313637568752" calcext:value-type="float">
            <text:p>0.0724313638</text:p>
          </table:table-cell>
          <table:table-cell table:formula="of:=RAND() * 0.1" office:value-type="float" office:value="0.0858728683220048" calcext:value-type="float">
            <text:p>0.0858728683</text:p>
          </table:table-cell>
          <table:table-cell table:formula="of:=RAND() * 0.1" office:value-type="float" office:value="0.0901832599282599" calcext:value-type="float">
            <text:p>0.0901832599</text:p>
          </table:table-cell>
          <table:table-cell table:formula="of:=RAND() * 0.1" office:value-type="float" office:value="0.0324362356951131" calcext:value-type="float">
            <text:p>0.0324362357</text:p>
          </table:table-cell>
          <table:table-cell table:formula="of:=RAND() * 0.1" office:value-type="float" office:value="0.0304952859853106" calcext:value-type="float">
            <text:p>0.030495286</text:p>
          </table:table-cell>
          <table:table-cell table:formula="of:=RAND() * 0.1" office:value-type="float" office:value="0.0486378362014227" calcext:value-type="float">
            <text:p>0.0486378362</text:p>
          </table:table-cell>
          <table:table-cell table:formula="of:=RAND() * 0.1" office:value-type="float" office:value="0.028632875395643" calcext:value-type="float">
            <text:p>0.0286328754</text:p>
          </table:table-cell>
          <table:table-cell/>
          <table:table-cell table:formula="of:=[.A190]+[.J190]" office:value-type="float" office:value="0.0748525187064512" calcext:value-type="float">
            <text:p>0.0748525187</text:p>
          </table:table-cell>
          <table:table-cell table:formula="of:=[.B190]+[.K190]" office:value-type="float" office:value="-1.76897464174312" calcext:value-type="float">
            <text:p>-1.7689746417</text:p>
          </table:table-cell>
          <table:table-cell table:formula="of:=[.C190]+[.L190]" office:value-type="float" office:value="-0.452467674777995" calcext:value-type="float">
            <text:p>-0.4524676748</text:p>
          </table:table-cell>
          <table:table-cell table:formula="of:=[.D190]+[.M190]" office:value-type="float" office:value="-2.06194370897174" calcext:value-type="float">
            <text:p>-2.061943709</text:p>
          </table:table-cell>
          <table:table-cell table:formula="of:=[.E190]+[.N190]" office:value-type="float" office:value="-0.565593083104887" calcext:value-type="float">
            <text:p>-0.5655930831</text:p>
          </table:table-cell>
          <table:table-cell table:formula="of:=[.F190]+[.O190]" office:value-type="float" office:value="-1.58299935051469" calcext:value-type="float">
            <text:p>-1.5829993505</text:p>
          </table:table-cell>
          <table:table-cell table:formula="of:=[.G190]+[.P190]" office:value-type="float" office:value="-0.485950617898577" calcext:value-type="float">
            <text:p>-0.4859506179</text:p>
          </table:table-cell>
          <table:table-cell table:formula="of:=[.H190]+[.Q190]" office:value-type="float" office:value="-1.84885186980436" calcext:value-type="float">
            <text:p>-1.8488518698</text:p>
          </table:table-cell>
        </table:table-row>
        <table:table-row table:style-name="ro1">
          <table:table-cell office:value-type="float" office:value="0.0429039001" calcext:value-type="float">
            <text:p>0.0429039001</text:p>
          </table:table-cell>
          <table:table-cell office:value-type="float" office:value="-1.7214908287" calcext:value-type="float">
            <text:p>-1.7214908287</text:p>
          </table:table-cell>
          <table:table-cell office:value-type="float" office:value="-0.2759177234" calcext:value-type="float">
            <text:p>-0.2759177234</text:p>
          </table:table-cell>
          <table:table-cell office:value-type="float" office:value="-1.8723802575" calcext:value-type="float">
            <text:p>-1.8723802575</text:p>
          </table:table-cell>
          <table:table-cell office:value-type="float" office:value="-0.6583065403" calcext:value-type="float">
            <text:p>-0.6583065403</text:p>
          </table:table-cell>
          <table:table-cell office:value-type="float" office:value="-2.0250837478" calcext:value-type="float">
            <text:p>-2.0250837478</text:p>
          </table:table-cell>
          <table:table-cell office:value-type="float" office:value="-0.504599555" calcext:value-type="float">
            <text:p>-0.504599555</text:p>
          </table:table-cell>
          <table:table-cell office:value-type="float" office:value="-1.6588577183" calcext:value-type="float">
            <text:p>-1.6588577183</text:p>
          </table:table-cell>
          <table:table-cell/>
          <table:table-cell table:formula="of:=RAND() * 0.1" office:value-type="float" office:value="0.0247578540597455" calcext:value-type="float">
            <text:p>0.0247578541</text:p>
          </table:table-cell>
          <table:table-cell table:formula="of:=RAND() * 0.1" office:value-type="float" office:value="0.0762674528139937" calcext:value-type="float">
            <text:p>0.0762674528</text:p>
          </table:table-cell>
          <table:table-cell table:formula="of:=RAND() * 0.1" office:value-type="float" office:value="0.068414547813114" calcext:value-type="float">
            <text:p>0.0684145478</text:p>
          </table:table-cell>
          <table:table-cell table:formula="of:=RAND() * 0.1" office:value-type="float" office:value="0.00779666697380866" calcext:value-type="float">
            <text:p>0.007796667</text:p>
          </table:table-cell>
          <table:table-cell table:formula="of:=RAND() * 0.1" office:value-type="float" office:value="0.0204541982379372" calcext:value-type="float">
            <text:p>0.0204541982</text:p>
          </table:table-cell>
          <table:table-cell table:formula="of:=RAND() * 0.1" office:value-type="float" office:value="0.0515092310705826" calcext:value-type="float">
            <text:p>0.0515092311</text:p>
          </table:table-cell>
          <table:table-cell table:formula="of:=RAND() * 0.1" office:value-type="float" office:value="0.0288487670100933" calcext:value-type="float">
            <text:p>0.028848767</text:p>
          </table:table-cell>
          <table:table-cell table:formula="of:=RAND() * 0.1" office:value-type="float" office:value="0.0220640476548193" calcext:value-type="float">
            <text:p>0.0220640477</text:p>
          </table:table-cell>
          <table:table-cell/>
          <table:table-cell table:formula="of:=[.A191]+[.J191]" office:value-type="float" office:value="0.0676617541597455" calcext:value-type="float">
            <text:p>0.0676617542</text:p>
          </table:table-cell>
          <table:table-cell table:formula="of:=[.B191]+[.K191]" office:value-type="float" office:value="-1.64522337588601" calcext:value-type="float">
            <text:p>-1.6452233759</text:p>
          </table:table-cell>
          <table:table-cell table:formula="of:=[.C191]+[.L191]" office:value-type="float" office:value="-0.207503175586886" calcext:value-type="float">
            <text:p>-0.2075031756</text:p>
          </table:table-cell>
          <table:table-cell table:formula="of:=[.D191]+[.M191]" office:value-type="float" office:value="-1.86458359052619" calcext:value-type="float">
            <text:p>-1.8645835905</text:p>
          </table:table-cell>
          <table:table-cell table:formula="of:=[.E191]+[.N191]" office:value-type="float" office:value="-0.637852342062063" calcext:value-type="float">
            <text:p>-0.6378523421</text:p>
          </table:table-cell>
          <table:table-cell table:formula="of:=[.F191]+[.O191]" office:value-type="float" office:value="-1.97357451672942" calcext:value-type="float">
            <text:p>-1.9735745167</text:p>
          </table:table-cell>
          <table:table-cell table:formula="of:=[.G191]+[.P191]" office:value-type="float" office:value="-0.475750787989907" calcext:value-type="float">
            <text:p>-0.475750788</text:p>
          </table:table-cell>
          <table:table-cell table:formula="of:=[.H191]+[.Q191]" office:value-type="float" office:value="-1.63679367064518" calcext:value-type="float">
            <text:p>-1.6367936706</text:p>
          </table:table-cell>
        </table:table-row>
        <table:table-row table:style-name="ro1">
          <table:table-cell office:value-type="float" office:value="0.2354884507" calcext:value-type="float">
            <text:p>0.2354884507</text:p>
          </table:table-cell>
          <table:table-cell office:value-type="float" office:value="-1.6212155455" calcext:value-type="float">
            <text:p>-1.6212155455</text:p>
          </table:table-cell>
          <table:table-cell office:value-type="float" office:value="-0.4800500934" calcext:value-type="float">
            <text:p>-0.4800500934</text:p>
          </table:table-cell>
          <table:table-cell office:value-type="float" office:value="-1.3500242564" calcext:value-type="float">
            <text:p>-1.3500242564</text:p>
          </table:table-cell>
          <table:table-cell office:value-type="float" office:value="-0.0779513766" calcext:value-type="float">
            <text:p>-0.0779513766</text:p>
          </table:table-cell>
          <table:table-cell office:value-type="float" office:value="-1.4580285165" calcext:value-type="float">
            <text:p>-1.4580285165</text:p>
          </table:table-cell>
          <table:table-cell office:value-type="float" office:value="-0.2827546143" calcext:value-type="float">
            <text:p>-0.2827546143</text:p>
          </table:table-cell>
          <table:table-cell office:value-type="float" office:value="-1.6959178192" calcext:value-type="float">
            <text:p>-1.6959178192</text:p>
          </table:table-cell>
          <table:table-cell/>
          <table:table-cell table:formula="of:=RAND() * 0.1" office:value-type="float" office:value="0.04012670979362" calcext:value-type="float">
            <text:p>0.0401267098</text:p>
          </table:table-cell>
          <table:table-cell table:formula="of:=RAND() * 0.1" office:value-type="float" office:value="0.0708184450093411" calcext:value-type="float">
            <text:p>0.070818445</text:p>
          </table:table-cell>
          <table:table-cell table:formula="of:=RAND() * 0.1" office:value-type="float" office:value="0.081262405279818" calcext:value-type="float">
            <text:p>0.0812624053</text:p>
          </table:table-cell>
          <table:table-cell table:formula="of:=RAND() * 0.1" office:value-type="float" office:value="0.0611719570614599" calcext:value-type="float">
            <text:p>0.0611719571</text:p>
          </table:table-cell>
          <table:table-cell table:formula="of:=RAND() * 0.1" office:value-type="float" office:value="0.0684031789935941" calcext:value-type="float">
            <text:p>0.068403179</text:p>
          </table:table-cell>
          <table:table-cell table:formula="of:=RAND() * 0.1" office:value-type="float" office:value="0.0740680231891141" calcext:value-type="float">
            <text:p>0.0740680232</text:p>
          </table:table-cell>
          <table:table-cell table:formula="of:=RAND() * 0.1" office:value-type="float" office:value="0.0459188235786669" calcext:value-type="float">
            <text:p>0.0459188236</text:p>
          </table:table-cell>
          <table:table-cell table:formula="of:=RAND() * 0.1" office:value-type="float" office:value="0.0611539893028188" calcext:value-type="float">
            <text:p>0.0611539893</text:p>
          </table:table-cell>
          <table:table-cell/>
          <table:table-cell table:formula="of:=[.A192]+[.J192]" office:value-type="float" office:value="0.27561516049362" calcext:value-type="float">
            <text:p>0.2756151605</text:p>
          </table:table-cell>
          <table:table-cell table:formula="of:=[.B192]+[.K192]" office:value-type="float" office:value="-1.55039710049066" calcext:value-type="float">
            <text:p>-1.5503971005</text:p>
          </table:table-cell>
          <table:table-cell table:formula="of:=[.C192]+[.L192]" office:value-type="float" office:value="-0.398787688120182" calcext:value-type="float">
            <text:p>-0.3987876881</text:p>
          </table:table-cell>
          <table:table-cell table:formula="of:=[.D192]+[.M192]" office:value-type="float" office:value="-1.28885229933854" calcext:value-type="float">
            <text:p>-1.2888522993</text:p>
          </table:table-cell>
          <table:table-cell table:formula="of:=[.E192]+[.N192]" office:value-type="float" office:value="-0.00954819760640589" calcext:value-type="float">
            <text:p>-0.0095481976</text:p>
          </table:table-cell>
          <table:table-cell table:formula="of:=[.F192]+[.O192]" office:value-type="float" office:value="-1.38396049331089" calcext:value-type="float">
            <text:p>-1.3839604933</text:p>
          </table:table-cell>
          <table:table-cell table:formula="of:=[.G192]+[.P192]" office:value-type="float" office:value="-0.236835790721333" calcext:value-type="float">
            <text:p>-0.2368357907</text:p>
          </table:table-cell>
          <table:table-cell table:formula="of:=[.H192]+[.Q192]" office:value-type="float" office:value="-1.63476382989718" calcext:value-type="float">
            <text:p>-1.6347638299</text:p>
          </table:table-cell>
        </table:table-row>
        <table:table-row table:style-name="ro1">
          <table:table-cell office:value-type="float" office:value="-0.1898510688" calcext:value-type="float">
            <text:p>-0.1898510688</text:p>
          </table:table-cell>
          <table:table-cell office:value-type="float" office:value="-1.6066350598" calcext:value-type="float">
            <text:p>-1.6066350598</text:p>
          </table:table-cell>
          <table:table-cell office:value-type="float" office:value="-0.6680263027" calcext:value-type="float">
            <text:p>-0.6680263027</text:p>
          </table:table-cell>
          <table:table-cell office:value-type="float" office:value="-1.7979267363" calcext:value-type="float">
            <text:p>-1.7979267363</text:p>
          </table:table-cell>
          <table:table-cell office:value-type="float" office:value="-0.9551605332" calcext:value-type="float">
            <text:p>-0.9551605332</text:p>
          </table:table-cell>
          <table:table-cell office:value-type="float" office:value="-1.7970110896" calcext:value-type="float">
            <text:p>-1.7970110896</text:p>
          </table:table-cell>
          <table:table-cell office:value-type="float" office:value="-0.6803071622" calcext:value-type="float">
            <text:p>-0.6803071622</text:p>
          </table:table-cell>
          <table:table-cell office:value-type="float" office:value="-1.4641433532" calcext:value-type="float">
            <text:p>-1.4641433532</text:p>
          </table:table-cell>
          <table:table-cell/>
          <table:table-cell table:formula="of:=RAND() * 0.1" office:value-type="float" office:value="0.0610681703835327" calcext:value-type="float">
            <text:p>0.0610681704</text:p>
          </table:table-cell>
          <table:table-cell table:formula="of:=RAND() * 0.1" office:value-type="float" office:value="0.0332310819852843" calcext:value-type="float">
            <text:p>0.033231082</text:p>
          </table:table-cell>
          <table:table-cell table:formula="of:=RAND() * 0.1" office:value-type="float" office:value="0.0302124966054498" calcext:value-type="float">
            <text:p>0.0302124966</text:p>
          </table:table-cell>
          <table:table-cell table:formula="of:=RAND() * 0.1" office:value-type="float" office:value="0.0642392870166467" calcext:value-type="float">
            <text:p>0.064239287</text:p>
          </table:table-cell>
          <table:table-cell table:formula="of:=RAND() * 0.1" office:value-type="float" office:value="0.0480914200653375" calcext:value-type="float">
            <text:p>0.0480914201</text:p>
          </table:table-cell>
          <table:table-cell table:formula="of:=RAND() * 0.1" office:value-type="float" office:value="0.0281784949037212" calcext:value-type="float">
            <text:p>0.0281784949</text:p>
          </table:table-cell>
          <table:table-cell table:formula="of:=RAND() * 0.1" office:value-type="float" office:value="0.0113937977852177" calcext:value-type="float">
            <text:p>0.0113937978</text:p>
          </table:table-cell>
          <table:table-cell table:formula="of:=RAND() * 0.1" office:value-type="float" office:value="0.0398049203829546" calcext:value-type="float">
            <text:p>0.0398049204</text:p>
          </table:table-cell>
          <table:table-cell/>
          <table:table-cell table:formula="of:=[.A193]+[.J193]" office:value-type="float" office:value="-0.128782898416467" calcext:value-type="float">
            <text:p>-0.1287828984</text:p>
          </table:table-cell>
          <table:table-cell table:formula="of:=[.B193]+[.K193]" office:value-type="float" office:value="-1.57340397781472" calcext:value-type="float">
            <text:p>-1.5734039778</text:p>
          </table:table-cell>
          <table:table-cell table:formula="of:=[.C193]+[.L193]" office:value-type="float" office:value="-0.63781380609455" calcext:value-type="float">
            <text:p>-0.6378138061</text:p>
          </table:table-cell>
          <table:table-cell table:formula="of:=[.D193]+[.M193]" office:value-type="float" office:value="-1.73368744928335" calcext:value-type="float">
            <text:p>-1.7336874493</text:p>
          </table:table-cell>
          <table:table-cell table:formula="of:=[.E193]+[.N193]" office:value-type="float" office:value="-0.907069113134662" calcext:value-type="float">
            <text:p>-0.9070691131</text:p>
          </table:table-cell>
          <table:table-cell table:formula="of:=[.F193]+[.O193]" office:value-type="float" office:value="-1.76883259469628" calcext:value-type="float">
            <text:p>-1.7688325947</text:p>
          </table:table-cell>
          <table:table-cell table:formula="of:=[.G193]+[.P193]" office:value-type="float" office:value="-0.668913364414782" calcext:value-type="float">
            <text:p>-0.6689133644</text:p>
          </table:table-cell>
          <table:table-cell table:formula="of:=[.H193]+[.Q193]" office:value-type="float" office:value="-1.42433843281705" calcext:value-type="float">
            <text:p>-1.4243384328</text:p>
          </table:table-cell>
        </table:table-row>
        <table:table-row table:style-name="ro1">
          <table:table-cell office:value-type="float" office:value="0.2621939454" calcext:value-type="float">
            <text:p>0.2621939454</text:p>
          </table:table-cell>
          <table:table-cell office:value-type="float" office:value="-1.7372327868" calcext:value-type="float">
            <text:p>-1.7372327868</text:p>
          </table:table-cell>
          <table:table-cell office:value-type="float" office:value="-0.5008369248" calcext:value-type="float">
            <text:p>-0.5008369248</text:p>
          </table:table-cell>
          <table:table-cell office:value-type="float" office:value="-1.5873714762" calcext:value-type="float">
            <text:p>-1.5873714762</text:p>
          </table:table-cell>
          <table:table-cell office:value-type="float" office:value="-0.185209075" calcext:value-type="float">
            <text:p>-0.185209075</text:p>
          </table:table-cell>
          <table:table-cell office:value-type="float" office:value="-1.7040036671" calcext:value-type="float">
            <text:p>-1.7040036671</text:p>
          </table:table-cell>
          <table:table-cell office:value-type="float" office:value="-0.2620546886" calcext:value-type="float">
            <text:p>-0.2620546886</text:p>
          </table:table-cell>
          <table:table-cell office:value-type="float" office:value="-1.9956379099" calcext:value-type="float">
            <text:p>-1.9956379099</text:p>
          </table:table-cell>
          <table:table-cell/>
          <table:table-cell table:formula="of:=RAND() * 0.1" office:value-type="float" office:value="0.0702414477249311" calcext:value-type="float">
            <text:p>0.0702414477</text:p>
          </table:table-cell>
          <table:table-cell table:formula="of:=RAND() * 0.1" office:value-type="float" office:value="0.0975900312368741" calcext:value-type="float">
            <text:p>0.0975900312</text:p>
          </table:table-cell>
          <table:table-cell table:formula="of:=RAND() * 0.1" office:value-type="float" office:value="0.0554460775612434" calcext:value-type="float">
            <text:p>0.0554460776</text:p>
          </table:table-cell>
          <table:table-cell table:formula="of:=RAND() * 0.1" office:value-type="float" office:value="0.0514171988942895" calcext:value-type="float">
            <text:p>0.0514171989</text:p>
          </table:table-cell>
          <table:table-cell table:formula="of:=RAND() * 0.1" office:value-type="float" office:value="0.0190073484403775" calcext:value-type="float">
            <text:p>0.0190073484</text:p>
          </table:table-cell>
          <table:table-cell table:formula="of:=RAND() * 0.1" office:value-type="float" office:value="0.0926447446075758" calcext:value-type="float">
            <text:p>0.0926447446</text:p>
          </table:table-cell>
          <table:table-cell table:formula="of:=RAND() * 0.1" office:value-type="float" office:value="0.0590215989948666" calcext:value-type="float">
            <text:p>0.059021599</text:p>
          </table:table-cell>
          <table:table-cell table:formula="of:=RAND() * 0.1" office:value-type="float" office:value="0.041812347618509" calcext:value-type="float">
            <text:p>0.0418123476</text:p>
          </table:table-cell>
          <table:table-cell/>
          <table:table-cell table:formula="of:=[.A194]+[.J194]" office:value-type="float" office:value="0.332435393124931" calcext:value-type="float">
            <text:p>0.3324353931</text:p>
          </table:table-cell>
          <table:table-cell table:formula="of:=[.B194]+[.K194]" office:value-type="float" office:value="-1.63964275556313" calcext:value-type="float">
            <text:p>-1.6396427556</text:p>
          </table:table-cell>
          <table:table-cell table:formula="of:=[.C194]+[.L194]" office:value-type="float" office:value="-0.445390847238757" calcext:value-type="float">
            <text:p>-0.4453908472</text:p>
          </table:table-cell>
          <table:table-cell table:formula="of:=[.D194]+[.M194]" office:value-type="float" office:value="-1.53595427730571" calcext:value-type="float">
            <text:p>-1.5359542773</text:p>
          </table:table-cell>
          <table:table-cell table:formula="of:=[.E194]+[.N194]" office:value-type="float" office:value="-0.166201726559623" calcext:value-type="float">
            <text:p>-0.1662017266</text:p>
          </table:table-cell>
          <table:table-cell table:formula="of:=[.F194]+[.O194]" office:value-type="float" office:value="-1.61135892249242" calcext:value-type="float">
            <text:p>-1.6113589225</text:p>
          </table:table-cell>
          <table:table-cell table:formula="of:=[.G194]+[.P194]" office:value-type="float" office:value="-0.203033089605133" calcext:value-type="float">
            <text:p>-0.2030330896</text:p>
          </table:table-cell>
          <table:table-cell table:formula="of:=[.H194]+[.Q194]" office:value-type="float" office:value="-1.95382556228149" calcext:value-type="float">
            <text:p>-1.95382556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06">00/00/0000</text:date>, <text:time style:data-style-name="N2" text:time-value="01:41:27.5369899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5T11:40:48.052984291</meta:creation-date>
    <dc:date>2020-10-06T01:43:28.846699327</dc:date>
    <meta:editing-duration>PT2M36S</meta:editing-duration>
    <meta:editing-cycles>2</meta:editing-cycles>
    <meta:generator>LibreOffice/5.1.6.2$Linux_X86_64 LibreOffice_project/10m0$Build-2</meta:generator>
    <meta:document-statistic meta:table-count="1" meta:cell-count="4656" meta:object-count="0"/>
  </office:meta>
</office:document-meta>
</file>